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72">
            <text:p>72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AFR200 <text:s text:c="5"/></text:p>
          </table:table-cell>
          <table:table-cell office:value-type="float" office:value="1870.099976">
            <text:p>1870,099976</text:p>
          </table:table-cell>
          <table:table-cell office:value-type="float" office:value="1396.916992">
            <text:p>1396,916992</text:p>
          </table:table-cell>
          <table:table-cell office:value-type="float" office:value="24238.408203">
            <text:p>24238,408203</text:p>
          </table:table-cell>
          <table:table-cell office:value-type="float" office:value="1272.027466">
            <text:p>1272,027466</text:p>
          </table:table-cell>
          <table:table-cell office:value-type="float" office:value="128282.070313">
            <text:p>128282,070313</text:p>
          </table:table-cell>
          <table:table-cell office:value-type="float" office:value="2956.829834">
            <text:p>2956,829834</text:p>
          </table:table-cell>
          <table:table-cell office:value-type="float" office:value="356968.6875">
            <text:p>356968,6875</text:p>
          </table:table-cell>
          <table:table-cell office:value-type="float" office:value="7639.44043">
            <text:p>7639,44043</text:p>
          </table:table-cell>
          <table:table-cell office:value-type="float" office:value="8.094874">
            <text:p>8,094874</text:p>
          </table:table-cell>
          <table:table-cell office:value-type="float" office:value="71.336281">
            <text:p>71,336281</text:p>
          </table:table-cell>
          <table:table-cell office:value-type="float" office:value="12571.713867">
            <text:p>12571,713867</text:p>
          </table:table-cell>
          <table:table-cell office:value-type="float" office:value="248.253159">
            <text:p>248,253159</text:p>
          </table:table-cell>
          <table:table-cell office:value-type="float" office:value="15123.413086">
            <text:p>15123,413086</text:p>
          </table:table-cell>
          <table:table-cell office:value-type="float" office:value="265.153168">
            <text:p>265,153168</text:p>
          </table:table-cell>
          <table:table-cell office:value-type="float" office:value="33186.367188">
            <text:p>33186,367188</text:p>
          </table:table-cell>
          <table:table-cell office:value-type="float" office:value="454.818604">
            <text:p>454,818604</text:p>
          </table:table-cell>
          <table:table-cell office:value-type="float" office:value="46650.523438">
            <text:p>46650,523438</text:p>
          </table:table-cell>
          <table:table-cell office:value-type="float" office:value="611.385376">
            <text:p>611,385376</text:p>
          </table:table-cell>
          <table:table-cell office:value-type="float" office:value="7308.911621">
            <text:p>7308,911621</text:p>
          </table:table-cell>
          <table:table-cell office:value-type="float" office:value="185.708847">
            <text:p>185,708847</text:p>
          </table:table-cell>
          <table:table-cell office:value-type="float" office:value="147.187042">
            <text:p>147,187042</text:p>
          </table:table-cell>
          <table:table-cell office:value-type="float" office:value="12.209015">
            <text:p>12,209015</text:p>
          </table:table-cell>
          <table:table-cell office:value-type="float" office:value="111.4776">
            <text:p>111,4776</text:p>
          </table:table-cell>
          <table:table-cell office:value-type="float" office:value="10.868014">
            <text:p>10,868014</text:p>
          </table:table-cell>
          <table:table-cell office:value-type="float" office:value="1315.500366">
            <text:p>1315,500366</text:p>
          </table:table-cell>
          <table:table-cell office:value-type="float" office:value="28.684237">
            <text:p>28,684237</text:p>
          </table:table-cell>
          <table:table-cell office:value-type="float" office:value="67851.390625">
            <text:p>67851,390625</text:p>
          </table:table-cell>
          <table:table-cell office:value-type="float" office:value="1241.487915">
            <text:p>1241,487915</text:p>
          </table:table-cell>
          <table:table-cell office:value-type="float" office:value="30.260088">
            <text:p>30,260088</text:p>
          </table:table-cell>
          <table:table-cell office:value-type="float" office:value="12.287754">
            <text:p>12,287754</text:p>
          </table:table-cell>
          <table:table-cell office:value-type="float" office:value="136.747208">
            <text:p>136,747208</text:p>
          </table:table-cell>
          <table:table-cell office:value-type="float" office:value="18.525337">
            <text:p>18,525337</text:p>
          </table:table-cell>
          <table:table-cell office:value-type="float" office:value="504.066315">
            <text:p>504,066315</text:p>
          </table:table-cell>
          <table:table-cell office:value-type="float" office:value="23.765245">
            <text:p>23,765245</text:p>
          </table:table-cell>
          <table:table-cell office:value-type="float" office:value="1100.610107">
            <text:p>1100,610107</text:p>
          </table:table-cell>
          <table:table-cell office:value-type="float" office:value="22.824846">
            <text:p>22,824846</text:p>
          </table:table-cell>
          <table:table-cell table:number-columns-repeated="2" office:value-type="float" office:value="0">
            <text:p>0</text:p>
          </table:table-cell>
          <table:table-cell office:value-type="float" office:value="458.372833">
            <text:p>458,372833</text:p>
          </table:table-cell>
          <table:table-cell office:value-type="float" office:value="17.101">
            <text:p>17,101</text:p>
          </table:table-cell>
          <table:table-cell office:value-type="float" office:value="291.269012">
            <text:p>291,269012</text:p>
          </table:table-cell>
          <table:table-cell office:value-type="float" office:value="16.744701">
            <text:p>16,744701</text:p>
          </table:table-cell>
          <table:table-cell table:number-columns-repeated="2" office:value-type="float" office:value="0">
            <text:p>0</text:p>
          </table:table-cell>
          <table:table-cell office:value-type="float" office:value="473.670532">
            <text:p>473,670532</text:p>
          </table:table-cell>
          <table:table-cell office:value-type="float" office:value="46.781723">
            <text:p>46,781723</text:p>
          </table:table-cell>
          <table:table-cell table:number-columns-repeated="2" office:value-type="float" office:value="0">
            <text:p>0</text:p>
          </table:table-cell>
          <table:table-cell office:value-type="float" office:value="99.589432">
            <text:p>99,589432</text:p>
          </table:table-cell>
          <table:table-cell office:value-type="float" office:value="31.844856">
            <text:p>31,844856</text:p>
          </table:table-cell>
          <table:table-cell office:value-type="float" office:value="277.736603">
            <text:p>277,736603</text:p>
          </table:table-cell>
          <table:table-cell office:value-type="float" office:value="30.366978">
            <text:p>30,366978</text:p>
          </table:table-cell>
        </table:table-row>
        <table:table-row table:style-name="ro1">
          <table:table-cell office:value-type="string">
            <text:p>AFR390 <text:s text:c="5"/></text:p>
          </table:table-cell>
          <table:table-cell office:value-type="float" office:value="3115.753174">
            <text:p>3115,753174</text:p>
          </table:table-cell>
          <table:table-cell office:value-type="float" office:value="754.468018">
            <text:p>754,468018</text:p>
          </table:table-cell>
          <table:table-cell office:value-type="float" office:value="954.083252">
            <text:p>954,083252</text:p>
          </table:table-cell>
          <table:table-cell office:value-type="float" office:value="455.45816">
            <text:p>455,45816</text:p>
          </table:table-cell>
          <table:table-cell office:value-type="float" office:value="11692.852539">
            <text:p>11692,852539</text:p>
          </table:table-cell>
          <table:table-cell office:value-type="float" office:value="322.756836">
            <text:p>322,756836</text:p>
          </table:table-cell>
          <table:table-cell office:value-type="float" office:value="23023.339844">
            <text:p>23023,339844</text:p>
          </table:table-cell>
          <table:table-cell office:value-type="float" office:value="520.437073">
            <text:p>520,437073</text:p>
          </table:table-cell>
          <table:table-cell office:value-type="float" office:value="205.309296">
            <text:p>205,309296</text:p>
          </table:table-cell>
          <table:table-cell office:value-type="float" office:value="30.770914">
            <text:p>30,770914</text:p>
          </table:table-cell>
          <table:table-cell office:value-type="float" office:value="6391.724121">
            <text:p>6391,724121</text:p>
          </table:table-cell>
          <table:table-cell office:value-type="float" office:value="127.714035">
            <text:p>127,714035</text:p>
          </table:table-cell>
          <table:table-cell office:value-type="float" office:value="4920.605469">
            <text:p>4920,605469</text:p>
          </table:table-cell>
          <table:table-cell office:value-type="float" office:value="92.588326">
            <text:p>92,588326</text:p>
          </table:table-cell>
          <table:table-cell office:value-type="float" office:value="11936.905273">
            <text:p>11936,905273</text:p>
          </table:table-cell>
          <table:table-cell office:value-type="float" office:value="165.589523">
            <text:p>165,589523</text:p>
          </table:table-cell>
          <table:table-cell office:value-type="float" office:value="5686.543945">
            <text:p>5686,543945</text:p>
          </table:table-cell>
          <table:table-cell office:value-type="float" office:value="78.890228">
            <text:p>78,890228</text:p>
          </table:table-cell>
          <table:table-cell office:value-type="float" office:value="773.717896">
            <text:p>773,717896</text:p>
          </table:table-cell>
          <table:table-cell office:value-type="float" office:value="21.269941">
            <text:p>21,269941</text:p>
          </table:table-cell>
          <table:table-cell office:value-type="float" office:value="18.001335">
            <text:p>18,001335</text:p>
          </table:table-cell>
          <table:table-cell office:value-type="float" office:value="4.943936">
            <text:p>4,943936</text:p>
          </table:table-cell>
          <table:table-cell office:value-type="float" office:value="46.252026">
            <text:p>46,252026</text:p>
          </table:table-cell>
          <table:table-cell office:value-type="float" office:value="7.845228">
            <text:p>7,845228</text:p>
          </table:table-cell>
          <table:table-cell office:value-type="float" office:value="178.357895">
            <text:p>178,357895</text:p>
          </table:table-cell>
          <table:table-cell office:value-type="float" office:value="6.083128">
            <text:p>6,083128</text:p>
          </table:table-cell>
          <table:table-cell office:value-type="float" office:value="7641.723633">
            <text:p>7641,723633</text:p>
          </table:table-cell>
          <table:table-cell office:value-type="float" office:value="141.540741">
            <text:p>141,540741</text:p>
          </table:table-cell>
          <table:table-cell office:value-type="float" office:value="39.861195">
            <text:p>39,861195</text:p>
          </table:table-cell>
          <table:table-cell office:value-type="float" office:value="7.328223">
            <text:p>7,328223</text:p>
          </table:table-cell>
          <table:table-cell office:value-type="float" office:value="24.897635">
            <text:p>24,897635</text:p>
          </table:table-cell>
          <table:table-cell office:value-type="float" office:value="15.201702">
            <text:p>15,201702</text:p>
          </table:table-cell>
          <table:table-cell office:value-type="float" office:value="304.836578">
            <text:p>304,836578</text:p>
          </table:table-cell>
          <table:table-cell office:value-type="float" office:value="20.554604">
            <text:p>20,554604</text:p>
          </table:table-cell>
          <table:table-cell office:value-type="float" office:value="125.27845">
            <text:p>125,27845</text:p>
          </table:table-cell>
          <table:table-cell office:value-type="float" office:value="8.4835">
            <text:p>8,4835</text:p>
          </table:table-cell>
          <table:table-cell table:number-columns-repeated="2" office:value-type="float" office:value="0">
            <text:p>0</text:p>
          </table:table-cell>
          <table:table-cell office:value-type="float" office:value="59.346855">
            <text:p>59,346855</text:p>
          </table:table-cell>
          <table:table-cell office:value-type="float" office:value="9.021938">
            <text:p>9,021938</text:p>
          </table:table-cell>
          <table:table-cell office:value-type="float" office:value="30.737307">
            <text:p>30,737307</text:p>
          </table:table-cell>
          <table:table-cell office:value-type="float" office:value="9.502379">
            <text:p>9,502379</text:p>
          </table:table-cell>
          <table:table-cell table:number-columns-repeated="2" office:value-type="float" office:value="0">
            <text:p>0</text:p>
          </table:table-cell>
          <table:table-cell office:value-type="float" office:value="88.609039">
            <text:p>88,609039</text:p>
          </table:table-cell>
          <table:table-cell office:value-type="float" office:value="20.863815">
            <text:p>20,863815</text:p>
          </table:table-cell>
          <table:table-cell table:number-columns-repeated="2" office:value-type="float" office:value="0">
            <text:p>0</text:p>
          </table:table-cell>
          <table:table-cell office:value-type="float" office:value="54.140076">
            <text:p>54,140076</text:p>
          </table:table-cell>
          <table:table-cell office:value-type="float" office:value="19.14422">
            <text:p>19,14422</text:p>
          </table:table-cell>
          <table:table-cell office:value-type="float" office:value="178.271576">
            <text:p>178,271576</text:p>
          </table:table-cell>
          <table:table-cell office:value-type="float" office:value="18.48579">
            <text:p>18,48579</text:p>
          </table:table-cell>
        </table:table-row>
        <table:table-row table:style-name="ro1">
          <table:table-cell office:value-type="string">
            <text:p>AFR391 <text:s text:c="5"/></text:p>
          </table:table-cell>
          <table:table-cell office:value-type="float" office:value="6047.050293">
            <text:p>6047,050293</text:p>
          </table:table-cell>
          <table:table-cell office:value-type="float" office:value="958.720703">
            <text:p>958,720703</text:p>
          </table:table-cell>
          <table:table-cell office:value-type="float" office:value="590.192261">
            <text:p>590,192261</text:p>
          </table:table-cell>
          <table:table-cell office:value-type="float" office:value="469.407501">
            <text:p>469,407501</text:p>
          </table:table-cell>
          <table:table-cell office:value-type="float" office:value="3842.57959">
            <text:p>3842,57959</text:p>
          </table:table-cell>
          <table:table-cell office:value-type="float" office:value="194.888611">
            <text:p>194,888611</text:p>
          </table:table-cell>
          <table:table-cell office:value-type="float" office:value="6576.72998">
            <text:p>6576,72998</text:p>
          </table:table-cell>
          <table:table-cell office:value-type="float" office:value="181.565628">
            <text:p>181,565628</text:p>
          </table:table-cell>
          <table:table-cell office:value-type="float" office:value="124.462486">
            <text:p>124,462486</text:p>
          </table:table-cell>
          <table:table-cell office:value-type="float" office:value="31.888248">
            <text:p>31,888248</text:p>
          </table:table-cell>
          <table:table-cell office:value-type="float" office:value="5620.243652">
            <text:p>5620,243652</text:p>
          </table:table-cell>
          <table:table-cell office:value-type="float" office:value="114.187889">
            <text:p>114,187889</text:p>
          </table:table-cell>
          <table:table-cell office:value-type="float" office:value="16700.976563">
            <text:p>16700,976563</text:p>
          </table:table-cell>
          <table:table-cell office:value-type="float" office:value="290.390015">
            <text:p>290,390015</text:p>
          </table:table-cell>
          <table:table-cell office:value-type="float" office:value="17362.150391">
            <text:p>17362,150391</text:p>
          </table:table-cell>
          <table:table-cell office:value-type="float" office:value="238.788254">
            <text:p>238,788254</text:p>
          </table:table-cell>
          <table:table-cell office:value-type="float" office:value="2539.637695">
            <text:p>2539,637695</text:p>
          </table:table-cell>
          <table:table-cell office:value-type="float" office:value="39.865929">
            <text:p>39,865929</text:p>
          </table:table-cell>
          <table:table-cell office:value-type="float" office:value="200.645523">
            <text:p>200,645523</text:p>
          </table:table-cell>
          <table:table-cell office:value-type="float" office:value="7.56593">
            <text:p>7,56593</text:p>
          </table:table-cell>
          <table:table-cell office:value-type="float" office:value="9.279269">
            <text:p>9,279269</text:p>
          </table:table-cell>
          <table:table-cell office:value-type="float" office:value="5.122463">
            <text:p>5,122463</text:p>
          </table:table-cell>
          <table:table-cell office:value-type="float" office:value="31.478012">
            <text:p>31,478012</text:p>
          </table:table-cell>
          <table:table-cell office:value-type="float" office:value="7.980219">
            <text:p>7,980219</text:p>
          </table:table-cell>
          <table:table-cell office:value-type="float" office:value="54.984295">
            <text:p>54,984295</text:p>
          </table:table-cell>
          <table:table-cell office:value-type="float" office:value="5.03218">
            <text:p>5,03218</text:p>
          </table:table-cell>
          <table:table-cell office:value-type="float" office:value="2278.313232">
            <text:p>2278,313232</text:p>
          </table:table-cell>
          <table:table-cell office:value-type="float" office:value="44.366787">
            <text:p>44,366787</text:p>
          </table:table-cell>
          <table:table-cell office:value-type="float" office:value="60.72398">
            <text:p>60,72398</text:p>
          </table:table-cell>
          <table:table-cell office:value-type="float" office:value="8.210205">
            <text:p>8,210205</text:p>
          </table:table-cell>
          <table:table-cell office:value-type="float" office:value="63.222927">
            <text:p>63,222927</text:p>
          </table:table-cell>
          <table:table-cell office:value-type="float" office:value="15.840645">
            <text:p>15,840645</text:p>
          </table:table-cell>
          <table:table-cell office:value-type="float" office:value="692.93042">
            <text:p>692,93042</text:p>
          </table:table-cell>
          <table:table-cell office:value-type="float" office:value="23.441271">
            <text:p>23,441271</text:p>
          </table:table-cell>
          <table:table-cell office:value-type="float" office:value="687.134399">
            <text:p>687,134399</text:p>
          </table:table-cell>
          <table:table-cell office:value-type="float" office:value="15.001534">
            <text:p>15,001534</text:p>
          </table:table-cell>
          <table:table-cell office:value-type="float" office:value="50.466537">
            <text:p>50,466537</text:p>
          </table:table-cell>
          <table:table-cell office:value-type="float" office:value="10.119335">
            <text:p>10,119335</text:p>
          </table:table-cell>
          <table:table-cell office:value-type="float" office:value="44.140572">
            <text:p>44,140572</text:p>
          </table:table-cell>
          <table:table-cell office:value-type="float" office:value="10.375394">
            <text:p>10,375394</text:p>
          </table:table-cell>
          <table:table-cell office:value-type="float" office:value="13.226443">
            <text:p>13,226443</text:p>
          </table:table-cell>
          <table:table-cell office:value-type="float" office:value="10.912822">
            <text:p>10,912822</text:p>
          </table:table-cell>
          <table:table-cell office:value-type="float" office:value="113.673874">
            <text:p>113,673874</text:p>
          </table:table-cell>
          <table:table-cell office:value-type="float" office:value="56.77216">
            <text:p>56,77216</text:p>
          </table:table-cell>
          <table:table-cell table:number-columns-repeated="6" office:value-type="float" office:value="0">
            <text:p>0</text:p>
          </table:table-cell>
          <table:table-cell office:value-type="float" office:value="358.608521">
            <text:p>358,608521</text:p>
          </table:table-cell>
          <table:table-cell office:value-type="float" office:value="21.838587">
            <text:p>21,838587</text:p>
          </table:table-cell>
        </table:table-row>
        <table:table-row table:style-name="ro1">
          <table:table-cell office:value-type="string">
            <text:p>AFR392 <text:s text:c="5"/></text:p>
          </table:table-cell>
          <table:table-cell office:value-type="float" office:value="2172.956055">
            <text:p>2172,956055</text:p>
          </table:table-cell>
          <table:table-cell office:value-type="float" office:value="721.420715">
            <text:p>721,420715</text:p>
          </table:table-cell>
          <table:table-cell office:value-type="float" office:value="512.290833">
            <text:p>512,290833</text:p>
          </table:table-cell>
          <table:table-cell office:value-type="float" office:value="451.003082">
            <text:p>451,003082</text:p>
          </table:table-cell>
          <table:table-cell office:value-type="float" office:value="2912.856201">
            <text:p>2912,856201</text:p>
          </table:table-cell>
          <table:table-cell office:value-type="float" office:value="168.881439">
            <text:p>168,881439</text:p>
          </table:table-cell>
          <table:table-cell office:value-type="float" office:value="5336.925781">
            <text:p>5336,925781</text:p>
          </table:table-cell>
          <table:table-cell office:value-type="float" office:value="156.183319">
            <text:p>156,183319</text:p>
          </table:table-cell>
          <table:table-cell office:value-type="float" office:value="63.63583">
            <text:p>63,63583</text:p>
          </table:table-cell>
          <table:table-cell office:value-type="float" office:value="28.16433">
            <text:p>28,16433</text:p>
          </table:table-cell>
          <table:table-cell office:value-type="float" office:value="3671.891357">
            <text:p>3671,891357</text:p>
          </table:table-cell>
          <table:table-cell office:value-type="float" office:value="77.349983">
            <text:p>77,349983</text:p>
          </table:table-cell>
          <table:table-cell office:value-type="float" office:value="3058.969482">
            <text:p>3058,969482</text:p>
          </table:table-cell>
          <table:table-cell office:value-type="float" office:value="62.138371">
            <text:p>62,138371</text:p>
          </table:table-cell>
          <table:table-cell office:value-type="float" office:value="9266.085938">
            <text:p>9266,085938</text:p>
          </table:table-cell>
          <table:table-cell office:value-type="float" office:value="129.854095">
            <text:p>129,854095</text:p>
          </table:table-cell>
          <table:table-cell office:value-type="float" office:value="1608.208252">
            <text:p>1608,208252</text:p>
          </table:table-cell>
          <table:table-cell office:value-type="float" office:value="28.410208">
            <text:p>28,410208</text:p>
          </table:table-cell>
          <table:table-cell office:value-type="float" office:value="188.511948">
            <text:p>188,511948</text:p>
          </table:table-cell>
          <table:table-cell office:value-type="float" office:value="7.400383">
            <text:p>7,400383</text:p>
          </table:table-cell>
          <table:table-cell office:value-type="float" office:value="11.947506">
            <text:p>11,947506</text:p>
          </table:table-cell>
          <table:table-cell office:value-type="float" office:value="5.289691">
            <text:p>5,289691</text:p>
          </table:table-cell>
          <table:table-cell office:value-type="float" office:value="42.919098">
            <text:p>42,919098</text:p>
          </table:table-cell>
          <table:table-cell office:value-type="float" office:value="8.121252">
            <text:p>8,121252</text:p>
          </table:table-cell>
          <table:table-cell office:value-type="float" office:value="63.336227">
            <text:p>63,336227</text:p>
          </table:table-cell>
          <table:table-cell office:value-type="float" office:value="5.309061">
            <text:p>5,309061</text:p>
          </table:table-cell>
          <table:table-cell office:value-type="float" office:value="2106.032715">
            <text:p>2106,032715</text:p>
          </table:table-cell>
          <table:table-cell office:value-type="float" office:value="41.473763">
            <text:p>41,473763</text:p>
          </table:table-cell>
          <table:table-cell office:value-type="float" office:value="71.778595">
            <text:p>71,778595</text:p>
          </table:table-cell>
          <table:table-cell office:value-type="float" office:value="8.588274">
            <text:p>8,588274</text:p>
          </table:table-cell>
          <table:table-cell office:value-type="float" office:value="67.251816">
            <text:p>67,251816</text:p>
          </table:table-cell>
          <table:table-cell office:value-type="float" office:value="16.034548">
            <text:p>16,034548</text:p>
          </table:table-cell>
          <table:table-cell office:value-type="float" office:value="377.317719">
            <text:p>377,317719</text:p>
          </table:table-cell>
          <table:table-cell office:value-type="float" office:value="21.390322">
            <text:p>21,390322</text:p>
          </table:table-cell>
          <table:table-cell office:value-type="float" office:value="288.063263">
            <text:p>288,063263</text:p>
          </table:table-cell>
          <table:table-cell office:value-type="float" office:value="11.174129">
            <text:p>11,174129</text:p>
          </table:table-cell>
          <table:table-cell office:value-type="float" office:value="29.765751">
            <text:p>29,765751</text:p>
          </table:table-cell>
          <table:table-cell office:value-type="float" office:value="10.503094">
            <text:p>10,503094</text:p>
          </table:table-cell>
          <table:table-cell office:value-type="float" office:value="29.713043">
            <text:p>29,713043</text:p>
          </table:table-cell>
          <table:table-cell office:value-type="float" office:value="10.790223">
            <text:p>10,790223</text:p>
          </table:table-cell>
          <table:table-cell office:value-type="float" office:value="12.976017">
            <text:p>12,976017</text:p>
          </table:table-cell>
          <table:table-cell office:value-type="float" office:value="11.452368">
            <text:p>11,452368</text:p>
          </table:table-cell>
          <table:table-cell table:number-columns-repeated="8" office:value-type="float" office:value="0">
            <text:p>0</text:p>
          </table:table-cell>
          <table:table-cell office:value-type="float" office:value="178.220749">
            <text:p>178,220749</text:p>
          </table:table-cell>
          <table:table-cell office:value-type="float" office:value="21.979168">
            <text:p>21,979168</text:p>
          </table:table-cell>
        </table:table-row>
        <table:table-row table:style-name="ro1">
          <table:table-cell office:value-type="string">
            <text:p>AFR393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2.988396">
            <text:p>122,988396</text:p>
          </table:table-cell>
          <table:table-cell office:value-type="float" office:value="450.291138">
            <text:p>450,291138</text:p>
          </table:table-cell>
          <table:table-cell office:value-type="float" office:value="113.4524">
            <text:p>113,4524</text:p>
          </table:table-cell>
          <table:table-cell office:value-type="float" office:value="517.38147">
            <text:p>517,38147</text:p>
          </table:table-cell>
          <table:table-cell office:value-type="float" office:value="30.579964">
            <text:p>30,579964</text:p>
          </table:table-cell>
          <table:table-cell office:value-type="float" office:value="56.194515">
            <text:p>56,194515</text:p>
          </table:table-cell>
          <table:table-cell table:number-columns-repeated="6" office:value-type="float" office:value="0">
            <text:p>0</text:p>
          </table:table-cell>
          <table:table-cell office:value-type="float" office:value="17.51989">
            <text:p>17,51989</text:p>
          </table:table-cell>
          <table:table-cell office:value-type="float" office:value="9.060447">
            <text:p>9,060447</text:p>
          </table:table-cell>
          <table:table-cell table:number-columns-repeated="2" office:value-type="float" office:value="0">
            <text:p>0</text:p>
          </table:table-cell>
          <table:table-cell office:value-type="float" office:value="23.549299">
            <text:p>23,549299</text:p>
          </table:table-cell>
          <table:table-cell office:value-type="float" office:value="7.585585">
            <text:p>7,585585</text:p>
          </table:table-cell>
          <table:table-cell office:value-type="float" office:value="32.95974">
            <text:p>32,95974</text:p>
          </table:table-cell>
          <table:table-cell office:value-type="float" office:value="11.739075">
            <text:p>11,739075</text:p>
          </table:table-cell>
          <table:table-cell office:value-type="float" office:value="76.603523">
            <text:p>76,603523</text:p>
          </table:table-cell>
          <table:table-cell office:value-type="float" office:value="10.186818">
            <text:p>10,186818</text:p>
          </table:table-cell>
          <table:table-cell office:value-type="float" office:value="59.117012">
            <text:p>59,117012</text:p>
          </table:table-cell>
          <table:table-cell office:value-type="float" office:value="8.497955">
            <text:p>8,497955</text:p>
          </table:table-cell>
          <table:table-cell office:value-type="float" office:value="108.336456">
            <text:p>108,336456</text:p>
          </table:table-cell>
          <table:table-cell office:value-type="float" office:value="21.455208">
            <text:p>21,455208</text:p>
          </table:table-cell>
          <table:table-cell office:value-type="float" office:value="163.711243">
            <text:p>163,711243</text:p>
          </table:table-cell>
          <table:table-cell office:value-type="float" office:value="14.001168">
            <text:p>14,001168</text:p>
          </table:table-cell>
          <table:table-cell office:value-type="float" office:value="187.215347">
            <text:p>187,215347</text:p>
          </table:table-cell>
          <table:table-cell office:value-type="float" office:value="19.897551">
            <text:p>19,897551</text:p>
          </table:table-cell>
          <table:table-cell office:value-type="float" office:value="6.796568">
            <text:p>6,796568</text:p>
          </table:table-cell>
          <table:table-cell office:value-type="float" office:value="22.799734">
            <text:p>22,799734</text:p>
          </table:table-cell>
          <table:table-cell office:value-type="float" office:value="88.544029">
            <text:p>88,544029</text:p>
          </table:table-cell>
          <table:table-cell office:value-type="float" office:value="15.77513">
            <text:p>15,77513</text:p>
          </table:table-cell>
          <table:table-cell office:value-type="float" office:value="20.828516">
            <text:p>20,828516</text:p>
          </table:table-cell>
          <table:table-cell office:value-type="float" office:value="16.977396">
            <text:p>16,977396</text:p>
          </table:table-cell>
          <table:table-cell office:value-type="float" office:value="66.37233">
            <text:p>66,37233</text:p>
          </table:table-cell>
          <table:table-cell office:value-type="float" office:value="17.660133">
            <text:p>17,660133</text:p>
          </table:table-cell>
          <table:table-cell office:value-type="float" office:value="24.865807">
            <text:p>24,865807</text:p>
          </table:table-cell>
          <table:table-cell office:value-type="float" office:value="18.736687">
            <text:p>18,736687</text:p>
          </table:table-cell>
          <table:table-cell office:value-type="float" office:value="214.12796">
            <text:p>214,12796</text:p>
          </table:table-cell>
          <table:table-cell office:value-type="float" office:value="40.654762">
            <text:p>40,654762</text:p>
          </table:table-cell>
          <table:table-cell table:number-columns-repeated="6" office:value-type="float" office:value="0">
            <text:p>0</text:p>
          </table:table-cell>
          <table:table-cell office:value-type="float" office:value="112.156601">
            <text:p>112,156601</text:p>
          </table:table-cell>
          <table:table-cell office:value-type="float" office:value="34.385666">
            <text:p>34,385666</text:p>
          </table:table-cell>
        </table:table-row>
        <table:table-row table:style-name="ro1">
          <table:table-cell office:value-type="string">
            <text:p>AFR394 <text:s text:c="5"/></text:p>
          </table:table-cell>
          <table:table-cell office:value-type="float" office:value="11359.496094">
            <text:p>11359,496094</text:p>
          </table:table-cell>
          <table:table-cell office:value-type="float" office:value="1244.903809">
            <text:p>1244,903809</text:p>
          </table:table-cell>
          <table:table-cell office:value-type="float" office:value="3255.665283">
            <text:p>3255,665283</text:p>
          </table:table-cell>
          <table:table-cell office:value-type="float" office:value="568.82428">
            <text:p>568,82428</text:p>
          </table:table-cell>
          <table:table-cell office:value-type="float" office:value="21297.933594">
            <text:p>21297,933594</text:p>
          </table:table-cell>
          <table:table-cell office:value-type="float" office:value="548.914063">
            <text:p>548,914063</text:p>
          </table:table-cell>
          <table:table-cell office:value-type="float" office:value="45501.511719">
            <text:p>45501,511719</text:p>
          </table:table-cell>
          <table:table-cell office:value-type="float" office:value="986.635925">
            <text:p>986,635925</text:p>
          </table:table-cell>
          <table:table-cell office:value-type="float" office:value="14.386793">
            <text:p>14,386793</text:p>
          </table:table-cell>
          <table:table-cell office:value-type="float" office:value="40.484852">
            <text:p>40,484852</text:p>
          </table:table-cell>
          <table:table-cell office:value-type="float" office:value="7320.717773">
            <text:p>7320,717773</text:p>
          </table:table-cell>
          <table:table-cell office:value-type="float" office:value="151.717102">
            <text:p>151,717102</text:p>
          </table:table-cell>
          <table:table-cell office:value-type="float" office:value="28126.621094">
            <text:p>28126,621094</text:p>
          </table:table-cell>
          <table:table-cell office:value-type="float" office:value="483.006622">
            <text:p>483,006622</text:p>
          </table:table-cell>
          <table:table-cell office:value-type="float" office:value="8420.927734">
            <text:p>8420,927734</text:p>
          </table:table-cell>
          <table:table-cell office:value-type="float" office:value="118.576454">
            <text:p>118,576454</text:p>
          </table:table-cell>
          <table:table-cell office:value-type="float" office:value="13393.356445">
            <text:p>13393,356445</text:p>
          </table:table-cell>
          <table:table-cell office:value-type="float" office:value="178.370972">
            <text:p>178,370972</text:p>
          </table:table-cell>
          <table:table-cell office:value-type="float" office:value="1629.119507">
            <text:p>1629,119507</text:p>
          </table:table-cell>
          <table:table-cell office:value-type="float" office:value="42.176971">
            <text:p>42,176971</text:p>
          </table:table-cell>
          <table:table-cell office:value-type="float" office:value="27.06987">
            <text:p>27,06987</text:p>
          </table:table-cell>
          <table:table-cell office:value-type="float" office:value="6.642311">
            <text:p>6,642311</text:p>
          </table:table-cell>
          <table:table-cell office:value-type="float" office:value="69.903206">
            <text:p>69,903206</text:p>
          </table:table-cell>
          <table:table-cell office:value-type="float" office:value="8.636926">
            <text:p>8,636926</text:p>
          </table:table-cell>
          <table:table-cell office:value-type="float" office:value="266.156586">
            <text:p>266,156586</text:p>
          </table:table-cell>
          <table:table-cell office:value-type="float" office:value="8.209131">
            <text:p>8,209131</text:p>
          </table:table-cell>
          <table:table-cell office:value-type="float" office:value="20864.021484">
            <text:p>20864,021484</text:p>
          </table:table-cell>
          <table:table-cell office:value-type="float" office:value="382.907013">
            <text:p>382,907013</text:p>
          </table:table-cell>
          <table:table-cell office:value-type="float" office:value="46.598347">
            <text:p>46,598347</text:p>
          </table:table-cell>
          <table:table-cell office:value-type="float" office:value="9.190892">
            <text:p>9,190892</text:p>
          </table:table-cell>
          <table:table-cell office:value-type="float" office:value="133.080475">
            <text:p>133,080475</text:p>
          </table:table-cell>
          <table:table-cell office:value-type="float" office:value="16.710348">
            <text:p>16,710348</text:p>
          </table:table-cell>
          <table:table-cell office:value-type="float" office:value="418.784973">
            <text:p>418,784973</text:p>
          </table:table-cell>
          <table:table-cell office:value-type="float" office:value="21.834394">
            <text:p>21,834394</text:p>
          </table:table-cell>
          <table:table-cell office:value-type="float" office:value="806.612427">
            <text:p>806,612427</text:p>
          </table:table-cell>
          <table:table-cell office:value-type="float" office:value="17.024839">
            <text:p>17,024839</text:p>
          </table:table-cell>
          <table:table-cell office:value-type="float" office:value="32.235565">
            <text:p>32,235565</text:p>
          </table:table-cell>
          <table:table-cell office:value-type="float" office:value="11.043934">
            <text:p>11,043934</text:p>
          </table:table-cell>
          <table:table-cell office:value-type="float" office:value="107.435982">
            <text:p>107,435982</text:p>
          </table:table-cell>
          <table:table-cell office:value-type="float" office:value="11.417482">
            <text:p>11,417482</text:p>
          </table:table-cell>
          <table:table-cell office:value-type="float" office:value="74.93029">
            <text:p>74,93029</text:p>
          </table:table-cell>
          <table:table-cell office:value-type="float" office:value="11.971573">
            <text:p>11,971573</text:p>
          </table:table-cell>
          <table:table-cell office:value-type="float" office:value="216.18808">
            <text:p>216,18808</text:p>
          </table:table-cell>
          <table:table-cell office:value-type="float" office:value="64.046661">
            <text:p>64,046661</text:p>
          </table:table-cell>
          <table:table-cell table:number-columns-repeated="6" office:value-type="float" office:value="0">
            <text:p>0</text:p>
          </table:table-cell>
          <table:table-cell office:value-type="float" office:value="226.719376">
            <text:p>226,719376</text:p>
          </table:table-cell>
          <table:table-cell office:value-type="float" office:value="22.902796">
            <text:p>22,902796</text:p>
          </table:table-cell>
        </table:table-row>
        <table:table-row table:style-name="ro1">
          <table:table-cell office:value-type="string">
            <text:p>AFR395 <text:s text:c="5"/></text:p>
          </table:table-cell>
          <table:table-cell office:value-type="float" office:value="3257.984619">
            <text:p>3257,984619</text:p>
          </table:table-cell>
          <table:table-cell office:value-type="float" office:value="702.631348">
            <text:p>702,631348</text:p>
          </table:table-cell>
          <table:table-cell office:value-type="float" office:value="1050.315308">
            <text:p>1050,315308</text:p>
          </table:table-cell>
          <table:table-cell office:value-type="float" office:value="449.858673">
            <text:p>449,858673</text:p>
          </table:table-cell>
          <table:table-cell office:value-type="float" office:value="8883.197266">
            <text:p>8883,197266</text:p>
          </table:table-cell>
          <table:table-cell office:value-type="float" office:value="265.84549">
            <text:p>265,84549</text:p>
          </table:table-cell>
          <table:table-cell office:value-type="float" office:value="17971.625">
            <text:p>17971,625</text:p>
          </table:table-cell>
          <table:table-cell office:value-type="float" office:value="401.795197">
            <text:p>401,795197</text:p>
          </table:table-cell>
          <table:table-cell office:value-type="float" office:value="64.975533">
            <text:p>64,975533</text:p>
          </table:table-cell>
          <table:table-cell office:value-type="float" office:value="27.496557">
            <text:p>27,496557</text:p>
          </table:table-cell>
          <table:table-cell office:value-type="float" office:value="4922.207031">
            <text:p>4922,207031</text:p>
          </table:table-cell>
          <table:table-cell office:value-type="float" office:value="104.085144">
            <text:p>104,085144</text:p>
          </table:table-cell>
          <table:table-cell office:value-type="float" office:value="2698.307617">
            <text:p>2698,307617</text:p>
          </table:table-cell>
          <table:table-cell office:value-type="float" office:value="55.896271">
            <text:p>55,896271</text:p>
          </table:table-cell>
          <table:table-cell office:value-type="float" office:value="6346.759766">
            <text:p>6346,759766</text:p>
          </table:table-cell>
          <table:table-cell office:value-type="float" office:value="90.410278">
            <text:p>90,410278</text:p>
          </table:table-cell>
          <table:table-cell office:value-type="float" office:value="3634.19043">
            <text:p>3634,19043</text:p>
          </table:table-cell>
          <table:table-cell office:value-type="float" office:value="52.822323">
            <text:p>52,822323</text:p>
          </table:table-cell>
          <table:table-cell office:value-type="float" office:value="584.892456">
            <text:p>584,892456</text:p>
          </table:table-cell>
          <table:table-cell office:value-type="float" office:value="16.117943">
            <text:p>16,117943</text:p>
          </table:table-cell>
          <table:table-cell office:value-type="float" office:value="22.613777">
            <text:p>22,613777</text:p>
          </table:table-cell>
          <table:table-cell office:value-type="float" office:value="4.918475">
            <text:p>4,918475</text:p>
          </table:table-cell>
          <table:table-cell office:value-type="float" office:value="43.793308">
            <text:p>43,793308</text:p>
          </table:table-cell>
          <table:table-cell office:value-type="float" office:value="7.808566">
            <text:p>7,808566</text:p>
          </table:table-cell>
          <table:table-cell office:value-type="float" office:value="107.733932">
            <text:p>107,733932</text:p>
          </table:table-cell>
          <table:table-cell office:value-type="float" office:value="5.173681">
            <text:p>5,173681</text:p>
          </table:table-cell>
          <table:table-cell office:value-type="float" office:value="5858.749512">
            <text:p>5858,749512</text:p>
          </table:table-cell>
          <table:table-cell office:value-type="float" office:value="109.087875">
            <text:p>109,087875</text:p>
          </table:table-cell>
          <table:table-cell office:value-type="float" office:value="41.019238">
            <text:p>41,019238</text:p>
          </table:table-cell>
          <table:table-cell office:value-type="float" office:value="7.289825">
            <text:p>7,289825</text:p>
          </table:table-cell>
          <table:table-cell office:value-type="float" office:value="12.159391">
            <text:p>12,159391</text:p>
          </table:table-cell>
          <table:table-cell office:value-type="float" office:value="15.170249">
            <text:p>15,170249</text:p>
          </table:table-cell>
          <table:table-cell office:value-type="float" office:value="120.194145">
            <text:p>120,194145</text:p>
          </table:table-cell>
          <table:table-cell office:value-type="float" office:value="19.852505">
            <text:p>19,852505</text:p>
          </table:table-cell>
          <table:table-cell office:value-type="float" office:value="81.14267">
            <text:p>81,14267</text:p>
          </table:table-cell>
          <table:table-cell office:value-type="float" office:value="8.298976">
            <text:p>8,298976</text:p>
          </table:table-cell>
          <table:table-cell office:value-type="float" office:value="29.064793">
            <text:p>29,064793</text:p>
          </table:table-cell>
          <table:table-cell office:value-type="float" office:value="8.702701">
            <text:p>8,702701</text:p>
          </table:table-cell>
          <table:table-cell office:value-type="float" office:value="44.952538">
            <text:p>44,952538</text:p>
          </table:table-cell>
          <table:table-cell office:value-type="float" office:value="9.124331">
            <text:p>9,124331</text:p>
          </table:table-cell>
          <table:table-cell office:value-type="float" office:value="27.948343">
            <text:p>27,948343</text:p>
          </table:table-cell>
          <table:table-cell office:value-type="float" office:value="9.557549">
            <text:p>9,557549</text:p>
          </table:table-cell>
          <table:table-cell table:number-columns-repeated="8" office:value-type="float" office:value="0">
            <text:p>0</text:p>
          </table:table-cell>
          <table:table-cell office:value-type="float" office:value="87.50959">
            <text:p>87,50959</text:p>
          </table:table-cell>
          <table:table-cell office:value-type="float" office:value="17.934488">
            <text:p>17,934488</text:p>
          </table:table-cell>
        </table:table-row>
        <table:table-row table:style-name="ro1">
          <table:table-cell office:value-type="string">
            <text:p>AFR396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74.872368">
            <text:p>74,872368</text:p>
          </table:table-cell>
          <table:table-cell office:value-type="float" office:value="397.493073">
            <text:p>397,493073</text:p>
          </table:table-cell>
          <table:table-cell office:value-type="float" office:value="151.786438">
            <text:p>151,786438</text:p>
          </table:table-cell>
          <table:table-cell office:value-type="float" office:value="413.916443">
            <text:p>413,916443</text:p>
          </table:table-cell>
          <table:table-cell office:value-type="float" office:value="56.464577">
            <text:p>56,464577</text:p>
          </table:table-cell>
          <table:table-cell office:value-type="float" office:value="49.515736">
            <text:p>49,515736</text:p>
          </table:table-cell>
          <table:table-cell table:number-columns-repeated="6" office:value-type="float" office:value="0">
            <text:p>0</text:p>
          </table:table-cell>
          <table:table-cell office:value-type="float" office:value="56.398746">
            <text:p>56,398746</text:p>
          </table:table-cell>
          <table:table-cell office:value-type="float" office:value="8.269949">
            <text:p>8,269949</text:p>
          </table:table-cell>
          <table:table-cell office:value-type="float" office:value="24.169809">
            <text:p>24,169809</text:p>
          </table:table-cell>
          <table:table-cell office:value-type="float" office:value="10.117355">
            <text:p>10,117355</text:p>
          </table:table-cell>
          <table:table-cell office:value-type="float" office:value="18.768908">
            <text:p>18,768908</text:p>
          </table:table-cell>
          <table:table-cell office:value-type="float" office:value="4.569742">
            <text:p>4,569742</text:p>
          </table:table-cell>
          <table:table-cell office:value-type="float" office:value="7.719433">
            <text:p>7,719433</text:p>
          </table:table-cell>
          <table:table-cell office:value-type="float" office:value="5.57519">
            <text:p>5,57519</text:p>
          </table:table-cell>
          <table:table-cell office:value-type="float" office:value="85.591499">
            <text:p>85,591499</text:p>
          </table:table-cell>
          <table:table-cell office:value-type="float" office:value="8.275888">
            <text:p>8,275888</text:p>
          </table:table-cell>
          <table:table-cell office:value-type="float" office:value="28.240002">
            <text:p>28,240002</text:p>
          </table:table-cell>
          <table:table-cell office:value-type="float" office:value="4.899479">
            <text:p>4,899479</text:p>
          </table:table-cell>
          <table:table-cell office:value-type="float" office:value="76.199974">
            <text:p>76,199974</text:p>
          </table:table-cell>
          <table:table-cell office:value-type="float" office:value="10.841641">
            <text:p>10,841641</text:p>
          </table:table-cell>
          <table:table-cell office:value-type="float" office:value="61.925034">
            <text:p>61,925034</text:p>
          </table:table-cell>
          <table:table-cell office:value-type="float" office:value="8.201336">
            <text:p>8,201336</text:p>
          </table:table-cell>
          <table:table-cell office:value-type="float" office:value="22.417976">
            <text:p>22,417976</text:p>
          </table:table-cell>
          <table:table-cell office:value-type="float" office:value="15.678637">
            <text:p>15,678637</text:p>
          </table:table-cell>
          <table:table-cell office:value-type="float" office:value="7.255181">
            <text:p>7,255181</text:p>
          </table:table-cell>
          <table:table-cell office:value-type="float" office:value="20.008324">
            <text:p>20,008324</text:p>
          </table:table-cell>
          <table:table-cell office:value-type="float" office:value="39.390743">
            <text:p>39,390743</text:p>
          </table:table-cell>
          <table:table-cell office:value-type="float" office:value="9.352604">
            <text:p>9,352604</text:p>
          </table:table-cell>
          <table:table-cell office:value-type="float" office:value="5.432437">
            <text:p>5,432437</text:p>
          </table:table-cell>
          <table:table-cell office:value-type="float" office:value="9.964124">
            <text:p>9,964124</text:p>
          </table:table-cell>
          <table:table-cell office:value-type="float" office:value="26.781355">
            <text:p>26,781355</text:p>
          </table:table-cell>
          <table:table-cell office:value-type="float" office:value="10.365432">
            <text:p>10,365432</text:p>
          </table:table-cell>
          <table:table-cell office:value-type="float" office:value="18.377798">
            <text:p>18,377798</text:p>
          </table:table-cell>
          <table:table-cell office:value-type="float" office:value="11.044539">
            <text:p>11,044539</text:p>
          </table:table-cell>
          <table:table-cell office:value-type="float" office:value="30.818014">
            <text:p>30,818014</text:p>
          </table:table-cell>
          <table:table-cell office:value-type="float" office:value="33.187309">
            <text:p>33,187309</text:p>
          </table:table-cell>
          <table:table-cell table:number-columns-repeated="6" office:value-type="float" office:value="0">
            <text:p>0</text:p>
          </table:table-cell>
          <table:table-cell office:value-type="float" office:value="51.275948">
            <text:p>51,275948</text:p>
          </table:table-cell>
          <table:table-cell office:value-type="float" office:value="20.356764">
            <text:p>20,356764</text:p>
          </table:table-cell>
        </table:table-row>
        <table:table-row table:style-name="ro1">
          <table:table-cell office:value-type="string">
            <text:p>AFR397 <text:s text:c="5"/></text:p>
          </table:table-cell>
          <table:table-cell office:value-type="float" office:value="36043.300781">
            <text:p>36043,300781</text:p>
          </table:table-cell>
          <table:table-cell office:value-type="float" office:value="2708.129395">
            <text:p>2708,129395</text:p>
          </table:table-cell>
          <table:table-cell office:value-type="float" office:value="5781.30957">
            <text:p>5781,30957</text:p>
          </table:table-cell>
          <table:table-cell office:value-type="float" office:value="620.451172">
            <text:p>620,451172</text:p>
          </table:table-cell>
          <table:table-cell office:value-type="float" office:value="18070.572266">
            <text:p>18070,572266</text:p>
          </table:table-cell>
          <table:table-cell office:value-type="float" office:value="471.014771">
            <text:p>471,014771</text:p>
          </table:table-cell>
          <table:table-cell office:value-type="float" office:value="39833.878906">
            <text:p>39833,878906</text:p>
          </table:table-cell>
          <table:table-cell office:value-type="float" office:value="866.670288">
            <text:p>866,670288</text:p>
          </table:table-cell>
          <table:table-cell office:value-type="float" office:value="291.750763">
            <text:p>291,750763</text:p>
          </table:table-cell>
          <table:table-cell office:value-type="float" office:value="46.561951">
            <text:p>46,561951</text:p>
          </table:table-cell>
          <table:table-cell office:value-type="float" office:value="10234.097656">
            <text:p>10234,097656</text:p>
          </table:table-cell>
          <table:table-cell office:value-type="float" office:value="207.172379">
            <text:p>207,172379</text:p>
          </table:table-cell>
          <table:table-cell office:value-type="float" office:value="76252.320313">
            <text:p>76252,320313</text:p>
          </table:table-cell>
          <table:table-cell office:value-type="float" office:value="1294.224121">
            <text:p>1294,224121</text:p>
          </table:table-cell>
          <table:table-cell office:value-type="float" office:value="21816.990234">
            <text:p>21816,990234</text:p>
          </table:table-cell>
          <table:table-cell office:value-type="float" office:value="298.806244">
            <text:p>298,806244</text:p>
          </table:table-cell>
          <table:table-cell office:value-type="float" office:value="18541.996094">
            <text:p>18541,996094</text:p>
          </table:table-cell>
          <table:table-cell office:value-type="float" office:value="243.422028">
            <text:p>243,422028</text:p>
          </table:table-cell>
          <table:table-cell office:value-type="float" office:value="1427.495483">
            <text:p>1427,495483</text:p>
          </table:table-cell>
          <table:table-cell office:value-type="float" office:value="37.057034">
            <text:p>37,057034</text:p>
          </table:table-cell>
          <table:table-cell office:value-type="float" office:value="9.471255">
            <text:p>9,471255</text:p>
          </table:table-cell>
          <table:table-cell office:value-type="float" office:value="5.890133">
            <text:p>5,890133</text:p>
          </table:table-cell>
          <table:table-cell office:value-type="float" office:value="63.680943">
            <text:p>63,680943</text:p>
          </table:table-cell>
          <table:table-cell office:value-type="float" office:value="8.225575">
            <text:p>8,225575</text:p>
          </table:table-cell>
          <table:table-cell office:value-type="float" office:value="227.911804">
            <text:p>227,911804</text:p>
          </table:table-cell>
          <table:table-cell office:value-type="float" office:value="7.201037">
            <text:p>7,201037</text:p>
          </table:table-cell>
          <table:table-cell office:value-type="float" office:value="12527.31543">
            <text:p>12527,31543</text:p>
          </table:table-cell>
          <table:table-cell office:value-type="float" office:value="230.683868">
            <text:p>230,683868</text:p>
          </table:table-cell>
          <table:table-cell office:value-type="float" office:value="33.000401">
            <text:p>33,000401</text:p>
          </table:table-cell>
          <table:table-cell office:value-type="float" office:value="8.200212">
            <text:p>8,200212</text:p>
          </table:table-cell>
          <table:table-cell office:value-type="float" office:value="81.361526">
            <text:p>81,361526</text:p>
          </table:table-cell>
          <table:table-cell office:value-type="float" office:value="15.850748">
            <text:p>15,850748</text:p>
          </table:table-cell>
          <table:table-cell office:value-type="float" office:value="670.123169">
            <text:p>670,123169</text:p>
          </table:table-cell>
          <table:table-cell office:value-type="float" office:value="23.250948">
            <text:p>23,250948</text:p>
          </table:table-cell>
          <table:table-cell office:value-type="float" office:value="362.879242">
            <text:p>362,879242</text:p>
          </table:table-cell>
          <table:table-cell office:value-type="float" office:value="11.186637">
            <text:p>11,186637</text:p>
          </table:table-cell>
          <table:table-cell office:value-type="float" office:value="42.238846">
            <text:p>42,238846</text:p>
          </table:table-cell>
          <table:table-cell office:value-type="float" office:value="9.857712">
            <text:p>9,857712</text:p>
          </table:table-cell>
          <table:table-cell office:value-type="float" office:value="154.663498">
            <text:p>154,663498</text:p>
          </table:table-cell>
          <table:table-cell office:value-type="float" office:value="10.560962">
            <text:p>10,560962</text:p>
          </table:table-cell>
          <table:table-cell office:value-type="float" office:value="62.935574">
            <text:p>62,935574</text:p>
          </table:table-cell>
          <table:table-cell office:value-type="float" office:value="10.748952">
            <text:p>10,748952</text:p>
          </table:table-cell>
          <table:table-cell office:value-type="float" office:value="611.909058">
            <text:p>611,909058</text:p>
          </table:table-cell>
          <table:table-cell office:value-type="float" office:value="88.105949">
            <text:p>88,105949</text:p>
          </table:table-cell>
          <table:table-cell table:number-columns-repeated="6" office:value-type="float" office:value="0">
            <text:p>0</text:p>
          </table:table-cell>
          <table:table-cell office:value-type="float" office:value="213.266464">
            <text:p>213,266464</text:p>
          </table:table-cell>
          <table:table-cell office:value-type="float" office:value="20.857922">
            <text:p>20,857922</text:p>
          </table:table-cell>
        </table:table-row>
        <table:table-row table:style-name="ro1">
          <table:table-cell office:value-type="string">
            <text:p>AFR398 <text:s text:c="5"/></text:p>
          </table:table-cell>
          <table:table-cell office:value-type="float" office:value="7716.536621">
            <text:p>7716,536621</text:p>
          </table:table-cell>
          <table:table-cell office:value-type="float" office:value="1020.404053">
            <text:p>1020,404053</text:p>
          </table:table-cell>
          <table:table-cell office:value-type="float" office:value="2808.737549">
            <text:p>2808,737549</text:p>
          </table:table-cell>
          <table:table-cell office:value-type="float" office:value="524.749023">
            <text:p>524,749023</text:p>
          </table:table-cell>
          <table:table-cell office:value-type="float" office:value="19900.5625">
            <text:p>19900,5625</text:p>
          </table:table-cell>
          <table:table-cell office:value-type="float" office:value="492.069031">
            <text:p>492,069031</text:p>
          </table:table-cell>
          <table:table-cell office:value-type="float" office:value="42676.386719">
            <text:p>42676,386719</text:p>
          </table:table-cell>
          <table:table-cell office:value-type="float" office:value="925.929443">
            <text:p>925,929443</text:p>
          </table:table-cell>
          <table:table-cell office:value-type="float" office:value="136.984512">
            <text:p>136,984512</text:p>
          </table:table-cell>
          <table:table-cell office:value-type="float" office:value="35.614323">
            <text:p>35,614323</text:p>
          </table:table-cell>
          <table:table-cell office:value-type="float" office:value="5478.983398">
            <text:p>5478,983398</text:p>
          </table:table-cell>
          <table:table-cell office:value-type="float" office:value="116.901253">
            <text:p>116,901253</text:p>
          </table:table-cell>
          <table:table-cell office:value-type="float" office:value="18648.484375">
            <text:p>18648,484375</text:p>
          </table:table-cell>
          <table:table-cell office:value-type="float" office:value="322.942841">
            <text:p>322,942841</text:p>
          </table:table-cell>
          <table:table-cell office:value-type="float" office:value="7311.669922">
            <text:p>7311,669922</text:p>
          </table:table-cell>
          <table:table-cell office:value-type="float" office:value="103.376991">
            <text:p>103,376991</text:p>
          </table:table-cell>
          <table:table-cell office:value-type="float" office:value="10332.057617">
            <text:p>10332,057617</text:p>
          </table:table-cell>
          <table:table-cell office:value-type="float" office:value="137.040482">
            <text:p>137,040482</text:p>
          </table:table-cell>
          <table:table-cell office:value-type="float" office:value="1444.500732">
            <text:p>1444,500732</text:p>
          </table:table-cell>
          <table:table-cell office:value-type="float" office:value="37.50293">
            <text:p>37,50293</text:p>
          </table:table-cell>
          <table:table-cell office:value-type="float" office:value="33.31208">
            <text:p>33,31208</text:p>
          </table:table-cell>
          <table:table-cell office:value-type="float" office:value="6.180604">
            <text:p>6,180604</text:p>
          </table:table-cell>
          <table:table-cell office:value-type="float" office:value="63.13522">
            <text:p>63,13522</text:p>
          </table:table-cell>
          <table:table-cell office:value-type="float" office:value="8.343265">
            <text:p>8,343265</text:p>
          </table:table-cell>
          <table:table-cell office:value-type="float" office:value="206.837616">
            <text:p>206,837616</text:p>
          </table:table-cell>
          <table:table-cell office:value-type="float" office:value="7.040262">
            <text:p>7,040262</text:p>
          </table:table-cell>
          <table:table-cell office:value-type="float" office:value="16218.516602">
            <text:p>16218,516602</text:p>
          </table:table-cell>
          <table:table-cell office:value-type="float" office:value="298.068481">
            <text:p>298,068481</text:p>
          </table:table-cell>
          <table:table-cell office:value-type="float" office:value="37.240349">
            <text:p>37,240349</text:p>
          </table:table-cell>
          <table:table-cell office:value-type="float" office:value="8.437255">
            <text:p>8,437255</text:p>
          </table:table-cell>
          <table:table-cell office:value-type="float" office:value="62.2925">
            <text:p>62,2925</text:p>
          </table:table-cell>
          <table:table-cell office:value-type="float" office:value="15.841744">
            <text:p>15,841744</text:p>
          </table:table-cell>
          <table:table-cell office:value-type="float" office:value="200.651184">
            <text:p>200,651184</text:p>
          </table:table-cell>
          <table:table-cell office:value-type="float" office:value="20.527332">
            <text:p>20,527332</text:p>
          </table:table-cell>
          <table:table-cell office:value-type="float" office:value="112.292">
            <text:p>112,292</text:p>
          </table:table-cell>
          <table:table-cell office:value-type="float" office:value="9.593071">
            <text:p>9,593071</text:p>
          </table:table-cell>
          <table:table-cell office:value-type="float" office:value="36.550041">
            <text:p>36,550041</text:p>
          </table:table-cell>
          <table:table-cell office:value-type="float" office:value="10.010411">
            <text:p>10,010411</text:p>
          </table:table-cell>
          <table:table-cell office:value-type="float" office:value="91.72747">
            <text:p>91,72747</text:p>
          </table:table-cell>
          <table:table-cell office:value-type="float" office:value="10.390039">
            <text:p>10,390039</text:p>
          </table:table-cell>
          <table:table-cell office:value-type="float" office:value="74.157059">
            <text:p>74,157059</text:p>
          </table:table-cell>
          <table:table-cell office:value-type="float" office:value="11.021242">
            <text:p>11,021242</text:p>
          </table:table-cell>
          <table:table-cell office:value-type="float" office:value="130.460663">
            <text:p>130,460663</text:p>
          </table:table-cell>
          <table:table-cell office:value-type="float" office:value="56.365295">
            <text:p>56,365295</text:p>
          </table:table-cell>
          <table:table-cell table:number-columns-repeated="6" office:value-type="float" office:value="0">
            <text:p>0</text:p>
          </table:table-cell>
          <table:table-cell office:value-type="float" office:value="89.948891">
            <text:p>89,948891</text:p>
          </table:table-cell>
          <table:table-cell office:value-type="float" office:value="20.670547">
            <text:p>20,670547</text:p>
          </table:table-cell>
        </table:table-row>
        <table:table-row table:style-name="ro1">
          <table:table-cell office:value-type="string">
            <text:p>AFR399 <text:s text:c="5"/></text:p>
          </table:table-cell>
          <table:table-cell office:value-type="float" office:value="2670.392334">
            <text:p>2670,392334</text:p>
          </table:table-cell>
          <table:table-cell office:value-type="float" office:value="801.507141">
            <text:p>801,507141</text:p>
          </table:table-cell>
          <table:table-cell office:value-type="float" office:value="494.060455">
            <text:p>494,060455</text:p>
          </table:table-cell>
          <table:table-cell office:value-type="float" office:value="466.04306">
            <text:p>466,04306</text:p>
          </table:table-cell>
          <table:table-cell office:value-type="float" office:value="3626.328125">
            <text:p>3626,328125</text:p>
          </table:table-cell>
          <table:table-cell office:value-type="float" office:value="179.513992">
            <text:p>179,513992</text:p>
          </table:table-cell>
          <table:table-cell office:value-type="float" office:value="7087.268066">
            <text:p>7087,268066</text:p>
          </table:table-cell>
          <table:table-cell office:value-type="float" office:value="176.28186">
            <text:p>176,28186</text:p>
          </table:table-cell>
          <table:table-cell office:value-type="float" office:value="83.309563">
            <text:p>83,309563</text:p>
          </table:table-cell>
          <table:table-cell office:value-type="float" office:value="28.490858">
            <text:p>28,490858</text:p>
          </table:table-cell>
          <table:table-cell office:value-type="float" office:value="3947.220459">
            <text:p>3947,220459</text:p>
          </table:table-cell>
          <table:table-cell office:value-type="float" office:value="87.431122">
            <text:p>87,431122</text:p>
          </table:table-cell>
          <table:table-cell office:value-type="float" office:value="2705.183594">
            <text:p>2705,183594</text:p>
          </table:table-cell>
          <table:table-cell office:value-type="float" office:value="56.820057">
            <text:p>56,820057</text:p>
          </table:table-cell>
          <table:table-cell office:value-type="float" office:value="4743.09375">
            <text:p>4743,09375</text:p>
          </table:table-cell>
          <table:table-cell office:value-type="float" office:value="69.109489">
            <text:p>69,109489</text:p>
          </table:table-cell>
          <table:table-cell office:value-type="float" office:value="2302.971924">
            <text:p>2302,971924</text:p>
          </table:table-cell>
          <table:table-cell office:value-type="float" office:value="34.410034">
            <text:p>34,410034</text:p>
          </table:table-cell>
          <table:table-cell office:value-type="float" office:value="239.631668">
            <text:p>239,631668</text:p>
          </table:table-cell>
          <table:table-cell office:value-type="float" office:value="8.44202">
            <text:p>8,44202</text:p>
          </table:table-cell>
          <table:table-cell office:value-type="float" office:value="15.614771">
            <text:p>15,614771</text:p>
          </table:table-cell>
          <table:table-cell office:value-type="float" office:value="5.351352">
            <text:p>5,351352</text:p>
          </table:table-cell>
          <table:table-cell office:value-type="float" office:value="39.25584">
            <text:p>39,25584</text:p>
          </table:table-cell>
          <table:table-cell office:value-type="float" office:value="8.175557">
            <text:p>8,175557</text:p>
          </table:table-cell>
          <table:table-cell office:value-type="float" office:value="117.344528">
            <text:p>117,344528</text:p>
          </table:table-cell>
          <table:table-cell office:value-type="float" office:value="5.794283">
            <text:p>5,794283</text:p>
          </table:table-cell>
          <table:table-cell office:value-type="float" office:value="3418.012695">
            <text:p>3418,012695</text:p>
          </table:table-cell>
          <table:table-cell office:value-type="float" office:value="64.929649">
            <text:p>64,929649</text:p>
          </table:table-cell>
          <table:table-cell office:value-type="float" office:value="65.310753">
            <text:p>65,310753</text:p>
          </table:table-cell>
          <table:table-cell office:value-type="float" office:value="8.563077">
            <text:p>8,563077</text:p>
          </table:table-cell>
          <table:table-cell office:value-type="float" office:value="76.187622">
            <text:p>76,187622</text:p>
          </table:table-cell>
          <table:table-cell office:value-type="float" office:value="16.076229">
            <text:p>16,076229</text:p>
          </table:table-cell>
          <table:table-cell office:value-type="float" office:value="671.557251">
            <text:p>671,557251</text:p>
          </table:table-cell>
          <table:table-cell office:value-type="float" office:value="23.379095">
            <text:p>23,379095</text:p>
          </table:table-cell>
          <table:table-cell office:value-type="float" office:value="302.981445">
            <text:p>302,981445</text:p>
          </table:table-cell>
          <table:table-cell office:value-type="float" office:value="11.021067">
            <text:p>11,021067</text:p>
          </table:table-cell>
          <table:table-cell office:value-type="float" office:value="16.080271">
            <text:p>16,080271</text:p>
          </table:table-cell>
          <table:table-cell office:value-type="float" office:value="10.257463">
            <text:p>10,257463</text:p>
          </table:table-cell>
          <table:table-cell office:value-type="float" office:value="33.402248">
            <text:p>33,402248</text:p>
          </table:table-cell>
          <table:table-cell office:value-type="float" office:value="10.730104">
            <text:p>10,730104</text:p>
          </table:table-cell>
          <table:table-cell office:value-type="float" office:value="24.575962">
            <text:p>24,575962</text:p>
          </table:table-cell>
          <table:table-cell office:value-type="float" office:value="11.330858">
            <text:p>11,330858</text:p>
          </table:table-cell>
          <table:table-cell table:number-columns-repeated="8" office:value-type="float" office:value="0">
            <text:p>0</text:p>
          </table:table-cell>
          <table:table-cell office:value-type="float" office:value="184.076218">
            <text:p>184,076218</text:p>
          </table:table-cell>
          <table:table-cell office:value-type="float" office:value="21.52947">
            <text:p>21,52947</text:p>
          </table:table-cell>
        </table:table-row>
        <table:table-row table:style-name="ro1">
          <table:table-cell office:value-type="string">
            <text:p>AFR400 <text:s text:c="5"/></text:p>
          </table:table-cell>
          <table:table-cell office:value-type="float" office:value="6535.742676">
            <text:p>6535,742676</text:p>
          </table:table-cell>
          <table:table-cell office:value-type="float" office:value="993.564209">
            <text:p>993,564209</text:p>
          </table:table-cell>
          <table:table-cell office:value-type="float" office:value="1400.250122">
            <text:p>1400,250122</text:p>
          </table:table-cell>
          <table:table-cell office:value-type="float" office:value="498.42569">
            <text:p>498,42569</text:p>
          </table:table-cell>
          <table:table-cell office:value-type="float" office:value="12197.826172">
            <text:p>12197,826172</text:p>
          </table:table-cell>
          <table:table-cell office:value-type="float" office:value="347.980652">
            <text:p>347,980652</text:p>
          </table:table-cell>
          <table:table-cell office:value-type="float" office:value="24940.607422">
            <text:p>24940,607422</text:p>
          </table:table-cell>
          <table:table-cell office:value-type="float" office:value="550.23468">
            <text:p>550,23468</text:p>
          </table:table-cell>
          <table:table-cell office:value-type="float" office:value="148.371979">
            <text:p>148,371979</text:p>
          </table:table-cell>
          <table:table-cell office:value-type="float" office:value="35.967419">
            <text:p>35,967419</text:p>
          </table:table-cell>
          <table:table-cell office:value-type="float" office:value="8343.824219">
            <text:p>8343,824219</text:p>
          </table:table-cell>
          <table:table-cell office:value-type="float" office:value="169.281769">
            <text:p>169,281769</text:p>
          </table:table-cell>
          <table:table-cell office:value-type="float" office:value="14578.300781">
            <text:p>14578,300781</text:p>
          </table:table-cell>
          <table:table-cell office:value-type="float" office:value="255.089447">
            <text:p>255,089447</text:p>
          </table:table-cell>
          <table:table-cell office:value-type="float" office:value="22523.378906">
            <text:p>22523,378906</text:p>
          </table:table-cell>
          <table:table-cell office:value-type="float" office:value="308.400299">
            <text:p>308,400299</text:p>
          </table:table-cell>
          <table:table-cell office:value-type="float" office:value="5112.18457">
            <text:p>5112,18457</text:p>
          </table:table-cell>
          <table:table-cell office:value-type="float" office:value="70.141655">
            <text:p>70,141655</text:p>
          </table:table-cell>
          <table:table-cell office:value-type="float" office:value="818.93573">
            <text:p>818,93573</text:p>
          </table:table-cell>
          <table:table-cell office:value-type="float" office:value="21.943796">
            <text:p>21,943796</text:p>
          </table:table-cell>
          <table:table-cell office:value-type="float" office:value="16.431824">
            <text:p>16,431824</text:p>
          </table:table-cell>
          <table:table-cell office:value-type="float" office:value="5.389729">
            <text:p>5,389729</text:p>
          </table:table-cell>
          <table:table-cell office:value-type="float" office:value="46.579853">
            <text:p>46,579853</text:p>
          </table:table-cell>
          <table:table-cell office:value-type="float" office:value="8.033339">
            <text:p>8,033339</text:p>
          </table:table-cell>
          <table:table-cell office:value-type="float" office:value="162.128281">
            <text:p>162,128281</text:p>
          </table:table-cell>
          <table:table-cell office:value-type="float" office:value="6.158901">
            <text:p>6,158901</text:p>
          </table:table-cell>
          <table:table-cell office:value-type="float" office:value="7358.094727">
            <text:p>7358,094727</text:p>
          </table:table-cell>
          <table:table-cell office:value-type="float" office:value="136.416199">
            <text:p>136,416199</text:p>
          </table:table-cell>
          <table:table-cell office:value-type="float" office:value="50.486778">
            <text:p>50,486778</text:p>
          </table:table-cell>
          <table:table-cell office:value-type="float" office:value="8.05522">
            <text:p>8,05522</text:p>
          </table:table-cell>
          <table:table-cell office:value-type="float" office:value="116.305077">
            <text:p>116,305077</text:p>
          </table:table-cell>
          <table:table-cell office:value-type="float" office:value="16.033842">
            <text:p>16,033842</text:p>
          </table:table-cell>
          <table:table-cell office:value-type="float" office:value="751.547668">
            <text:p>751,547668</text:p>
          </table:table-cell>
          <table:table-cell office:value-type="float" office:value="23.867895">
            <text:p>23,867895</text:p>
          </table:table-cell>
          <table:table-cell office:value-type="float" office:value="256.391754">
            <text:p>256,391754</text:p>
          </table:table-cell>
          <table:table-cell office:value-type="float" office:value="10.178739">
            <text:p>10,178739</text:p>
          </table:table-cell>
          <table:table-cell office:value-type="float" office:value="44.185493">
            <text:p>44,185493</text:p>
          </table:table-cell>
          <table:table-cell office:value-type="float" office:value="9.745945">
            <text:p>9,745945</text:p>
          </table:table-cell>
          <table:table-cell office:value-type="float" office:value="68.168327">
            <text:p>68,168327</text:p>
          </table:table-cell>
          <table:table-cell office:value-type="float" office:value="9.933525">
            <text:p>9,933525</text:p>
          </table:table-cell>
          <table:table-cell office:value-type="float" office:value="15.177831">
            <text:p>15,177831</text:p>
          </table:table-cell>
          <table:table-cell office:value-type="float" office:value="10.485024">
            <text:p>10,485024</text:p>
          </table:table-cell>
          <table:table-cell table:number-columns-repeated="8" office:value-type="float" office:value="0">
            <text:p>0</text:p>
          </table:table-cell>
          <table:table-cell office:value-type="float" office:value="466.87027">
            <text:p>466,87027</text:p>
          </table:table-cell>
          <table:table-cell office:value-type="float" office:value="22.539261">
            <text:p>22,539261</text:p>
          </table:table-cell>
        </table:table-row>
        <table:table-row table:style-name="ro1">
          <table:table-cell office:value-type="string">
            <text:p>AFR401 <text:s text:c="5"/></text:p>
          </table:table-cell>
          <table:table-cell office:value-type="float" office:value="2767.80127">
            <text:p>2767,80127</text:p>
          </table:table-cell>
          <table:table-cell office:value-type="float" office:value="707.012634">
            <text:p>707,012634</text:p>
          </table:table-cell>
          <table:table-cell office:value-type="float" office:value="1643.272461">
            <text:p>1643,272461</text:p>
          </table:table-cell>
          <table:table-cell office:value-type="float" office:value="461.794739">
            <text:p>461,794739</text:p>
          </table:table-cell>
          <table:table-cell office:value-type="float" office:value="9865.584961">
            <text:p>9865,584961</text:p>
          </table:table-cell>
          <table:table-cell office:value-type="float" office:value="281.396637">
            <text:p>281,396637</text:p>
          </table:table-cell>
          <table:table-cell office:value-type="float" office:value="18613.164063">
            <text:p>18613,164063</text:p>
          </table:table-cell>
          <table:table-cell office:value-type="float" office:value="415.30777">
            <text:p>415,30777</text:p>
          </table:table-cell>
          <table:table-cell office:value-type="float" office:value="192.046951">
            <text:p>192,046951</text:p>
          </table:table-cell>
          <table:table-cell office:value-type="float" office:value="28.713474">
            <text:p>28,713474</text:p>
          </table:table-cell>
          <table:table-cell office:value-type="float" office:value="4935.239746">
            <text:p>4935,239746</text:p>
          </table:table-cell>
          <table:table-cell office:value-type="float" office:value="104.570236">
            <text:p>104,570236</text:p>
          </table:table-cell>
          <table:table-cell office:value-type="float" office:value="429.827972">
            <text:p>429,827972</text:p>
          </table:table-cell>
          <table:table-cell office:value-type="float" office:value="21.910021">
            <text:p>21,910021</text:p>
          </table:table-cell>
          <table:table-cell office:value-type="float" office:value="5914.189453">
            <text:p>5914,189453</text:p>
          </table:table-cell>
          <table:table-cell office:value-type="float" office:value="84.591209">
            <text:p>84,591209</text:p>
          </table:table-cell>
          <table:table-cell office:value-type="float" office:value="2403.834717">
            <text:p>2403,834717</text:p>
          </table:table-cell>
          <table:table-cell office:value-type="float" office:value="35.632893">
            <text:p>35,632893</text:p>
          </table:table-cell>
          <table:table-cell office:value-type="float" office:value="600.840576">
            <text:p>600,840576</text:p>
          </table:table-cell>
          <table:table-cell office:value-type="float" office:value="16.609613">
            <text:p>16,609613</text:p>
          </table:table-cell>
          <table:table-cell office:value-type="float" office:value="14.046894">
            <text:p>14,046894</text:p>
          </table:table-cell>
          <table:table-cell office:value-type="float" office:value="5.285951">
            <text:p>5,285951</text:p>
          </table:table-cell>
          <table:table-cell office:value-type="float" office:value="36.881557">
            <text:p>36,881557</text:p>
          </table:table-cell>
          <table:table-cell office:value-type="float" office:value="8.055663">
            <text:p>8,055663</text:p>
          </table:table-cell>
          <table:table-cell office:value-type="float" office:value="114.830002">
            <text:p>114,830002</text:p>
          </table:table-cell>
          <table:table-cell office:value-type="float" office:value="5.598807">
            <text:p>5,598807</text:p>
          </table:table-cell>
          <table:table-cell office:value-type="float" office:value="5668.67334">
            <text:p>5668,67334</text:p>
          </table:table-cell>
          <table:table-cell office:value-type="float" office:value="105.687332">
            <text:p>105,687332</text:p>
          </table:table-cell>
          <table:table-cell office:value-type="float" office:value="56.461937">
            <text:p>56,461937</text:p>
          </table:table-cell>
          <table:table-cell office:value-type="float" office:value="8.059552">
            <text:p>8,059552</text:p>
          </table:table-cell>
          <table:table-cell office:value-type="float" office:value="36.634323">
            <text:p>36,634323</text:p>
          </table:table-cell>
          <table:table-cell office:value-type="float" office:value="15.625673">
            <text:p>15,625673</text:p>
          </table:table-cell>
          <table:table-cell office:value-type="float" office:value="167.227722">
            <text:p>167,227722</text:p>
          </table:table-cell>
          <table:table-cell office:value-type="float" office:value="20.267494">
            <text:p>20,267494</text:p>
          </table:table-cell>
          <table:table-cell office:value-type="float" office:value="90.92392">
            <text:p>90,92392</text:p>
          </table:table-cell>
          <table:table-cell office:value-type="float" office:value="9.076836">
            <text:p>9,076836</text:p>
          </table:table-cell>
          <table:table-cell office:value-type="float" office:value="32.835762">
            <text:p>32,835762</text:p>
          </table:table-cell>
          <table:table-cell office:value-type="float" office:value="9.596437">
            <text:p>9,596437</text:p>
          </table:table-cell>
          <table:table-cell office:value-type="float" office:value="45.459774">
            <text:p>45,459774</text:p>
          </table:table-cell>
          <table:table-cell office:value-type="float" office:value="9.90414">
            <text:p>9,90414</text:p>
          </table:table-cell>
          <table:table-cell office:value-type="float" office:value="27.332693">
            <text:p>27,332693</text:p>
          </table:table-cell>
          <table:table-cell office:value-type="float" office:value="10.454687">
            <text:p>10,454687</text:p>
          </table:table-cell>
          <table:table-cell table:number-columns-repeated="8" office:value-type="float" office:value="0">
            <text:p>0</text:p>
          </table:table-cell>
          <table:table-cell office:value-type="float" office:value="106.049431">
            <text:p>106,049431</text:p>
          </table:table-cell>
          <table:table-cell office:value-type="float" office:value="19.725361">
            <text:p>19,725361</text:p>
          </table:table-cell>
        </table:table-row>
        <table:table-row table:style-name="ro1">
          <table:table-cell office:value-type="string">
            <text:p>AFR402 <text:s text:c="5"/></text:p>
          </table:table-cell>
          <table:table-cell office:value-type="float" office:value="1182.391846">
            <text:p>1182,391846</text:p>
          </table:table-cell>
          <table:table-cell office:value-type="float" office:value="912.846863">
            <text:p>912,846863</text:p>
          </table:table-cell>
          <table:table-cell office:value-type="float" office:value="314.905731">
            <text:p>314,905731</text:p>
          </table:table-cell>
          <table:table-cell office:value-type="float" office:value="514.47229">
            <text:p>514,47229</text:p>
          </table:table-cell>
          <table:table-cell office:value-type="float" office:value="5893.666992">
            <text:p>5893,666992</text:p>
          </table:table-cell>
          <table:table-cell office:value-type="float" office:value="228.818954">
            <text:p>228,818954</text:p>
          </table:table-cell>
          <table:table-cell office:value-type="float" office:value="11012.819336">
            <text:p>11012,819336</text:p>
          </table:table-cell>
          <table:table-cell office:value-type="float" office:value="259.321136">
            <text:p>259,321136</text:p>
          </table:table-cell>
          <table:table-cell office:value-type="float" office:value="82.974991">
            <text:p>82,974991</text:p>
          </table:table-cell>
          <table:table-cell office:value-type="float" office:value="35.506374">
            <text:p>35,506374</text:p>
          </table:table-cell>
          <table:table-cell office:value-type="float" office:value="4328.575684">
            <text:p>4328,575684</text:p>
          </table:table-cell>
          <table:table-cell office:value-type="float" office:value="96.094276">
            <text:p>96,094276</text:p>
          </table:table-cell>
          <table:table-cell office:value-type="float" office:value="4755.432617">
            <text:p>4755,432617</text:p>
          </table:table-cell>
          <table:table-cell office:value-type="float" office:value="91.358131">
            <text:p>91,358131</text:p>
          </table:table-cell>
          <table:table-cell office:value-type="float" office:value="10125.05957">
            <text:p>10125,05957</text:p>
          </table:table-cell>
          <table:table-cell office:value-type="float" office:value="141.561691">
            <text:p>141,561691</text:p>
          </table:table-cell>
          <table:table-cell office:value-type="float" office:value="3780.416016">
            <text:p>3780,416016</text:p>
          </table:table-cell>
          <table:table-cell office:value-type="float" office:value="53.248928">
            <text:p>53,248928</text:p>
          </table:table-cell>
          <table:table-cell office:value-type="float" office:value="489.988464">
            <text:p>489,988464</text:p>
          </table:table-cell>
          <table:table-cell office:value-type="float" office:value="14.580281">
            <text:p>14,580281</text:p>
          </table:table-cell>
          <table:table-cell office:value-type="float" office:value="12.671002">
            <text:p>12,671002</text:p>
          </table:table-cell>
          <table:table-cell office:value-type="float" office:value="6.819478">
            <text:p>6,819478</text:p>
          </table:table-cell>
          <table:table-cell office:value-type="float" office:value="58.577599">
            <text:p>58,577599</text:p>
          </table:table-cell>
          <table:table-cell office:value-type="float" office:value="9.077358">
            <text:p>9,077358</text:p>
          </table:table-cell>
          <table:table-cell office:value-type="float" office:value="125.702332">
            <text:p>125,702332</text:p>
          </table:table-cell>
          <table:table-cell office:value-type="float" office:value="7.12085">
            <text:p>7,12085</text:p>
          </table:table-cell>
          <table:table-cell office:value-type="float" office:value="4809.928223">
            <text:p>4809,928223</text:p>
          </table:table-cell>
          <table:table-cell office:value-type="float" office:value="90.367035">
            <text:p>90,367035</text:p>
          </table:table-cell>
          <table:table-cell office:value-type="float" office:value="123.619576">
            <text:p>123,619576</text:p>
          </table:table-cell>
          <table:table-cell office:value-type="float" office:value="11.099495">
            <text:p>11,099495</text:p>
          </table:table-cell>
          <table:table-cell office:value-type="float" office:value="150.499939">
            <text:p>150,499939</text:p>
          </table:table-cell>
          <table:table-cell office:value-type="float" office:value="17.824547">
            <text:p>17,824547</text:p>
          </table:table-cell>
          <table:table-cell office:value-type="float" office:value="318.851318">
            <text:p>318,851318</text:p>
          </table:table-cell>
          <table:table-cell office:value-type="float" office:value="22.12624">
            <text:p>22,12624</text:p>
          </table:table-cell>
          <table:table-cell office:value-type="float" office:value="178.967484">
            <text:p>178,967484</text:p>
          </table:table-cell>
          <table:table-cell office:value-type="float" office:value="12.734607">
            <text:p>12,734607</text:p>
          </table:table-cell>
          <table:table-cell office:value-type="float" office:value="39.11282">
            <text:p>39,11282</text:p>
          </table:table-cell>
          <table:table-cell office:value-type="float" office:value="13.273109">
            <text:p>13,273109</text:p>
          </table:table-cell>
          <table:table-cell office:value-type="float" office:value="39.892731">
            <text:p>39,892731</text:p>
          </table:table-cell>
          <table:table-cell office:value-type="float" office:value="13.871684">
            <text:p>13,871684</text:p>
          </table:table-cell>
          <table:table-cell office:value-type="float" office:value="18.563942">
            <text:p>18,563942</text:p>
          </table:table-cell>
          <table:table-cell office:value-type="float" office:value="14.726796">
            <text:p>14,726796</text:p>
          </table:table-cell>
          <table:table-cell office:value-type="float" office:value="83.64994">
            <text:p>83,64994</text:p>
          </table:table-cell>
          <table:table-cell office:value-type="float" office:value="47.22686">
            <text:p>47,22686</text:p>
          </table:table-cell>
          <table:table-cell table:number-columns-repeated="6" office:value-type="float" office:value="0">
            <text:p>0</text:p>
          </table:table-cell>
          <table:table-cell office:value-type="float" office:value="165.445236">
            <text:p>165,445236</text:p>
          </table:table-cell>
          <table:table-cell office:value-type="float" office:value="27.790186">
            <text:p>27,790186</text:p>
          </table:table-cell>
        </table:table-row>
        <table:table-row table:style-name="ro1">
          <table:table-cell office:value-type="string">
            <text:p>AFR403 <text:s text:c="5"/></text:p>
          </table:table-cell>
          <table:table-cell office:value-type="float" office:value="2688.615234">
            <text:p>2688,615234</text:p>
          </table:table-cell>
          <table:table-cell office:value-type="float" office:value="870.533936">
            <text:p>870,533936</text:p>
          </table:table-cell>
          <table:table-cell office:value-type="float" office:value="2030.13269">
            <text:p>2030,13269</text:p>
          </table:table-cell>
          <table:table-cell office:value-type="float" office:value="512.005249">
            <text:p>512,005249</text:p>
          </table:table-cell>
          <table:table-cell office:value-type="float" office:value="10589.523438">
            <text:p>10589,523438</text:p>
          </table:table-cell>
          <table:table-cell office:value-type="float" office:value="305.759003">
            <text:p>305,759003</text:p>
          </table:table-cell>
          <table:table-cell office:value-type="float" office:value="21052.496094">
            <text:p>21052,496094</text:p>
          </table:table-cell>
          <table:table-cell office:value-type="float" office:value="467.883942">
            <text:p>467,883942</text:p>
          </table:table-cell>
          <table:table-cell office:value-type="float" office:value="173.491364">
            <text:p>173,491364</text:p>
          </table:table-cell>
          <table:table-cell office:value-type="float" office:value="34.016159">
            <text:p>34,016159</text:p>
          </table:table-cell>
          <table:table-cell office:value-type="float" office:value="6842.810547">
            <text:p>6842,810547</text:p>
          </table:table-cell>
          <table:table-cell office:value-type="float" office:value="141.018433">
            <text:p>141,018433</text:p>
          </table:table-cell>
          <table:table-cell office:value-type="float" office:value="774.728699">
            <text:p>774,728699</text:p>
          </table:table-cell>
          <table:table-cell office:value-type="float" office:value="29.406523">
            <text:p>29,406523</text:p>
          </table:table-cell>
          <table:table-cell office:value-type="float" office:value="6717.220215">
            <text:p>6717,220215</text:p>
          </table:table-cell>
          <table:table-cell office:value-type="float" office:value="95.673218">
            <text:p>95,673218</text:p>
          </table:table-cell>
          <table:table-cell office:value-type="float" office:value="3298.724609">
            <text:p>3298,724609</text:p>
          </table:table-cell>
          <table:table-cell office:value-type="float" office:value="46.968357">
            <text:p>46,968357</text:p>
          </table:table-cell>
          <table:table-cell office:value-type="float" office:value="676.307678">
            <text:p>676,307678</text:p>
          </table:table-cell>
          <table:table-cell office:value-type="float" office:value="18.713745">
            <text:p>18,713745</text:p>
          </table:table-cell>
          <table:table-cell office:value-type="float" office:value="16.047453">
            <text:p>16,047453</text:p>
          </table:table-cell>
          <table:table-cell office:value-type="float" office:value="6.253039">
            <text:p>6,253039</text:p>
          </table:table-cell>
          <table:table-cell office:value-type="float" office:value="36.089329">
            <text:p>36,089329</text:p>
          </table:table-cell>
          <table:table-cell office:value-type="float" office:value="8.586546">
            <text:p>8,586546</text:p>
          </table:table-cell>
          <table:table-cell office:value-type="float" office:value="189.792938">
            <text:p>189,792938</text:p>
          </table:table-cell>
          <table:table-cell office:value-type="float" office:value="7.246508">
            <text:p>7,246508</text:p>
          </table:table-cell>
          <table:table-cell office:value-type="float" office:value="6651.648926">
            <text:p>6651,648926</text:p>
          </table:table-cell>
          <table:table-cell office:value-type="float" office:value="123.683868">
            <text:p>123,683868</text:p>
          </table:table-cell>
          <table:table-cell office:value-type="float" office:value="72.916321">
            <text:p>72,916321</text:p>
          </table:table-cell>
          <table:table-cell office:value-type="float" office:value="9.737605">
            <text:p>9,737605</text:p>
          </table:table-cell>
          <table:table-cell office:value-type="float" office:value="323.876587">
            <text:p>323,876587</text:p>
          </table:table-cell>
          <table:table-cell office:value-type="float" office:value="18.301584">
            <text:p>18,301584</text:p>
          </table:table-cell>
          <table:table-cell office:value-type="float" office:value="476.897034">
            <text:p>476,897034</text:p>
          </table:table-cell>
          <table:table-cell office:value-type="float" office:value="22.423304">
            <text:p>22,423304</text:p>
          </table:table-cell>
          <table:table-cell office:value-type="float" office:value="240.135971">
            <text:p>240,135971</text:p>
          </table:table-cell>
          <table:table-cell office:value-type="float" office:value="11.710093">
            <text:p>11,710093</text:p>
          </table:table-cell>
          <table:table-cell office:value-type="float" office:value="33.445789">
            <text:p>33,445789</text:p>
          </table:table-cell>
          <table:table-cell office:value-type="float" office:value="11.681561">
            <text:p>11,681561</text:p>
          </table:table-cell>
          <table:table-cell office:value-type="float" office:value="47.276752">
            <text:p>47,276752</text:p>
          </table:table-cell>
          <table:table-cell office:value-type="float" office:value="12.207747">
            <text:p>12,207747</text:p>
          </table:table-cell>
          <table:table-cell office:value-type="float" office:value="32.087753">
            <text:p>32,087753</text:p>
          </table:table-cell>
          <table:table-cell office:value-type="float" office:value="12.962555">
            <text:p>12,962555</text:p>
          </table:table-cell>
          <table:table-cell table:number-columns-repeated="8" office:value-type="float" office:value="0">
            <text:p>0</text:p>
          </table:table-cell>
          <table:table-cell office:value-type="float" office:value="257.548553">
            <text:p>257,548553</text:p>
          </table:table-cell>
          <table:table-cell office:value-type="float" office:value="24.506901">
            <text:p>24,506901</text:p>
          </table:table-cell>
        </table:table-row>
        <table:table-row table:style-name="ro1">
          <table:table-cell office:value-type="string">
            <text:p>AFR404 <text:s text:c="5"/></text:p>
          </table:table-cell>
          <table:table-cell office:value-type="float" office:value="2034.052002">
            <text:p>2034,052002</text:p>
          </table:table-cell>
          <table:table-cell office:value-type="float" office:value="858.703796">
            <text:p>858,703796</text:p>
          </table:table-cell>
          <table:table-cell office:value-type="float" office:value="1592.714233">
            <text:p>1592,714233</text:p>
          </table:table-cell>
          <table:table-cell office:value-type="float" office:value="512.612671">
            <text:p>512,612671</text:p>
          </table:table-cell>
          <table:table-cell office:value-type="float" office:value="15239.773438">
            <text:p>15239,773438</text:p>
          </table:table-cell>
          <table:table-cell office:value-type="float" office:value="402.19455">
            <text:p>402,19455</text:p>
          </table:table-cell>
          <table:table-cell office:value-type="float" office:value="30623.183594">
            <text:p>30623,183594</text:p>
          </table:table-cell>
          <table:table-cell office:value-type="float" office:value="670.410034">
            <text:p>670,410034</text:p>
          </table:table-cell>
          <table:table-cell office:value-type="float" office:value="266.265717">
            <text:p>266,265717</text:p>
          </table:table-cell>
          <table:table-cell office:value-type="float" office:value="36.255283">
            <text:p>36,255283</text:p>
          </table:table-cell>
          <table:table-cell office:value-type="float" office:value="7153.117188">
            <text:p>7153,117188</text:p>
          </table:table-cell>
          <table:table-cell office:value-type="float" office:value="146.878296">
            <text:p>146,878296</text:p>
          </table:table-cell>
          <table:table-cell office:value-type="float" office:value="2830.154785">
            <text:p>2830,154785</text:p>
          </table:table-cell>
          <table:table-cell office:value-type="float" office:value="60.180702">
            <text:p>60,180702</text:p>
          </table:table-cell>
          <table:table-cell office:value-type="float" office:value="13571.006836">
            <text:p>13571,006836</text:p>
          </table:table-cell>
          <table:table-cell office:value-type="float" office:value="187.737854">
            <text:p>187,737854</text:p>
          </table:table-cell>
          <table:table-cell office:value-type="float" office:value="5931.999512">
            <text:p>5931,999512</text:p>
          </table:table-cell>
          <table:table-cell office:value-type="float" office:value="80.541458">
            <text:p>80,541458</text:p>
          </table:table-cell>
          <table:table-cell office:value-type="float" office:value="1000.551392">
            <text:p>1000,551392</text:p>
          </table:table-cell>
          <table:table-cell office:value-type="float" office:value="26.565388">
            <text:p>26,565388</text:p>
          </table:table-cell>
          <table:table-cell office:value-type="float" office:value="23.318457">
            <text:p>23,318457</text:p>
          </table:table-cell>
          <table:table-cell office:value-type="float" office:value="6.196929">
            <text:p>6,196929</text:p>
          </table:table-cell>
          <table:table-cell office:value-type="float" office:value="71.631447">
            <text:p>71,631447</text:p>
          </table:table-cell>
          <table:table-cell office:value-type="float" office:value="8.593822">
            <text:p>8,593822</text:p>
          </table:table-cell>
          <table:table-cell office:value-type="float" office:value="210.169846">
            <text:p>210,169846</text:p>
          </table:table-cell>
          <table:table-cell office:value-type="float" office:value="7.312889">
            <text:p>7,312889</text:p>
          </table:table-cell>
          <table:table-cell office:value-type="float" office:value="10725.216797">
            <text:p>10725,216797</text:p>
          </table:table-cell>
          <table:table-cell office:value-type="float" office:value="197.856094">
            <text:p>197,856094</text:p>
          </table:table-cell>
          <table:table-cell office:value-type="float" office:value="63.651947">
            <text:p>63,651947</text:p>
          </table:table-cell>
          <table:table-cell office:value-type="float" office:value="9.192513">
            <text:p>9,192513</text:p>
          </table:table-cell>
          <table:table-cell office:value-type="float" office:value="231.169266">
            <text:p>231,169266</text:p>
          </table:table-cell>
          <table:table-cell office:value-type="float" office:value="17.321211">
            <text:p>17,321211</text:p>
          </table:table-cell>
          <table:table-cell office:value-type="float" office:value="448.941437">
            <text:p>448,941437</text:p>
          </table:table-cell>
          <table:table-cell office:value-type="float" office:value="22.01861">
            <text:p>22,01861</text:p>
          </table:table-cell>
          <table:table-cell office:value-type="float" office:value="123.961655">
            <text:p>123,961655</text:p>
          </table:table-cell>
          <table:table-cell office:value-type="float" office:value="10.453397">
            <text:p>10,453397</text:p>
          </table:table-cell>
          <table:table-cell office:value-type="float" office:value="39.454014">
            <text:p>39,454014</text:p>
          </table:table-cell>
          <table:table-cell office:value-type="float" office:value="11.013067">
            <text:p>11,013067</text:p>
          </table:table-cell>
          <table:table-cell office:value-type="float" office:value="55.543583">
            <text:p>55,543583</text:p>
          </table:table-cell>
          <table:table-cell office:value-type="float" office:value="11.299103">
            <text:p>11,299103</text:p>
          </table:table-cell>
          <table:table-cell office:value-type="float" office:value="34.700569">
            <text:p>34,700569</text:p>
          </table:table-cell>
          <table:table-cell office:value-type="float" office:value="11.968643">
            <text:p>11,968643</text:p>
          </table:table-cell>
          <table:table-cell table:number-columns-repeated="8" office:value-type="float" office:value="0">
            <text:p>0</text:p>
          </table:table-cell>
          <table:table-cell office:value-type="float" office:value="337.892761">
            <text:p>337,892761</text:p>
          </table:table-cell>
          <table:table-cell office:value-type="float" office:value="23.635586">
            <text:p>23,635586</text:p>
          </table:table-cell>
        </table:table-row>
        <table:table-row table:style-name="ro1">
          <table:table-cell office:value-type="string">
            <text:p>AFR405 <text:s text:c="5"/></text:p>
          </table:table-cell>
          <table:table-cell office:value-type="float" office:value="2447.329346">
            <text:p>2447,329346</text:p>
          </table:table-cell>
          <table:table-cell office:value-type="float" office:value="615.081665">
            <text:p>615,081665</text:p>
          </table:table-cell>
          <table:table-cell office:value-type="float" office:value="201.723679">
            <text:p>201,723679</text:p>
          </table:table-cell>
          <table:table-cell office:value-type="float" office:value="418.667267">
            <text:p>418,667267</text:p>
          </table:table-cell>
          <table:table-cell office:value-type="float" office:value="2827.759521">
            <text:p>2827,759521</text:p>
          </table:table-cell>
          <table:table-cell office:value-type="float" office:value="157.145416">
            <text:p>157,145416</text:p>
          </table:table-cell>
          <table:table-cell office:value-type="float" office:value="5615.034668">
            <text:p>5615,034668</text:p>
          </table:table-cell>
          <table:table-cell office:value-type="float" office:value="144.649841">
            <text:p>144,649841</text:p>
          </table:table-cell>
          <table:table-cell office:value-type="float" office:value="62.296131">
            <text:p>62,296131</text:p>
          </table:table-cell>
          <table:table-cell office:value-type="float" office:value="23.814386">
            <text:p>23,814386</text:p>
          </table:table-cell>
          <table:table-cell office:value-type="float" office:value="2878.368652">
            <text:p>2878,368652</text:p>
          </table:table-cell>
          <table:table-cell office:value-type="float" office:value="65.742577">
            <text:p>65,742577</text:p>
          </table:table-cell>
          <table:table-cell office:value-type="float" office:value="1730.077759">
            <text:p>1730,077759</text:p>
          </table:table-cell>
          <table:table-cell office:value-type="float" office:value="39.321709">
            <text:p>39,321709</text:p>
          </table:table-cell>
          <table:table-cell office:value-type="float" office:value="4926.809082">
            <text:p>4926,809082</text:p>
          </table:table-cell>
          <table:table-cell office:value-type="float" office:value="71.130913">
            <text:p>71,130913</text:p>
          </table:table-cell>
          <table:table-cell office:value-type="float" office:value="1546.736084">
            <text:p>1546,736084</text:p>
          </table:table-cell>
          <table:table-cell office:value-type="float" office:value="25.133686">
            <text:p>25,133686</text:p>
          </table:table-cell>
          <table:table-cell office:value-type="float" office:value="200.11026">
            <text:p>200,11026</text:p>
          </table:table-cell>
          <table:table-cell office:value-type="float" office:value="7.133485">
            <text:p>7,133485</text:p>
          </table:table-cell>
          <table:table-cell office:value-type="float" office:value="12.459998">
            <text:p>12,459998</text:p>
          </table:table-cell>
          <table:table-cell office:value-type="float" office:value="4.490216">
            <text:p>4,490216</text:p>
          </table:table-cell>
          <table:table-cell office:value-type="float" office:value="39.203701">
            <text:p>39,203701</text:p>
          </table:table-cell>
          <table:table-cell office:value-type="float" office:value="7.722609">
            <text:p>7,722609</text:p>
          </table:table-cell>
          <table:table-cell office:value-type="float" office:value="60.6273">
            <text:p>60,6273</text:p>
          </table:table-cell>
          <table:table-cell office:value-type="float" office:value="4.576245">
            <text:p>4,576245</text:p>
          </table:table-cell>
          <table:table-cell office:value-type="float" office:value="2738.014648">
            <text:p>2738,014648</text:p>
          </table:table-cell>
          <table:table-cell office:value-type="float" office:value="52.545273">
            <text:p>52,545273</text:p>
          </table:table-cell>
          <table:table-cell office:value-type="float" office:value="47.195488">
            <text:p>47,195488</text:p>
          </table:table-cell>
          <table:table-cell office:value-type="float" office:value="7.180627">
            <text:p>7,180627</text:p>
          </table:table-cell>
          <table:table-cell office:value-type="float" office:value="54.053631">
            <text:p>54,053631</text:p>
          </table:table-cell>
          <table:table-cell office:value-type="float" office:value="15.210189">
            <text:p>15,210189</text:p>
          </table:table-cell>
          <table:table-cell office:value-type="float" office:value="102.447716">
            <text:p>102,447716</text:p>
          </table:table-cell>
          <table:table-cell office:value-type="float" office:value="19.780836">
            <text:p>19,780836</text:p>
          </table:table-cell>
          <table:table-cell office:value-type="float" office:value="98.579033">
            <text:p>98,579033</text:p>
          </table:table-cell>
          <table:table-cell office:value-type="float" office:value="8.236113">
            <text:p>8,236113</text:p>
          </table:table-cell>
          <table:table-cell office:value-type="float" office:value="25.53496">
            <text:p>25,53496</text:p>
          </table:table-cell>
          <table:table-cell office:value-type="float" office:value="8.624101">
            <text:p>8,624101</text:p>
          </table:table-cell>
          <table:table-cell office:value-type="float" office:value="23.6912">
            <text:p>23,6912</text:p>
          </table:table-cell>
          <table:table-cell office:value-type="float" office:value="8.990846">
            <text:p>8,990846</text:p>
          </table:table-cell>
          <table:table-cell office:value-type="float" office:value="15.295259">
            <text:p>15,295259</text:p>
          </table:table-cell>
          <table:table-cell office:value-type="float" office:value="9.575435">
            <text:p>9,575435</text:p>
          </table:table-cell>
          <table:table-cell table:number-columns-repeated="8" office:value-type="float" office:value="0">
            <text:p>0</text:p>
          </table:table-cell>
          <table:table-cell office:value-type="float" office:value="90.101341">
            <text:p>90,101341</text:p>
          </table:table-cell>
          <table:table-cell office:value-type="float" office:value="17.73822">
            <text:p>17,73822</text:p>
          </table:table-cell>
        </table:table-row>
        <table:table-row table:style-name="ro1">
          <table:table-cell office:value-type="string">
            <text:p>AFR406 <text:s text:c="5"/></text:p>
          </table:table-cell>
          <table:table-cell office:value-type="float" office:value="9431.87207">
            <text:p>9431,87207</text:p>
          </table:table-cell>
          <table:table-cell office:value-type="float" office:value="1143.952271">
            <text:p>1143,952271</text:p>
          </table:table-cell>
          <table:table-cell office:value-type="float" office:value="2970.582275">
            <text:p>2970,582275</text:p>
          </table:table-cell>
          <table:table-cell office:value-type="float" office:value="542.796936">
            <text:p>542,796936</text:p>
          </table:table-cell>
          <table:table-cell office:value-type="float" office:value="19761.71875">
            <text:p>19761,71875</text:p>
          </table:table-cell>
          <table:table-cell office:value-type="float" office:value="498.078735">
            <text:p>498,078735</text:p>
          </table:table-cell>
          <table:table-cell office:value-type="float" office:value="41043.25">
            <text:p>41043,25</text:p>
          </table:table-cell>
          <table:table-cell office:value-type="float" office:value="891.583252">
            <text:p>891,583252</text:p>
          </table:table-cell>
          <table:table-cell office:value-type="float" office:value="158.084808">
            <text:p>158,084808</text:p>
          </table:table-cell>
          <table:table-cell office:value-type="float" office:value="38.320438">
            <text:p>38,320438</text:p>
          </table:table-cell>
          <table:table-cell office:value-type="float" office:value="6613.88623">
            <text:p>6613,88623</text:p>
          </table:table-cell>
          <table:table-cell office:value-type="float" office:value="138.261154">
            <text:p>138,261154</text:p>
          </table:table-cell>
          <table:table-cell office:value-type="float" office:value="24124.699219">
            <text:p>24124,699219</text:p>
          </table:table-cell>
          <table:table-cell office:value-type="float" office:value="415.298126">
            <text:p>415,298126</text:p>
          </table:table-cell>
          <table:table-cell office:value-type="float" office:value="12139.234375">
            <text:p>12139,234375</text:p>
          </table:table-cell>
          <table:table-cell office:value-type="float" office:value="168.341888">
            <text:p>168,341888</text:p>
          </table:table-cell>
          <table:table-cell office:value-type="float" office:value="12517.570313">
            <text:p>12517,570313</text:p>
          </table:table-cell>
          <table:table-cell office:value-type="float" office:value="165.372787">
            <text:p>165,372787</text:p>
          </table:table-cell>
          <table:table-cell office:value-type="float" office:value="1468.598511">
            <text:p>1468,598511</text:p>
          </table:table-cell>
          <table:table-cell office:value-type="float" office:value="38.138741">
            <text:p>38,138741</text:p>
          </table:table-cell>
          <table:table-cell office:value-type="float" office:value="22.902056">
            <text:p>22,902056</text:p>
          </table:table-cell>
          <table:table-cell office:value-type="float" office:value="6.228355">
            <text:p>6,228355</text:p>
          </table:table-cell>
          <table:table-cell office:value-type="float" office:value="62.998627">
            <text:p>62,998627</text:p>
          </table:table-cell>
          <table:table-cell office:value-type="float" office:value="8.393538">
            <text:p>8,393538</text:p>
          </table:table-cell>
          <table:table-cell office:value-type="float" office:value="237.163254">
            <text:p>237,163254</text:p>
          </table:table-cell>
          <table:table-cell office:value-type="float" office:value="7.545886">
            <text:p>7,545886</text:p>
          </table:table-cell>
          <table:table-cell office:value-type="float" office:value="15014.257813">
            <text:p>15014,257813</text:p>
          </table:table-cell>
          <table:table-cell office:value-type="float" office:value="276.091858">
            <text:p>276,091858</text:p>
          </table:table-cell>
          <table:table-cell office:value-type="float" office:value="48.414486">
            <text:p>48,414486</text:p>
          </table:table-cell>
          <table:table-cell office:value-type="float" office:value="8.677619">
            <text:p>8,677619</text:p>
          </table:table-cell>
          <table:table-cell office:value-type="float" office:value="73.13102">
            <text:p>73,13102</text:p>
          </table:table-cell>
          <table:table-cell office:value-type="float" office:value="16.003359">
            <text:p>16,003359</text:p>
          </table:table-cell>
          <table:table-cell office:value-type="float" office:value="350.91745">
            <text:p>350,91745</text:p>
          </table:table-cell>
          <table:table-cell office:value-type="float" office:value="21.265203">
            <text:p>21,265203</text:p>
          </table:table-cell>
          <table:table-cell office:value-type="float" office:value="447.011139">
            <text:p>447,011139</text:p>
          </table:table-cell>
          <table:table-cell office:value-type="float" office:value="12.375961">
            <text:p>12,375961</text:p>
          </table:table-cell>
          <table:table-cell office:value-type="float" office:value="40.605591">
            <text:p>40,605591</text:p>
          </table:table-cell>
          <table:table-cell office:value-type="float" office:value="10.365068">
            <text:p>10,365068</text:p>
          </table:table-cell>
          <table:table-cell office:value-type="float" office:value="109.740181">
            <text:p>109,740181</text:p>
          </table:table-cell>
          <table:table-cell office:value-type="float" office:value="10.787721">
            <text:p>10,787721</text:p>
          </table:table-cell>
          <table:table-cell office:value-type="float" office:value="64.821373">
            <text:p>64,821373</text:p>
          </table:table-cell>
          <table:table-cell office:value-type="float" office:value="11.230928">
            <text:p>11,230928</text:p>
          </table:table-cell>
          <table:table-cell office:value-type="float" office:value="103.113083">
            <text:p>103,113083</text:p>
          </table:table-cell>
          <table:table-cell office:value-type="float" office:value="61.322609">
            <text:p>61,322609</text:p>
          </table:table-cell>
          <table:table-cell table:number-columns-repeated="6" office:value-type="float" office:value="0">
            <text:p>0</text:p>
          </table:table-cell>
          <table:table-cell office:value-type="float" office:value="195.24498">
            <text:p>195,24498</text:p>
          </table:table-cell>
          <table:table-cell office:value-type="float" office:value="21.496017">
            <text:p>21,496017</text:p>
          </table:table-cell>
        </table:table-row>
        <table:table-row table:style-name="ro1">
          <table:table-cell office:value-type="string">
            <text:p>AFR407 <text:s text:c="5"/></text:p>
          </table:table-cell>
          <table:table-cell office:value-type="float" office:value="11962.74707">
            <text:p>11962,74707</text:p>
          </table:table-cell>
          <table:table-cell office:value-type="float" office:value="1317.828491">
            <text:p>1317,828491</text:p>
          </table:table-cell>
          <table:table-cell office:value-type="float" office:value="4597.140625">
            <text:p>4597,140625</text:p>
          </table:table-cell>
          <table:table-cell office:value-type="float" office:value="583.875427">
            <text:p>583,875427</text:p>
          </table:table-cell>
          <table:table-cell office:value-type="float" office:value="35588.507813">
            <text:p>35588,507813</text:p>
          </table:table-cell>
          <table:table-cell office:value-type="float" office:value="818.279419">
            <text:p>818,279419</text:p>
          </table:table-cell>
          <table:table-cell office:value-type="float" office:value="73179.414063">
            <text:p>73179,414063</text:p>
          </table:table-cell>
          <table:table-cell office:value-type="float" office:value="1574.850098">
            <text:p>1574,850098</text:p>
          </table:table-cell>
          <table:table-cell office:value-type="float" office:value="420.897278">
            <text:p>420,897278</text:p>
          </table:table-cell>
          <table:table-cell office:value-type="float" office:value="45.665817">
            <text:p>45,665817</text:p>
          </table:table-cell>
          <table:table-cell office:value-type="float" office:value="8356.458984">
            <text:p>8356,458984</text:p>
          </table:table-cell>
          <table:table-cell office:value-type="float" office:value="171.340881">
            <text:p>171,340881</text:p>
          </table:table-cell>
          <table:table-cell office:value-type="float" office:value="32499.501953">
            <text:p>32499,501953</text:p>
          </table:table-cell>
          <table:table-cell office:value-type="float" office:value="556.454407">
            <text:p>556,454407</text:p>
          </table:table-cell>
          <table:table-cell office:value-type="float" office:value="15454.712891">
            <text:p>15454,712891</text:p>
          </table:table-cell>
          <table:table-cell office:value-type="float" office:value="213.142227">
            <text:p>213,142227</text:p>
          </table:table-cell>
          <table:table-cell office:value-type="float" office:value="23328.244141">
            <text:p>23328,244141</text:p>
          </table:table-cell>
          <table:table-cell office:value-type="float" office:value="305.407166">
            <text:p>305,407166</text:p>
          </table:table-cell>
          <table:table-cell office:value-type="float" office:value="2723.980225">
            <text:p>2723,980225</text:p>
          </table:table-cell>
          <table:table-cell office:value-type="float" office:value="69.544594">
            <text:p>69,544594</text:p>
          </table:table-cell>
          <table:table-cell office:value-type="float" office:value="48.604172">
            <text:p>48,604172</text:p>
          </table:table-cell>
          <table:table-cell office:value-type="float" office:value="6.937747">
            <text:p>6,937747</text:p>
          </table:table-cell>
          <table:table-cell office:value-type="float" office:value="90.15284">
            <text:p>90,15284</text:p>
          </table:table-cell>
          <table:table-cell office:value-type="float" office:value="8.590432">
            <text:p>8,590432</text:p>
          </table:table-cell>
          <table:table-cell office:value-type="float" office:value="404.694946">
            <text:p>404,694946</text:p>
          </table:table-cell>
          <table:table-cell office:value-type="float" office:value="10.273198">
            <text:p>10,273198</text:p>
          </table:table-cell>
          <table:table-cell office:value-type="float" office:value="28099.564453">
            <text:p>28099,564453</text:p>
          </table:table-cell>
          <table:table-cell office:value-type="float" office:value="515.024719">
            <text:p>515,024719</text:p>
          </table:table-cell>
          <table:table-cell office:value-type="float" office:value="23.157106">
            <text:p>23,157106</text:p>
          </table:table-cell>
          <table:table-cell office:value-type="float" office:value="8.392186">
            <text:p>8,392186</text:p>
          </table:table-cell>
          <table:table-cell office:value-type="float" office:value="108.050041">
            <text:p>108,050041</text:p>
          </table:table-cell>
          <table:table-cell office:value-type="float" office:value="16.042906">
            <text:p>16,042906</text:p>
          </table:table-cell>
          <table:table-cell office:value-type="float" office:value="588.196228">
            <text:p>588,196228</text:p>
          </table:table-cell>
          <table:table-cell office:value-type="float" office:value="22.649876">
            <text:p>22,649876</text:p>
          </table:table-cell>
          <table:table-cell office:value-type="float" office:value="182.482895">
            <text:p>182,482895</text:p>
          </table:table-cell>
          <table:table-cell office:value-type="float" office:value="9.77141">
            <text:p>9,77141</text:p>
          </table:table-cell>
          <table:table-cell office:value-type="float" office:value="56.743595">
            <text:p>56,743595</text:p>
          </table:table-cell>
          <table:table-cell office:value-type="float" office:value="9.931128">
            <text:p>9,931128</text:p>
          </table:table-cell>
          <table:table-cell office:value-type="float" office:value="156.246536">
            <text:p>156,246536</text:p>
          </table:table-cell>
          <table:table-cell office:value-type="float" office:value="10.645189">
            <text:p>10,645189</text:p>
          </table:table-cell>
          <table:table-cell office:value-type="float" office:value="112.116829">
            <text:p>112,116829</text:p>
          </table:table-cell>
          <table:table-cell office:value-type="float" office:value="11.080228">
            <text:p>11,080228</text:p>
          </table:table-cell>
          <table:table-cell office:value-type="float" office:value="64.986404">
            <text:p>64,986404</text:p>
          </table:table-cell>
          <table:table-cell office:value-type="float" office:value="67.561592">
            <text:p>67,561592</text:p>
          </table:table-cell>
          <table:table-cell table:number-columns-repeated="6" office:value-type="float" office:value="0">
            <text:p>0</text:p>
          </table:table-cell>
          <table:table-cell office:value-type="float" office:value="244.842682">
            <text:p>244,842682</text:p>
          </table:table-cell>
          <table:table-cell office:value-type="float" office:value="21.162289">
            <text:p>21,162289</text:p>
          </table:table-cell>
        </table:table-row>
        <table:table-row table:style-name="ro1">
          <table:table-cell office:value-type="string">
            <text:p>AFR408 <text:s text:c="5"/></text:p>
          </table:table-cell>
          <table:table-cell office:value-type="float" office:value="8311.767578">
            <text:p>8311,767578</text:p>
          </table:table-cell>
          <table:table-cell office:value-type="float" office:value="1104.153076">
            <text:p>1104,153076</text:p>
          </table:table-cell>
          <table:table-cell office:value-type="float" office:value="3308.10083">
            <text:p>3308,10083</text:p>
          </table:table-cell>
          <table:table-cell office:value-type="float" office:value="545.713684">
            <text:p>545,713684</text:p>
          </table:table-cell>
          <table:table-cell office:value-type="float" office:value="25016.066406">
            <text:p>25016,066406</text:p>
          </table:table-cell>
          <table:table-cell office:value-type="float" office:value="597.392578">
            <text:p>597,392578</text:p>
          </table:table-cell>
          <table:table-cell office:value-type="float" office:value="53680.953125">
            <text:p>53680,953125</text:p>
          </table:table-cell>
          <table:table-cell office:value-type="float" office:value="1160.11792">
            <text:p>1160,11792</text:p>
          </table:table-cell>
          <table:table-cell office:value-type="float" office:value="506.54892">
            <text:p>506,54892</text:p>
          </table:table-cell>
          <table:table-cell office:value-type="float" office:value="43.431721">
            <text:p>43,431721</text:p>
          </table:table-cell>
          <table:table-cell office:value-type="float" office:value="5832.037598">
            <text:p>5832,037598</text:p>
          </table:table-cell>
          <table:table-cell office:value-type="float" office:value="124.33078">
            <text:p>124,33078</text:p>
          </table:table-cell>
          <table:table-cell office:value-type="float" office:value="23061.505859">
            <text:p>23061,505859</text:p>
          </table:table-cell>
          <table:table-cell office:value-type="float" office:value="397.296112">
            <text:p>397,296112</text:p>
          </table:table-cell>
          <table:table-cell office:value-type="float" office:value="12693.305664">
            <text:p>12693,305664</text:p>
          </table:table-cell>
          <table:table-cell office:value-type="float" office:value="175.911835">
            <text:p>175,911835</text:p>
          </table:table-cell>
          <table:table-cell office:value-type="float" office:value="18982.302734">
            <text:p>18982,302734</text:p>
          </table:table-cell>
          <table:table-cell office:value-type="float" office:value="249.075485">
            <text:p>249,075485</text:p>
          </table:table-cell>
          <table:table-cell office:value-type="float" office:value="2271.17749">
            <text:p>2271,17749</text:p>
          </table:table-cell>
          <table:table-cell office:value-type="float" office:value="58.20821">
            <text:p>58,20821</text:p>
          </table:table-cell>
          <table:table-cell office:value-type="float" office:value="40.316826">
            <text:p>40,316826</text:p>
          </table:table-cell>
          <table:table-cell office:value-type="float" office:value="6.792384">
            <text:p>6,792384</text:p>
          </table:table-cell>
          <table:table-cell office:value-type="float" office:value="86.141129">
            <text:p>86,141129</text:p>
          </table:table-cell>
          <table:table-cell office:value-type="float" office:value="8.625854">
            <text:p>8,625854</text:p>
          </table:table-cell>
          <table:table-cell office:value-type="float" office:value="316.973907">
            <text:p>316,973907</text:p>
          </table:table-cell>
          <table:table-cell office:value-type="float" office:value="8.891843">
            <text:p>8,891843</text:p>
          </table:table-cell>
          <table:table-cell office:value-type="float" office:value="22864.181641">
            <text:p>22864,181641</text:p>
          </table:table-cell>
          <table:table-cell office:value-type="float" office:value="419.422943">
            <text:p>419,422943</text:p>
          </table:table-cell>
          <table:table-cell office:value-type="float" office:value="40.712669">
            <text:p>40,712669</text:p>
          </table:table-cell>
          <table:table-cell office:value-type="float" office:value="8.878551">
            <text:p>8,878551</text:p>
          </table:table-cell>
          <table:table-cell office:value-type="float" office:value="88.013672">
            <text:p>88,013672</text:p>
          </table:table-cell>
          <table:table-cell office:value-type="float" office:value="16.18034">
            <text:p>16,18034</text:p>
          </table:table-cell>
          <table:table-cell office:value-type="float" office:value="541.326782">
            <text:p>541,326782</text:p>
          </table:table-cell>
          <table:table-cell office:value-type="float" office:value="22.483141">
            <text:p>22,483141</text:p>
          </table:table-cell>
          <table:table-cell office:value-type="float" office:value="197.950607">
            <text:p>197,950607</text:p>
          </table:table-cell>
          <table:table-cell office:value-type="float" office:value="10.451832">
            <text:p>10,451832</text:p>
          </table:table-cell>
          <table:table-cell office:value-type="float" office:value="50.616589">
            <text:p>50,616589</text:p>
          </table:table-cell>
          <table:table-cell office:value-type="float" office:value="10.51814">
            <text:p>10,51814</text:p>
          </table:table-cell>
          <table:table-cell office:value-type="float" office:value="142.025513">
            <text:p>142,025513</text:p>
          </table:table-cell>
          <table:table-cell office:value-type="float" office:value="11.112608">
            <text:p>11,112608</text:p>
          </table:table-cell>
          <table:table-cell office:value-type="float" office:value="81.382217">
            <text:p>81,382217</text:p>
          </table:table-cell>
          <table:table-cell office:value-type="float" office:value="11.581768">
            <text:p>11,581768</text:p>
          </table:table-cell>
          <table:table-cell office:value-type="float" office:value="59.035702">
            <text:p>59,035702</text:p>
          </table:table-cell>
          <table:table-cell office:value-type="float" office:value="61.476429">
            <text:p>61,476429</text:p>
          </table:table-cell>
          <table:table-cell table:number-columns-repeated="6" office:value-type="float" office:value="0">
            <text:p>0</text:p>
          </table:table-cell>
          <table:table-cell office:value-type="float" office:value="189.508148">
            <text:p>189,508148</text:p>
          </table:table-cell>
          <table:table-cell office:value-type="float" office:value="21.999819">
            <text:p>21,999819</text:p>
          </table:table-cell>
        </table:table-row>
        <table:table-row table:style-name="ro1">
          <table:table-cell office:value-type="string">
            <text:p>AFR409 <text:s text:c="5"/></text:p>
          </table:table-cell>
          <table:table-cell office:value-type="float" office:value="5827.648438">
            <text:p>5827,648438</text:p>
          </table:table-cell>
          <table:table-cell office:value-type="float" office:value="921.295837">
            <text:p>921,295837</text:p>
          </table:table-cell>
          <table:table-cell office:value-type="float" office:value="1334.637451">
            <text:p>1334,637451</text:p>
          </table:table-cell>
          <table:table-cell office:value-type="float" office:value="491.605316">
            <text:p>491,605316</text:p>
          </table:table-cell>
          <table:table-cell office:value-type="float" office:value="13443.200195">
            <text:p>13443,200195</text:p>
          </table:table-cell>
          <table:table-cell office:value-type="float" office:value="361.803528">
            <text:p>361,803528</text:p>
          </table:table-cell>
          <table:table-cell office:value-type="float" office:value="29954.998047">
            <text:p>29954,998047</text:p>
          </table:table-cell>
          <table:table-cell office:value-type="float" office:value="655.758667">
            <text:p>655,758667</text:p>
          </table:table-cell>
          <table:table-cell office:value-type="float" office:value="181.864502">
            <text:p>181,864502</text:p>
          </table:table-cell>
          <table:table-cell office:value-type="float" office:value="33.036289">
            <text:p>33,036289</text:p>
          </table:table-cell>
          <table:table-cell office:value-type="float" office:value="3847.125732">
            <text:p>3847,125732</text:p>
          </table:table-cell>
          <table:table-cell office:value-type="float" office:value="86.547409">
            <text:p>86,547409</text:p>
          </table:table-cell>
          <table:table-cell office:value-type="float" office:value="13390.084961">
            <text:p>13390,084961</text:p>
          </table:table-cell>
          <table:table-cell office:value-type="float" office:value="234.33577">
            <text:p>234,33577</text:p>
          </table:table-cell>
          <table:table-cell office:value-type="float" office:value="6209.09668">
            <text:p>6209,09668</text:p>
          </table:table-cell>
          <table:table-cell office:value-type="float" office:value="88.596581">
            <text:p>88,596581</text:p>
          </table:table-cell>
          <table:table-cell office:value-type="float" office:value="7670.492188">
            <text:p>7670,492188</text:p>
          </table:table-cell>
          <table:table-cell office:value-type="float" office:value="102.676903">
            <text:p>102,676903</text:p>
          </table:table-cell>
          <table:table-cell office:value-type="float" office:value="1097.412964">
            <text:p>1097,412964</text:p>
          </table:table-cell>
          <table:table-cell office:value-type="float" office:value="28.872694">
            <text:p>28,872694</text:p>
          </table:table-cell>
          <table:table-cell office:value-type="float" office:value="34.817528">
            <text:p>34,817528</text:p>
          </table:table-cell>
          <table:table-cell office:value-type="float" office:value="5.896793">
            <text:p>5,896793</text:p>
          </table:table-cell>
          <table:table-cell office:value-type="float" office:value="47.973129">
            <text:p>47,973129</text:p>
          </table:table-cell>
          <table:table-cell office:value-type="float" office:value="8.216281">
            <text:p>8,216281</text:p>
          </table:table-cell>
          <table:table-cell office:value-type="float" office:value="153.450119">
            <text:p>153,450119</text:p>
          </table:table-cell>
          <table:table-cell office:value-type="float" office:value="6.296932">
            <text:p>6,296932</text:p>
          </table:table-cell>
          <table:table-cell office:value-type="float" office:value="13586.737305">
            <text:p>13586,737305</text:p>
          </table:table-cell>
          <table:table-cell office:value-type="float" office:value="250.02916">
            <text:p>250,02916</text:p>
          </table:table-cell>
          <table:table-cell office:value-type="float" office:value="48.251949">
            <text:p>48,251949</text:p>
          </table:table-cell>
          <table:table-cell office:value-type="float" office:value="8.434769">
            <text:p>8,434769</text:p>
          </table:table-cell>
          <table:table-cell office:value-type="float" office:value="114.465324">
            <text:p>114,465324</text:p>
          </table:table-cell>
          <table:table-cell office:value-type="float" office:value="16.098867">
            <text:p>16,098867</text:p>
          </table:table-cell>
          <table:table-cell office:value-type="float" office:value="243.980316">
            <text:p>243,980316</text:p>
          </table:table-cell>
          <table:table-cell office:value-type="float" office:value="20.683222">
            <text:p>20,683222</text:p>
          </table:table-cell>
          <table:table-cell office:value-type="float" office:value="129.251587">
            <text:p>129,251587</text:p>
          </table:table-cell>
          <table:table-cell office:value-type="float" office:value="9.603658">
            <text:p>9,603658</text:p>
          </table:table-cell>
          <table:table-cell office:value-type="float" office:value="29.340168">
            <text:p>29,340168</text:p>
          </table:table-cell>
          <table:table-cell office:value-type="float" office:value="9.977688">
            <text:p>9,977688</text:p>
          </table:table-cell>
          <table:table-cell office:value-type="float" office:value="65.738457">
            <text:p>65,738457</text:p>
          </table:table-cell>
          <table:table-cell office:value-type="float" office:value="10.321054">
            <text:p>10,321054</text:p>
          </table:table-cell>
          <table:table-cell office:value-type="float" office:value="58.861797">
            <text:p>58,861797</text:p>
          </table:table-cell>
          <table:table-cell office:value-type="float" office:value="11.042637">
            <text:p>11,042637</text:p>
          </table:table-cell>
          <table:table-cell office:value-type="float" office:value="66.559402">
            <text:p>66,559402</text:p>
          </table:table-cell>
          <table:table-cell office:value-type="float" office:value="51.68742">
            <text:p>51,68742</text:p>
          </table:table-cell>
          <table:table-cell table:number-columns-repeated="6" office:value-type="float" office:value="0">
            <text:p>0</text:p>
          </table:table-cell>
          <table:table-cell office:value-type="float" office:value="93.404549">
            <text:p>93,404549</text:p>
          </table:table-cell>
          <table:table-cell office:value-type="float" office:value="20.525761">
            <text:p>20,525761</text:p>
          </table:table-cell>
        </table:table-row>
        <table:table-row table:style-name="ro1">
          <table:table-cell office:value-type="string">
            <text:p>AFR410 <text:s text:c="5"/></text:p>
          </table:table-cell>
          <table:table-cell office:value-type="float" office:value="23281.458984">
            <text:p>23281,458984</text:p>
          </table:table-cell>
          <table:table-cell office:value-type="float" office:value="1968.675659">
            <text:p>1968,675659</text:p>
          </table:table-cell>
          <table:table-cell office:value-type="float" office:value="3683.574219">
            <text:p>3683,574219</text:p>
          </table:table-cell>
          <table:table-cell office:value-type="float" office:value="587.211731">
            <text:p>587,211731</text:p>
          </table:table-cell>
          <table:table-cell office:value-type="float" office:value="9809.462891">
            <text:p>9809,462891</text:p>
          </table:table-cell>
          <table:table-cell office:value-type="float" office:value="317.545349">
            <text:p>317,545349</text:p>
          </table:table-cell>
          <table:table-cell office:value-type="float" office:value="23571.732422">
            <text:p>23571,732422</text:p>
          </table:table-cell>
          <table:table-cell office:value-type="float" office:value="522.94519">
            <text:p>522,94519</text:p>
          </table:table-cell>
          <table:table-cell office:value-type="float" office:value="241.481247">
            <text:p>241,481247</text:p>
          </table:table-cell>
          <table:table-cell office:value-type="float" office:value="45.155468">
            <text:p>45,155468</text:p>
          </table:table-cell>
          <table:table-cell office:value-type="float" office:value="7179.540527">
            <text:p>7179,540527</text:p>
          </table:table-cell>
          <table:table-cell office:value-type="float" office:value="151.366867">
            <text:p>151,366867</text:p>
          </table:table-cell>
          <table:table-cell office:value-type="float" office:value="54697.894531">
            <text:p>54697,894531</text:p>
          </table:table-cell>
          <table:table-cell office:value-type="float" office:value="931.239868">
            <text:p>931,239868</text:p>
          </table:table-cell>
          <table:table-cell office:value-type="float" office:value="16761.296875">
            <text:p>16761,296875</text:p>
          </table:table-cell>
          <table:table-cell office:value-type="float" office:value="230.791122">
            <text:p>230,791122</text:p>
          </table:table-cell>
          <table:table-cell office:value-type="float" office:value="13408.700195">
            <text:p>13408,700195</text:p>
          </table:table-cell>
          <table:table-cell office:value-type="float" office:value="177.003098">
            <text:p>177,003098</text:p>
          </table:table-cell>
          <table:table-cell office:value-type="float" office:value="894.951721">
            <text:p>894,951721</text:p>
          </table:table-cell>
          <table:table-cell office:value-type="float" office:value="24.063896">
            <text:p>24,063896</text:p>
          </table:table-cell>
          <table:table-cell office:value-type="float" office:value="20.627865">
            <text:p>20,627865</text:p>
          </table:table-cell>
          <table:table-cell office:value-type="float" office:value="6.57736">
            <text:p>6,57736</text:p>
          </table:table-cell>
          <table:table-cell office:value-type="float" office:value="54.174557">
            <text:p>54,174557</text:p>
          </table:table-cell>
          <table:table-cell office:value-type="float" office:value="8.754941">
            <text:p>8,754941</text:p>
          </table:table-cell>
          <table:table-cell office:value-type="float" office:value="146.569916">
            <text:p>146,569916</text:p>
          </table:table-cell>
          <table:table-cell office:value-type="float" office:value="6.95923">
            <text:p>6,95923</text:p>
          </table:table-cell>
          <table:table-cell office:value-type="float" office:value="9639.462891">
            <text:p>9639,462891</text:p>
          </table:table-cell>
          <table:table-cell office:value-type="float" office:value="178.096939">
            <text:p>178,096939</text:p>
          </table:table-cell>
          <table:table-cell office:value-type="float" office:value="75.862228">
            <text:p>75,862228</text:p>
          </table:table-cell>
          <table:table-cell office:value-type="float" office:value="10.167448">
            <text:p>10,167448</text:p>
          </table:table-cell>
          <table:table-cell office:value-type="float" office:value="130.563141">
            <text:p>130,563141</text:p>
          </table:table-cell>
          <table:table-cell office:value-type="float" office:value="17.099527">
            <text:p>17,099527</text:p>
          </table:table-cell>
          <table:table-cell office:value-type="float" office:value="769.613098">
            <text:p>769,613098</text:p>
          </table:table-cell>
          <table:table-cell office:value-type="float" office:value="24.784658">
            <text:p>24,784658</text:p>
          </table:table-cell>
          <table:table-cell office:value-type="float" office:value="712.711426">
            <text:p>712,711426</text:p>
          </table:table-cell>
          <table:table-cell office:value-type="float" office:value="16.608297">
            <text:p>16,608297</text:p>
          </table:table-cell>
          <table:table-cell office:value-type="float" office:value="49.693035">
            <text:p>49,693035</text:p>
          </table:table-cell>
          <table:table-cell office:value-type="float" office:value="12.274536">
            <text:p>12,274536</text:p>
          </table:table-cell>
          <table:table-cell office:value-type="float" office:value="119.380402">
            <text:p>119,380402</text:p>
          </table:table-cell>
          <table:table-cell office:value-type="float" office:value="12.716269">
            <text:p>12,716269</text:p>
          </table:table-cell>
          <table:table-cell office:value-type="float" office:value="58.803085">
            <text:p>58,803085</text:p>
          </table:table-cell>
          <table:table-cell office:value-type="float" office:value="13.175399">
            <text:p>13,175399</text:p>
          </table:table-cell>
          <table:table-cell office:value-type="float" office:value="474.065277">
            <text:p>474,065277</text:p>
          </table:table-cell>
          <table:table-cell office:value-type="float" office:value="81.854836">
            <text:p>81,854836</text:p>
          </table:table-cell>
          <table:table-cell table:number-columns-repeated="6" office:value-type="float" office:value="0">
            <text:p>0</text:p>
          </table:table-cell>
          <table:table-cell office:value-type="float" office:value="348.564636">
            <text:p>348,564636</text:p>
          </table:table-cell>
          <table:table-cell office:value-type="float" office:value="26.130985">
            <text:p>26,130985</text:p>
          </table:table-cell>
        </table:table-row>
        <table:table-row table:style-name="ro1">
          <table:table-cell office:value-type="string">
            <text:p>AFR411 <text:s text:c="5"/></text:p>
          </table:table-cell>
          <table:table-cell office:value-type="float" office:value="9542.529297">
            <text:p>9542,529297</text:p>
          </table:table-cell>
          <table:table-cell office:value-type="float" office:value="1188.775635">
            <text:p>1188,775635</text:p>
          </table:table-cell>
          <table:table-cell office:value-type="float" office:value="1599.576172">
            <text:p>1599,576172</text:p>
          </table:table-cell>
          <table:table-cell office:value-type="float" office:value="525.732971">
            <text:p>525,732971</text:p>
          </table:table-cell>
          <table:table-cell office:value-type="float" office:value="11316.291016">
            <text:p>11316,291016</text:p>
          </table:table-cell>
          <table:table-cell office:value-type="float" office:value="324.905762">
            <text:p>324,905762</text:p>
          </table:table-cell>
          <table:table-cell office:value-type="float" office:value="27280.289063">
            <text:p>27280,289063</text:p>
          </table:table-cell>
          <table:table-cell office:value-type="float" office:value="599.719116">
            <text:p>599,719116</text:p>
          </table:table-cell>
          <table:table-cell office:value-type="float" office:value="230.857819">
            <text:p>230,857819</text:p>
          </table:table-cell>
          <table:table-cell office:value-type="float" office:value="37.110092">
            <text:p>37,110092</text:p>
          </table:table-cell>
          <table:table-cell office:value-type="float" office:value="5007.034668">
            <text:p>5007,034668</text:p>
          </table:table-cell>
          <table:table-cell office:value-type="float" office:value="109.002319">
            <text:p>109,002319</text:p>
          </table:table-cell>
          <table:table-cell office:value-type="float" office:value="20641.861328">
            <text:p>20641,861328</text:p>
          </table:table-cell>
          <table:table-cell office:value-type="float" office:value="356.789398">
            <text:p>356,789398</text:p>
          </table:table-cell>
          <table:table-cell office:value-type="float" office:value="6079.371094">
            <text:p>6079,371094</text:p>
          </table:table-cell>
          <table:table-cell office:value-type="float" office:value="87.053452">
            <text:p>87,053452</text:p>
          </table:table-cell>
          <table:table-cell office:value-type="float" office:value="9242.710938">
            <text:p>9242,710938</text:p>
          </table:table-cell>
          <table:table-cell office:value-type="float" office:value="122.989464">
            <text:p>122,989464</text:p>
          </table:table-cell>
          <table:table-cell office:value-type="float" office:value="962.323547">
            <text:p>962,323547</text:p>
          </table:table-cell>
          <table:table-cell office:value-type="float" office:value="25.653303">
            <text:p>25,653303</text:p>
          </table:table-cell>
          <table:table-cell office:value-type="float" office:value="18.494543">
            <text:p>18,494543</text:p>
          </table:table-cell>
          <table:table-cell office:value-type="float" office:value="6.280797">
            <text:p>6,280797</text:p>
          </table:table-cell>
          <table:table-cell office:value-type="float" office:value="61.033749">
            <text:p>61,033749</text:p>
          </table:table-cell>
          <table:table-cell office:value-type="float" office:value="8.573968">
            <text:p>8,573968</text:p>
          </table:table-cell>
          <table:table-cell office:value-type="float" office:value="184.757767">
            <text:p>184,757767</text:p>
          </table:table-cell>
          <table:table-cell office:value-type="float" office:value="7.126829">
            <text:p>7,126829</text:p>
          </table:table-cell>
          <table:table-cell office:value-type="float" office:value="13247.382813">
            <text:p>13247,382813</text:p>
          </table:table-cell>
          <table:table-cell office:value-type="float" office:value="243.876129">
            <text:p>243,876129</text:p>
          </table:table-cell>
          <table:table-cell office:value-type="float" office:value="60.338367">
            <text:p>60,338367</text:p>
          </table:table-cell>
          <table:table-cell office:value-type="float" office:value="9.478365">
            <text:p>9,478365</text:p>
          </table:table-cell>
          <table:table-cell office:value-type="float" office:value="128.366043">
            <text:p>128,366043</text:p>
          </table:table-cell>
          <table:table-cell office:value-type="float" office:value="16.710279">
            <text:p>16,710279</text:p>
          </table:table-cell>
          <table:table-cell office:value-type="float" office:value="736.951477">
            <text:p>736,951477</text:p>
          </table:table-cell>
          <table:table-cell office:value-type="float" office:value="24.227987">
            <text:p>24,227987</text:p>
          </table:table-cell>
          <table:table-cell office:value-type="float" office:value="318.517212">
            <text:p>318,517212</text:p>
          </table:table-cell>
          <table:table-cell office:value-type="float" office:value="11.987531">
            <text:p>11,987531</text:p>
          </table:table-cell>
          <table:table-cell office:value-type="float" office:value="26.533695">
            <text:p>26,533695</text:p>
          </table:table-cell>
          <table:table-cell office:value-type="float" office:value="11.33882">
            <text:p>11,33882</text:p>
          </table:table-cell>
          <table:table-cell office:value-type="float" office:value="81.658737">
            <text:p>81,658737</text:p>
          </table:table-cell>
          <table:table-cell office:value-type="float" office:value="11.708838">
            <text:p>11,708838</text:p>
          </table:table-cell>
          <table:table-cell office:value-type="float" office:value="51.46875">
            <text:p>51,46875</text:p>
          </table:table-cell>
          <table:table-cell office:value-type="float" office:value="12.301798">
            <text:p>12,301798</text:p>
          </table:table-cell>
          <table:table-cell office:value-type="float" office:value="87.707214">
            <text:p>87,707214</text:p>
          </table:table-cell>
          <table:table-cell office:value-type="float" office:value="58.397324">
            <text:p>58,397324</text:p>
          </table:table-cell>
          <table:table-cell table:number-columns-repeated="6" office:value-type="float" office:value="0">
            <text:p>0</text:p>
          </table:table-cell>
          <table:table-cell office:value-type="float" office:value="179.355011">
            <text:p>179,355011</text:p>
          </table:table-cell>
          <table:table-cell office:value-type="float" office:value="23.462383">
            <text:p>23,462383</text:p>
          </table:table-cell>
        </table:table-row>
        <table:table-row table:style-name="ro1">
          <table:table-cell office:value-type="string">
            <text:p>AFR412 <text:s text:c="5"/></text:p>
          </table:table-cell>
          <table:table-cell office:value-type="float" office:value="5690.003906">
            <text:p>5690,003906</text:p>
          </table:table-cell>
          <table:table-cell office:value-type="float" office:value="1058.231323">
            <text:p>1058,231323</text:p>
          </table:table-cell>
          <table:table-cell office:value-type="float" office:value="1586.467285">
            <text:p>1586,467285</text:p>
          </table:table-cell>
          <table:table-cell office:value-type="float" office:value="542.729797">
            <text:p>542,729797</text:p>
          </table:table-cell>
          <table:table-cell office:value-type="float" office:value="20968.050781">
            <text:p>20968,050781</text:p>
          </table:table-cell>
          <table:table-cell office:value-type="float" office:value="518.940063">
            <text:p>518,940063</text:p>
          </table:table-cell>
          <table:table-cell office:value-type="float" office:value="44974.140625">
            <text:p>44974,140625</text:p>
          </table:table-cell>
          <table:table-cell office:value-type="float" office:value="975.274475">
            <text:p>975,274475</text:p>
          </table:table-cell>
          <table:table-cell office:value-type="float" office:value="379.40979">
            <text:p>379,40979</text:p>
          </table:table-cell>
          <table:table-cell office:value-type="float" office:value="41.890179">
            <text:p>41,890179</text:p>
          </table:table-cell>
          <table:table-cell office:value-type="float" office:value="5229.38623">
            <text:p>5229,38623</text:p>
          </table:table-cell>
          <table:table-cell office:value-type="float" office:value="113.473694">
            <text:p>113,473694</text:p>
          </table:table-cell>
          <table:table-cell office:value-type="float" office:value="20166.345703">
            <text:p>20166,345703</text:p>
          </table:table-cell>
          <table:table-cell office:value-type="float" office:value="348.642395">
            <text:p>348,642395</text:p>
          </table:table-cell>
          <table:table-cell office:value-type="float" office:value="11490.823242">
            <text:p>11490,823242</text:p>
          </table:table-cell>
          <table:table-cell office:value-type="float" office:value="159.784149">
            <text:p>159,784149</text:p>
          </table:table-cell>
          <table:table-cell office:value-type="float" office:value="15896.064453">
            <text:p>15896,064453</text:p>
          </table:table-cell>
          <table:table-cell office:value-type="float" office:value="209.115829">
            <text:p>209,115829</text:p>
          </table:table-cell>
          <table:table-cell office:value-type="float" office:value="1880.650513">
            <text:p>1880,650513</text:p>
          </table:table-cell>
          <table:table-cell office:value-type="float" office:value="48.489201">
            <text:p>48,489201</text:p>
          </table:table-cell>
          <table:table-cell office:value-type="float" office:value="25.597984">
            <text:p>25,597984</text:p>
          </table:table-cell>
          <table:table-cell office:value-type="float" office:value="7.02337">
            <text:p>7,02337</text:p>
          </table:table-cell>
          <table:table-cell office:value-type="float" office:value="67.365181">
            <text:p>67,365181</text:p>
          </table:table-cell>
          <table:table-cell office:value-type="float" office:value="8.843517">
            <text:p>8,843517</text:p>
          </table:table-cell>
          <table:table-cell office:value-type="float" office:value="263.977295">
            <text:p>263,977295</text:p>
          </table:table-cell>
          <table:table-cell office:value-type="float" office:value="8.438634">
            <text:p>8,438634</text:p>
          </table:table-cell>
          <table:table-cell office:value-type="float" office:value="19063.148438">
            <text:p>19063,148438</text:p>
          </table:table-cell>
          <table:table-cell office:value-type="float" office:value="350.043976">
            <text:p>350,043976</text:p>
          </table:table-cell>
          <table:table-cell office:value-type="float" office:value="58.227642">
            <text:p>58,227642</text:p>
          </table:table-cell>
          <table:table-cell office:value-type="float" office:value="9.877728">
            <text:p>9,877728</text:p>
          </table:table-cell>
          <table:table-cell office:value-type="float" office:value="119.975952">
            <text:p>119,975952</text:p>
          </table:table-cell>
          <table:table-cell office:value-type="float" office:value="16.937393">
            <text:p>16,937393</text:p>
          </table:table-cell>
          <table:table-cell office:value-type="float" office:value="470.853302">
            <text:p>470,853302</text:p>
          </table:table-cell>
          <table:table-cell office:value-type="float" office:value="22.429123">
            <text:p>22,429123</text:p>
          </table:table-cell>
          <table:table-cell office:value-type="float" office:value="177.788132">
            <text:p>177,788132</text:p>
          </table:table-cell>
          <table:table-cell office:value-type="float" office:value="11.452231">
            <text:p>11,452231</text:p>
          </table:table-cell>
          <table:table-cell office:value-type="float" office:value="47.81567">
            <text:p>47,81567</text:p>
          </table:table-cell>
          <table:table-cell office:value-type="float" office:value="11.785459">
            <text:p>11,785459</text:p>
          </table:table-cell>
          <table:table-cell office:value-type="float" office:value="117.013405">
            <text:p>117,013405</text:p>
          </table:table-cell>
          <table:table-cell office:value-type="float" office:value="12.280117">
            <text:p>12,280117</text:p>
          </table:table-cell>
          <table:table-cell office:value-type="float" office:value="67.070671">
            <text:p>67,070671</text:p>
          </table:table-cell>
          <table:table-cell office:value-type="float" office:value="12.944213">
            <text:p>12,944213</text:p>
          </table:table-cell>
          <table:table-cell office:value-type="float" office:value="94.198891">
            <text:p>94,198891</text:p>
          </table:table-cell>
          <table:table-cell office:value-type="float" office:value="60.067474">
            <text:p>60,067474</text:p>
          </table:table-cell>
          <table:table-cell table:number-columns-repeated="6" office:value-type="float" office:value="0">
            <text:p>0</text:p>
          </table:table-cell>
          <table:table-cell office:value-type="float" office:value="207.12384">
            <text:p>207,12384</text:p>
          </table:table-cell>
          <table:table-cell office:value-type="float" office:value="24.564056">
            <text:p>24,564056</text:p>
          </table:table-cell>
        </table:table-row>
        <table:table-row table:style-name="ro1">
          <table:table-cell office:value-type="string">
            <text:p>AFR413 <text:s text:c="5"/></text:p>
          </table:table-cell>
          <table:table-cell office:value-type="float" office:value="6058.260742">
            <text:p>6058,260742</text:p>
          </table:table-cell>
          <table:table-cell office:value-type="float" office:value="989.957581">
            <text:p>989,957581</text:p>
          </table:table-cell>
          <table:table-cell office:value-type="float" office:value="1562.094971">
            <text:p>1562,094971</text:p>
          </table:table-cell>
          <table:table-cell office:value-type="float" office:value="505.831696">
            <text:p>505,831696</text:p>
          </table:table-cell>
          <table:table-cell office:value-type="float" office:value="10232.598633">
            <text:p>10232,598633</text:p>
          </table:table-cell>
          <table:table-cell office:value-type="float" office:value="305.035065">
            <text:p>305,035065</text:p>
          </table:table-cell>
          <table:table-cell office:value-type="float" office:value="24337.435547">
            <text:p>24337,435547</text:p>
          </table:table-cell>
          <table:table-cell office:value-type="float" office:value="537.382507">
            <text:p>537,382507</text:p>
          </table:table-cell>
          <table:table-cell office:value-type="float" office:value="165.11824">
            <text:p>165,11824</text:p>
          </table:table-cell>
          <table:table-cell office:value-type="float" office:value="35.665035">
            <text:p>35,665035</text:p>
          </table:table-cell>
          <table:table-cell office:value-type="float" office:value="4354.861816">
            <text:p>4354,861816</text:p>
          </table:table-cell>
          <table:table-cell office:value-type="float" office:value="96.099037">
            <text:p>96,099037</text:p>
          </table:table-cell>
          <table:table-cell office:value-type="float" office:value="15788.225586">
            <text:p>15788,225586</text:p>
          </table:table-cell>
          <table:table-cell office:value-type="float" office:value="274.798187">
            <text:p>274,798187</text:p>
          </table:table-cell>
          <table:table-cell office:value-type="float" office:value="9765.322266">
            <text:p>9765,322266</text:p>
          </table:table-cell>
          <table:table-cell office:value-type="float" office:value="136.375061">
            <text:p>136,375061</text:p>
          </table:table-cell>
          <table:table-cell office:value-type="float" office:value="8262.803711">
            <text:p>8262,803711</text:p>
          </table:table-cell>
          <table:table-cell office:value-type="float" office:value="110.405075">
            <text:p>110,405075</text:p>
          </table:table-cell>
          <table:table-cell office:value-type="float" office:value="838.213989">
            <text:p>838,213989</text:p>
          </table:table-cell>
          <table:table-cell office:value-type="float" office:value="22.548807">
            <text:p>22,548807</text:p>
          </table:table-cell>
          <table:table-cell office:value-type="float" office:value="3.619486">
            <text:p>3,619486</text:p>
          </table:table-cell>
          <table:table-cell office:value-type="float" office:value="6.054199">
            <text:p>6,054199</text:p>
          </table:table-cell>
          <table:table-cell office:value-type="float" office:value="54.03796">
            <text:p>54,03796</text:p>
          </table:table-cell>
          <table:table-cell office:value-type="float" office:value="8.470344">
            <text:p>8,470344</text:p>
          </table:table-cell>
          <table:table-cell office:value-type="float" office:value="136.213654">
            <text:p>136,213654</text:p>
          </table:table-cell>
          <table:table-cell office:value-type="float" office:value="6.436747">
            <text:p>6,436747</text:p>
          </table:table-cell>
          <table:table-cell office:value-type="float" office:value="10104.798828">
            <text:p>10104,798828</text:p>
          </table:table-cell>
          <table:table-cell office:value-type="float" office:value="186.538025">
            <text:p>186,538025</text:p>
          </table:table-cell>
          <table:table-cell office:value-type="float" office:value="63.204979">
            <text:p>63,204979</text:p>
          </table:table-cell>
          <table:table-cell office:value-type="float" office:value="9.27219">
            <text:p>9,27219</text:p>
          </table:table-cell>
          <table:table-cell office:value-type="float" office:value="89.828712">
            <text:p>89,828712</text:p>
          </table:table-cell>
          <table:table-cell office:value-type="float" office:value="16.405531">
            <text:p>16,405531</text:p>
          </table:table-cell>
          <table:table-cell office:value-type="float" office:value="361.086731">
            <text:p>361,086731</text:p>
          </table:table-cell>
          <table:table-cell office:value-type="float" office:value="21.561834">
            <text:p>21,561834</text:p>
          </table:table-cell>
          <table:table-cell office:value-type="float" office:value="277.483398">
            <text:p>277,483398</text:p>
          </table:table-cell>
          <table:table-cell office:value-type="float" office:value="11.501246">
            <text:p>11,501246</text:p>
          </table:table-cell>
          <table:table-cell office:value-type="float" office:value="35.67384">
            <text:p>35,67384</text:p>
          </table:table-cell>
          <table:table-cell office:value-type="float" office:value="11.13383">
            <text:p>11,13383</text:p>
          </table:table-cell>
          <table:table-cell office:value-type="float" office:value="75.66922">
            <text:p>75,66922</text:p>
          </table:table-cell>
          <table:table-cell office:value-type="float" office:value="11.470868">
            <text:p>11,470868</text:p>
          </table:table-cell>
          <table:table-cell office:value-type="float" office:value="53.43066">
            <text:p>53,43066</text:p>
          </table:table-cell>
          <table:table-cell office:value-type="float" office:value="12.17165">
            <text:p>12,17165</text:p>
          </table:table-cell>
          <table:table-cell office:value-type="float" office:value="119.088394">
            <text:p>119,088394</text:p>
          </table:table-cell>
          <table:table-cell office:value-type="float" office:value="55.652161">
            <text:p>55,652161</text:p>
          </table:table-cell>
          <table:table-cell table:number-columns-repeated="6" office:value-type="float" office:value="0">
            <text:p>0</text:p>
          </table:table-cell>
          <table:table-cell office:value-type="float" office:value="171.970078">
            <text:p>171,970078</text:p>
          </table:table-cell>
          <table:table-cell office:value-type="float" office:value="22.959305">
            <text:p>22,959305</text:p>
          </table:table-cell>
        </table:table-row>
        <table:table-row table:style-name="ro1">
          <table:table-cell office:value-type="string">
            <text:p>AFR414 <text:s text:c="5"/></text:p>
          </table:table-cell>
          <table:table-cell office:value-type="float" office:value="1731.822144">
            <text:p>1731,822144</text:p>
          </table:table-cell>
          <table:table-cell office:value-type="float" office:value="800.931335">
            <text:p>800,931335</text:p>
          </table:table-cell>
          <table:table-cell office:value-type="float" office:value="887.326904">
            <text:p>887,326904</text:p>
          </table:table-cell>
          <table:table-cell office:value-type="float" office:value="489.442902">
            <text:p>489,442902</text:p>
          </table:table-cell>
          <table:table-cell office:value-type="float" office:value="10188.078125">
            <text:p>10188,078125</text:p>
          </table:table-cell>
          <table:table-cell office:value-type="float" office:value="298.679749">
            <text:p>298,679749</text:p>
          </table:table-cell>
          <table:table-cell office:value-type="float" office:value="19269.228516">
            <text:p>19269,228516</text:p>
          </table:table-cell>
          <table:table-cell office:value-type="float" office:value="430.180573">
            <text:p>430,180573</text:p>
          </table:table-cell>
          <table:table-cell office:value-type="float" office:value="92.677711">
            <text:p>92,677711</text:p>
          </table:table-cell>
          <table:table-cell office:value-type="float" office:value="32.510159">
            <text:p>32,510159</text:p>
          </table:table-cell>
          <table:table-cell office:value-type="float" office:value="7163.403809">
            <text:p>7163,403809</text:p>
          </table:table-cell>
          <table:table-cell office:value-type="float" office:value="146.449951">
            <text:p>146,449951</text:p>
          </table:table-cell>
          <table:table-cell office:value-type="float" office:value="1804.612427">
            <text:p>1804,612427</text:p>
          </table:table-cell>
          <table:table-cell office:value-type="float" office:value="43.412609">
            <text:p>43,412609</text:p>
          </table:table-cell>
          <table:table-cell office:value-type="float" office:value="13637.475586">
            <text:p>13637,475586</text:p>
          </table:table-cell>
          <table:table-cell office:value-type="float" office:value="188.541504">
            <text:p>188,541504</text:p>
          </table:table-cell>
          <table:table-cell office:value-type="float" office:value="3048.713135">
            <text:p>3048,713135</text:p>
          </table:table-cell>
          <table:table-cell office:value-type="float" office:value="43.988407">
            <text:p>43,988407</text:p>
          </table:table-cell>
          <table:table-cell office:value-type="float" office:value="625.42218">
            <text:p>625,42218</text:p>
          </table:table-cell>
          <table:table-cell office:value-type="float" office:value="17.351358">
            <text:p>17,351358</text:p>
          </table:table-cell>
          <table:table-cell office:value-type="float" office:value="20.670372">
            <text:p>20,670372</text:p>
          </table:table-cell>
          <table:table-cell office:value-type="float" office:value="5.804106">
            <text:p>5,804106</text:p>
          </table:table-cell>
          <table:table-cell office:value-type="float" office:value="44.877705">
            <text:p>44,877705</text:p>
          </table:table-cell>
          <table:table-cell office:value-type="float" office:value="8.289087">
            <text:p>8,289087</text:p>
          </table:table-cell>
          <table:table-cell office:value-type="float" office:value="148.907822">
            <text:p>148,907822</text:p>
          </table:table-cell>
          <table:table-cell office:value-type="float" office:value="6.395346">
            <text:p>6,395346</text:p>
          </table:table-cell>
          <table:table-cell office:value-type="float" office:value="5569.620605">
            <text:p>5569,620605</text:p>
          </table:table-cell>
          <table:table-cell office:value-type="float" office:value="103.94352">
            <text:p>103,94352</text:p>
          </table:table-cell>
          <table:table-cell office:value-type="float" office:value="69.166885">
            <text:p>69,166885</text:p>
          </table:table-cell>
          <table:table-cell office:value-type="float" office:value="9.014784">
            <text:p>9,014784</text:p>
          </table:table-cell>
          <table:table-cell office:value-type="float" office:value="180.724258">
            <text:p>180,724258</text:p>
          </table:table-cell>
          <table:table-cell office:value-type="float" office:value="16.88208">
            <text:p>16,88208</text:p>
          </table:table-cell>
          <table:table-cell office:value-type="float" office:value="365.222778">
            <text:p>365,222778</text:p>
          </table:table-cell>
          <table:table-cell office:value-type="float" office:value="21.480999">
            <text:p>21,480999</text:p>
          </table:table-cell>
          <table:table-cell office:value-type="float" office:value="137.259064">
            <text:p>137,259064</text:p>
          </table:table-cell>
          <table:table-cell office:value-type="float" office:value="10.397046">
            <text:p>10,397046</text:p>
          </table:table-cell>
          <table:table-cell office:value-type="float" office:value="60.644875">
            <text:p>60,644875</text:p>
          </table:table-cell>
          <table:table-cell office:value-type="float" office:value="10.858787">
            <text:p>10,858787</text:p>
          </table:table-cell>
          <table:table-cell office:value-type="float" office:value="51.422573">
            <text:p>51,422573</text:p>
          </table:table-cell>
          <table:table-cell office:value-type="float" office:value="11.280613">
            <text:p>11,280613</text:p>
          </table:table-cell>
          <table:table-cell office:value-type="float" office:value="38.418274">
            <text:p>38,418274</text:p>
          </table:table-cell>
          <table:table-cell office:value-type="float" office:value="11.8437">
            <text:p>11,8437</text:p>
          </table:table-cell>
          <table:table-cell table:number-columns-repeated="8" office:value-type="float" office:value="0">
            <text:p>0</text:p>
          </table:table-cell>
          <table:table-cell office:value-type="float" office:value="290.430237">
            <text:p>290,430237</text:p>
          </table:table-cell>
          <table:table-cell office:value-type="float" office:value="23.031328">
            <text:p>23,031328</text:p>
          </table:table-cell>
        </table:table-row>
        <table:table-row table:style-name="ro1">
          <table:table-cell office:value-type="string">
            <text:p>AFR415 <text:s text:c="5"/></text:p>
          </table:table-cell>
          <table:table-cell office:value-type="float" office:value="4445.472656">
            <text:p>4445,472656</text:p>
          </table:table-cell>
          <table:table-cell office:value-type="float" office:value="874.017151">
            <text:p>874,017151</text:p>
          </table:table-cell>
          <table:table-cell office:value-type="float" office:value="1118.917114">
            <text:p>1118,917114</text:p>
          </table:table-cell>
          <table:table-cell office:value-type="float" office:value="468.167938">
            <text:p>468,167938</text:p>
          </table:table-cell>
          <table:table-cell office:value-type="float" office:value="10704.702148">
            <text:p>10704,702148</text:p>
          </table:table-cell>
          <table:table-cell office:value-type="float" office:value="315.815063">
            <text:p>315,815063</text:p>
          </table:table-cell>
          <table:table-cell office:value-type="float" office:value="21630.091797">
            <text:p>21630,091797</text:p>
          </table:table-cell>
          <table:table-cell office:value-type="float" office:value="479.973114">
            <text:p>479,973114</text:p>
          </table:table-cell>
          <table:table-cell office:value-type="float" office:value="107.733658">
            <text:p>107,733658</text:p>
          </table:table-cell>
          <table:table-cell office:value-type="float" office:value="33.865192">
            <text:p>33,865192</text:p>
          </table:table-cell>
          <table:table-cell office:value-type="float" office:value="8682.913086">
            <text:p>8682,913086</text:p>
          </table:table-cell>
          <table:table-cell office:value-type="float" office:value="175.050034">
            <text:p>175,050034</text:p>
          </table:table-cell>
          <table:table-cell office:value-type="float" office:value="12364.529297">
            <text:p>12364,529297</text:p>
          </table:table-cell>
          <table:table-cell office:value-type="float" office:value="217.718918">
            <text:p>217,718918</text:p>
          </table:table-cell>
          <table:table-cell office:value-type="float" office:value="24677.160156">
            <text:p>24677,160156</text:p>
          </table:table-cell>
          <table:table-cell office:value-type="float" office:value="337.425232">
            <text:p>337,425232</text:p>
          </table:table-cell>
          <table:table-cell office:value-type="float" office:value="4222.641113">
            <text:p>4222,641113</text:p>
          </table:table-cell>
          <table:table-cell office:value-type="float" office:value="58.790073">
            <text:p>58,790073</text:p>
          </table:table-cell>
          <table:table-cell office:value-type="float" office:value="710.322754">
            <text:p>710,322754</text:p>
          </table:table-cell>
          <table:table-cell office:value-type="float" office:value="19.177876">
            <text:p>19,177876</text:p>
          </table:table-cell>
          <table:table-cell office:value-type="float" office:value="23.230171">
            <text:p>23,230171</text:p>
          </table:table-cell>
          <table:table-cell office:value-type="float" office:value="4.946245">
            <text:p>4,946245</text:p>
          </table:table-cell>
          <table:table-cell office:value-type="float" office:value="39.365002">
            <text:p>39,365002</text:p>
          </table:table-cell>
          <table:table-cell office:value-type="float" office:value="7.75029">
            <text:p>7,75029</text:p>
          </table:table-cell>
          <table:table-cell office:value-type="float" office:value="145.435364">
            <text:p>145,435364</text:p>
          </table:table-cell>
          <table:table-cell office:value-type="float" office:value="5.550026">
            <text:p>5,550026</text:p>
          </table:table-cell>
          <table:table-cell office:value-type="float" office:value="6232.211426">
            <text:p>6232,211426</text:p>
          </table:table-cell>
          <table:table-cell office:value-type="float" office:value="115.858521">
            <text:p>115,858521</text:p>
          </table:table-cell>
          <table:table-cell office:value-type="float" office:value="40.875031">
            <text:p>40,875031</text:p>
          </table:table-cell>
          <table:table-cell office:value-type="float" office:value="7.1609">
            <text:p>7,1609</text:p>
          </table:table-cell>
          <table:table-cell office:value-type="float" office:value="96.863235">
            <text:p>96,863235</text:p>
          </table:table-cell>
          <table:table-cell office:value-type="float" office:value="15.417732">
            <text:p>15,417732</text:p>
          </table:table-cell>
          <table:table-cell office:value-type="float" office:value="817.085632">
            <text:p>817,085632</text:p>
          </table:table-cell>
          <table:table-cell office:value-type="float" office:value="24.186588">
            <text:p>24,186588</text:p>
          </table:table-cell>
          <table:table-cell office:value-type="float" office:value="281.775696">
            <text:p>281,775696</text:p>
          </table:table-cell>
          <table:table-cell office:value-type="float" office:value="9.574196">
            <text:p>9,574196</text:p>
          </table:table-cell>
          <table:table-cell office:value-type="float" office:value="61.370113">
            <text:p>61,370113</text:p>
          </table:table-cell>
          <table:table-cell office:value-type="float" office:value="8.723366">
            <text:p>8,723366</text:p>
          </table:table-cell>
          <table:table-cell office:value-type="float" office:value="47.095589">
            <text:p>47,095589</text:p>
          </table:table-cell>
          <table:table-cell office:value-type="float" office:value="8.803607">
            <text:p>8,803607</text:p>
          </table:table-cell>
          <table:table-cell office:value-type="float" office:value="21.35">
            <text:p>21,35</text:p>
          </table:table-cell>
          <table:table-cell office:value-type="float" office:value="9.365028">
            <text:p>9,365028</text:p>
          </table:table-cell>
          <table:table-cell table:number-columns-repeated="8" office:value-type="float" office:value="0">
            <text:p>0</text:p>
          </table:table-cell>
          <table:table-cell office:value-type="float" office:value="514.408264">
            <text:p>514,408264</text:p>
          </table:table-cell>
          <table:table-cell office:value-type="float" office:value="21.179337">
            <text:p>21,179337</text:p>
          </table:table-cell>
        </table:table-row>
        <table:table-row table:style-name="ro1">
          <table:table-cell office:value-type="string">
            <text:p>AFR416 <text:s text:c="5"/></text:p>
          </table:table-cell>
          <table:table-cell office:value-type="float" office:value="2277.71875">
            <text:p>2277,71875</text:p>
          </table:table-cell>
          <table:table-cell office:value-type="float" office:value="635.881653">
            <text:p>635,881653</text:p>
          </table:table-cell>
          <table:table-cell office:value-type="float" office:value="634.767883">
            <text:p>634,767883</text:p>
          </table:table-cell>
          <table:table-cell office:value-type="float" office:value="425.206848">
            <text:p>425,206848</text:p>
          </table:table-cell>
          <table:table-cell office:value-type="float" office:value="4605.341797">
            <text:p>4605,341797</text:p>
          </table:table-cell>
          <table:table-cell office:value-type="float" office:value="183.999619">
            <text:p>183,999619</text:p>
          </table:table-cell>
          <table:table-cell office:value-type="float" office:value="8589.357422">
            <text:p>8589,357422</text:p>
          </table:table-cell>
          <table:table-cell office:value-type="float" office:value="205.145493">
            <text:p>205,145493</text:p>
          </table:table-cell>
          <table:table-cell office:value-type="float" office:value="121.243011">
            <text:p>121,243011</text:p>
          </table:table-cell>
          <table:table-cell office:value-type="float" office:value="25.243547">
            <text:p>25,243547</text:p>
          </table:table-cell>
          <table:table-cell office:value-type="float" office:value="4484.86084">
            <text:p>4484,86084</text:p>
          </table:table-cell>
          <table:table-cell office:value-type="float" office:value="95.608498">
            <text:p>95,608498</text:p>
          </table:table-cell>
          <table:table-cell office:value-type="float" office:value="1174.901367">
            <text:p>1174,901367</text:p>
          </table:table-cell>
          <table:table-cell office:value-type="float" office:value="31.261278">
            <text:p>31,261278</text:p>
          </table:table-cell>
          <table:table-cell office:value-type="float" office:value="5806.105957">
            <text:p>5806,105957</text:p>
          </table:table-cell>
          <table:table-cell office:value-type="float" office:value="82.919228">
            <text:p>82,919228</text:p>
          </table:table-cell>
          <table:table-cell office:value-type="float" office:value="1919.407227">
            <text:p>1919,407227</text:p>
          </table:table-cell>
          <table:table-cell office:value-type="float" office:value="29.583595">
            <text:p>29,583595</text:p>
          </table:table-cell>
          <table:table-cell office:value-type="float" office:value="315.897614">
            <text:p>315,897614</text:p>
          </table:table-cell>
          <table:table-cell office:value-type="float" office:value="9.655733">
            <text:p>9,655733</text:p>
          </table:table-cell>
          <table:table-cell office:value-type="float" office:value="18.641951">
            <text:p>18,641951</text:p>
          </table:table-cell>
          <table:table-cell office:value-type="float" office:value="4.529447">
            <text:p>4,529447</text:p>
          </table:table-cell>
          <table:table-cell office:value-type="float" office:value="35.679543">
            <text:p>35,679543</text:p>
          </table:table-cell>
          <table:table-cell office:value-type="float" office:value="7.655893">
            <text:p>7,655893</text:p>
          </table:table-cell>
          <table:table-cell office:value-type="float" office:value="56.67178">
            <text:p>56,67178</text:p>
          </table:table-cell>
          <table:table-cell office:value-type="float" office:value="4.439761">
            <text:p>4,439761</text:p>
          </table:table-cell>
          <table:table-cell office:value-type="float" office:value="3586.348877">
            <text:p>3586,348877</text:p>
          </table:table-cell>
          <table:table-cell office:value-type="float" office:value="67.818802">
            <text:p>67,818802</text:p>
          </table:table-cell>
          <table:table-cell office:value-type="float" office:value="46.037441">
            <text:p>46,037441</text:p>
          </table:table-cell>
          <table:table-cell office:value-type="float" office:value="6.956266">
            <text:p>6,956266</text:p>
          </table:table-cell>
          <table:table-cell office:value-type="float" office:value="16.818747">
            <text:p>16,818747</text:p>
          </table:table-cell>
          <table:table-cell office:value-type="float" office:value="14.972071">
            <text:p>14,972071</text:p>
          </table:table-cell>
          <table:table-cell office:value-type="float" office:value="182.765198">
            <text:p>182,765198</text:p>
          </table:table-cell>
          <table:table-cell office:value-type="float" office:value="19.919086">
            <text:p>19,919086</text:p>
          </table:table-cell>
          <table:table-cell office:value-type="float" office:value="95.968117">
            <text:p>95,968117</text:p>
          </table:table-cell>
          <table:table-cell office:value-type="float" office:value="7.938424">
            <text:p>7,938424</text:p>
          </table:table-cell>
          <table:table-cell office:value-type="float" office:value="25.359718">
            <text:p>25,359718</text:p>
          </table:table-cell>
          <table:table-cell office:value-type="float" office:value="8.273966">
            <text:p>8,273966</text:p>
          </table:table-cell>
          <table:table-cell office:value-type="float" office:value="24.298666">
            <text:p>24,298666</text:p>
          </table:table-cell>
          <table:table-cell office:value-type="float" office:value="8.622142">
            <text:p>8,622142</text:p>
          </table:table-cell>
          <table:table-cell office:value-type="float" office:value="19.493383">
            <text:p>19,493383</text:p>
          </table:table-cell>
          <table:table-cell office:value-type="float" office:value="8.962523">
            <text:p>8,962523</text:p>
          </table:table-cell>
          <table:table-cell table:number-columns-repeated="8" office:value-type="float" office:value="0">
            <text:p>0</text:p>
          </table:table-cell>
          <table:table-cell office:value-type="float" office:value="87.204681">
            <text:p>87,204681</text:p>
          </table:table-cell>
          <table:table-cell office:value-type="float" office:value="17.074783">
            <text:p>17,074783</text:p>
          </table:table-cell>
        </table:table-row>
        <table:table-row table:style-name="ro1">
          <table:table-cell office:value-type="string">
            <text:p>AFR417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35.504711">
            <text:p>35,504711</text:p>
          </table:table-cell>
          <table:table-cell office:value-type="float" office:value="405.10495">
            <text:p>405,10495</text:p>
          </table:table-cell>
          <table:table-cell office:value-type="float" office:value="166.223816">
            <text:p>166,223816</text:p>
          </table:table-cell>
          <table:table-cell office:value-type="float" office:value="418.723297">
            <text:p>418,723297</text:p>
          </table:table-cell>
          <table:table-cell office:value-type="float" office:value="103.418053">
            <text:p>103,418053</text:p>
          </table:table-cell>
          <table:table-cell office:value-type="float" office:value="51.138985">
            <text:p>51,138985</text:p>
          </table:table-cell>
          <table:table-cell table:number-columns-repeated="4" office:value-type="float" office:value="0">
            <text:p>0</text:p>
          </table:table-cell>
          <table:table-cell office:value-type="float" office:value="245.024399">
            <text:p>245,024399</text:p>
          </table:table-cell>
          <table:table-cell office:value-type="float" office:value="12.841072">
            <text:p>12,841072</text:p>
          </table:table-cell>
          <table:table-cell office:value-type="float" office:value="3.872619">
            <text:p>3,872619</text:p>
          </table:table-cell>
          <table:table-cell office:value-type="float" office:value="8.133006">
            <text:p>8,133006</text:p>
          </table:table-cell>
          <table:table-cell office:value-type="float" office:value="11.788703">
            <text:p>11,788703</text:p>
          </table:table-cell>
          <table:table-cell office:value-type="float" office:value="10.189391">
            <text:p>10,189391</text:p>
          </table:table-cell>
          <table:table-cell office:value-type="float" office:value="16.026062">
            <text:p>16,026062</text:p>
          </table:table-cell>
          <table:table-cell office:value-type="float" office:value="4.953555">
            <text:p>4,953555</text:p>
          </table:table-cell>
          <table:table-cell office:value-type="float" office:value="2.049974">
            <text:p>2,049974</text:p>
          </table:table-cell>
          <table:table-cell office:value-type="float" office:value="6.27816">
            <text:p>6,27816</text:p>
          </table:table-cell>
          <table:table-cell office:value-type="float" office:value="44.776798">
            <text:p>44,776798</text:p>
          </table:table-cell>
          <table:table-cell office:value-type="float" office:value="8.275262">
            <text:p>8,275262</text:p>
          </table:table-cell>
          <table:table-cell office:value-type="float" office:value="18.171408">
            <text:p>18,171408</text:p>
          </table:table-cell>
          <table:table-cell office:value-type="float" office:value="5.262741">
            <text:p>5,262741</text:p>
          </table:table-cell>
          <table:table-cell office:value-type="float" office:value="19.156645">
            <text:p>19,156645</text:p>
          </table:table-cell>
          <table:table-cell office:value-type="float" office:value="10.947403">
            <text:p>10,947403</text:p>
          </table:table-cell>
          <table:table-cell office:value-type="float" office:value="69.137428">
            <text:p>69,137428</text:p>
          </table:table-cell>
          <table:table-cell office:value-type="float" office:value="8.943439">
            <text:p>8,943439</text:p>
          </table:table-cell>
          <table:table-cell office:value-type="float" office:value="45.834763">
            <text:p>45,834763</text:p>
          </table:table-cell>
          <table:table-cell office:value-type="float" office:value="16.201027">
            <text:p>16,201027</text:p>
          </table:table-cell>
          <table:table-cell office:value-type="float" office:value="14.393623">
            <text:p>14,393623</text:p>
          </table:table-cell>
          <table:table-cell office:value-type="float" office:value="20.342707">
            <text:p>20,342707</text:p>
          </table:table-cell>
          <table:table-cell office:value-type="float" office:value="39.68589">
            <text:p>39,68589</text:p>
          </table:table-cell>
          <table:table-cell office:value-type="float" office:value="10.213826">
            <text:p>10,213826</text:p>
          </table:table-cell>
          <table:table-cell office:value-type="float" office:value="15.245872">
            <text:p>15,245872</text:p>
          </table:table-cell>
          <table:table-cell office:value-type="float" office:value="10.993487">
            <text:p>10,993487</text:p>
          </table:table-cell>
          <table:table-cell office:value-type="float" office:value="37.345993">
            <text:p>37,345993</text:p>
          </table:table-cell>
          <table:table-cell office:value-type="float" office:value="11.431129">
            <text:p>11,431129</text:p>
          </table:table-cell>
          <table:table-cell office:value-type="float" office:value="6.722868">
            <text:p>6,722868</text:p>
          </table:table-cell>
          <table:table-cell office:value-type="float" office:value="12.213462">
            <text:p>12,213462</text:p>
          </table:table-cell>
          <table:table-cell office:value-type="float" office:value="38.399517">
            <text:p>38,399517</text:p>
          </table:table-cell>
          <table:table-cell office:value-type="float" office:value="35.027588">
            <text:p>35,027588</text:p>
          </table:table-cell>
          <table:table-cell table:number-columns-repeated="6" office:value-type="float" office:value="0">
            <text:p>0</text:p>
          </table:table-cell>
          <table:table-cell office:value-type="float" office:value="62.201939">
            <text:p>62,201939</text:p>
          </table:table-cell>
          <table:table-cell office:value-type="float" office:value="22.34868">
            <text:p>22,34868</text:p>
          </table:table-cell>
        </table:table-row>
        <table:table-row table:style-name="ro1">
          <table:table-cell office:value-type="string">
            <text:p>AFR418 <text:s text:c="5"/></text:p>
          </table:table-cell>
          <table:table-cell office:value-type="float" office:value="3048.566162">
            <text:p>3048,566162</text:p>
          </table:table-cell>
          <table:table-cell office:value-type="float" office:value="823.411926">
            <text:p>823,411926</text:p>
          </table:table-cell>
          <table:table-cell office:value-type="float" office:value="162.356049">
            <text:p>162,356049</text:p>
          </table:table-cell>
          <table:table-cell office:value-type="float" office:value="465.691498">
            <text:p>465,691498</text:p>
          </table:table-cell>
          <table:table-cell office:value-type="float" office:value="3698.857666">
            <text:p>3698,857666</text:p>
          </table:table-cell>
          <table:table-cell office:value-type="float" office:value="185.521683">
            <text:p>185,521683</text:p>
          </table:table-cell>
          <table:table-cell office:value-type="float" office:value="6797.901367">
            <text:p>6797,901367</text:p>
          </table:table-cell>
          <table:table-cell office:value-type="float" office:value="170.7789">
            <text:p>170,7789</text:p>
          </table:table-cell>
          <table:table-cell office:value-type="float" office:value="54.592846">
            <text:p>54,592846</text:p>
          </table:table-cell>
          <table:table-cell office:value-type="float" office:value="29.494934">
            <text:p>29,494934</text:p>
          </table:table-cell>
          <table:table-cell office:value-type="float" office:value="5857.143066">
            <text:p>5857,143066</text:p>
          </table:table-cell>
          <table:table-cell office:value-type="float" office:value="123.043968">
            <text:p>123,043968</text:p>
          </table:table-cell>
          <table:table-cell office:value-type="float" office:value="2859.389893">
            <text:p>2859,389893</text:p>
          </table:table-cell>
          <table:table-cell office:value-type="float" office:value="61.369125">
            <text:p>61,369125</text:p>
          </table:table-cell>
          <table:table-cell office:value-type="float" office:value="5620.915039">
            <text:p>5620,915039</text:p>
          </table:table-cell>
          <table:table-cell office:value-type="float" office:value="80.889046">
            <text:p>80,889046</text:p>
          </table:table-cell>
          <table:table-cell office:value-type="float" office:value="2103.885742">
            <text:p>2103,885742</text:p>
          </table:table-cell>
          <table:table-cell office:value-type="float" office:value="32.049782">
            <text:p>32,049782</text:p>
          </table:table-cell>
          <table:table-cell office:value-type="float" office:value="233.298721">
            <text:p>233,298721</text:p>
          </table:table-cell>
          <table:table-cell office:value-type="float" office:value="8.305627">
            <text:p>8,305627</text:p>
          </table:table-cell>
          <table:table-cell office:value-type="float" office:value="12.620153">
            <text:p>12,620153</text:p>
          </table:table-cell>
          <table:table-cell office:value-type="float" office:value="5.322224">
            <text:p>5,322224</text:p>
          </table:table-cell>
          <table:table-cell office:value-type="float" office:value="45.186581">
            <text:p>45,186581</text:p>
          </table:table-cell>
          <table:table-cell office:value-type="float" office:value="8.159605">
            <text:p>8,159605</text:p>
          </table:table-cell>
          <table:table-cell office:value-type="float" office:value="96.634499">
            <text:p>96,634499</text:p>
          </table:table-cell>
          <table:table-cell office:value-type="float" office:value="5.530459">
            <text:p>5,530459</text:p>
          </table:table-cell>
          <table:table-cell office:value-type="float" office:value="2808.379883">
            <text:p>2808,379883</text:p>
          </table:table-cell>
          <table:table-cell office:value-type="float" office:value="53.93103">
            <text:p>53,93103</text:p>
          </table:table-cell>
          <table:table-cell office:value-type="float" office:value="63.570675">
            <text:p>63,570675</text:p>
          </table:table-cell>
          <table:table-cell office:value-type="float" office:value="8.406602">
            <text:p>8,406602</text:p>
          </table:table-cell>
          <table:table-cell office:value-type="float" office:value="112.885559">
            <text:p>112,885559</text:p>
          </table:table-cell>
          <table:table-cell office:value-type="float" office:value="16.198406">
            <text:p>16,198406</text:p>
          </table:table-cell>
          <table:table-cell office:value-type="float" office:value="663.792664">
            <text:p>663,792664</text:p>
          </table:table-cell>
          <table:table-cell office:value-type="float" office:value="23.277048">
            <text:p>23,277048</text:p>
          </table:table-cell>
          <table:table-cell office:value-type="float" office:value="363.915985">
            <text:p>363,915985</text:p>
          </table:table-cell>
          <table:table-cell office:value-type="float" office:value="11.554424">
            <text:p>11,554424</text:p>
          </table:table-cell>
          <table:table-cell office:value-type="float" office:value="13.493474">
            <text:p>13,493474</text:p>
          </table:table-cell>
          <table:table-cell office:value-type="float" office:value="10.216885">
            <text:p>10,216885</text:p>
          </table:table-cell>
          <table:table-cell office:value-type="float" office:value="27.943466">
            <text:p>27,943466</text:p>
          </table:table-cell>
          <table:table-cell office:value-type="float" office:value="10.340125">
            <text:p>10,340125</text:p>
          </table:table-cell>
          <table:table-cell office:value-type="float" office:value="28.887785">
            <text:p>28,887785</text:p>
          </table:table-cell>
          <table:table-cell office:value-type="float" office:value="10.96558">
            <text:p>10,96558</text:p>
          </table:table-cell>
          <table:table-cell table:number-columns-repeated="8" office:value-type="float" office:value="0">
            <text:p>0</text:p>
          </table:table-cell>
          <table:table-cell office:value-type="float" office:value="1252.474609">
            <text:p>1252,474609</text:p>
          </table:table-cell>
          <table:table-cell office:value-type="float" office:value="34.554173">
            <text:p>34,554173</text:p>
          </table:table-cell>
        </table:table-row>
        <table:table-row table:style-name="ro1">
          <table:table-cell office:value-type="string">
            <text:p>AFR419 <text:s text:c="5"/></text:p>
          </table:table-cell>
          <table:table-cell office:value-type="float" office:value="3500.759521">
            <text:p>3500,759521</text:p>
          </table:table-cell>
          <table:table-cell office:value-type="float" office:value="815.283508">
            <text:p>815,283508</text:p>
          </table:table-cell>
          <table:table-cell office:value-type="float" office:value="480.951599">
            <text:p>480,951599</text:p>
          </table:table-cell>
          <table:table-cell office:value-type="float" office:value="459.82547">
            <text:p>459,82547</text:p>
          </table:table-cell>
          <table:table-cell office:value-type="float" office:value="5798.52002">
            <text:p>5798,52002</text:p>
          </table:table-cell>
          <table:table-cell office:value-type="float" office:value="217.538483">
            <text:p>217,538483</text:p>
          </table:table-cell>
          <table:table-cell office:value-type="float" office:value="10626.158203">
            <text:p>10626,158203</text:p>
          </table:table-cell>
          <table:table-cell office:value-type="float" office:value="249.015396">
            <text:p>249,015396</text:p>
          </table:table-cell>
          <table:table-cell office:value-type="float" office:value="135.16893">
            <text:p>135,16893</text:p>
          </table:table-cell>
          <table:table-cell office:value-type="float" office:value="31.24024">
            <text:p>31,24024</text:p>
          </table:table-cell>
          <table:table-cell office:value-type="float" office:value="5845.552246">
            <text:p>5845,552246</text:p>
          </table:table-cell>
          <table:table-cell office:value-type="float" office:value="121.992058">
            <text:p>121,992058</text:p>
          </table:table-cell>
          <table:table-cell office:value-type="float" office:value="3850.235107">
            <text:p>3850,235107</text:p>
          </table:table-cell>
          <table:table-cell office:value-type="float" office:value="75.649704">
            <text:p>75,649704</text:p>
          </table:table-cell>
          <table:table-cell office:value-type="float" office:value="11562.158203">
            <text:p>11562,158203</text:p>
          </table:table-cell>
          <table:table-cell office:value-type="float" office:value="160.542084">
            <text:p>160,542084</text:p>
          </table:table-cell>
          <table:table-cell office:value-type="float" office:value="3819.87085">
            <text:p>3819,87085</text:p>
          </table:table-cell>
          <table:table-cell office:value-type="float" office:value="53.53825">
            <text:p>53,53825</text:p>
          </table:table-cell>
          <table:table-cell office:value-type="float" office:value="411.898743">
            <text:p>411,898743</text:p>
          </table:table-cell>
          <table:table-cell office:value-type="float" office:value="12.188398">
            <text:p>12,188398</text:p>
          </table:table-cell>
          <table:table-cell office:value-type="float" office:value="14.622849">
            <text:p>14,622849</text:p>
          </table:table-cell>
          <table:table-cell office:value-type="float" office:value="5.286484">
            <text:p>5,286484</text:p>
          </table:table-cell>
          <table:table-cell office:value-type="float" office:value="38.710022">
            <text:p>38,710022</text:p>
          </table:table-cell>
          <table:table-cell office:value-type="float" office:value="8.059696">
            <text:p>8,059696</text:p>
          </table:table-cell>
          <table:table-cell office:value-type="float" office:value="98.162292">
            <text:p>98,162292</text:p>
          </table:table-cell>
          <table:table-cell office:value-type="float" office:value="5.53628">
            <text:p>5,53628</text:p>
          </table:table-cell>
          <table:table-cell office:value-type="float" office:value="4650.506348">
            <text:p>4650,506348</text:p>
          </table:table-cell>
          <table:table-cell office:value-type="float" office:value="87.208633">
            <text:p>87,208633</text:p>
          </table:table-cell>
          <table:table-cell office:value-type="float" office:value="65.290459">
            <text:p>65,290459</text:p>
          </table:table-cell>
          <table:table-cell office:value-type="float" office:value="8.382101">
            <text:p>8,382101</text:p>
          </table:table-cell>
          <table:table-cell office:value-type="float" office:value="91.40966">
            <text:p>91,40966</text:p>
          </table:table-cell>
          <table:table-cell office:value-type="float" office:value="16.042719">
            <text:p>16,042719</text:p>
          </table:table-cell>
          <table:table-cell office:value-type="float" office:value="521.925659">
            <text:p>521,925659</text:p>
          </table:table-cell>
          <table:table-cell office:value-type="float" office:value="22.172567">
            <text:p>22,172567</text:p>
          </table:table-cell>
          <table:table-cell office:value-type="float" office:value="263.336914">
            <text:p>263,336914</text:p>
          </table:table-cell>
          <table:table-cell office:value-type="float" office:value="10.526163">
            <text:p>10,526163</text:p>
          </table:table-cell>
          <table:table-cell office:value-type="float" office:value="38.187515">
            <text:p>38,187515</text:p>
          </table:table-cell>
          <table:table-cell office:value-type="float" office:value="10.051918">
            <text:p>10,051918</text:p>
          </table:table-cell>
          <table:table-cell office:value-type="float" office:value="41.396622">
            <text:p>41,396622</text:p>
          </table:table-cell>
          <table:table-cell office:value-type="float" office:value="10.476689">
            <text:p>10,476689</text:p>
          </table:table-cell>
          <table:table-cell office:value-type="float" office:value="22.933655">
            <text:p>22,933655</text:p>
          </table:table-cell>
          <table:table-cell office:value-type="float" office:value="10.83135">
            <text:p>10,83135</text:p>
          </table:table-cell>
          <table:table-cell table:number-columns-repeated="8" office:value-type="float" office:value="0">
            <text:p>0</text:p>
          </table:table-cell>
          <table:table-cell office:value-type="float" office:value="279.109528">
            <text:p>279,109528</text:p>
          </table:table-cell>
          <table:table-cell office:value-type="float" office:value="21.500282">
            <text:p>21,500282</text:p>
          </table:table-cell>
        </table:table-row>
        <table:table-row table:style-name="ro1">
          <table:table-cell office:value-type="string">
            <text:p>AFR420 <text:s text:c="5"/></text:p>
          </table:table-cell>
          <table:table-cell office:value-type="float" office:value="25780.914063">
            <text:p>25780,914063</text:p>
          </table:table-cell>
          <table:table-cell office:value-type="float" office:value="2113.64917">
            <text:p>2113,64917</text:p>
          </table:table-cell>
          <table:table-cell office:value-type="float" office:value="4589.660645">
            <text:p>4589,660645</text:p>
          </table:table-cell>
          <table:table-cell office:value-type="float" office:value="581.150757">
            <text:p>581,150757</text:p>
          </table:table-cell>
          <table:table-cell office:value-type="float" office:value="17799.369141">
            <text:p>17799,369141</text:p>
          </table:table-cell>
          <table:table-cell office:value-type="float" office:value="465.846252">
            <text:p>465,846252</text:p>
          </table:table-cell>
          <table:table-cell office:value-type="float" office:value="39701.9375">
            <text:p>39701,9375</text:p>
          </table:table-cell>
          <table:table-cell office:value-type="float" office:value="863.63208">
            <text:p>863,63208</text:p>
          </table:table-cell>
          <table:table-cell office:value-type="float" office:value="306.10614">
            <text:p>306,10614</text:p>
          </table:table-cell>
          <table:table-cell office:value-type="float" office:value="44.372391">
            <text:p>44,372391</text:p>
          </table:table-cell>
          <table:table-cell office:value-type="float" office:value="9877.119141">
            <text:p>9877,119141</text:p>
          </table:table-cell>
          <table:table-cell office:value-type="float" office:value="199.890198">
            <text:p>199,890198</text:p>
          </table:table-cell>
          <table:table-cell office:value-type="float" office:value="55857.234375">
            <text:p>55857,234375</text:p>
          </table:table-cell>
          <table:table-cell office:value-type="float" office:value="950.576782">
            <text:p>950,576782</text:p>
          </table:table-cell>
          <table:table-cell office:value-type="float" office:value="23408.367188">
            <text:p>23408,367188</text:p>
          </table:table-cell>
          <table:table-cell office:value-type="float" office:value="320.31723">
            <text:p>320,31723</text:p>
          </table:table-cell>
          <table:table-cell office:value-type="float" office:value="13759.953125">
            <text:p>13759,953125</text:p>
          </table:table-cell>
          <table:table-cell office:value-type="float" office:value="181.526535">
            <text:p>181,526535</text:p>
          </table:table-cell>
          <table:table-cell office:value-type="float" office:value="1348.300537">
            <text:p>1348,300537</text:p>
          </table:table-cell>
          <table:table-cell office:value-type="float" office:value="35.044647">
            <text:p>35,044647</text:p>
          </table:table-cell>
          <table:table-cell office:value-type="float" office:value="24.529175">
            <text:p>24,529175</text:p>
          </table:table-cell>
          <table:table-cell office:value-type="float" office:value="5.629498">
            <text:p>5,629498</text:p>
          </table:table-cell>
          <table:table-cell office:value-type="float" office:value="73.85556">
            <text:p>73,85556</text:p>
          </table:table-cell>
          <table:table-cell office:value-type="float" office:value="8.121432">
            <text:p>8,121432</text:p>
          </table:table-cell>
          <table:table-cell office:value-type="float" office:value="238.274734">
            <text:p>238,274734</text:p>
          </table:table-cell>
          <table:table-cell office:value-type="float" office:value="7.163887">
            <text:p>7,163887</text:p>
          </table:table-cell>
          <table:table-cell office:value-type="float" office:value="13279.167969">
            <text:p>13279,167969</text:p>
          </table:table-cell>
          <table:table-cell office:value-type="float" office:value="244.386322">
            <text:p>244,386322</text:p>
          </table:table-cell>
          <table:table-cell office:value-type="float" office:value="34.533615">
            <text:p>34,533615</text:p>
          </table:table-cell>
          <table:table-cell office:value-type="float" office:value="7.651506">
            <text:p>7,651506</text:p>
          </table:table-cell>
          <table:table-cell office:value-type="float" office:value="114.648399">
            <text:p>114,648399</text:p>
          </table:table-cell>
          <table:table-cell office:value-type="float" office:value="15.733823">
            <text:p>15,733823</text:p>
          </table:table-cell>
          <table:table-cell office:value-type="float" office:value="840.946716">
            <text:p>840,946716</text:p>
          </table:table-cell>
          <table:table-cell office:value-type="float" office:value="24.535238">
            <text:p>24,535238</text:p>
          </table:table-cell>
          <table:table-cell office:value-type="float" office:value="363.841309">
            <text:p>363,841309</text:p>
          </table:table-cell>
          <table:table-cell office:value-type="float" office:value="10.673779">
            <text:p>10,673779</text:p>
          </table:table-cell>
          <table:table-cell office:value-type="float" office:value="56.410973">
            <text:p>56,410973</text:p>
          </table:table-cell>
          <table:table-cell office:value-type="float" office:value="9.178569">
            <text:p>9,178569</text:p>
          </table:table-cell>
          <table:table-cell office:value-type="float" office:value="128.124191">
            <text:p>128,124191</text:p>
          </table:table-cell>
          <table:table-cell office:value-type="float" office:value="9.609571">
            <text:p>9,609571</text:p>
          </table:table-cell>
          <table:table-cell office:value-type="float" office:value="44.934483">
            <text:p>44,934483</text:p>
          </table:table-cell>
          <table:table-cell office:value-type="float" office:value="9.827432">
            <text:p>9,827432</text:p>
          </table:table-cell>
          <table:table-cell office:value-type="float" office:value="350.841553">
            <text:p>350,841553</text:p>
          </table:table-cell>
          <table:table-cell office:value-type="float" office:value="79.971451">
            <text:p>79,971451</text:p>
          </table:table-cell>
          <table:table-cell table:number-columns-repeated="6" office:value-type="float" office:value="0">
            <text:p>0</text:p>
          </table:table-cell>
          <table:table-cell office:value-type="float" office:value="437.29248">
            <text:p>437,29248</text:p>
          </table:table-cell>
          <table:table-cell office:value-type="float" office:value="21.184547">
            <text:p>21,184547</text:p>
          </table:table-cell>
        </table:table-row>
        <table:table-row table:style-name="ro1">
          <table:table-cell office:value-type="string">
            <text:p>AFR421 <text:s text:c="5"/></text:p>
          </table:table-cell>
          <table:table-cell office:value-type="float" office:value="6757.990723">
            <text:p>6757,990723</text:p>
          </table:table-cell>
          <table:table-cell office:value-type="float" office:value="991.725403">
            <text:p>991,725403</text:p>
          </table:table-cell>
          <table:table-cell office:value-type="float" office:value="3119.304443">
            <text:p>3119,304443</text:p>
          </table:table-cell>
          <table:table-cell office:value-type="float" office:value="514.755859">
            <text:p>514,755859</text:p>
          </table:table-cell>
          <table:table-cell office:value-type="float" office:value="20690.474609">
            <text:p>20690,474609</text:p>
          </table:table-cell>
          <table:table-cell office:value-type="float" office:value="508.138062">
            <text:p>508,138062</text:p>
          </table:table-cell>
          <table:table-cell office:value-type="float" office:value="44683.945313">
            <text:p>44683,945313</text:p>
          </table:table-cell>
          <table:table-cell office:value-type="float" office:value="968.469543">
            <text:p>968,469543</text:p>
          </table:table-cell>
          <table:table-cell office:value-type="float" office:value="393.872314">
            <text:p>393,872314</text:p>
          </table:table-cell>
          <table:table-cell office:value-type="float" office:value="37.072777">
            <text:p>37,072777</text:p>
          </table:table-cell>
          <table:table-cell office:value-type="float" office:value="7174.255371">
            <text:p>7174,255371</text:p>
          </table:table-cell>
          <table:table-cell office:value-type="float" office:value="147.075836">
            <text:p>147,075836</text:p>
          </table:table-cell>
          <table:table-cell office:value-type="float" office:value="11833.390625">
            <text:p>11833,390625</text:p>
          </table:table-cell>
          <table:table-cell office:value-type="float" office:value="208.279846">
            <text:p>208,279846</text:p>
          </table:table-cell>
          <table:table-cell office:value-type="float" office:value="8355.051758">
            <text:p>8355,051758</text:p>
          </table:table-cell>
          <table:table-cell office:value-type="float" office:value="117.366486">
            <text:p>117,366486</text:p>
          </table:table-cell>
          <table:table-cell office:value-type="float" office:value="10231.584961">
            <text:p>10231,584961</text:p>
          </table:table-cell>
          <table:table-cell office:value-type="float" office:value="135.739853">
            <text:p>135,739853</text:p>
          </table:table-cell>
          <table:table-cell office:value-type="float" office:value="1505.94043">
            <text:p>1505,94043</text:p>
          </table:table-cell>
          <table:table-cell office:value-type="float" office:value="39.011478">
            <text:p>39,011478</text:p>
          </table:table-cell>
          <table:table-cell office:value-type="float" office:value="24.375473">
            <text:p>24,375473</text:p>
          </table:table-cell>
          <table:table-cell office:value-type="float" office:value="6.006653">
            <text:p>6,006653</text:p>
          </table:table-cell>
          <table:table-cell office:value-type="float" office:value="69.363968">
            <text:p>69,363968</text:p>
          </table:table-cell>
          <table:table-cell office:value-type="float" office:value="8.296928">
            <text:p>8,296928</text:p>
          </table:table-cell>
          <table:table-cell office:value-type="float" office:value="292.252838">
            <text:p>292,252838</text:p>
          </table:table-cell>
          <table:table-cell office:value-type="float" office:value="8.256238">
            <text:p>8,256238</text:p>
          </table:table-cell>
          <table:table-cell office:value-type="float" office:value="17666.544922">
            <text:p>17666,544922</text:p>
          </table:table-cell>
          <table:table-cell office:value-type="float" office:value="324.493408">
            <text:p>324,493408</text:p>
          </table:table-cell>
          <table:table-cell office:value-type="float" office:value="38.682827">
            <text:p>38,682827</text:p>
          </table:table-cell>
          <table:table-cell office:value-type="float" office:value="8.257095">
            <text:p>8,257095</text:p>
          </table:table-cell>
          <table:table-cell office:value-type="float" office:value="277.942871">
            <text:p>277,942871</text:p>
          </table:table-cell>
          <table:table-cell office:value-type="float" office:value="17.106934">
            <text:p>17,106934</text:p>
          </table:table-cell>
          <table:table-cell office:value-type="float" office:value="520.186279">
            <text:p>520,186279</text:p>
          </table:table-cell>
          <table:table-cell office:value-type="float" office:value="22.125513">
            <text:p>22,125513</text:p>
          </table:table-cell>
          <table:table-cell office:value-type="float" office:value="220.542786">
            <text:p>220,542786</text:p>
          </table:table-cell>
          <table:table-cell office:value-type="float" office:value="10.00216">
            <text:p>10,00216</text:p>
          </table:table-cell>
          <table:table-cell office:value-type="float" office:value="32.744831">
            <text:p>32,744831</text:p>
          </table:table-cell>
          <table:table-cell office:value-type="float" office:value="9.781219">
            <text:p>9,781219</text:p>
          </table:table-cell>
          <table:table-cell office:value-type="float" office:value="88.161903">
            <text:p>88,161903</text:p>
          </table:table-cell>
          <table:table-cell office:value-type="float" office:value="10.170697">
            <text:p>10,170697</text:p>
          </table:table-cell>
          <table:table-cell office:value-type="float" office:value="55.720547">
            <text:p>55,720547</text:p>
          </table:table-cell>
          <table:table-cell office:value-type="float" office:value="10.744083">
            <text:p>10,744083</text:p>
          </table:table-cell>
          <table:table-cell table:number-columns-repeated="8" office:value-type="float" office:value="0">
            <text:p>0</text:p>
          </table:table-cell>
          <table:table-cell office:value-type="float" office:value="242.353821">
            <text:p>242,353821</text:p>
          </table:table-cell>
          <table:table-cell office:value-type="float" office:value="20.825216">
            <text:p>20,825216</text:p>
          </table:table-cell>
        </table:table-row>
        <table:table-row table:style-name="ro1">
          <table:table-cell office:value-type="string">
            <text:p>AFR422 <text:s text:c="5"/></text:p>
          </table:table-cell>
          <table:table-cell office:value-type="float" office:value="6319.881836">
            <text:p>6319,881836</text:p>
          </table:table-cell>
          <table:table-cell office:value-type="float" office:value="971.69397">
            <text:p>971,69397</text:p>
          </table:table-cell>
          <table:table-cell office:value-type="float" office:value="3648.580811">
            <text:p>3648,580811</text:p>
          </table:table-cell>
          <table:table-cell office:value-type="float" office:value="530.062256">
            <text:p>530,062256</text:p>
          </table:table-cell>
          <table:table-cell office:value-type="float" office:value="27267.388672">
            <text:p>27267,388672</text:p>
          </table:table-cell>
          <table:table-cell office:value-type="float" office:value="640.020264">
            <text:p>640,020264</text:p>
          </table:table-cell>
          <table:table-cell office:value-type="float" office:value="58401.589844">
            <text:p>58401,589844</text:p>
          </table:table-cell>
          <table:table-cell office:value-type="float" office:value="1260.169678">
            <text:p>1260,169678</text:p>
          </table:table-cell>
          <table:table-cell office:value-type="float" office:value="509.75647">
            <text:p>509,75647</text:p>
          </table:table-cell>
          <table:table-cell office:value-type="float" office:value="40.895515">
            <text:p>40,895515</text:p>
          </table:table-cell>
          <table:table-cell office:value-type="float" office:value="7166.856934">
            <text:p>7166,856934</text:p>
          </table:table-cell>
          <table:table-cell office:value-type="float" office:value="147.539459">
            <text:p>147,539459</text:p>
          </table:table-cell>
          <table:table-cell office:value-type="float" office:value="13829.333984">
            <text:p>13829,333984</text:p>
          </table:table-cell>
          <table:table-cell office:value-type="float" office:value="241.905487">
            <text:p>241,905487</text:p>
          </table:table-cell>
          <table:table-cell office:value-type="float" office:value="13754.213867">
            <text:p>13754,213867</text:p>
          </table:table-cell>
          <table:table-cell office:value-type="float" office:value="190.092728">
            <text:p>190,092728</text:p>
          </table:table-cell>
          <table:table-cell office:value-type="float" office:value="15081.944336">
            <text:p>15081,944336</text:p>
          </table:table-cell>
          <table:table-cell office:value-type="float" office:value="198.541061">
            <text:p>198,541061</text:p>
          </table:table-cell>
          <table:table-cell office:value-type="float" office:value="2015.71814">
            <text:p>2015,71814</text:p>
          </table:table-cell>
          <table:table-cell office:value-type="float" office:value="51.755707">
            <text:p>51,755707</text:p>
          </table:table-cell>
          <table:table-cell office:value-type="float" office:value="32.991768">
            <text:p>32,991768</text:p>
          </table:table-cell>
          <table:table-cell office:value-type="float" office:value="6.243771">
            <text:p>6,243771</text:p>
          </table:table-cell>
          <table:table-cell office:value-type="float" office:value="85.536865">
            <text:p>85,536865</text:p>
          </table:table-cell>
          <table:table-cell office:value-type="float" office:value="8.340703">
            <text:p>8,340703</text:p>
          </table:table-cell>
          <table:table-cell office:value-type="float" office:value="323.129852">
            <text:p>323,129852</text:p>
          </table:table-cell>
          <table:table-cell office:value-type="float" office:value="8.676894">
            <text:p>8,676894</text:p>
          </table:table-cell>
          <table:table-cell office:value-type="float" office:value="23473.445313">
            <text:p>23473,445313</text:p>
          </table:table-cell>
          <table:table-cell office:value-type="float" office:value="430.523895">
            <text:p>430,523895</text:p>
          </table:table-cell>
          <table:table-cell office:value-type="float" office:value="23.404737">
            <text:p>23,404737</text:p>
          </table:table-cell>
          <table:table-cell office:value-type="float" office:value="7.873599">
            <text:p>7,873599</text:p>
          </table:table-cell>
          <table:table-cell office:value-type="float" office:value="176.996735">
            <text:p>176,996735</text:p>
          </table:table-cell>
          <table:table-cell office:value-type="float" office:value="16.201544">
            <text:p>16,201544</text:p>
          </table:table-cell>
          <table:table-cell office:value-type="float" office:value="550.933472">
            <text:p>550,933472</text:p>
          </table:table-cell>
          <table:table-cell office:value-type="float" office:value="22.184698">
            <text:p>22,184698</text:p>
          </table:table-cell>
          <table:table-cell office:value-type="float" office:value="112.768776">
            <text:p>112,768776</text:p>
          </table:table-cell>
          <table:table-cell office:value-type="float" office:value="8.926579">
            <text:p>8,926579</text:p>
          </table:table-cell>
          <table:table-cell office:value-type="float" office:value="58.079521">
            <text:p>58,079521</text:p>
          </table:table-cell>
          <table:table-cell office:value-type="float" office:value="9.321743">
            <text:p>9,321743</text:p>
          </table:table-cell>
          <table:table-cell office:value-type="float" office:value="117.241066">
            <text:p>117,241066</text:p>
          </table:table-cell>
          <table:table-cell office:value-type="float" office:value="9.783012">
            <text:p>9,783012</text:p>
          </table:table-cell>
          <table:table-cell office:value-type="float" office:value="91.507339">
            <text:p>91,507339</text:p>
          </table:table-cell>
          <table:table-cell office:value-type="float" office:value="10.292361">
            <text:p>10,292361</text:p>
          </table:table-cell>
          <table:table-cell table:number-columns-repeated="8" office:value-type="float" office:value="0">
            <text:p>0</text:p>
          </table:table-cell>
          <table:table-cell office:value-type="float" office:value="292.25766">
            <text:p>292,25766</text:p>
          </table:table-cell>
          <table:table-cell office:value-type="float" office:value="20.241703">
            <text:p>20,241703</text:p>
          </table:table-cell>
        </table:table-row>
        <table:table-row table:style-name="ro1">
          <table:table-cell office:value-type="string">
            <text:p>AFR423 <text:s text:c="5"/></text:p>
          </table:table-cell>
          <table:table-cell office:value-type="float" office:value="4019.768066">
            <text:p>4019,768066</text:p>
          </table:table-cell>
          <table:table-cell office:value-type="float" office:value="783.357849">
            <text:p>783,357849</text:p>
          </table:table-cell>
          <table:table-cell office:value-type="float" office:value="3018.698242">
            <text:p>3018,698242</text:p>
          </table:table-cell>
          <table:table-cell office:value-type="float" office:value="488.711609">
            <text:p>488,711609</text:p>
          </table:table-cell>
          <table:table-cell office:value-type="float" office:value="20725.839844">
            <text:p>20725,839844</text:p>
          </table:table-cell>
          <table:table-cell office:value-type="float" office:value="498.376312">
            <text:p>498,376312</text:p>
          </table:table-cell>
          <table:table-cell office:value-type="float" office:value="41890.21875">
            <text:p>41890,21875</text:p>
          </table:table-cell>
          <table:table-cell office:value-type="float" office:value="908.712769">
            <text:p>908,712769</text:p>
          </table:table-cell>
          <table:table-cell office:value-type="float" office:value="339.61438">
            <text:p>339,61438</text:p>
          </table:table-cell>
          <table:table-cell office:value-type="float" office:value="32.906837">
            <text:p>32,906837</text:p>
          </table:table-cell>
          <table:table-cell office:value-type="float" office:value="5358.07373">
            <text:p>5358,07373</text:p>
          </table:table-cell>
          <table:table-cell office:value-type="float" office:value="112.840691">
            <text:p>112,840691</text:p>
          </table:table-cell>
          <table:table-cell office:value-type="float" office:value="7587.361816">
            <text:p>7587,361816</text:p>
          </table:table-cell>
          <table:table-cell office:value-type="float" office:value="136.859558">
            <text:p>136,859558</text:p>
          </table:table-cell>
          <table:table-cell office:value-type="float" office:value="6844.012695">
            <text:p>6844,012695</text:p>
          </table:table-cell>
          <table:table-cell office:value-type="float" office:value="96.950218">
            <text:p>96,950218</text:p>
          </table:table-cell>
          <table:table-cell office:value-type="float" office:value="8012.086426">
            <text:p>8012,086426</text:p>
          </table:table-cell>
          <table:table-cell office:value-type="float" office:value="107.026787">
            <text:p>107,026787</text:p>
          </table:table-cell>
          <table:table-cell office:value-type="float" office:value="1443.952148">
            <text:p>1443,952148</text:p>
          </table:table-cell>
          <table:table-cell office:value-type="float" office:value="37.422558">
            <text:p>37,422558</text:p>
          </table:table-cell>
          <table:table-cell office:value-type="float" office:value="35.137836">
            <text:p>35,137836</text:p>
          </table:table-cell>
          <table:table-cell office:value-type="float" office:value="5.611002">
            <text:p>5,611002</text:p>
          </table:table-cell>
          <table:table-cell office:value-type="float" office:value="55.868343">
            <text:p>55,868343</text:p>
          </table:table-cell>
          <table:table-cell office:value-type="float" office:value="7.964561">
            <text:p>7,964561</text:p>
          </table:table-cell>
          <table:table-cell office:value-type="float" office:value="206.645844">
            <text:p>206,645844</text:p>
          </table:table-cell>
          <table:table-cell office:value-type="float" office:value="6.582289">
            <text:p>6,582289</text:p>
          </table:table-cell>
          <table:table-cell office:value-type="float" office:value="16239.798828">
            <text:p>16239,798828</text:p>
          </table:table-cell>
          <table:table-cell office:value-type="float" office:value="298.421356">
            <text:p>298,421356</text:p>
          </table:table-cell>
          <table:table-cell office:value-type="float" office:value="31.043781">
            <text:p>31,043781</text:p>
          </table:table-cell>
          <table:table-cell office:value-type="float" office:value="7.314643">
            <text:p>7,314643</text:p>
          </table:table-cell>
          <table:table-cell office:value-type="float" office:value="35.156219">
            <text:p>35,156219</text:p>
          </table:table-cell>
          <table:table-cell office:value-type="float" office:value="15.17841">
            <text:p>15,17841</text:p>
          </table:table-cell>
          <table:table-cell office:value-type="float" office:value="270.2211">
            <text:p>270,2211</text:p>
          </table:table-cell>
          <table:table-cell office:value-type="float" office:value="20.385738">
            <text:p>20,385738</text:p>
          </table:table-cell>
          <table:table-cell office:value-type="float" office:value="98.374695">
            <text:p>98,374695</text:p>
          </table:table-cell>
          <table:table-cell office:value-type="float" office:value="8.213202">
            <text:p>8,213202</text:p>
          </table:table-cell>
          <table:table-cell office:value-type="float" office:value="31.81856">
            <text:p>31,81856</text:p>
          </table:table-cell>
          <table:table-cell office:value-type="float" office:value="8.605918">
            <text:p>8,605918</text:p>
          </table:table-cell>
          <table:table-cell office:value-type="float" office:value="75.273041">
            <text:p>75,273041</text:p>
          </table:table-cell>
          <table:table-cell office:value-type="float" office:value="8.958977">
            <text:p>8,958977</text:p>
          </table:table-cell>
          <table:table-cell office:value-type="float" office:value="64.292938">
            <text:p>64,292938</text:p>
          </table:table-cell>
          <table:table-cell office:value-type="float" office:value="9.452908">
            <text:p>9,452908</text:p>
          </table:table-cell>
          <table:table-cell table:number-columns-repeated="8" office:value-type="float" office:value="0">
            <text:p>0</text:p>
          </table:table-cell>
          <table:table-cell office:value-type="float" office:value="88.170235">
            <text:p>88,170235</text:p>
          </table:table-cell>
          <table:table-cell office:value-type="float" office:value="17.733816">
            <text:p>17,733816</text:p>
          </table:table-cell>
        </table:table-row>
        <table:table-row table:style-name="ro1">
          <table:table-cell office:value-type="string">
            <text:p>AFR424 <text:s text:c="5"/></text:p>
          </table:table-cell>
          <table:table-cell office:value-type="float" office:value="5762.429199">
            <text:p>5762,429199</text:p>
          </table:table-cell>
          <table:table-cell office:value-type="float" office:value="907.797302">
            <text:p>907,797302</text:p>
          </table:table-cell>
          <table:table-cell office:value-type="float" office:value="2814.332764">
            <text:p>2814,332764</text:p>
          </table:table-cell>
          <table:table-cell office:value-type="float" office:value="501.965454">
            <text:p>501,965454</text:p>
          </table:table-cell>
          <table:table-cell office:value-type="float" office:value="18506.919922">
            <text:p>18506,919922</text:p>
          </table:table-cell>
          <table:table-cell office:value-type="float" office:value="462.652344">
            <text:p>462,652344</text:p>
          </table:table-cell>
          <table:table-cell office:value-type="float" office:value="39052.136719">
            <text:p>39052,136719</text:p>
          </table:table-cell>
          <table:table-cell office:value-type="float" office:value="848.945679">
            <text:p>848,945679</text:p>
          </table:table-cell>
          <table:table-cell office:value-type="float" office:value="293.423645">
            <text:p>293,423645</text:p>
          </table:table-cell>
          <table:table-cell office:value-type="float" office:value="36.307522">
            <text:p>36,307522</text:p>
          </table:table-cell>
          <table:table-cell office:value-type="float" office:value="6897.76416">
            <text:p>6897,76416</text:p>
          </table:table-cell>
          <table:table-cell office:value-type="float" office:value="142.111389">
            <text:p>142,111389</text:p>
          </table:table-cell>
          <table:table-cell office:value-type="float" office:value="12216.771484">
            <text:p>12216,771484</text:p>
          </table:table-cell>
          <table:table-cell office:value-type="float" office:value="214.876694">
            <text:p>214,876694</text:p>
          </table:table-cell>
          <table:table-cell office:value-type="float" office:value="13403.255859">
            <text:p>13403,255859</text:p>
          </table:table-cell>
          <table:table-cell office:value-type="float" office:value="185.266663">
            <text:p>185,266663</text:p>
          </table:table-cell>
          <table:table-cell office:value-type="float" office:value="10199.514648">
            <text:p>10199,514648</text:p>
          </table:table-cell>
          <table:table-cell office:value-type="float" office:value="135.37439">
            <text:p>135,37439</text:p>
          </table:table-cell>
          <table:table-cell office:value-type="float" office:value="1337.819458">
            <text:p>1337,819458</text:p>
          </table:table-cell>
          <table:table-cell office:value-type="float" office:value="34.775021">
            <text:p>34,775021</text:p>
          </table:table-cell>
          <table:table-cell office:value-type="float" office:value="17.214643">
            <text:p>17,214643</text:p>
          </table:table-cell>
          <table:table-cell office:value-type="float" office:value="5.576628">
            <text:p>5,576628</text:p>
          </table:table-cell>
          <table:table-cell office:value-type="float" office:value="53.474247">
            <text:p>53,474247</text:p>
          </table:table-cell>
          <table:table-cell office:value-type="float" office:value="8.017504">
            <text:p>8,017504</text:p>
          </table:table-cell>
          <table:table-cell office:value-type="float" office:value="218.835587">
            <text:p>218,835587</text:p>
          </table:table-cell>
          <table:table-cell office:value-type="float" office:value="6.845016">
            <text:p>6,845016</text:p>
          </table:table-cell>
          <table:table-cell office:value-type="float" office:value="13399.454102">
            <text:p>13399,454102</text:p>
          </table:table-cell>
          <table:table-cell office:value-type="float" office:value="246.578568">
            <text:p>246,578568</text:p>
          </table:table-cell>
          <table:table-cell office:value-type="float" office:value="33.487492">
            <text:p>33,487492</text:p>
          </table:table-cell>
          <table:table-cell office:value-type="float" office:value="7.573489">
            <text:p>7,573489</text:p>
          </table:table-cell>
          <table:table-cell office:value-type="float" office:value="119.476555">
            <text:p>119,476555</text:p>
          </table:table-cell>
          <table:table-cell office:value-type="float" office:value="15.7197">
            <text:p>15,7197</text:p>
          </table:table-cell>
          <table:table-cell office:value-type="float" office:value="435.935272">
            <text:p>435,935272</text:p>
          </table:table-cell>
          <table:table-cell office:value-type="float" office:value="21.343487">
            <text:p>21,343487</text:p>
          </table:table-cell>
          <table:table-cell office:value-type="float" office:value="141.273407">
            <text:p>141,273407</text:p>
          </table:table-cell>
          <table:table-cell office:value-type="float" office:value="8.780564">
            <text:p>8,780564</text:p>
          </table:table-cell>
          <table:table-cell office:value-type="float" office:value="52.192108">
            <text:p>52,192108</text:p>
          </table:table-cell>
          <table:table-cell office:value-type="float" office:value="9.052044">
            <text:p>9,052044</text:p>
          </table:table-cell>
          <table:table-cell office:value-type="float" office:value="77.490051">
            <text:p>77,490051</text:p>
          </table:table-cell>
          <table:table-cell office:value-type="float" office:value="9.347252">
            <text:p>9,347252</text:p>
          </table:table-cell>
          <table:table-cell office:value-type="float" office:value="55.163948">
            <text:p>55,163948</text:p>
          </table:table-cell>
          <table:table-cell office:value-type="float" office:value="9.886273">
            <text:p>9,886273</text:p>
          </table:table-cell>
          <table:table-cell table:number-columns-repeated="8" office:value-type="float" office:value="0">
            <text:p>0</text:p>
          </table:table-cell>
          <table:table-cell office:value-type="float" office:value="250.731522">
            <text:p>250,731522</text:p>
          </table:table-cell>
          <table:table-cell office:value-type="float" office:value="19.332867">
            <text:p>19,332867</text:p>
          </table:table-cell>
        </table:table-row>
        <table:table-row table:style-name="ro1">
          <table:table-cell office:value-type="string">
            <text:p>AFR425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229">
            <text:p>0,511229</text:p>
          </table:table-cell>
          <table:table-cell office:value-type="float" office:value="413.002869">
            <text:p>413,002869</text:p>
          </table:table-cell>
          <table:table-cell table:number-columns-repeated="2" office:value-type="float" office:value="0">
            <text:p>0</text:p>
          </table:table-cell>
          <table:table-cell office:value-type="float" office:value="72.717697">
            <text:p>72,717697</text:p>
          </table:table-cell>
          <table:table-cell office:value-type="float" office:value="52.340988">
            <text:p>52,340988</text:p>
          </table:table-cell>
          <table:table-cell table:number-columns-repeated="6" office:value-type="float" office:value="0">
            <text:p>0</text:p>
          </table:table-cell>
          <table:table-cell office:value-type="float" office:value="4.983443">
            <text:p>4,983443</text:p>
          </table:table-cell>
          <table:table-cell office:value-type="float" office:value="8.228678">
            <text:p>8,228678</text:p>
          </table:table-cell>
          <table:table-cell table:number-columns-repeated="2" office:value-type="float" office:value="0">
            <text:p>0</text:p>
          </table:table-cell>
          <table:table-cell office:value-type="float" office:value="16.104429">
            <text:p>16,104429</text:p>
          </table:table-cell>
          <table:table-cell office:value-type="float" office:value="5.696034">
            <text:p>5,696034</text:p>
          </table:table-cell>
          <table:table-cell office:value-type="float" office:value="8.584267">
            <text:p>8,584267</text:p>
          </table:table-cell>
          <table:table-cell office:value-type="float" office:value="8.041306">
            <text:p>8,041306</text:p>
          </table:table-cell>
          <table:table-cell office:value-type="float" office:value="47.071598">
            <text:p>47,071598</text:p>
          </table:table-cell>
          <table:table-cell office:value-type="float" office:value="8.737037">
            <text:p>8,737037</text:p>
          </table:table-cell>
          <table:table-cell office:value-type="float" office:value="28.192053">
            <text:p>28,192053</text:p>
          </table:table-cell>
          <table:table-cell office:value-type="float" office:value="6.187025">
            <text:p>6,187025</text:p>
          </table:table-cell>
          <table:table-cell office:value-type="float" office:value="50.949871">
            <text:p>50,949871</text:p>
          </table:table-cell>
          <table:table-cell office:value-type="float" office:value="13.975739">
            <text:p>13,975739</text:p>
          </table:table-cell>
          <table:table-cell office:value-type="float" office:value="97.86512">
            <text:p>97,86512</text:p>
          </table:table-cell>
          <table:table-cell office:value-type="float" office:value="10.44733">
            <text:p>10,44733</text:p>
          </table:table-cell>
          <table:table-cell office:value-type="float" office:value="78.930222">
            <text:p>78,930222</text:p>
          </table:table-cell>
          <table:table-cell office:value-type="float" office:value="17.157387">
            <text:p>17,157387</text:p>
          </table:table-cell>
          <table:table-cell office:value-type="float" office:value="20.574961">
            <text:p>20,574961</text:p>
          </table:table-cell>
          <table:table-cell office:value-type="float" office:value="20.97822">
            <text:p>20,97822</text:p>
          </table:table-cell>
          <table:table-cell office:value-type="float" office:value="55.033524">
            <text:p>55,033524</text:p>
          </table:table-cell>
          <table:table-cell office:value-type="float" office:value="11.793637">
            <text:p>11,793637</text:p>
          </table:table-cell>
          <table:table-cell office:value-type="float" office:value="32.068901">
            <text:p>32,068901</text:p>
          </table:table-cell>
          <table:table-cell office:value-type="float" office:value="12.630529">
            <text:p>12,630529</text:p>
          </table:table-cell>
          <table:table-cell office:value-type="float" office:value="41.57185">
            <text:p>41,57185</text:p>
          </table:table-cell>
          <table:table-cell office:value-type="float" office:value="13.123159">
            <text:p>13,123159</text:p>
          </table:table-cell>
          <table:table-cell office:value-type="float" office:value="19.434669">
            <text:p>19,434669</text:p>
          </table:table-cell>
          <table:table-cell office:value-type="float" office:value="13.920884">
            <text:p>13,920884</text:p>
          </table:table-cell>
          <table:table-cell office:value-type="float" office:value="70.620903">
            <text:p>70,620903</text:p>
          </table:table-cell>
          <table:table-cell office:value-type="float" office:value="35.392979">
            <text:p>35,392979</text:p>
          </table:table-cell>
          <table:table-cell table:number-columns-repeated="6" office:value-type="float" office:value="0">
            <text:p>0</text:p>
          </table:table-cell>
          <table:table-cell office:value-type="float" office:value="78.362251">
            <text:p>78,362251</text:p>
          </table:table-cell>
          <table:table-cell office:value-type="float" office:value="25.666916">
            <text:p>25,666916</text:p>
          </table:table-cell>
        </table:table-row>
        <table:table-row table:style-name="ro1">
          <table:table-cell office:value-type="string">
            <text:p>AFR426 <text:s text:c="5"/></text:p>
          </table:table-cell>
          <table:table-cell office:value-type="float" office:value="5983.249023">
            <text:p>5983,249023</text:p>
          </table:table-cell>
          <table:table-cell office:value-type="float" office:value="879.623962">
            <text:p>879,623962</text:p>
          </table:table-cell>
          <table:table-cell office:value-type="float" office:value="1986.390869">
            <text:p>1986,390869</text:p>
          </table:table-cell>
          <table:table-cell office:value-type="float" office:value="479.671204">
            <text:p>479,671204</text:p>
          </table:table-cell>
          <table:table-cell office:value-type="float" office:value="15211.585938">
            <text:p>15211,585938</text:p>
          </table:table-cell>
          <table:table-cell office:value-type="float" office:value="388.500732">
            <text:p>388,500732</text:p>
          </table:table-cell>
          <table:table-cell office:value-type="float" office:value="31457.509766">
            <text:p>31457,509766</text:p>
          </table:table-cell>
          <table:table-cell office:value-type="float" office:value="687.447693">
            <text:p>687,447693</text:p>
          </table:table-cell>
          <table:table-cell office:value-type="float" office:value="265.930786">
            <text:p>265,930786</text:p>
          </table:table-cell>
          <table:table-cell office:value-type="float" office:value="32.617218">
            <text:p>32,617218</text:p>
          </table:table-cell>
          <table:table-cell office:value-type="float" office:value="4794.321777">
            <text:p>4794,321777</text:p>
          </table:table-cell>
          <table:table-cell office:value-type="float" office:value="103.046906">
            <text:p>103,046906</text:p>
          </table:table-cell>
          <table:table-cell office:value-type="float" office:value="9570.568359">
            <text:p>9570,568359</text:p>
          </table:table-cell>
          <table:table-cell office:value-type="float" office:value="170.151688">
            <text:p>170,151688</text:p>
          </table:table-cell>
          <table:table-cell office:value-type="float" office:value="6798.389648">
            <text:p>6798,389648</text:p>
          </table:table-cell>
          <table:table-cell office:value-type="float" office:value="96.384933">
            <text:p>96,384933</text:p>
          </table:table-cell>
          <table:table-cell office:value-type="float" office:value="7489.417969">
            <text:p>7489,417969</text:p>
          </table:table-cell>
          <table:table-cell office:value-type="float" office:value="100.299438">
            <text:p>100,299438</text:p>
          </table:table-cell>
          <table:table-cell office:value-type="float" office:value="1091.26123">
            <text:p>1091,26123</text:p>
          </table:table-cell>
          <table:table-cell office:value-type="float" office:value="28.645166">
            <text:p>28,645166</text:p>
          </table:table-cell>
          <table:table-cell office:value-type="float" office:value="35.394085">
            <text:p>35,394085</text:p>
          </table:table-cell>
          <table:table-cell office:value-type="float" office:value="5.547931">
            <text:p>5,547931</text:p>
          </table:table-cell>
          <table:table-cell office:value-type="float" office:value="51.661201">
            <text:p>51,661201</text:p>
          </table:table-cell>
          <table:table-cell office:value-type="float" office:value="7.999374">
            <text:p>7,999374</text:p>
          </table:table-cell>
          <table:table-cell office:value-type="float" office:value="142.015076">
            <text:p>142,015076</text:p>
          </table:table-cell>
          <table:table-cell office:value-type="float" office:value="5.78729">
            <text:p>5,78729</text:p>
          </table:table-cell>
          <table:table-cell office:value-type="float" office:value="13431.845703">
            <text:p>13431,845703</text:p>
          </table:table-cell>
          <table:table-cell office:value-type="float" office:value="247.17308">
            <text:p>247,17308</text:p>
          </table:table-cell>
          <table:table-cell office:value-type="float" office:value="34.436657">
            <text:p>34,436657</text:p>
          </table:table-cell>
          <table:table-cell office:value-type="float" office:value="7.582689">
            <text:p>7,582689</text:p>
          </table:table-cell>
          <table:table-cell office:value-type="float" office:value="28.657122">
            <text:p>28,657122</text:p>
          </table:table-cell>
          <table:table-cell office:value-type="float" office:value="15.273952">
            <text:p>15,273952</text:p>
          </table:table-cell>
          <table:table-cell office:value-type="float" office:value="302.663147">
            <text:p>302,663147</text:p>
          </table:table-cell>
          <table:table-cell office:value-type="float" office:value="20.605618">
            <text:p>20,605618</text:p>
          </table:table-cell>
          <table:table-cell office:value-type="float" office:value="101.621307">
            <text:p>101,621307</text:p>
          </table:table-cell>
          <table:table-cell office:value-type="float" office:value="8.535151">
            <text:p>8,535151</text:p>
          </table:table-cell>
          <table:table-cell office:value-type="float" office:value="23.807594">
            <text:p>23,807594</text:p>
          </table:table-cell>
          <table:table-cell office:value-type="float" office:value="8.972554">
            <text:p>8,972554</text:p>
          </table:table-cell>
          <table:table-cell office:value-type="float" office:value="58.95068">
            <text:p>58,95068</text:p>
          </table:table-cell>
          <table:table-cell office:value-type="float" office:value="9.257003">
            <text:p>9,257003</text:p>
          </table:table-cell>
          <table:table-cell office:value-type="float" office:value="50.729767">
            <text:p>50,729767</text:p>
          </table:table-cell>
          <table:table-cell office:value-type="float" office:value="9.828557">
            <text:p>9,828557</text:p>
          </table:table-cell>
          <table:table-cell office:value-type="float" office:value="26.214956">
            <text:p>26,214956</text:p>
          </table:table-cell>
          <table:table-cell office:value-type="float" office:value="47.640484">
            <text:p>47,640484</text:p>
          </table:table-cell>
          <table:table-cell table:number-columns-repeated="6" office:value-type="float" office:value="0">
            <text:p>0</text:p>
          </table:table-cell>
          <table:table-cell office:value-type="float" office:value="110.479591">
            <text:p>110,479591</text:p>
          </table:table-cell>
          <table:table-cell office:value-type="float" office:value="18.445482">
            <text:p>18,445482</text:p>
          </table:table-cell>
        </table:table-row>
        <table:table-row table:style-name="ro1">
          <table:table-cell office:value-type="string">
            <text:p>AFR427 <text:s text:c="5"/></text:p>
          </table:table-cell>
          <table:table-cell office:value-type="float" office:value="8648.695313">
            <text:p>8648,695313</text:p>
          </table:table-cell>
          <table:table-cell office:value-type="float" office:value="1090.329346">
            <text:p>1090,329346</text:p>
          </table:table-cell>
          <table:table-cell office:value-type="float" office:value="2266.338623">
            <text:p>2266,338623</text:p>
          </table:table-cell>
          <table:table-cell office:value-type="float" office:value="510.433624">
            <text:p>510,433624</text:p>
          </table:table-cell>
          <table:table-cell office:value-type="float" office:value="19316.085938">
            <text:p>19316,085938</text:p>
          </table:table-cell>
          <table:table-cell office:value-type="float" office:value="483.265411">
            <text:p>483,265411</text:p>
          </table:table-cell>
          <table:table-cell office:value-type="float" office:value="42586.695313">
            <text:p>42586,695313</text:p>
          </table:table-cell>
          <table:table-cell office:value-type="float" office:value="924.16687">
            <text:p>924,16687</text:p>
          </table:table-cell>
          <table:table-cell office:value-type="float" office:value="465.546387">
            <text:p>465,546387</text:p>
          </table:table-cell>
          <table:table-cell office:value-type="float" office:value="40.670685">
            <text:p>40,670685</text:p>
          </table:table-cell>
          <table:table-cell office:value-type="float" office:value="6951.460449">
            <text:p>6951,460449</text:p>
          </table:table-cell>
          <table:table-cell office:value-type="float" office:value="143.838379">
            <text:p>143,838379</text:p>
          </table:table-cell>
          <table:table-cell office:value-type="float" office:value="19078.181641">
            <text:p>19078,181641</text:p>
          </table:table-cell>
          <table:table-cell office:value-type="float" office:value="330.269287">
            <text:p>330,269287</text:p>
          </table:table-cell>
          <table:table-cell office:value-type="float" office:value="13523.956055">
            <text:p>13523,956055</text:p>
          </table:table-cell>
          <table:table-cell office:value-type="float" office:value="187.017181">
            <text:p>187,017181</text:p>
          </table:table-cell>
          <table:table-cell office:value-type="float" office:value="16515.181641">
            <text:p>16515,181641</text:p>
          </table:table-cell>
          <table:table-cell office:value-type="float" office:value="217.102264">
            <text:p>217,102264</text:p>
          </table:table-cell>
          <table:table-cell office:value-type="float" office:value="1592.105103">
            <text:p>1592,105103</text:p>
          </table:table-cell>
          <table:table-cell office:value-type="float" office:value="41.164165">
            <text:p>41,164165</text:p>
          </table:table-cell>
          <table:table-cell office:value-type="float" office:value="25.656708">
            <text:p>25,656708</text:p>
          </table:table-cell>
          <table:table-cell office:value-type="float" office:value="5.944612">
            <text:p>5,944612</text:p>
          </table:table-cell>
          <table:table-cell office:value-type="float" office:value="64.99292">
            <text:p>64,99292</text:p>
          </table:table-cell>
          <table:table-cell office:value-type="float" office:value="8.200212">
            <text:p>8,200212</text:p>
          </table:table-cell>
          <table:table-cell office:value-type="float" office:value="247.591446">
            <text:p>247,591446</text:p>
          </table:table-cell>
          <table:table-cell office:value-type="float" office:value="7.445405">
            <text:p>7,445405</text:p>
          </table:table-cell>
          <table:table-cell office:value-type="float" office:value="18409.589844">
            <text:p>18409,589844</text:p>
          </table:table-cell>
          <table:table-cell office:value-type="float" office:value="338.053436">
            <text:p>338,053436</text:p>
          </table:table-cell>
          <table:table-cell office:value-type="float" office:value="28.626106">
            <text:p>28,626106</text:p>
          </table:table-cell>
          <table:table-cell office:value-type="float" office:value="7.899358">
            <text:p>7,899358</text:p>
          </table:table-cell>
          <table:table-cell office:value-type="float" office:value="77.470406">
            <text:p>77,470406</text:p>
          </table:table-cell>
          <table:table-cell office:value-type="float" office:value="15.65206">
            <text:p>15,65206</text:p>
          </table:table-cell>
          <table:table-cell office:value-type="float" office:value="664.969116">
            <text:p>664,969116</text:p>
          </table:table-cell>
          <table:table-cell office:value-type="float" office:value="23.078659">
            <text:p>23,078659</text:p>
          </table:table-cell>
          <table:table-cell office:value-type="float" office:value="257.231781">
            <text:p>257,231781</text:p>
          </table:table-cell>
          <table:table-cell office:value-type="float" office:value="9.91516">
            <text:p>9,91516</text:p>
          </table:table-cell>
          <table:table-cell office:value-type="float" office:value="45.312038">
            <text:p>45,312038</text:p>
          </table:table-cell>
          <table:table-cell office:value-type="float" office:value="9.448309">
            <text:p>9,448309</text:p>
          </table:table-cell>
          <table:table-cell office:value-type="float" office:value="113.649086">
            <text:p>113,649086</text:p>
          </table:table-cell>
          <table:table-cell office:value-type="float" office:value="9.897143">
            <text:p>9,897143</text:p>
          </table:table-cell>
          <table:table-cell office:value-type="float" office:value="76.417587">
            <text:p>76,417587</text:p>
          </table:table-cell>
          <table:table-cell office:value-type="float" office:value="10.301064">
            <text:p>10,301064</text:p>
          </table:table-cell>
          <table:table-cell table:number-columns-repeated="8" office:value-type="float" office:value="0">
            <text:p>0</text:p>
          </table:table-cell>
          <table:table-cell office:value-type="float" office:value="264.002533">
            <text:p>264,002533</text:p>
          </table:table-cell>
          <table:table-cell office:value-type="float" office:value="20.211096">
            <text:p>20,211096</text:p>
          </table:table-cell>
        </table:table-row>
        <table:table-row table:style-name="ro1">
          <table:table-cell office:value-type="string">
            <text:p>AFR428 <text:s text:c="5"/></text:p>
          </table:table-cell>
          <table:table-cell office:value-type="float" office:value="3105.575928">
            <text:p>3105,575928</text:p>
          </table:table-cell>
          <table:table-cell office:value-type="float" office:value="731.468018">
            <text:p>731,468018</text:p>
          </table:table-cell>
          <table:table-cell office:value-type="float" office:value="498.430084">
            <text:p>498,430084</text:p>
          </table:table-cell>
          <table:table-cell office:value-type="float" office:value="438.898895">
            <text:p>438,898895</text:p>
          </table:table-cell>
          <table:table-cell office:value-type="float" office:value="3832.746094">
            <text:p>3832,746094</text:p>
          </table:table-cell>
          <table:table-cell office:value-type="float" office:value="180.713181">
            <text:p>180,713181</text:p>
          </table:table-cell>
          <table:table-cell office:value-type="float" office:value="6764.949707">
            <text:p>6764,949707</text:p>
          </table:table-cell>
          <table:table-cell office:value-type="float" office:value="169.282715">
            <text:p>169,282715</text:p>
          </table:table-cell>
          <table:table-cell office:value-type="float" office:value="124.797058">
            <text:p>124,797058</text:p>
          </table:table-cell>
          <table:table-cell office:value-type="float" office:value="28.222029">
            <text:p>28,222029</text:p>
          </table:table-cell>
          <table:table-cell office:value-type="float" office:value="5180.818848">
            <text:p>5180,818848</text:p>
          </table:table-cell>
          <table:table-cell office:value-type="float" office:value="109.170715">
            <text:p>109,170715</text:p>
          </table:table-cell>
          <table:table-cell office:value-type="float" office:value="2377.137939">
            <text:p>2377,137939</text:p>
          </table:table-cell>
          <table:table-cell office:value-type="float" office:value="51.374664">
            <text:p>51,374664</text:p>
          </table:table-cell>
          <table:table-cell office:value-type="float" office:value="9386.893555">
            <text:p>9386,893555</text:p>
          </table:table-cell>
          <table:table-cell office:value-type="float" office:value="131.182251">
            <text:p>131,182251</text:p>
          </table:table-cell>
          <table:table-cell office:value-type="float" office:value="2125.488281">
            <text:p>2125,488281</text:p>
          </table:table-cell>
          <table:table-cell office:value-type="float" office:value="32.337048">
            <text:p>32,337048</text:p>
          </table:table-cell>
          <table:table-cell office:value-type="float" office:value="244.289658">
            <text:p>244,289658</text:p>
          </table:table-cell>
          <table:table-cell office:value-type="float" office:value="8.259542">
            <text:p>8,259542</text:p>
          </table:table-cell>
          <table:table-cell office:value-type="float" office:value="13.47094">
            <text:p>13,47094</text:p>
          </table:table-cell>
          <table:table-cell office:value-type="float" office:value="4.806062">
            <text:p>4,806062</text:p>
          </table:table-cell>
          <table:table-cell office:value-type="float" office:value="39.25584">
            <text:p>39,25584</text:p>
          </table:table-cell>
          <table:table-cell office:value-type="float" office:value="7.840606">
            <text:p>7,840606</text:p>
          </table:table-cell>
          <table:table-cell office:value-type="float" office:value="69.784073">
            <text:p>69,784073</text:p>
          </table:table-cell>
          <table:table-cell office:value-type="float" office:value="4.85302">
            <text:p>4,85302</text:p>
          </table:table-cell>
          <table:table-cell office:value-type="float" office:value="2813.863037">
            <text:p>2813,863037</text:p>
          </table:table-cell>
          <table:table-cell office:value-type="float" office:value="53.935303">
            <text:p>53,935303</text:p>
          </table:table-cell>
          <table:table-cell office:value-type="float" office:value="50.028278">
            <text:p>50,028278</text:p>
          </table:table-cell>
          <table:table-cell office:value-type="float" office:value="7.582283">
            <text:p>7,582283</text:p>
          </table:table-cell>
          <table:table-cell office:value-type="float" office:value="47.641335">
            <text:p>47,641335</text:p>
          </table:table-cell>
          <table:table-cell office:value-type="float" office:value="15.458328">
            <text:p>15,458328</text:p>
          </table:table-cell>
          <table:table-cell office:value-type="float" office:value="560.40918">
            <text:p>560,40918</text:p>
          </table:table-cell>
          <table:table-cell office:value-type="float" office:value="22.199558">
            <text:p>22,199558</text:p>
          </table:table-cell>
          <table:table-cell office:value-type="float" office:value="311.622528">
            <text:p>311,622528</text:p>
          </table:table-cell>
          <table:table-cell office:value-type="float" office:value="10.261997">
            <text:p>10,261997</text:p>
          </table:table-cell>
          <table:table-cell office:value-type="float" office:value="32.135529">
            <text:p>32,135529</text:p>
          </table:table-cell>
          <table:table-cell office:value-type="float" office:value="9.196297">
            <text:p>9,196297</text:p>
          </table:table-cell>
          <table:table-cell office:value-type="float" office:value="37.623703">
            <text:p>37,623703</text:p>
          </table:table-cell>
          <table:table-cell office:value-type="float" office:value="9.550563">
            <text:p>9,550563</text:p>
          </table:table-cell>
          <table:table-cell office:value-type="float" office:value="10.704328">
            <text:p>10,704328</text:p>
          </table:table-cell>
          <table:table-cell office:value-type="float" office:value="10.120053">
            <text:p>10,120053</text:p>
          </table:table-cell>
          <table:table-cell table:number-columns-repeated="8" office:value-type="float" office:value="0">
            <text:p>0</text:p>
          </table:table-cell>
          <table:table-cell office:value-type="float" office:value="299.31424">
            <text:p>299,31424</text:p>
          </table:table-cell>
          <table:table-cell office:value-type="float" office:value="20.028627">
            <text:p>20,028627</text:p>
          </table:table-cell>
        </table:table-row>
        <table:table-row table:style-name="ro1">
          <table:table-cell office:value-type="string">
            <text:p>AFR429 <text:s text:c="5"/></text:p>
          </table:table-cell>
          <table:table-cell office:value-type="float" office:value="7689.499512">
            <text:p>7689,499512</text:p>
          </table:table-cell>
          <table:table-cell office:value-type="float" office:value="1039.206421">
            <text:p>1039,206421</text:p>
          </table:table-cell>
          <table:table-cell office:value-type="float" office:value="1110.177979">
            <text:p>1110,177979</text:p>
          </table:table-cell>
          <table:table-cell office:value-type="float" office:value="468.129333">
            <text:p>468,129333</text:p>
          </table:table-cell>
          <table:table-cell office:value-type="float" office:value="5834.076172">
            <text:p>5834,076172</text:p>
          </table:table-cell>
          <table:table-cell office:value-type="float" office:value="233.580231">
            <text:p>233,580231</text:p>
          </table:table-cell>
          <table:table-cell office:value-type="float" office:value="10994.178711">
            <text:p>10994,178711</text:p>
          </table:table-cell>
          <table:table-cell office:value-type="float" office:value="257.541992">
            <text:p>257,541992</text:p>
          </table:table-cell>
          <table:table-cell office:value-type="float" office:value="141.525894">
            <text:p>141,525894</text:p>
          </table:table-cell>
          <table:table-cell office:value-type="float" office:value="34.584766">
            <text:p>34,584766</text:p>
          </table:table-cell>
          <table:table-cell office:value-type="float" office:value="7627.53418">
            <text:p>7627,53418</text:p>
          </table:table-cell>
          <table:table-cell office:value-type="float" office:value="155.734467">
            <text:p>155,734467</text:p>
          </table:table-cell>
          <table:table-cell office:value-type="float" office:value="17903.859375">
            <text:p>17903,859375</text:p>
          </table:table-cell>
          <table:table-cell office:value-type="float" office:value="310.659454">
            <text:p>310,659454</text:p>
          </table:table-cell>
          <table:table-cell office:value-type="float" office:value="21623.275391">
            <text:p>21623,275391</text:p>
          </table:table-cell>
          <table:table-cell office:value-type="float" office:value="296.159424">
            <text:p>296,159424</text:p>
          </table:table-cell>
          <table:table-cell office:value-type="float" office:value="5360.70166">
            <text:p>5360,70166</text:p>
          </table:table-cell>
          <table:table-cell office:value-type="float" office:value="73.235863">
            <text:p>73,235863</text:p>
          </table:table-cell>
          <table:table-cell office:value-type="float" office:value="406.692749">
            <text:p>406,692749</text:p>
          </table:table-cell>
          <table:table-cell office:value-type="float" office:value="11.873855">
            <text:p>11,873855</text:p>
          </table:table-cell>
          <table:table-cell office:value-type="float" office:value="15.614771">
            <text:p>15,614771</text:p>
          </table:table-cell>
          <table:table-cell office:value-type="float" office:value="4.840214">
            <text:p>4,840214</text:p>
          </table:table-cell>
          <table:table-cell office:value-type="float" office:value="45.287064">
            <text:p>45,287064</text:p>
          </table:table-cell>
          <table:table-cell office:value-type="float" office:value="7.840178">
            <text:p>7,840178</text:p>
          </table:table-cell>
          <table:table-cell office:value-type="float" office:value="105.083229">
            <text:p>105,083229</text:p>
          </table:table-cell>
          <table:table-cell office:value-type="float" office:value="5.190857">
            <text:p>5,190857</text:p>
          </table:table-cell>
          <table:table-cell office:value-type="float" office:value="4179.505371">
            <text:p>4179,505371</text:p>
          </table:table-cell>
          <table:table-cell office:value-type="float" office:value="78.563309">
            <text:p>78,563309</text:p>
          </table:table-cell>
          <table:table-cell office:value-type="float" office:value="49.033802">
            <text:p>49,033802</text:p>
          </table:table-cell>
          <table:table-cell office:value-type="float" office:value="7.560058">
            <text:p>7,560058</text:p>
          </table:table-cell>
          <table:table-cell office:value-type="float" office:value="98.321495">
            <text:p>98,321495</text:p>
          </table:table-cell>
          <table:table-cell office:value-type="float" office:value="15.608956">
            <text:p>15,608956</text:p>
          </table:table-cell>
          <table:table-cell office:value-type="float" office:value="1044.640503">
            <text:p>1044,640503</text:p>
          </table:table-cell>
          <table:table-cell office:value-type="float" office:value="26.5509">
            <text:p>26,5509</text:p>
          </table:table-cell>
          <table:table-cell office:value-type="float" office:value="824.71106">
            <text:p>824,71106</text:p>
          </table:table-cell>
          <table:table-cell office:value-type="float" office:value="16.382215">
            <text:p>16,382215</text:p>
          </table:table-cell>
          <table:table-cell office:value-type="float" office:value="40.23819">
            <text:p>40,23819</text:p>
          </table:table-cell>
          <table:table-cell office:value-type="float" office:value="9.331323">
            <text:p>9,331323</text:p>
          </table:table-cell>
          <table:table-cell office:value-type="float" office:value="51.95026">
            <text:p>51,95026</text:p>
          </table:table-cell>
          <table:table-cell office:value-type="float" office:value="9.442759">
            <text:p>9,442759</text:p>
          </table:table-cell>
          <table:table-cell office:value-type="float" office:value="19.297117">
            <text:p>19,297117</text:p>
          </table:table-cell>
          <table:table-cell office:value-type="float" office:value="9.861401">
            <text:p>9,861401</text:p>
          </table:table-cell>
          <table:table-cell table:number-columns-repeated="8" office:value-type="float" office:value="0">
            <text:p>0</text:p>
          </table:table-cell>
          <table:table-cell office:value-type="float" office:value="431.76178">
            <text:p>431,76178</text:p>
          </table:table-cell>
          <table:table-cell office:value-type="float" office:value="21.188732">
            <text:p>21,188732</text:p>
          </table:table-cell>
        </table:table-row>
        <table:table-row table:style-name="ro1">
          <table:table-cell office:value-type="string">
            <text:p>AFR440 <text:s text:c="5"/></text:p>
          </table:table-cell>
          <table:table-cell office:value-type="float" office:value="8193.149414">
            <text:p>8193,149414</text:p>
          </table:table-cell>
          <table:table-cell office:value-type="float" office:value="1122.889526">
            <text:p>1122,889526</text:p>
          </table:table-cell>
          <table:table-cell office:value-type="float" office:value="2209.474121">
            <text:p>2209,474121</text:p>
          </table:table-cell>
          <table:table-cell office:value-type="float" office:value="523.192444">
            <text:p>523,192444</text:p>
          </table:table-cell>
          <table:table-cell office:value-type="float" office:value="11123.176758">
            <text:p>11123,176758</text:p>
          </table:table-cell>
          <table:table-cell office:value-type="float" office:value="322.37381">
            <text:p>322,37381</text:p>
          </table:table-cell>
          <table:table-cell office:value-type="float" office:value="25978.400391">
            <text:p>25978,400391</text:p>
          </table:table-cell>
          <table:table-cell office:value-type="float" office:value="572.336182">
            <text:p>572,336182</text:p>
          </table:table-cell>
          <table:table-cell office:value-type="float" office:value="255.548111">
            <text:p>255,548111</text:p>
          </table:table-cell>
          <table:table-cell office:value-type="float" office:value="37.880058">
            <text:p>37,880058</text:p>
          </table:table-cell>
          <table:table-cell office:value-type="float" office:value="6248.197266">
            <text:p>6248,197266</text:p>
          </table:table-cell>
          <table:table-cell office:value-type="float" office:value="131.520035">
            <text:p>131,520035</text:p>
          </table:table-cell>
          <table:table-cell office:value-type="float" office:value="16331.969727">
            <text:p>16331,969727</text:p>
          </table:table-cell>
          <table:table-cell office:value-type="float" office:value="284.801117">
            <text:p>284,801117</text:p>
          </table:table-cell>
          <table:table-cell office:value-type="float" office:value="7091.488281">
            <text:p>7091,488281</text:p>
          </table:table-cell>
          <table:table-cell office:value-type="float" office:value="100.557961">
            <text:p>100,557961</text:p>
          </table:table-cell>
          <table:table-cell office:value-type="float" office:value="9037.613281">
            <text:p>9037,613281</text:p>
          </table:table-cell>
          <table:table-cell office:value-type="float" office:value="120.358597">
            <text:p>120,358597</text:p>
          </table:table-cell>
          <table:table-cell office:value-type="float" office:value="903.572083">
            <text:p>903,572083</text:p>
          </table:table-cell>
          <table:table-cell office:value-type="float" office:value="24.198915">
            <text:p>24,198915</text:p>
          </table:table-cell>
          <table:table-cell office:value-type="float" office:value="13.292801">
            <text:p>13,292801</text:p>
          </table:table-cell>
          <table:table-cell office:value-type="float" office:value="6.218829">
            <text:p>6,218829</text:p>
          </table:table-cell>
          <table:table-cell office:value-type="float" office:value="55.185364">
            <text:p>55,185364</text:p>
          </table:table-cell>
          <table:table-cell office:value-type="float" office:value="8.543331">
            <text:p>8,543331</text:p>
          </table:table-cell>
          <table:table-cell office:value-type="float" office:value="174.71402">
            <text:p>174,71402</text:p>
          </table:table-cell>
          <table:table-cell office:value-type="float" office:value="6.987744">
            <text:p>6,987744</text:p>
          </table:table-cell>
          <table:table-cell office:value-type="float" office:value="11336.689453">
            <text:p>11336,689453</text:p>
          </table:table-cell>
          <table:table-cell office:value-type="float" office:value="209.014084">
            <text:p>209,014084</text:p>
          </table:table-cell>
          <table:table-cell office:value-type="float" office:value="57.516327">
            <text:p>57,516327</text:p>
          </table:table-cell>
          <table:table-cell office:value-type="float" office:value="9.442151">
            <text:p>9,442151</text:p>
          </table:table-cell>
          <table:table-cell office:value-type="float" office:value="134.902496">
            <text:p>134,902496</text:p>
          </table:table-cell>
          <table:table-cell office:value-type="float" office:value="16.736242">
            <text:p>16,736242</text:p>
          </table:table-cell>
          <table:table-cell office:value-type="float" office:value="690.212891">
            <text:p>690,212891</text:p>
          </table:table-cell>
          <table:table-cell office:value-type="float" office:value="23.852209">
            <text:p>23,852209</text:p>
          </table:table-cell>
          <table:table-cell office:value-type="float" office:value="363.325684">
            <text:p>363,325684</text:p>
          </table:table-cell>
          <table:table-cell office:value-type="float" office:value="12.381886">
            <text:p>12,381886</text:p>
          </table:table-cell>
          <table:table-cell office:value-type="float" office:value="19.551767">
            <text:p>19,551767</text:p>
          </table:table-cell>
          <table:table-cell office:value-type="float" office:value="11.346009">
            <text:p>11,346009</text:p>
          </table:table-cell>
          <table:table-cell office:value-type="float" office:value="67.085449">
            <text:p>67,085449</text:p>
          </table:table-cell>
          <table:table-cell office:value-type="float" office:value="11.68851">
            <text:p>11,68851</text:p>
          </table:table-cell>
          <table:table-cell office:value-type="float" office:value="36.462021">
            <text:p>36,462021</text:p>
          </table:table-cell>
          <table:table-cell office:value-type="float" office:value="12.351697">
            <text:p>12,351697</text:p>
          </table:table-cell>
          <table:table-cell table:number-columns-repeated="8" office:value-type="float" office:value="0">
            <text:p>0</text:p>
          </table:table-cell>
          <table:table-cell office:value-type="float" office:value="1092.802734">
            <text:p>1092,802734</text:p>
          </table:table-cell>
          <table:table-cell office:value-type="float" office:value="33.427551">
            <text:p>33,427551</text:p>
          </table:table-cell>
        </table:table-row>
        <table:table-row table:style-name="ro1">
          <table:table-cell office:value-type="string">
            <text:p>AFR441 <text:s text:c="5"/></text:p>
          </table:table-cell>
          <table:table-cell table:number-columns-repeated="4" office:value-type="float" office:value="0">
            <text:p>0</text:p>
          </table:table-cell>
          <table:table-cell office:value-type="float" office:value="137.734772">
            <text:p>137,734772</text:p>
          </table:table-cell>
          <table:table-cell office:value-type="float" office:value="476.04422">
            <text:p>476,04422</text:p>
          </table:table-cell>
          <table:table-cell office:value-type="float" office:value="5.297317">
            <text:p>5,297317</text:p>
          </table:table-cell>
          <table:table-cell office:value-type="float" office:value="53.573563">
            <text:p>53,573563</text:p>
          </table:table-cell>
          <table:table-cell table:number-columns-repeated="6" office:value-type="float" office:value="0">
            <text:p>0</text:p>
          </table:table-cell>
          <table:table-cell office:value-type="float" office:value="21.566467">
            <text:p>21,566467</text:p>
          </table:table-cell>
          <table:table-cell office:value-type="float" office:value="8.6876">
            <text:p>8,6876</text:p>
          </table:table-cell>
          <table:table-cell table:number-columns-repeated="2" office:value-type="float" office:value="0">
            <text:p>0</text:p>
          </table:table-cell>
          <table:table-cell office:value-type="float" office:value="14.301987">
            <text:p>14,301987</text:p>
          </table:table-cell>
          <table:table-cell office:value-type="float" office:value="6.514407">
            <text:p>6,514407</text:p>
          </table:table-cell>
          <table:table-cell office:value-type="float" office:value="22.517685">
            <text:p>22,517685</text:p>
          </table:table-cell>
          <table:table-cell office:value-type="float" office:value="9.682247">
            <text:p>9,682247</text:p>
          </table:table-cell>
          <table:table-cell office:value-type="float" office:value="54.74826">
            <text:p>54,74826</text:p>
          </table:table-cell>
          <table:table-cell office:value-type="float" office:value="9.360235">
            <text:p>9,360235</text:p>
          </table:table-cell>
          <table:table-cell office:value-type="float" office:value="38.476402">
            <text:p>38,476402</text:p>
          </table:table-cell>
          <table:table-cell office:value-type="float" office:value="7.209481">
            <text:p>7,209481</text:p>
          </table:table-cell>
          <table:table-cell office:value-type="float" office:value="81.477402">
            <text:p>81,477402</text:p>
          </table:table-cell>
          <table:table-cell office:value-type="float" office:value="16.904907">
            <text:p>16,904907</text:p>
          </table:table-cell>
          <table:table-cell office:value-type="float" office:value="135.105469">
            <text:p>135,105469</text:p>
          </table:table-cell>
          <table:table-cell office:value-type="float" office:value="12.067246">
            <text:p>12,067246</text:p>
          </table:table-cell>
          <table:table-cell office:value-type="float" office:value="128.103455">
            <text:p>128,103455</text:p>
          </table:table-cell>
          <table:table-cell office:value-type="float" office:value="18.336281">
            <text:p>18,336281</text:p>
          </table:table-cell>
          <table:table-cell office:value-type="float" office:value="13.695735">
            <text:p>13,695735</text:p>
          </table:table-cell>
          <table:table-cell office:value-type="float" office:value="21.713404">
            <text:p>21,713404</text:p>
          </table:table-cell>
          <table:table-cell office:value-type="float" office:value="73.514259">
            <text:p>73,514259</text:p>
          </table:table-cell>
          <table:table-cell office:value-type="float" office:value="13.65062">
            <text:p>13,65062</text:p>
          </table:table-cell>
          <table:table-cell office:value-type="float" office:value="14.319606">
            <text:p>14,319606</text:p>
          </table:table-cell>
          <table:table-cell office:value-type="float" office:value="14.647328">
            <text:p>14,647328</text:p>
          </table:table-cell>
          <table:table-cell office:value-type="float" office:value="46.722111">
            <text:p>46,722111</text:p>
          </table:table-cell>
          <table:table-cell office:value-type="float" office:value="15.18537">
            <text:p>15,18537</text:p>
          </table:table-cell>
          <table:table-cell office:value-type="float" office:value="22.194275">
            <text:p>22,194275</text:p>
          </table:table-cell>
          <table:table-cell office:value-type="float" office:value="16.064688">
            <text:p>16,064688</text:p>
          </table:table-cell>
          <table:table-cell office:value-type="float" office:value="148.331345">
            <text:p>148,331345</text:p>
          </table:table-cell>
          <table:table-cell office:value-type="float" office:value="37.7416">
            <text:p>37,7416</text:p>
          </table:table-cell>
          <table:table-cell table:number-columns-repeated="6" office:value-type="float" office:value="0">
            <text:p>0</text:p>
          </table:table-cell>
          <table:table-cell office:value-type="float" office:value="93.912735">
            <text:p>93,912735</text:p>
          </table:table-cell>
          <table:table-cell office:value-type="float" office:value="29.593307">
            <text:p>29,593307</text:p>
          </table:table-cell>
        </table:table-row>
        <table:table-row table:style-name="ro1">
          <table:table-cell office:value-type="string">
            <text:p>AFR442 <text:s text:c="5"/></text:p>
          </table:table-cell>
          <table:table-cell office:value-type="float" office:value="7324.556152">
            <text:p>7324,556152</text:p>
          </table:table-cell>
          <table:table-cell office:value-type="float" office:value="1095.942383">
            <text:p>1095,942383</text:p>
          </table:table-cell>
          <table:table-cell office:value-type="float" office:value="1789.55249">
            <text:p>1789,55249</text:p>
          </table:table-cell>
          <table:table-cell office:value-type="float" office:value="523.766296">
            <text:p>523,766296</text:p>
          </table:table-cell>
          <table:table-cell office:value-type="float" office:value="12992.189453">
            <text:p>12992,189453</text:p>
          </table:table-cell>
          <table:table-cell office:value-type="float" office:value="360.777222">
            <text:p>360,777222</text:p>
          </table:table-cell>
          <table:table-cell office:value-type="float" office:value="28909.982422">
            <text:p>28909,982422</text:p>
          </table:table-cell>
          <table:table-cell office:value-type="float" office:value="634.545227">
            <text:p>634,545227</text:p>
          </table:table-cell>
          <table:table-cell office:value-type="float" office:value="277.988129">
            <text:p>277,988129</text:p>
          </table:table-cell>
          <table:table-cell office:value-type="float" office:value="38.940746">
            <text:p>38,940746</text:p>
          </table:table-cell>
          <table:table-cell office:value-type="float" office:value="5882.720215">
            <text:p>5882,720215</text:p>
          </table:table-cell>
          <table:table-cell office:value-type="float" office:value="124.520363">
            <text:p>124,520363</text:p>
          </table:table-cell>
          <table:table-cell office:value-type="float" office:value="15298.176758">
            <text:p>15298,176758</text:p>
          </table:table-cell>
          <table:table-cell office:value-type="float" office:value="266.897919">
            <text:p>266,897919</text:p>
          </table:table-cell>
          <table:table-cell office:value-type="float" office:value="10730.629883">
            <text:p>10730,629883</text:p>
          </table:table-cell>
          <table:table-cell office:value-type="float" office:value="149.480057">
            <text:p>149,480057</text:p>
          </table:table-cell>
          <table:table-cell office:value-type="float" office:value="10347.78125">
            <text:p>10347,78125</text:p>
          </table:table-cell>
          <table:table-cell office:value-type="float" office:value="137.346542">
            <text:p>137,346542</text:p>
          </table:table-cell>
          <table:table-cell office:value-type="float" office:value="1004.665588">
            <text:p>1004,665588</text:p>
          </table:table-cell>
          <table:table-cell office:value-type="float" office:value="26.726578">
            <text:p>26,726578</text:p>
          </table:table-cell>
          <table:table-cell office:value-type="float" office:value="18.962261">
            <text:p>18,962261</text:p>
          </table:table-cell>
          <table:table-cell office:value-type="float" office:value="6.447713">
            <text:p>6,447713</text:p>
          </table:table-cell>
          <table:table-cell office:value-type="float" office:value="55.158051">
            <text:p>55,158051</text:p>
          </table:table-cell>
          <table:table-cell office:value-type="float" office:value="8.631686">
            <text:p>8,631686</text:p>
          </table:table-cell>
          <table:table-cell office:value-type="float" office:value="175.912674">
            <text:p>175,912674</text:p>
          </table:table-cell>
          <table:table-cell office:value-type="float" office:value="7.124391">
            <text:p>7,124391</text:p>
          </table:table-cell>
          <table:table-cell office:value-type="float" office:value="12741.813477">
            <text:p>12741,813477</text:p>
          </table:table-cell>
          <table:table-cell office:value-type="float" office:value="234.660294">
            <text:p>234,660294</text:p>
          </table:table-cell>
          <table:table-cell office:value-type="float" office:value="71.575424">
            <text:p>71,575424</text:p>
          </table:table-cell>
          <table:table-cell office:value-type="float" office:value="9.734439">
            <text:p>9,734439</text:p>
          </table:table-cell>
          <table:table-cell office:value-type="float" office:value="109.386024">
            <text:p>109,386024</text:p>
          </table:table-cell>
          <table:table-cell office:value-type="float" office:value="16.720009">
            <text:p>16,720009</text:p>
          </table:table-cell>
          <table:table-cell office:value-type="float" office:value="623.992859">
            <text:p>623,992859</text:p>
          </table:table-cell>
          <table:table-cell office:value-type="float" office:value="23.418825">
            <text:p>23,418825</text:p>
          </table:table-cell>
          <table:table-cell office:value-type="float" office:value="328.225922">
            <text:p>328,225922</text:p>
          </table:table-cell>
          <table:table-cell office:value-type="float" office:value="12.331228">
            <text:p>12,331228</text:p>
          </table:table-cell>
          <table:table-cell office:value-type="float" office:value="36.725277">
            <text:p>36,725277</text:p>
          </table:table-cell>
          <table:table-cell office:value-type="float" office:value="11.659773">
            <text:p>11,659773</text:p>
          </table:table-cell>
          <table:table-cell office:value-type="float" office:value="95.742027">
            <text:p>95,742027</text:p>
          </table:table-cell>
          <table:table-cell office:value-type="float" office:value="12.071336">
            <text:p>12,071336</text:p>
          </table:table-cell>
          <table:table-cell office:value-type="float" office:value="58.157219">
            <text:p>58,157219</text:p>
          </table:table-cell>
          <table:table-cell office:value-type="float" office:value="12.735668">
            <text:p>12,735668</text:p>
          </table:table-cell>
          <table:table-cell office:value-type="float" office:value="69.808617">
            <text:p>69,808617</text:p>
          </table:table-cell>
          <table:table-cell office:value-type="float" office:value="56.07246">
            <text:p>56,07246</text:p>
          </table:table-cell>
          <table:table-cell table:number-columns-repeated="6" office:value-type="float" office:value="0">
            <text:p>0</text:p>
          </table:table-cell>
          <table:table-cell office:value-type="float" office:value="309.485138">
            <text:p>309,485138</text:p>
          </table:table-cell>
          <table:table-cell office:value-type="float" office:value="24.778124">
            <text:p>24,778124</text:p>
          </table:table-cell>
        </table:table-row>
        <table:table-row table:style-name="ro1">
          <table:table-cell office:value-type="string">
            <text:p>AFR443 <text:s text:c="5"/></text:p>
          </table:table-cell>
          <table:table-cell office:value-type="float" office:value="19751.453125">
            <text:p>19751,453125</text:p>
          </table:table-cell>
          <table:table-cell office:value-type="float" office:value="1844.054077">
            <text:p>1844,054077</text:p>
          </table:table-cell>
          <table:table-cell office:value-type="float" office:value="3171.794922">
            <text:p>3171,794922</text:p>
          </table:table-cell>
          <table:table-cell office:value-type="float" office:value="575.291931">
            <text:p>575,291931</text:p>
          </table:table-cell>
          <table:table-cell office:value-type="float" office:value="12922.113281">
            <text:p>12922,113281</text:p>
          </table:table-cell>
          <table:table-cell office:value-type="float" office:value="378.811096">
            <text:p>378,811096</text:p>
          </table:table-cell>
          <table:table-cell office:value-type="float" office:value="31105.960938">
            <text:p>31105,960938</text:p>
          </table:table-cell>
          <table:table-cell office:value-type="float" office:value="682.0448">
            <text:p>682,0448</text:p>
          </table:table-cell>
          <table:table-cell office:value-type="float" office:value="442.771454">
            <text:p>442,771454</text:p>
          </table:table-cell>
          <table:table-cell office:value-type="float" office:value="48.099197">
            <text:p>48,099197</text:p>
          </table:table-cell>
          <table:table-cell office:value-type="float" office:value="9488.661133">
            <text:p>9488,661133</text:p>
          </table:table-cell>
          <table:table-cell office:value-type="float" office:value="193.153168">
            <text:p>193,153168</text:p>
          </table:table-cell>
          <table:table-cell office:value-type="float" office:value="48813.691406">
            <text:p>48813,691406</text:p>
          </table:table-cell>
          <table:table-cell office:value-type="float" office:value="831.859985">
            <text:p>831,859985</text:p>
          </table:table-cell>
          <table:table-cell office:value-type="float" office:value="24143.675781">
            <text:p>24143,675781</text:p>
          </table:table-cell>
          <table:table-cell office:value-type="float" office:value="330.333008">
            <text:p>330,333008</text:p>
          </table:table-cell>
          <table:table-cell office:value-type="float" office:value="16812.699219">
            <text:p>16812,699219</text:p>
          </table:table-cell>
          <table:table-cell office:value-type="float" office:value="221.101624">
            <text:p>221,101624</text:p>
          </table:table-cell>
          <table:table-cell office:value-type="float" office:value="1139.221802">
            <text:p>1139,221802</text:p>
          </table:table-cell>
          <table:table-cell office:value-type="float" office:value="30.028004">
            <text:p>30,028004</text:p>
          </table:table-cell>
          <table:table-cell office:value-type="float" office:value="21.012236">
            <text:p>21,012236</text:p>
          </table:table-cell>
          <table:table-cell office:value-type="float" office:value="6.449879">
            <text:p>6,449879</text:p>
          </table:table-cell>
          <table:table-cell office:value-type="float" office:value="69.883034">
            <text:p>69,883034</text:p>
          </table:table-cell>
          <table:table-cell office:value-type="float" office:value="8.640602">
            <text:p>8,640602</text:p>
          </table:table-cell>
          <table:table-cell office:value-type="float" office:value="212.543167">
            <text:p>212,543167</text:p>
          </table:table-cell>
          <table:table-cell office:value-type="float" office:value="7.497336">
            <text:p>7,497336</text:p>
          </table:table-cell>
          <table:table-cell office:value-type="float" office:value="12065.273438">
            <text:p>12065,273438</text:p>
          </table:table-cell>
          <table:table-cell office:value-type="float" office:value="222.301331">
            <text:p>222,301331</text:p>
          </table:table-cell>
          <table:table-cell office:value-type="float" office:value="61.660915">
            <text:p>61,660915</text:p>
          </table:table-cell>
          <table:table-cell office:value-type="float" office:value="9.551367">
            <text:p>9,551367</text:p>
          </table:table-cell>
          <table:table-cell office:value-type="float" office:value="172.917297">
            <text:p>172,917297</text:p>
          </table:table-cell>
          <table:table-cell office:value-type="float" office:value="17.012556">
            <text:p>17,012556</text:p>
          </table:table-cell>
          <table:table-cell office:value-type="float" office:value="1249.444092">
            <text:p>1249,444092</text:p>
          </table:table-cell>
          <table:table-cell office:value-type="float" office:value="29.355152">
            <text:p>29,355152</text:p>
          </table:table-cell>
          <table:table-cell office:value-type="float" office:value="892.387695">
            <text:p>892,387695</text:p>
          </table:table-cell>
          <table:table-cell office:value-type="float" office:value="18.454531">
            <text:p>18,454531</text:p>
          </table:table-cell>
          <table:table-cell office:value-type="float" office:value="54.424507">
            <text:p>54,424507</text:p>
          </table:table-cell>
          <table:table-cell office:value-type="float" office:value="11.632372">
            <text:p>11,632372</text:p>
          </table:table-cell>
          <table:table-cell office:value-type="float" office:value="141.011505">
            <text:p>141,011505</text:p>
          </table:table-cell>
          <table:table-cell office:value-type="float" office:value="12.070649">
            <text:p>12,070649</text:p>
          </table:table-cell>
          <table:table-cell office:value-type="float" office:value="53.577446">
            <text:p>53,577446</text:p>
          </table:table-cell>
          <table:table-cell office:value-type="float" office:value="12.435121">
            <text:p>12,435121</text:p>
          </table:table-cell>
          <table:table-cell office:value-type="float" office:value="310.25061">
            <text:p>310,25061</text:p>
          </table:table-cell>
          <table:table-cell office:value-type="float" office:value="79.340561">
            <text:p>79,340561</text:p>
          </table:table-cell>
          <table:table-cell table:number-columns-repeated="6" office:value-type="float" office:value="0">
            <text:p>0</text:p>
          </table:table-cell>
          <table:table-cell office:value-type="float" office:value="488.569824">
            <text:p>488,569824</text:p>
          </table:table-cell>
          <table:table-cell office:value-type="float" office:value="25.961155">
            <text:p>25,961155</text:p>
          </table:table-cell>
        </table:table-row>
        <table:table-row table:style-name="ro1">
          <table:table-cell office:value-type="string">
            <text:p>AFR444 <text:s text:c="5"/></text:p>
          </table:table-cell>
          <table:table-cell office:value-type="float" office:value="2796.664063">
            <text:p>2796,664063</text:p>
          </table:table-cell>
          <table:table-cell office:value-type="float" office:value="863.475098">
            <text:p>863,475098</text:p>
          </table:table-cell>
          <table:table-cell office:value-type="float" office:value="892.844727">
            <text:p>892,844727</text:p>
          </table:table-cell>
          <table:table-cell office:value-type="float" office:value="486.508728">
            <text:p>486,508728</text:p>
          </table:table-cell>
          <table:table-cell office:value-type="float" office:value="3909.801514">
            <text:p>3909,801514</text:p>
          </table:table-cell>
          <table:table-cell office:value-type="float" office:value="188.924927">
            <text:p>188,924927</text:p>
          </table:table-cell>
          <table:table-cell office:value-type="float" office:value="7998.225098">
            <text:p>7998,225098</text:p>
          </table:table-cell>
          <table:table-cell office:value-type="float" office:value="196.129684">
            <text:p>196,129684</text:p>
          </table:table-cell>
          <table:table-cell office:value-type="float" office:value="94.114044">
            <text:p>94,114044</text:p>
          </table:table-cell>
          <table:table-cell office:value-type="float" office:value="31.208479">
            <text:p>31,208479</text:p>
          </table:table-cell>
          <table:table-cell office:value-type="float" office:value="4784.175781">
            <text:p>4784,175781</text:p>
          </table:table-cell>
          <table:table-cell office:value-type="float" office:value="102.879539">
            <text:p>102,879539</text:p>
          </table:table-cell>
          <table:table-cell office:value-type="float" office:value="1214.991089">
            <text:p>1214,991089</text:p>
          </table:table-cell>
          <table:table-cell office:value-type="float" office:value="34.416874">
            <text:p>34,416874</text:p>
          </table:table-cell>
          <table:table-cell office:value-type="float" office:value="4863.80957">
            <text:p>4863,80957</text:p>
          </table:table-cell>
          <table:table-cell office:value-type="float" office:value="70.976257">
            <text:p>70,976257</text:p>
          </table:table-cell>
          <table:table-cell office:value-type="float" office:value="1778.138916">
            <text:p>1778,138916</text:p>
          </table:table-cell>
          <table:table-cell office:value-type="float" office:value="28.330893">
            <text:p>28,330893</text:p>
          </table:table-cell>
          <table:table-cell office:value-type="float" office:value="289.4487">
            <text:p>289,4487</text:p>
          </table:table-cell>
          <table:table-cell office:value-type="float" office:value="9.947935">
            <text:p>9,947935</text:p>
          </table:table-cell>
          <table:table-cell office:value-type="float" office:value="15.15059">
            <text:p>15,15059</text:p>
          </table:table-cell>
          <table:table-cell office:value-type="float" office:value="6.252276">
            <text:p>6,252276</text:p>
          </table:table-cell>
          <table:table-cell office:value-type="float" office:value="42.427357">
            <text:p>42,427357</text:p>
          </table:table-cell>
          <table:table-cell office:value-type="float" office:value="8.635866">
            <text:p>8,635866</text:p>
          </table:table-cell>
          <table:table-cell office:value-type="float" office:value="91.216637">
            <text:p>91,216637</text:p>
          </table:table-cell>
          <table:table-cell office:value-type="float" office:value="6.359157">
            <text:p>6,359157</text:p>
          </table:table-cell>
          <table:table-cell office:value-type="float" office:value="2849.462402">
            <text:p>2849,462402</text:p>
          </table:table-cell>
          <table:table-cell office:value-type="float" office:value="54.963871">
            <text:p>54,963871</text:p>
          </table:table-cell>
          <table:table-cell office:value-type="float" office:value="105.585426">
            <text:p>105,585426</text:p>
          </table:table-cell>
          <table:table-cell office:value-type="float" office:value="10.21151">
            <text:p>10,21151</text:p>
          </table:table-cell>
          <table:table-cell office:value-type="float" office:value="100.827209">
            <text:p>100,827209</text:p>
          </table:table-cell>
          <table:table-cell office:value-type="float" office:value="17.074379">
            <text:p>17,074379</text:p>
          </table:table-cell>
          <table:table-cell office:value-type="float" office:value="517.055786">
            <text:p>517,055786</text:p>
          </table:table-cell>
          <table:table-cell office:value-type="float" office:value="22.869797">
            <text:p>22,869797</text:p>
          </table:table-cell>
          <table:table-cell office:value-type="float" office:value="230.713989">
            <text:p>230,713989</text:p>
          </table:table-cell>
          <table:table-cell office:value-type="float" office:value="12.092518">
            <text:p>12,092518</text:p>
          </table:table-cell>
          <table:table-cell office:value-type="float" office:value="22.530848">
            <text:p>22,530848</text:p>
          </table:table-cell>
          <table:table-cell office:value-type="float" office:value="12.198464">
            <text:p>12,198464</text:p>
          </table:table-cell>
          <table:table-cell office:value-type="float" office:value="31.218504">
            <text:p>31,218504</text:p>
          </table:table-cell>
          <table:table-cell office:value-type="float" office:value="12.743745">
            <text:p>12,743745</text:p>
          </table:table-cell>
          <table:table-cell office:value-type="float" office:value="12.59437">
            <text:p>12,59437</text:p>
          </table:table-cell>
          <table:table-cell office:value-type="float" office:value="13.536154">
            <text:p>13,536154</text:p>
          </table:table-cell>
          <table:table-cell table:number-columns-repeated="8" office:value-type="float" office:value="0">
            <text:p>0</text:p>
          </table:table-cell>
          <table:table-cell office:value-type="float" office:value="131.975861">
            <text:p>131,975861</text:p>
          </table:table-cell>
          <table:table-cell office:value-type="float" office:value="25.210846">
            <text:p>25,210846</text:p>
          </table:table-cell>
        </table:table-row>
        <table:table-row table:style-name="ro1">
          <table:table-cell office:value-type="string">
            <text:p>AFR445 <text:s text:c="5"/></text:p>
          </table:table-cell>
          <table:table-cell office:value-type="float" office:value="764.070435">
            <text:p>764,070435</text:p>
          </table:table-cell>
          <table:table-cell office:value-type="float" office:value="797.676575">
            <text:p>797,676575</text:p>
          </table:table-cell>
          <table:table-cell office:value-type="float" office:value="65.836929">
            <text:p>65,836929</text:p>
          </table:table-cell>
          <table:table-cell office:value-type="float" office:value="474.783447">
            <text:p>474,783447</text:p>
          </table:table-cell>
          <table:table-cell office:value-type="float" office:value="4211.808105">
            <text:p>4211,808105</text:p>
          </table:table-cell>
          <table:table-cell office:value-type="float" office:value="194.942749">
            <text:p>194,942749</text:p>
          </table:table-cell>
          <table:table-cell office:value-type="float" office:value="8029.568359">
            <text:p>8029,568359</text:p>
          </table:table-cell>
          <table:table-cell office:value-type="float" office:value="196.668411">
            <text:p>196,668411</text:p>
          </table:table-cell>
          <table:table-cell office:value-type="float" office:value="26.431549">
            <text:p>26,431549</text:p>
          </table:table-cell>
          <table:table-cell office:value-type="float" office:value="30.78587">
            <text:p>30,78587</text:p>
          </table:table-cell>
          <table:table-cell office:value-type="float" office:value="4460.762207">
            <text:p>4460,762207</text:p>
          </table:table-cell>
          <table:table-cell office:value-type="float" office:value="96.925941">
            <text:p>96,925941</text:p>
          </table:table-cell>
          <table:table-cell office:value-type="float" office:value="2412.703857">
            <text:p>2412,703857</text:p>
          </table:table-cell>
          <table:table-cell office:value-type="float" office:value="52.568554">
            <text:p>52,568554</text:p>
          </table:table-cell>
          <table:table-cell office:value-type="float" office:value="7483.021484">
            <text:p>7483,021484</text:p>
          </table:table-cell>
          <table:table-cell office:value-type="float" office:value="105.877075">
            <text:p>105,877075</text:p>
          </table:table-cell>
          <table:table-cell office:value-type="float" office:value="2195.12085">
            <text:p>2195,12085</text:p>
          </table:table-cell>
          <table:table-cell office:value-type="float" office:value="33.351837">
            <text:p>33,351837</text:p>
          </table:table-cell>
          <table:table-cell office:value-type="float" office:value="299.598297">
            <text:p>299,598297</text:p>
          </table:table-cell>
          <table:table-cell office:value-type="float" office:value="9.950515">
            <text:p>9,950515</text:p>
          </table:table-cell>
          <table:table-cell office:value-type="float" office:value="15.806754">
            <text:p>15,806754</text:p>
          </table:table-cell>
          <table:table-cell office:value-type="float" office:value="5.798893">
            <text:p>5,798893</text:p>
          </table:table-cell>
          <table:table-cell office:value-type="float" office:value="44.877705">
            <text:p>44,877705</text:p>
          </table:table-cell>
          <table:table-cell office:value-type="float" office:value="8.374232">
            <text:p>8,374232</text:p>
          </table:table-cell>
          <table:table-cell office:value-type="float" office:value="73.4002">
            <text:p>73,4002</text:p>
          </table:table-cell>
          <table:table-cell office:value-type="float" office:value="5.817929">
            <text:p>5,817929</text:p>
          </table:table-cell>
          <table:table-cell office:value-type="float" office:value="2893.542236">
            <text:p>2893,542236</text:p>
          </table:table-cell>
          <table:table-cell office:value-type="float" office:value="55.639355">
            <text:p>55,639355</text:p>
          </table:table-cell>
          <table:table-cell office:value-type="float" office:value="92.161629">
            <text:p>92,161629</text:p>
          </table:table-cell>
          <table:table-cell office:value-type="float" office:value="9.4395">
            <text:p>9,4395</text:p>
          </table:table-cell>
          <table:table-cell office:value-type="float" office:value="94.186394">
            <text:p>94,186394</text:p>
          </table:table-cell>
          <table:table-cell office:value-type="float" office:value="16.60154">
            <text:p>16,60154</text:p>
          </table:table-cell>
          <table:table-cell office:value-type="float" office:value="212.742661">
            <text:p>212,742661</text:p>
          </table:table-cell>
          <table:table-cell office:value-type="float" office:value="20.966751">
            <text:p>20,966751</text:p>
          </table:table-cell>
          <table:table-cell office:value-type="float" office:value="291.936279">
            <text:p>291,936279</text:p>
          </table:table-cell>
          <table:table-cell office:value-type="float" office:value="11.770017">
            <text:p>11,770017</text:p>
          </table:table-cell>
          <table:table-cell office:value-type="float" office:value="18.98122">
            <text:p>18,98122</text:p>
          </table:table-cell>
          <table:table-cell office:value-type="float" office:value="11.333886">
            <text:p>11,333886</text:p>
          </table:table-cell>
          <table:table-cell office:value-type="float" office:value="33.455017">
            <text:p>33,455017</text:p>
          </table:table-cell>
          <table:table-cell office:value-type="float" office:value="11.836587">
            <text:p>11,836587</text:p>
          </table:table-cell>
          <table:table-cell office:value-type="float" office:value="26.98077">
            <text:p>26,98077</text:p>
          </table:table-cell>
          <table:table-cell office:value-type="float" office:value="12.504918">
            <text:p>12,504918</text:p>
          </table:table-cell>
          <table:table-cell table:number-columns-repeated="8" office:value-type="float" office:value="0">
            <text:p>0</text:p>
          </table:table-cell>
          <table:table-cell office:value-type="float" office:value="315.610016">
            <text:p>315,610016</text:p>
          </table:table-cell>
          <table:table-cell office:value-type="float" office:value="24.203434">
            <text:p>24,203434</text:p>
          </table:table-cell>
        </table:table-row>
        <table:table-row table:style-name="ro1">
          <table:table-cell office:value-type="string">
            <text:p>AFR446 <text:s text:c="5"/></text:p>
          </table:table-cell>
          <table:table-cell office:value-type="float" office:value="4043.650391">
            <text:p>4043,650391</text:p>
          </table:table-cell>
          <table:table-cell office:value-type="float" office:value="907.846436">
            <text:p>907,846436</text:p>
          </table:table-cell>
          <table:table-cell office:value-type="float" office:value="970.349731">
            <text:p>970,349731</text:p>
          </table:table-cell>
          <table:table-cell office:value-type="float" office:value="492.989349">
            <text:p>492,989349</text:p>
          </table:table-cell>
          <table:table-cell office:value-type="float" office:value="3674.372803">
            <text:p>3674,372803</text:p>
          </table:table-cell>
          <table:table-cell office:value-type="float" office:value="193.03801">
            <text:p>193,03801</text:p>
          </table:table-cell>
          <table:table-cell office:value-type="float" office:value="6579.736816">
            <text:p>6579,736816</text:p>
          </table:table-cell>
          <table:table-cell office:value-type="float" office:value="168.608536">
            <text:p>168,608536</text:p>
          </table:table-cell>
          <table:table-cell office:value-type="float" office:value="28.439009">
            <text:p>28,439009</text:p>
          </table:table-cell>
          <table:table-cell office:value-type="float" office:value="32.459229">
            <text:p>32,459229</text:p>
          </table:table-cell>
          <table:table-cell office:value-type="float" office:value="4770.745605">
            <text:p>4770,745605</text:p>
          </table:table-cell>
          <table:table-cell office:value-type="float" office:value="102.940895">
            <text:p>102,940895</text:p>
          </table:table-cell>
          <table:table-cell office:value-type="float" office:value="5202.03125">
            <text:p>5202,03125</text:p>
          </table:table-cell>
          <table:table-cell office:value-type="float" office:value="98.238266">
            <text:p>98,238266</text:p>
          </table:table-cell>
          <table:table-cell office:value-type="float" office:value="14247.394531">
            <text:p>14247,394531</text:p>
          </table:table-cell>
          <table:table-cell office:value-type="float" office:value="196.912323">
            <text:p>196,912323</text:p>
          </table:table-cell>
          <table:table-cell office:value-type="float" office:value="1911.023315">
            <text:p>1911,023315</text:p>
          </table:table-cell>
          <table:table-cell office:value-type="float" office:value="30.270557">
            <text:p>30,270557</text:p>
          </table:table-cell>
          <table:table-cell office:value-type="float" office:value="240.531952">
            <text:p>240,531952</text:p>
          </table:table-cell>
          <table:table-cell office:value-type="float" office:value="8.849829">
            <text:p>8,849829</text:p>
          </table:table-cell>
          <table:table-cell office:value-type="float" office:value="8.927298">
            <text:p>8,927298</text:p>
          </table:table-cell>
          <table:table-cell office:value-type="float" office:value="5.985799">
            <text:p>5,985799</text:p>
          </table:table-cell>
          <table:table-cell office:value-type="float" office:value="58.959663">
            <text:p>58,959663</text:p>
          </table:table-cell>
          <table:table-cell office:value-type="float" office:value="8.638518">
            <text:p>8,638518</text:p>
          </table:table-cell>
          <table:table-cell office:value-type="float" office:value="56.708542">
            <text:p>56,708542</text:p>
          </table:table-cell>
          <table:table-cell office:value-type="float" office:value="5.906418">
            <text:p>5,906418</text:p>
          </table:table-cell>
          <table:table-cell office:value-type="float" office:value="2230.801758">
            <text:p>2230,801758</text:p>
          </table:table-cell>
          <table:table-cell office:value-type="float" office:value="43.86097">
            <text:p>43,86097</text:p>
          </table:table-cell>
          <table:table-cell office:value-type="float" office:value="88.751991">
            <text:p>88,751991</text:p>
          </table:table-cell>
          <table:table-cell office:value-type="float" office:value="9.749374">
            <text:p>9,749374</text:p>
          </table:table-cell>
          <table:table-cell office:value-type="float" office:value="105.413132">
            <text:p>105,413132</text:p>
          </table:table-cell>
          <table:table-cell office:value-type="float" office:value="16.848509">
            <text:p>16,848509</text:p>
          </table:table-cell>
          <table:table-cell office:value-type="float" office:value="468.144348">
            <text:p>468,144348</text:p>
          </table:table-cell>
          <table:table-cell office:value-type="float" office:value="22.377642">
            <text:p>22,377642</text:p>
          </table:table-cell>
          <table:table-cell office:value-type="float" office:value="311.849304">
            <text:p>311,849304</text:p>
          </table:table-cell>
          <table:table-cell office:value-type="float" office:value="12.54232">
            <text:p>12,54232</text:p>
          </table:table-cell>
          <table:table-cell office:value-type="float" office:value="36.937103">
            <text:p>36,937103</text:p>
          </table:table-cell>
          <table:table-cell office:value-type="float" office:value="12.047381">
            <text:p>12,047381</text:p>
          </table:table-cell>
          <table:table-cell office:value-type="float" office:value="39.839962">
            <text:p>39,839962</text:p>
          </table:table-cell>
          <table:table-cell office:value-type="float" office:value="12.264827">
            <text:p>12,264827</text:p>
          </table:table-cell>
          <table:table-cell office:value-type="float" office:value="24.370672">
            <text:p>24,370672</text:p>
          </table:table-cell>
          <table:table-cell office:value-type="float" office:value="13.030273">
            <text:p>13,030273</text:p>
          </table:table-cell>
          <table:table-cell office:value-type="float" office:value="8.995801">
            <text:p>8,995801</text:p>
          </table:table-cell>
          <table:table-cell office:value-type="float" office:value="46.726341">
            <text:p>46,726341</text:p>
          </table:table-cell>
          <table:table-cell table:number-columns-repeated="6" office:value-type="float" office:value="0">
            <text:p>0</text:p>
          </table:table-cell>
          <table:table-cell office:value-type="float" office:value="400.743988">
            <text:p>400,743988</text:p>
          </table:table-cell>
          <table:table-cell office:value-type="float" office:value="26.251574">
            <text:p>26,251574</text:p>
          </table:table-cell>
        </table:table-row>
        <table:table-row table:style-name="ro1">
          <table:table-cell office:value-type="string">
            <text:p>AFR447 <text:s text:c="5"/></text:p>
          </table:table-cell>
          <table:table-cell office:value-type="float" office:value="2830.409424">
            <text:p>2830,409424</text:p>
          </table:table-cell>
          <table:table-cell office:value-type="float" office:value="882.788086">
            <text:p>882,788086</text:p>
          </table:table-cell>
          <table:table-cell office:value-type="float" office:value="1164.044189">
            <text:p>1164,044189</text:p>
          </table:table-cell>
          <table:table-cell office:value-type="float" office:value="468.617126">
            <text:p>468,617126</text:p>
          </table:table-cell>
          <table:table-cell office:value-type="float" office:value="6545.031738">
            <text:p>6545,031738</text:p>
          </table:table-cell>
          <table:table-cell office:value-type="float" office:value="222.852737">
            <text:p>222,852737</text:p>
          </table:table-cell>
          <table:table-cell office:value-type="float" office:value="12086.1875">
            <text:p>12086,1875</text:p>
          </table:table-cell>
          <table:table-cell office:value-type="float" office:value="278.906769">
            <text:p>278,906769</text:p>
          </table:table-cell>
          <table:table-cell office:value-type="float" office:value="157.414948">
            <text:p>157,414948</text:p>
          </table:table-cell>
          <table:table-cell office:value-type="float" office:value="29.65169">
            <text:p>29,65169</text:p>
          </table:table-cell>
          <table:table-cell office:value-type="float" office:value="4397.137695">
            <text:p>4397,137695</text:p>
          </table:table-cell>
          <table:table-cell office:value-type="float" office:value="95.176674">
            <text:p>95,176674</text:p>
          </table:table-cell>
          <table:table-cell office:value-type="float" office:value="2232.717773">
            <text:p>2232,717773</text:p>
          </table:table-cell>
          <table:table-cell office:value-type="float" office:value="48.773518">
            <text:p>48,773518</text:p>
          </table:table-cell>
          <table:table-cell office:value-type="float" office:value="4410.830566">
            <text:p>4410,830566</text:p>
          </table:table-cell>
          <table:table-cell office:value-type="float" office:value="64.613617">
            <text:p>64,613617</text:p>
          </table:table-cell>
          <table:table-cell office:value-type="float" office:value="2015.29895">
            <text:p>2015,29895</text:p>
          </table:table-cell>
          <table:table-cell office:value-type="float" office:value="30.961216">
            <text:p>30,961216</text:p>
          </table:table-cell>
          <table:table-cell office:value-type="float" office:value="434.466949">
            <text:p>434,466949</text:p>
          </table:table-cell>
          <table:table-cell office:value-type="float" office:value="12.839615">
            <text:p>12,839615</text:p>
          </table:table-cell>
          <table:table-cell office:value-type="float" office:value="15.599022">
            <text:p>15,599022</text:p>
          </table:table-cell>
          <table:table-cell office:value-type="float" office:value="5.612792">
            <text:p>5,612792</text:p>
          </table:table-cell>
          <table:table-cell office:value-type="float" office:value="46.388618">
            <text:p>46,388618</text:p>
          </table:table-cell>
          <table:table-cell office:value-type="float" office:value="8.279228">
            <text:p>8,279228</text:p>
          </table:table-cell>
          <table:table-cell office:value-type="float" office:value="75.442513">
            <text:p>75,442513</text:p>
          </table:table-cell>
          <table:table-cell office:value-type="float" office:value="5.626081">
            <text:p>5,626081</text:p>
          </table:table-cell>
          <table:table-cell office:value-type="float" office:value="4359.85498">
            <text:p>4359,85498</text:p>
          </table:table-cell>
          <table:table-cell office:value-type="float" office:value="81.965813">
            <text:p>81,965813</text:p>
          </table:table-cell>
          <table:table-cell office:value-type="float" office:value="64.58651">
            <text:p>64,58651</text:p>
          </table:table-cell>
          <table:table-cell office:value-type="float" office:value="8.952759">
            <text:p>8,952759</text:p>
          </table:table-cell>
          <table:table-cell office:value-type="float" office:value="66.551918">
            <text:p>66,551918</text:p>
          </table:table-cell>
          <table:table-cell office:value-type="float" office:value="16.243437">
            <text:p>16,243437</text:p>
          </table:table-cell>
          <table:table-cell office:value-type="float" office:value="1567.384155">
            <text:p>1567,384155</text:p>
          </table:table-cell>
          <table:table-cell office:value-type="float" office:value="32.950489">
            <text:p>32,950489</text:p>
          </table:table-cell>
          <table:table-cell office:value-type="float" office:value="87.340744">
            <text:p>87,340744</text:p>
          </table:table-cell>
          <table:table-cell office:value-type="float" office:value="10.065123">
            <text:p>10,065123</text:p>
          </table:table-cell>
          <table:table-cell office:value-type="float" office:value="33.045242">
            <text:p>33,045242</text:p>
          </table:table-cell>
          <table:table-cell office:value-type="float" office:value="10.656252">
            <text:p>10,656252</text:p>
          </table:table-cell>
          <table:table-cell office:value-type="float" office:value="47.804985">
            <text:p>47,804985</text:p>
          </table:table-cell>
          <table:table-cell office:value-type="float" office:value="11.155102">
            <text:p>11,155102</text:p>
          </table:table-cell>
          <table:table-cell office:value-type="float" office:value="17.585144">
            <text:p>17,585144</text:p>
          </table:table-cell>
          <table:table-cell office:value-type="float" office:value="11.8363">
            <text:p>11,8363</text:p>
          </table:table-cell>
          <table:table-cell table:number-columns-repeated="8" office:value-type="float" office:value="0">
            <text:p>0</text:p>
          </table:table-cell>
          <table:table-cell office:value-type="float" office:value="107.633743">
            <text:p>107,633743</text:p>
          </table:table-cell>
          <table:table-cell office:value-type="float" office:value="21.921438">
            <text:p>21,921438</text:p>
          </table:table-cell>
        </table:table-row>
        <table:table-row table:style-name="ro1">
          <table:table-cell office:value-type="string">
            <text:p>AFR448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22.988396">
            <text:p>122,988396</text:p>
          </table:table-cell>
          <table:table-cell office:value-type="float" office:value="435.494751">
            <text:p>435,494751</text:p>
          </table:table-cell>
          <table:table-cell office:value-type="float" office:value="506.254303">
            <text:p>506,254303</text:p>
          </table:table-cell>
          <table:table-cell office:value-type="float" office:value="432.939209">
            <text:p>432,939209</text:p>
          </table:table-cell>
          <table:table-cell office:value-type="float" office:value="743.911743">
            <text:p>743,911743</text:p>
          </table:table-cell>
          <table:table-cell office:value-type="float" office:value="61.96624">
            <text:p>61,96624</text:p>
          </table:table-cell>
          <table:table-cell table:number-columns-repeated="2" office:value-type="float" office:value="0">
            <text:p>0</text:p>
          </table:table-cell>
          <table:table-cell office:value-type="float" office:value="296.77829">
            <text:p>296,77829</text:p>
          </table:table-cell>
          <table:table-cell office:value-type="float" office:value="16.80978">
            <text:p>16,80978</text:p>
          </table:table-cell>
          <table:table-cell office:value-type="float" office:value="147.188309">
            <text:p>147,188309</text:p>
          </table:table-cell>
          <table:table-cell office:value-type="float" office:value="12.833981">
            <text:p>12,833981</text:p>
          </table:table-cell>
          <table:table-cell office:value-type="float" office:value="294.670593">
            <text:p>294,670593</text:p>
          </table:table-cell>
          <table:table-cell office:value-type="float" office:value="10.937458">
            <text:p>10,937458</text:p>
          </table:table-cell>
          <table:table-cell office:value-type="float" office:value="198.557648">
            <text:p>198,557648</text:p>
          </table:table-cell>
          <table:table-cell office:value-type="float" office:value="11.553355">
            <text:p>11,553355</text:p>
          </table:table-cell>
          <table:table-cell office:value-type="float" office:value="36.675777">
            <text:p>36,675777</text:p>
          </table:table-cell>
          <table:table-cell office:value-type="float" office:value="5.0611">
            <text:p>5,0611</text:p>
          </table:table-cell>
          <table:table-cell office:value-type="float" office:value="7.014755">
            <text:p>7,014755</text:p>
          </table:table-cell>
          <table:table-cell office:value-type="float" office:value="5.318698">
            <text:p>5,318698</text:p>
          </table:table-cell>
          <table:table-cell office:value-type="float" office:value="37.10014">
            <text:p>37,10014</text:p>
          </table:table-cell>
          <table:table-cell office:value-type="float" office:value="8.140866">
            <text:p>8,140866</text:p>
          </table:table-cell>
          <table:table-cell office:value-type="float" office:value="27.832462">
            <text:p>27,832462</text:p>
          </table:table-cell>
          <table:table-cell office:value-type="float" office:value="5.136769">
            <text:p>5,136769</text:p>
          </table:table-cell>
          <table:table-cell office:value-type="float" office:value="435.064484">
            <text:p>435,064484</text:p>
          </table:table-cell>
          <table:table-cell office:value-type="float" office:value="14.18157">
            <text:p>14,18157</text:p>
          </table:table-cell>
          <table:table-cell office:value-type="float" office:value="79.620796">
            <text:p>79,620796</text:p>
          </table:table-cell>
          <table:table-cell office:value-type="float" office:value="8.730483">
            <text:p>8,730483</text:p>
          </table:table-cell>
          <table:table-cell office:value-type="float" office:value="46.094727">
            <text:p>46,094727</text:p>
          </table:table-cell>
          <table:table-cell office:value-type="float" office:value="16.032793">
            <text:p>16,032793</text:p>
          </table:table-cell>
          <table:table-cell office:value-type="float" office:value="29.188948">
            <text:p>29,188948</text:p>
          </table:table-cell>
          <table:table-cell office:value-type="float" office:value="20.200113">
            <text:p>20,200113</text:p>
          </table:table-cell>
          <table:table-cell office:value-type="float" office:value="30.40012">
            <text:p>30,40012</text:p>
          </table:table-cell>
          <table:table-cell office:value-type="float" office:value="9.888129">
            <text:p>9,888129</text:p>
          </table:table-cell>
          <table:table-cell office:value-type="float" office:value="19.326458">
            <text:p>19,326458</text:p>
          </table:table-cell>
          <table:table-cell office:value-type="float" office:value="10.620256">
            <text:p>10,620256</text:p>
          </table:table-cell>
          <table:table-cell office:value-type="float" office:value="17.933472">
            <text:p>17,933472</text:p>
          </table:table-cell>
          <table:table-cell office:value-type="float" office:value="10.886736">
            <text:p>10,886736</text:p>
          </table:table-cell>
          <table:table-cell office:value-type="float" office:value="12.00722">
            <text:p>12,00722</text:p>
          </table:table-cell>
          <table:table-cell office:value-type="float" office:value="11.539998">
            <text:p>11,539998</text:p>
          </table:table-cell>
          <table:table-cell office:value-type="float" office:value="48.147171">
            <text:p>48,147171</text:p>
          </table:table-cell>
          <table:table-cell office:value-type="float" office:value="34.562057">
            <text:p>34,562057</text:p>
          </table:table-cell>
          <table:table-cell table:number-columns-repeated="6" office:value-type="float" office:value="0">
            <text:p>0</text:p>
          </table:table-cell>
          <table:table-cell office:value-type="float" office:value="54.985703">
            <text:p>54,985703</text:p>
          </table:table-cell>
          <table:table-cell office:value-type="float" office:value="21.731133">
            <text:p>21,731133</text:p>
          </table:table-cell>
        </table:table-row>
        <table:table-row table:style-name="ro1">
          <table:table-cell office:value-type="string">
            <text:p>AFR449 <text:s text:c="5"/></text:p>
          </table:table-cell>
          <table:table-cell office:value-type="float" office:value="1288.075562">
            <text:p>1288,075562</text:p>
          </table:table-cell>
          <table:table-cell office:value-type="float" office:value="642.273926">
            <text:p>642,273926</text:p>
          </table:table-cell>
          <table:table-cell office:value-type="float" office:value="961.610657">
            <text:p>961,610657</text:p>
          </table:table-cell>
          <table:table-cell office:value-type="float" office:value="429.02713">
            <text:p>429,02713</text:p>
          </table:table-cell>
          <table:table-cell office:value-type="float" office:value="733.687866">
            <text:p>733,687866</text:p>
          </table:table-cell>
          <table:table-cell office:value-type="float" office:value="132.38945">
            <text:p>132,38945</text:p>
          </table:table-cell>
          <table:table-cell office:value-type="float" office:value="803.858948">
            <text:p>803,858948</text:p>
          </table:table-cell>
          <table:table-cell office:value-type="float" office:value="60.507339">
            <text:p>60,507339</text:p>
          </table:table-cell>
          <table:table-cell office:value-type="float" office:value="8.029837">
            <text:p>8,029837</text:p>
          </table:table-cell>
          <table:table-cell office:value-type="float" office:value="21.078976">
            <text:p>21,078976</text:p>
          </table:table-cell>
          <table:table-cell office:value-type="float" office:value="271.974518">
            <text:p>271,974518</text:p>
          </table:table-cell>
          <table:table-cell office:value-type="float" office:value="22.138926">
            <text:p>22,138926</text:p>
          </table:table-cell>
          <table:table-cell office:value-type="float" office:value="113.059349">
            <text:p>113,059349</text:p>
          </table:table-cell>
          <table:table-cell office:value-type="float" office:value="15.013172">
            <text:p>15,013172</text:p>
          </table:table-cell>
          <table:table-cell office:value-type="float" office:value="416.738312">
            <text:p>416,738312</text:p>
          </table:table-cell>
          <table:table-cell office:value-type="float" office:value="13.652925">
            <text:p>13,652925</text:p>
          </table:table-cell>
          <table:table-cell office:value-type="float" office:value="237.790344">
            <text:p>237,790344</text:p>
          </table:table-cell>
          <table:table-cell office:value-type="float" office:value="11.750474">
            <text:p>11,750474</text:p>
          </table:table-cell>
          <table:table-cell office:value-type="float" office:value="36.441864">
            <text:p>36,441864</text:p>
          </table:table-cell>
          <table:table-cell office:value-type="float" office:value="4.939497">
            <text:p>4,939497</text:p>
          </table:table-cell>
          <table:table-cell office:value-type="float" office:value="0.671947">
            <text:p>0,671947</text:p>
          </table:table-cell>
          <table:table-cell office:value-type="float" office:value="5.183607">
            <text:p>5,183607</text:p>
          </table:table-cell>
          <table:table-cell office:value-type="float" office:value="39.637905">
            <text:p>39,637905</text:p>
          </table:table-cell>
          <table:table-cell office:value-type="float" office:value="8.077992">
            <text:p>8,077992</text:p>
          </table:table-cell>
          <table:table-cell office:value-type="float" office:value="34.365189">
            <text:p>34,365189</text:p>
          </table:table-cell>
          <table:table-cell office:value-type="float" office:value="5.028823">
            <text:p>5,028823</text:p>
          </table:table-cell>
          <table:table-cell office:value-type="float" office:value="325.944763">
            <text:p>325,944763</text:p>
          </table:table-cell>
          <table:table-cell office:value-type="float" office:value="12.607693">
            <text:p>12,607693</text:p>
          </table:table-cell>
          <table:table-cell office:value-type="float" office:value="73.225983">
            <text:p>73,225983</text:p>
          </table:table-cell>
          <table:table-cell office:value-type="float" office:value="8.422977">
            <text:p>8,422977</text:p>
          </table:table-cell>
          <table:table-cell office:value-type="float" office:value="37.213638">
            <text:p>37,213638</text:p>
          </table:table-cell>
          <table:table-cell office:value-type="float" office:value="15.842247">
            <text:p>15,842247</text:p>
          </table:table-cell>
          <table:table-cell office:value-type="float" office:value="46.877014">
            <text:p>46,877014</text:p>
          </table:table-cell>
          <table:table-cell office:value-type="float" office:value="20.13109">
            <text:p>20,13109</text:p>
          </table:table-cell>
          <table:table-cell office:value-type="float" office:value="40.665146">
            <text:p>40,665146</text:p>
          </table:table-cell>
          <table:table-cell office:value-type="float" office:value="9.570573">
            <text:p>9,570573</text:p>
          </table:table-cell>
          <table:table-cell office:value-type="float" office:value="18.255983">
            <text:p>18,255983</text:p>
          </table:table-cell>
          <table:table-cell office:value-type="float" office:value="10.208657">
            <text:p>10,208657</text:p>
          </table:table-cell>
          <table:table-cell office:value-type="float" office:value="27.72967">
            <text:p>27,72967</text:p>
          </table:table-cell>
          <table:table-cell office:value-type="float" office:value="10.487288">
            <text:p>10,487288</text:p>
          </table:table-cell>
          <table:table-cell office:value-type="float" office:value="16.452404">
            <text:p>16,452404</text:p>
          </table:table-cell>
          <table:table-cell office:value-type="float" office:value="11.149087">
            <text:p>11,149087</text:p>
          </table:table-cell>
          <table:table-cell office:value-type="float" office:value="11.430174">
            <text:p>11,430174</text:p>
          </table:table-cell>
          <table:table-cell office:value-type="float" office:value="34.044411">
            <text:p>34,044411</text:p>
          </table:table-cell>
          <table:table-cell table:number-columns-repeated="6" office:value-type="float" office:value="0">
            <text:p>0</text:p>
          </table:table-cell>
          <table:table-cell office:value-type="float" office:value="52.288612">
            <text:p>52,288612</text:p>
          </table:table-cell>
          <table:table-cell office:value-type="float" office:value="21.046478">
            <text:p>21,046478</text:p>
          </table:table-cell>
        </table:table-row>
        <table:table-row table:style-name="ro1">
          <table:table-cell office:value-type="string">
            <text:p>AFR460 <text:s text:c="5"/></text:p>
          </table:table-cell>
          <table:table-cell office:value-type="float" office:value="2045.57666">
            <text:p>2045,57666</text:p>
          </table:table-cell>
          <table:table-cell office:value-type="float" office:value="824.927307">
            <text:p>824,927307</text:p>
          </table:table-cell>
          <table:table-cell office:value-type="float" office:value="752.870911">
            <text:p>752,870911</text:p>
          </table:table-cell>
          <table:table-cell office:value-type="float" office:value="489.281036">
            <text:p>489,281036</text:p>
          </table:table-cell>
          <table:table-cell office:value-type="float" office:value="6388.351074">
            <text:p>6388,351074</text:p>
          </table:table-cell>
          <table:table-cell office:value-type="float" office:value="230.259918">
            <text:p>230,259918</text:p>
          </table:table-cell>
          <table:table-cell office:value-type="float" office:value="12709.827148">
            <text:p>12709,827148</text:p>
          </table:table-cell>
          <table:table-cell office:value-type="float" office:value="293.120605">
            <text:p>293,120605</text:p>
          </table:table-cell>
          <table:table-cell office:value-type="float" office:value="139.328979">
            <text:p>139,328979</text:p>
          </table:table-cell>
          <table:table-cell office:value-type="float" office:value="33.281887">
            <text:p>33,281887</text:p>
          </table:table-cell>
          <table:table-cell office:value-type="float" office:value="5813.175781">
            <text:p>5813,175781</text:p>
          </table:table-cell>
          <table:table-cell office:value-type="float" office:value="121.557693">
            <text:p>121,557693</text:p>
          </table:table-cell>
          <table:table-cell office:value-type="float" office:value="2171.787354">
            <text:p>2171,787354</text:p>
          </table:table-cell>
          <table:table-cell office:value-type="float" office:value="48.64373">
            <text:p>48,64373</text:p>
          </table:table-cell>
          <table:table-cell office:value-type="float" office:value="9938.928711">
            <text:p>9938,928711</text:p>
          </table:table-cell>
          <table:table-cell office:value-type="float" office:value="138.763474">
            <text:p>138,763474</text:p>
          </table:table-cell>
          <table:table-cell office:value-type="float" office:value="3943.2229">
            <text:p>3943,2229</text:p>
          </table:table-cell>
          <table:table-cell office:value-type="float" office:value="55.13414">
            <text:p>55,13414</text:p>
          </table:table-cell>
          <table:table-cell office:value-type="float" office:value="466.088043">
            <text:p>466,088043</text:p>
          </table:table-cell>
          <table:table-cell office:value-type="float" office:value="13.681997">
            <text:p>13,681997</text:p>
          </table:table-cell>
          <table:table-cell office:value-type="float" office:value="25.464523">
            <text:p>25,464523</text:p>
          </table:table-cell>
          <table:table-cell office:value-type="float" office:value="6.040127">
            <text:p>6,040127</text:p>
          </table:table-cell>
          <table:table-cell office:value-type="float" office:value="48.574142">
            <text:p>48,574142</text:p>
          </table:table-cell>
          <table:table-cell office:value-type="float" office:value="8.508361">
            <text:p>8,508361</text:p>
          </table:table-cell>
          <table:table-cell office:value-type="float" office:value="125.162178">
            <text:p>125,162178</text:p>
          </table:table-cell>
          <table:table-cell office:value-type="float" office:value="6.433587">
            <text:p>6,433587</text:p>
          </table:table-cell>
          <table:table-cell office:value-type="float" office:value="4823.109375">
            <text:p>4823,109375</text:p>
          </table:table-cell>
          <table:table-cell office:value-type="float" office:value="90.446861">
            <text:p>90,446861</text:p>
          </table:table-cell>
          <table:table-cell office:value-type="float" office:value="82.790192">
            <text:p>82,790192</text:p>
          </table:table-cell>
          <table:table-cell office:value-type="float" office:value="9.642198">
            <text:p>9,642198</text:p>
          </table:table-cell>
          <table:table-cell office:value-type="float" office:value="90.448631">
            <text:p>90,448631</text:p>
          </table:table-cell>
          <table:table-cell office:value-type="float" office:value="16.579987">
            <text:p>16,579987</text:p>
          </table:table-cell>
          <table:table-cell office:value-type="float" office:value="345.33432">
            <text:p>345,33432</text:p>
          </table:table-cell>
          <table:table-cell office:value-type="float" office:value="21.642302">
            <text:p>21,642302</text:p>
          </table:table-cell>
          <table:table-cell office:value-type="float" office:value="154.15744">
            <text:p>154,15744</text:p>
          </table:table-cell>
          <table:table-cell office:value-type="float" office:value="11.15334">
            <text:p>11,15334</text:p>
          </table:table-cell>
          <table:table-cell office:value-type="float" office:value="33.245518">
            <text:p>33,245518</text:p>
          </table:table-cell>
          <table:table-cell office:value-type="float" office:value="11.606373">
            <text:p>11,606373</text:p>
          </table:table-cell>
          <table:table-cell office:value-type="float" office:value="44.688416">
            <text:p>44,688416</text:p>
          </table:table-cell>
          <table:table-cell office:value-type="float" office:value="12.098947">
            <text:p>12,098947</text:p>
          </table:table-cell>
          <table:table-cell office:value-type="float" office:value="14.678752">
            <text:p>14,678752</text:p>
          </table:table-cell>
          <table:table-cell office:value-type="float" office:value="12.56844">
            <text:p>12,56844</text:p>
          </table:table-cell>
          <table:table-cell table:number-columns-repeated="8" office:value-type="float" office:value="0">
            <text:p>0</text:p>
          </table:table-cell>
          <table:table-cell office:value-type="float" office:value="161.348984">
            <text:p>161,348984</text:p>
          </table:table-cell>
          <table:table-cell office:value-type="float" office:value="23.929647">
            <text:p>23,929647</text:p>
          </table:table-cell>
        </table:table-row>
        <table:table-row table:style-name="ro1">
          <table:table-cell office:value-type="string">
            <text:p>AFR461 <text:s text:c="5"/></text:p>
          </table:table-cell>
          <table:table-cell office:value-type="float" office:value="2247.786133">
            <text:p>2247,786133</text:p>
          </table:table-cell>
          <table:table-cell office:value-type="float" office:value="717.609985">
            <text:p>717,609985</text:p>
          </table:table-cell>
          <table:table-cell office:value-type="float" office:value="639.142151">
            <text:p>639,142151</text:p>
          </table:table-cell>
          <table:table-cell office:value-type="float" office:value="451.348236">
            <text:p>451,348236</text:p>
          </table:table-cell>
          <table:table-cell office:value-type="float" office:value="6123.429199">
            <text:p>6123,429199</text:p>
          </table:table-cell>
          <table:table-cell office:value-type="float" office:value="217.983276">
            <text:p>217,983276</text:p>
          </table:table-cell>
          <table:table-cell office:value-type="float" office:value="11973.620117">
            <text:p>11973,620117</text:p>
          </table:table-cell>
          <table:table-cell office:value-type="float" office:value="276.477386">
            <text:p>276,477386</text:p>
          </table:table-cell>
          <table:table-cell office:value-type="float" office:value="156.075256">
            <text:p>156,075256</text:p>
          </table:table-cell>
          <table:table-cell office:value-type="float" office:value="29.648678">
            <text:p>29,648678</text:p>
          </table:table-cell>
          <table:table-cell office:value-type="float" office:value="5384.285156">
            <text:p>5384,285156</text:p>
          </table:table-cell>
          <table:table-cell office:value-type="float" office:value="112.814888">
            <text:p>112,814888</text:p>
          </table:table-cell>
          <table:table-cell office:value-type="float" office:value="2130.105957">
            <text:p>2130,105957</text:p>
          </table:table-cell>
          <table:table-cell office:value-type="float" office:value="46.886387">
            <text:p>46,886387</text:p>
          </table:table-cell>
          <table:table-cell office:value-type="float" office:value="9329.799805">
            <text:p>9329,799805</text:p>
          </table:table-cell>
          <table:table-cell office:value-type="float" office:value="130.385178">
            <text:p>130,385178</text:p>
          </table:table-cell>
          <table:table-cell office:value-type="float" office:value="3698.634033">
            <text:p>3698,634033</text:p>
          </table:table-cell>
          <table:table-cell office:value-type="float" office:value="51.880589">
            <text:p>51,880589</text:p>
          </table:table-cell>
          <table:table-cell office:value-type="float" office:value="483.681458">
            <text:p>483,681458</text:p>
          </table:table-cell>
          <table:table-cell office:value-type="float" office:value="13.777671">
            <text:p>13,777671</text:p>
          </table:table-cell>
          <table:table-cell office:value-type="float" office:value="16.079485">
            <text:p>16,079485</text:p>
          </table:table-cell>
          <table:table-cell office:value-type="float" office:value="5.197484">
            <text:p>5,197484</text:p>
          </table:table-cell>
          <table:table-cell office:value-type="float" office:value="35.460991">
            <text:p>35,460991</text:p>
          </table:table-cell>
          <table:table-cell office:value-type="float" office:value="7.97527">
            <text:p>7,97527</text:p>
          </table:table-cell>
          <table:table-cell office:value-type="float" office:value="113.487404">
            <text:p>113,487404</text:p>
          </table:table-cell>
          <table:table-cell office:value-type="float" office:value="5.548851">
            <text:p>5,548851</text:p>
          </table:table-cell>
          <table:table-cell office:value-type="float" office:value="4470.595215">
            <text:p>4470,595215</text:p>
          </table:table-cell>
          <table:table-cell office:value-type="float" office:value="83.917862">
            <text:p>83,917862</text:p>
          </table:table-cell>
          <table:table-cell office:value-type="float" office:value="56.642708">
            <text:p>56,642708</text:p>
          </table:table-cell>
          <table:table-cell office:value-type="float" office:value="8.048071">
            <text:p>8,048071</text:p>
          </table:table-cell>
          <table:table-cell office:value-type="float" office:value="47.414539">
            <text:p>47,414539</text:p>
          </table:table-cell>
          <table:table-cell office:value-type="float" office:value="15.574605">
            <text:p>15,574605</text:p>
          </table:table-cell>
          <table:table-cell office:value-type="float" office:value="332.792175">
            <text:p>332,792175</text:p>
          </table:table-cell>
          <table:table-cell office:value-type="float" office:value="20.953699">
            <text:p>20,953699</text:p>
          </table:table-cell>
          <table:table-cell office:value-type="float" office:value="144.826263">
            <text:p>144,826263</text:p>
          </table:table-cell>
          <table:table-cell office:value-type="float" office:value="9.396624">
            <text:p>9,396624</text:p>
          </table:table-cell>
          <table:table-cell office:value-type="float" office:value="35.373428">
            <text:p>35,373428</text:p>
          </table:table-cell>
          <table:table-cell office:value-type="float" office:value="9.684275">
            <text:p>9,684275</text:p>
          </table:table-cell>
          <table:table-cell office:value-type="float" office:value="39.141979">
            <text:p>39,141979</text:p>
          </table:table-cell>
          <table:table-cell office:value-type="float" office:value="10.142045">
            <text:p>10,142045</text:p>
          </table:table-cell>
          <table:table-cell office:value-type="float" office:value="19.141092">
            <text:p>19,141092</text:p>
          </table:table-cell>
          <table:table-cell office:value-type="float" office:value="10.546294">
            <text:p>10,546294</text:p>
          </table:table-cell>
          <table:table-cell table:number-columns-repeated="8" office:value-type="float" office:value="0">
            <text:p>0</text:p>
          </table:table-cell>
          <table:table-cell office:value-type="float" office:value="127.859543">
            <text:p>127,859543</text:p>
          </table:table-cell>
          <table:table-cell office:value-type="float" office:value="20.005569">
            <text:p>20,005569</text:p>
          </table:table-cell>
        </table:table-row>
        <table:table-row table:style-name="ro1">
          <table:table-cell office:value-type="string">
            <text:p>AFR462 <text:s text:c="5"/></text:p>
          </table:table-cell>
          <table:table-cell office:value-type="float" office:value="2120.516357">
            <text:p>2120,516357</text:p>
          </table:table-cell>
          <table:table-cell office:value-type="float" office:value="699.138733">
            <text:p>699,138733</text:p>
          </table:table-cell>
          <table:table-cell office:value-type="float" office:value="669.761414">
            <text:p>669,761414</text:p>
          </table:table-cell>
          <table:table-cell office:value-type="float" office:value="448.441864">
            <text:p>448,441864</text:p>
          </table:table-cell>
          <table:table-cell office:value-type="float" office:value="705.04303">
            <text:p>705,04303</text:p>
          </table:table-cell>
          <table:table-cell office:value-type="float" office:value="136.189835">
            <text:p>136,189835</text:p>
          </table:table-cell>
          <table:table-cell office:value-type="float" office:value="789.059326">
            <text:p>789,059326</text:p>
          </table:table-cell>
          <table:table-cell office:value-type="float" office:value="62.223129">
            <text:p>62,223129</text:p>
          </table:table-cell>
          <table:table-cell office:value-type="float" office:value="48.229263">
            <text:p>48,229263</text:p>
          </table:table-cell>
          <table:table-cell office:value-type="float" office:value="22.462038">
            <text:p>22,462038</text:p>
          </table:table-cell>
          <table:table-cell office:value-type="float" office:value="261.266327">
            <text:p>261,266327</text:p>
          </table:table-cell>
          <table:table-cell office:value-type="float" office:value="23.14665">
            <text:p>23,14665</text:p>
          </table:table-cell>
          <table:table-cell office:value-type="float" office:value="153.411621">
            <text:p>153,411621</text:p>
          </table:table-cell>
          <table:table-cell office:value-type="float" office:value="16.414965">
            <text:p>16,414965</text:p>
          </table:table-cell>
          <table:table-cell office:value-type="float" office:value="440.34729">
            <text:p>440,34729</text:p>
          </table:table-cell>
          <table:table-cell office:value-type="float" office:value="14.413647">
            <text:p>14,413647</text:p>
          </table:table-cell>
          <table:table-cell office:value-type="float" office:value="160.485764">
            <text:p>160,485764</text:p>
          </table:table-cell>
          <table:table-cell office:value-type="float" office:value="11.480148">
            <text:p>11,480148</text:p>
          </table:table-cell>
          <table:table-cell office:value-type="float" office:value="37.381084">
            <text:p>37,381084</text:p>
          </table:table-cell>
          <table:table-cell office:value-type="float" office:value="5.41128">
            <text:p>5,41128</text:p>
          </table:table-cell>
          <table:table-cell office:value-type="float" office:value="6.278046">
            <text:p>6,278046</text:p>
          </table:table-cell>
          <table:table-cell office:value-type="float" office:value="5.798741">
            <text:p>5,798741</text:p>
          </table:table-cell>
          <table:table-cell office:value-type="float" office:value="53.245708">
            <text:p>53,245708</text:p>
          </table:table-cell>
          <table:table-cell office:value-type="float" office:value="8.433568">
            <text:p>8,433568</text:p>
          </table:table-cell>
          <table:table-cell office:value-type="float" office:value="19.274158">
            <text:p>19,274158</text:p>
          </table:table-cell>
          <table:table-cell office:value-type="float" office:value="5.47952">
            <text:p>5,47952</text:p>
          </table:table-cell>
          <table:table-cell office:value-type="float" office:value="283.134827">
            <text:p>283,134827</text:p>
          </table:table-cell>
          <table:table-cell office:value-type="float" office:value="12.57528">
            <text:p>12,57528</text:p>
          </table:table-cell>
          <table:table-cell office:value-type="float" office:value="95.83345">
            <text:p>95,83345</text:p>
          </table:table-cell>
          <table:table-cell office:value-type="float" office:value="9.480637">
            <text:p>9,480637</text:p>
          </table:table-cell>
          <table:table-cell office:value-type="float" office:value="61.692577">
            <text:p>61,692577</text:p>
          </table:table-cell>
          <table:table-cell office:value-type="float" office:value="16.501102">
            <text:p>16,501102</text:p>
          </table:table-cell>
          <table:table-cell office:value-type="float" office:value="4.563313">
            <text:p>4,563313</text:p>
          </table:table-cell>
          <table:table-cell office:value-type="float" office:value="20.478113">
            <text:p>20,478113</text:p>
          </table:table-cell>
          <table:table-cell office:value-type="float" office:value="44.408241">
            <text:p>44,408241</text:p>
          </table:table-cell>
          <table:table-cell office:value-type="float" office:value="10.649199">
            <text:p>10,649199</text:p>
          </table:table-cell>
          <table:table-cell office:value-type="float" office:value="21.72975">
            <text:p>21,72975</text:p>
          </table:table-cell>
          <table:table-cell office:value-type="float" office:value="11.397337">
            <text:p>11,397337</text:p>
          </table:table-cell>
          <table:table-cell office:value-type="float" office:value="38.13834">
            <text:p>38,13834</text:p>
          </table:table-cell>
          <table:table-cell office:value-type="float" office:value="11.880197">
            <text:p>11,880197</text:p>
          </table:table-cell>
          <table:table-cell office:value-type="float" office:value="8.895324">
            <text:p>8,895324</text:p>
          </table:table-cell>
          <table:table-cell office:value-type="float" office:value="12.595626">
            <text:p>12,595626</text:p>
          </table:table-cell>
          <table:table-cell office:value-type="float" office:value="62.768635">
            <text:p>62,768635</text:p>
          </table:table-cell>
          <table:table-cell office:value-type="float" office:value="35.219509">
            <text:p>35,219509</text:p>
          </table:table-cell>
          <table:table-cell table:number-columns-repeated="6" office:value-type="float" office:value="0">
            <text:p>0</text:p>
          </table:table-cell>
          <table:table-cell office:value-type="float" office:value="55.900436">
            <text:p>55,900436</text:p>
          </table:table-cell>
          <table:table-cell office:value-type="float" office:value="23.406862">
            <text:p>23,406862</text:p>
          </table:table-cell>
        </table:table-row>
        <table:table-row table:style-name="ro1">
          <table:table-cell office:value-type="string">
            <text:p>AFR463 <text:s text:c="5"/></text:p>
          </table:table-cell>
          <table:table-cell office:value-type="float" office:value="14046.676758">
            <text:p>14046,676758</text:p>
          </table:table-cell>
          <table:table-cell office:value-type="float" office:value="1378.922119">
            <text:p>1378,922119</text:p>
          </table:table-cell>
          <table:table-cell office:value-type="float" office:value="1951.397461">
            <text:p>1951,397461</text:p>
          </table:table-cell>
          <table:table-cell office:value-type="float" office:value="534.899658">
            <text:p>534,899658</text:p>
          </table:table-cell>
          <table:table-cell office:value-type="float" office:value="3909.575439">
            <text:p>3909,575439</text:p>
          </table:table-cell>
          <table:table-cell office:value-type="float" office:value="218.414185">
            <text:p>218,414185</text:p>
          </table:table-cell>
          <table:table-cell office:value-type="float" office:value="7204.831543">
            <text:p>7204,831543</text:p>
          </table:table-cell>
          <table:table-cell office:value-type="float" office:value="183.73143">
            <text:p>183,73143</text:p>
          </table:table-cell>
          <table:table-cell office:value-type="float" office:value="75.0233">
            <text:p>75,0233</text:p>
          </table:table-cell>
          <table:table-cell office:value-type="float" office:value="39.551476">
            <text:p>39,551476</text:p>
          </table:table-cell>
          <table:table-cell office:value-type="float" office:value="9296.515625">
            <text:p>9296,515625</text:p>
          </table:table-cell>
          <table:table-cell office:value-type="float" office:value="188.062698">
            <text:p>188,062698</text:p>
          </table:table-cell>
          <table:table-cell office:value-type="float" office:value="24268.125">
            <text:p>24268,125</text:p>
          </table:table-cell>
          <table:table-cell office:value-type="float" office:value="418.515869">
            <text:p>418,515869</text:p>
          </table:table-cell>
          <table:table-cell office:value-type="float" office:value="23308.574219">
            <text:p>23308,574219</text:p>
          </table:table-cell>
          <table:table-cell office:value-type="float" office:value="319.101135">
            <text:p>319,101135</text:p>
          </table:table-cell>
          <table:table-cell office:value-type="float" office:value="3617.414063">
            <text:p>3617,414063</text:p>
          </table:table-cell>
          <table:table-cell office:value-type="float" office:value="51.460037">
            <text:p>51,460037</text:p>
          </table:table-cell>
          <table:table-cell office:value-type="float" office:value="279.456909">
            <text:p>279,456909</text:p>
          </table:table-cell>
          <table:table-cell office:value-type="float" office:value="9.820049">
            <text:p>9,820049</text:p>
          </table:table-cell>
          <table:table-cell office:value-type="float" office:value="2.049974">
            <text:p>2,049974</text:p>
          </table:table-cell>
          <table:table-cell office:value-type="float" office:value="6.214099">
            <text:p>6,214099</text:p>
          </table:table-cell>
          <table:table-cell office:value-type="float" office:value="49.940102">
            <text:p>49,940102</text:p>
          </table:table-cell>
          <table:table-cell office:value-type="float" office:value="8.689715">
            <text:p>8,689715</text:p>
          </table:table-cell>
          <table:table-cell office:value-type="float" office:value="98.456429">
            <text:p>98,456429</text:p>
          </table:table-cell>
          <table:table-cell office:value-type="float" office:value="6.448246">
            <text:p>6,448246</text:p>
          </table:table-cell>
          <table:table-cell office:value-type="float" office:value="3880.447021">
            <text:p>3880,447021</text:p>
          </table:table-cell>
          <table:table-cell office:value-type="float" office:value="73.400482">
            <text:p>73,400482</text:p>
          </table:table-cell>
          <table:table-cell office:value-type="float" office:value="93.679893">
            <text:p>93,679893</text:p>
          </table:table-cell>
          <table:table-cell office:value-type="float" office:value="10.254672">
            <text:p>10,254672</text:p>
          </table:table-cell>
          <table:table-cell office:value-type="float" office:value="241.887833">
            <text:p>241,887833</text:p>
          </table:table-cell>
          <table:table-cell office:value-type="float" office:value="17.972576">
            <text:p>17,972576</text:p>
          </table:table-cell>
          <table:table-cell office:value-type="float" office:value="622.856201">
            <text:p>622,856201</text:p>
          </table:table-cell>
          <table:table-cell office:value-type="float" office:value="23.660105">
            <text:p>23,660105</text:p>
          </table:table-cell>
          <table:table-cell office:value-type="float" office:value="1118.946899">
            <text:p>1118,946899</text:p>
          </table:table-cell>
          <table:table-cell office:value-type="float" office:value="22.027943">
            <text:p>22,027943</text:p>
          </table:table-cell>
          <table:table-cell office:value-type="float" office:value="54.424507">
            <text:p>54,424507</text:p>
          </table:table-cell>
          <table:table-cell office:value-type="float" office:value="12.580537">
            <text:p>12,580537</text:p>
          </table:table-cell>
          <table:table-cell office:value-type="float" office:value="63.704762">
            <text:p>63,704762</text:p>
          </table:table-cell>
          <table:table-cell office:value-type="float" office:value="12.943707">
            <text:p>12,943707</text:p>
          </table:table-cell>
          <table:table-cell office:value-type="float" office:value="6.194433">
            <text:p>6,194433</text:p>
          </table:table-cell>
          <table:table-cell office:value-type="float" office:value="13.681159">
            <text:p>13,681159</text:p>
          </table:table-cell>
          <table:table-cell office:value-type="float" office:value="22.424206">
            <text:p>22,424206</text:p>
          </table:table-cell>
          <table:table-cell office:value-type="float" office:value="65.3853">
            <text:p>65,3853</text:p>
          </table:table-cell>
          <table:table-cell table:number-columns-repeated="6" office:value-type="float" office:value="0">
            <text:p>0</text:p>
          </table:table-cell>
          <table:table-cell office:value-type="float" office:value="742.510254">
            <text:p>742,510254</text:p>
          </table:table-cell>
          <table:table-cell office:value-type="float" office:value="30.277088">
            <text:p>30,277088</text:p>
          </table:table-cell>
        </table:table-row>
        <table:table-row table:style-name="ro1">
          <table:table-cell office:value-type="string">
            <text:p>AFR464 <text:s text:c="5"/></text:p>
          </table:table-cell>
          <table:table-cell office:value-type="float" office:value="3859.956299">
            <text:p>3859,956299</text:p>
          </table:table-cell>
          <table:table-cell office:value-type="float" office:value="899.391724">
            <text:p>899,391724</text:p>
          </table:table-cell>
          <table:table-cell office:value-type="float" office:value="897.218872">
            <text:p>897,218872</text:p>
          </table:table-cell>
          <table:table-cell office:value-type="float" office:value="486.524261">
            <text:p>486,524261</text:p>
          </table:table-cell>
          <table:table-cell office:value-type="float" office:value="4495.661621">
            <text:p>4495,661621</text:p>
          </table:table-cell>
          <table:table-cell office:value-type="float" office:value="206.43898">
            <text:p>206,43898</text:p>
          </table:table-cell>
          <table:table-cell office:value-type="float" office:value="7856.763184">
            <text:p>7856,763184</text:p>
          </table:table-cell>
          <table:table-cell office:value-type="float" office:value="193.239166">
            <text:p>193,239166</text:p>
          </table:table-cell>
          <table:table-cell office:value-type="float" office:value="12.392241">
            <text:p>12,392241</text:p>
          </table:table-cell>
          <table:table-cell office:value-type="float" office:value="30.814199">
            <text:p>30,814199</text:p>
          </table:table-cell>
          <table:table-cell office:value-type="float" office:value="4567.933105">
            <text:p>4567,933105</text:p>
          </table:table-cell>
          <table:table-cell office:value-type="float" office:value="99.22747">
            <text:p>99,22747</text:p>
          </table:table-cell>
          <table:table-cell office:value-type="float" office:value="3273.890869">
            <text:p>3273,890869</text:p>
          </table:table-cell>
          <table:table-cell office:value-type="float" office:value="66.601654">
            <text:p>66,601654</text:p>
          </table:table-cell>
          <table:table-cell office:value-type="float" office:value="4413.6875">
            <text:p>4413,6875</text:p>
          </table:table-cell>
          <table:table-cell office:value-type="float" office:value="64.916466">
            <text:p>64,916466</text:p>
          </table:table-cell>
          <table:table-cell office:value-type="float" office:value="2226.706299">
            <text:p>2226,706299</text:p>
          </table:table-cell>
          <table:table-cell office:value-type="float" office:value="33.632523">
            <text:p>33,632523</text:p>
          </table:table-cell>
          <table:table-cell office:value-type="float" office:value="292.152405">
            <text:p>292,152405</text:p>
          </table:table-cell>
          <table:table-cell office:value-type="float" office:value="9.918491">
            <text:p>9,918491</text:p>
          </table:table-cell>
          <table:table-cell office:value-type="float" office:value="1.185141">
            <text:p>1,185141</text:p>
          </table:table-cell>
          <table:table-cell office:value-type="float" office:value="6.021838">
            <text:p>6,021838</text:p>
          </table:table-cell>
          <table:table-cell office:value-type="float" office:value="44.831436">
            <text:p>44,831436</text:p>
          </table:table-cell>
          <table:table-cell office:value-type="float" office:value="8.569891">
            <text:p>8,569891</text:p>
          </table:table-cell>
          <table:table-cell office:value-type="float" office:value="95.675583">
            <text:p>95,675583</text:p>
          </table:table-cell>
          <table:table-cell office:value-type="float" office:value="6.248566">
            <text:p>6,248566</text:p>
          </table:table-cell>
          <table:table-cell office:value-type="float" office:value="3951.971191">
            <text:p>3951,971191</text:p>
          </table:table-cell>
          <table:table-cell office:value-type="float" office:value="74.714485">
            <text:p>74,714485</text:p>
          </table:table-cell>
          <table:table-cell office:value-type="float" office:value="93.639259">
            <text:p>93,639259</text:p>
          </table:table-cell>
          <table:table-cell office:value-type="float" office:value="9.873891">
            <text:p>9,873891</text:p>
          </table:table-cell>
          <table:table-cell office:value-type="float" office:value="185.815506">
            <text:p>185,815506</text:p>
          </table:table-cell>
          <table:table-cell office:value-type="float" office:value="17.37159">
            <text:p>17,37159</text:p>
          </table:table-cell>
          <table:table-cell office:value-type="float" office:value="509.518494">
            <text:p>509,518494</text:p>
          </table:table-cell>
          <table:table-cell office:value-type="float" office:value="22.687422">
            <text:p>22,687422</text:p>
          </table:table-cell>
          <table:table-cell office:value-type="float" office:value="730.329346">
            <text:p>730,329346</text:p>
          </table:table-cell>
          <table:table-cell office:value-type="float" office:value="16.658892">
            <text:p>16,658892</text:p>
          </table:table-cell>
          <table:table-cell office:value-type="float" office:value="18.149849">
            <text:p>18,149849</text:p>
          </table:table-cell>
          <table:table-cell office:value-type="float" office:value="11.920811">
            <text:p>11,920811</text:p>
          </table:table-cell>
          <table:table-cell office:value-type="float" office:value="22.502678">
            <text:p>22,502678</text:p>
          </table:table-cell>
          <table:table-cell office:value-type="float" office:value="12.314983">
            <text:p>12,314983</text:p>
          </table:table-cell>
          <table:table-cell office:value-type="float" office:value="29.152002">
            <text:p>29,152002</text:p>
          </table:table-cell>
          <table:table-cell office:value-type="float" office:value="13.106421">
            <text:p>13,106421</text:p>
          </table:table-cell>
          <table:table-cell table:number-columns-repeated="8" office:value-type="float" office:value="0">
            <text:p>0</text:p>
          </table:table-cell>
          <table:table-cell office:value-type="float" office:value="298.152618">
            <text:p>298,152618</text:p>
          </table:table-cell>
          <table:table-cell office:value-type="float" office:value="25.108082">
            <text:p>25,108082</text:p>
          </table:table-cell>
        </table:table-row>
        <table:table-row table:style-name="ro1">
          <table:table-cell office:value-type="string">
            <text:p>AFR465 <text:s text:c="5"/></text:p>
          </table:table-cell>
          <table:table-cell office:value-type="float" office:value="9471.179688">
            <text:p>9471,179688</text:p>
          </table:table-cell>
          <table:table-cell office:value-type="float" office:value="1077.737915">
            <text:p>1077,737915</text:p>
          </table:table-cell>
          <table:table-cell office:value-type="float" office:value="2498.17041">
            <text:p>2498,17041</text:p>
          </table:table-cell>
          <table:table-cell office:value-type="float" office:value="486.838867">
            <text:p>486,838867</text:p>
          </table:table-cell>
          <table:table-cell office:value-type="float" office:value="10906.476563">
            <text:p>10906,476563</text:p>
          </table:table-cell>
          <table:table-cell office:value-type="float" office:value="306.119171">
            <text:p>306,119171</text:p>
          </table:table-cell>
          <table:table-cell office:value-type="float" office:value="26432.283203">
            <text:p>26432,283203</text:p>
          </table:table-cell>
          <table:table-cell office:value-type="float" office:value="581.108582">
            <text:p>581,108582</text:p>
          </table:table-cell>
          <table:table-cell office:value-type="float" office:value="272.629303">
            <text:p>272,629303</text:p>
          </table:table-cell>
          <table:table-cell office:value-type="float" office:value="33.300766">
            <text:p>33,300766</text:p>
          </table:table-cell>
          <table:table-cell office:value-type="float" office:value="5730.737793">
            <text:p>5730,737793</text:p>
          </table:table-cell>
          <table:table-cell office:value-type="float" office:value="120.254654">
            <text:p>120,254654</text:p>
          </table:table-cell>
          <table:table-cell office:value-type="float" office:value="14233.268555">
            <text:p>14233,268555</text:p>
          </table:table-cell>
          <table:table-cell office:value-type="float" office:value="248.562378">
            <text:p>248,562378</text:p>
          </table:table-cell>
          <table:table-cell office:value-type="float" office:value="6521.318359">
            <text:p>6521,318359</text:p>
          </table:table-cell>
          <table:table-cell office:value-type="float" office:value="92.676628">
            <text:p>92,676628</text:p>
          </table:table-cell>
          <table:table-cell office:value-type="float" office:value="8067.182129">
            <text:p>8067,182129</text:p>
          </table:table-cell>
          <table:table-cell office:value-type="float" office:value="107.76223">
            <text:p>107,76223</text:p>
          </table:table-cell>
          <table:table-cell office:value-type="float" office:value="918.932007">
            <text:p>918,932007</text:p>
          </table:table-cell>
          <table:table-cell office:value-type="float" office:value="24.394596">
            <text:p>24,394596</text:p>
          </table:table-cell>
          <table:table-cell office:value-type="float" office:value="23.254395">
            <text:p>23,254395</text:p>
          </table:table-cell>
          <table:table-cell office:value-type="float" office:value="5.398285">
            <text:p>5,398285</text:p>
          </table:table-cell>
          <table:table-cell office:value-type="float" office:value="44.257732">
            <text:p>44,257732</text:p>
          </table:table-cell>
          <table:table-cell office:value-type="float" office:value="7.963993">
            <text:p>7,963993</text:p>
          </table:table-cell>
          <table:table-cell office:value-type="float" office:value="162.559799">
            <text:p>162,559799</text:p>
          </table:table-cell>
          <table:table-cell office:value-type="float" office:value="6.062194">
            <text:p>6,062194</text:p>
          </table:table-cell>
          <table:table-cell office:value-type="float" office:value="10490.800781">
            <text:p>10490,800781</text:p>
          </table:table-cell>
          <table:table-cell office:value-type="float" office:value="193.511566">
            <text:p>193,511566</text:p>
          </table:table-cell>
          <table:table-cell office:value-type="float" office:value="38.012379">
            <text:p>38,012379</text:p>
          </table:table-cell>
          <table:table-cell office:value-type="float" office:value="7.729778">
            <text:p>7,729778</text:p>
          </table:table-cell>
          <table:table-cell office:value-type="float" office:value="36.756008">
            <text:p>36,756008</text:p>
          </table:table-cell>
          <table:table-cell office:value-type="float" office:value="15.392574">
            <text:p>15,392574</text:p>
          </table:table-cell>
          <table:table-cell office:value-type="float" office:value="570.394653">
            <text:p>570,394653</text:p>
          </table:table-cell>
          <table:table-cell office:value-type="float" office:value="22.307814">
            <text:p>22,307814</text:p>
          </table:table-cell>
          <table:table-cell office:value-type="float" office:value="227.376541">
            <text:p>227,376541</text:p>
          </table:table-cell>
          <table:table-cell office:value-type="float" office:value="9.557023">
            <text:p>9,557023</text:p>
          </table:table-cell>
          <table:table-cell office:value-type="float" office:value="21.279133">
            <text:p>21,279133</text:p>
          </table:table-cell>
          <table:table-cell office:value-type="float" office:value="9.220606">
            <text:p>9,220606</text:p>
          </table:table-cell>
          <table:table-cell office:value-type="float" office:value="71.284897">
            <text:p>71,284897</text:p>
          </table:table-cell>
          <table:table-cell office:value-type="float" office:value="9.522554">
            <text:p>9,522554</text:p>
          </table:table-cell>
          <table:table-cell office:value-type="float" office:value="38.223473">
            <text:p>38,223473</text:p>
          </table:table-cell>
          <table:table-cell office:value-type="float" office:value="10.040056">
            <text:p>10,040056</text:p>
          </table:table-cell>
          <table:table-cell office:value-type="float" office:value="12.94732">
            <text:p>12,94732</text:p>
          </table:table-cell>
          <table:table-cell office:value-type="float" office:value="51.644821">
            <text:p>51,644821</text:p>
          </table:table-cell>
          <table:table-cell table:number-columns-repeated="6" office:value-type="float" office:value="0">
            <text:p>0</text:p>
          </table:table-cell>
          <table:table-cell office:value-type="float" office:value="135.939697">
            <text:p>135,939697</text:p>
          </table:table-cell>
          <table:table-cell office:value-type="float" office:value="19.125071">
            <text:p>19,125071</text:p>
          </table:table-cell>
        </table:table-row>
        <table:table-row table:style-name="ro1">
          <table:table-cell office:value-type="string">
            <text:p>AFR466 <text:s text:c="5"/></text:p>
          </table:table-cell>
          <table:table-cell office:value-type="float" office:value="5839.638672">
            <text:p>5839,638672</text:p>
          </table:table-cell>
          <table:table-cell office:value-type="float" office:value="829.960876">
            <text:p>829,960876</text:p>
          </table:table-cell>
          <table:table-cell office:value-type="float" office:value="2139.487305">
            <text:p>2139,487305</text:p>
          </table:table-cell>
          <table:table-cell office:value-type="float" office:value="465.538971">
            <text:p>465,538971</text:p>
          </table:table-cell>
          <table:table-cell office:value-type="float" office:value="12232.791016">
            <text:p>12232,791016</text:p>
          </table:table-cell>
          <table:table-cell office:value-type="float" office:value="328.614685">
            <text:p>328,614685</text:p>
          </table:table-cell>
          <table:table-cell office:value-type="float" office:value="24580.630859">
            <text:p>24580,630859</text:p>
          </table:table-cell>
          <table:table-cell office:value-type="float" office:value="541.485962">
            <text:p>541,485962</text:p>
          </table:table-cell>
          <table:table-cell office:value-type="float" office:value="218.706314">
            <text:p>218,706314</text:p>
          </table:table-cell>
          <table:table-cell office:value-type="float" office:value="29.816561">
            <text:p>29,816561</text:p>
          </table:table-cell>
          <table:table-cell office:value-type="float" office:value="4390.162109">
            <text:p>4390,162109</text:p>
          </table:table-cell>
          <table:table-cell office:value-type="float" office:value="94.545158">
            <text:p>94,545158</text:p>
          </table:table-cell>
          <table:table-cell office:value-type="float" office:value="7448.133789">
            <text:p>7448,133789</text:p>
          </table:table-cell>
          <table:table-cell office:value-type="float" office:value="134.201965">
            <text:p>134,201965</text:p>
          </table:table-cell>
          <table:table-cell office:value-type="float" office:value="4925.777344">
            <text:p>4925,777344</text:p>
          </table:table-cell>
          <table:table-cell office:value-type="float" office:value="71.171486">
            <text:p>71,171486</text:p>
          </table:table-cell>
          <table:table-cell office:value-type="float" office:value="4593.478516">
            <text:p>4593,478516</text:p>
          </table:table-cell>
          <table:table-cell office:value-type="float" office:value="63.086327">
            <text:p>63,086327</text:p>
          </table:table-cell>
          <table:table-cell office:value-type="float" office:value="860.117615">
            <text:p>860,117615</text:p>
          </table:table-cell>
          <table:table-cell office:value-type="float" office:value="22.893267">
            <text:p>22,893267</text:p>
          </table:table-cell>
          <table:table-cell office:value-type="float" office:value="18.930229">
            <text:p>18,930229</text:p>
          </table:table-cell>
          <table:table-cell office:value-type="float" office:value="5.232714">
            <text:p>5,232714</text:p>
          </table:table-cell>
          <table:table-cell office:value-type="float" office:value="44.011864">
            <text:p>44,011864</text:p>
          </table:table-cell>
          <table:table-cell office:value-type="float" office:value="7.916427">
            <text:p>7,916427</text:p>
          </table:table-cell>
          <table:table-cell office:value-type="float" office:value="116.867577">
            <text:p>116,867577</text:p>
          </table:table-cell>
          <table:table-cell office:value-type="float" office:value="5.425388">
            <text:p>5,425388</text:p>
          </table:table-cell>
          <table:table-cell office:value-type="float" office:value="9685.09375">
            <text:p>9685,09375</text:p>
          </table:table-cell>
          <table:table-cell office:value-type="float" office:value="178.806305">
            <text:p>178,806305</text:p>
          </table:table-cell>
          <table:table-cell office:value-type="float" office:value="38.357761">
            <text:p>38,357761</text:p>
          </table:table-cell>
          <table:table-cell office:value-type="float" office:value="7.527973">
            <text:p>7,527973</text:p>
          </table:table-cell>
          <table:table-cell office:value-type="float" office:value="26.917366">
            <text:p>26,917366</text:p>
          </table:table-cell>
          <table:table-cell office:value-type="float" office:value="15.248123">
            <text:p>15,248123</text:p>
          </table:table-cell>
          <table:table-cell office:value-type="float" office:value="183.104156">
            <text:p>183,104156</text:p>
          </table:table-cell>
          <table:table-cell office:value-type="float" office:value="20.133936">
            <text:p>20,133936</text:p>
          </table:table-cell>
          <table:table-cell office:value-type="float" office:value="89.883553">
            <text:p>89,883553</text:p>
          </table:table-cell>
          <table:table-cell office:value-type="float" office:value="8.47874">
            <text:p>8,47874</text:p>
          </table:table-cell>
          <table:table-cell office:value-type="float" office:value="33.070274">
            <text:p>33,070274</text:p>
          </table:table-cell>
          <table:table-cell office:value-type="float" office:value="8.957123">
            <text:p>8,957123</text:p>
          </table:table-cell>
          <table:table-cell office:value-type="float" office:value="54.962528">
            <text:p>54,962528</text:p>
          </table:table-cell>
          <table:table-cell office:value-type="float" office:value="9.222184">
            <text:p>9,222184</text:p>
          </table:table-cell>
          <table:table-cell office:value-type="float" office:value="34.641857">
            <text:p>34,641857</text:p>
          </table:table-cell>
          <table:table-cell office:value-type="float" office:value="9.800569">
            <text:p>9,800569</text:p>
          </table:table-cell>
          <table:table-cell office:value-type="float" office:value="6.719664">
            <text:p>6,719664</text:p>
          </table:table-cell>
          <table:table-cell office:value-type="float" office:value="44.621571">
            <text:p>44,621571</text:p>
          </table:table-cell>
          <table:table-cell table:number-columns-repeated="6" office:value-type="float" office:value="0">
            <text:p>0</text:p>
          </table:table-cell>
          <table:table-cell office:value-type="float" office:value="88.52597">
            <text:p>88,52597</text:p>
          </table:table-cell>
          <table:table-cell office:value-type="float" office:value="18.391649">
            <text:p>18,391649</text:p>
          </table:table-cell>
        </table:table-row>
        <table:table-row table:style-name="ro1">
          <table:table-cell office:value-type="string">
            <text:p>AFR467 <text:s text:c="5"/></text:p>
          </table:table-cell>
          <table:table-cell office:value-type="float" office:value="6519.395996">
            <text:p>6519,395996</text:p>
          </table:table-cell>
          <table:table-cell office:value-type="float" office:value="888.202881">
            <text:p>888,202881</text:p>
          </table:table-cell>
          <table:table-cell office:value-type="float" office:value="1970.994507">
            <text:p>1970,994507</text:p>
          </table:table-cell>
          <table:table-cell office:value-type="float" office:value="470.077362">
            <text:p>470,077362</text:p>
          </table:table-cell>
          <table:table-cell office:value-type="float" office:value="10201.672852">
            <text:p>10201,672852</text:p>
          </table:table-cell>
          <table:table-cell office:value-type="float" office:value="293.33725">
            <text:p>293,33725</text:p>
          </table:table-cell>
          <table:table-cell office:value-type="float" office:value="22441.900391">
            <text:p>22441,900391</text:p>
          </table:table-cell>
          <table:table-cell office:value-type="float" office:value="496.594025">
            <text:p>496,594025</text:p>
          </table:table-cell>
          <table:table-cell office:value-type="float" office:value="293.423645">
            <text:p>293,423645</text:p>
          </table:table-cell>
          <table:table-cell office:value-type="float" office:value="33.342224">
            <text:p>33,342224</text:p>
          </table:table-cell>
          <table:table-cell office:value-type="float" office:value="4960.156738">
            <text:p>4960,156738</text:p>
          </table:table-cell>
          <table:table-cell office:value-type="float" office:value="106.0681">
            <text:p>106,0681</text:p>
          </table:table-cell>
          <table:table-cell office:value-type="float" office:value="12250.748047">
            <text:p>12250,748047</text:p>
          </table:table-cell>
          <table:table-cell office:value-type="float" office:value="215.104477">
            <text:p>215,104477</text:p>
          </table:table-cell>
          <table:table-cell office:value-type="float" office:value="8606.638672">
            <text:p>8606,638672</text:p>
          </table:table-cell>
          <table:table-cell office:value-type="float" office:value="120.614059">
            <text:p>120,614059</text:p>
          </table:table-cell>
          <table:table-cell office:value-type="float" office:value="7979.545898">
            <text:p>7979,545898</text:p>
          </table:table-cell>
          <table:table-cell office:value-type="float" office:value="106.650658">
            <text:p>106,650658</text:p>
          </table:table-cell>
          <table:table-cell office:value-type="float" office:value="802.582092">
            <text:p>802,582092</text:p>
          </table:table-cell>
          <table:table-cell office:value-type="float" office:value="21.474157">
            <text:p>21,474157</text:p>
          </table:table-cell>
          <table:table-cell office:value-type="float" office:value="16.574696">
            <text:p>16,574696</text:p>
          </table:table-cell>
          <table:table-cell office:value-type="float" office:value="5.192618">
            <text:p>5,192618</text:p>
          </table:table-cell>
          <table:table-cell office:value-type="float" office:value="47.088245">
            <text:p>47,088245</text:p>
          </table:table-cell>
          <table:table-cell office:value-type="float" office:value="7.906182">
            <text:p>7,906182</text:p>
          </table:table-cell>
          <table:table-cell office:value-type="float" office:value="132.599319">
            <text:p>132,599319</text:p>
          </table:table-cell>
          <table:table-cell office:value-type="float" office:value="5.586165">
            <text:p>5,586165</text:p>
          </table:table-cell>
          <table:table-cell office:value-type="float" office:value="8716.144531">
            <text:p>8716,144531</text:p>
          </table:table-cell>
          <table:table-cell office:value-type="float" office:value="161.132614">
            <text:p>161,132614</text:p>
          </table:table-cell>
          <table:table-cell office:value-type="float" office:value="39.555828">
            <text:p>39,555828</text:p>
          </table:table-cell>
          <table:table-cell office:value-type="float" office:value="7.52217">
            <text:p>7,52217</text:p>
          </table:table-cell>
          <table:table-cell office:value-type="float" office:value="38.472145">
            <text:p>38,472145</text:p>
          </table:table-cell>
          <table:table-cell office:value-type="float" office:value="15.284523">
            <text:p>15,284523</text:p>
          </table:table-cell>
          <table:table-cell office:value-type="float" office:value="325.922546">
            <text:p>325,922546</text:p>
          </table:table-cell>
          <table:table-cell office:value-type="float" office:value="20.717663">
            <text:p>20,717663</text:p>
          </table:table-cell>
          <table:table-cell office:value-type="float" office:value="254.945328">
            <text:p>254,945328</text:p>
          </table:table-cell>
          <table:table-cell office:value-type="float" office:value="9.623754">
            <text:p>9,623754</text:p>
          </table:table-cell>
          <table:table-cell office:value-type="float" office:value="26.283615">
            <text:p>26,283615</text:p>
          </table:table-cell>
          <table:table-cell office:value-type="float" office:value="8.990453">
            <text:p>8,990453</text:p>
          </table:table-cell>
          <table:table-cell office:value-type="float" office:value="79.389702">
            <text:p>79,389702</text:p>
          </table:table-cell>
          <table:table-cell office:value-type="float" office:value="9.326767">
            <text:p>9,326767</text:p>
          </table:table-cell>
          <table:table-cell office:value-type="float" office:value="21.232693">
            <text:p>21,232693</text:p>
          </table:table-cell>
          <table:table-cell office:value-type="float" office:value="9.804394">
            <text:p>9,804394</text:p>
          </table:table-cell>
          <table:table-cell table:number-columns-repeated="8" office:value-type="float" office:value="0">
            <text:p>0</text:p>
          </table:table-cell>
          <table:table-cell office:value-type="float" office:value="302.106323">
            <text:p>302,106323</text:p>
          </table:table-cell>
          <table:table-cell office:value-type="float" office:value="19.663452">
            <text:p>19,663452</text:p>
          </table:table-cell>
        </table:table-row>
        <table:table-row table:style-name="ro1">
          <table:table-cell office:value-type="string">
            <text:p>AFR468 <text:s text:c="5"/></text:p>
          </table:table-cell>
          <table:table-cell office:value-type="float" office:value="14276.225586">
            <text:p>14276,225586</text:p>
          </table:table-cell>
          <table:table-cell office:value-type="float" office:value="1348.025635">
            <text:p>1348,025635</text:p>
          </table:table-cell>
          <table:table-cell office:value-type="float" office:value="2695.008789">
            <text:p>2695,008789</text:p>
          </table:table-cell>
          <table:table-cell office:value-type="float" office:value="507.510193">
            <text:p>507,510193</text:p>
          </table:table-cell>
          <table:table-cell office:value-type="float" office:value="8882.485352">
            <text:p>8882,485352</text:p>
          </table:table-cell>
          <table:table-cell office:value-type="float" office:value="280.340271">
            <text:p>280,340271</text:p>
          </table:table-cell>
          <table:table-cell office:value-type="float" office:value="20342.777344">
            <text:p>20342,777344</text:p>
          </table:table-cell>
          <table:table-cell office:value-type="float" office:value="453.079071">
            <text:p>453,079071</text:p>
          </table:table-cell>
          <table:table-cell office:value-type="float" office:value="166.792862">
            <text:p>166,792862</text:p>
          </table:table-cell>
          <table:table-cell office:value-type="float" office:value="36.335136">
            <text:p>36,335136</text:p>
          </table:table-cell>
          <table:table-cell office:value-type="float" office:value="5888.004883">
            <text:p>5888,004883</text:p>
          </table:table-cell>
          <table:table-cell office:value-type="float" office:value="124.512589">
            <text:p>124,512589</text:p>
          </table:table-cell>
          <table:table-cell office:value-type="float" office:value="29748.25">
            <text:p>29748,25</text:p>
          </table:table-cell>
          <table:table-cell office:value-type="float" office:value="509.914307">
            <text:p>509,914307</text:p>
          </table:table-cell>
          <table:table-cell office:value-type="float" office:value="14463.158203">
            <text:p>14463,158203</text:p>
          </table:table-cell>
          <table:table-cell office:value-type="float" office:value="199.536072">
            <text:p>199,536072</text:p>
          </table:table-cell>
          <table:table-cell office:value-type="float" office:value="9400.8125">
            <text:p>9400,8125</text:p>
          </table:table-cell>
          <table:table-cell office:value-type="float" office:value="125.085754">
            <text:p>125,085754</text:p>
          </table:table-cell>
          <table:table-cell office:value-type="float" office:value="725.874878">
            <text:p>725,874878</text:p>
          </table:table-cell>
          <table:table-cell office:value-type="float" office:value="19.616215">
            <text:p>19,616215</text:p>
          </table:table-cell>
          <table:table-cell office:value-type="float" office:value="14.317788">
            <text:p>14,317788</text:p>
          </table:table-cell>
          <table:table-cell office:value-type="float" office:value="5.291698">
            <text:p>5,291698</text:p>
          </table:table-cell>
          <table:table-cell office:value-type="float" office:value="55.321964">
            <text:p>55,321964</text:p>
          </table:table-cell>
          <table:table-cell office:value-type="float" office:value="8.041511">
            <text:p>8,041511</text:p>
          </table:table-cell>
          <table:table-cell office:value-type="float" office:value="127.391647">
            <text:p>127,391647</text:p>
          </table:table-cell>
          <table:table-cell office:value-type="float" office:value="5.690873">
            <text:p>5,690873</text:p>
          </table:table-cell>
          <table:table-cell office:value-type="float" office:value="7218.220703">
            <text:p>7218,220703</text:p>
          </table:table-cell>
          <table:table-cell office:value-type="float" office:value="133.856354">
            <text:p>133,856354</text:p>
          </table:table-cell>
          <table:table-cell office:value-type="float" office:value="43.152485">
            <text:p>43,152485</text:p>
          </table:table-cell>
          <table:table-cell office:value-type="float" office:value="7.980983">
            <text:p>7,980983</text:p>
          </table:table-cell>
          <table:table-cell office:value-type="float" office:value="58.453037">
            <text:p>58,453037</text:p>
          </table:table-cell>
          <table:table-cell office:value-type="float" office:value="15.605998">
            <text:p>15,605998</text:p>
          </table:table-cell>
          <table:table-cell office:value-type="float" office:value="551.531616">
            <text:p>551,531616</text:p>
          </table:table-cell>
          <table:table-cell office:value-type="float" office:value="22.265223">
            <text:p>22,265223</text:p>
          </table:table-cell>
          <table:table-cell office:value-type="float" office:value="321.505646">
            <text:p>321,505646</text:p>
          </table:table-cell>
          <table:table-cell office:value-type="float" office:value="10.625077">
            <text:p>10,625077</text:p>
          </table:table-cell>
          <table:table-cell office:value-type="float" office:value="35.874111">
            <text:p>35,874111</text:p>
          </table:table-cell>
          <table:table-cell office:value-type="float" office:value="9.60994">
            <text:p>9,60994</text:p>
          </table:table-cell>
          <table:table-cell office:value-type="float" office:value="92.097229">
            <text:p>92,097229</text:p>
          </table:table-cell>
          <table:table-cell office:value-type="float" office:value="9.948662">
            <text:p>9,948662</text:p>
          </table:table-cell>
          <table:table-cell office:value-type="float" office:value="36.84367">
            <text:p>36,84367</text:p>
          </table:table-cell>
          <table:table-cell office:value-type="float" office:value="10.360081">
            <text:p>10,360081</text:p>
          </table:table-cell>
          <table:table-cell office:value-type="float" office:value="207.087997">
            <text:p>207,087997</text:p>
          </table:table-cell>
          <table:table-cell office:value-type="float" office:value="64.331596">
            <text:p>64,331596</text:p>
          </table:table-cell>
          <table:table-cell table:number-columns-repeated="6" office:value-type="float" office:value="0">
            <text:p>0</text:p>
          </table:table-cell>
          <table:table-cell office:value-type="float" office:value="358.829987">
            <text:p>358,829987</text:p>
          </table:table-cell>
          <table:table-cell office:value-type="float" office:value="21.242554">
            <text:p>21,242554</text:p>
          </table:table-cell>
        </table:table-row>
        <table:table-row table:style-name="ro1">
          <table:table-cell office:value-type="string">
            <text:p>AFR469 <text:s text:c="5"/></text:p>
          </table:table-cell>
          <table:table-cell office:value-type="float" office:value="14039.708984">
            <text:p>14039,708984</text:p>
          </table:table-cell>
          <table:table-cell office:value-type="float" office:value="1331.318848">
            <text:p>1331,318848</text:p>
          </table:table-cell>
          <table:table-cell office:value-type="float" office:value="2608.960449">
            <text:p>2608,960449</text:p>
          </table:table-cell>
          <table:table-cell office:value-type="float" office:value="500.093323">
            <text:p>500,093323</text:p>
          </table:table-cell>
          <table:table-cell office:value-type="float" office:value="8963.667969">
            <text:p>8963,667969</text:p>
          </table:table-cell>
          <table:table-cell office:value-type="float" office:value="279.965637">
            <text:p>279,965637</text:p>
          </table:table-cell>
          <table:table-cell office:value-type="float" office:value="20674.558594">
            <text:p>20674,558594</text:p>
          </table:table-cell>
          <table:table-cell office:value-type="float" office:value="459.971527">
            <text:p>459,971527</text:p>
          </table:table-cell>
          <table:table-cell office:value-type="float" office:value="154.908951">
            <text:p>154,908951</text:p>
          </table:table-cell>
          <table:table-cell office:value-type="float" office:value="35.275501">
            <text:p>35,275501</text:p>
          </table:table-cell>
          <table:table-cell office:value-type="float" office:value="5573.999512">
            <text:p>5573,999512</text:p>
          </table:table-cell>
          <table:table-cell office:value-type="float" office:value="118.554924">
            <text:p>118,554924</text:p>
          </table:table-cell>
          <table:table-cell office:value-type="float" office:value="27594.722656">
            <text:p>27594,722656</text:p>
          </table:table-cell>
          <table:table-cell office:value-type="float" office:value="473.59906">
            <text:p>473,59906</text:p>
          </table:table-cell>
          <table:table-cell office:value-type="float" office:value="13581.27832">
            <text:p>13581,27832</text:p>
          </table:table-cell>
          <table:table-cell office:value-type="float" office:value="187.620239">
            <text:p>187,620239</text:p>
          </table:table-cell>
          <table:table-cell office:value-type="float" office:value="9129.912109">
            <text:p>9129,912109</text:p>
          </table:table-cell>
          <table:table-cell office:value-type="float" office:value="121.57283">
            <text:p>121,57283</text:p>
          </table:table-cell>
          <table:table-cell office:value-type="float" office:value="710.361877">
            <text:p>710,361877</text:p>
          </table:table-cell>
          <table:table-cell office:value-type="float" office:value="19.236227">
            <text:p>19,236227</text:p>
          </table:table-cell>
          <table:table-cell office:value-type="float" office:value="23.262169">
            <text:p>23,262169</text:p>
          </table:table-cell>
          <table:table-cell office:value-type="float" office:value="5.201356">
            <text:p>5,201356</text:p>
          </table:table-cell>
          <table:table-cell office:value-type="float" office:value="51.591206">
            <text:p>51,591206</text:p>
          </table:table-cell>
          <table:table-cell office:value-type="float" office:value="7.965047">
            <text:p>7,965047</text:p>
          </table:table-cell>
          <table:table-cell office:value-type="float" office:value="123.211761">
            <text:p>123,211761</text:p>
          </table:table-cell>
          <table:table-cell office:value-type="float" office:value="5.520026">
            <text:p>5,520026</text:p>
          </table:table-cell>
          <table:table-cell office:value-type="float" office:value="7291.76123">
            <text:p>7291,76123</text:p>
          </table:table-cell>
          <table:table-cell office:value-type="float" office:value="135.183578">
            <text:p>135,183578</text:p>
          </table:table-cell>
          <table:table-cell office:value-type="float" office:value="41.646263">
            <text:p>41,646263</text:p>
          </table:table-cell>
          <table:table-cell office:value-type="float" office:value="7.707545">
            <text:p>7,707545</text:p>
          </table:table-cell>
          <table:table-cell office:value-type="float" office:value="47.141922">
            <text:p>47,141922</text:p>
          </table:table-cell>
          <table:table-cell office:value-type="float" office:value="15.426121">
            <text:p>15,426121</text:p>
          </table:table-cell>
          <table:table-cell office:value-type="float" office:value="524.57489">
            <text:p>524,57489</text:p>
          </table:table-cell>
          <table:table-cell office:value-type="float" office:value="21.979511">
            <text:p>21,979511</text:p>
          </table:table-cell>
          <table:table-cell office:value-type="float" office:value="296.925903">
            <text:p>296,925903</text:p>
          </table:table-cell>
          <table:table-cell office:value-type="float" office:value="10.148954">
            <text:p>10,148954</text:p>
          </table:table-cell>
          <table:table-cell office:value-type="float" office:value="34.886433">
            <text:p>34,886433</text:p>
          </table:table-cell>
          <table:table-cell office:value-type="float" office:value="9.224507">
            <text:p>9,224507</text:p>
          </table:table-cell>
          <table:table-cell office:value-type="float" office:value="83.822227">
            <text:p>83,822227</text:p>
          </table:table-cell>
          <table:table-cell office:value-type="float" office:value="9.600505">
            <text:p>9,600505</text:p>
          </table:table-cell>
          <table:table-cell office:value-type="float" office:value="34.693752">
            <text:p>34,693752</text:p>
          </table:table-cell>
          <table:table-cell office:value-type="float" office:value="10.024524">
            <text:p>10,024524</text:p>
          </table:table-cell>
          <table:table-cell office:value-type="float" office:value="155.058243">
            <text:p>155,058243</text:p>
          </table:table-cell>
          <table:table-cell office:value-type="float" office:value="63.008606">
            <text:p>63,008606</text:p>
          </table:table-cell>
          <table:table-cell table:number-columns-repeated="6" office:value-type="float" office:value="0">
            <text:p>0</text:p>
          </table:table-cell>
          <table:table-cell office:value-type="float" office:value="351.552094">
            <text:p>351,552094</text:p>
          </table:table-cell>
          <table:table-cell office:value-type="float" office:value="20.552">
            <text:p>20,552</text:p>
          </table:table-cell>
        </table:table-row>
        <table:table-row table:style-name="ro1">
          <table:table-cell office:value-type="string">
            <text:p>AFR470 <text:s text:c="5"/></text:p>
          </table:table-cell>
          <table:table-cell office:value-type="float" office:value="6830.554688">
            <text:p>6830,554688</text:p>
          </table:table-cell>
          <table:table-cell office:value-type="float" office:value="993.635254">
            <text:p>993,635254</text:p>
          </table:table-cell>
          <table:table-cell office:value-type="float" office:value="2512.828369">
            <text:p>2512,828369</text:p>
          </table:table-cell>
          <table:table-cell office:value-type="float" office:value="505.644135">
            <text:p>505,644135</text:p>
          </table:table-cell>
          <table:table-cell office:value-type="float" office:value="19593.876953">
            <text:p>19593,876953</text:p>
          </table:table-cell>
          <table:table-cell office:value-type="float" office:value="482.28299">
            <text:p>482,28299</text:p>
          </table:table-cell>
          <table:table-cell office:value-type="float" office:value="43866.472656">
            <text:p>43866,472656</text:p>
          </table:table-cell>
          <table:table-cell office:value-type="float" office:value="951.224731">
            <text:p>951,224731</text:p>
          </table:table-cell>
          <table:table-cell office:value-type="float" office:value="399.819">
            <text:p>399,819</text:p>
          </table:table-cell>
          <table:table-cell office:value-type="float" office:value="39.022808">
            <text:p>39,022808</text:p>
          </table:table-cell>
          <table:table-cell office:value-type="float" office:value="6496.770508">
            <text:p>6496,770508</text:p>
          </table:table-cell>
          <table:table-cell office:value-type="float" office:value="134.797379">
            <text:p>134,797379</text:p>
          </table:table-cell>
          <table:table-cell office:value-type="float" office:value="14893.183594">
            <text:p>14893,183594</text:p>
          </table:table-cell>
          <table:table-cell office:value-type="float" office:value="259.466003">
            <text:p>259,466003</text:p>
          </table:table-cell>
          <table:table-cell office:value-type="float" office:value="11086.03125">
            <text:p>11086,03125</text:p>
          </table:table-cell>
          <table:table-cell office:value-type="float" office:value="154.119263">
            <text:p>154,119263</text:p>
          </table:table-cell>
          <table:table-cell office:value-type="float" office:value="16250.228516">
            <text:p>16250,228516</text:p>
          </table:table-cell>
          <table:table-cell office:value-type="float" office:value="213.636108">
            <text:p>213,636108</text:p>
          </table:table-cell>
          <table:table-cell office:value-type="float" office:value="1583.831421">
            <text:p>1583,831421</text:p>
          </table:table-cell>
          <table:table-cell office:value-type="float" office:value="40.950348">
            <text:p>40,950348</text:p>
          </table:table-cell>
          <table:table-cell office:value-type="float" office:value="33.597355">
            <text:p>33,597355</text:p>
          </table:table-cell>
          <table:table-cell office:value-type="float" office:value="6.0156">
            <text:p>6,0156</text:p>
          </table:table-cell>
          <table:table-cell office:value-type="float" office:value="55.957699">
            <text:p>55,957699</text:p>
          </table:table-cell>
          <table:table-cell office:value-type="float" office:value="8.185558">
            <text:p>8,185558</text:p>
          </table:table-cell>
          <table:table-cell office:value-type="float" office:value="271.712463">
            <text:p>271,712463</text:p>
          </table:table-cell>
          <table:table-cell office:value-type="float" office:value="7.859406">
            <text:p>7,859406</text:p>
          </table:table-cell>
          <table:table-cell office:value-type="float" office:value="17188.763672">
            <text:p>17188,763672</text:p>
          </table:table-cell>
          <table:table-cell office:value-type="float" office:value="315.763336">
            <text:p>315,763336</text:p>
          </table:table-cell>
          <table:table-cell office:value-type="float" office:value="34.664627">
            <text:p>34,664627</text:p>
          </table:table-cell>
          <table:table-cell office:value-type="float" office:value="8.080973">
            <text:p>8,080973</text:p>
          </table:table-cell>
          <table:table-cell office:value-type="float" office:value="52.515564">
            <text:p>52,515564</text:p>
          </table:table-cell>
          <table:table-cell office:value-type="float" office:value="15.62038">
            <text:p>15,62038</text:p>
          </table:table-cell>
          <table:table-cell office:value-type="float" office:value="533.10022">
            <text:p>533,10022</text:p>
          </table:table-cell>
          <table:table-cell office:value-type="float" office:value="22.149244">
            <text:p>22,149244</text:p>
          </table:table-cell>
          <table:table-cell office:value-type="float" office:value="138.642548">
            <text:p>138,642548</text:p>
          </table:table-cell>
          <table:table-cell office:value-type="float" office:value="9.297246">
            <text:p>9,297246</text:p>
          </table:table-cell>
          <table:table-cell office:value-type="float" office:value="44.389549">
            <text:p>44,389549</text:p>
          </table:table-cell>
          <table:table-cell office:value-type="float" office:value="9.611551">
            <text:p>9,611551</text:p>
          </table:table-cell>
          <table:table-cell office:value-type="float" office:value="121.472313">
            <text:p>121,472313</text:p>
          </table:table-cell>
          <table:table-cell office:value-type="float" office:value="10.125319">
            <text:p>10,125319</text:p>
          </table:table-cell>
          <table:table-cell office:value-type="float" office:value="70.560577">
            <text:p>70,560577</text:p>
          </table:table-cell>
          <table:table-cell office:value-type="float" office:value="10.593456">
            <text:p>10,593456</text:p>
          </table:table-cell>
          <table:table-cell table:number-columns-repeated="8" office:value-type="float" office:value="0">
            <text:p>0</text:p>
          </table:table-cell>
          <table:table-cell office:value-type="float" office:value="163.769974">
            <text:p>163,769974</text:p>
          </table:table-cell>
          <table:table-cell office:value-type="float" office:value="20.00371">
            <text:p>20,00371</text:p>
          </table:table-cell>
        </table:table-row>
        <table:table-row table:style-name="ro1">
          <table:table-cell office:value-type="string">
            <text:p>AFR471 <text:s text:c="5"/></text:p>
          </table:table-cell>
          <table:table-cell office:value-type="float" office:value="3309.508057">
            <text:p>3309,508057</text:p>
          </table:table-cell>
          <table:table-cell office:value-type="float" office:value="691.19812">
            <text:p>691,19812</text:p>
          </table:table-cell>
          <table:table-cell office:value-type="float" office:value="572.713684">
            <text:p>572,713684</text:p>
          </table:table-cell>
          <table:table-cell office:value-type="float" office:value="427.640747">
            <text:p>427,640747</text:p>
          </table:table-cell>
          <table:table-cell office:value-type="float" office:value="1895.865723">
            <text:p>1895,865723</text:p>
          </table:table-cell>
          <table:table-cell office:value-type="float" office:value="147.13533">
            <text:p>147,13533</text:p>
          </table:table-cell>
          <table:table-cell office:value-type="float" office:value="3929.026611">
            <text:p>3929,026611</text:p>
          </table:table-cell>
          <table:table-cell office:value-type="float" office:value="112.669823">
            <text:p>112,669823</text:p>
          </table:table-cell>
          <table:table-cell office:value-type="float" office:value="15.390522">
            <text:p>15,390522</text:p>
          </table:table-cell>
          <table:table-cell office:value-type="float" office:value="24.426151">
            <text:p>24,426151</text:p>
          </table:table-cell>
          <table:table-cell office:value-type="float" office:value="1470.309448">
            <text:p>1470,309448</text:p>
          </table:table-cell>
          <table:table-cell office:value-type="float" office:value="42.069771">
            <text:p>42,069771</text:p>
          </table:table-cell>
          <table:table-cell office:value-type="float" office:value="6874.355469">
            <text:p>6874,355469</text:p>
          </table:table-cell>
          <table:table-cell office:value-type="float" office:value="124.467743">
            <text:p>124,467743</text:p>
          </table:table-cell>
          <table:table-cell office:value-type="float" office:value="5114.594727">
            <text:p>5114,594727</text:p>
          </table:table-cell>
          <table:table-cell office:value-type="float" office:value="73.636055">
            <text:p>73,636055</text:p>
          </table:table-cell>
          <table:table-cell office:value-type="float" office:value="2037.302612">
            <text:p>2037,302612</text:p>
          </table:table-cell>
          <table:table-cell office:value-type="float" office:value="31.014723">
            <text:p>31,014723</text:p>
          </table:table-cell>
          <table:table-cell office:value-type="float" office:value="136.725479">
            <text:p>136,725479</text:p>
          </table:table-cell>
          <table:table-cell office:value-type="float" office:value="5.980629">
            <text:p>5,980629</text:p>
          </table:table-cell>
          <table:table-cell office:value-type="float" office:value="6.303504">
            <text:p>6,303504</text:p>
          </table:table-cell>
          <table:table-cell office:value-type="float" office:value="4.609107">
            <text:p>4,609107</text:p>
          </table:table-cell>
          <table:table-cell office:value-type="float" office:value="45.778297">
            <text:p>45,778297</text:p>
          </table:table-cell>
          <table:table-cell office:value-type="float" office:value="7.811191">
            <text:p>7,811191</text:p>
          </table:table-cell>
          <table:table-cell office:value-type="float" office:value="40.807159">
            <text:p>40,807159</text:p>
          </table:table-cell>
          <table:table-cell office:value-type="float" office:value="4.576307">
            <text:p>4,576307</text:p>
          </table:table-cell>
          <table:table-cell office:value-type="float" office:value="1424.647583">
            <text:p>1424,647583</text:p>
          </table:table-cell>
          <table:table-cell office:value-type="float" office:value="29.34841">
            <text:p>29,34841</text:p>
          </table:table-cell>
          <table:table-cell office:value-type="float" office:value="58.613255">
            <text:p>58,613255</text:p>
          </table:table-cell>
          <table:table-cell office:value-type="float" office:value="7.521416">
            <text:p>7,521416</text:p>
          </table:table-cell>
          <table:table-cell office:value-type="float" office:value="17.576813">
            <text:p>17,576813</text:p>
          </table:table-cell>
          <table:table-cell office:value-type="float" office:value="15.193487">
            <text:p>15,193487</text:p>
          </table:table-cell>
          <table:table-cell office:value-type="float" office:value="96.794067">
            <text:p>96,794067</text:p>
          </table:table-cell>
          <table:table-cell office:value-type="float" office:value="19.871719">
            <text:p>19,871719</text:p>
          </table:table-cell>
          <table:table-cell office:value-type="float" office:value="54.000965">
            <text:p>54,000965</text:p>
          </table:table-cell>
          <table:table-cell office:value-type="float" office:value="8.436287">
            <text:p>8,436287</text:p>
          </table:table-cell>
          <table:table-cell office:value-type="float" office:value="32.110527">
            <text:p>32,110527</text:p>
          </table:table-cell>
          <table:table-cell office:value-type="float" office:value="8.996609">
            <text:p>8,996609</text:p>
          </table:table-cell>
          <table:table-cell office:value-type="float" office:value="42.451988">
            <text:p>42,451988</text:p>
          </table:table-cell>
          <table:table-cell office:value-type="float" office:value="9.215861">
            <text:p>9,215861</text:p>
          </table:table-cell>
          <table:table-cell office:value-type="float" office:value="12.463943">
            <text:p>12,463943</text:p>
          </table:table-cell>
          <table:table-cell office:value-type="float" office:value="9.798364">
            <text:p>9,798364</text:p>
          </table:table-cell>
          <table:table-cell office:value-type="float" office:value="73.641953">
            <text:p>73,641953</text:p>
          </table:table-cell>
          <table:table-cell office:value-type="float" office:value="44.237133">
            <text:p>44,237133</text:p>
          </table:table-cell>
          <table:table-cell table:number-columns-repeated="6" office:value-type="float" office:value="0">
            <text:p>0</text:p>
          </table:table-cell>
          <table:table-cell office:value-type="float" office:value="77.214546">
            <text:p>77,214546</text:p>
          </table:table-cell>
          <table:table-cell office:value-type="float" office:value="18.400082">
            <text:p>18,400082</text:p>
          </table:table-cell>
        </table:table-row>
        <table:table-row table:style-name="ro1">
          <table:table-cell office:value-type="string">
            <text:p>AFR472 <text:s text:c="5"/></text:p>
          </table:table-cell>
          <table:table-cell office:value-type="float" office:value="13053.095703">
            <text:p>13053,095703</text:p>
          </table:table-cell>
          <table:table-cell office:value-type="float" office:value="1266.877563">
            <text:p>1266,877563</text:p>
          </table:table-cell>
          <table:table-cell office:value-type="float" office:value="2345.073975">
            <text:p>2345,073975</text:p>
          </table:table-cell>
          <table:table-cell office:value-type="float" office:value="504.559021">
            <text:p>504,559021</text:p>
          </table:table-cell>
          <table:table-cell office:value-type="float" office:value="15636.323242">
            <text:p>15636,323242</text:p>
          </table:table-cell>
          <table:table-cell office:value-type="float" office:value="404.864075">
            <text:p>404,864075</text:p>
          </table:table-cell>
          <table:table-cell office:value-type="float" office:value="33723.320313">
            <text:p>33723,320313</text:p>
          </table:table-cell>
          <table:table-cell office:value-type="float" office:value="735.925293">
            <text:p>735,925293</text:p>
          </table:table-cell>
          <table:table-cell office:value-type="float" office:value="260.906921">
            <text:p>260,906921</text:p>
          </table:table-cell>
          <table:table-cell office:value-type="float" office:value="36.901272">
            <text:p>36,901272</text:p>
          </table:table-cell>
          <table:table-cell office:value-type="float" office:value="5755.680664">
            <text:p>5755,680664</text:p>
          </table:table-cell>
          <table:table-cell office:value-type="float" office:value="121.909492">
            <text:p>121,909492</text:p>
          </table:table-cell>
          <table:table-cell office:value-type="float" office:value="26637.322266">
            <text:p>26637,322266</text:p>
          </table:table-cell>
          <table:table-cell office:value-type="float" office:value="457.361572">
            <text:p>457,361572</text:p>
          </table:table-cell>
          <table:table-cell office:value-type="float" office:value="9385.580078">
            <text:p>9385,580078</text:p>
          </table:table-cell>
          <table:table-cell office:value-type="float" office:value="131.173462">
            <text:p>131,173462</text:p>
          </table:table-cell>
          <table:table-cell office:value-type="float" office:value="12087.141602">
            <text:p>12087,141602</text:p>
          </table:table-cell>
          <table:table-cell office:value-type="float" office:value="159.730713">
            <text:p>159,730713</text:p>
          </table:table-cell>
          <table:table-cell office:value-type="float" office:value="1273.582153">
            <text:p>1273,582153</text:p>
          </table:table-cell>
          <table:table-cell office:value-type="float" office:value="33.195686">
            <text:p>33,195686</text:p>
          </table:table-cell>
          <table:table-cell office:value-type="float" office:value="16.912287">
            <text:p>16,912287</text:p>
          </table:table-cell>
          <table:table-cell office:value-type="float" office:value="5.710036">
            <text:p>5,710036</text:p>
          </table:table-cell>
          <table:table-cell office:value-type="float" office:value="66.112999">
            <text:p>66,112999</text:p>
          </table:table-cell>
          <table:table-cell office:value-type="float" office:value="8.203902">
            <text:p>8,203902</text:p>
          </table:table-cell>
          <table:table-cell office:value-type="float" office:value="168.792725">
            <text:p>168,792725</text:p>
          </table:table-cell>
          <table:table-cell office:value-type="float" office:value="6.331691">
            <text:p>6,331691</text:p>
          </table:table-cell>
          <table:table-cell office:value-type="float" office:value="12457.583984">
            <text:p>12457,583984</text:p>
          </table:table-cell>
          <table:table-cell office:value-type="float" office:value="229.40419">
            <text:p>229,40419</text:p>
          </table:table-cell>
          <table:table-cell office:value-type="float" office:value="35.635334">
            <text:p>35,635334</text:p>
          </table:table-cell>
          <table:table-cell office:value-type="float" office:value="8.029932">
            <text:p>8,029932</text:p>
          </table:table-cell>
          <table:table-cell office:value-type="float" office:value="188.31517">
            <text:p>188,31517</text:p>
          </table:table-cell>
          <table:table-cell office:value-type="float" office:value="16.348305">
            <text:p>16,348305</text:p>
          </table:table-cell>
          <table:table-cell office:value-type="float" office:value="429.201019">
            <text:p>429,201019</text:p>
          </table:table-cell>
          <table:table-cell office:value-type="float" office:value="21.448032">
            <text:p>21,448032</text:p>
          </table:table-cell>
          <table:table-cell office:value-type="float" office:value="197.725647">
            <text:p>197,725647</text:p>
          </table:table-cell>
          <table:table-cell office:value-type="float" office:value="9.663608">
            <text:p>9,663608</text:p>
          </table:table-cell>
          <table:table-cell office:value-type="float" office:value="29.715681">
            <text:p>29,715681</text:p>
          </table:table-cell>
          <table:table-cell office:value-type="float" office:value="9.553109">
            <text:p>9,553109</text:p>
          </table:table-cell>
          <table:table-cell office:value-type="float" office:value="108.181892">
            <text:p>108,181892</text:p>
          </table:table-cell>
          <table:table-cell office:value-type="float" office:value="9.979162">
            <text:p>9,979162</text:p>
          </table:table-cell>
          <table:table-cell office:value-type="float" office:value="60.359032">
            <text:p>60,359032</text:p>
          </table:table-cell>
          <table:table-cell office:value-type="float" office:value="10.491596">
            <text:p>10,491596</text:p>
          </table:table-cell>
          <table:table-cell office:value-type="float" office:value="164.84819">
            <text:p>164,84819</text:p>
          </table:table-cell>
          <table:table-cell office:value-type="float" office:value="61.145023">
            <text:p>61,145023</text:p>
          </table:table-cell>
          <table:table-cell table:number-columns-repeated="6" office:value-type="float" office:value="0">
            <text:p>0</text:p>
          </table:table-cell>
          <table:table-cell office:value-type="float" office:value="258.412476">
            <text:p>258,412476</text:p>
          </table:table-cell>
          <table:table-cell office:value-type="float" office:value="20.5697">
            <text:p>20,5697</text:p>
          </table:table-cell>
        </table:table-row>
        <table:table-row table:style-name="ro1">
          <table:table-cell office:value-type="string">
            <text:p>AFR474 <text:s text:c="5"/></text:p>
          </table:table-cell>
          <table:table-cell office:value-type="float" office:value="12672.424805">
            <text:p>12672,424805</text:p>
          </table:table-cell>
          <table:table-cell office:value-type="float" office:value="1297.80542">
            <text:p>1297,80542</text:p>
          </table:table-cell>
          <table:table-cell office:value-type="float" office:value="2711.176758">
            <text:p>2711,176758</text:p>
          </table:table-cell>
          <table:table-cell office:value-type="float" office:value="517.642395">
            <text:p>517,642395</text:p>
          </table:table-cell>
          <table:table-cell office:value-type="float" office:value="12220.37207">
            <text:p>12220,37207</text:p>
          </table:table-cell>
          <table:table-cell office:value-type="float" office:value="352.086731">
            <text:p>352,086731</text:p>
          </table:table-cell>
          <table:table-cell office:value-type="float" office:value="27584.935547">
            <text:p>27584,935547</text:p>
          </table:table-cell>
          <table:table-cell office:value-type="float" office:value="605.93573">
            <text:p>605,93573</text:p>
          </table:table-cell>
          <table:table-cell office:value-type="float" office:value="184.06601">
            <text:p>184,06601</text:p>
          </table:table-cell>
          <table:table-cell office:value-type="float" office:value="35.407951">
            <text:p>35,407951</text:p>
          </table:table-cell>
          <table:table-cell office:value-type="float" office:value="5486.606934">
            <text:p>5486,606934</text:p>
          </table:table-cell>
          <table:table-cell office:value-type="float" office:value="117.054924">
            <text:p>117,054924</text:p>
          </table:table-cell>
          <table:table-cell office:value-type="float" office:value="23363.916016">
            <text:p>23363,916016</text:p>
          </table:table-cell>
          <table:table-cell office:value-type="float" office:value="402.445251">
            <text:p>402,445251</text:p>
          </table:table-cell>
          <table:table-cell office:value-type="float" office:value="5823.688965">
            <text:p>5823,688965</text:p>
          </table:table-cell>
          <table:table-cell office:value-type="float" office:value="83.478989">
            <text:p>83,478989</text:p>
          </table:table-cell>
          <table:table-cell office:value-type="float" office:value="8873.669922">
            <text:p>8873,669922</text:p>
          </table:table-cell>
          <table:table-cell office:value-type="float" office:value="118.199127">
            <text:p>118,199127</text:p>
          </table:table-cell>
          <table:table-cell office:value-type="float" office:value="998.41864">
            <text:p>998,41864</text:p>
          </table:table-cell>
          <table:table-cell office:value-type="float" office:value="26.467472">
            <text:p>26,467472</text:p>
          </table:table-cell>
          <table:table-cell office:value-type="float" office:value="15.775626">
            <text:p>15,775626</text:p>
          </table:table-cell>
          <table:table-cell office:value-type="float" office:value="6.067145">
            <text:p>6,067145</text:p>
          </table:table-cell>
          <table:table-cell office:value-type="float" office:value="62.889179">
            <text:p>62,889179</text:p>
          </table:table-cell>
          <table:table-cell office:value-type="float" office:value="8.465068">
            <text:p>8,465068</text:p>
          </table:table-cell>
          <table:table-cell office:value-type="float" office:value="166.641144">
            <text:p>166,641144</text:p>
          </table:table-cell>
          <table:table-cell office:value-type="float" office:value="6.725011">
            <text:p>6,725011</text:p>
          </table:table-cell>
          <table:table-cell office:value-type="float" office:value="14924.671875">
            <text:p>14924,671875</text:p>
          </table:table-cell>
          <table:table-cell office:value-type="float" office:value="274.464722">
            <text:p>274,464722</text:p>
          </table:table-cell>
          <table:table-cell office:value-type="float" office:value="49.827656">
            <text:p>49,827656</text:p>
          </table:table-cell>
          <table:table-cell office:value-type="float" office:value="9.012889">
            <text:p>9,012889</text:p>
          </table:table-cell>
          <table:table-cell office:value-type="float" office:value="166.815598">
            <text:p>166,815598</text:p>
          </table:table-cell>
          <table:table-cell office:value-type="float" office:value="16.694536">
            <text:p>16,694536</text:p>
          </table:table-cell>
          <table:table-cell office:value-type="float" office:value="592.157776">
            <text:p>592,157776</text:p>
          </table:table-cell>
          <table:table-cell office:value-type="float" office:value="22.912226">
            <text:p>22,912226</text:p>
          </table:table-cell>
          <table:table-cell office:value-type="float" office:value="741.228149">
            <text:p>741,228149</text:p>
          </table:table-cell>
          <table:table-cell office:value-type="float" office:value="16.117069">
            <text:p>16,117069</text:p>
          </table:table-cell>
          <table:table-cell office:value-type="float" office:value="25.311008">
            <text:p>25,311008</text:p>
          </table:table-cell>
          <table:table-cell office:value-type="float" office:value="10.860758">
            <text:p>10,860758</text:p>
          </table:table-cell>
          <table:table-cell office:value-type="float" office:value="60.968712">
            <text:p>60,968712</text:p>
          </table:table-cell>
          <table:table-cell office:value-type="float" office:value="11.031234">
            <text:p>11,031234</text:p>
          </table:table-cell>
          <table:table-cell office:value-type="float" office:value="51.723141">
            <text:p>51,723141</text:p>
          </table:table-cell>
          <table:table-cell office:value-type="float" office:value="11.712865">
            <text:p>11,712865</text:p>
          </table:table-cell>
          <table:table-cell office:value-type="float" office:value="134.272018">
            <text:p>134,272018</text:p>
          </table:table-cell>
          <table:table-cell office:value-type="float" office:value="59.01104">
            <text:p>59,01104</text:p>
          </table:table-cell>
          <table:table-cell table:number-columns-repeated="6" office:value-type="float" office:value="0">
            <text:p>0</text:p>
          </table:table-cell>
          <table:table-cell office:value-type="float" office:value="330.258606">
            <text:p>330,258606</text:p>
          </table:table-cell>
          <table:table-cell office:value-type="float" office:value="23.172352">
            <text:p>23,172352</text:p>
          </table:table-cell>
        </table:table-row>
        <table:table-row table:style-name="ro1">
          <table:table-cell office:value-type="string">
            <text:p>AFR475 <text:s text:c="5"/></text:p>
          </table:table-cell>
          <table:table-cell office:value-type="float" office:value="12162.263672">
            <text:p>12162,263672</text:p>
          </table:table-cell>
          <table:table-cell office:value-type="float" office:value="1300.068359">
            <text:p>1300,068359</text:p>
          </table:table-cell>
          <table:table-cell office:value-type="float" office:value="2944.337158">
            <text:p>2944,337158</text:p>
          </table:table-cell>
          <table:table-cell office:value-type="float" office:value="545.914917">
            <text:p>545,914917</text:p>
          </table:table-cell>
          <table:table-cell office:value-type="float" office:value="15266.09375">
            <text:p>15266,09375</text:p>
          </table:table-cell>
          <table:table-cell office:value-type="float" office:value="407.299255">
            <text:p>407,299255</text:p>
          </table:table-cell>
          <table:table-cell office:value-type="float" office:value="32491.091797">
            <text:p>32491,091797</text:p>
          </table:table-cell>
          <table:table-cell office:value-type="float" office:value="710.46814">
            <text:p>710,46814</text:p>
          </table:table-cell>
          <table:table-cell office:value-type="float" office:value="169.472275">
            <text:p>169,472275</text:p>
          </table:table-cell>
          <table:table-cell office:value-type="float" office:value="39.341831">
            <text:p>39,341831</text:p>
          </table:table-cell>
          <table:table-cell office:value-type="float" office:value="5784.005371">
            <text:p>5784,005371</text:p>
          </table:table-cell>
          <table:table-cell office:value-type="float" office:value="122.967461">
            <text:p>122,967461</text:p>
          </table:table-cell>
          <table:table-cell office:value-type="float" office:value="25779.373047">
            <text:p>25779,373047</text:p>
          </table:table-cell>
          <table:table-cell office:value-type="float" office:value="443.112518">
            <text:p>443,112518</text:p>
          </table:table-cell>
          <table:table-cell office:value-type="float" office:value="9640.989258">
            <text:p>9640,989258</text:p>
          </table:table-cell>
          <table:table-cell office:value-type="float" office:value="134.788498">
            <text:p>134,788498</text:p>
          </table:table-cell>
          <table:table-cell office:value-type="float" office:value="11551.90625">
            <text:p>11551,90625</text:p>
          </table:table-cell>
          <table:table-cell office:value-type="float" office:value="152.885284">
            <text:p>152,885284</text:p>
          </table:table-cell>
          <table:table-cell office:value-type="float" office:value="1242.039551">
            <text:p>1242,039551</text:p>
          </table:table-cell>
          <table:table-cell office:value-type="float" office:value="32.559925">
            <text:p>32,559925</text:p>
          </table:table-cell>
          <table:table-cell office:value-type="float" office:value="19.346632">
            <text:p>19,346632</text:p>
          </table:table-cell>
          <table:table-cell office:value-type="float" office:value="6.608016">
            <text:p>6,608016</text:p>
          </table:table-cell>
          <table:table-cell office:value-type="float" office:value="47.45406">
            <text:p>47,45406</text:p>
          </table:table-cell>
          <table:table-cell office:value-type="float" office:value="8.665565">
            <text:p>8,665565</text:p>
          </table:table-cell>
          <table:table-cell office:value-type="float" office:value="176.320206">
            <text:p>176,320206</text:p>
          </table:table-cell>
          <table:table-cell office:value-type="float" office:value="7.190949">
            <text:p>7,190949</text:p>
          </table:table-cell>
          <table:table-cell office:value-type="float" office:value="11974.291992">
            <text:p>11974,291992</text:p>
          </table:table-cell>
          <table:table-cell office:value-type="float" office:value="220.660507">
            <text:p>220,660507</text:p>
          </table:table-cell>
          <table:table-cell office:value-type="float" office:value="75.008926">
            <text:p>75,008926</text:p>
          </table:table-cell>
          <table:table-cell office:value-type="float" office:value="9.943939">
            <text:p>9,943939</text:p>
          </table:table-cell>
          <table:table-cell office:value-type="float" office:value="239.328201">
            <text:p>239,328201</text:p>
          </table:table-cell>
          <table:table-cell office:value-type="float" office:value="17.64275">
            <text:p>17,64275</text:p>
          </table:table-cell>
          <table:table-cell office:value-type="float" office:value="406.728912">
            <text:p>406,728912</text:p>
          </table:table-cell>
          <table:table-cell office:value-type="float" office:value="22.089964">
            <text:p>22,089964</text:p>
          </table:table-cell>
          <table:table-cell office:value-type="float" office:value="220.065979">
            <text:p>220,065979</text:p>
          </table:table-cell>
          <table:table-cell office:value-type="float" office:value="11.716084">
            <text:p>11,716084</text:p>
          </table:table-cell>
          <table:table-cell office:value-type="float" office:value="43.234188">
            <text:p>43,234188</text:p>
          </table:table-cell>
          <table:table-cell office:value-type="float" office:value="11.841887">
            <text:p>11,841887</text:p>
          </table:table-cell>
          <table:table-cell office:value-type="float" office:value="93.787567">
            <text:p>93,787567</text:p>
          </table:table-cell>
          <table:table-cell office:value-type="float" office:value="12.248928">
            <text:p>12,248928</text:p>
          </table:table-cell>
          <table:table-cell office:value-type="float" office:value="52.902222">
            <text:p>52,902222</text:p>
          </table:table-cell>
          <table:table-cell office:value-type="float" office:value="12.98982">
            <text:p>12,98982</text:p>
          </table:table-cell>
          <table:table-cell office:value-type="float" office:value="188.404984">
            <text:p>188,404984</text:p>
          </table:table-cell>
          <table:table-cell office:value-type="float" office:value="63.339977">
            <text:p>63,339977</text:p>
          </table:table-cell>
          <table:table-cell table:number-columns-repeated="6" office:value-type="float" office:value="0">
            <text:p>0</text:p>
          </table:table-cell>
          <table:table-cell office:value-type="float" office:value="285.346313">
            <text:p>285,346313</text:p>
          </table:table-cell>
          <table:table-cell office:value-type="float" office:value="25.139055">
            <text:p>25,139055</text:p>
          </table:table-cell>
        </table:table-row>
        <table:table-row table:style-name="ro1">
          <table:table-cell office:value-type="string">
            <text:p>AFR476 <text:s text:c="5"/></text:p>
          </table:table-cell>
          <table:table-cell office:value-type="float" office:value="5357.617676">
            <text:p>5357,617676</text:p>
          </table:table-cell>
          <table:table-cell office:value-type="float" office:value="968.768188">
            <text:p>968,768188</text:p>
          </table:table-cell>
          <table:table-cell office:value-type="float" office:value="1062.112061">
            <text:p>1062,112061</text:p>
          </table:table-cell>
          <table:table-cell office:value-type="float" office:value="506.484558">
            <text:p>506,484558</text:p>
          </table:table-cell>
          <table:table-cell office:value-type="float" office:value="5031.524414">
            <text:p>5031,524414</text:p>
          </table:table-cell>
          <table:table-cell office:value-type="float" office:value="213.04155">
            <text:p>213,04155</text:p>
          </table:table-cell>
          <table:table-cell office:value-type="float" office:value="10027.22168">
            <text:p>10027,22168</text:p>
          </table:table-cell>
          <table:table-cell office:value-type="float" office:value="238.706268">
            <text:p>238,706268</text:p>
          </table:table-cell>
          <table:table-cell office:value-type="float" office:value="83.978714">
            <text:p>83,978714</text:p>
          </table:table-cell>
          <table:table-cell office:value-type="float" office:value="34.839035">
            <text:p>34,839035</text:p>
          </table:table-cell>
          <table:table-cell office:value-type="float" office:value="7558.062012">
            <text:p>7558,062012</text:p>
          </table:table-cell>
          <table:table-cell office:value-type="float" office:value="154.283066">
            <text:p>154,283066</text:p>
          </table:table-cell>
          <table:table-cell office:value-type="float" office:value="5883.279297">
            <text:p>5883,279297</text:p>
          </table:table-cell>
          <table:table-cell office:value-type="float" office:value="109.410294">
            <text:p>109,410294</text:p>
          </table:table-cell>
          <table:table-cell office:value-type="float" office:value="13080.342773">
            <text:p>13080,342773</text:p>
          </table:table-cell>
          <table:table-cell office:value-type="float" office:value="181.101593">
            <text:p>181,101593</text:p>
          </table:table-cell>
          <table:table-cell office:value-type="float" office:value="3364.782471">
            <text:p>3364,782471</text:p>
          </table:table-cell>
          <table:table-cell office:value-type="float" office:value="47.965664">
            <text:p>47,965664</text:p>
          </table:table-cell>
          <table:table-cell office:value-type="float" office:value="362.38324">
            <text:p>362,38324</text:p>
          </table:table-cell>
          <table:table-cell office:value-type="float" office:value="11.425858">
            <text:p>11,425858</text:p>
          </table:table-cell>
          <table:table-cell office:value-type="float" office:value="14.270877">
            <text:p>14,270877</text:p>
          </table:table-cell>
          <table:table-cell office:value-type="float" office:value="6.149164">
            <text:p>6,149164</text:p>
          </table:table-cell>
          <table:table-cell office:value-type="float" office:value="50.717899">
            <text:p>50,717899</text:p>
          </table:table-cell>
          <table:table-cell office:value-type="float" office:value="8.633946">
            <text:p>8,633946</text:p>
          </table:table-cell>
          <table:table-cell office:value-type="float" office:value="123.331497">
            <text:p>123,331497</text:p>
          </table:table-cell>
          <table:table-cell office:value-type="float" office:value="6.590706">
            <text:p>6,590706</text:p>
          </table:table-cell>
          <table:table-cell office:value-type="float" office:value="5092.062012">
            <text:p>5092,062012</text:p>
          </table:table-cell>
          <table:table-cell office:value-type="float" office:value="95.358208">
            <text:p>95,358208</text:p>
          </table:table-cell>
          <table:table-cell office:value-type="float" office:value="89.340561">
            <text:p>89,340561</text:p>
          </table:table-cell>
          <table:table-cell office:value-type="float" office:value="10.051548">
            <text:p>10,051548</text:p>
          </table:table-cell>
          <table:table-cell office:value-type="float" office:value="176.928726">
            <text:p>176,928726</text:p>
          </table:table-cell>
          <table:table-cell office:value-type="float" office:value="17.281633">
            <text:p>17,281633</text:p>
          </table:table-cell>
          <table:table-cell office:value-type="float" office:value="397.013519">
            <text:p>397,013519</text:p>
          </table:table-cell>
          <table:table-cell office:value-type="float" office:value="22.101328">
            <text:p>22,101328</text:p>
          </table:table-cell>
          <table:table-cell office:value-type="float" office:value="206.705048">
            <text:p>206,705048</text:p>
          </table:table-cell>
          <table:table-cell office:value-type="float" office:value="11.924875">
            <text:p>11,924875</text:p>
          </table:table-cell>
          <table:table-cell office:value-type="float" office:value="34.336254">
            <text:p>34,336254</text:p>
          </table:table-cell>
          <table:table-cell office:value-type="float" office:value="12.169755">
            <text:p>12,169755</text:p>
          </table:table-cell>
          <table:table-cell office:value-type="float" office:value="41.132782">
            <text:p>41,132782</text:p>
          </table:table-cell>
          <table:table-cell office:value-type="float" office:value="12.687659">
            <text:p>12,687659</text:p>
          </table:table-cell>
          <table:table-cell office:value-type="float" office:value="22.200483">
            <text:p>22,200483</text:p>
          </table:table-cell>
          <table:table-cell office:value-type="float" office:value="13.263205">
            <text:p>13,263205</text:p>
          </table:table-cell>
          <table:table-cell office:value-type="float" office:value="8.725315">
            <text:p>8,725315</text:p>
          </table:table-cell>
          <table:table-cell office:value-type="float" office:value="47.159416">
            <text:p>47,159416</text:p>
          </table:table-cell>
          <table:table-cell table:number-columns-repeated="6" office:value-type="float" office:value="0">
            <text:p>0</text:p>
          </table:table-cell>
          <table:table-cell office:value-type="float" office:value="235.857178">
            <text:p>235,857178</text:p>
          </table:table-cell>
          <table:table-cell office:value-type="float" office:value="25.32786">
            <text:p>25,32786</text:p>
          </table:table-cell>
        </table:table-row>
        <table:table-row table:style-name="ro1">
          <table:table-cell office:value-type="string">
            <text:p>AFR477 <text:s text:c="5"/></text:p>
          </table:table-cell>
          <table:table-cell office:value-type="float" office:value="549.631775">
            <text:p>549,631775</text:p>
          </table:table-cell>
          <table:table-cell office:value-type="float" office:value="731.710205">
            <text:p>731,710205</text:p>
          </table:table-cell>
          <table:table-cell office:value-type="float" office:value="695.063293">
            <text:p>695,063293</text:p>
          </table:table-cell>
          <table:table-cell office:value-type="float" office:value="472.84494">
            <text:p>472,84494</text:p>
          </table:table-cell>
          <table:table-cell office:value-type="float" office:value="873.426575">
            <text:p>873,426575</text:p>
          </table:table-cell>
          <table:table-cell office:value-type="float" office:value="145.668594">
            <text:p>145,668594</text:p>
          </table:table-cell>
          <table:table-cell office:value-type="float" office:value="1452.705566">
            <text:p>1452,705566</text:p>
          </table:table-cell>
          <table:table-cell office:value-type="float" office:value="74.837677">
            <text:p>74,837677</text:p>
          </table:table-cell>
          <table:table-cell office:value-type="float" office:value="5.353225">
            <text:p>5,353225</text:p>
          </table:table-cell>
          <table:table-cell office:value-type="float" office:value="26.766354">
            <text:p>26,766354</text:p>
          </table:table-cell>
          <table:table-cell office:value-type="float" office:value="1260.204956">
            <text:p>1260,204956</text:p>
          </table:table-cell>
          <table:table-cell office:value-type="float" office:value="40.08683">
            <text:p>40,08683</text:p>
          </table:table-cell>
          <table:table-cell office:value-type="float" office:value="2595.305176">
            <text:p>2595,305176</text:p>
          </table:table-cell>
          <table:table-cell office:value-type="float" office:value="54.383701">
            <text:p>54,383701</text:p>
          </table:table-cell>
          <table:table-cell office:value-type="float" office:value="5482.449219">
            <text:p>5482,449219</text:p>
          </table:table-cell>
          <table:table-cell office:value-type="float" office:value="79.177132">
            <text:p>79,177132</text:p>
          </table:table-cell>
          <table:table-cell office:value-type="float" office:value="611.310242">
            <text:p>611,310242</text:p>
          </table:table-cell>
          <table:table-cell office:value-type="float" office:value="15.524996">
            <text:p>15,524996</text:p>
          </table:table-cell>
          <table:table-cell office:value-type="float" office:value="55.191219">
            <text:p>55,191219</text:p>
          </table:table-cell>
          <table:table-cell office:value-type="float" office:value="5.919087">
            <text:p>5,919087</text:p>
          </table:table-cell>
          <table:table-cell office:value-type="float" office:value="0.223982">
            <text:p>0,223982</text:p>
          </table:table-cell>
          <table:table-cell office:value-type="float" office:value="5.951532">
            <text:p>5,951532</text:p>
          </table:table-cell>
          <table:table-cell office:value-type="float" office:value="45.01416">
            <text:p>45,01416</text:p>
          </table:table-cell>
          <table:table-cell office:value-type="float" office:value="8.619978">
            <text:p>8,619978</text:p>
          </table:table-cell>
          <table:table-cell office:value-type="float" office:value="27.396357">
            <text:p>27,396357</text:p>
          </table:table-cell>
          <table:table-cell office:value-type="float" office:value="5.797647">
            <text:p>5,797647</text:p>
          </table:table-cell>
          <table:table-cell office:value-type="float" office:value="578.139771">
            <text:p>578,139771</text:p>
          </table:table-cell>
          <table:table-cell office:value-type="float" office:value="16.182873">
            <text:p>16,182873</text:p>
          </table:table-cell>
          <table:table-cell office:value-type="float" office:value="104.298302">
            <text:p>104,298302</text:p>
          </table:table-cell>
          <table:table-cell office:value-type="float" office:value="9.937724">
            <text:p>9,937724</text:p>
          </table:table-cell>
          <table:table-cell office:value-type="float" office:value="102.117027">
            <text:p>102,117027</text:p>
          </table:table-cell>
          <table:table-cell office:value-type="float" office:value="16.929106">
            <text:p>16,929106</text:p>
          </table:table-cell>
          <table:table-cell office:value-type="float" office:value="93.308235">
            <text:p>93,308235</text:p>
          </table:table-cell>
          <table:table-cell office:value-type="float" office:value="20.82313">
            <text:p>20,82313</text:p>
          </table:table-cell>
          <table:table-cell office:value-type="float" office:value="56.450394">
            <text:p>56,450394</text:p>
          </table:table-cell>
          <table:table-cell office:value-type="float" office:value="11.353558">
            <text:p>11,353558</text:p>
          </table:table-cell>
          <table:table-cell office:value-type="float" office:value="38.962769">
            <text:p>38,962769</text:p>
          </table:table-cell>
          <table:table-cell office:value-type="float" office:value="12.174288">
            <text:p>12,174288</text:p>
          </table:table-cell>
          <table:table-cell office:value-type="float" office:value="32.162197">
            <text:p>32,162197</text:p>
          </table:table-cell>
          <table:table-cell office:value-type="float" office:value="12.441425">
            <text:p>12,441425</text:p>
          </table:table-cell>
          <table:table-cell office:value-type="float" office:value="16.188463">
            <text:p>16,188463</text:p>
          </table:table-cell>
          <table:table-cell office:value-type="float" office:value="13.318359">
            <text:p>13,318359</text:p>
          </table:table-cell>
          <table:table-cell office:value-type="float" office:value="59.847157">
            <text:p>59,847157</text:p>
          </table:table-cell>
          <table:table-cell office:value-type="float" office:value="40.980042">
            <text:p>40,980042</text:p>
          </table:table-cell>
          <table:table-cell table:number-columns-repeated="6" office:value-type="float" office:value="0">
            <text:p>0</text:p>
          </table:table-cell>
          <table:table-cell office:value-type="float" office:value="88.281456">
            <text:p>88,281456</text:p>
          </table:table-cell>
          <table:table-cell office:value-type="float" office:value="24.895548">
            <text:p>24,895548</text:p>
          </table:table-cell>
        </table:table-row>
        <table:table-row table:style-name="ro1">
          <table:table-cell office:value-type="string">
            <text:p>AFR478 <text:s text:c="5"/></text:p>
          </table:table-cell>
          <table:table-cell office:value-type="float" office:value="10931.078125">
            <text:p>10931,078125</text:p>
          </table:table-cell>
          <table:table-cell office:value-type="float" office:value="1179.684326">
            <text:p>1179,684326</text:p>
          </table:table-cell>
          <table:table-cell office:value-type="float" office:value="1684.572144">
            <text:p>1684,572144</text:p>
          </table:table-cell>
          <table:table-cell office:value-type="float" office:value="506.525085">
            <text:p>506,525085</text:p>
          </table:table-cell>
          <table:table-cell office:value-type="float" office:value="14146.226563">
            <text:p>14146,226563</text:p>
          </table:table-cell>
          <table:table-cell office:value-type="float" office:value="381.005463">
            <text:p>381,005463</text:p>
          </table:table-cell>
          <table:table-cell office:value-type="float" office:value="30150.638672">
            <text:p>30150,638672</text:p>
          </table:table-cell>
          <table:table-cell office:value-type="float" office:value="660.21582">
            <text:p>660,21582</text:p>
          </table:table-cell>
          <table:table-cell office:value-type="float" office:value="118.563599">
            <text:p>118,563599</text:p>
          </table:table-cell>
          <table:table-cell office:value-type="float" office:value="34.58387">
            <text:p>34,58387</text:p>
          </table:table-cell>
          <table:table-cell office:value-type="float" office:value="4726.680176">
            <text:p>4726,680176</text:p>
          </table:table-cell>
          <table:table-cell office:value-type="float" office:value="102.873253">
            <text:p>102,873253</text:p>
          </table:table-cell>
          <table:table-cell office:value-type="float" office:value="18437.035156">
            <text:p>18437,035156</text:p>
          </table:table-cell>
          <table:table-cell office:value-type="float" office:value="319.238312">
            <text:p>319,238312</text:p>
          </table:table-cell>
          <table:table-cell office:value-type="float" office:value="6636.685059">
            <text:p>6636,685059</text:p>
          </table:table-cell>
          <table:table-cell office:value-type="float" office:value="94.326401">
            <text:p>94,326401</text:p>
          </table:table-cell>
          <table:table-cell office:value-type="float" office:value="7303.578125">
            <text:p>7303,578125</text:p>
          </table:table-cell>
          <table:table-cell office:value-type="float" office:value="98.002235">
            <text:p>98,002235</text:p>
          </table:table-cell>
          <table:table-cell office:value-type="float" office:value="994.242798">
            <text:p>994,242798</text:p>
          </table:table-cell>
          <table:table-cell office:value-type="float" office:value="26.377497">
            <text:p>26,377497</text:p>
          </table:table-cell>
          <table:table-cell office:value-type="float" office:value="28.219175">
            <text:p>28,219175</text:p>
          </table:table-cell>
          <table:table-cell office:value-type="float" office:value="6.203872">
            <text:p>6,203872</text:p>
          </table:table-cell>
          <table:table-cell office:value-type="float" office:value="50.59576">
            <text:p>50,59576</text:p>
          </table:table-cell>
          <table:table-cell office:value-type="float" office:value="8.478553">
            <text:p>8,478553</text:p>
          </table:table-cell>
          <table:table-cell office:value-type="float" office:value="126.480675">
            <text:p>126,480675</text:p>
          </table:table-cell>
          <table:table-cell office:value-type="float" office:value="6.334032">
            <text:p>6,334032</text:p>
          </table:table-cell>
          <table:table-cell office:value-type="float" office:value="11626.176758">
            <text:p>11626,176758</text:p>
          </table:table-cell>
          <table:table-cell office:value-type="float" office:value="214.281738">
            <text:p>214,281738</text:p>
          </table:table-cell>
          <table:table-cell office:value-type="float" office:value="53.351421">
            <text:p>53,351421</text:p>
          </table:table-cell>
          <table:table-cell office:value-type="float" office:value="9.212056">
            <text:p>9,212056</text:p>
          </table:table-cell>
          <table:table-cell office:value-type="float" office:value="83.189621">
            <text:p>83,189621</text:p>
          </table:table-cell>
          <table:table-cell office:value-type="float" office:value="16.343842">
            <text:p>16,343842</text:p>
          </table:table-cell>
          <table:table-cell office:value-type="float" office:value="244.87764">
            <text:p>244,87764</text:p>
          </table:table-cell>
          <table:table-cell office:value-type="float" office:value="21.012426">
            <text:p>21,012426</text:p>
          </table:table-cell>
          <table:table-cell office:value-type="float" office:value="301.79892">
            <text:p>301,79892</text:p>
          </table:table-cell>
          <table:table-cell office:value-type="float" office:value="11.596244">
            <text:p>11,596244</text:p>
          </table:table-cell>
          <table:table-cell office:value-type="float" office:value="34.096684">
            <text:p>34,096684</text:p>
          </table:table-cell>
          <table:table-cell office:value-type="float" office:value="11.057235">
            <text:p>11,057235</text:p>
          </table:table-cell>
          <table:table-cell office:value-type="float" office:value="71.152832">
            <text:p>71,152832</text:p>
          </table:table-cell>
          <table:table-cell office:value-type="float" office:value="11.355845">
            <text:p>11,355845</text:p>
          </table:table-cell>
          <table:table-cell office:value-type="float" office:value="38.663837">
            <text:p>38,663837</text:p>
          </table:table-cell>
          <table:table-cell office:value-type="float" office:value="12.032094">
            <text:p>12,032094</text:p>
          </table:table-cell>
          <table:table-cell office:value-type="float" office:value="200.318787">
            <text:p>200,318787</text:p>
          </table:table-cell>
          <table:table-cell office:value-type="float" office:value="56.450676">
            <text:p>56,450676</text:p>
          </table:table-cell>
          <table:table-cell table:number-columns-repeated="6" office:value-type="float" office:value="0">
            <text:p>0</text:p>
          </table:table-cell>
          <table:table-cell office:value-type="float" office:value="107.023918">
            <text:p>107,023918</text:p>
          </table:table-cell>
          <table:table-cell office:value-type="float" office:value="22.577244">
            <text:p>22,577244</text:p>
          </table:table-cell>
        </table:table-row>
        <table:table-row table:style-name="ro1">
          <table:table-cell office:value-type="string">
            <text:p>AFR479 <text:s text:c="5"/></text:p>
          </table:table-cell>
          <table:table-cell office:value-type="float" office:value="8861.27832">
            <text:p>8861,27832</text:p>
          </table:table-cell>
          <table:table-cell office:value-type="float" office:value="1100.486328">
            <text:p>1100,486328</text:p>
          </table:table-cell>
          <table:table-cell office:value-type="float" office:value="795.564758">
            <text:p>795,564758</text:p>
          </table:table-cell>
          <table:table-cell office:value-type="float" office:value="485.903595">
            <text:p>485,903595</text:p>
          </table:table-cell>
          <table:table-cell office:value-type="float" office:value="2718.235107">
            <text:p>2718,235107</text:p>
          </table:table-cell>
          <table:table-cell office:value-type="float" office:value="193.126801">
            <text:p>193,126801</text:p>
          </table:table-cell>
          <table:table-cell office:value-type="float" office:value="3957.289551">
            <text:p>3957,289551</text:p>
          </table:table-cell>
          <table:table-cell office:value-type="float" office:value="119.661942">
            <text:p>119,661942</text:p>
          </table:table-cell>
          <table:table-cell office:value-type="float" office:value="70.261078">
            <text:p>70,261078</text:p>
          </table:table-cell>
          <table:table-cell office:value-type="float" office:value="35.160408">
            <text:p>35,160408</text:p>
          </table:table-cell>
          <table:table-cell office:value-type="float" office:value="8845.717773">
            <text:p>8845,717773</text:p>
          </table:table-cell>
          <table:table-cell office:value-type="float" office:value="178.746368">
            <text:p>178,746368</text:p>
          </table:table-cell>
          <table:table-cell office:value-type="float" office:value="17266.128906">
            <text:p>17266,128906</text:p>
          </table:table-cell>
          <table:table-cell office:value-type="float" office:value="300.413544">
            <text:p>300,413544</text:p>
          </table:table-cell>
          <table:table-cell office:value-type="float" office:value="24066.287109">
            <text:p>24066,287109</text:p>
          </table:table-cell>
          <table:table-cell office:value-type="float" office:value="329.230927">
            <text:p>329,230927</text:p>
          </table:table-cell>
          <table:table-cell office:value-type="float" office:value="1996.673096">
            <text:p>1996,673096</text:p>
          </table:table-cell>
          <table:table-cell office:value-type="float" office:value="31.425852">
            <text:p>31,425852</text:p>
          </table:table-cell>
          <table:table-cell office:value-type="float" office:value="155.866272">
            <text:p>155,866272</text:p>
          </table:table-cell>
          <table:table-cell office:value-type="float" office:value="6.898194">
            <text:p>6,898194</text:p>
          </table:table-cell>
          <table:table-cell office:value-type="float" office:value="13.246957">
            <text:p>13,246957</text:p>
          </table:table-cell>
          <table:table-cell office:value-type="float" office:value="5.381138">
            <text:p>5,381138</text:p>
          </table:table-cell>
          <table:table-cell office:value-type="float" office:value="34.671013">
            <text:p>34,671013</text:p>
          </table:table-cell>
          <table:table-cell office:value-type="float" office:value="8.14917">
            <text:p>8,14917</text:p>
          </table:table-cell>
          <table:table-cell office:value-type="float" office:value="83.410408">
            <text:p>83,410408</text:p>
          </table:table-cell>
          <table:table-cell office:value-type="float" office:value="5.551692">
            <text:p>5,551692</text:p>
          </table:table-cell>
          <table:table-cell office:value-type="float" office:value="2270.855225">
            <text:p>2270,855225</text:p>
          </table:table-cell>
          <table:table-cell office:value-type="float" office:value="44.285343">
            <text:p>44,285343</text:p>
          </table:table-cell>
          <table:table-cell office:value-type="float" office:value="69.004524">
            <text:p>69,004524</text:p>
          </table:table-cell>
          <table:table-cell office:value-type="float" office:value="8.793281">
            <text:p>8,793281</text:p>
          </table:table-cell>
          <table:table-cell office:value-type="float" office:value="218.16008">
            <text:p>218,16008</text:p>
          </table:table-cell>
          <table:table-cell office:value-type="float" office:value="16.919464">
            <text:p>16,919464</text:p>
          </table:table-cell>
          <table:table-cell office:value-type="float" office:value="613.393738">
            <text:p>613,393738</text:p>
          </table:table-cell>
          <table:table-cell office:value-type="float" office:value="23.035065">
            <text:p>23,035065</text:p>
          </table:table-cell>
          <table:table-cell office:value-type="float" office:value="1077.977905">
            <text:p>1077,977905</text:p>
          </table:table-cell>
          <table:table-cell office:value-type="float" office:value="20.684956">
            <text:p>20,684956</text:p>
          </table:table-cell>
          <table:table-cell office:value-type="float" office:value="46.640285">
            <text:p>46,640285</text:p>
          </table:table-cell>
          <table:table-cell office:value-type="float" office:value="10.935985">
            <text:p>10,935985</text:p>
          </table:table-cell>
          <table:table-cell office:value-type="float" office:value="36.040653">
            <text:p>36,040653</text:p>
          </table:table-cell>
          <table:table-cell office:value-type="float" office:value="10.996418">
            <text:p>10,996418</text:p>
          </table:table-cell>
          <table:table-cell office:value-type="float" office:value="24.957212">
            <text:p>24,957212</text:p>
          </table:table-cell>
          <table:table-cell office:value-type="float" office:value="11.506986">
            <text:p>11,506986</text:p>
          </table:table-cell>
          <table:table-cell table:number-columns-repeated="8" office:value-type="float" office:value="0">
            <text:p>0</text:p>
          </table:table-cell>
          <table:table-cell office:value-type="float" office:value="727.573242">
            <text:p>727,573242</text:p>
          </table:table-cell>
          <table:table-cell office:value-type="float" office:value="27.271965">
            <text:p>27,271965</text:p>
          </table:table-cell>
        </table:table-row>
        <table:table-row table:style-name="ro1">
          <table:table-cell office:value-type="string">
            <text:p>AFR480 <text:s text:c="5"/></text:p>
          </table:table-cell>
          <table:table-cell office:value-type="float" office:value="5170.485352">
            <text:p>5170,485352</text:p>
          </table:table-cell>
          <table:table-cell office:value-type="float" office:value="856.312622">
            <text:p>856,312622</text:p>
          </table:table-cell>
          <table:table-cell office:value-type="float" office:value="818.483582">
            <text:p>818,483582</text:p>
          </table:table-cell>
          <table:table-cell office:value-type="float" office:value="470.352997">
            <text:p>470,352997</text:p>
          </table:table-cell>
          <table:table-cell office:value-type="float" office:value="3117.969482">
            <text:p>3117,969482</text:p>
          </table:table-cell>
          <table:table-cell office:value-type="float" office:value="172.725357">
            <text:p>172,725357</text:p>
          </table:table-cell>
          <table:table-cell office:value-type="float" office:value="6220.012695">
            <text:p>6220,012695</text:p>
          </table:table-cell>
          <table:table-cell office:value-type="float" office:value="159.850311">
            <text:p>159,850311</text:p>
          </table:table-cell>
          <table:table-cell office:value-type="float" office:value="166.457947">
            <text:p>166,457947</text:p>
          </table:table-cell>
          <table:table-cell office:value-type="float" office:value="31.003777">
            <text:p>31,003777</text:p>
          </table:table-cell>
          <table:table-cell office:value-type="float" office:value="7796.982422">
            <text:p>7796,982422</text:p>
          </table:table-cell>
          <table:table-cell office:value-type="float" office:value="157.993805">
            <text:p>157,993805</text:p>
          </table:table-cell>
          <table:table-cell office:value-type="float" office:value="1440.187744">
            <text:p>1440,187744</text:p>
          </table:table-cell>
          <table:table-cell office:value-type="float" office:value="36.807579">
            <text:p>36,807579</text:p>
          </table:table-cell>
          <table:table-cell office:value-type="float" office:value="6104.362305">
            <text:p>6104,362305</text:p>
          </table:table-cell>
          <table:table-cell office:value-type="float" office:value="87.256134">
            <text:p>87,256134</text:p>
          </table:table-cell>
          <table:table-cell office:value-type="float" office:value="1663.056519">
            <text:p>1663,056519</text:p>
          </table:table-cell>
          <table:table-cell office:value-type="float" office:value="26.849077">
            <text:p>26,849077</text:p>
          </table:table-cell>
          <table:table-cell office:value-type="float" office:value="212.178802">
            <text:p>212,178802</text:p>
          </table:table-cell>
          <table:table-cell office:value-type="float" office:value="8.085289">
            <text:p>8,085289</text:p>
          </table:table-cell>
          <table:table-cell office:value-type="float" office:value="13.292801">
            <text:p>13,292801</text:p>
          </table:table-cell>
          <table:table-cell office:value-type="float" office:value="5.738772">
            <text:p>5,738772</text:p>
          </table:table-cell>
          <table:table-cell office:value-type="float" office:value="52.31686">
            <text:p>52,31686</text:p>
          </table:table-cell>
          <table:table-cell office:value-type="float" office:value="8.413825">
            <text:p>8,413825</text:p>
          </table:table-cell>
          <table:table-cell office:value-type="float" office:value="94.764618">
            <text:p>94,764618</text:p>
          </table:table-cell>
          <table:table-cell office:value-type="float" office:value="5.946929">
            <text:p>5,946929</text:p>
          </table:table-cell>
          <table:table-cell office:value-type="float" office:value="3299.866211">
            <text:p>3299,866211</text:p>
          </table:table-cell>
          <table:table-cell office:value-type="float" office:value="62.91206">
            <text:p>62,91206</text:p>
          </table:table-cell>
          <table:table-cell office:value-type="float" office:value="82.058792">
            <text:p>82,058792</text:p>
          </table:table-cell>
          <table:table-cell office:value-type="float" office:value="9.298977">
            <text:p>9,298977</text:p>
          </table:table-cell>
          <table:table-cell office:value-type="float" office:value="96.927727">
            <text:p>96,927727</text:p>
          </table:table-cell>
          <table:table-cell office:value-type="float" office:value="16.424629">
            <text:p>16,424629</text:p>
          </table:table-cell>
          <table:table-cell office:value-type="float" office:value="350.199585">
            <text:p>350,199585</text:p>
          </table:table-cell>
          <table:table-cell office:value-type="float" office:value="21.520632">
            <text:p>21,520632</text:p>
          </table:table-cell>
          <table:table-cell office:value-type="float" office:value="167.711487">
            <text:p>167,711487</text:p>
          </table:table-cell>
          <table:table-cell office:value-type="float" office:value="10.873426">
            <text:p>10,873426</text:p>
          </table:table-cell>
          <table:table-cell office:value-type="float" office:value="26.711571">
            <text:p>26,711571</text:p>
          </table:table-cell>
          <table:table-cell office:value-type="float" office:value="11.175678">
            <text:p>11,175678</text:p>
          </table:table-cell>
          <table:table-cell office:value-type="float" office:value="30.373333">
            <text:p>30,373333</text:p>
          </table:table-cell>
          <table:table-cell office:value-type="float" office:value="11.423914">
            <text:p>11,423914</text:p>
          </table:table-cell>
          <table:table-cell office:value-type="float" office:value="9.599904">
            <text:p>9,599904</text:p>
          </table:table-cell>
          <table:table-cell office:value-type="float" office:value="12.126168">
            <text:p>12,126168</text:p>
          </table:table-cell>
          <table:table-cell table:number-columns-repeated="8" office:value-type="float" office:value="0">
            <text:p>0</text:p>
          </table:table-cell>
          <table:table-cell office:value-type="float" office:value="154.132751">
            <text:p>154,132751</text:p>
          </table:table-cell>
          <table:table-cell office:value-type="float" office:value="23.002323">
            <text:p>23,002323</text:p>
          </table:table-cell>
        </table:table-row>
        <table:table-row table:style-name="ro1">
          <table:table-cell office:value-type="string">
            <text:p>AFR481 <text:s text:c="5"/></text:p>
          </table:table-cell>
          <table:table-cell office:value-type="float" office:value="3196.89502">
            <text:p>3196,89502</text:p>
          </table:table-cell>
          <table:table-cell office:value-type="float" office:value="720.361084">
            <text:p>720,361084</text:p>
          </table:table-cell>
          <table:table-cell office:value-type="float" office:value="643.516296">
            <text:p>643,516296</text:p>
          </table:table-cell>
          <table:table-cell office:value-type="float" office:value="445.386902">
            <text:p>445,386902</text:p>
          </table:table-cell>
          <table:table-cell office:value-type="float" office:value="4491.355957">
            <text:p>4491,355957</text:p>
          </table:table-cell>
          <table:table-cell office:value-type="float" office:value="190.276382">
            <text:p>190,276382</text:p>
          </table:table-cell>
          <table:table-cell office:value-type="float" office:value="7974.146484">
            <text:p>7974,146484</text:p>
          </table:table-cell>
          <table:table-cell office:value-type="float" office:value="193.53891">
            <text:p>193,53891</text:p>
          </table:table-cell>
          <table:table-cell office:value-type="float" office:value="28.468662">
            <text:p>28,468662</text:p>
          </table:table-cell>
          <table:table-cell office:value-type="float" office:value="26.465624">
            <text:p>26,465624</text:p>
          </table:table-cell>
          <table:table-cell office:value-type="float" office:value="3637.013428">
            <text:p>3637,013428</text:p>
          </table:table-cell>
          <table:table-cell office:value-type="float" office:value="80.709686">
            <text:p>80,709686</text:p>
          </table:table-cell>
          <table:table-cell office:value-type="float" office:value="3623.408691">
            <text:p>3623,408691</text:p>
          </table:table-cell>
          <table:table-cell office:value-type="float" office:value="70.828835">
            <text:p>70,828835</text:p>
          </table:table-cell>
          <table:table-cell office:value-type="float" office:value="5044.714844">
            <text:p>5044,714844</text:p>
          </table:table-cell>
          <table:table-cell office:value-type="float" office:value="72.94577">
            <text:p>72,94577</text:p>
          </table:table-cell>
          <table:table-cell office:value-type="float" office:value="1859.792236">
            <text:p>1859,792236</text:p>
          </table:table-cell>
          <table:table-cell office:value-type="float" office:value="28.984808">
            <text:p>28,984808</text:p>
          </table:table-cell>
          <table:table-cell office:value-type="float" office:value="279.104248">
            <text:p>279,104248</text:p>
          </table:table-cell>
          <table:table-cell office:value-type="float" office:value="9.105985">
            <text:p>9,105985</text:p>
          </table:table-cell>
          <table:table-cell office:value-type="float" office:value="5.701491">
            <text:p>5,701491</text:p>
          </table:table-cell>
          <table:table-cell office:value-type="float" office:value="5.158041">
            <text:p>5,158041</text:p>
          </table:table-cell>
          <table:table-cell office:value-type="float" office:value="43.929901">
            <text:p>43,929901</text:p>
          </table:table-cell>
          <table:table-cell office:value-type="float" office:value="8.042677">
            <text:p>8,042677</text:p>
          </table:table-cell>
          <table:table-cell office:value-type="float" office:value="56.192329">
            <text:p>56,192329</text:p>
          </table:table-cell>
          <table:table-cell office:value-type="float" office:value="5.112675">
            <text:p>5,112675</text:p>
          </table:table-cell>
          <table:table-cell office:value-type="float" office:value="3016.966797">
            <text:p>3016,966797</text:p>
          </table:table-cell>
          <table:table-cell office:value-type="float" office:value="57.713318">
            <text:p>57,713318</text:p>
          </table:table-cell>
          <table:table-cell office:value-type="float" office:value="63.997326">
            <text:p>63,997326</text:p>
          </table:table-cell>
          <table:table-cell office:value-type="float" office:value="8.226514">
            <text:p>8,226514</text:p>
          </table:table-cell>
          <table:table-cell office:value-type="float" office:value="57.533157">
            <text:p>57,533157</text:p>
          </table:table-cell>
          <table:table-cell office:value-type="float" office:value="15.706661">
            <text:p>15,706661</text:p>
          </table:table-cell>
          <table:table-cell office:value-type="float" office:value="120.273895">
            <text:p>120,273895</text:p>
          </table:table-cell>
          <table:table-cell office:value-type="float" office:value="20.210575">
            <text:p>20,210575</text:p>
          </table:table-cell>
          <table:table-cell office:value-type="float" office:value="257.390686">
            <text:p>257,390686</text:p>
          </table:table-cell>
          <table:table-cell office:value-type="float" office:value="10.351498">
            <text:p>10,351498</text:p>
          </table:table-cell>
          <table:table-cell office:value-type="float" office:value="24.633724">
            <text:p>24,633724</text:p>
          </table:table-cell>
          <table:table-cell office:value-type="float" office:value="9.923527">
            <text:p>9,923527</text:p>
          </table:table-cell>
          <table:table-cell office:value-type="float" office:value="27.83782">
            <text:p>27,83782</text:p>
          </table:table-cell>
          <table:table-cell office:value-type="float" office:value="10.313647">
            <text:p>10,313647</text:p>
          </table:table-cell>
          <table:table-cell office:value-type="float" office:value="11.566857">
            <text:p>11,566857</text:p>
          </table:table-cell>
          <table:table-cell office:value-type="float" office:value="10.747337">
            <text:p>10,747337</text:p>
          </table:table-cell>
          <table:table-cell table:number-columns-repeated="8" office:value-type="float" office:value="0">
            <text:p>0</text:p>
          </table:table-cell>
          <table:table-cell office:value-type="float" office:value="90.761986">
            <text:p>90,761986</text:p>
          </table:table-cell>
          <table:table-cell office:value-type="float" office:value="20.267429">
            <text:p>20,267429</text:p>
          </table:table-cell>
        </table:table-row>
        <table:table-row table:style-name="ro1">
          <table:table-cell office:value-type="string">
            <text:p>AFR482 <text:s text:c="5"/></text:p>
          </table:table-cell>
          <table:table-cell table:number-columns-repeated="4" office:value-type="float" office:value="0">
            <text:p>0</text:p>
          </table:table-cell>
          <table:table-cell office:value-type="float" office:value="51.450012">
            <text:p>51,450012</text:p>
          </table:table-cell>
          <table:table-cell office:value-type="float" office:value="453.941406">
            <text:p>453,941406</text:p>
          </table:table-cell>
          <table:table-cell office:value-type="float" office:value="0.481575">
            <text:p>0,481575</text:p>
          </table:table-cell>
          <table:table-cell office:value-type="float" office:value="51.896282">
            <text:p>51,896282</text:p>
          </table:table-cell>
          <table:table-cell table:number-columns-repeated="6" office:value-type="float" office:value="0">
            <text:p>0</text:p>
          </table:table-cell>
          <table:table-cell office:value-type="float" office:value="13.076592">
            <text:p>13,076592</text:p>
          </table:table-cell>
          <table:table-cell office:value-type="float" office:value="8.427811">
            <text:p>8,427811</text:p>
          </table:table-cell>
          <table:table-cell table:number-columns-repeated="2" office:value-type="float" office:value="0">
            <text:p>0</text:p>
          </table:table-cell>
          <table:table-cell office:value-type="float" office:value="19.670132">
            <text:p>19,670132</text:p>
          </table:table-cell>
          <table:table-cell office:value-type="float" office:value="5.976413">
            <text:p>5,976413</text:p>
          </table:table-cell>
          <table:table-cell office:value-type="float" office:value="6.213984">
            <text:p>6,213984</text:p>
          </table:table-cell>
          <table:table-cell office:value-type="float" office:value="8.520977">
            <text:p>8,520977</text:p>
          </table:table-cell>
          <table:table-cell office:value-type="float" office:value="40.651619">
            <text:p>40,651619</text:p>
          </table:table-cell>
          <table:table-cell office:value-type="float" office:value="8.869776">
            <text:p>8,869776</text:p>
          </table:table-cell>
          <table:table-cell office:value-type="float" office:value="33.15443">
            <text:p>33,15443</text:p>
          </table:table-cell>
          <table:table-cell office:value-type="float" office:value="6.483036">
            <text:p>6,483036</text:p>
          </table:table-cell>
          <table:table-cell office:value-type="float" office:value="56.613445">
            <text:p>56,613445</text:p>
          </table:table-cell>
          <table:table-cell office:value-type="float" office:value="15.022552">
            <text:p>15,022552</text:p>
          </table:table-cell>
          <table:table-cell office:value-type="float" office:value="105.808907">
            <text:p>105,808907</text:p>
          </table:table-cell>
          <table:table-cell office:value-type="float" office:value="11.051974">
            <text:p>11,051974</text:p>
          </table:table-cell>
          <table:table-cell office:value-type="float" office:value="97.46769">
            <text:p>97,46769</text:p>
          </table:table-cell>
          <table:table-cell office:value-type="float" office:value="17.582842">
            <text:p>17,582842</text:p>
          </table:table-cell>
          <table:table-cell office:value-type="float" office:value="36.147938">
            <text:p>36,147938</text:p>
          </table:table-cell>
          <table:table-cell office:value-type="float" office:value="21.28141">
            <text:p>21,28141</text:p>
          </table:table-cell>
          <table:table-cell office:value-type="float" office:value="55.28326">
            <text:p>55,28326</text:p>
          </table:table-cell>
          <table:table-cell office:value-type="float" office:value="12.473219">
            <text:p>12,473219</text:p>
          </table:table-cell>
          <table:table-cell office:value-type="float" office:value="30.767122">
            <text:p>30,767122</text:p>
          </table:table-cell>
          <table:table-cell office:value-type="float" office:value="13.379818">
            <text:p>13,379818</text:p>
          </table:table-cell>
          <table:table-cell office:value-type="float" office:value="47.989864">
            <text:p>47,989864</text:p>
          </table:table-cell>
          <table:table-cell office:value-type="float" office:value="13.895051">
            <text:p>13,895051</text:p>
          </table:table-cell>
          <table:table-cell office:value-type="float" office:value="14.620037">
            <text:p>14,620037</text:p>
          </table:table-cell>
          <table:table-cell office:value-type="float" office:value="14.711016">
            <text:p>14,711016</text:p>
          </table:table-cell>
          <table:table-cell office:value-type="float" office:value="116.651482">
            <text:p>116,651482</text:p>
          </table:table-cell>
          <table:table-cell office:value-type="float" office:value="36.125496">
            <text:p>36,125496</text:p>
          </table:table-cell>
          <table:table-cell table:number-columns-repeated="6" office:value-type="float" office:value="0">
            <text:p>0</text:p>
          </table:table-cell>
          <table:table-cell office:value-type="float" office:value="71.349281">
            <text:p>71,349281</text:p>
          </table:table-cell>
          <table:table-cell office:value-type="float" office:value="27.179661">
            <text:p>27,179661</text:p>
          </table:table-cell>
        </table:table-row>
        <table:table-row table:style-name="ro1">
          <table:table-cell office:value-type="string">
            <text:p>AFR483 <text:s text:c="5"/></text:p>
          </table:table-cell>
          <table:table-cell office:value-type="float" office:value="3132.059814">
            <text:p>3132,059814</text:p>
          </table:table-cell>
          <table:table-cell office:value-type="float" office:value="729.731812">
            <text:p>729,731812</text:p>
          </table:table-cell>
          <table:table-cell office:value-type="float" office:value="564.780945">
            <text:p>564,780945</text:p>
          </table:table-cell>
          <table:table-cell office:value-type="float" office:value="448.13916">
            <text:p>448,13916</text:p>
          </table:table-cell>
          <table:table-cell office:value-type="float" office:value="2119.374512">
            <text:p>2119,374512</text:p>
          </table:table-cell>
          <table:table-cell office:value-type="float" office:value="156.062729">
            <text:p>156,062729</text:p>
          </table:table-cell>
          <table:table-cell office:value-type="float" office:value="4060.75415">
            <text:p>4060,75415</text:p>
          </table:table-cell>
          <table:table-cell office:value-type="float" office:value="116.896042">
            <text:p>116,896042</text:p>
          </table:table-cell>
          <table:table-cell office:value-type="float" office:value="36.171947">
            <text:p>36,171947</text:p>
          </table:table-cell>
          <table:table-cell office:value-type="float" office:value="26.469624">
            <text:p>26,469624</text:p>
          </table:table-cell>
          <table:table-cell office:value-type="float" office:value="2860.823975">
            <text:p>2860,823975</text:p>
          </table:table-cell>
          <table:table-cell office:value-type="float" office:value="67.070068">
            <text:p>67,070068</text:p>
          </table:table-cell>
          <table:table-cell office:value-type="float" office:value="3087.336426">
            <text:p>3087,336426</text:p>
          </table:table-cell>
          <table:table-cell office:value-type="float" office:value="62.139278">
            <text:p>62,139278</text:p>
          </table:table-cell>
          <table:table-cell office:value-type="float" office:value="5433.979492">
            <text:p>5433,979492</text:p>
          </table:table-cell>
          <table:table-cell office:value-type="float" office:value="78.199173">
            <text:p>78,199173</text:p>
          </table:table-cell>
          <table:table-cell office:value-type="float" office:value="1571.064819">
            <text:p>1571,064819</text:p>
          </table:table-cell>
          <table:table-cell office:value-type="float" office:value="25.62084">
            <text:p>25,62084</text:p>
          </table:table-cell>
          <table:table-cell office:value-type="float" office:value="152.42392">
            <text:p>152,42392</text:p>
          </table:table-cell>
          <table:table-cell office:value-type="float" office:value="6.660675">
            <text:p>6,660675</text:p>
          </table:table-cell>
          <table:table-cell office:value-type="float" office:value="12.652184">
            <text:p>12,652184</text:p>
          </table:table-cell>
          <table:table-cell office:value-type="float" office:value="5.194253">
            <text:p>5,194253</text:p>
          </table:table-cell>
          <table:table-cell office:value-type="float" office:value="38.493408">
            <text:p>38,493408</text:p>
          </table:table-cell>
          <table:table-cell office:value-type="float" office:value="8.078394">
            <text:p>8,078394</text:p>
          </table:table-cell>
          <table:table-cell office:value-type="float" office:value="105.312668">
            <text:p>105,312668</text:p>
          </table:table-cell>
          <table:table-cell office:value-type="float" office:value="5.660745">
            <text:p>5,660745</text:p>
          </table:table-cell>
          <table:table-cell office:value-type="float" office:value="1433.097412">
            <text:p>1433,097412</text:p>
          </table:table-cell>
          <table:table-cell office:value-type="float" office:value="29.681999">
            <text:p>29,681999</text:p>
          </table:table-cell>
          <table:table-cell office:value-type="float" office:value="66.272781">
            <text:p>66,272781</text:p>
          </table:table-cell>
          <table:table-cell office:value-type="float" office:value="8.554067">
            <text:p>8,554067</text:p>
          </table:table-cell>
          <table:table-cell office:value-type="float" office:value="148.240707">
            <text:p>148,240707</text:p>
          </table:table-cell>
          <table:table-cell office:value-type="float" office:value="16.363108">
            <text:p>16,363108</text:p>
          </table:table-cell>
          <table:table-cell office:value-type="float" office:value="220.670731">
            <text:p>220,670731</text:p>
          </table:table-cell>
          <table:table-cell office:value-type="float" office:value="20.672689">
            <text:p>20,672689</text:p>
          </table:table-cell>
          <table:table-cell office:value-type="float" office:value="130.954361">
            <text:p>130,954361</text:p>
          </table:table-cell>
          <table:table-cell office:value-type="float" office:value="9.964374">
            <text:p>9,964374</text:p>
          </table:table-cell>
          <table:table-cell office:value-type="float" office:value="24.78393">
            <text:p>24,78393</text:p>
          </table:table-cell>
          <table:table-cell office:value-type="float" office:value="10.373828">
            <text:p>10,373828</text:p>
          </table:table-cell>
          <table:table-cell office:value-type="float" office:value="28.022701">
            <text:p>28,022701</text:p>
          </table:table-cell>
          <table:table-cell office:value-type="float" office:value="10.577605">
            <text:p>10,577605</text:p>
          </table:table-cell>
          <table:table-cell office:value-type="float" office:value="16.175985">
            <text:p>16,175985</text:p>
          </table:table-cell>
          <table:table-cell office:value-type="float" office:value="11.219232">
            <text:p>11,219232</text:p>
          </table:table-cell>
          <table:table-cell table:number-columns-repeated="8" office:value-type="float" office:value="0">
            <text:p>0</text:p>
          </table:table-cell>
          <table:table-cell office:value-type="float" office:value="207.238174">
            <text:p>207,238174</text:p>
          </table:table-cell>
          <table:table-cell office:value-type="float" office:value="21.546919">
            <text:p>21,546919</text:p>
          </table:table-cell>
        </table:table-row>
        <table:table-row table:style-name="ro1">
          <table:table-cell office:value-type="string">
            <text:p>AFR484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416.711639">
            <text:p>416,711639</text:p>
          </table:table-cell>
          <table:table-cell office:value-type="float" office:value="466.36496">
            <text:p>466,36496</text:p>
          </table:table-cell>
          <table:table-cell office:value-type="float" office:value="81.729645">
            <text:p>81,729645</text:p>
          </table:table-cell>
          <table:table-cell office:value-type="float" office:value="524.44104">
            <text:p>524,44104</text:p>
          </table:table-cell>
          <table:table-cell office:value-type="float" office:value="66.178368">
            <text:p>66,178368</text:p>
          </table:table-cell>
          <table:table-cell office:value-type="float" office:value="59.430382">
            <text:p>59,430382</text:p>
          </table:table-cell>
          <table:table-cell table:number-columns-repeated="6" office:value-type="float" office:value="0">
            <text:p>0</text:p>
          </table:table-cell>
          <table:table-cell office:value-type="float" office:value="6.980144">
            <text:p>6,980144</text:p>
          </table:table-cell>
          <table:table-cell office:value-type="float" office:value="9.171911">
            <text:p>9,171911</text:p>
          </table:table-cell>
          <table:table-cell table:number-columns-repeated="2" office:value-type="float" office:value="0">
            <text:p>0</text:p>
          </table:table-cell>
          <table:table-cell office:value-type="float" office:value="24.35837">
            <text:p>24,35837</text:p>
          </table:table-cell>
          <table:table-cell office:value-type="float" office:value="7.673265">
            <text:p>7,673265</text:p>
          </table:table-cell>
          <table:table-cell office:value-type="float" office:value="27.318768">
            <text:p>27,318768</text:p>
          </table:table-cell>
          <table:table-cell office:value-type="float" office:value="11.04164">
            <text:p>11,04164</text:p>
          </table:table-cell>
          <table:table-cell office:value-type="float" office:value="65.842712">
            <text:p>65,842712</text:p>
          </table:table-cell>
          <table:table-cell office:value-type="float" office:value="10.204094">
            <text:p>10,204094</text:p>
          </table:table-cell>
          <table:table-cell office:value-type="float" office:value="43.892082">
            <text:p>43,892082</text:p>
          </table:table-cell>
          <table:table-cell office:value-type="float" office:value="8.373862">
            <text:p>8,373862</text:p>
          </table:table-cell>
          <table:table-cell office:value-type="float" office:value="103.330475">
            <text:p>103,330475</text:p>
          </table:table-cell>
          <table:table-cell office:value-type="float" office:value="18.257">
            <text:p>18,257</text:p>
          </table:table-cell>
          <table:table-cell office:value-type="float" office:value="185.155502">
            <text:p>185,155502</text:p>
          </table:table-cell>
          <table:table-cell office:value-type="float" office:value="14.37674">
            <text:p>14,37674</text:p>
          </table:table-cell>
          <table:table-cell office:value-type="float" office:value="214.799072">
            <text:p>214,799072</text:p>
          </table:table-cell>
          <table:table-cell office:value-type="float" office:value="20.230053">
            <text:p>20,230053</text:p>
          </table:table-cell>
          <table:table-cell office:value-type="float" office:value="119.630447">
            <text:p>119,630447</text:p>
          </table:table-cell>
          <table:table-cell office:value-type="float" office:value="23.157816">
            <text:p>23,157816</text:p>
          </table:table-cell>
          <table:table-cell office:value-type="float" office:value="84.750099">
            <text:p>84,750099</text:p>
          </table:table-cell>
          <table:table-cell office:value-type="float" office:value="16.103111">
            <text:p>16,103111</text:p>
          </table:table-cell>
          <table:table-cell office:value-type="float" office:value="32.102379">
            <text:p>32,102379</text:p>
          </table:table-cell>
          <table:table-cell office:value-type="float" office:value="17.276327">
            <text:p>17,276327</text:p>
          </table:table-cell>
          <table:table-cell office:value-type="float" office:value="65.251862">
            <text:p>65,251862</text:p>
          </table:table-cell>
          <table:table-cell office:value-type="float" office:value="17.914413">
            <text:p>17,914413</text:p>
          </table:table-cell>
          <table:table-cell office:value-type="float" office:value="15.634497">
            <text:p>15,634497</text:p>
          </table:table-cell>
          <table:table-cell office:value-type="float" office:value="19.075472">
            <text:p>19,075472</text:p>
          </table:table-cell>
          <table:table-cell office:value-type="float" office:value="259.768463">
            <text:p>259,768463</text:p>
          </table:table-cell>
          <table:table-cell office:value-type="float" office:value="40.579021">
            <text:p>40,579021</text:p>
          </table:table-cell>
          <table:table-cell table:number-columns-repeated="6" office:value-type="float" office:value="0">
            <text:p>0</text:p>
          </table:table-cell>
          <table:table-cell office:value-type="float" office:value="133.487137">
            <text:p>133,487137</text:p>
          </table:table-cell>
          <table:table-cell office:value-type="float" office:value="35.115028">
            <text:p>35,115028</text:p>
          </table:table-cell>
        </table:table-row>
        <table:table-row table:style-name="ro1">
          <table:table-cell office:value-type="string">
            <text:p>AFR485 <text:s text:c="5"/></text:p>
          </table:table-cell>
          <table:table-cell office:value-type="float" office:value="5466.666504">
            <text:p>5466,666504</text:p>
          </table:table-cell>
          <table:table-cell office:value-type="float" office:value="858.16156">
            <text:p>858,16156</text:p>
          </table:table-cell>
          <table:table-cell office:value-type="float" office:value="630.393738">
            <text:p>630,393738</text:p>
          </table:table-cell>
          <table:table-cell office:value-type="float" office:value="463.536499">
            <text:p>463,536499</text:p>
          </table:table-cell>
          <table:table-cell office:value-type="float" office:value="2591.423828">
            <text:p>2591,423828</text:p>
          </table:table-cell>
          <table:table-cell office:value-type="float" office:value="167.242111">
            <text:p>167,242111</text:p>
          </table:table-cell>
          <table:table-cell office:value-type="float" office:value="4880.032227">
            <text:p>4880,032227</text:p>
          </table:table-cell>
          <table:table-cell office:value-type="float" office:value="133.633087">
            <text:p>133,633087</text:p>
          </table:table-cell>
          <table:table-cell office:value-type="float" office:value="161.099121">
            <text:p>161,099121</text:p>
          </table:table-cell>
          <table:table-cell office:value-type="float" office:value="30.32583">
            <text:p>30,32583</text:p>
          </table:table-cell>
          <table:table-cell office:value-type="float" office:value="7607.585449">
            <text:p>7607,585449</text:p>
          </table:table-cell>
          <table:table-cell office:value-type="float" office:value="154.525909">
            <text:p>154,525909</text:p>
          </table:table-cell>
          <table:table-cell office:value-type="float" office:value="2728.555908">
            <text:p>2728,555908</text:p>
          </table:table-cell>
          <table:table-cell office:value-type="float" office:value="57.072681">
            <text:p>57,072681</text:p>
          </table:table-cell>
          <table:table-cell office:value-type="float" office:value="6095.079102">
            <text:p>6095,079102</text:p>
          </table:table-cell>
          <table:table-cell office:value-type="float" office:value="87.137436">
            <text:p>87,137436</text:p>
          </table:table-cell>
          <table:table-cell office:value-type="float" office:value="1465.825562">
            <text:p>1465,825562</text:p>
          </table:table-cell>
          <table:table-cell office:value-type="float" office:value="24.537682">
            <text:p>24,537682</text:p>
          </table:table-cell>
          <table:table-cell office:value-type="float" office:value="184.31929">
            <text:p>184,31929</text:p>
          </table:table-cell>
          <table:table-cell office:value-type="float" office:value="7.394137">
            <text:p>7,394137</text:p>
          </table:table-cell>
          <table:table-cell office:value-type="float" office:value="9.417068">
            <text:p>9,417068</text:p>
          </table:table-cell>
          <table:table-cell office:value-type="float" office:value="5.512049">
            <text:p>5,512049</text:p>
          </table:table-cell>
          <table:table-cell office:value-type="float" office:value="29.532751">
            <text:p>29,532751</text:p>
          </table:table-cell>
          <table:table-cell office:value-type="float" office:value="8.209103">
            <text:p>8,209103</text:p>
          </table:table-cell>
          <table:table-cell office:value-type="float" office:value="89.394699">
            <text:p>89,394699</text:p>
          </table:table-cell>
          <table:table-cell office:value-type="float" office:value="5.730823">
            <text:p>5,730823</text:p>
          </table:table-cell>
          <table:table-cell office:value-type="float" office:value="2139.928467">
            <text:p>2139,928467</text:p>
          </table:table-cell>
          <table:table-cell office:value-type="float" office:value="42.123352">
            <text:p>42,123352</text:p>
          </table:table-cell>
          <table:table-cell office:value-type="float" office:value="71.331627">
            <text:p>71,331627</text:p>
          </table:table-cell>
          <table:table-cell office:value-type="float" office:value="8.98914">
            <text:p>8,98914</text:p>
          </table:table-cell>
          <table:table-cell office:value-type="float" office:value="95.087997">
            <text:p>95,087997</text:p>
          </table:table-cell>
          <table:table-cell office:value-type="float" office:value="16.405375">
            <text:p>16,405375</text:p>
          </table:table-cell>
          <table:table-cell office:value-type="float" office:value="375.184174">
            <text:p>375,184174</text:p>
          </table:table-cell>
          <table:table-cell office:value-type="float" office:value="21.541336">
            <text:p>21,541336</text:p>
          </table:table-cell>
          <table:table-cell office:value-type="float" office:value="316.147644">
            <text:p>316,147644</text:p>
          </table:table-cell>
          <table:table-cell office:value-type="float" office:value="11.592305">
            <text:p>11,592305</text:p>
          </table:table-cell>
          <table:table-cell office:value-type="float" office:value="18.199917">
            <text:p>18,199917</text:p>
          </table:table-cell>
          <table:table-cell office:value-type="float" office:value="10.869833">
            <text:p>10,869833</text:p>
          </table:table-cell>
          <table:table-cell office:value-type="float" office:value="38.428867">
            <text:p>38,428867</text:p>
          </table:table-cell>
          <table:table-cell office:value-type="float" office:value="11.326945">
            <text:p>11,326945</text:p>
          </table:table-cell>
          <table:table-cell office:value-type="float" office:value="14.678752">
            <text:p>14,678752</text:p>
          </table:table-cell>
          <table:table-cell office:value-type="float" office:value="11.981459">
            <text:p>11,981459</text:p>
          </table:table-cell>
          <table:table-cell table:number-columns-repeated="8" office:value-type="float" office:value="0">
            <text:p>0</text:p>
          </table:table-cell>
          <table:table-cell office:value-type="float" office:value="168.463593">
            <text:p>168,463593</text:p>
          </table:table-cell>
          <table:table-cell office:value-type="float" office:value="22.395546">
            <text:p>22,395546</text:p>
          </table:table-cell>
        </table:table-row>
        <table:table-row table:style-name="ro1">
          <table:table-cell office:value-type="string">
            <text:p>AFR486 <text:s text:c="5"/></text:p>
          </table:table-cell>
          <table:table-cell office:value-type="float" office:value="4359.708984">
            <text:p>4359,708984</text:p>
          </table:table-cell>
          <table:table-cell office:value-type="float" office:value="835.444397">
            <text:p>835,444397</text:p>
          </table:table-cell>
          <table:table-cell office:value-type="float" office:value="813.043213">
            <text:p>813,043213</text:p>
          </table:table-cell>
          <table:table-cell office:value-type="float" office:value="479.553345">
            <text:p>479,553345</text:p>
          </table:table-cell>
          <table:table-cell office:value-type="float" office:value="4490.805176">
            <text:p>4490,805176</text:p>
          </table:table-cell>
          <table:table-cell office:value-type="float" office:value="195.437241">
            <text:p>195,437241</text:p>
          </table:table-cell>
          <table:table-cell office:value-type="float" office:value="8182.308594">
            <text:p>8182,308594</text:p>
          </table:table-cell>
          <table:table-cell office:value-type="float" office:value="198.973206">
            <text:p>198,973206</text:p>
          </table:table-cell>
          <table:table-cell office:value-type="float" office:value="63.904125">
            <text:p>63,904125</text:p>
          </table:table-cell>
          <table:table-cell office:value-type="float" office:value="29.806463">
            <text:p>29,806463</text:p>
          </table:table-cell>
          <table:table-cell office:value-type="float" office:value="5508.750977">
            <text:p>5508,750977</text:p>
          </table:table-cell>
          <table:table-cell office:value-type="float" office:value="116.301117">
            <text:p>116,301117</text:p>
          </table:table-cell>
          <table:table-cell office:value-type="float" office:value="930.932434">
            <text:p>930,932434</text:p>
          </table:table-cell>
          <table:table-cell office:value-type="float" office:value="30.027508">
            <text:p>30,027508</text:p>
          </table:table-cell>
          <table:table-cell office:value-type="float" office:value="6576.501953">
            <text:p>6576,501953</text:p>
          </table:table-cell>
          <table:table-cell office:value-type="float" office:value="93.712799">
            <text:p>93,712799</text:p>
          </table:table-cell>
          <table:table-cell office:value-type="float" office:value="1695.878174">
            <text:p>1695,878174</text:p>
          </table:table-cell>
          <table:table-cell office:value-type="float" office:value="27.276722">
            <text:p>27,276722</text:p>
          </table:table-cell>
          <table:table-cell office:value-type="float" office:value="326.880768">
            <text:p>326,880768</text:p>
          </table:table-cell>
          <table:table-cell office:value-type="float" office:value="10.431489">
            <text:p>10,431489</text:p>
          </table:table-cell>
          <table:table-cell office:value-type="float" office:value="4.639635">
            <text:p>4,639635</text:p>
          </table:table-cell>
          <table:table-cell office:value-type="float" office:value="5.664202">
            <text:p>5,664202</text:p>
          </table:table-cell>
          <table:table-cell office:value-type="float" office:value="37.345493">
            <text:p>37,345493</text:p>
          </table:table-cell>
          <table:table-cell office:value-type="float" office:value="8.340063">
            <text:p>8,340063</text:p>
          </table:table-cell>
          <table:table-cell office:value-type="float" office:value="89.732643">
            <text:p>89,732643</text:p>
          </table:table-cell>
          <table:table-cell office:value-type="float" office:value="5.818571">
            <text:p>5,818571</text:p>
          </table:table-cell>
          <table:table-cell office:value-type="float" office:value="4171.061523">
            <text:p>4171,061523</text:p>
          </table:table-cell>
          <table:table-cell office:value-type="float" office:value="78.626114">
            <text:p>78,626114</text:p>
          </table:table-cell>
          <table:table-cell office:value-type="float" office:value="73.10421">
            <text:p>73,10421</text:p>
          </table:table-cell>
          <table:table-cell office:value-type="float" office:value="9.044742">
            <text:p>9,044742</text:p>
          </table:table-cell>
          <table:table-cell office:value-type="float" office:value="77.366241">
            <text:p>77,366241</text:p>
          </table:table-cell>
          <table:table-cell office:value-type="float" office:value="16.337267">
            <text:p>16,337267</text:p>
          </table:table-cell>
          <table:table-cell office:value-type="float" office:value="222.981033">
            <text:p>222,981033</text:p>
          </table:table-cell>
          <table:table-cell office:value-type="float" office:value="20.865332">
            <text:p>20,865332</text:p>
          </table:table-cell>
          <table:table-cell office:value-type="float" office:value="162.660583">
            <text:p>162,660583</text:p>
          </table:table-cell>
          <table:table-cell office:value-type="float" office:value="10.535077">
            <text:p>10,535077</text:p>
          </table:table-cell>
          <table:table-cell office:value-type="float" office:value="27.684072">
            <text:p>27,684072</text:p>
          </table:table-cell>
          <table:table-cell office:value-type="float" office:value="10.840058">
            <text:p>10,840058</text:p>
          </table:table-cell>
          <table:table-cell office:value-type="float" office:value="28.837801">
            <text:p>28,837801</text:p>
          </table:table-cell>
          <table:table-cell office:value-type="float" office:value="11.331591">
            <text:p>11,331591</text:p>
          </table:table-cell>
          <table:table-cell office:value-type="float" office:value="22.875">
            <text:p>22,875</text:p>
          </table:table-cell>
          <table:table-cell office:value-type="float" office:value="12.062044">
            <text:p>12,062044</text:p>
          </table:table-cell>
          <table:table-cell table:number-columns-repeated="8" office:value-type="float" office:value="0">
            <text:p>0</text:p>
          </table:table-cell>
          <table:table-cell office:value-type="float" office:value="82.748001">
            <text:p>82,748001</text:p>
          </table:table-cell>
          <table:table-cell office:value-type="float" office:value="22.76062">
            <text:p>22,76062</text:p>
          </table:table-cell>
        </table:table-row>
        <table:table-row table:style-name="ro1">
          <table:table-cell office:value-type="string">
            <text:p>AFR487 <text:s text:c="5"/></text:p>
          </table:table-cell>
          <table:table-cell office:value-type="float" office:value="3100.503906">
            <text:p>3100,503906</text:p>
          </table:table-cell>
          <table:table-cell office:value-type="float" office:value="825.126099">
            <text:p>825,126099</text:p>
          </table:table-cell>
          <table:table-cell office:value-type="float" office:value="901.59314">
            <text:p>901,59314</text:p>
          </table:table-cell>
          <table:table-cell office:value-type="float" office:value="483.324158">
            <text:p>483,324158</text:p>
          </table:table-cell>
          <table:table-cell office:value-type="float" office:value="4620.287598">
            <text:p>4620,287598</text:p>
          </table:table-cell>
          <table:table-cell office:value-type="float" office:value="201.323685">
            <text:p>201,323685</text:p>
          </table:table-cell>
          <table:table-cell office:value-type="float" office:value="8797.638672">
            <text:p>8797,638672</text:p>
          </table:table-cell>
          <table:table-cell office:value-type="float" office:value="212.651199">
            <text:p>212,651199</text:p>
          </table:table-cell>
          <table:table-cell office:value-type="float" office:value="78.037628">
            <text:p>78,037628</text:p>
          </table:table-cell>
          <table:table-cell office:value-type="float" office:value="32.527607">
            <text:p>32,527607</text:p>
          </table:table-cell>
          <table:table-cell office:value-type="float" office:value="6866.696289">
            <text:p>6866,696289</text:p>
          </table:table-cell>
          <table:table-cell office:value-type="float" office:value="141.089218">
            <text:p>141,089218</text:p>
          </table:table-cell>
          <table:table-cell office:value-type="float" office:value="2877.915039">
            <text:p>2877,915039</text:p>
          </table:table-cell>
          <table:table-cell office:value-type="float" office:value="60.132366">
            <text:p>60,132366</text:p>
          </table:table-cell>
          <table:table-cell office:value-type="float" office:value="12002.919922">
            <text:p>12002,919922</text:p>
          </table:table-cell>
          <table:table-cell office:value-type="float" office:value="166.564117">
            <text:p>166,564117</text:p>
          </table:table-cell>
          <table:table-cell office:value-type="float" office:value="2979.848877">
            <text:p>2979,848877</text:p>
          </table:table-cell>
          <table:table-cell office:value-type="float" office:value="43.118683">
            <text:p>43,118683</text:p>
          </table:table-cell>
          <table:table-cell office:value-type="float" office:value="323.969391">
            <text:p>323,969391</text:p>
          </table:table-cell>
          <table:table-cell office:value-type="float" office:value="10.426714">
            <text:p>10,426714</text:p>
          </table:table-cell>
          <table:table-cell office:value-type="float" office:value="10.345963">
            <text:p>10,345963</text:p>
          </table:table-cell>
          <table:table-cell office:value-type="float" office:value="5.832743">
            <text:p>5,832743</text:p>
          </table:table-cell>
          <table:table-cell office:value-type="float" office:value="41.088722">
            <text:p>41,088722</text:p>
          </table:table-cell>
          <table:table-cell office:value-type="float" office:value="8.420739">
            <text:p>8,420739</text:p>
          </table:table-cell>
          <table:table-cell office:value-type="float" office:value="113.39151">
            <text:p>113,39151</text:p>
          </table:table-cell>
          <table:table-cell office:value-type="float" office:value="6.233091">
            <text:p>6,233091</text:p>
          </table:table-cell>
          <table:table-cell office:value-type="float" office:value="4627.030273">
            <text:p>4627,030273</text:p>
          </table:table-cell>
          <table:table-cell office:value-type="float" office:value="86.883064">
            <text:p>86,883064</text:p>
          </table:table-cell>
          <table:table-cell office:value-type="float" office:value="77.731361">
            <text:p>77,731361</text:p>
          </table:table-cell>
          <table:table-cell office:value-type="float" office:value="9.447888">
            <text:p>9,447888</text:p>
          </table:table-cell>
          <table:table-cell office:value-type="float" office:value="183.115891">
            <text:p>183,115891</text:p>
          </table:table-cell>
          <table:table-cell office:value-type="float" office:value="17.137068">
            <text:p>17,137068</text:p>
          </table:table-cell>
          <table:table-cell office:value-type="float" office:value="319.871185">
            <text:p>319,871185</text:p>
          </table:table-cell>
          <table:table-cell office:value-type="float" office:value="21.441536">
            <text:p>21,441536</text:p>
          </table:table-cell>
          <table:table-cell office:value-type="float" office:value="164.101608">
            <text:p>164,101608</text:p>
          </table:table-cell>
          <table:table-cell office:value-type="float" office:value="11.013448">
            <text:p>11,013448</text:p>
          </table:table-cell>
          <table:table-cell office:value-type="float" office:value="43.284256">
            <text:p>43,284256</text:p>
          </table:table-cell>
          <table:table-cell office:value-type="float" office:value="11.392349">
            <text:p>11,392349</text:p>
          </table:table-cell>
          <table:table-cell office:value-type="float" office:value="35.866943">
            <text:p>35,866943</text:p>
          </table:table-cell>
          <table:table-cell office:value-type="float" office:value="11.904098">
            <text:p>11,904098</text:p>
          </table:table-cell>
          <table:table-cell office:value-type="float" office:value="14.502607">
            <text:p>14,502607</text:p>
          </table:table-cell>
          <table:table-cell office:value-type="float" office:value="12.568359">
            <text:p>12,568359</text:p>
          </table:table-cell>
          <table:table-cell table:number-columns-repeated="8" office:value-type="float" office:value="0">
            <text:p>0</text:p>
          </table:table-cell>
          <table:table-cell office:value-type="float" office:value="209.575806">
            <text:p>209,575806</text:p>
          </table:table-cell>
          <table:table-cell office:value-type="float" office:value="23.699316">
            <text:p>23,699316</text:p>
          </table:table-cell>
        </table:table-row>
        <table:table-row table:style-name="ro1">
          <table:table-cell office:value-type="string">
            <text:p>AFR488 <text:s text:c="5"/></text:p>
          </table:table-cell>
          <table:table-cell office:value-type="float" office:value="5499.283203">
            <text:p>5499,283203</text:p>
          </table:table-cell>
          <table:table-cell office:value-type="float" office:value="843.937988">
            <text:p>843,937988</text:p>
          </table:table-cell>
          <table:table-cell office:value-type="float" office:value="992.197937">
            <text:p>992,197937</text:p>
          </table:table-cell>
          <table:table-cell office:value-type="float" office:value="464.539368">
            <text:p>464,539368</text:p>
          </table:table-cell>
          <table:table-cell office:value-type="float" office:value="8428.091797">
            <text:p>8428,091797</text:p>
          </table:table-cell>
          <table:table-cell office:value-type="float" office:value="259.998108">
            <text:p>259,998108</text:p>
          </table:table-cell>
          <table:table-cell office:value-type="float" office:value="17042.462891">
            <text:p>17042,462891</text:p>
          </table:table-cell>
          <table:table-cell office:value-type="float" office:value="382.94873">
            <text:p>382,94873</text:p>
          </table:table-cell>
          <table:table-cell office:value-type="float" office:value="198.403885">
            <text:p>198,403885</text:p>
          </table:table-cell>
          <table:table-cell office:value-type="float" office:value="32.378922">
            <text:p>32,378922</text:p>
          </table:table-cell>
          <table:table-cell office:value-type="float" office:value="8189.220215">
            <text:p>8189,220215</text:p>
          </table:table-cell>
          <table:table-cell office:value-type="float" office:value="165.235413">
            <text:p>165,235413</text:p>
          </table:table-cell>
          <table:table-cell office:value-type="float" office:value="3917.896729">
            <text:p>3917,896729</text:p>
          </table:table-cell>
          <table:table-cell office:value-type="float" office:value="76.632607">
            <text:p>76,632607</text:p>
          </table:table-cell>
          <table:table-cell office:value-type="float" office:value="10826.131836">
            <text:p>10826,131836</text:p>
          </table:table-cell>
          <table:table-cell office:value-type="float" office:value="150.540421">
            <text:p>150,540421</text:p>
          </table:table-cell>
          <table:table-cell office:value-type="float" office:value="5706.393555">
            <text:p>5706,393555</text:p>
          </table:table-cell>
          <table:table-cell office:value-type="float" office:value="77.504097">
            <text:p>77,504097</text:p>
          </table:table-cell>
          <table:table-cell office:value-type="float" office:value="660.807251">
            <text:p>660,807251</text:p>
          </table:table-cell>
          <table:table-cell office:value-type="float" office:value="18.038317">
            <text:p>18,038317</text:p>
          </table:table-cell>
          <table:table-cell office:value-type="float" office:value="25.981955">
            <text:p>25,981955</text:p>
          </table:table-cell>
          <table:table-cell office:value-type="float" office:value="5.365071">
            <text:p>5,365071</text:p>
          </table:table-cell>
          <table:table-cell office:value-type="float" office:value="55.0844">
            <text:p>55,0844</text:p>
          </table:table-cell>
          <table:table-cell office:value-type="float" office:value="8.053864">
            <text:p>8,053864</text:p>
          </table:table-cell>
          <table:table-cell office:value-type="float" office:value="138.035492">
            <text:p>138,035492</text:p>
          </table:table-cell>
          <table:table-cell office:value-type="float" office:value="5.82772">
            <text:p>5,82772</text:p>
          </table:table-cell>
          <table:table-cell office:value-type="float" office:value="8235.306641">
            <text:p>8235,306641</text:p>
          </table:table-cell>
          <table:table-cell office:value-type="float" office:value="152.396515">
            <text:p>152,396515</text:p>
          </table:table-cell>
          <table:table-cell office:value-type="float" office:value="47.775486">
            <text:p>47,775486</text:p>
          </table:table-cell>
          <table:table-cell office:value-type="float" office:value="7.981127">
            <text:p>7,981127</text:p>
          </table:table-cell>
          <table:table-cell office:value-type="float" office:value="123.651619">
            <text:p>123,651619</text:p>
          </table:table-cell>
          <table:table-cell office:value-type="float" office:value="15.930793">
            <text:p>15,930793</text:p>
          </table:table-cell>
          <table:table-cell office:value-type="float" office:value="379.982758">
            <text:p>379,982758</text:p>
          </table:table-cell>
          <table:table-cell office:value-type="float" office:value="21.172424">
            <text:p>21,172424</text:p>
          </table:table-cell>
          <table:table-cell office:value-type="float" office:value="168.716141">
            <text:p>168,716141</text:p>
          </table:table-cell>
          <table:table-cell office:value-type="float" office:value="9.446342">
            <text:p>9,446342</text:p>
          </table:table-cell>
          <table:table-cell office:value-type="float" office:value="37.787384">
            <text:p>37,787384</text:p>
          </table:table-cell>
          <table:table-cell office:value-type="float" office:value="9.602364">
            <text:p>9,602364</text:p>
          </table:table-cell>
          <table:table-cell office:value-type="float" office:value="53.744377">
            <text:p>53,744377</text:p>
          </table:table-cell>
          <table:table-cell office:value-type="float" office:value="10.049865">
            <text:p>10,049865</text:p>
          </table:table-cell>
          <table:table-cell office:value-type="float" office:value="26.335577">
            <text:p>26,335577</text:p>
          </table:table-cell>
          <table:table-cell office:value-type="float" office:value="10.541533">
            <text:p>10,541533</text:p>
          </table:table-cell>
          <table:table-cell table:number-columns-repeated="8" office:value-type="float" office:value="0">
            <text:p>0</text:p>
          </table:table-cell>
          <table:table-cell office:value-type="float" office:value="177.781296">
            <text:p>177,781296</text:p>
          </table:table-cell>
          <table:table-cell office:value-type="float" office:value="20.008081">
            <text:p>20,008081</text:p>
          </table:table-cell>
        </table:table-row>
        <table:table-row table:style-name="ro1">
          <table:table-cell office:value-type="string">
            <text:p>AFR489 <text:s text:c="5"/></text:p>
          </table:table-cell>
          <table:table-cell office:value-type="float" office:value="5626.086426">
            <text:p>5626,086426</text:p>
          </table:table-cell>
          <table:table-cell office:value-type="float" office:value="811.334656">
            <text:p>811,334656</text:p>
          </table:table-cell>
          <table:table-cell office:value-type="float" office:value="1049.003174">
            <text:p>1049,003174</text:p>
          </table:table-cell>
          <table:table-cell office:value-type="float" office:value="452.619751">
            <text:p>452,619751</text:p>
          </table:table-cell>
          <table:table-cell office:value-type="float" office:value="6554.64502">
            <text:p>6554,64502</text:p>
          </table:table-cell>
          <table:table-cell office:value-type="float" office:value="219.65834">
            <text:p>219,65834</text:p>
          </table:table-cell>
          <table:table-cell office:value-type="float" office:value="11573.269531">
            <text:p>11573,269531</text:p>
          </table:table-cell>
          <table:table-cell office:value-type="float" office:value="267.710205">
            <text:p>267,710205</text:p>
          </table:table-cell>
          <table:table-cell office:value-type="float" office:value="199.073059">
            <text:p>199,073059</text:p>
          </table:table-cell>
          <table:table-cell office:value-type="float" office:value="29.065002">
            <text:p>29,065002</text:p>
          </table:table-cell>
          <table:table-cell office:value-type="float" office:value="7955.255371">
            <text:p>7955,255371</text:p>
          </table:table-cell>
          <table:table-cell office:value-type="float" office:value="160.592728">
            <text:p>160,592728</text:p>
          </table:table-cell>
          <table:table-cell office:value-type="float" office:value="1348.615845">
            <text:p>1348,615845</text:p>
          </table:table-cell>
          <table:table-cell office:value-type="float" office:value="34.899029">
            <text:p>34,899029</text:p>
          </table:table-cell>
          <table:table-cell office:value-type="float" office:value="5808.850098">
            <text:p>5808,850098</text:p>
          </table:table-cell>
          <table:table-cell office:value-type="float" office:value="83.045021">
            <text:p>83,045021</text:p>
          </table:table-cell>
          <table:table-cell office:value-type="float" office:value="2542.482178">
            <text:p>2542,482178</text:p>
          </table:table-cell>
          <table:table-cell office:value-type="float" office:value="37.321922">
            <text:p>37,321922</text:p>
          </table:table-cell>
          <table:table-cell office:value-type="float" office:value="419.727264">
            <text:p>419,727264</text:p>
          </table:table-cell>
          <table:table-cell office:value-type="float" office:value="12.315739">
            <text:p>12,315739</text:p>
          </table:table-cell>
          <table:table-cell office:value-type="float" office:value="21.694292">
            <text:p>21,694292</text:p>
          </table:table-cell>
          <table:table-cell office:value-type="float" office:value="5.167144">
            <text:p>5,167144</text:p>
          </table:table-cell>
          <table:table-cell office:value-type="float" office:value="45.99662">
            <text:p>45,99662</text:p>
          </table:table-cell>
          <table:table-cell office:value-type="float" office:value="7.981391">
            <text:p>7,981391</text:p>
          </table:table-cell>
          <table:table-cell office:value-type="float" office:value="80.416931">
            <text:p>80,416931</text:p>
          </table:table-cell>
          <table:table-cell office:value-type="float" office:value="5.168574">
            <text:p>5,168574</text:p>
          </table:table-cell>
          <table:table-cell office:value-type="float" office:value="6229.960938">
            <text:p>6229,960938</text:p>
          </table:table-cell>
          <table:table-cell office:value-type="float" office:value="115.879051">
            <text:p>115,879051</text:p>
          </table:table-cell>
          <table:table-cell office:value-type="float" office:value="51.083641">
            <text:p>51,083641</text:p>
          </table:table-cell>
          <table:table-cell office:value-type="float" office:value="7.906993">
            <text:p>7,906993</text:p>
          </table:table-cell>
          <table:table-cell office:value-type="float" office:value="35.675449">
            <text:p>35,675449</text:p>
          </table:table-cell>
          <table:table-cell office:value-type="float" office:value="15.50742">
            <text:p>15,50742</text:p>
          </table:table-cell>
          <table:table-cell office:value-type="float" office:value="150.535568">
            <text:p>150,535568</text:p>
          </table:table-cell>
          <table:table-cell office:value-type="float" office:value="20.16997">
            <text:p>20,16997</text:p>
          </table:table-cell>
          <table:table-cell office:value-type="float" office:value="119.115097">
            <text:p>119,115097</text:p>
          </table:table-cell>
          <table:table-cell office:value-type="float" office:value="9.094069">
            <text:p>9,094069</text:p>
          </table:table-cell>
          <table:table-cell office:value-type="float" office:value="35.286564">
            <text:p>35,286564</text:p>
          </table:table-cell>
          <table:table-cell office:value-type="float" office:value="9.449553">
            <text:p>9,449553</text:p>
          </table:table-cell>
          <table:table-cell office:value-type="float" office:value="31.21237">
            <text:p>31,21237</text:p>
          </table:table-cell>
          <table:table-cell office:value-type="float" office:value="9.858528">
            <text:p>9,858528</text:p>
          </table:table-cell>
          <table:table-cell office:value-type="float" office:value="30.646637">
            <text:p>30,646637</text:p>
          </table:table-cell>
          <table:table-cell office:value-type="float" office:value="10.39981">
            <text:p>10,39981</text:p>
          </table:table-cell>
          <table:table-cell table:number-columns-repeated="8" office:value-type="float" office:value="0">
            <text:p>0</text:p>
          </table:table-cell>
          <table:table-cell office:value-type="float" office:value="82.646461">
            <text:p>82,646461</text:p>
          </table:table-cell>
          <table:table-cell office:value-type="float" office:value="19.371134">
            <text:p>19,371134</text:p>
          </table:table-cell>
        </table:table-row>
        <table:table-row table:style-name="ro1">
          <table:table-cell office:value-type="string">
            <text:p>AFR510 <text:s text:c="5"/></text:p>
          </table:table-cell>
          <table:table-cell office:value-type="float" office:value="3606.141602">
            <text:p>3606,141602</text:p>
          </table:table-cell>
          <table:table-cell office:value-type="float" office:value="769.033264">
            <text:p>769,033264</text:p>
          </table:table-cell>
          <table:table-cell office:value-type="float" office:value="599.774475">
            <text:p>599,774475</text:p>
          </table:table-cell>
          <table:table-cell office:value-type="float" office:value="454.256836">
            <text:p>454,256836</text:p>
          </table:table-cell>
          <table:table-cell office:value-type="float" office:value="3166.858154">
            <text:p>3166,858154</text:p>
          </table:table-cell>
          <table:table-cell office:value-type="float" office:value="172.94368">
            <text:p>172,94368</text:p>
          </table:table-cell>
          <table:table-cell office:value-type="float" office:value="6135.135254">
            <text:p>6135,135254</text:p>
          </table:table-cell>
          <table:table-cell office:value-type="float" office:value="157.743103">
            <text:p>157,743103</text:p>
          </table:table-cell>
          <table:table-cell office:value-type="float" office:value="144.68779">
            <text:p>144,68779</text:p>
          </table:table-cell>
          <table:table-cell office:value-type="float" office:value="30.623934">
            <text:p>30,623934</text:p>
          </table:table-cell>
          <table:table-cell office:value-type="float" office:value="7748.787598">
            <text:p>7748,787598</text:p>
          </table:table-cell>
          <table:table-cell office:value-type="float" office:value="156.916397">
            <text:p>156,916397</text:p>
          </table:table-cell>
          <table:table-cell office:value-type="float" office:value="1708.513306">
            <text:p>1708,513306</text:p>
          </table:table-cell>
          <table:table-cell office:value-type="float" office:value="41.163456">
            <text:p>41,163456</text:p>
          </table:table-cell>
          <table:table-cell office:value-type="float" office:value="11830.979492">
            <text:p>11830,979492</text:p>
          </table:table-cell>
          <table:table-cell office:value-type="float" office:value="164.0896">
            <text:p>164,0896</text:p>
          </table:table-cell>
          <table:table-cell office:value-type="float" office:value="2242.244629">
            <text:p>2242,244629</text:p>
          </table:table-cell>
          <table:table-cell office:value-type="float" office:value="33.885323">
            <text:p>33,885323</text:p>
          </table:table-cell>
          <table:table-cell office:value-type="float" office:value="232.985229">
            <text:p>232,985229</text:p>
          </table:table-cell>
          <table:table-cell office:value-type="float" office:value="8.162495">
            <text:p>8,162495</text:p>
          </table:table-cell>
          <table:table-cell office:value-type="float" office:value="17.520874">
            <text:p>17,520874</text:p>
          </table:table-cell>
          <table:table-cell office:value-type="float" office:value="5.167103">
            <text:p>5,167103</text:p>
          </table:table-cell>
          <table:table-cell office:value-type="float" office:value="38.548046">
            <text:p>38,548046</text:p>
          </table:table-cell>
          <table:table-cell office:value-type="float" office:value="8.046116">
            <text:p>8,046116</text:p>
          </table:table-cell>
          <table:table-cell office:value-type="float" office:value="66.548592">
            <text:p>66,548592</text:p>
          </table:table-cell>
          <table:table-cell office:value-type="float" office:value="5.208979">
            <text:p>5,208979</text:p>
          </table:table-cell>
          <table:table-cell office:value-type="float" office:value="2975.541016">
            <text:p>2975,541016</text:p>
          </table:table-cell>
          <table:table-cell office:value-type="float" office:value="56.930744">
            <text:p>56,930744</text:p>
          </table:table-cell>
          <table:table-cell office:value-type="float" office:value="68.304443">
            <text:p>68,304443</text:p>
          </table:table-cell>
          <table:table-cell office:value-type="float" office:value="8.338">
            <text:p>8,338</text:p>
          </table:table-cell>
          <table:table-cell office:value-type="float" office:value="71.091293">
            <text:p>71,091293</text:p>
          </table:table-cell>
          <table:table-cell office:value-type="float" office:value="15.812849">
            <text:p>15,812849</text:p>
          </table:table-cell>
          <table:table-cell office:value-type="float" office:value="324.955841">
            <text:p>324,955841</text:p>
          </table:table-cell>
          <table:table-cell office:value-type="float" office:value="21.008085">
            <text:p>21,008085</text:p>
          </table:table-cell>
          <table:table-cell office:value-type="float" office:value="165.917908">
            <text:p>165,917908</text:p>
          </table:table-cell>
          <table:table-cell office:value-type="float" office:value="9.835326">
            <text:p>9,835326</text:p>
          </table:table-cell>
          <table:table-cell office:value-type="float" office:value="48.040771">
            <text:p>48,040771</text:p>
          </table:table-cell>
          <table:table-cell office:value-type="float" office:value="10.001256">
            <text:p>10,001256</text:p>
          </table:table-cell>
          <table:table-cell office:value-type="float" office:value="42.522667">
            <text:p>42,522667</text:p>
          </table:table-cell>
          <table:table-cell office:value-type="float" office:value="10.436457">
            <text:p>10,436457</text:p>
          </table:table-cell>
          <table:table-cell office:value-type="float" office:value="18.054867">
            <text:p>18,054867</text:p>
          </table:table-cell>
          <table:table-cell office:value-type="float" office:value="11.073668">
            <text:p>11,073668</text:p>
          </table:table-cell>
          <table:table-cell table:number-columns-repeated="8" office:value-type="float" office:value="0">
            <text:p>0</text:p>
          </table:table-cell>
          <table:table-cell office:value-type="float" office:value="167.243942">
            <text:p>167,243942</text:p>
          </table:table-cell>
          <table:table-cell office:value-type="float" office:value="20.787535">
            <text:p>20,787535</text:p>
          </table:table-cell>
        </table:table-row>
        <table:table-row table:style-name="ro1">
          <table:table-cell office:value-type="string">
            <text:p>AFR511 <text:s text:c="5"/></text:p>
          </table:table-cell>
          <table:table-cell office:value-type="float" office:value="4211.759277">
            <text:p>4211,759277</text:p>
          </table:table-cell>
          <table:table-cell office:value-type="float" office:value="859.310059">
            <text:p>859,310059</text:p>
          </table:table-cell>
          <table:table-cell office:value-type="float" office:value="1159.669922">
            <text:p>1159,669922</text:p>
          </table:table-cell>
          <table:table-cell office:value-type="float" office:value="484.358368">
            <text:p>484,358368</text:p>
          </table:table-cell>
          <table:table-cell office:value-type="float" office:value="5646.106445">
            <text:p>5646,106445</text:p>
          </table:table-cell>
          <table:table-cell office:value-type="float" office:value="216.239578">
            <text:p>216,239578</text:p>
          </table:table-cell>
          <table:table-cell office:value-type="float" office:value="11656.984375">
            <text:p>11656,984375</text:p>
          </table:table-cell>
          <table:table-cell office:value-type="float" office:value="271.159882">
            <text:p>271,159882</text:p>
          </table:table-cell>
          <table:table-cell office:value-type="float" office:value="217.031693">
            <text:p>217,031693</text:p>
          </table:table-cell>
          <table:table-cell office:value-type="float" office:value="33.790291">
            <text:p>33,790291</text:p>
          </table:table-cell>
          <table:table-cell office:value-type="float" office:value="7982.363281">
            <text:p>7982,363281</text:p>
          </table:table-cell>
          <table:table-cell office:value-type="float" office:value="161.784454">
            <text:p>161,784454</text:p>
          </table:table-cell>
          <table:table-cell office:value-type="float" office:value="4371.651855">
            <text:p>4371,651855</text:p>
          </table:table-cell>
          <table:table-cell office:value-type="float" office:value="84.309723">
            <text:p>84,309723</text:p>
          </table:table-cell>
          <table:table-cell office:value-type="float" office:value="9765.560547">
            <text:p>9765,560547</text:p>
          </table:table-cell>
          <table:table-cell office:value-type="float" office:value="136.358719">
            <text:p>136,358719</text:p>
          </table:table-cell>
          <table:table-cell office:value-type="float" office:value="3991.756348">
            <text:p>3991,756348</text:p>
          </table:table-cell>
          <table:table-cell office:value-type="float" office:value="55.701485">
            <text:p>55,701485</text:p>
          </table:table-cell>
          <table:table-cell office:value-type="float" office:value="465.147644">
            <text:p>465,147644</text:p>
          </table:table-cell>
          <table:table-cell office:value-type="float" office:value="13.561625">
            <text:p>13,561625</text:p>
          </table:table-cell>
          <table:table-cell office:value-type="float" office:value="8.039742">
            <text:p>8,039742</text:p>
          </table:table-cell>
          <table:table-cell office:value-type="float" office:value="5.767463">
            <text:p>5,767463</text:p>
          </table:table-cell>
          <table:table-cell office:value-type="float" office:value="45.268536">
            <text:p>45,268536</text:p>
          </table:table-cell>
          <table:table-cell office:value-type="float" office:value="8.378631">
            <text:p>8,378631</text:p>
          </table:table-cell>
          <table:table-cell office:value-type="float" office:value="101.932487">
            <text:p>101,932487</text:p>
          </table:table-cell>
          <table:table-cell office:value-type="float" office:value="6.017166">
            <text:p>6,017166</text:p>
          </table:table-cell>
          <table:table-cell office:value-type="float" office:value="5373.720215">
            <text:p>5373,720215</text:p>
          </table:table-cell>
          <table:table-cell office:value-type="float" office:value="100.397697">
            <text:p>100,397697</text:p>
          </table:table-cell>
          <table:table-cell office:value-type="float" office:value="75.92318">
            <text:p>75,92318</text:p>
          </table:table-cell>
          <table:table-cell office:value-type="float" office:value="9.222093">
            <text:p>9,222093</text:p>
          </table:table-cell>
          <table:table-cell office:value-type="float" office:value="112.965515">
            <text:p>112,965515</text:p>
          </table:table-cell>
          <table:table-cell office:value-type="float" office:value="16.473858">
            <text:p>16,473858</text:p>
          </table:table-cell>
          <table:table-cell office:value-type="float" office:value="386.48999">
            <text:p>386,48999</text:p>
          </table:table-cell>
          <table:table-cell office:value-type="float" office:value="21.683378">
            <text:p>21,683378</text:p>
          </table:table-cell>
          <table:table-cell office:value-type="float" office:value="191.800003">
            <text:p>191,800003</text:p>
          </table:table-cell>
          <table:table-cell office:value-type="float" office:value="10.910324">
            <text:p>10,910324</text:p>
          </table:table-cell>
          <table:table-cell office:value-type="float" office:value="33.545929">
            <text:p>33,545929</text:p>
          </table:table-cell>
          <table:table-cell office:value-type="float" office:value="11.106681">
            <text:p>11,106681</text:p>
          </table:table-cell>
          <table:table-cell office:value-type="float" office:value="55.385113">
            <text:p>55,385113</text:p>
          </table:table-cell>
          <table:table-cell office:value-type="float" office:value="11.535558">
            <text:p>11,535558</text:p>
          </table:table-cell>
          <table:table-cell office:value-type="float" office:value="31.265745">
            <text:p>31,265745</text:p>
          </table:table-cell>
          <table:table-cell office:value-type="float" office:value="12.316678">
            <text:p>12,316678</text:p>
          </table:table-cell>
          <table:table-cell table:number-columns-repeated="8" office:value-type="float" office:value="0">
            <text:p>0</text:p>
          </table:table-cell>
          <table:table-cell office:value-type="float" office:value="225.532852">
            <text:p>225,532852</text:p>
          </table:table-cell>
          <table:table-cell office:value-type="float" office:value="23.16881">
            <text:p>23,16881</text:p>
          </table:table-cell>
        </table:table-row>
        <table:table-row table:style-name="ro1">
          <table:table-cell office:value-type="string">
            <text:p>AFR512 <text:s text:c="5"/></text:p>
          </table:table-cell>
          <table:table-cell office:value-type="float" office:value="43930.671875">
            <text:p>43930,671875</text:p>
          </table:table-cell>
          <table:table-cell office:value-type="float" office:value="3155.897217">
            <text:p>3155,897217</text:p>
          </table:table-cell>
          <table:table-cell office:value-type="float" office:value="7087.828125">
            <text:p>7087,828125</text:p>
          </table:table-cell>
          <table:table-cell office:value-type="float" office:value="654.909668">
            <text:p>654,909668</text:p>
          </table:table-cell>
          <table:table-cell office:value-type="float" office:value="10673.202148">
            <text:p>10673,202148</text:p>
          </table:table-cell>
          <table:table-cell office:value-type="float" office:value="348.199768">
            <text:p>348,199768</text:p>
          </table:table-cell>
          <table:table-cell office:value-type="float" office:value="25336.753906">
            <text:p>25336,753906</text:p>
          </table:table-cell>
          <table:table-cell office:value-type="float" office:value="560.484985">
            <text:p>560,484985</text:p>
          </table:table-cell>
          <table:table-cell office:value-type="float" office:value="181.675079">
            <text:p>181,675079</text:p>
          </table:table-cell>
          <table:table-cell office:value-type="float" office:value="47.323845">
            <text:p>47,323845</text:p>
          </table:table-cell>
          <table:table-cell office:value-type="float" office:value="12021.992188">
            <text:p>12021,992188</text:p>
          </table:table-cell>
          <table:table-cell office:value-type="float" office:value="240.544632">
            <text:p>240,544632</text:p>
          </table:table-cell>
          <table:table-cell office:value-type="float" office:value="82213.226563">
            <text:p>82213,226563</text:p>
          </table:table-cell>
          <table:table-cell office:value-type="float" office:value="1395.167969">
            <text:p>1395,167969</text:p>
          </table:table-cell>
          <table:table-cell office:value-type="float" office:value="24884.587891">
            <text:p>24884,587891</text:p>
          </table:table-cell>
          <table:table-cell office:value-type="float" office:value="340.255493">
            <text:p>340,255493</text:p>
          </table:table-cell>
          <table:table-cell office:value-type="float" office:value="12646.564453">
            <text:p>12646,564453</text:p>
          </table:table-cell>
          <table:table-cell office:value-type="float" office:value="167.197067">
            <text:p>167,197067</text:p>
          </table:table-cell>
          <table:table-cell office:value-type="float" office:value="857.929932">
            <text:p>857,929932</text:p>
          </table:table-cell>
          <table:table-cell office:value-type="float" office:value="23.826429">
            <text:p>23,826429</text:p>
          </table:table-cell>
          <table:table-cell office:value-type="float" office:value="14.174885">
            <text:p>14,174885</text:p>
          </table:table-cell>
          <table:table-cell office:value-type="float" office:value="6.053185">
            <text:p>6,053185</text:p>
          </table:table-cell>
          <table:table-cell office:value-type="float" office:value="66.08252">
            <text:p>66,08252</text:p>
          </table:table-cell>
          <table:table-cell office:value-type="float" office:value="8.589473">
            <text:p>8,589473</text:p>
          </table:table-cell>
          <table:table-cell office:value-type="float" office:value="174.077026">
            <text:p>174,077026</text:p>
          </table:table-cell>
          <table:table-cell office:value-type="float" office:value="6.996601">
            <text:p>6,996601</text:p>
          </table:table-cell>
          <table:table-cell office:value-type="float" office:value="11805.0625">
            <text:p>11805,0625</text:p>
          </table:table-cell>
          <table:table-cell office:value-type="float" office:value="217.549103">
            <text:p>217,549103</text:p>
          </table:table-cell>
          <table:table-cell office:value-type="float" office:value="55.081844">
            <text:p>55,081844</text:p>
          </table:table-cell>
          <table:table-cell office:value-type="float" office:value="9.488367">
            <text:p>9,488367</text:p>
          </table:table-cell>
          <table:table-cell office:value-type="float" office:value="217.301056">
            <text:p>217,301056</text:p>
          </table:table-cell>
          <table:table-cell office:value-type="float" office:value="17.386864">
            <text:p>17,386864</text:p>
          </table:table-cell>
          <table:table-cell office:value-type="float" office:value="734.979431">
            <text:p>734,979431</text:p>
          </table:table-cell>
          <table:table-cell office:value-type="float" office:value="24.262608">
            <text:p>24,262608</text:p>
          </table:table-cell>
          <table:table-cell office:value-type="float" office:value="1209.204102">
            <text:p>1209,204102</text:p>
          </table:table-cell>
          <table:table-cell office:value-type="float" office:value="22.781418">
            <text:p>22,78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44.531998">
            <text:p>144,531998</text:p>
          </table:table-cell>
          <table:table-cell office:value-type="float" office:value="11.996084">
            <text:p>11,996084</text:p>
          </table:table-cell>
          <table:table-cell office:value-type="float" office:value="28.329811">
            <text:p>28,329811</text:p>
          </table:table-cell>
          <table:table-cell office:value-type="float" office:value="12.330332">
            <text:p>12,330332</text:p>
          </table:table-cell>
          <table:table-cell table:number-columns-repeated="2" office:value-type="float" office:value="0">
            <text:p>0</text:p>
          </table:table-cell>
          <table:table-cell office:value-type="float" office:value="198.426651">
            <text:p>198,426651</text:p>
          </table:table-cell>
          <table:table-cell office:value-type="float" office:value="26.644634">
            <text:p>26,644634</text:p>
          </table:table-cell>
          <table:table-cell table:number-columns-repeated="2" office:value-type="float" office:value="0">
            <text:p>0</text:p>
          </table:table-cell>
          <table:table-cell office:value-type="float" office:value="65.486542">
            <text:p>65,486542</text:p>
          </table:table-cell>
          <table:table-cell office:value-type="float" office:value="24.991465">
            <text:p>24,991465</text:p>
          </table:table-cell>
          <table:table-cell office:value-type="float" office:value="681.579529">
            <text:p>681,579529</text:p>
          </table:table-cell>
          <table:table-cell office:value-type="float" office:value="28.10486">
            <text:p>28,10486</text:p>
          </table:table-cell>
        </table:table-row>
        <table:table-row table:style-name="ro1">
          <table:table-cell office:value-type="string">
            <text:p>AFR513 <text:s text:c="5"/></text:p>
          </table:table-cell>
          <table:table-cell office:value-type="float" office:value="11686.438477">
            <text:p>11686,438477</text:p>
          </table:table-cell>
          <table:table-cell office:value-type="float" office:value="1210.004272">
            <text:p>1210,004272</text:p>
          </table:table-cell>
          <table:table-cell office:value-type="float" office:value="2601.708008">
            <text:p>2601,708008</text:p>
          </table:table-cell>
          <table:table-cell office:value-type="float" office:value="510.196289">
            <text:p>510,196289</text:p>
          </table:table-cell>
          <table:table-cell office:value-type="float" office:value="13917.512695">
            <text:p>13917,512695</text:p>
          </table:table-cell>
          <table:table-cell office:value-type="float" office:value="370.516602">
            <text:p>370,516602</text:p>
          </table:table-cell>
          <table:table-cell office:value-type="float" office:value="32391.242188">
            <text:p>32391,242188</text:p>
          </table:table-cell>
          <table:table-cell office:value-type="float" office:value="707.645264">
            <text:p>707,645264</text:p>
          </table:table-cell>
          <table:table-cell office:value-type="float" office:value="304.094482">
            <text:p>304,094482</text:p>
          </table:table-cell>
          <table:table-cell office:value-type="float" office:value="36.418465">
            <text:p>36,418465</text:p>
          </table:table-cell>
          <table:table-cell office:value-type="float" office:value="8543.609375">
            <text:p>8543,609375</text:p>
          </table:table-cell>
          <table:table-cell office:value-type="float" office:value="172.572861">
            <text:p>172,572861</text:p>
          </table:table-cell>
          <table:table-cell office:value-type="float" office:value="18794.863281">
            <text:p>18794,863281</text:p>
          </table:table-cell>
          <table:table-cell office:value-type="float" office:value="325.36731">
            <text:p>325,36731</text:p>
          </table:table-cell>
          <table:table-cell office:value-type="float" office:value="8203.017578">
            <text:p>8203,017578</text:p>
          </table:table-cell>
          <table:table-cell office:value-type="float" office:value="115.229012">
            <text:p>115,229012</text:p>
          </table:table-cell>
          <table:table-cell office:value-type="float" office:value="8501.663086">
            <text:p>8501,663086</text:p>
          </table:table-cell>
          <table:table-cell office:value-type="float" office:value="113.415024">
            <text:p>113,415024</text:p>
          </table:table-cell>
          <table:table-cell office:value-type="float" office:value="1001.360352">
            <text:p>1001,360352</text:p>
          </table:table-cell>
          <table:table-cell office:value-type="float" office:value="27.072645">
            <text:p>27,072645</text:p>
          </table:table-cell>
          <table:table-cell office:value-type="float" office:value="32.769691">
            <text:p>32,769691</text:p>
          </table:table-cell>
          <table:table-cell office:value-type="float" office:value="5.771311">
            <text:p>5,771311</text:p>
          </table:table-cell>
          <table:table-cell office:value-type="float" office:value="58.896423">
            <text:p>58,896423</text:p>
          </table:table-cell>
          <table:table-cell office:value-type="float" office:value="8.266562">
            <text:p>8,266562</text:p>
          </table:table-cell>
          <table:table-cell office:value-type="float" office:value="194.382645">
            <text:p>194,382645</text:p>
          </table:table-cell>
          <table:table-cell office:value-type="float" office:value="6.821364">
            <text:p>6,821364</text:p>
          </table:table-cell>
          <table:table-cell office:value-type="float" office:value="16052.918945">
            <text:p>16052,918945</text:p>
          </table:table-cell>
          <table:table-cell office:value-type="float" office:value="295.036499">
            <text:p>295,036499</text:p>
          </table:table-cell>
          <table:table-cell office:value-type="float" office:value="39.923138">
            <text:p>39,923138</text:p>
          </table:table-cell>
          <table:table-cell office:value-type="float" office:value="8.348581">
            <text:p>8,348581</text:p>
          </table:table-cell>
          <table:table-cell office:value-type="float" office:value="76.09346">
            <text:p>76,09346</text:p>
          </table:table-cell>
          <table:table-cell office:value-type="float" office:value="15.944598">
            <text:p>15,944598</text:p>
          </table:table-cell>
          <table:table-cell office:value-type="float" office:value="437.622833">
            <text:p>437,622833</text:p>
          </table:table-cell>
          <table:table-cell office:value-type="float" office:value="21.641449">
            <text:p>21,641449</text:p>
          </table:table-cell>
          <table:table-cell office:value-type="float" office:value="185.704742">
            <text:p>185,704742</text:p>
          </table:table-cell>
          <table:table-cell office:value-type="float" office:value="9.892233">
            <text:p>9,892233</text:p>
          </table:table-cell>
          <table:table-cell table:number-columns-repeated="2" office:value-type="float" office:value="0">
            <text:p>0</text:p>
          </table:table-cell>
          <table:table-cell office:value-type="float" office:value="74.45269">
            <text:p>74,45269</text:p>
          </table:table-cell>
          <table:table-cell office:value-type="float" office:value="10.299897">
            <text:p>10,299897</text:p>
          </table:table-cell>
          <table:table-cell office:value-type="float" office:value="53.221939">
            <text:p>53,221939</text:p>
          </table:table-cell>
          <table:table-cell office:value-type="float" office:value="10.867095">
            <text:p>10,867095</text:p>
          </table:table-cell>
          <table:table-cell table:number-columns-repeated="2" office:value-type="float" office:value="0">
            <text:p>0</text:p>
          </table:table-cell>
          <table:table-cell office:value-type="float" office:value="207.986404">
            <text:p>207,986404</text:p>
          </table:table-cell>
          <table:table-cell office:value-type="float" office:value="24.369862">
            <text:p>24,369862</text:p>
          </table:table-cell>
          <table:table-cell table:number-columns-repeated="2" office:value-type="float" office:value="0">
            <text:p>0</text:p>
          </table:table-cell>
          <table:table-cell office:value-type="float" office:value="73.579208">
            <text:p>73,579208</text:p>
          </table:table-cell>
          <table:table-cell office:value-type="float" office:value="21.917128">
            <text:p>21,917128</text:p>
          </table:table-cell>
          <table:table-cell office:value-type="float" office:value="173.930084">
            <text:p>173,930084</text:p>
          </table:table-cell>
          <table:table-cell office:value-type="float" office:value="20.883524">
            <text:p>20,883524</text:p>
          </table:table-cell>
        </table:table-row>
        <table:table-row table:style-name="ro1">
          <table:table-cell office:value-type="string">
            <text:p>AFR514 <text:s text:c="5"/></text:p>
          </table:table-cell>
          <table:table-cell office:value-type="float" office:value="5153.802246">
            <text:p>5153,802246</text:p>
          </table:table-cell>
          <table:table-cell office:value-type="float" office:value="791.504578">
            <text:p>791,504578</text:p>
          </table:table-cell>
          <table:table-cell office:value-type="float" office:value="913.544617">
            <text:p>913,544617</text:p>
          </table:table-cell>
          <table:table-cell office:value-type="float" office:value="446.109894">
            <text:p>446,109894</text:p>
          </table:table-cell>
          <table:table-cell office:value-type="float" office:value="2383.07251">
            <text:p>2383,07251</text:p>
          </table:table-cell>
          <table:table-cell office:value-type="float" office:value="165.443283">
            <text:p>165,443283</text:p>
          </table:table-cell>
          <table:table-cell office:value-type="float" office:value="4037.869141">
            <text:p>4037,869141</text:p>
          </table:table-cell>
          <table:table-cell office:value-type="float" office:value="117.204613">
            <text:p>117,204613</text:p>
          </table:table-cell>
          <table:table-cell office:value-type="float" office:value="98.03093">
            <text:p>98,03093</text:p>
          </table:table-cell>
          <table:table-cell office:value-type="float" office:value="30.513514">
            <text:p>30,513514</text:p>
          </table:table-cell>
          <table:table-cell office:value-type="float" office:value="8495.825195">
            <text:p>8495,825195</text:p>
          </table:table-cell>
          <table:table-cell office:value-type="float" office:value="171.006668">
            <text:p>171,006668</text:p>
          </table:table-cell>
          <table:table-cell office:value-type="float" office:value="9796.549805">
            <text:p>9796,549805</text:p>
          </table:table-cell>
          <table:table-cell office:value-type="float" office:value="174.16333">
            <text:p>174,16333</text:p>
          </table:table-cell>
          <table:table-cell office:value-type="float" office:value="20331.382813">
            <text:p>20331,382813</text:p>
          </table:table-cell>
          <table:table-cell office:value-type="float" office:value="278.653717">
            <text:p>278,653717</text:p>
          </table:table-cell>
          <table:table-cell office:value-type="float" office:value="1805.646118">
            <text:p>1805,646118</text:p>
          </table:table-cell>
          <table:table-cell office:value-type="float" office:value="28.763208">
            <text:p>28,763208</text:p>
          </table:table-cell>
          <table:table-cell office:value-type="float" office:value="140.83548">
            <text:p>140,83548</text:p>
          </table:table-cell>
          <table:table-cell office:value-type="float" office:value="7.127306">
            <text:p>7,127306</text:p>
          </table:table-cell>
          <table:table-cell office:value-type="float" office:value="7.615401">
            <text:p>7,615401</text:p>
          </table:table-cell>
          <table:table-cell office:value-type="float" office:value="4.417891">
            <text:p>4,417891</text:p>
          </table:table-cell>
          <table:table-cell office:value-type="float" office:value="34.234367">
            <text:p>34,234367</text:p>
          </table:table-cell>
          <table:table-cell office:value-type="float" office:value="7.753687">
            <text:p>7,753687</text:p>
          </table:table-cell>
          <table:table-cell office:value-type="float" office:value="45.453045">
            <text:p>45,453045</text:p>
          </table:table-cell>
          <table:table-cell office:value-type="float" office:value="4.547035">
            <text:p>4,547035</text:p>
          </table:table-cell>
          <table:table-cell office:value-type="float" office:value="1446.871094">
            <text:p>1446,871094</text:p>
          </table:table-cell>
          <table:table-cell office:value-type="float" office:value="29.595877">
            <text:p>29,595877</text:p>
          </table:table-cell>
          <table:table-cell office:value-type="float" office:value="49.480301">
            <text:p>49,480301</text:p>
          </table:table-cell>
          <table:table-cell office:value-type="float" office:value="7.399753">
            <text:p>7,399753</text:p>
          </table:table-cell>
          <table:table-cell office:value-type="float" office:value="24.748339">
            <text:p>24,748339</text:p>
          </table:table-cell>
          <table:table-cell office:value-type="float" office:value="15.24683">
            <text:p>15,24683</text:p>
          </table:table-cell>
          <table:table-cell office:value-type="float" office:value="401.734344">
            <text:p>401,734344</text:p>
          </table:table-cell>
          <table:table-cell office:value-type="float" office:value="21.106413">
            <text:p>21,106413</text:p>
          </table:table-cell>
          <table:table-cell office:value-type="float" office:value="317.564636">
            <text:p>317,564636</text:p>
          </table:table-cell>
          <table:table-cell office:value-type="float" office:value="10.171224">
            <text:p>10,171224</text:p>
          </table:table-cell>
          <table:table-cell table:number-columns-repeated="2" office:value-type="float" office:value="0">
            <text:p>0</text:p>
          </table:table-cell>
          <table:table-cell office:value-type="float" office:value="31.634512">
            <text:p>31,634512</text:p>
          </table:table-cell>
          <table:table-cell office:value-type="float" office:value="9.35865">
            <text:p>9,35865</text:p>
          </table:table-cell>
          <table:table-cell office:value-type="float" office:value="6.921154">
            <text:p>6,921154</text:p>
          </table:table-cell>
          <table:table-cell office:value-type="float" office:value="9.79617">
            <text:p>9,79617</text:p>
          </table:table-cell>
          <table:table-cell table:number-columns-repeated="2" office:value-type="float" office:value="0">
            <text:p>0</text:p>
          </table:table-cell>
          <table:table-cell office:value-type="float" office:value="63.59074">
            <text:p>63,59074</text:p>
          </table:table-cell>
          <table:table-cell office:value-type="float" office:value="19.353319">
            <text:p>19,353319</text:p>
          </table:table-cell>
          <table:table-cell table:number-columns-repeated="2" office:value-type="float" office:value="0">
            <text:p>0</text:p>
          </table:table-cell>
          <table:table-cell office:value-type="float" office:value="71.93396">
            <text:p>71,93396</text:p>
          </table:table-cell>
          <table:table-cell office:value-type="float" office:value="19.426714">
            <text:p>19,426714</text:p>
          </table:table-cell>
          <table:table-cell office:value-type="float" office:value="226.2117">
            <text:p>226,2117</text:p>
          </table:table-cell>
          <table:table-cell office:value-type="float" office:value="19.244236">
            <text:p>19,244236</text:p>
          </table:table-cell>
        </table:table-row>
        <table:table-row table:style-name="ro1">
          <table:table-cell office:value-type="string">
            <text:p>AFR515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09.865837">
            <text:p>109,865837</text:p>
          </table:table-cell>
          <table:table-cell office:value-type="float" office:value="456.354218">
            <text:p>456,354218</text:p>
          </table:table-cell>
          <table:table-cell office:value-type="float" office:value="267.396851">
            <text:p>267,396851</text:p>
          </table:table-cell>
          <table:table-cell office:value-type="float" office:value="138.420151">
            <text:p>138,420151</text:p>
          </table:table-cell>
          <table:table-cell office:value-type="float" office:value="13.724866">
            <text:p>13,724866</text:p>
          </table:table-cell>
          <table:table-cell office:value-type="float" office:value="57.53756">
            <text:p>57,53756</text:p>
          </table:table-cell>
          <table:table-cell table:number-columns-repeated="6" office:value-type="float" office:value="0">
            <text:p>0</text:p>
          </table:table-cell>
          <table:table-cell office:value-type="float" office:value="8.791985">
            <text:p>8,791985</text:p>
          </table:table-cell>
          <table:table-cell office:value-type="float" office:value="9.002421">
            <text:p>9,002421</text:p>
          </table:table-cell>
          <table:table-cell office:value-type="float" office:value="2.626687">
            <text:p>2,626687</text:p>
          </table:table-cell>
          <table:table-cell office:value-type="float" office:value="10.746154">
            <text:p>10,746154</text:p>
          </table:table-cell>
          <table:table-cell table:number-columns-repeated="4" office:value-type="float" office:value="0">
            <text:p>0</text:p>
          </table:table-cell>
          <table:table-cell office:value-type="float" office:value="16.037128">
            <text:p>16,037128</text:p>
          </table:table-cell>
          <table:table-cell office:value-type="float" office:value="8.447173">
            <text:p>8,447173</text:p>
          </table:table-cell>
          <table:table-cell table:number-columns-repeated="2" office:value-type="float" office:value="0">
            <text:p>0</text:p>
          </table:table-cell>
          <table:table-cell office:value-type="float" office:value="7.057197">
            <text:p>7,057197</text:p>
          </table:table-cell>
          <table:table-cell office:value-type="float" office:value="9.243758">
            <text:p>9,243758</text:p>
          </table:table-cell>
          <table:table-cell table:number-columns-repeated="2" office:value-type="float" office:value="0">
            <text:p>0</text:p>
          </table:table-cell>
          <table:table-cell office:value-type="float" office:value="12.899294">
            <text:p>12,899294</text:p>
          </table:table-cell>
          <table:table-cell office:value-type="float" office:value="16.518063">
            <text:p>16,518063</text:p>
          </table:table-cell>
          <table:table-cell table:number-columns-repeated="10" office:value-type="float" office:value="0">
            <text:p>0</text:p>
          </table:table-cell>
          <table:table-cell office:value-type="float" office:value="31.901075">
            <text:p>31,901075</text:p>
          </table:table-cell>
          <table:table-cell office:value-type="float" office:value="33.775425">
            <text:p>33,775425</text:p>
          </table:table-cell>
          <table:table-cell table:number-columns-repeated="2" office:value-type="float" office:value="0">
            <text:p>0</text:p>
          </table:table-cell>
          <table:table-cell office:value-type="float" office:value="24.863905">
            <text:p>24,863905</text:p>
          </table:table-cell>
          <table:table-cell office:value-type="float" office:value="35.145535">
            <text:p>35,145535</text:p>
          </table:table-cell>
          <table:table-cell table:number-columns-repeated="4"/>
        </table:table-row>
        <table:table-row table:style-name="ro1">
          <table:table-cell office:value-type="string">
            <text:p>AFR516 <text:s text:c="5"/></text:p>
          </table:table-cell>
          <table:table-cell office:value-type="float" office:value="10899.949219">
            <text:p>10899,949219</text:p>
          </table:table-cell>
          <table:table-cell office:value-type="float" office:value="1307.177002">
            <text:p>1307,177002</text:p>
          </table:table-cell>
          <table:table-cell office:value-type="float" office:value="2586.053955">
            <text:p>2586,053955</text:p>
          </table:table-cell>
          <table:table-cell office:value-type="float" office:value="576.80542">
            <text:p>576,80542</text:p>
          </table:table-cell>
          <table:table-cell office:value-type="float" office:value="23888.826172">
            <text:p>23888,826172</text:p>
          </table:table-cell>
          <table:table-cell office:value-type="float" office:value="585.644104">
            <text:p>585,644104</text:p>
          </table:table-cell>
          <table:table-cell office:value-type="float" office:value="53642.488281">
            <text:p>53642,488281</text:p>
          </table:table-cell>
          <table:table-cell office:value-type="float" office:value="1159.911011">
            <text:p>1159,911011</text:p>
          </table:table-cell>
          <table:table-cell office:value-type="float" office:value="412.903259">
            <text:p>412,903259</text:p>
          </table:table-cell>
          <table:table-cell office:value-type="float" office:value="46.03484">
            <text:p>46,03484</text:p>
          </table:table-cell>
          <table:table-cell office:value-type="float" office:value="8327.942383">
            <text:p>8327,942383</text:p>
          </table:table-cell>
          <table:table-cell office:value-type="float" office:value="170.086929">
            <text:p>170,086929</text:p>
          </table:table-cell>
          <table:table-cell office:value-type="float" office:value="22946.193359">
            <text:p>22946,193359</text:p>
          </table:table-cell>
          <table:table-cell office:value-type="float" office:value="395.478241">
            <text:p>395,478241</text:p>
          </table:table-cell>
          <table:table-cell office:value-type="float" office:value="14847.769531">
            <text:p>14847,769531</text:p>
          </table:table-cell>
          <table:table-cell office:value-type="float" office:value="205.007813">
            <text:p>205,007813</text:p>
          </table:table-cell>
          <table:table-cell office:value-type="float" office:value="17072.076172">
            <text:p>17072,076172</text:p>
          </table:table-cell>
          <table:table-cell office:value-type="float" office:value="224.41983">
            <text:p>224,41983</text:p>
          </table:table-cell>
          <table:table-cell office:value-type="float" office:value="1717.460449">
            <text:p>1717,460449</text:p>
          </table:table-cell>
          <table:table-cell office:value-type="float" office:value="45.101772">
            <text:p>45,101772</text:p>
          </table:table-cell>
          <table:table-cell office:value-type="float" office:value="41.135006">
            <text:p>41,135006</text:p>
          </table:table-cell>
          <table:table-cell office:value-type="float" office:value="7.400758">
            <text:p>7,400758</text:p>
          </table:table-cell>
          <table:table-cell office:value-type="float" office:value="81.501831">
            <text:p>81,501831</text:p>
          </table:table-cell>
          <table:table-cell office:value-type="float" office:value="9.30296">
            <text:p>9,30296</text:p>
          </table:table-cell>
          <table:table-cell office:value-type="float" office:value="272.198547">
            <text:p>272,198547</text:p>
          </table:table-cell>
          <table:table-cell office:value-type="float" office:value="9.043991">
            <text:p>9,043991</text:p>
          </table:table-cell>
          <table:table-cell office:value-type="float" office:value="25942.306641">
            <text:p>25942,306641</text:p>
          </table:table-cell>
          <table:table-cell office:value-type="float" office:value="475.684692">
            <text:p>475,684692</text:p>
          </table:table-cell>
          <table:table-cell office:value-type="float" office:value="64.572701">
            <text:p>64,572701</text:p>
          </table:table-cell>
          <table:table-cell office:value-type="float" office:value="11.017023">
            <text:p>11,017023</text:p>
          </table:table-cell>
          <table:table-cell office:value-type="float" office:value="244.54509">
            <text:p>244,54509</text:p>
          </table:table-cell>
          <table:table-cell office:value-type="float" office:value="18.392538">
            <text:p>18,392538</text:p>
          </table:table-cell>
          <table:table-cell office:value-type="float" office:value="539.838745">
            <text:p>539,838745</text:p>
          </table:table-cell>
          <table:table-cell office:value-type="float" office:value="23.382845">
            <text:p>23,382845</text:p>
          </table:table-cell>
          <table:table-cell office:value-type="float" office:value="236.182739">
            <text:p>236,182739</text:p>
          </table:table-cell>
          <table:table-cell office:value-type="float" office:value="12.883776">
            <text:p>12,883776</text:p>
          </table:table-cell>
          <table:table-cell table:number-columns-repeated="2" office:value-type="float" office:value="0">
            <text:p>0</text:p>
          </table:table-cell>
          <table:table-cell office:value-type="float" office:value="143.102356">
            <text:p>143,102356</text:p>
          </table:table-cell>
          <table:table-cell office:value-type="float" office:value="13.734386">
            <text:p>13,734386</text:p>
          </table:table-cell>
          <table:table-cell office:value-type="float" office:value="116.419899">
            <text:p>116,419899</text:p>
          </table:table-cell>
          <table:table-cell office:value-type="float" office:value="14.481951">
            <text:p>14,481951</text:p>
          </table:table-cell>
          <table:table-cell table:number-columns-repeated="2" office:value-type="float" office:value="0">
            <text:p>0</text:p>
          </table:table-cell>
          <table:table-cell office:value-type="float" office:value="300.14502">
            <text:p>300,14502</text:p>
          </table:table-cell>
          <table:table-cell office:value-type="float" office:value="31.480986">
            <text:p>31,480986</text:p>
          </table:table-cell>
          <table:table-cell table:number-columns-repeated="2" office:value-type="float" office:value="0">
            <text:p>0</text:p>
          </table:table-cell>
          <table:table-cell office:value-type="float" office:value="109.042168">
            <text:p>109,042168</text:p>
          </table:table-cell>
          <table:table-cell office:value-type="float" office:value="28.896557">
            <text:p>28,896557</text:p>
          </table:table-cell>
          <table:table-cell office:value-type="float" office:value="237.281998">
            <text:p>237,281998</text:p>
          </table:table-cell>
          <table:table-cell office:value-type="float" office:value="27.667133">
            <text:p>27,667133</text:p>
          </table:table-cell>
        </table:table-row>
        <table:table-row table:style-name="ro1">
          <table:table-cell office:value-type="string">
            <text:p>AFR517 <text:s text:c="5"/></text:p>
          </table:table-cell>
          <table:table-cell office:value-type="float" office:value="4543.651855">
            <text:p>4543,651855</text:p>
          </table:table-cell>
          <table:table-cell office:value-type="float" office:value="895.854004">
            <text:p>895,854004</text:p>
          </table:table-cell>
          <table:table-cell office:value-type="float" office:value="1496.482178">
            <text:p>1496,482178</text:p>
          </table:table-cell>
          <table:table-cell office:value-type="float" office:value="495.674774">
            <text:p>495,674774</text:p>
          </table:table-cell>
          <table:table-cell office:value-type="float" office:value="4699.749512">
            <text:p>4699,749512</text:p>
          </table:table-cell>
          <table:table-cell office:value-type="float" office:value="201.996384">
            <text:p>201,996384</text:p>
          </table:table-cell>
          <table:table-cell office:value-type="float" office:value="11015.288086">
            <text:p>11015,288086</text:p>
          </table:table-cell>
          <table:table-cell office:value-type="float" office:value="257.75885">
            <text:p>257,75885</text:p>
          </table:table-cell>
          <table:table-cell office:value-type="float" office:value="60.621506">
            <text:p>60,621506</text:p>
          </table:table-cell>
          <table:table-cell office:value-type="float" office:value="31.842468">
            <text:p>31,842468</text:p>
          </table:table-cell>
          <table:table-cell office:value-type="float" office:value="3886.230957">
            <text:p>3886,230957</text:p>
          </table:table-cell>
          <table:table-cell office:value-type="float" office:value="87.510857">
            <text:p>87,510857</text:p>
          </table:table-cell>
          <table:table-cell office:value-type="float" office:value="8583.09082">
            <text:p>8583,09082</text:p>
          </table:table-cell>
          <table:table-cell office:value-type="float" office:value="154.323456">
            <text:p>154,323456</text:p>
          </table:table-cell>
          <table:table-cell office:value-type="float" office:value="6387.305176">
            <text:p>6387,305176</text:p>
          </table:table-cell>
          <table:table-cell office:value-type="float" office:value="91.100861">
            <text:p>91,100861</text:p>
          </table:table-cell>
          <table:table-cell office:value-type="float" office:value="4160.634766">
            <text:p>4160,634766</text:p>
          </table:table-cell>
          <table:table-cell office:value-type="float" office:value="57.77121">
            <text:p>57,77121</text:p>
          </table:table-cell>
          <table:table-cell office:value-type="float" office:value="362.134155">
            <text:p>362,134155</text:p>
          </table:table-cell>
          <table:table-cell office:value-type="float" office:value="12.301683">
            <text:p>12,301683</text:p>
          </table:table-cell>
          <table:table-cell office:value-type="float" office:value="9.224884">
            <text:p>9,224884</text:p>
          </table:table-cell>
          <table:table-cell office:value-type="float" office:value="5.543953">
            <text:p>5,543953</text:p>
          </table:table-cell>
          <table:table-cell office:value-type="float" office:value="45.29586">
            <text:p>45,29586</text:p>
          </table:table-cell>
          <table:table-cell office:value-type="float" office:value="8.395915">
            <text:p>8,395915</text:p>
          </table:table-cell>
          <table:table-cell office:value-type="float" office:value="81.243942">
            <text:p>81,243942</text:p>
          </table:table-cell>
          <table:table-cell office:value-type="float" office:value="5.796491">
            <text:p>5,796491</text:p>
          </table:table-cell>
          <table:table-cell office:value-type="float" office:value="5149.515625">
            <text:p>5149,515625</text:p>
          </table:table-cell>
          <table:table-cell office:value-type="float" office:value="96.3451">
            <text:p>96,3451</text:p>
          </table:table-cell>
          <table:table-cell office:value-type="float" office:value="71.372261">
            <text:p>71,372261</text:p>
          </table:table-cell>
          <table:table-cell office:value-type="float" office:value="9.089813">
            <text:p>9,089813</text:p>
          </table:table-cell>
          <table:table-cell office:value-type="float" office:value="80.469994">
            <text:p>80,469994</text:p>
          </table:table-cell>
          <table:table-cell office:value-type="float" office:value="16.469604">
            <text:p>16,469604</text:p>
          </table:table-cell>
          <table:table-cell office:value-type="float" office:value="237.539764">
            <text:p>237,539764</text:p>
          </table:table-cell>
          <table:table-cell office:value-type="float" office:value="20.934622">
            <text:p>20,934622</text:p>
          </table:table-cell>
          <table:table-cell office:value-type="float" office:value="93.016647">
            <text:p>93,016647</text:p>
          </table:table-cell>
          <table:table-cell office:value-type="float" office:value="10.257891">
            <text:p>10,257891</text:p>
          </table:table-cell>
          <table:table-cell table:number-columns-repeated="2" office:value-type="float" office:value="0">
            <text:p>0</text:p>
          </table:table-cell>
          <table:table-cell office:value-type="float" office:value="57.392395">
            <text:p>57,392395</text:p>
          </table:table-cell>
          <table:table-cell office:value-type="float" office:value="11.381208">
            <text:p>11,381208</text:p>
          </table:table-cell>
          <table:table-cell office:value-type="float" office:value="20.227322">
            <text:p>20,227322</text:p>
          </table:table-cell>
          <table:table-cell office:value-type="float" office:value="11.86733">
            <text:p>11,86733</text:p>
          </table:table-cell>
          <table:table-cell table:number-columns-repeated="2" office:value-type="float" office:value="0">
            <text:p>0</text:p>
          </table:table-cell>
          <table:table-cell office:value-type="float" office:value="123.384651">
            <text:p>123,384651</text:p>
          </table:table-cell>
          <table:table-cell office:value-type="float" office:value="24.621084">
            <text:p>24,621084</text:p>
          </table:table-cell>
          <table:table-cell table:number-columns-repeated="2" office:value-type="float" office:value="0">
            <text:p>0</text:p>
          </table:table-cell>
          <table:table-cell office:value-type="float" office:value="103.692917">
            <text:p>103,692917</text:p>
          </table:table-cell>
          <table:table-cell office:value-type="float" office:value="23.826183">
            <text:p>23,826183</text:p>
          </table:table-cell>
          <table:table-cell office:value-type="float" office:value="105.346916">
            <text:p>105,346916</text:p>
          </table:table-cell>
          <table:table-cell office:value-type="float" office:value="22.472534">
            <text:p>22,472534</text:p>
          </table:table-cell>
        </table:table-row>
        <table:table-row table:style-name="ro1">
          <table:table-cell office:value-type="string">
            <text:p>AFR518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279.9487">
            <text:p>279,9487</text:p>
          </table:table-cell>
          <table:table-cell office:value-type="float" office:value="424.155457">
            <text:p>424,155457</text:p>
          </table:table-cell>
          <table:table-cell office:value-type="float" office:value="197.35965">
            <text:p>197,35965</text:p>
          </table:table-cell>
          <table:table-cell office:value-type="float" office:value="126.883087">
            <text:p>126,883087</text:p>
          </table:table-cell>
          <table:table-cell office:value-type="float" office:value="11.893252">
            <text:p>11,893252</text:p>
          </table:table-cell>
          <table:table-cell office:value-type="float" office:value="53.123051">
            <text:p>53,123051</text:p>
          </table:table-cell>
          <table:table-cell table:number-columns-repeated="6" office:value-type="float" office:value="0">
            <text:p>0</text:p>
          </table:table-cell>
          <table:table-cell office:value-type="float" office:value="5.765071">
            <text:p>5,765071</text:p>
          </table:table-cell>
          <table:table-cell office:value-type="float" office:value="8.372189">
            <text:p>8,372189</text:p>
          </table:table-cell>
          <table:table-cell office:value-type="float" office:value="3.227301">
            <text:p>3,227301</text:p>
          </table:table-cell>
          <table:table-cell office:value-type="float" office:value="10.349691">
            <text:p>10,349691</text:p>
          </table:table-cell>
          <table:table-cell table:number-columns-repeated="4" office:value-type="float" office:value="0">
            <text:p>0</text:p>
          </table:table-cell>
          <table:table-cell office:value-type="float" office:value="22.526691">
            <text:p>22,526691</text:p>
          </table:table-cell>
          <table:table-cell office:value-type="float" office:value="7.980324">
            <text:p>7,980324</text:p>
          </table:table-cell>
          <table:table-cell table:number-columns-repeated="2" office:value-type="float" office:value="0">
            <text:p>0</text:p>
          </table:table-cell>
          <table:table-cell office:value-type="float" office:value="2.107311">
            <text:p>2,107311</text:p>
          </table:table-cell>
          <table:table-cell office:value-type="float" office:value="8.731894">
            <text:p>8,731894</text:p>
          </table:table-cell>
          <table:table-cell table:number-columns-repeated="14" office:value-type="float" office:value="0">
            <text:p>0</text:p>
          </table:table-cell>
          <table:table-cell office:value-type="float" office:value="21.708637">
            <text:p>21,708637</text:p>
          </table:table-cell>
          <table:table-cell office:value-type="float" office:value="32.336143">
            <text:p>32,336143</text:p>
          </table:table-cell>
          <table:table-cell table:number-columns-repeated="2" office:value-type="float" office:value="0">
            <text:p>0</text:p>
          </table:table-cell>
          <table:table-cell office:value-type="float" office:value="8.583348">
            <text:p>8,583348</text:p>
          </table:table-cell>
          <table:table-cell office:value-type="float" office:value="33.235207">
            <text:p>33,235207</text:p>
          </table:table-cell>
          <table:table-cell table:number-columns-repeated="4"/>
        </table:table-row>
        <table:table-row table:style-name="ro1">
          <table:table-cell office:value-type="string">
            <text:p>AFR519 <text:s text:c="5"/></text:p>
          </table:table-cell>
          <table:table-cell office:value-type="float" office:value="6992.701172">
            <text:p>6992,701172</text:p>
          </table:table-cell>
          <table:table-cell office:value-type="float" office:value="919.842346">
            <text:p>919,842346</text:p>
          </table:table-cell>
          <table:table-cell office:value-type="float" office:value="1263.114868">
            <text:p>1263,114868</text:p>
          </table:table-cell>
          <table:table-cell office:value-type="float" office:value="459.649719">
            <text:p>459,649719</text:p>
          </table:table-cell>
          <table:table-cell office:value-type="float" office:value="2198.609863">
            <text:p>2198,609863</text:p>
          </table:table-cell>
          <table:table-cell office:value-type="float" office:value="166.423676">
            <text:p>166,423676</text:p>
          </table:table-cell>
          <table:table-cell office:value-type="float" office:value="3706.530518">
            <text:p>3706,530518</text:p>
          </table:table-cell>
          <table:table-cell office:value-type="float" office:value="112.48951">
            <text:p>112,48951</text:p>
          </table:table-cell>
          <table:table-cell office:value-type="float" office:value="71.264809">
            <text:p>71,264809</text:p>
          </table:table-cell>
          <table:table-cell office:value-type="float" office:value="31.818735">
            <text:p>31,818735</text:p>
          </table:table-cell>
          <table:table-cell office:value-type="float" office:value="8906.110352">
            <text:p>8906,110352</text:p>
          </table:table-cell>
          <table:table-cell office:value-type="float" office:value="179.130264">
            <text:p>179,130264</text:p>
          </table:table-cell>
          <table:table-cell office:value-type="float" office:value="10658.952148">
            <text:p>10658,952148</text:p>
          </table:table-cell>
          <table:table-cell office:value-type="float" office:value="189.252609">
            <text:p>189,252609</text:p>
          </table:table-cell>
          <table:table-cell office:value-type="float" office:value="21650.779297">
            <text:p>21650,779297</text:p>
          </table:table-cell>
          <table:table-cell office:value-type="float" office:value="296.551544">
            <text:p>296,551544</text:p>
          </table:table-cell>
          <table:table-cell office:value-type="float" office:value="2078.983398">
            <text:p>2078,983398</text:p>
          </table:table-cell>
          <table:table-cell office:value-type="float" office:value="32.205002">
            <text:p>32,205002</text:p>
          </table:table-cell>
          <table:table-cell office:value-type="float" office:value="121.968689">
            <text:p>121,968689</text:p>
          </table:table-cell>
          <table:table-cell office:value-type="float" office:value="7.114871">
            <text:p>7,114871</text:p>
          </table:table-cell>
          <table:table-cell office:value-type="float" office:value="12.57501">
            <text:p>12,57501</text:p>
          </table:table-cell>
          <table:table-cell office:value-type="float" office:value="4.645441">
            <text:p>4,645441</text:p>
          </table:table-cell>
          <table:table-cell office:value-type="float" office:value="23.01792">
            <text:p>23,01792</text:p>
          </table:table-cell>
          <table:table-cell office:value-type="float" office:value="7.808328">
            <text:p>7,808328</text:p>
          </table:table-cell>
          <table:table-cell office:value-type="float" office:value="50.21867">
            <text:p>50,21867</text:p>
          </table:table-cell>
          <table:table-cell office:value-type="float" office:value="4.754281">
            <text:p>4,754281</text:p>
          </table:table-cell>
          <table:table-cell office:value-type="float" office:value="1738.327026">
            <text:p>1738,327026</text:p>
          </table:table-cell>
          <table:table-cell office:value-type="float" office:value="34.746033">
            <text:p>34,746033</text:p>
          </table:table-cell>
          <table:table-cell office:value-type="float" office:value="54.513577">
            <text:p>54,513577</text:p>
          </table:table-cell>
          <table:table-cell office:value-type="float" office:value="7.733031">
            <text:p>7,733031</text:p>
          </table:table-cell>
          <table:table-cell office:value-type="float" office:value="36.414562">
            <text:p>36,414562</text:p>
          </table:table-cell>
          <table:table-cell office:value-type="float" office:value="15.468782">
            <text:p>15,468782</text:p>
          </table:table-cell>
          <table:table-cell office:value-type="float" office:value="490.254425">
            <text:p>490,254425</text:p>
          </table:table-cell>
          <table:table-cell office:value-type="float" office:value="21.780975">
            <text:p>21,780975</text:p>
          </table:table-cell>
          <table:table-cell office:value-type="float" office:value="363.037964">
            <text:p>363,037964</text:p>
          </table:table-cell>
          <table:table-cell office:value-type="float" office:value="10.918237">
            <text:p>10,918237</text:p>
          </table:table-cell>
          <table:table-cell table:number-columns-repeated="2" office:value-type="float" office:value="0">
            <text:p>0</text:p>
          </table:table-cell>
          <table:table-cell office:value-type="float" office:value="25.988323">
            <text:p>25,988323</text:p>
          </table:table-cell>
          <table:table-cell office:value-type="float" office:value="9.589725">
            <text:p>9,589725</text:p>
          </table:table-cell>
          <table:table-cell office:value-type="float" office:value="17.74279">
            <text:p>17,74279</text:p>
          </table:table-cell>
          <table:table-cell office:value-type="float" office:value="10.153318">
            <text:p>10,153318</text:p>
          </table:table-cell>
          <table:table-cell table:number-columns-repeated="2" office:value-type="float" office:value="0">
            <text:p>0</text:p>
          </table:table-cell>
          <table:table-cell office:value-type="float" office:value="63.688869">
            <text:p>63,688869</text:p>
          </table:table-cell>
          <table:table-cell office:value-type="float" office:value="20.23567">
            <text:p>20,23567</text:p>
          </table:table-cell>
          <table:table-cell table:number-columns-repeated="2" office:value-type="float" office:value="0">
            <text:p>0</text:p>
          </table:table-cell>
          <table:table-cell office:value-type="float" office:value="77.901817">
            <text:p>77,901817</text:p>
          </table:table-cell>
          <table:table-cell office:value-type="float" office:value="20.342697">
            <text:p>20,342697</text:p>
          </table:table-cell>
          <table:table-cell office:value-type="float" office:value="518.82489">
            <text:p>518,82489</text:p>
          </table:table-cell>
          <table:table-cell office:value-type="float" office:value="22.630894">
            <text:p>22,630894</text:p>
          </table:table-cell>
        </table:table-row>
        <table:table-row table:style-name="ro1">
          <table:table-cell office:value-type="string">
            <text:p>AFR520 <text:s text:c="5"/></text:p>
          </table:table-cell>
          <table:table-cell office:value-type="float" office:value="4393.909668">
            <text:p>4393,909668</text:p>
          </table:table-cell>
          <table:table-cell office:value-type="float" office:value="735.128906">
            <text:p>735,128906</text:p>
          </table:table-cell>
          <table:table-cell office:value-type="float" office:value="127.011711">
            <text:p>127,011711</text:p>
          </table:table-cell>
          <table:table-cell office:value-type="float" office:value="426.728333">
            <text:p>426,728333</text:p>
          </table:table-cell>
          <table:table-cell office:value-type="float" office:value="2947.836914">
            <text:p>2947,836914</text:p>
          </table:table-cell>
          <table:table-cell office:value-type="float" office:value="160.901215">
            <text:p>160,901215</text:p>
          </table:table-cell>
          <table:table-cell office:value-type="float" office:value="5546.632813">
            <text:p>5546,632813</text:p>
          </table:table-cell>
          <table:table-cell office:value-type="float" office:value="144.012177">
            <text:p>144,012177</text:p>
          </table:table-cell>
          <table:table-cell office:value-type="float" office:value="122.455017">
            <text:p>122,455017</text:p>
          </table:table-cell>
          <table:table-cell office:value-type="float" office:value="26.218878">
            <text:p>26,218878</text:p>
          </table:table-cell>
          <table:table-cell office:value-type="float" office:value="6779.937012">
            <text:p>6779,937012</text:p>
          </table:table-cell>
          <table:table-cell office:value-type="float" office:value="138.483475">
            <text:p>138,483475</text:p>
          </table:table-cell>
          <table:table-cell office:value-type="float" office:value="1908.129639">
            <text:p>1908,129639</text:p>
          </table:table-cell>
          <table:table-cell office:value-type="float" office:value="43.084949">
            <text:p>43,084949</text:p>
          </table:table-cell>
          <table:table-cell office:value-type="float" office:value="4669.855957">
            <text:p>4669,855957</text:p>
          </table:table-cell>
          <table:table-cell office:value-type="float" office:value="67.740417">
            <text:p>67,740417</text:p>
          </table:table-cell>
          <table:table-cell office:value-type="float" office:value="1363.606445">
            <text:p>1363,606445</text:p>
          </table:table-cell>
          <table:table-cell office:value-type="float" office:value="23.040125">
            <text:p>23,040125</text:p>
          </table:table-cell>
          <table:table-cell office:value-type="float" office:value="186.593292">
            <text:p>186,593292</text:p>
          </table:table-cell>
          <table:table-cell office:value-type="float" office:value="7.826409">
            <text:p>7,826409</text:p>
          </table:table-cell>
          <table:table-cell office:value-type="float" office:value="19.646454">
            <text:p>19,646454</text:p>
          </table:table-cell>
          <table:table-cell office:value-type="float" office:value="4.462419">
            <text:p>4,462419</text:p>
          </table:table-cell>
          <table:table-cell office:value-type="float" office:value="36.745102">
            <text:p>36,745102</text:p>
          </table:table-cell>
          <table:table-cell office:value-type="float" office:value="7.714573">
            <text:p>7,714573</text:p>
          </table:table-cell>
          <table:table-cell office:value-type="float" office:value="46.291222">
            <text:p>46,291222</text:p>
          </table:table-cell>
          <table:table-cell office:value-type="float" office:value="4.480149">
            <text:p>4,480149</text:p>
          </table:table-cell>
          <table:table-cell office:value-type="float" office:value="2336.282959">
            <text:p>2336,282959</text:p>
          </table:table-cell>
          <table:table-cell office:value-type="float" office:value="45.361137">
            <text:p>45,361137</text:p>
          </table:table-cell>
          <table:table-cell office:value-type="float" office:value="45.116783">
            <text:p>45,116783</text:p>
          </table:table-cell>
          <table:table-cell office:value-type="float" office:value="7.209331">
            <text:p>7,209331</text:p>
          </table:table-cell>
          <table:table-cell office:value-type="float" office:value="0.996366">
            <text:p>0,996366</text:p>
          </table:table-cell>
          <table:table-cell office:value-type="float" office:value="15.073395">
            <text:p>15,073395</text:p>
          </table:table-cell>
          <table:table-cell office:value-type="float" office:value="195.652145">
            <text:p>195,652145</text:p>
          </table:table-cell>
          <table:table-cell office:value-type="float" office:value="20.077171">
            <text:p>20,077171</text:p>
          </table:table-cell>
          <table:table-cell office:value-type="float" office:value="97.410385">
            <text:p>97,410385</text:p>
          </table:table-cell>
          <table:table-cell office:value-type="float" office:value="8.31334">
            <text:p>8,31334</text:p>
          </table:table-cell>
          <table:table-cell table:number-columns-repeated="2" office:value-type="float" office:value="0">
            <text:p>0</text:p>
          </table:table-cell>
          <table:table-cell office:value-type="float" office:value="32.056664">
            <text:p>32,056664</text:p>
          </table:table-cell>
          <table:table-cell office:value-type="float" office:value="9.069541">
            <text:p>9,069541</text:p>
          </table:table-cell>
          <table:table-cell office:value-type="float" office:value="10.968269">
            <text:p>10,968269</text:p>
          </table:table-cell>
          <table:table-cell office:value-type="float" office:value="9.592413">
            <text:p>9,592413</text:p>
          </table:table-cell>
          <table:table-cell table:number-columns-repeated="2" office:value-type="float" office:value="0">
            <text:p>0</text:p>
          </table:table-cell>
          <table:table-cell office:value-type="float" office:value="27.183077">
            <text:p>27,183077</text:p>
          </table:table-cell>
          <table:table-cell office:value-type="float" office:value="19.139971">
            <text:p>19,139971</text:p>
          </table:table-cell>
          <table:table-cell table:number-columns-repeated="2" office:value-type="float" office:value="0">
            <text:p>0</text:p>
          </table:table-cell>
          <table:table-cell office:value-type="float" office:value="81.312012">
            <text:p>81,312012</text:p>
          </table:table-cell>
          <table:table-cell office:value-type="float" office:value="18.973274">
            <text:p>18,973274</text:p>
          </table:table-cell>
          <table:table-cell office:value-type="float" office:value="66.502991">
            <text:p>66,502991</text:p>
          </table:table-cell>
          <table:table-cell office:value-type="float" office:value="17.925587">
            <text:p>17,925587</text:p>
          </table:table-cell>
        </table:table-row>
        <table:table-row table:style-name="ro1">
          <table:table-cell office:value-type="string">
            <text:p>AFR521 <text:s text:c="5"/></text:p>
          </table:table-cell>
          <table:table-cell office:value-type="float" office:value="8620.59375">
            <text:p>8620,59375</text:p>
          </table:table-cell>
          <table:table-cell office:value-type="float" office:value="1031.629761">
            <text:p>1031,629761</text:p>
          </table:table-cell>
          <table:table-cell office:value-type="float" office:value="2521.567871">
            <text:p>2521,567871</text:p>
          </table:table-cell>
          <table:table-cell office:value-type="float" office:value="502.517365">
            <text:p>502,517365</text:p>
          </table:table-cell>
          <table:table-cell office:value-type="float" office:value="21645.865234">
            <text:p>21645,865234</text:p>
          </table:table-cell>
          <table:table-cell office:value-type="float" office:value="524.24231">
            <text:p>524,24231</text:p>
          </table:table-cell>
          <table:table-cell office:value-type="float" office:value="45674.101563">
            <text:p>45674,101563</text:p>
          </table:table-cell>
          <table:table-cell office:value-type="float" office:value="989.485168">
            <text:p>989,485168</text:p>
          </table:table-cell>
          <table:table-cell office:value-type="float" office:value="248.924973">
            <text:p>248,924973</text:p>
          </table:table-cell>
          <table:table-cell office:value-type="float" office:value="35.172615">
            <text:p>35,172615</text:p>
          </table:table-cell>
          <table:table-cell office:value-type="float" office:value="6783.525879">
            <text:p>6783,525879</text:p>
          </table:table-cell>
          <table:table-cell office:value-type="float" office:value="139.888428">
            <text:p>139,888428</text:p>
          </table:table-cell>
          <table:table-cell office:value-type="float" office:value="13527.075195">
            <text:p>13527,075195</text:p>
          </table:table-cell>
          <table:table-cell office:value-type="float" office:value="236.586685">
            <text:p>236,586685</text:p>
          </table:table-cell>
          <table:table-cell office:value-type="float" office:value="8894.517578">
            <text:p>8894,517578</text:p>
          </table:table-cell>
          <table:table-cell office:value-type="float" office:value="124.571861">
            <text:p>124,571861</text:p>
          </table:table-cell>
          <table:table-cell office:value-type="float" office:value="8753.917969">
            <text:p>8753,917969</text:p>
          </table:table-cell>
          <table:table-cell office:value-type="float" office:value="116.672897">
            <text:p>116,672897</text:p>
          </table:table-cell>
          <table:table-cell office:value-type="float" office:value="1544.688843">
            <text:p>1544,688843</text:p>
          </table:table-cell>
          <table:table-cell office:value-type="float" office:value="40.435669">
            <text:p>40,435669</text:p>
          </table:table-cell>
          <table:table-cell office:value-type="float" office:value="47.420269">
            <text:p>47,420269</text:p>
          </table:table-cell>
          <table:table-cell office:value-type="float" office:value="6.047251">
            <text:p>6,047251</text:p>
          </table:table-cell>
          <table:table-cell office:value-type="float" office:value="61.879761">
            <text:p>61,879761</text:p>
          </table:table-cell>
          <table:table-cell office:value-type="float" office:value="8.285918">
            <text:p>8,285918</text:p>
          </table:table-cell>
          <table:table-cell office:value-type="float" office:value="208.729584">
            <text:p>208,729584</text:p>
          </table:table-cell>
          <table:table-cell office:value-type="float" office:value="7.000384">
            <text:p>7,000384</text:p>
          </table:table-cell>
          <table:table-cell office:value-type="float" office:value="22231.058594">
            <text:p>22231,058594</text:p>
          </table:table-cell>
          <table:table-cell office:value-type="float" office:value="407.839233">
            <text:p>407,839233</text:p>
          </table:table-cell>
          <table:table-cell office:value-type="float" office:value="25.59256">
            <text:p>25,59256</text:p>
          </table:table-cell>
          <table:table-cell office:value-type="float" office:value="8.110735">
            <text:p>8,110735</text:p>
          </table:table-cell>
          <table:table-cell office:value-type="float" office:value="60.865711">
            <text:p>60,865711</text:p>
          </table:table-cell>
          <table:table-cell office:value-type="float" office:value="15.757117">
            <text:p>15,757117</text:p>
          </table:table-cell>
          <table:table-cell office:value-type="float" office:value="290.645935">
            <text:p>290,645935</text:p>
          </table:table-cell>
          <table:table-cell office:value-type="float" office:value="20.763958">
            <text:p>20,763958</text:p>
          </table:table-cell>
          <table:table-cell office:value-type="float" office:value="176.790207">
            <text:p>176,790207</text:p>
          </table:table-cell>
          <table:table-cell office:value-type="float" office:value="9.527647">
            <text:p>9,527647</text:p>
          </table:table-cell>
          <table:table-cell table:number-columns-repeated="2" office:value-type="float" office:value="0">
            <text:p>0</text:p>
          </table:table-cell>
          <table:table-cell office:value-type="float" office:value="81.52681">
            <text:p>81,52681</text:p>
          </table:table-cell>
          <table:table-cell office:value-type="float" office:value="9.906321">
            <text:p>9,906321</text:p>
          </table:table-cell>
          <table:table-cell office:value-type="float" office:value="87.540871">
            <text:p>87,540871</text:p>
          </table:table-cell>
          <table:table-cell office:value-type="float" office:value="10.70188">
            <text:p>10,70188</text:p>
          </table:table-cell>
          <table:table-cell table:number-columns-repeated="2" office:value-type="float" office:value="0">
            <text:p>0</text:p>
          </table:table-cell>
          <table:table-cell office:value-type="float" office:value="182.921509">
            <text:p>182,921509</text:p>
          </table:table-cell>
          <table:table-cell office:value-type="float" office:value="24.669758">
            <text:p>24,669758</text:p>
          </table:table-cell>
          <table:table-cell table:number-columns-repeated="2" office:value-type="float" office:value="0">
            <text:p>0</text:p>
          </table:table-cell>
          <table:table-cell office:value-type="float" office:value="58.239861">
            <text:p>58,239861</text:p>
          </table:table-cell>
          <table:table-cell office:value-type="float" office:value="21.257748">
            <text:p>21,257748</text:p>
          </table:table-cell>
          <table:table-cell office:value-type="float" office:value="97.013138">
            <text:p>97,013138</text:p>
          </table:table-cell>
          <table:table-cell office:value-type="float" office:value="20.007177">
            <text:p>20,007177</text:p>
          </table:table-cell>
        </table:table-row>
        <table:table-row table:style-name="ro1">
          <table:table-cell office:value-type="string">
            <text:p>AFR522 <text:s text:c="5"/></text:p>
          </table:table-cell>
          <table:table-cell office:value-type="float" office:value="8863.893555">
            <text:p>8863,893555</text:p>
          </table:table-cell>
          <table:table-cell office:value-type="float" office:value="1030.368896">
            <text:p>1030,368896</text:p>
          </table:table-cell>
          <table:table-cell office:value-type="float" office:value="2275.086914">
            <text:p>2275,086914</text:p>
          </table:table-cell>
          <table:table-cell office:value-type="float" office:value="497.593781">
            <text:p>497,593781</text:p>
          </table:table-cell>
          <table:table-cell office:value-type="float" office:value="17800.505859">
            <text:p>17800,505859</text:p>
          </table:table-cell>
          <table:table-cell office:value-type="float" office:value="446.337769">
            <text:p>446,337769</text:p>
          </table:table-cell>
          <table:table-cell office:value-type="float" office:value="35762.785156">
            <text:p>35762,785156</text:p>
          </table:table-cell>
          <table:table-cell office:value-type="float" office:value="778.978882">
            <text:p>778,978882</text:p>
          </table:table-cell>
          <table:table-cell office:value-type="float" office:value="200.955261">
            <text:p>200,955261</text:p>
          </table:table-cell>
          <table:table-cell office:value-type="float" office:value="33.747978">
            <text:p>33,747978</text:p>
          </table:table-cell>
          <table:table-cell office:value-type="float" office:value="7532.54541">
            <text:p>7532,54541</text:p>
          </table:table-cell>
          <table:table-cell office:value-type="float" office:value="153.538361">
            <text:p>153,538361</text:p>
          </table:table-cell>
          <table:table-cell office:value-type="float" office:value="12389.869141">
            <text:p>12389,869141</text:p>
          </table:table-cell>
          <table:table-cell office:value-type="float" office:value="217.617981">
            <text:p>217,617981</text:p>
          </table:table-cell>
          <table:table-cell office:value-type="float" office:value="6804.737305">
            <text:p>6804,737305</text:p>
          </table:table-cell>
          <table:table-cell office:value-type="float" office:value="96.489967">
            <text:p>96,489967</text:p>
          </table:table-cell>
          <table:table-cell office:value-type="float" office:value="7650.187012">
            <text:p>7650,187012</text:p>
          </table:table-cell>
          <table:table-cell office:value-type="float" office:value="102.407333">
            <text:p>102,407333</text:p>
          </table:table-cell>
          <table:table-cell office:value-type="float" office:value="1225.974243">
            <text:p>1225,974243</text:p>
          </table:table-cell>
          <table:table-cell office:value-type="float" office:value="32.564484">
            <text:p>32,564484</text:p>
          </table:table-cell>
          <table:table-cell office:value-type="float" office:value="42.761177">
            <text:p>42,761177</text:p>
          </table:table-cell>
          <table:table-cell office:value-type="float" office:value="5.882838">
            <text:p>5,882838</text:p>
          </table:table-cell>
          <table:table-cell office:value-type="float" office:value="65.266106">
            <text:p>65,266106</text:p>
          </table:table-cell>
          <table:table-cell office:value-type="float" office:value="8.283282">
            <text:p>8,283282</text:p>
          </table:table-cell>
          <table:table-cell office:value-type="float" office:value="146.18634">
            <text:p>146,18634</text:p>
          </table:table-cell>
          <table:table-cell office:value-type="float" office:value="6.184485">
            <text:p>6,184485</text:p>
          </table:table-cell>
          <table:table-cell office:value-type="float" office:value="19409.017578">
            <text:p>19409,017578</text:p>
          </table:table-cell>
          <table:table-cell office:value-type="float" office:value="356.311127">
            <text:p>356,311127</text:p>
          </table:table-cell>
          <table:table-cell office:value-type="float" office:value="29.926369">
            <text:p>29,926369</text:p>
          </table:table-cell>
          <table:table-cell office:value-type="float" office:value="8.225244">
            <text:p>8,225244</text:p>
          </table:table-cell>
          <table:table-cell office:value-type="float" office:value="36.796017">
            <text:p>36,796017</text:p>
          </table:table-cell>
          <table:table-cell office:value-type="float" office:value="15.705192">
            <text:p>15,705192</text:p>
          </table:table-cell>
          <table:table-cell office:value-type="float" office:value="247.709076">
            <text:p>247,709076</text:p>
          </table:table-cell>
          <table:table-cell office:value-type="float" office:value="20.614201">
            <text:p>20,614201</text:p>
          </table:table-cell>
          <table:table-cell office:value-type="float" office:value="125.323868">
            <text:p>125,323868</text:p>
          </table:table-cell>
          <table:table-cell office:value-type="float" office:value="9.346189">
            <text:p>9,346189</text:p>
          </table:table-cell>
          <table:table-cell table:number-columns-repeated="2" office:value-type="float" office:value="0">
            <text:p>0</text:p>
          </table:table-cell>
          <table:table-cell office:value-type="float" office:value="71.364128">
            <text:p>71,364128</text:p>
          </table:table-cell>
          <table:table-cell office:value-type="float" office:value="10.046061">
            <text:p>10,046061</text:p>
          </table:table-cell>
          <table:table-cell office:value-type="float" office:value="75.155212">
            <text:p>75,155212</text:p>
          </table:table-cell>
          <table:table-cell office:value-type="float" office:value="10.704119">
            <text:p>10,704119</text:p>
          </table:table-cell>
          <table:table-cell table:number-columns-repeated="2" office:value-type="float" office:value="0">
            <text:p>0</text:p>
          </table:table-cell>
          <table:table-cell office:value-type="float" office:value="135.762405">
            <text:p>135,762405</text:p>
          </table:table-cell>
          <table:table-cell office:value-type="float" office:value="24.242411">
            <text:p>24,242411</text:p>
          </table:table-cell>
          <table:table-cell table:number-columns-repeated="2" office:value-type="float" office:value="0">
            <text:p>0</text:p>
          </table:table-cell>
          <table:table-cell office:value-type="float" office:value="71.262207">
            <text:p>71,262207</text:p>
          </table:table-cell>
          <table:table-cell office:value-type="float" office:value="21.570639">
            <text:p>21,570639</text:p>
          </table:table-cell>
          <table:table-cell office:value-type="float" office:value="90.558708">
            <text:p>90,558708</text:p>
          </table:table-cell>
          <table:table-cell office:value-type="float" office:value="20.014093">
            <text:p>20,014093</text:p>
          </table:table-cell>
        </table:table-row>
        <table:table-row table:style-name="ro1">
          <table:table-cell office:value-type="string">
            <text:p>AFR523 <text:s text:c="5"/></text:p>
          </table:table-cell>
          <table:table-cell office:value-type="float" office:value="15511.424805">
            <text:p>15511,424805</text:p>
          </table:table-cell>
          <table:table-cell office:value-type="float" office:value="1419.430054">
            <text:p>1419,430054</text:p>
          </table:table-cell>
          <table:table-cell office:value-type="float" office:value="2896.221191">
            <text:p>2896,221191</text:p>
          </table:table-cell>
          <table:table-cell office:value-type="float" office:value="515.790039">
            <text:p>515,790039</text:p>
          </table:table-cell>
          <table:table-cell office:value-type="float" office:value="8315.723633">
            <text:p>8315,723633</text:p>
          </table:table-cell>
          <table:table-cell office:value-type="float" office:value="266.3479">
            <text:p>266,3479</text:p>
          </table:table-cell>
          <table:table-cell office:value-type="float" office:value="20167.003906">
            <text:p>20167,003906</text:p>
          </table:table-cell>
          <table:table-cell office:value-type="float" office:value="449.16272">
            <text:p>449,16272</text:p>
          </table:table-cell>
          <table:table-cell office:value-type="float" office:value="260.237061">
            <text:p>260,237061</text:p>
          </table:table-cell>
          <table:table-cell office:value-type="float" office:value="35.574337">
            <text:p>35,574337</text:p>
          </table:table-cell>
          <table:table-cell office:value-type="float" office:value="8602.764648">
            <text:p>8602,764648</text:p>
          </table:table-cell>
          <table:table-cell office:value-type="float" office:value="174.125488">
            <text:p>174,125488</text:p>
          </table:table-cell>
          <table:table-cell office:value-type="float" office:value="21861.15625">
            <text:p>21861,15625</text:p>
          </table:table-cell>
          <table:table-cell office:value-type="float" office:value="377.402161">
            <text:p>377,402161</text:p>
          </table:table-cell>
          <table:table-cell office:value-type="float" office:value="7344.04248">
            <text:p>7344,04248</text:p>
          </table:table-cell>
          <table:table-cell office:value-type="float" office:value="103.773041">
            <text:p>103,773041</text:p>
          </table:table-cell>
          <table:table-cell office:value-type="float" office:value="6948.859863">
            <text:p>6948,859863</text:p>
          </table:table-cell>
          <table:table-cell office:value-type="float" office:value="93.417023">
            <text:p>93,417023</text:p>
          </table:table-cell>
          <table:table-cell office:value-type="float" office:value="640.572327">
            <text:p>640,572327</text:p>
          </table:table-cell>
          <table:table-cell office:value-type="float" office:value="18.462051">
            <text:p>18,462051</text:p>
          </table:table-cell>
          <table:table-cell office:value-type="float" office:value="19.666939">
            <text:p>19,666939</text:p>
          </table:table-cell>
          <table:table-cell office:value-type="float" office:value="5.617148">
            <text:p>5,617148</text:p>
          </table:table-cell>
          <table:table-cell office:value-type="float" office:value="32.210022">
            <text:p>32,210022</text:p>
          </table:table-cell>
          <table:table-cell office:value-type="float" office:value="8.197364">
            <text:p>8,197364</text:p>
          </table:table-cell>
          <table:table-cell office:value-type="float" office:value="151.100784">
            <text:p>151,100784</text:p>
          </table:table-cell>
          <table:table-cell office:value-type="float" office:value="6.358012">
            <text:p>6,358012</text:p>
          </table:table-cell>
          <table:table-cell office:value-type="float" office:value="8980.858398">
            <text:p>8980,858398</text:p>
          </table:table-cell>
          <table:table-cell office:value-type="float" office:value="166.024155">
            <text:p>166,024155</text:p>
          </table:table-cell>
          <table:table-cell office:value-type="float" office:value="52.112106">
            <text:p>52,112106</text:p>
          </table:table-cell>
          <table:table-cell office:value-type="float" office:value="8.724829">
            <text:p>8,724829</text:p>
          </table:table-cell>
          <table:table-cell office:value-type="float" office:value="82.729691">
            <text:p>82,729691</text:p>
          </table:table-cell>
          <table:table-cell office:value-type="float" office:value="16.174259">
            <text:p>16,174259</text:p>
          </table:table-cell>
          <table:table-cell office:value-type="float" office:value="458.412811">
            <text:p>458,412811</text:p>
          </table:table-cell>
          <table:table-cell office:value-type="float" office:value="21.910208">
            <text:p>21,910208</text:p>
          </table:table-cell>
          <table:table-cell office:value-type="float" office:value="322.118683">
            <text:p>322,118683</text:p>
          </table:table-cell>
          <table:table-cell office:value-type="float" office:value="11.270066">
            <text:p>11,270066</text:p>
          </table:table-cell>
          <table:table-cell table:number-columns-repeated="2" office:value-type="float" office:value="0">
            <text:p>0</text:p>
          </table:table-cell>
          <table:table-cell office:value-type="float" office:value="78.891434">
            <text:p>78,891434</text:p>
          </table:table-cell>
          <table:table-cell office:value-type="float" office:value="10.745462">
            <text:p>10,745462</text:p>
          </table:table-cell>
          <table:table-cell office:value-type="float" office:value="51.463707">
            <text:p>51,463707</text:p>
          </table:table-cell>
          <table:table-cell office:value-type="float" office:value="11.320171">
            <text:p>11,320171</text:p>
          </table:table-cell>
          <table:table-cell table:number-columns-repeated="2" office:value-type="float" office:value="0">
            <text:p>0</text:p>
          </table:table-cell>
          <table:table-cell office:value-type="float" office:value="154.623749">
            <text:p>154,623749</text:p>
          </table:table-cell>
          <table:table-cell office:value-type="float" office:value="24.069376">
            <text:p>24,069376</text:p>
          </table:table-cell>
          <table:table-cell table:number-columns-repeated="2" office:value-type="float" office:value="0">
            <text:p>0</text:p>
          </table:table-cell>
          <table:table-cell office:value-type="float" office:value="88.064293">
            <text:p>88,064293</text:p>
          </table:table-cell>
          <table:table-cell office:value-type="float" office:value="22.936752">
            <text:p>22,936752</text:p>
          </table:table-cell>
          <table:table-cell office:value-type="float" office:value="177.71257">
            <text:p>177,71257</text:p>
          </table:table-cell>
          <table:table-cell office:value-type="float" office:value="21.877192">
            <text:p>21,877192</text:p>
          </table:table-cell>
        </table:table-row>
        <table:table-row table:style-name="ro1">
          <table:table-cell office:value-type="string">
            <text:p>AFR524 <text:s text:c="5"/></text:p>
          </table:table-cell>
          <table:table-cell office:value-type="float" office:value="8941.630859">
            <text:p>8941,630859</text:p>
          </table:table-cell>
          <table:table-cell office:value-type="float" office:value="1138.085693">
            <text:p>1138,085693</text:p>
          </table:table-cell>
          <table:table-cell office:value-type="float" office:value="2568.157227">
            <text:p>2568,157227</text:p>
          </table:table-cell>
          <table:table-cell office:value-type="float" office:value="535.969849">
            <text:p>535,969849</text:p>
          </table:table-cell>
          <table:table-cell office:value-type="float" office:value="14025.44043">
            <text:p>14025,44043</text:p>
          </table:table-cell>
          <table:table-cell office:value-type="float" office:value="378.80072">
            <text:p>378,80072</text:p>
          </table:table-cell>
          <table:table-cell office:value-type="float" office:value="32311.705078">
            <text:p>32311,705078</text:p>
          </table:table-cell>
          <table:table-cell office:value-type="float" office:value="706.61499">
            <text:p>706,61499</text:p>
          </table:table-cell>
          <table:table-cell office:value-type="float" office:value="250.189285">
            <text:p>250,189285</text:p>
          </table:table-cell>
          <table:table-cell office:value-type="float" office:value="39.85659">
            <text:p>39,85659</text:p>
          </table:table-cell>
          <table:table-cell office:value-type="float" office:value="8832.958984">
            <text:p>8832,958984</text:p>
          </table:table-cell>
          <table:table-cell office:value-type="float" office:value="178.547012">
            <text:p>178,547012</text:p>
          </table:table-cell>
          <table:table-cell office:value-type="float" office:value="17347.667969">
            <text:p>17347,667969</text:p>
          </table:table-cell>
          <table:table-cell office:value-type="float" office:value="301.247345">
            <text:p>301,247345</text:p>
          </table:table-cell>
          <table:table-cell office:value-type="float" office:value="13930.280273">
            <text:p>13930,280273</text:p>
          </table:table-cell>
          <table:table-cell office:value-type="float" office:value="192.501404">
            <text:p>192,501404</text:p>
          </table:table-cell>
          <table:table-cell office:value-type="float" office:value="11057.52832">
            <text:p>11057,52832</text:p>
          </table:table-cell>
          <table:table-cell office:value-type="float" office:value="146.55748">
            <text:p>146,55748</text:p>
          </table:table-cell>
          <table:table-cell office:value-type="float" office:value="1059.679321">
            <text:p>1059,679321</text:p>
          </table:table-cell>
          <table:table-cell office:value-type="float" office:value="28.706963">
            <text:p>28,706963</text:p>
          </table:table-cell>
          <table:table-cell office:value-type="float" office:value="38.885445">
            <text:p>38,885445</text:p>
          </table:table-cell>
          <table:table-cell office:value-type="float" office:value="6.38262">
            <text:p>6,38262</text:p>
          </table:table-cell>
          <table:table-cell office:value-type="float" office:value="61.933174">
            <text:p>61,933174</text:p>
          </table:table-cell>
          <table:table-cell office:value-type="float" office:value="8.668838">
            <text:p>8,668838</text:p>
          </table:table-cell>
          <table:table-cell office:value-type="float" office:value="171.477676">
            <text:p>171,477676</text:p>
          </table:table-cell>
          <table:table-cell office:value-type="float" office:value="7.059639">
            <text:p>7,059639</text:p>
          </table:table-cell>
          <table:table-cell office:value-type="float" office:value="14955.518555">
            <text:p>14955,518555</text:p>
          </table:table-cell>
          <table:table-cell office:value-type="float" office:value="275.048676">
            <text:p>275,048676</text:p>
          </table:table-cell>
          <table:table-cell office:value-type="float" office:value="62.493896">
            <text:p>62,493896</text:p>
          </table:table-cell>
          <table:table-cell office:value-type="float" office:value="9.633805">
            <text:p>9,633805</text:p>
          </table:table-cell>
          <table:table-cell office:value-type="float" office:value="90.148682">
            <text:p>90,148682</text:p>
          </table:table-cell>
          <table:table-cell office:value-type="float" office:value="16.695305">
            <text:p>16,695305</text:p>
          </table:table-cell>
          <table:table-cell office:value-type="float" office:value="408.005035">
            <text:p>408,005035</text:p>
          </table:table-cell>
          <table:table-cell office:value-type="float" office:value="21.968832">
            <text:p>21,968832</text:p>
          </table:table-cell>
          <table:table-cell office:value-type="float" office:value="197.521317">
            <text:p>197,521317</text:p>
          </table:table-cell>
          <table:table-cell office:value-type="float" office:value="11.241189">
            <text:p>11,241189</text:p>
          </table:table-cell>
          <table:table-cell table:number-columns-repeated="2" office:value-type="float" office:value="0">
            <text:p>0</text:p>
          </table:table-cell>
          <table:table-cell office:value-type="float" office:value="92.651878">
            <text:p>92,651878</text:p>
          </table:table-cell>
          <table:table-cell office:value-type="float" office:value="11.879977">
            <text:p>11,879977</text:p>
          </table:table-cell>
          <table:table-cell office:value-type="float" office:value="53.166443">
            <text:p>53,166443</text:p>
          </table:table-cell>
          <table:table-cell office:value-type="float" office:value="12.551419">
            <text:p>12,551419</text:p>
          </table:table-cell>
          <table:table-cell table:number-columns-repeated="2" office:value-type="float" office:value="0">
            <text:p>0</text:p>
          </table:table-cell>
          <table:table-cell office:value-type="float" office:value="182.522827">
            <text:p>182,522827</text:p>
          </table:table-cell>
          <table:table-cell office:value-type="float" office:value="27.23604">
            <text:p>27,23604</text:p>
          </table:table-cell>
          <table:table-cell table:number-columns-repeated="2" office:value-type="float" office:value="0">
            <text:p>0</text:p>
          </table:table-cell>
          <table:table-cell office:value-type="float" office:value="95.425217">
            <text:p>95,425217</text:p>
          </table:table-cell>
          <table:table-cell office:value-type="float" office:value="25.237562">
            <text:p>25,237562</text:p>
          </table:table-cell>
          <table:table-cell office:value-type="float" office:value="176.238831">
            <text:p>176,238831</text:p>
          </table:table-cell>
          <table:table-cell office:value-type="float" office:value="23.977272">
            <text:p>23,977272</text:p>
          </table:table-cell>
        </table:table-row>
        <table:table-row table:style-name="ro1">
          <table:table-cell office:value-type="string">
            <text:p>AFR525 <text:s text:c="5"/></text:p>
          </table:table-cell>
          <table:table-cell office:value-type="float" office:value="33903.210938">
            <text:p>33903,210938</text:p>
          </table:table-cell>
          <table:table-cell office:value-type="float" office:value="2500.852539">
            <text:p>2500,852539</text:p>
          </table:table-cell>
          <table:table-cell office:value-type="float" office:value="5476.989746">
            <text:p>5476,989746</text:p>
          </table:table-cell>
          <table:table-cell office:value-type="float" office:value="612.988098">
            <text:p>612,988098</text:p>
          </table:table-cell>
          <table:table-cell office:value-type="float" office:value="7054.314941">
            <text:p>7054,314941</text:p>
          </table:table-cell>
          <table:table-cell office:value-type="float" office:value="265.498138">
            <text:p>265,498138</text:p>
          </table:table-cell>
          <table:table-cell office:value-type="float" office:value="18575.400391">
            <text:p>18575,400391</text:p>
          </table:table-cell>
          <table:table-cell office:value-type="float" office:value="417.771729">
            <text:p>417,771729</text:p>
          </table:table-cell>
          <table:table-cell office:value-type="float" office:value="48.56419">
            <text:p>48,56419</text:p>
          </table:table-cell>
          <table:table-cell office:value-type="float" office:value="44.556343">
            <text:p>44,556343</text:p>
          </table:table-cell>
          <table:table-cell office:value-type="float" office:value="10181.355469">
            <text:p>10181,355469</text:p>
          </table:table-cell>
          <table:table-cell office:value-type="float" office:value="206.987366">
            <text:p>206,987366</text:p>
          </table:table-cell>
          <table:table-cell office:value-type="float" office:value="63194.292969">
            <text:p>63194,292969</text:p>
          </table:table-cell>
          <table:table-cell office:value-type="float" office:value="1075.07959">
            <text:p>1075,07959</text:p>
          </table:table-cell>
          <table:table-cell office:value-type="float" office:value="18919.072266">
            <text:p>18919,072266</text:p>
          </table:table-cell>
          <table:table-cell office:value-type="float" office:value="259.900116">
            <text:p>259,900116</text:p>
          </table:table-cell>
          <table:table-cell office:value-type="float" office:value="10166.089844">
            <text:p>10166,089844</text:p>
          </table:table-cell>
          <table:table-cell office:value-type="float" office:value="135.100052">
            <text:p>135,100052</text:p>
          </table:table-cell>
          <table:table-cell office:value-type="float" office:value="582.384766">
            <text:p>582,384766</text:p>
          </table:table-cell>
          <table:table-cell office:value-type="float" office:value="17.302944">
            <text:p>17,302944</text:p>
          </table:table-cell>
          <table:table-cell office:value-type="float" office:value="29.53244">
            <text:p>29,53244</text:p>
          </table:table-cell>
          <table:table-cell office:value-type="float" office:value="5.791281">
            <text:p>5,791281</text:p>
          </table:table-cell>
          <table:table-cell office:value-type="float" office:value="54.74826">
            <text:p>54,74826</text:p>
          </table:table-cell>
          <table:table-cell office:value-type="float" office:value="8.420473">
            <text:p>8,420473</text:p>
          </table:table-cell>
          <table:table-cell office:value-type="float" office:value="109.148315">
            <text:p>109,148315</text:p>
          </table:table-cell>
          <table:table-cell office:value-type="float" office:value="6.045742">
            <text:p>6,045742</text:p>
          </table:table-cell>
          <table:table-cell office:value-type="float" office:value="7802.706055">
            <text:p>7802,706055</text:p>
          </table:table-cell>
          <table:table-cell office:value-type="float" office:value="144.582642">
            <text:p>144,582642</text:p>
          </table:table-cell>
          <table:table-cell office:value-type="float" office:value="48.272274">
            <text:p>48,272274</text:p>
          </table:table-cell>
          <table:table-cell office:value-type="float" office:value="8.980663">
            <text:p>8,980663</text:p>
          </table:table-cell>
          <table:table-cell office:value-type="float" office:value="64.952133">
            <text:p>64,952133</text:p>
          </table:table-cell>
          <table:table-cell office:value-type="float" office:value="16.305399">
            <text:p>16,305399</text:p>
          </table:table-cell>
          <table:table-cell office:value-type="float" office:value="518.670837">
            <text:p>518,670837</text:p>
          </table:table-cell>
          <table:table-cell office:value-type="float" office:value="22.419538">
            <text:p>22,419538</text:p>
          </table:table-cell>
          <table:table-cell office:value-type="float" office:value="446.716034">
            <text:p>446,716034</text:p>
          </table:table-cell>
          <table:table-cell office:value-type="float" office:value="12.802214">
            <text:p>12,802214</text:p>
          </table:table-cell>
          <table:table-cell table:number-columns-repeated="2" office:value-type="float" office:value="0">
            <text:p>0</text:p>
          </table:table-cell>
          <table:table-cell office:value-type="float" office:value="102.107216">
            <text:p>102,107216</text:p>
          </table:table-cell>
          <table:table-cell office:value-type="float" office:value="11.281775">
            <text:p>11,281775</text:p>
          </table:table-cell>
          <table:table-cell office:value-type="float" office:value="29.122644">
            <text:p>29,122644</text:p>
          </table:table-cell>
          <table:table-cell office:value-type="float" office:value="11.698795">
            <text:p>11,69879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044373">
            <text:p>159,044373</text:p>
          </table:table-cell>
          <table:table-cell office:value-type="float" office:value="25.640459">
            <text:p>25,640459</text:p>
          </table:table-cell>
          <table:table-cell table:number-columns-repeated="2" office:value-type="float" office:value="0">
            <text:p>0</text:p>
          </table:table-cell>
          <table:table-cell office:value-type="float" office:value="72.062309">
            <text:p>72,062309</text:p>
          </table:table-cell>
          <table:table-cell office:value-type="float" office:value="23.645868">
            <text:p>23,645868</text:p>
          </table:table-cell>
          <table:table-cell office:value-type="float" office:value="401.060242">
            <text:p>401,060242</text:p>
          </table:table-cell>
          <table:table-cell office:value-type="float" office:value="24.079618">
            <text:p>24,079618</text:p>
          </table:table-cell>
        </table:table-row>
        <table:table-row table:style-name="ro1">
          <table:table-cell office:value-type="string">
            <text:p>AFR526 <text:s text:c="5"/></text:p>
          </table:table-cell>
          <table:table-cell office:value-type="float" office:value="37426.285156">
            <text:p>37426,285156</text:p>
          </table:table-cell>
          <table:table-cell office:value-type="float" office:value="2693.161133">
            <text:p>2693,161133</text:p>
          </table:table-cell>
          <table:table-cell office:value-type="float" office:value="5686.950195">
            <text:p>5686,950195</text:p>
          </table:table-cell>
          <table:table-cell office:value-type="float" office:value="602.896973">
            <text:p>602,896973</text:p>
          </table:table-cell>
          <table:table-cell office:value-type="float" office:value="8242.547852">
            <text:p>8242,547852</text:p>
          </table:table-cell>
          <table:table-cell office:value-type="float" office:value="284.295593">
            <text:p>284,295593</text:p>
          </table:table-cell>
          <table:table-cell office:value-type="float" office:value="20064.066406">
            <text:p>20064,066406</text:p>
          </table:table-cell>
          <table:table-cell office:value-type="float" office:value="448.96579">
            <text:p>448,96579</text:p>
          </table:table-cell>
          <table:table-cell office:value-type="float" office:value="197.271088">
            <text:p>197,271088</text:p>
          </table:table-cell>
          <table:table-cell office:value-type="float" office:value="44.73048">
            <text:p>44,73048</text:p>
          </table:table-cell>
          <table:table-cell office:value-type="float" office:value="11366.777344">
            <text:p>11366,777344</text:p>
          </table:table-cell>
          <table:table-cell office:value-type="float" office:value="228.184219">
            <text:p>228,184219</text:p>
          </table:table-cell>
          <table:table-cell office:value-type="float" office:value="70054.984375">
            <text:p>70054,984375</text:p>
          </table:table-cell>
          <table:table-cell office:value-type="float" office:value="1190.297119">
            <text:p>1190,297119</text:p>
          </table:table-cell>
          <table:table-cell office:value-type="float" office:value="21780.951172">
            <text:p>21780,951172</text:p>
          </table:table-cell>
          <table:table-cell office:value-type="float" office:value="298.371796">
            <text:p>298,371796</text:p>
          </table:table-cell>
          <table:table-cell office:value-type="float" office:value="11536.244141">
            <text:p>11536,244141</text:p>
          </table:table-cell>
          <table:table-cell office:value-type="float" office:value="152.787491">
            <text:p>152,787491</text:p>
          </table:table-cell>
          <table:table-cell office:value-type="float" office:value="660.164001">
            <text:p>660,164001</text:p>
          </table:table-cell>
          <table:table-cell office:value-type="float" office:value="18.89369">
            <text:p>18,89369</text:p>
          </table:table-cell>
          <table:table-cell office:value-type="float" office:value="26.905912">
            <text:p>26,905912</text:p>
          </table:table-cell>
          <table:table-cell office:value-type="float" office:value="5.467859">
            <text:p>5,467859</text:p>
          </table:table-cell>
          <table:table-cell office:value-type="float" office:value="54.912174">
            <text:p>54,912174</text:p>
          </table:table-cell>
          <table:table-cell office:value-type="float" office:value="8.16923">
            <text:p>8,16923</text:p>
          </table:table-cell>
          <table:table-cell office:value-type="float" office:value="129.213577">
            <text:p>129,213577</text:p>
          </table:table-cell>
          <table:table-cell office:value-type="float" office:value="5.943471">
            <text:p>5,943471</text:p>
          </table:table-cell>
          <table:table-cell office:value-type="float" office:value="8612.811523">
            <text:p>8612,811523</text:p>
          </table:table-cell>
          <table:table-cell office:value-type="float" office:value="159.297623">
            <text:p>159,297623</text:p>
          </table:table-cell>
          <table:table-cell office:value-type="float" office:value="38.62188">
            <text:p>38,62188</text:p>
          </table:table-cell>
          <table:table-cell office:value-type="float" office:value="8.33799">
            <text:p>8,33799</text:p>
          </table:table-cell>
          <table:table-cell office:value-type="float" office:value="57.733116">
            <text:p>57,733116</text:p>
          </table:table-cell>
          <table:table-cell office:value-type="float" office:value="15.899636">
            <text:p>15,899636</text:p>
          </table:table-cell>
          <table:table-cell office:value-type="float" office:value="582.657654">
            <text:p>582,657654</text:p>
          </table:table-cell>
          <table:table-cell office:value-type="float" office:value="22.655384">
            <text:p>22,655384</text:p>
          </table:table-cell>
          <table:table-cell office:value-type="float" office:value="495.437927">
            <text:p>495,437927</text:p>
          </table:table-cell>
          <table:table-cell office:value-type="float" office:value="12.789457">
            <text:p>12,789457</text:p>
          </table:table-cell>
          <table:table-cell table:number-columns-repeated="2" office:value-type="float" office:value="0">
            <text:p>0</text:p>
          </table:table-cell>
          <table:table-cell office:value-type="float" office:value="109.608116">
            <text:p>109,608116</text:p>
          </table:table-cell>
          <table:table-cell office:value-type="float" office:value="10.553967">
            <text:p>10,553967</text:p>
          </table:table-cell>
          <table:table-cell office:value-type="float" office:value="26.71533">
            <text:p>26,71533</text:p>
          </table:table-cell>
          <table:table-cell office:value-type="float" office:value="10.904732">
            <text:p>10,904732</text:p>
          </table:table-cell>
          <table:table-cell table:number-columns-repeated="2" office:value-type="float" office:value="0">
            <text:p>0</text:p>
          </table:table-cell>
          <table:table-cell office:value-type="float" office:value="157.079666">
            <text:p>157,079666</text:p>
          </table:table-cell>
          <table:table-cell office:value-type="float" office:value="24.17038">
            <text:p>24,17038</text:p>
          </table:table-cell>
          <table:table-cell table:number-columns-repeated="2" office:value-type="float" office:value="0">
            <text:p>0</text:p>
          </table:table-cell>
          <table:table-cell office:value-type="float" office:value="59.207375">
            <text:p>59,207375</text:p>
          </table:table-cell>
          <table:table-cell office:value-type="float" office:value="22.026489">
            <text:p>22,026489</text:p>
          </table:table-cell>
          <table:table-cell office:value-type="float" office:value="471.647217">
            <text:p>471,647217</text:p>
          </table:table-cell>
          <table:table-cell office:value-type="float" office:value="23.407103">
            <text:p>23,407103</text:p>
          </table:table-cell>
        </table:table-row>
        <table:table-row table:style-name="ro1">
          <table:table-cell office:value-type="string">
            <text:p>AFR527 <text:s text:c="5"/></text:p>
          </table:table-cell>
          <table:table-cell office:value-type="float" office:value="9707.28125">
            <text:p>9707,28125</text:p>
          </table:table-cell>
          <table:table-cell office:value-type="float" office:value="1193.734863">
            <text:p>1193,734863</text:p>
          </table:table-cell>
          <table:table-cell office:value-type="float" office:value="3281.149414">
            <text:p>3281,149414</text:p>
          </table:table-cell>
          <table:table-cell office:value-type="float" office:value="552.462585">
            <text:p>552,462585</text:p>
          </table:table-cell>
          <table:table-cell office:value-type="float" office:value="28334.728516">
            <text:p>28334,728516</text:p>
          </table:table-cell>
          <table:table-cell office:value-type="float" office:value="667.285583">
            <text:p>667,285583</text:p>
          </table:table-cell>
          <table:table-cell office:value-type="float" office:value="63346.753906">
            <text:p>63346,753906</text:p>
          </table:table-cell>
          <table:table-cell office:value-type="float" office:value="1365.644653">
            <text:p>1365,644653</text:p>
          </table:table-cell>
          <table:table-cell office:value-type="float" office:value="489.995941">
            <text:p>489,995941</text:p>
          </table:table-cell>
          <table:table-cell office:value-type="float" office:value="44.697586">
            <text:p>44,697586</text:p>
          </table:table-cell>
          <table:table-cell office:value-type="float" office:value="8919.835938">
            <text:p>8919,835938</text:p>
          </table:table-cell>
          <table:table-cell office:value-type="float" office:value="180.844635">
            <text:p>180,844635</text:p>
          </table:table-cell>
          <table:table-cell office:value-type="float" office:value="21625.683594">
            <text:p>21625,683594</text:p>
          </table:table-cell>
          <table:table-cell office:value-type="float" office:value="373.152588">
            <text:p>373,152588</text:p>
          </table:table-cell>
          <table:table-cell office:value-type="float" office:value="13303.616211">
            <text:p>13303,616211</text:p>
          </table:table-cell>
          <table:table-cell office:value-type="float" office:value="184.157639">
            <text:p>184,157639</text:p>
          </table:table-cell>
          <table:table-cell office:value-type="float" office:value="20959.626953">
            <text:p>20959,626953</text:p>
          </table:table-cell>
          <table:table-cell office:value-type="float" office:value="274.705902">
            <text:p>274,705902</text:p>
          </table:table-cell>
          <table:table-cell office:value-type="float" office:value="2202.623535">
            <text:p>2202,623535</text:p>
          </table:table-cell>
          <table:table-cell office:value-type="float" office:value="56.938534">
            <text:p>56,938534</text:p>
          </table:table-cell>
          <table:table-cell office:value-type="float" office:value="54.612595">
            <text:p>54,612595</text:p>
          </table:table-cell>
          <table:table-cell office:value-type="float" office:value="6.928374">
            <text:p>6,928374</text:p>
          </table:table-cell>
          <table:table-cell office:value-type="float" office:value="78.761734">
            <text:p>78,761734</text:p>
          </table:table-cell>
          <table:table-cell office:value-type="float" office:value="8.75973">
            <text:p>8,75973</text:p>
          </table:table-cell>
          <table:table-cell office:value-type="float" office:value="307.23584">
            <text:p>307,23584</text:p>
          </table:table-cell>
          <table:table-cell office:value-type="float" office:value="8.946137">
            <text:p>8,946137</text:p>
          </table:table-cell>
          <table:table-cell office:value-type="float" office:value="28808.914063">
            <text:p>28808,914063</text:p>
          </table:table-cell>
          <table:table-cell office:value-type="float" office:value="527.995361">
            <text:p>527,995361</text:p>
          </table:table-cell>
          <table:table-cell office:value-type="float" office:value="35.55407">
            <text:p>35,55407</text:p>
          </table:table-cell>
          <table:table-cell office:value-type="float" office:value="9.245508">
            <text:p>9,245508</text:p>
          </table:table-cell>
          <table:table-cell office:value-type="float" office:value="138.562012">
            <text:p>138,562012</text:p>
          </table:table-cell>
          <table:table-cell office:value-type="float" office:value="16.742922">
            <text:p>16,742922</text:p>
          </table:table-cell>
          <table:table-cell office:value-type="float" office:value="586.446228">
            <text:p>586,446228</text:p>
          </table:table-cell>
          <table:table-cell office:value-type="float" office:value="22.953032">
            <text:p>22,953032</text:p>
          </table:table-cell>
          <table:table-cell office:value-type="float" office:value="188.962067">
            <text:p>188,962067</text:p>
          </table:table-cell>
          <table:table-cell office:value-type="float" office:value="10.744995">
            <text:p>10,744995</text:p>
          </table:table-cell>
          <table:table-cell table:number-columns-repeated="2" office:value-type="float" office:value="0">
            <text:p>0</text:p>
          </table:table-cell>
          <table:table-cell office:value-type="float" office:value="135.570709">
            <text:p>135,570709</text:p>
          </table:table-cell>
          <table:table-cell office:value-type="float" office:value="11.558743">
            <text:p>11,558743</text:p>
          </table:table-cell>
          <table:table-cell office:value-type="float" office:value="104.747574">
            <text:p>104,747574</text:p>
          </table:table-cell>
          <table:table-cell office:value-type="float" office:value="12.188606">
            <text:p>12,188606</text:p>
          </table:table-cell>
          <table:table-cell table:number-columns-repeated="2" office:value-type="float" office:value="0">
            <text:p>0</text:p>
          </table:table-cell>
          <table:table-cell office:value-type="float" office:value="217.986084">
            <text:p>217,986084</text:p>
          </table:table-cell>
          <table:table-cell office:value-type="float" office:value="28.459831">
            <text:p>28,459831</text:p>
          </table:table-cell>
          <table:table-cell table:number-columns-repeated="2" office:value-type="float" office:value="0">
            <text:p>0</text:p>
          </table:table-cell>
          <table:table-cell office:value-type="float" office:value="62.834492">
            <text:p>62,834492</text:p>
          </table:table-cell>
          <table:table-cell office:value-type="float" office:value="24.214659">
            <text:p>24,214659</text:p>
          </table:table-cell>
          <table:table-cell office:value-type="float" office:value="215.928146">
            <text:p>215,928146</text:p>
          </table:table-cell>
          <table:table-cell office:value-type="float" office:value="23.027641">
            <text:p>23,027641</text:p>
          </table:table-cell>
        </table:table-row>
        <table:table-row table:style-name="ro1">
          <table:table-cell office:value-type="string">
            <text:p>AFR528 <text:s text:c="5"/></text:p>
          </table:table-cell>
          <table:table-cell office:value-type="float" office:value="11559.124023">
            <text:p>11559,124023</text:p>
          </table:table-cell>
          <table:table-cell office:value-type="float" office:value="1177.047852">
            <text:p>1177,047852</text:p>
          </table:table-cell>
          <table:table-cell office:value-type="float" office:value="1999.513428">
            <text:p>1999,513428</text:p>
          </table:table-cell>
          <table:table-cell office:value-type="float" office:value="486.025726">
            <text:p>486,025726</text:p>
          </table:table-cell>
          <table:table-cell office:value-type="float" office:value="4377.144043">
            <text:p>4377,144043</text:p>
          </table:table-cell>
          <table:table-cell office:value-type="float" office:value="197.705612">
            <text:p>197,705612</text:p>
          </table:table-cell>
          <table:table-cell office:value-type="float" office:value="9156.411133">
            <text:p>9156,411133</text:p>
          </table:table-cell>
          <table:table-cell office:value-type="float" office:value="219.420334">
            <text:p>219,420334</text:p>
          </table:table-cell>
          <table:table-cell office:value-type="float" office:value="264.591125">
            <text:p>264,591125</text:p>
          </table:table-cell>
          <table:table-cell office:value-type="float" office:value="33.934139">
            <text:p>33,934139</text:p>
          </table:table-cell>
          <table:table-cell office:value-type="float" office:value="13837.392578">
            <text:p>13837,392578</text:p>
          </table:table-cell>
          <table:table-cell office:value-type="float" office:value="271.401672">
            <text:p>271,401672</text:p>
          </table:table-cell>
          <table:table-cell office:value-type="float" office:value="8695.110352">
            <text:p>8695,110352</text:p>
          </table:table-cell>
          <table:table-cell office:value-type="float" office:value="156.548218">
            <text:p>156,548218</text:p>
          </table:table-cell>
          <table:table-cell office:value-type="float" office:value="10065.245117">
            <text:p>10065,245117</text:p>
          </table:table-cell>
          <table:table-cell office:value-type="float" office:value="140.283966">
            <text:p>140,283966</text:p>
          </table:table-cell>
          <table:table-cell office:value-type="float" office:value="2865.44751">
            <text:p>2865,44751</text:p>
          </table:table-cell>
          <table:table-cell office:value-type="float" office:value="41.525295">
            <text:p>41,525295</text:p>
          </table:table-cell>
          <table:table-cell office:value-type="float" office:value="295.718079">
            <text:p>295,718079</text:p>
          </table:table-cell>
          <table:table-cell office:value-type="float" office:value="10.524129">
            <text:p>10,524129</text:p>
          </table:table-cell>
          <table:table-cell office:value-type="float" office:value="28.507452">
            <text:p>28,507452</text:p>
          </table:table-cell>
          <table:table-cell office:value-type="float" office:value="5.151895">
            <text:p>5,151895</text:p>
          </table:table-cell>
          <table:table-cell office:value-type="float" office:value="32.291977">
            <text:p>32,291977</text:p>
          </table:table-cell>
          <table:table-cell office:value-type="float" office:value="8.016767">
            <text:p>8,016767</text:p>
          </table:table-cell>
          <table:table-cell office:value-type="float" office:value="93.326241">
            <text:p>93,326241</text:p>
          </table:table-cell>
          <table:table-cell office:value-type="float" office:value="5.462402">
            <text:p>5,462402</text:p>
          </table:table-cell>
          <table:table-cell office:value-type="float" office:value="3298.236084">
            <text:p>3298,236084</text:p>
          </table:table-cell>
          <table:table-cell office:value-type="float" office:value="62.731899">
            <text:p>62,731899</text:p>
          </table:table-cell>
          <table:table-cell office:value-type="float" office:value="66.415001">
            <text:p>66,415001</text:p>
          </table:table-cell>
          <table:table-cell office:value-type="float" office:value="8.353255">
            <text:p>8,353255</text:p>
          </table:table-cell>
          <table:table-cell office:value-type="float" office:value="85.449318">
            <text:p>85,449318</text:p>
          </table:table-cell>
          <table:table-cell office:value-type="float" office:value="15.97895">
            <text:p>15,97895</text:p>
          </table:table-cell>
          <table:table-cell office:value-type="float" office:value="442.87973">
            <text:p>442,87973</text:p>
          </table:table-cell>
          <table:table-cell office:value-type="float" office:value="21.674898">
            <text:p>21,674898</text:p>
          </table:table-cell>
          <table:table-cell office:value-type="float" office:value="356.923279">
            <text:p>356,923279</text:p>
          </table:table-cell>
          <table:table-cell office:value-type="float" office:value="11.282217">
            <text:p>11,282217</text:p>
          </table:table-cell>
          <table:table-cell table:number-columns-repeated="2" office:value-type="float" office:value="0">
            <text:p>0</text:p>
          </table:table-cell>
          <table:table-cell office:value-type="float" office:value="32.935257">
            <text:p>32,935257</text:p>
          </table:table-cell>
          <table:table-cell office:value-type="float" office:value="10.239796">
            <text:p>10,239796</text:p>
          </table:table-cell>
          <table:table-cell office:value-type="float" office:value="29.592363">
            <text:p>29,592363</text:p>
          </table:table-cell>
          <table:table-cell office:value-type="float" office:value="10.878388">
            <text:p>10,878388</text:p>
          </table:table-cell>
          <table:table-cell table:number-columns-repeated="2" office:value-type="float" office:value="0">
            <text:p>0</text:p>
          </table:table-cell>
          <table:table-cell office:value-type="float" office:value="100.299149">
            <text:p>100,299149</text:p>
          </table:table-cell>
          <table:table-cell office:value-type="float" office:value="22.148703">
            <text:p>22,148703</text:p>
          </table:table-cell>
          <table:table-cell table:number-columns-repeated="2" office:value-type="float" office:value="0">
            <text:p>0</text:p>
          </table:table-cell>
          <table:table-cell office:value-type="float" office:value="91.638077">
            <text:p>91,638077</text:p>
          </table:table-cell>
          <table:table-cell office:value-type="float" office:value="21.884476">
            <text:p>21,884476</text:p>
          </table:table-cell>
          <table:table-cell office:value-type="float" office:value="196.464615">
            <text:p>196,464615</text:p>
          </table:table-cell>
          <table:table-cell office:value-type="float" office:value="20.953033">
            <text:p>20,953033</text:p>
          </table:table-cell>
        </table:table-row>
        <table:table-row table:style-name="ro1">
          <table:table-cell office:value-type="string">
            <text:p>AFR529 <text:s text:c="5"/></text:p>
          </table:table-cell>
          <table:table-cell office:value-type="float" office:value="10252.635742">
            <text:p>10252,635742</text:p>
          </table:table-cell>
          <table:table-cell office:value-type="float" office:value="1156.15564">
            <text:p>1156,15564</text:p>
          </table:table-cell>
          <table:table-cell office:value-type="float" office:value="2289.977783">
            <text:p>2289,977783</text:p>
          </table:table-cell>
          <table:table-cell office:value-type="float" office:value="513.581726">
            <text:p>513,581726</text:p>
          </table:table-cell>
          <table:table-cell office:value-type="float" office:value="7839.769531">
            <text:p>7839,769531</text:p>
          </table:table-cell>
          <table:table-cell office:value-type="float" office:value="260.003693">
            <text:p>260,003693</text:p>
          </table:table-cell>
          <table:table-cell office:value-type="float" office:value="18185.011719">
            <text:p>18185,011719</text:p>
          </table:table-cell>
          <table:table-cell office:value-type="float" office:value="407.844238">
            <text:p>407,844238</text:p>
          </table:table-cell>
          <table:table-cell office:value-type="float" office:value="196.396423">
            <text:p>196,396423</text:p>
          </table:table-cell>
          <table:table-cell office:value-type="float" office:value="36.360561">
            <text:p>36,360561</text:p>
          </table:table-cell>
          <table:table-cell office:value-type="float" office:value="7860.654785">
            <text:p>7860,654785</text:p>
          </table:table-cell>
          <table:table-cell office:value-type="float" office:value="160.599625">
            <text:p>160,599625</text:p>
          </table:table-cell>
          <table:table-cell office:value-type="float" office:value="22011.443359">
            <text:p>22011,443359</text:p>
          </table:table-cell>
          <table:table-cell office:value-type="float" office:value="379.864258">
            <text:p>379,864258</text:p>
          </table:table-cell>
          <table:table-cell office:value-type="float" office:value="11986.527344">
            <text:p>11986,527344</text:p>
          </table:table-cell>
          <table:table-cell office:value-type="float" office:value="166.1828">
            <text:p>166,1828</text:p>
          </table:table-cell>
          <table:table-cell office:value-type="float" office:value="5734.77832">
            <text:p>5734,77832</text:p>
          </table:table-cell>
          <table:table-cell office:value-type="float" office:value="77.921791">
            <text:p>77,921791</text:p>
          </table:table-cell>
          <table:table-cell office:value-type="float" office:value="631.254456">
            <text:p>631,254456</text:p>
          </table:table-cell>
          <table:table-cell office:value-type="float" office:value="18.233946">
            <text:p>18,233946</text:p>
          </table:table-cell>
          <table:table-cell office:value-type="float" office:value="17.758602">
            <text:p>17,758602</text:p>
          </table:table-cell>
          <table:table-cell office:value-type="float" office:value="5.641095">
            <text:p>5,641095</text:p>
          </table:table-cell>
          <table:table-cell office:value-type="float" office:value="35.244118">
            <text:p>35,244118</text:p>
          </table:table-cell>
          <table:table-cell office:value-type="float" office:value="8.250619">
            <text:p>8,250619</text:p>
          </table:table-cell>
          <table:table-cell office:value-type="float" office:value="120.936714">
            <text:p>120,936714</text:p>
          </table:table-cell>
          <table:table-cell office:value-type="float" office:value="6.064428">
            <text:p>6,064428</text:p>
          </table:table-cell>
          <table:table-cell office:value-type="float" office:value="6896.859375">
            <text:p>6896,859375</text:p>
          </table:table-cell>
          <table:table-cell office:value-type="float" office:value="128.066895">
            <text:p>128,066895</text:p>
          </table:table-cell>
          <table:table-cell office:value-type="float" office:value="63.747997">
            <text:p>63,747997</text:p>
          </table:table-cell>
          <table:table-cell office:value-type="float" office:value="8.901414">
            <text:p>8,901414</text:p>
          </table:table-cell>
          <table:table-cell office:value-type="float" office:value="141.130981">
            <text:p>141,130981</text:p>
          </table:table-cell>
          <table:table-cell office:value-type="float" office:value="16.571135">
            <text:p>16,571135</text:p>
          </table:table-cell>
          <table:table-cell office:value-type="float" office:value="406.614502">
            <text:p>406,614502</text:p>
          </table:table-cell>
          <table:table-cell office:value-type="float" office:value="21.668058">
            <text:p>21,668058</text:p>
          </table:table-cell>
          <table:table-cell office:value-type="float" office:value="203.484512">
            <text:p>203,484512</text:p>
          </table:table-cell>
          <table:table-cell office:value-type="float" office:value="10.608591">
            <text:p>10,608591</text:p>
          </table:table-cell>
          <table:table-cell table:number-columns-repeated="2" office:value-type="float" office:value="0">
            <text:p>0</text:p>
          </table:table-cell>
          <table:table-cell office:value-type="float" office:value="63.031574">
            <text:p>63,031574</text:p>
          </table:table-cell>
          <table:table-cell office:value-type="float" office:value="10.98632">
            <text:p>10,98632</text:p>
          </table:table-cell>
          <table:table-cell office:value-type="float" office:value="33.872601">
            <text:p>33,872601</text:p>
          </table:table-cell>
          <table:table-cell office:value-type="float" office:value="11.633204">
            <text:p>11,633204</text:p>
          </table:table-cell>
          <table:table-cell table:number-columns-repeated="2" office:value-type="float" office:value="0">
            <text:p>0</text:p>
          </table:table-cell>
          <table:table-cell office:value-type="float" office:value="123.452385">
            <text:p>123,452385</text:p>
          </table:table-cell>
          <table:table-cell office:value-type="float" office:value="24.301989">
            <text:p>24,301989</text:p>
          </table:table-cell>
          <table:table-cell table:number-columns-repeated="2" office:value-type="float" office:value="0">
            <text:p>0</text:p>
          </table:table-cell>
          <table:table-cell office:value-type="float" office:value="96.17836">
            <text:p>96,17836</text:p>
          </table:table-cell>
          <table:table-cell office:value-type="float" office:value="23.357662">
            <text:p>23,357662</text:p>
          </table:table-cell>
          <table:table-cell office:value-type="float" office:value="213.31723">
            <text:p>213,31723</text:p>
          </table:table-cell>
          <table:table-cell office:value-type="float" office:value="22.545856">
            <text:p>22,545856</text:p>
          </table:table-cell>
        </table:table-row>
        <table:table-row table:style-name="ro1">
          <table:table-cell office:value-type="string">
            <text:p>AFR530 <text:s text:c="5"/></text:p>
          </table:table-cell>
          <table:table-cell office:value-type="float" office:value="11519.149414">
            <text:p>11519,149414</text:p>
          </table:table-cell>
          <table:table-cell office:value-type="float" office:value="1283.571899">
            <text:p>1283,571899</text:p>
          </table:table-cell>
          <table:table-cell office:value-type="float" office:value="3184.91748">
            <text:p>3184,91748</text:p>
          </table:table-cell>
          <table:table-cell office:value-type="float" office:value="551.524231">
            <text:p>551,524231</text:p>
          </table:table-cell>
          <table:table-cell office:value-type="float" office:value="22563.935547">
            <text:p>22563,935547</text:p>
          </table:table-cell>
          <table:table-cell office:value-type="float" office:value="548.93866">
            <text:p>548,93866</text:p>
          </table:table-cell>
          <table:table-cell office:value-type="float" office:value="50067.347656">
            <text:p>50067,347656</text:p>
          </table:table-cell>
          <table:table-cell office:value-type="float" office:value="1083.448242">
            <text:p>1083,448242</text:p>
          </table:table-cell>
          <table:table-cell office:value-type="float" office:value="448.465179">
            <text:p>448,465179</text:p>
          </table:table-cell>
          <table:table-cell office:value-type="float" office:value="43.529423">
            <text:p>43,529423</text:p>
          </table:table-cell>
          <table:table-cell office:value-type="float" office:value="8943.298828">
            <text:p>8943,298828</text:p>
          </table:table-cell>
          <table:table-cell office:value-type="float" office:value="181.177094">
            <text:p>181,177094</text:p>
          </table:table-cell>
          <table:table-cell office:value-type="float" office:value="24162.328125">
            <text:p>24162,328125</text:p>
          </table:table-cell>
          <table:table-cell office:value-type="float" office:value="415.920624">
            <text:p>415,920624</text:p>
          </table:table-cell>
          <table:table-cell office:value-type="float" office:value="11667.609375">
            <text:p>11667,609375</text:p>
          </table:table-cell>
          <table:table-cell office:value-type="float" office:value="162.080673">
            <text:p>162,080673</text:p>
          </table:table-cell>
          <table:table-cell office:value-type="float" office:value="17998.746094">
            <text:p>17998,746094</text:p>
          </table:table-cell>
          <table:table-cell office:value-type="float" office:value="236.331253">
            <text:p>236,331253</text:p>
          </table:table-cell>
          <table:table-cell office:value-type="float" office:value="1760.084839">
            <text:p>1760,084839</text:p>
          </table:table-cell>
          <table:table-cell office:value-type="float" office:value="45.919659">
            <text:p>45,919659</text:p>
          </table:table-cell>
          <table:table-cell office:value-type="float" office:value="53.651669">
            <text:p>53,651669</text:p>
          </table:table-cell>
          <table:table-cell office:value-type="float" office:value="6.640629">
            <text:p>6,640629</text:p>
          </table:table-cell>
          <table:table-cell office:value-type="float" office:value="82.750313">
            <text:p>82,750313</text:p>
          </table:table-cell>
          <table:table-cell office:value-type="float" office:value="8.703615">
            <text:p>8,703615</text:p>
          </table:table-cell>
          <table:table-cell office:value-type="float" office:value="263.269684">
            <text:p>263,269684</text:p>
          </table:table-cell>
          <table:table-cell office:value-type="float" office:value="8.21299">
            <text:p>8,21299</text:p>
          </table:table-cell>
          <table:table-cell office:value-type="float" office:value="22205.769531">
            <text:p>22205,769531</text:p>
          </table:table-cell>
          <table:table-cell office:value-type="float" office:value="407.405304">
            <text:p>407,405304</text:p>
          </table:table-cell>
          <table:table-cell office:value-type="float" office:value="48.49575">
            <text:p>48,49575</text:p>
          </table:table-cell>
          <table:table-cell office:value-type="float" office:value="9.24397">
            <text:p>9,24397</text:p>
          </table:table-cell>
          <table:table-cell office:value-type="float" office:value="92.688332">
            <text:p>92,688332</text:p>
          </table:table-cell>
          <table:table-cell office:value-type="float" office:value="16.497368">
            <text:p>16,497368</text:p>
          </table:table-cell>
          <table:table-cell office:value-type="float" office:value="567.104553">
            <text:p>567,104553</text:p>
          </table:table-cell>
          <table:table-cell office:value-type="float" office:value="22.823467">
            <text:p>22,823467</text:p>
          </table:table-cell>
          <table:table-cell office:value-type="float" office:value="204.922684">
            <text:p>204,922684</text:p>
          </table:table-cell>
          <table:table-cell office:value-type="float" office:value="10.863466">
            <text:p>10,863466</text:p>
          </table:table-cell>
          <table:table-cell table:number-columns-repeated="2" office:value-type="float" office:value="0">
            <text:p>0</text:p>
          </table:table-cell>
          <table:table-cell office:value-type="float" office:value="128.201874">
            <text:p>128,201874</text:p>
          </table:table-cell>
          <table:table-cell office:value-type="float" office:value="11.581026">
            <text:p>11,581026</text:p>
          </table:table-cell>
          <table:table-cell office:value-type="float" office:value="89.833969">
            <text:p>89,833969</text:p>
          </table:table-cell>
          <table:table-cell office:value-type="float" office:value="12.111863">
            <text:p>12,111863</text:p>
          </table:table-cell>
          <table:table-cell table:number-columns-repeated="2" office:value-type="float" office:value="0">
            <text:p>0</text:p>
          </table:table-cell>
          <table:table-cell office:value-type="float" office:value="224.174973">
            <text:p>224,174973</text:p>
          </table:table-cell>
          <table:table-cell office:value-type="float" office:value="27.493444">
            <text:p>27,493444</text:p>
          </table:table-cell>
          <table:table-cell table:number-columns-repeated="2" office:value-type="float" office:value="0">
            <text:p>0</text:p>
          </table:table-cell>
          <table:table-cell office:value-type="float" office:value="83.370384">
            <text:p>83,370384</text:p>
          </table:table-cell>
          <table:table-cell office:value-type="float" office:value="24.253864">
            <text:p>24,253864</text:p>
          </table:table-cell>
          <table:table-cell office:value-type="float" office:value="227.972137">
            <text:p>227,972137</text:p>
          </table:table-cell>
          <table:table-cell office:value-type="float" office:value="23.229338">
            <text:p>23,229338</text:p>
          </table:table-cell>
        </table:table-row>
        <table:table-row table:style-name="ro1">
          <table:table-cell office:value-type="string">
            <text:p>AFR531 <text:s text:c="5"/></text:p>
          </table:table-cell>
          <table:table-cell office:value-type="float" office:value="5432.680176">
            <text:p>5432,680176</text:p>
          </table:table-cell>
          <table:table-cell office:value-type="float" office:value="851.277954">
            <text:p>851,277954</text:p>
          </table:table-cell>
          <table:table-cell office:value-type="float" office:value="1002.199341">
            <text:p>1002,199341</text:p>
          </table:table-cell>
          <table:table-cell office:value-type="float" office:value="461.744263">
            <text:p>461,744263</text:p>
          </table:table-cell>
          <table:table-cell office:value-type="float" office:value="2285.77124">
            <text:p>2285,77124</text:p>
          </table:table-cell>
          <table:table-cell office:value-type="float" office:value="162.251648">
            <text:p>162,251648</text:p>
          </table:table-cell>
          <table:table-cell office:value-type="float" office:value="4483.335449">
            <text:p>4483,335449</text:p>
          </table:table-cell>
          <table:table-cell office:value-type="float" office:value="126.106018">
            <text:p>126,106018</text:p>
          </table:table-cell>
          <table:table-cell office:value-type="float" office:value="123.587486">
            <text:p>123,587486</text:p>
          </table:table-cell>
          <table:table-cell office:value-type="float" office:value="30.250853">
            <text:p>30,250853</text:p>
          </table:table-cell>
          <table:table-cell office:value-type="float" office:value="7878.152344">
            <text:p>7878,152344</text:p>
          </table:table-cell>
          <table:table-cell office:value-type="float" office:value="159.415314">
            <text:p>159,415314</text:p>
          </table:table-cell>
          <table:table-cell office:value-type="float" office:value="3191.830078">
            <text:p>3191,830078</text:p>
          </table:table-cell>
          <table:table-cell office:value-type="float" office:value="64.726219">
            <text:p>64,726219</text:p>
          </table:table-cell>
          <table:table-cell office:value-type="float" office:value="9444.770508">
            <text:p>9444,770508</text:p>
          </table:table-cell>
          <table:table-cell office:value-type="float" office:value="132.045853">
            <text:p>132,045853</text:p>
          </table:table-cell>
          <table:table-cell office:value-type="float" office:value="1446.572998">
            <text:p>1446,572998</text:p>
          </table:table-cell>
          <table:table-cell office:value-type="float" office:value="24.436172">
            <text:p>24,436172</text:p>
          </table:table-cell>
          <table:table-cell office:value-type="float" office:value="153.403519">
            <text:p>153,403519</text:p>
          </table:table-cell>
          <table:table-cell office:value-type="float" office:value="7.970926">
            <text:p>7,970926</text:p>
          </table:table-cell>
          <table:table-cell office:value-type="float" office:value="16.175579">
            <text:p>16,175579</text:p>
          </table:table-cell>
          <table:table-cell office:value-type="float" office:value="5.101655">
            <text:p>5,101655</text:p>
          </table:table-cell>
          <table:table-cell office:value-type="float" office:value="39.094429">
            <text:p>39,094429</text:p>
          </table:table-cell>
          <table:table-cell office:value-type="float" office:value="8.096027">
            <text:p>8,096027</text:p>
          </table:table-cell>
          <table:table-cell office:value-type="float" office:value="54.801907">
            <text:p>54,801907</text:p>
          </table:table-cell>
          <table:table-cell office:value-type="float" office:value="5.247116">
            <text:p>5,247116</text:p>
          </table:table-cell>
          <table:table-cell office:value-type="float" office:value="1662.536377">
            <text:p>1662,536377</text:p>
          </table:table-cell>
          <table:table-cell office:value-type="float" office:value="33.616856">
            <text:p>33,616856</text:p>
          </table:table-cell>
          <table:table-cell office:value-type="float" office:value="76.024757">
            <text:p>76,024757</text:p>
          </table:table-cell>
          <table:table-cell office:value-type="float" office:value="8.680146">
            <text:p>8,680146</text:p>
          </table:table-cell>
          <table:table-cell office:value-type="float" office:value="76.110596">
            <text:p>76,110596</text:p>
          </table:table-cell>
          <table:table-cell office:value-type="float" office:value="16.102919">
            <text:p>16,102919</text:p>
          </table:table-cell>
          <table:table-cell office:value-type="float" office:value="346.630402">
            <text:p>346,630402</text:p>
          </table:table-cell>
          <table:table-cell office:value-type="float" office:value="21.262413">
            <text:p>21,262413</text:p>
          </table:table-cell>
          <table:table-cell office:value-type="float" office:value="193.003281">
            <text:p>193,003281</text:p>
          </table:table-cell>
          <table:table-cell office:value-type="float" office:value="10.351166">
            <text:p>10,351166</text:p>
          </table:table-cell>
          <table:table-cell table:number-columns-repeated="2" office:value-type="float" office:value="0">
            <text:p>0</text:p>
          </table:table-cell>
          <table:table-cell office:value-type="float" office:value="26.754944">
            <text:p>26,754944</text:p>
          </table:table-cell>
          <table:table-cell office:value-type="float" office:value="10.734755">
            <text:p>10,734755</text:p>
          </table:table-cell>
          <table:table-cell office:value-type="float" office:value="14.649396">
            <text:p>14,649396</text:p>
          </table:table-cell>
          <table:table-cell office:value-type="float" office:value="11.335784">
            <text:p>11,335784</text:p>
          </table:table-cell>
          <table:table-cell table:number-columns-repeated="2" office:value-type="float" office:value="0">
            <text:p>0</text:p>
          </table:table-cell>
          <table:table-cell office:value-type="float" office:value="72.596542">
            <text:p>72,596542</text:p>
          </table:table-cell>
          <table:table-cell office:value-type="float" office:value="22.225151">
            <text:p>22,225151</text:p>
          </table:table-cell>
          <table:table-cell table:number-columns-repeated="2" office:value-type="float" office:value="0">
            <text:p>0</text:p>
          </table:table-cell>
          <table:table-cell office:value-type="float" office:value="107.640076">
            <text:p>107,640076</text:p>
          </table:table-cell>
          <table:table-cell office:value-type="float" office:value="22.724726">
            <text:p>22,724726</text:p>
          </table:table-cell>
          <table:table-cell office:value-type="float" office:value="185.894363">
            <text:p>185,894363</text:p>
          </table:table-cell>
          <table:table-cell office:value-type="float" office:value="21.608212">
            <text:p>21,608212</text:p>
          </table:table-cell>
        </table:table-row>
        <table:table-row table:style-name="ro1">
          <table:table-cell office:value-type="string">
            <text:p>AFR532 <text:s text:c="5"/></text:p>
          </table:table-cell>
          <table:table-cell office:value-type="float" office:value="17981.152344">
            <text:p>17981,152344</text:p>
          </table:table-cell>
          <table:table-cell office:value-type="float" office:value="1512.311035">
            <text:p>1512,311035</text:p>
          </table:table-cell>
          <table:table-cell office:value-type="float" office:value="2901.725342">
            <text:p>2901,725342</text:p>
          </table:table-cell>
          <table:table-cell office:value-type="float" office:value="528.569702">
            <text:p>528,569702</text:p>
          </table:table-cell>
          <table:table-cell office:value-type="float" office:value="3963.893066">
            <text:p>3963,893066</text:p>
          </table:table-cell>
          <table:table-cell office:value-type="float" office:value="205.113297">
            <text:p>205,113297</text:p>
          </table:table-cell>
          <table:table-cell office:value-type="float" office:value="8389.169922">
            <text:p>8389,169922</text:p>
          </table:table-cell>
          <table:table-cell office:value-type="float" office:value="206.351166">
            <text:p>206,351166</text:p>
          </table:table-cell>
          <table:table-cell office:value-type="float" office:value="191.712357">
            <text:p>191,712357</text:p>
          </table:table-cell>
          <table:table-cell office:value-type="float" office:value="39.677509">
            <text:p>39,677509</text:p>
          </table:table-cell>
          <table:table-cell office:value-type="float" office:value="15635.579102">
            <text:p>15635,579102</text:p>
          </table:table-cell>
          <table:table-cell office:value-type="float" office:value="305.967468">
            <text:p>305,967468</text:p>
          </table:table-cell>
          <table:table-cell office:value-type="float" office:value="35599.527344">
            <text:p>35599,527344</text:p>
          </table:table-cell>
          <table:table-cell office:value-type="float" office:value="609.191406">
            <text:p>609,191406</text:p>
          </table:table-cell>
          <table:table-cell office:value-type="float" office:value="30246.105469">
            <text:p>30246,105469</text:p>
          </table:table-cell>
          <table:table-cell office:value-type="float" office:value="412.606049">
            <text:p>412,606049</text:p>
          </table:table-cell>
          <table:table-cell office:value-type="float" office:value="3922.526855">
            <text:p>3922,526855</text:p>
          </table:table-cell>
          <table:table-cell office:value-type="float" office:value="55.207088">
            <text:p>55,207088</text:p>
          </table:table-cell>
          <table:table-cell office:value-type="float" office:value="264.487274">
            <text:p>264,487274</text:p>
          </table:table-cell>
          <table:table-cell office:value-type="float" office:value="10.0664">
            <text:p>10,0664</text:p>
          </table:table-cell>
          <table:table-cell office:value-type="float" office:value="13.278955">
            <text:p>13,278955</text:p>
          </table:table-cell>
          <table:table-cell office:value-type="float" office:value="5.317238">
            <text:p>5,317238</text:p>
          </table:table-cell>
          <table:table-cell office:value-type="float" office:value="68.675125">
            <text:p>68,675125</text:p>
          </table:table-cell>
          <table:table-cell office:value-type="float" office:value="8.341254">
            <text:p>8,341254</text:p>
          </table:table-cell>
          <table:table-cell office:value-type="float" office:value="68.634575">
            <text:p>68,634575</text:p>
          </table:table-cell>
          <table:table-cell office:value-type="float" office:value="5.492508">
            <text:p>5,492508</text:p>
          </table:table-cell>
          <table:table-cell office:value-type="float" office:value="2587.213379">
            <text:p>2587,213379</text:p>
          </table:table-cell>
          <table:table-cell office:value-type="float" office:value="49.973431">
            <text:p>49,973431</text:p>
          </table:table-cell>
          <table:table-cell office:value-type="float" office:value="61.474915">
            <text:p>61,474915</text:p>
          </table:table-cell>
          <table:table-cell office:value-type="float" office:value="8.775496">
            <text:p>8,775496</text:p>
          </table:table-cell>
          <table:table-cell office:value-type="float" office:value="47.501488">
            <text:p>47,501488</text:p>
          </table:table-cell>
          <table:table-cell office:value-type="float" office:value="16.04376">
            <text:p>16,04376</text:p>
          </table:table-cell>
          <table:table-cell office:value-type="float" office:value="405.71814">
            <text:p>405,71814</text:p>
          </table:table-cell>
          <table:table-cell office:value-type="float" office:value="21.654942">
            <text:p>21,654942</text:p>
          </table:table-cell>
          <table:table-cell office:value-type="float" office:value="300.622742">
            <text:p>300,622742</text:p>
          </table:table-cell>
          <table:table-cell office:value-type="float" office:value="11.29057">
            <text:p>11,29057</text:p>
          </table:table-cell>
          <table:table-cell table:number-columns-repeated="2" office:value-type="float" office:value="0">
            <text:p>0</text:p>
          </table:table-cell>
          <table:table-cell office:value-type="float" office:value="53.454155">
            <text:p>53,454155</text:p>
          </table:table-cell>
          <table:table-cell office:value-type="float" office:value="10.942306">
            <text:p>10,942306</text:p>
          </table:table-cell>
          <table:table-cell office:value-type="float" office:value="14.780769">
            <text:p>14,780769</text:p>
          </table:table-cell>
          <table:table-cell office:value-type="float" office:value="11.529272">
            <text:p>11,529272</text:p>
          </table:table-cell>
          <table:table-cell table:number-columns-repeated="2" office:value-type="float" office:value="0">
            <text:p>0</text:p>
          </table:table-cell>
          <table:table-cell office:value-type="float" office:value="69.086235">
            <text:p>69,086235</text:p>
          </table:table-cell>
          <table:table-cell office:value-type="float" office:value="22.98414">
            <text:p>22,98414</text:p>
          </table:table-cell>
          <table:table-cell table:number-columns-repeated="2" office:value-type="float" office:value="0">
            <text:p>0</text:p>
          </table:table-cell>
          <table:table-cell office:value-type="float" office:value="112.64325">
            <text:p>112,64325</text:p>
          </table:table-cell>
          <table:table-cell office:value-type="float" office:value="23.139757">
            <text:p>23,139757</text:p>
          </table:table-cell>
          <table:table-cell office:value-type="float" office:value="212.048096">
            <text:p>212,048096</text:p>
          </table:table-cell>
          <table:table-cell office:value-type="float" office:value="22.540421">
            <text:p>22,540421</text:p>
          </table:table-cell>
        </table:table-row>
        <table:table-row table:style-name="ro1">
          <table:table-cell office:value-type="string">
            <text:p>AFR533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66.730225">
            <text:p>166,730225</text:p>
          </table:table-cell>
          <table:table-cell office:value-type="float" office:value="432.663422">
            <text:p>432,663422</text:p>
          </table:table-cell>
          <table:table-cell office:value-type="float" office:value="401.54361">
            <text:p>401,54361</text:p>
          </table:table-cell>
          <table:table-cell office:value-type="float" office:value="129.080307">
            <text:p>129,080307</text:p>
          </table:table-cell>
          <table:table-cell office:value-type="float" office:value="68.503929">
            <text:p>68,503929</text:p>
          </table:table-cell>
          <table:table-cell office:value-type="float" office:value="53.600121">
            <text:p>53,600121</text:p>
          </table:table-cell>
          <table:table-cell table:number-columns-repeated="6" office:value-type="float" office:value="0">
            <text:p>0</text:p>
          </table:table-cell>
          <table:table-cell office:value-type="float" office:value="10.220187">
            <text:p>10,220187</text:p>
          </table:table-cell>
          <table:table-cell office:value-type="float" office:value="8.426744">
            <text:p>8,426744</text:p>
          </table:table-cell>
          <table:table-cell table:number-columns-repeated="6" office:value-type="float" office:value="0">
            <text:p>0</text:p>
          </table:table-cell>
          <table:table-cell office:value-type="float" office:value="40.487701">
            <text:p>40,487701</text:p>
          </table:table-cell>
          <table:table-cell office:value-type="float" office:value="8.0992">
            <text:p>8,0992</text:p>
          </table:table-cell>
          <table:table-cell table:number-columns-repeated="2" office:value-type="float" office:value="0">
            <text:p>0</text:p>
          </table:table-cell>
          <table:table-cell office:value-type="float" office:value="8.794885">
            <text:p>8,794885</text:p>
          </table:table-cell>
          <table:table-cell office:value-type="float" office:value="8.810934">
            <text:p>8,810934</text:p>
          </table:table-cell>
          <table:table-cell table:number-columns-repeated="14" office:value-type="float" office:value="0">
            <text:p>0</text:p>
          </table:table-cell>
          <table:table-cell office:value-type="float" office:value="7.802724">
            <text:p>7,802724</text:p>
          </table:table-cell>
          <table:table-cell office:value-type="float" office:value="32.463745">
            <text:p>32,463745</text:p>
          </table:table-cell>
          <table:table-cell table:number-columns-repeated="2" office:value-type="float" office:value="0">
            <text:p>0</text:p>
          </table:table-cell>
          <table:table-cell office:value-type="float" office:value="2.832431">
            <text:p>2,832431</text:p>
          </table:table-cell>
          <table:table-cell office:value-type="float" office:value="33.735897">
            <text:p>33,735897</text:p>
          </table:table-cell>
          <table:table-cell table:number-columns-repeated="4"/>
        </table:table-row>
        <table:table-row table:style-name="ro1">
          <table:table-cell office:value-type="string">
            <text:p>AFR534 <text:s text:c="5"/></text:p>
          </table:table-cell>
          <table:table-cell office:value-type="float" office:value="3102.489258">
            <text:p>3102,489258</text:p>
          </table:table-cell>
          <table:table-cell office:value-type="float" office:value="749.687683">
            <text:p>749,687683</text:p>
          </table:table-cell>
          <table:table-cell office:value-type="float" office:value="760.607666">
            <text:p>760,607666</text:p>
          </table:table-cell>
          <table:table-cell office:value-type="float" office:value="451.508301">
            <text:p>451,508301</text:p>
          </table:table-cell>
          <table:table-cell office:value-type="float" office:value="3979.291504">
            <text:p>3979,291504</text:p>
          </table:table-cell>
          <table:table-cell office:value-type="float" office:value="181.009048">
            <text:p>181,009048</text:p>
          </table:table-cell>
          <table:table-cell office:value-type="float" office:value="7417.404297">
            <text:p>7417,404297</text:p>
          </table:table-cell>
          <table:table-cell office:value-type="float" office:value="182.346542">
            <text:p>182,346542</text:p>
          </table:table-cell>
          <table:table-cell office:value-type="float" office:value="99.703812">
            <text:p>99,703812</text:p>
          </table:table-cell>
          <table:table-cell office:value-type="float" office:value="27.512224">
            <text:p>27,512224</text:p>
          </table:table-cell>
          <table:table-cell office:value-type="float" office:value="6112.880859">
            <text:p>6112,880859</text:p>
          </table:table-cell>
          <table:table-cell office:value-type="float" office:value="126.378365">
            <text:p>126,378365</text:p>
          </table:table-cell>
          <table:table-cell office:value-type="float" office:value="1075.654175">
            <text:p>1075,654175</text:p>
          </table:table-cell>
          <table:table-cell office:value-type="float" office:value="30.787556">
            <text:p>30,787556</text:p>
          </table:table-cell>
          <table:table-cell office:value-type="float" office:value="5559.412109">
            <text:p>5559,412109</text:p>
          </table:table-cell>
          <table:table-cell office:value-type="float" office:value="79.837364">
            <text:p>79,837364</text:p>
          </table:table-cell>
          <table:table-cell office:value-type="float" office:value="1203.871094">
            <text:p>1203,871094</text:p>
          </table:table-cell>
          <table:table-cell office:value-type="float" office:value="21.438799">
            <text:p>21,438799</text:p>
          </table:table-cell>
          <table:table-cell office:value-type="float" office:value="236.343674">
            <text:p>236,343674</text:p>
          </table:table-cell>
          <table:table-cell office:value-type="float" office:value="9.278681">
            <text:p>9,278681</text:p>
          </table:table-cell>
          <table:table-cell office:value-type="float" office:value="21.374317">
            <text:p>21,374317</text:p>
          </table:table-cell>
          <table:table-cell office:value-type="float" office:value="4.975287">
            <text:p>4,975287</text:p>
          </table:table-cell>
          <table:table-cell office:value-type="float" office:value="28.476044">
            <text:p>28,476044</text:p>
          </table:table-cell>
          <table:table-cell office:value-type="float" office:value="7.958572">
            <text:p>7,958572</text:p>
          </table:table-cell>
          <table:table-cell office:value-type="float" office:value="61.97707">
            <text:p>61,97707</text:p>
          </table:table-cell>
          <table:table-cell office:value-type="float" office:value="5.111346">
            <text:p>5,111346</text:p>
          </table:table-cell>
          <table:table-cell office:value-type="float" office:value="2483.061035">
            <text:p>2483,061035</text:p>
          </table:table-cell>
          <table:table-cell office:value-type="float" office:value="48.114662">
            <text:p>48,114662</text:p>
          </table:table-cell>
          <table:table-cell office:value-type="float" office:value="59.932457">
            <text:p>59,932457</text:p>
          </table:table-cell>
          <table:table-cell office:value-type="float" office:value="8.168112">
            <text:p>8,168112</text:p>
          </table:table-cell>
          <table:table-cell office:value-type="float" office:value="38.172512">
            <text:p>38,172512</text:p>
          </table:table-cell>
          <table:table-cell office:value-type="float" office:value="15.673368">
            <text:p>15,673368</text:p>
          </table:table-cell>
          <table:table-cell office:value-type="float" office:value="222.941193">
            <text:p>222,941193</text:p>
          </table:table-cell>
          <table:table-cell office:value-type="float" office:value="20.518898">
            <text:p>20,518898</text:p>
          </table:table-cell>
          <table:table-cell office:value-type="float" office:value="120.113007">
            <text:p>120,113007</text:p>
          </table:table-cell>
          <table:table-cell office:value-type="float" office:value="9.430192">
            <text:p>9,430192</text:p>
          </table:table-cell>
          <table:table-cell table:number-columns-repeated="2" office:value-type="float" office:value="0">
            <text:p>0</text:p>
          </table:table-cell>
          <table:table-cell office:value-type="float" office:value="31.608133">
            <text:p>31,608133</text:p>
          </table:table-cell>
          <table:table-cell office:value-type="float" office:value="10.148687">
            <text:p>10,148687</text:p>
          </table:table-cell>
          <table:table-cell office:value-type="float" office:value="16.423077">
            <text:p>16,423077</text:p>
          </table:table-cell>
          <table:table-cell office:value-type="float" office:value="10.738679">
            <text:p>10,738679</text:p>
          </table:table-cell>
          <table:table-cell table:number-columns-repeated="2" office:value-type="float" office:value="0">
            <text:p>0</text:p>
          </table:table-cell>
          <table:table-cell office:value-type="float" office:value="84.395111">
            <text:p>84,395111</text:p>
          </table:table-cell>
          <table:table-cell office:value-type="float" office:value="21.5245">
            <text:p>21,5245</text:p>
          </table:table-cell>
          <table:table-cell table:number-columns-repeated="2" office:value-type="float" office:value="0">
            <text:p>0</text:p>
          </table:table-cell>
          <table:table-cell office:value-type="float" office:value="104.437454">
            <text:p>104,437454</text:p>
          </table:table-cell>
          <table:table-cell office:value-type="float" office:value="21.475092">
            <text:p>21,475092</text:p>
          </table:table-cell>
          <table:table-cell office:value-type="float" office:value="69.904289">
            <text:p>69,904289</text:p>
          </table:table-cell>
          <table:table-cell office:value-type="float" office:value="20.10766">
            <text:p>20,10766</text:p>
          </table:table-cell>
        </table:table-row>
        <table:table-row table:style-name="ro1">
          <table:table-cell office:value-type="string">
            <text:p>AFR535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75.478592">
            <text:p>175,478592</text:p>
          </table:table-cell>
          <table:table-cell office:value-type="float" office:value="432.675446">
            <text:p>432,675446</text:p>
          </table:table-cell>
          <table:table-cell office:value-type="float" office:value="248.616318">
            <text:p>248,616318</text:p>
          </table:table-cell>
          <table:table-cell office:value-type="float" office:value="130.692795">
            <text:p>130,692795</text:p>
          </table:table-cell>
          <table:table-cell office:value-type="float" office:value="52.250805">
            <text:p>52,250805</text:p>
          </table:table-cell>
          <table:table-cell office:value-type="float" office:value="54.448696">
            <text:p>54,448696</text:p>
          </table:table-cell>
          <table:table-cell table:number-columns-repeated="6" office:value-type="float" office:value="0">
            <text:p>0</text:p>
          </table:table-cell>
          <table:table-cell office:value-type="float" office:value="10.458222">
            <text:p>10,458222</text:p>
          </table:table-cell>
          <table:table-cell office:value-type="float" office:value="8.578979">
            <text:p>8,578979</text:p>
          </table:table-cell>
          <table:table-cell table:number-columns-repeated="6" office:value-type="float" office:value="0">
            <text:p>0</text:p>
          </table:table-cell>
          <table:table-cell office:value-type="float" office:value="22.648344">
            <text:p>22,648344</text:p>
          </table:table-cell>
          <table:table-cell office:value-type="float" office:value="8.163888">
            <text:p>8,163888</text:p>
          </table:table-cell>
          <table:table-cell table:number-columns-repeated="6" office:value-type="float" office:value="0">
            <text:p>0</text:p>
          </table:table-cell>
          <table:table-cell office:value-type="float" office:value="0.960916">
            <text:p>0,960916</text:p>
          </table:table-cell>
          <table:table-cell office:value-type="float" office:value="15.900713">
            <text:p>15,900713</text:p>
          </table:table-cell>
          <table:table-cell table:number-columns-repeated="10" office:value-type="float" office:value="0">
            <text:p>0</text:p>
          </table:table-cell>
          <table:table-cell office:value-type="float" office:value="25.13188">
            <text:p>25,13188</text:p>
          </table:table-cell>
          <table:table-cell office:value-type="float" office:value="32.757095">
            <text:p>32,757095</text:p>
          </table:table-cell>
          <table:table-cell table:number-columns-repeated="2" office:value-type="float" office:value="0">
            <text:p>0</text:p>
          </table:table-cell>
          <table:table-cell office:value-type="float" office:value="8.296929">
            <text:p>8,296929</text:p>
          </table:table-cell>
          <table:table-cell office:value-type="float" office:value="33.938835">
            <text:p>33,938835</text:p>
          </table:table-cell>
          <table:table-cell table:number-columns-repeated="4"/>
        </table:table-row>
        <table:table-row table:style-name="ro1">
          <table:table-cell office:value-type="string">
            <text:p>AFR536 <text:s text:c="5"/></text:p>
          </table:table-cell>
          <table:table-cell office:value-type="float" office:value="23663.734375">
            <text:p>23663,734375</text:p>
          </table:table-cell>
          <table:table-cell office:value-type="float" office:value="1829.879272">
            <text:p>1829,879272</text:p>
          </table:table-cell>
          <table:table-cell office:value-type="float" office:value="4016.011963">
            <text:p>4016,011963</text:p>
          </table:table-cell>
          <table:table-cell office:value-type="float" office:value="537.619568">
            <text:p>537,619568</text:p>
          </table:table-cell>
          <table:table-cell office:value-type="float" office:value="6217.508789">
            <text:p>6217,508789</text:p>
          </table:table-cell>
          <table:table-cell office:value-type="float" office:value="236.019211">
            <text:p>236,019211</text:p>
          </table:table-cell>
          <table:table-cell office:value-type="float" office:value="14280.360352">
            <text:p>14280,360352</text:p>
          </table:table-cell>
          <table:table-cell office:value-type="float" office:value="326.697845">
            <text:p>326,697845</text:p>
          </table:table-cell>
          <table:table-cell office:value-type="float" office:value="217.701538">
            <text:p>217,701538</text:p>
          </table:table-cell>
          <table:table-cell office:value-type="float" office:value="39.442635">
            <text:p>39,442635</text:p>
          </table:table-cell>
          <table:table-cell office:value-type="float" office:value="9202.240234">
            <text:p>9202,240234</text:p>
          </table:table-cell>
          <table:table-cell office:value-type="float" office:value="186.411179">
            <text:p>186,411179</text:p>
          </table:table-cell>
          <table:table-cell office:value-type="float" office:value="40739.753906">
            <text:p>40739,753906</text:p>
          </table:table-cell>
          <table:table-cell office:value-type="float" office:value="695.651855">
            <text:p>695,651855</text:p>
          </table:table-cell>
          <table:table-cell office:value-type="float" office:value="18746.019531">
            <text:p>18746,019531</text:p>
          </table:table-cell>
          <table:table-cell office:value-type="float" office:value="257.348969">
            <text:p>257,348969</text:p>
          </table:table-cell>
          <table:table-cell office:value-type="float" office:value="8401.84375">
            <text:p>8401,84375</text:p>
          </table:table-cell>
          <table:table-cell office:value-type="float" office:value="112.307823">
            <text:p>112,307823</text:p>
          </table:table-cell>
          <table:table-cell office:value-type="float" office:value="477.76474">
            <text:p>477,76474</text:p>
          </table:table-cell>
          <table:table-cell office:value-type="float" office:value="14.564818">
            <text:p>14,564818</text:p>
          </table:table-cell>
          <table:table-cell office:value-type="float" office:value="15.374807">
            <text:p>15,374807</text:p>
          </table:table-cell>
          <table:table-cell office:value-type="float" office:value="5.260724">
            <text:p>5,260724</text:p>
          </table:table-cell>
          <table:table-cell office:value-type="float" office:value="43.629395">
            <text:p>43,629395</text:p>
          </table:table-cell>
          <table:table-cell office:value-type="float" office:value="8.106642">
            <text:p>8,106642</text:p>
          </table:table-cell>
          <table:table-cell office:value-type="float" office:value="99.559181">
            <text:p>99,559181</text:p>
          </table:table-cell>
          <table:table-cell office:value-type="float" office:value="5.596128">
            <text:p>5,596128</text:p>
          </table:table-cell>
          <table:table-cell office:value-type="float" office:value="5058.297852">
            <text:p>5058,297852</text:p>
          </table:table-cell>
          <table:table-cell office:value-type="float" office:value="94.596581">
            <text:p>94,596581</text:p>
          </table:table-cell>
          <table:table-cell office:value-type="float" office:value="44.310532">
            <text:p>44,310532</text:p>
          </table:table-cell>
          <table:table-cell office:value-type="float" office:value="8.387435">
            <text:p>8,387435</text:p>
          </table:table-cell>
          <table:table-cell office:value-type="float" office:value="45.454811">
            <text:p>45,454811</text:p>
          </table:table-cell>
          <table:table-cell office:value-type="float" office:value="15.843472">
            <text:p>15,843472</text:p>
          </table:table-cell>
          <table:table-cell office:value-type="float" office:value="457.694977">
            <text:p>457,694977</text:p>
          </table:table-cell>
          <table:table-cell office:value-type="float" office:value="21.766382">
            <text:p>21,766382</text:p>
          </table:table-cell>
          <table:table-cell office:value-type="float" office:value="337.171143">
            <text:p>337,171143</text:p>
          </table:table-cell>
          <table:table-cell office:value-type="float" office:value="11.18391">
            <text:p>11,18391</text:p>
          </table:table-cell>
          <table:table-cell table:number-columns-repeated="2" office:value-type="float" office:value="0">
            <text:p>0</text:p>
          </table:table-cell>
          <table:table-cell office:value-type="float" office:value="94.791214">
            <text:p>94,791214</text:p>
          </table:table-cell>
          <table:table-cell office:value-type="float" office:value="10.529789">
            <text:p>10,529789</text:p>
          </table:table-cell>
          <table:table-cell office:value-type="float" office:value="15.911768">
            <text:p>15,911768</text:p>
          </table:table-cell>
          <table:table-cell office:value-type="float" office:value="10.984317">
            <text:p>10,984317</text:p>
          </table:table-cell>
          <table:table-cell table:number-columns-repeated="2" office:value-type="float" office:value="0">
            <text:p>0</text:p>
          </table:table-cell>
          <table:table-cell office:value-type="float" office:value="104.032112">
            <text:p>104,032112</text:p>
          </table:table-cell>
          <table:table-cell office:value-type="float" office:value="23.034399">
            <text:p>23,034399</text:p>
          </table:table-cell>
          <table:table-cell table:number-columns-repeated="2" office:value-type="float" office:value="0">
            <text:p>0</text:p>
          </table:table-cell>
          <table:table-cell office:value-type="float" office:value="72.702393">
            <text:p>72,702393</text:p>
          </table:table-cell>
          <table:table-cell office:value-type="float" office:value="22.105207">
            <text:p>22,105207</text:p>
          </table:table-cell>
          <table:table-cell office:value-type="float" office:value="217.249435">
            <text:p>217,249435</text:p>
          </table:table-cell>
          <table:table-cell office:value-type="float" office:value="21.492371">
            <text:p>21,492371</text:p>
          </table:table-cell>
        </table:table-row>
        <table:table-row table:style-name="ro1">
          <table:table-cell office:value-type="string">
            <text:p>AFR537 <text:s text:c="5"/></text:p>
          </table:table-cell>
          <table:table-cell office:value-type="float" office:value="5472.868652">
            <text:p>5472,868652</text:p>
          </table:table-cell>
          <table:table-cell office:value-type="float" office:value="893.627686">
            <text:p>893,627686</text:p>
          </table:table-cell>
          <table:table-cell office:value-type="float" office:value="691.632385">
            <text:p>691,632385</text:p>
          </table:table-cell>
          <table:table-cell office:value-type="float" office:value="469.946136">
            <text:p>469,946136</text:p>
          </table:table-cell>
          <table:table-cell office:value-type="float" office:value="6481.384766">
            <text:p>6481,384766</text:p>
          </table:table-cell>
          <table:table-cell office:value-type="float" office:value="231.53183">
            <text:p>231,53183</text:p>
          </table:table-cell>
          <table:table-cell office:value-type="float" office:value="12907.272461">
            <text:p>12907,272461</text:p>
          </table:table-cell>
          <table:table-cell office:value-type="float" office:value="296.797638">
            <text:p>296,797638</text:p>
          </table:table-cell>
          <table:table-cell office:value-type="float" office:value="212.342728">
            <text:p>212,342728</text:p>
          </table:table-cell>
          <table:table-cell office:value-type="float" office:value="33.777618">
            <text:p>33,777618</text:p>
          </table:table-cell>
          <table:table-cell office:value-type="float" office:value="9478.303711">
            <text:p>9478,303711</text:p>
          </table:table-cell>
          <table:table-cell office:value-type="float" office:value="189.84787">
            <text:p>189,84787</text:p>
          </table:table-cell>
          <table:table-cell office:value-type="float" office:value="12953.005859">
            <text:p>12953,005859</text:p>
          </table:table-cell>
          <table:table-cell office:value-type="float" office:value="227.551056">
            <text:p>227,551056</text:p>
          </table:table-cell>
          <table:table-cell office:value-type="float" office:value="14303.199219">
            <text:p>14303,199219</text:p>
          </table:table-cell>
          <table:table-cell office:value-type="float" office:value="197.418411">
            <text:p>197,418411</text:p>
          </table:table-cell>
          <table:table-cell office:value-type="float" office:value="3286.7146">
            <text:p>3286,7146</text:p>
          </table:table-cell>
          <table:table-cell office:value-type="float" office:value="46.869591">
            <text:p>46,869591</text:p>
          </table:table-cell>
          <table:table-cell office:value-type="float" office:value="450.257904">
            <text:p>450,257904</text:p>
          </table:table-cell>
          <table:table-cell office:value-type="float" office:value="13.817449">
            <text:p>13,817449</text:p>
          </table:table-cell>
          <table:table-cell office:value-type="float" office:value="19.026323">
            <text:p>19,026323</text:p>
          </table:table-cell>
          <table:table-cell office:value-type="float" office:value="5.105007">
            <text:p>5,105007</text:p>
          </table:table-cell>
          <table:table-cell office:value-type="float" office:value="41.580467">
            <text:p>41,580467</text:p>
          </table:table-cell>
          <table:table-cell office:value-type="float" office:value="8.020966">
            <text:p>8,020966</text:p>
          </table:table-cell>
          <table:table-cell office:value-type="float" office:value="116.436066">
            <text:p>116,436066</text:p>
          </table:table-cell>
          <table:table-cell office:value-type="float" office:value="5.595244">
            <text:p>5,595244</text:p>
          </table:table-cell>
          <table:table-cell office:value-type="float" office:value="4678.195313">
            <text:p>4678,195313</text:p>
          </table:table-cell>
          <table:table-cell office:value-type="float" office:value="87.67775">
            <text:p>87,67775</text:p>
          </table:table-cell>
          <table:table-cell office:value-type="float" office:value="55.911316">
            <text:p>55,911316</text:p>
          </table:table-cell>
          <table:table-cell office:value-type="float" office:value="8.106928">
            <text:p>8,106928</text:p>
          </table:table-cell>
          <table:table-cell office:value-type="float" office:value="137.742126">
            <text:p>137,742126</text:p>
          </table:table-cell>
          <table:table-cell office:value-type="float" office:value="16.150578">
            <text:p>16,150578</text:p>
          </table:table-cell>
          <table:table-cell office:value-type="float" office:value="471.293915">
            <text:p>471,293915</text:p>
          </table:table-cell>
          <table:table-cell office:value-type="float" office:value="21.757032">
            <text:p>21,757032</text:p>
          </table:table-cell>
          <table:table-cell office:value-type="float" office:value="249.353638">
            <text:p>249,353638</text:p>
          </table:table-cell>
          <table:table-cell office:value-type="float" office:value="10.13353">
            <text:p>10,13353</text:p>
          </table:table-cell>
          <table:table-cell table:number-columns-repeated="2" office:value-type="float" office:value="0">
            <text:p>0</text:p>
          </table:table-cell>
          <table:table-cell office:value-type="float" office:value="40.91156">
            <text:p>40,91156</text:p>
          </table:table-cell>
          <table:table-cell office:value-type="float" office:value="9.960137">
            <text:p>9,960137</text:p>
          </table:table-cell>
          <table:table-cell office:value-type="float" office:value="23.632792">
            <text:p>23,632792</text:p>
          </table:table-cell>
          <table:table-cell office:value-type="float" office:value="10.549937">
            <text:p>10,549937</text:p>
          </table:table-cell>
          <table:table-cell table:number-columns-repeated="2" office:value-type="float" office:value="0">
            <text:p>0</text:p>
          </table:table-cell>
          <table:table-cell office:value-type="float" office:value="102.165627">
            <text:p>102,165627</text:p>
          </table:table-cell>
          <table:table-cell office:value-type="float" office:value="21.954363">
            <text:p>21,954363</text:p>
          </table:table-cell>
          <table:table-cell table:number-columns-repeated="2" office:value-type="float" office:value="0">
            <text:p>0</text:p>
          </table:table-cell>
          <table:table-cell office:value-type="float" office:value="87.424217">
            <text:p>87,424217</text:p>
          </table:table-cell>
          <table:table-cell office:value-type="float" office:value="21.289877">
            <text:p>21,289877</text:p>
          </table:table-cell>
          <table:table-cell office:value-type="float" office:value="242.760345">
            <text:p>242,760345</text:p>
          </table:table-cell>
          <table:table-cell office:value-type="float" office:value="20.728926">
            <text:p>20,728926</text:p>
          </table:table-cell>
        </table:table-row>
        <table:table-row table:style-name="ro1">
          <table:table-cell office:value-type="string">
            <text:p>AFR538 <text:s text:c="5"/></text:p>
          </table:table-cell>
          <table:table-cell office:value-type="float" office:value="10403.142578">
            <text:p>10403,142578</text:p>
          </table:table-cell>
          <table:table-cell office:value-type="float" office:value="1122.740967">
            <text:p>1122,740967</text:p>
          </table:table-cell>
          <table:table-cell office:value-type="float" office:value="2019.060791">
            <text:p>2019,060791</text:p>
          </table:table-cell>
          <table:table-cell office:value-type="float" office:value="498.625183">
            <text:p>498,625183</text:p>
          </table:table-cell>
          <table:table-cell office:value-type="float" office:value="9184.478516">
            <text:p>9184,478516</text:p>
          </table:table-cell>
          <table:table-cell office:value-type="float" office:value="276.535797">
            <text:p>276,535797</text:p>
          </table:table-cell>
          <table:table-cell office:value-type="float" office:value="20037.742188">
            <text:p>20037,742188</text:p>
          </table:table-cell>
          <table:table-cell office:value-type="float" office:value="446.325653">
            <text:p>446,325653</text:p>
          </table:table-cell>
          <table:table-cell office:value-type="float" office:value="191.043213">
            <text:p>191,043213</text:p>
          </table:table-cell>
          <table:table-cell office:value-type="float" office:value="33.688835">
            <text:p>33,688835</text:p>
          </table:table-cell>
          <table:table-cell office:value-type="float" office:value="7322.407227">
            <text:p>7322,407227</text:p>
          </table:table-cell>
          <table:table-cell office:value-type="float" office:value="149.948975">
            <text:p>149,948975</text:p>
          </table:table-cell>
          <table:table-cell office:value-type="float" office:value="15021.857422">
            <text:p>15021,857422</text:p>
          </table:table-cell>
          <table:table-cell office:value-type="float" office:value="262.076172">
            <text:p>262,076172</text:p>
          </table:table-cell>
          <table:table-cell office:value-type="float" office:value="5976.251465">
            <text:p>5976,251465</text:p>
          </table:table-cell>
          <table:table-cell office:value-type="float" office:value="85.409599">
            <text:p>85,409599</text:p>
          </table:table-cell>
          <table:table-cell office:value-type="float" office:value="5210.428223">
            <text:p>5210,428223</text:p>
          </table:table-cell>
          <table:table-cell office:value-type="float" office:value="71.0886">
            <text:p>71,0886</text:p>
          </table:table-cell>
          <table:table-cell office:value-type="float" office:value="644.837036">
            <text:p>644,837036</text:p>
          </table:table-cell>
          <table:table-cell office:value-type="float" office:value="18.532228">
            <text:p>18,532228</text:p>
          </table:table-cell>
          <table:table-cell office:value-type="float" office:value="21.214329">
            <text:p>21,214329</text:p>
          </table:table-cell>
          <table:table-cell office:value-type="float" office:value="5.645163">
            <text:p>5,645163</text:p>
          </table:table-cell>
          <table:table-cell office:value-type="float" office:value="39.25584">
            <text:p>39,25584</text:p>
          </table:table-cell>
          <table:table-cell office:value-type="float" office:value="8.242333">
            <text:p>8,242333</text:p>
          </table:table-cell>
          <table:table-cell office:value-type="float" office:value="94.402481">
            <text:p>94,402481</text:p>
          </table:table-cell>
          <table:table-cell office:value-type="float" office:value="5.780439">
            <text:p>5,780439</text:p>
          </table:table-cell>
          <table:table-cell office:value-type="float" office:value="9143.384766">
            <text:p>9143,384766</text:p>
          </table:table-cell>
          <table:table-cell office:value-type="float" office:value="168.991348">
            <text:p>168,991348</text:p>
          </table:table-cell>
          <table:table-cell office:value-type="float" office:value="59.912163">
            <text:p>59,912163</text:p>
          </table:table-cell>
          <table:table-cell office:value-type="float" office:value="8.812348">
            <text:p>8,812348</text:p>
          </table:table-cell>
          <table:table-cell office:value-type="float" office:value="46.262962">
            <text:p>46,262962</text:p>
          </table:table-cell>
          <table:table-cell office:value-type="float" office:value="16.039339">
            <text:p>16,039339</text:p>
          </table:table-cell>
          <table:table-cell office:value-type="float" office:value="231.466537">
            <text:p>231,466537</text:p>
          </table:table-cell>
          <table:table-cell office:value-type="float" office:value="20.788795">
            <text:p>20,788795</text:p>
          </table:table-cell>
          <table:table-cell office:value-type="float" office:value="113.581184">
            <text:p>113,581184</text:p>
          </table:table-cell>
          <table:table-cell office:value-type="float" office:value="9.966135">
            <text:p>9,966135</text:p>
          </table:table-cell>
          <table:table-cell table:number-columns-repeated="2" office:value-type="float" office:value="0">
            <text:p>0</text:p>
          </table:table-cell>
          <table:table-cell office:value-type="float" office:value="60.525082">
            <text:p>60,525082</text:p>
          </table:table-cell>
          <table:table-cell office:value-type="float" office:value="10.718995">
            <text:p>10,718995</text:p>
          </table:table-cell>
          <table:table-cell office:value-type="float" office:value="30.939905">
            <text:p>30,939905</text:p>
          </table:table-cell>
          <table:table-cell office:value-type="float" office:value="11.424943">
            <text:p>11,424943</text:p>
          </table:table-cell>
          <table:table-cell table:number-columns-repeated="2" office:value-type="float" office:value="0">
            <text:p>0</text:p>
          </table:table-cell>
          <table:table-cell office:value-type="float" office:value="130.419891">
            <text:p>130,419891</text:p>
          </table:table-cell>
          <table:table-cell office:value-type="float" office:value="24.211432">
            <text:p>24,211432</text:p>
          </table:table-cell>
          <table:table-cell table:number-columns-repeated="2" office:value-type="float" office:value="0">
            <text:p>0</text:p>
          </table:table-cell>
          <table:table-cell office:value-type="float" office:value="90.636787">
            <text:p>90,636787</text:p>
          </table:table-cell>
          <table:table-cell office:value-type="float" office:value="23.025476">
            <text:p>23,025476</text:p>
          </table:table-cell>
          <table:table-cell office:value-type="float" office:value="78.839043">
            <text:p>78,839043</text:p>
          </table:table-cell>
          <table:table-cell office:value-type="float" office:value="21.590071">
            <text:p>21,590071</text:p>
          </table:table-cell>
        </table:table-row>
        <table:table-row table:style-name="ro1">
          <table:table-cell office:value-type="string">
            <text:p>AFR539 <text:s text:c="5"/></text:p>
          </table:table-cell>
          <table:table-cell office:value-type="float" office:value="11117.796875">
            <text:p>11117,796875</text:p>
          </table:table-cell>
          <table:table-cell office:value-type="float" office:value="1164.552612">
            <text:p>1164,552612</text:p>
          </table:table-cell>
          <table:table-cell office:value-type="float" office:value="1723.939697">
            <text:p>1723,939697</text:p>
          </table:table-cell>
          <table:table-cell office:value-type="float" office:value="490.546051">
            <text:p>490,546051</text:p>
          </table:table-cell>
          <table:table-cell office:value-type="float" office:value="6582.341309">
            <text:p>6582,341309</text:p>
          </table:table-cell>
          <table:table-cell office:value-type="float" office:value="232.10022">
            <text:p>232,10022</text:p>
          </table:table-cell>
          <table:table-cell office:value-type="float" office:value="14823.334961">
            <text:p>14823,334961</text:p>
          </table:table-cell>
          <table:table-cell office:value-type="float" office:value="336.89682">
            <text:p>336,89682</text:p>
          </table:table-cell>
          <table:table-cell office:value-type="float" office:value="220.046021">
            <text:p>220,046021</text:p>
          </table:table-cell>
          <table:table-cell office:value-type="float" office:value="34.462486">
            <text:p>34,462486</text:p>
          </table:table-cell>
          <table:table-cell office:value-type="float" office:value="7600.609863">
            <text:p>7600,609863</text:p>
          </table:table-cell>
          <table:table-cell office:value-type="float" office:value="155.209412">
            <text:p>155,209412</text:p>
          </table:table-cell>
          <table:table-cell office:value-type="float" office:value="17601.8125">
            <text:p>17601,8125</text:p>
          </table:table-cell>
          <table:table-cell office:value-type="float" office:value="305.585876">
            <text:p>305,585876</text:p>
          </table:table-cell>
          <table:table-cell office:value-type="float" office:value="9267.751953">
            <text:p>9267,751953</text:p>
          </table:table-cell>
          <table:table-cell office:value-type="float" office:value="129.554337">
            <text:p>129,554337</text:p>
          </table:table-cell>
          <table:table-cell office:value-type="float" office:value="6026.03418">
            <text:p>6026,03418</text:p>
          </table:table-cell>
          <table:table-cell office:value-type="float" office:value="81.600075">
            <text:p>81,600075</text:p>
          </table:table-cell>
          <table:table-cell office:value-type="float" office:value="496.690369">
            <text:p>496,690369</text:p>
          </table:table-cell>
          <table:table-cell office:value-type="float" office:value="15.003285">
            <text:p>15,003285</text:p>
          </table:table-cell>
          <table:table-cell office:value-type="float" office:value="19.795063">
            <text:p>19,795063</text:p>
          </table:table-cell>
          <table:table-cell office:value-type="float" office:value="5.329668">
            <text:p>5,329668</text:p>
          </table:table-cell>
          <table:table-cell office:value-type="float" office:value="26.227144">
            <text:p>26,227144</text:p>
          </table:table-cell>
          <table:table-cell office:value-type="float" office:value="8.070461">
            <text:p>8,070461</text:p>
          </table:table-cell>
          <table:table-cell office:value-type="float" office:value="96.298882">
            <text:p>96,298882</text:p>
          </table:table-cell>
          <table:table-cell office:value-type="float" office:value="5.595516">
            <text:p>5,595516</text:p>
          </table:table-cell>
          <table:table-cell office:value-type="float" office:value="5737.647949">
            <text:p>5737,647949</text:p>
          </table:table-cell>
          <table:table-cell office:value-type="float" office:value="106.952446">
            <text:p>106,952446</text:p>
          </table:table-cell>
          <table:table-cell office:value-type="float" office:value="55.708145">
            <text:p>55,708145</text:p>
          </table:table-cell>
          <table:table-cell office:value-type="float" office:value="8.449368">
            <text:p>8,449368</text:p>
          </table:table-cell>
          <table:table-cell office:value-type="float" office:value="66.871864">
            <text:p>66,871864</text:p>
          </table:table-cell>
          <table:table-cell office:value-type="float" office:value="15.956666">
            <text:p>15,956666</text:p>
          </table:table-cell>
          <table:table-cell office:value-type="float" office:value="350.498688">
            <text:p>350,498688</text:p>
          </table:table-cell>
          <table:table-cell office:value-type="float" office:value="21.196606">
            <text:p>21,196606</text:p>
          </table:table-cell>
          <table:table-cell office:value-type="float" office:value="176.997269">
            <text:p>176,997269</text:p>
          </table:table-cell>
          <table:table-cell office:value-type="float" office:value="9.972041">
            <text:p>9,972041</text:p>
          </table:table-cell>
          <table:table-cell table:number-columns-repeated="2" office:value-type="float" office:value="0">
            <text:p>0</text:p>
          </table:table-cell>
          <table:table-cell office:value-type="float" office:value="62.304951">
            <text:p>62,304951</text:p>
          </table:table-cell>
          <table:table-cell office:value-type="float" office:value="10.444839">
            <text:p>10,444839</text:p>
          </table:table-cell>
          <table:table-cell office:value-type="float" office:value="25.394243">
            <text:p>25,394243</text:p>
          </table:table-cell>
          <table:table-cell office:value-type="float" office:value="11.050099">
            <text:p>11,050099</text:p>
          </table:table-cell>
          <table:table-cell table:number-columns-repeated="2" office:value-type="float" office:value="0">
            <text:p>0</text:p>
          </table:table-cell>
          <table:table-cell office:value-type="float" office:value="120.339317">
            <text:p>120,339317</text:p>
          </table:table-cell>
          <table:table-cell office:value-type="float" office:value="23.148279">
            <text:p>23,148279</text:p>
          </table:table-cell>
          <table:table-cell table:number-columns-repeated="2" office:value-type="float" office:value="0">
            <text:p>0</text:p>
          </table:table-cell>
          <table:table-cell office:value-type="float" office:value="82.410255">
            <text:p>82,410255</text:p>
          </table:table-cell>
          <table:table-cell office:value-type="float" office:value="22.179857">
            <text:p>22,179857</text:p>
          </table:table-cell>
          <table:table-cell office:value-type="float" office:value="164.550568">
            <text:p>164,550568</text:p>
          </table:table-cell>
          <table:table-cell office:value-type="float" office:value="21.028271">
            <text:p>21,028271</text:p>
          </table:table-cell>
        </table:table-row>
        <table:table-row table:style-name="ro1">
          <table:table-cell office:value-type="string">
            <text:p>AFR540 <text:s text:c="5"/></text:p>
          </table:table-cell>
          <table:table-cell office:value-type="float" office:value="2865.493652">
            <text:p>2865,493652</text:p>
          </table:table-cell>
          <table:table-cell office:value-type="float" office:value="779.360474">
            <text:p>779,360474</text:p>
          </table:table-cell>
          <table:table-cell office:value-type="float" office:value="862.225403">
            <text:p>862,225403</text:p>
          </table:table-cell>
          <table:table-cell office:value-type="float" office:value="461.20285">
            <text:p>461,20285</text:p>
          </table:table-cell>
          <table:table-cell office:value-type="float" office:value="3586.28125">
            <text:p>3586,28125</text:p>
          </table:table-cell>
          <table:table-cell office:value-type="float" office:value="181.477051">
            <text:p>181,477051</text:p>
          </table:table-cell>
          <table:table-cell office:value-type="float" office:value="7138.013672">
            <text:p>7138,013672</text:p>
          </table:table-cell>
          <table:table-cell office:value-type="float" office:value="177.812729">
            <text:p>177,812729</text:p>
          </table:table-cell>
          <table:table-cell office:value-type="float" office:value="112.200027">
            <text:p>112,200027</text:p>
          </table:table-cell>
          <table:table-cell office:value-type="float" office:value="30.231974">
            <text:p>30,231974</text:p>
          </table:table-cell>
          <table:table-cell office:value-type="float" office:value="7186.304199">
            <text:p>7186,304199</text:p>
          </table:table-cell>
          <table:table-cell office:value-type="float" office:value="146.706604">
            <text:p>146,706604</text:p>
          </table:table-cell>
          <table:table-cell office:value-type="float" office:value="7397.333984">
            <text:p>7397,333984</text:p>
          </table:table-cell>
          <table:table-cell office:value-type="float" office:value="134.286713">
            <text:p>134,286713</text:p>
          </table:table-cell>
          <table:table-cell office:value-type="float" office:value="10917.643555">
            <text:p>10917,643555</text:p>
          </table:table-cell>
          <table:table-cell office:value-type="float" office:value="151.82399">
            <text:p>151,82399</text:p>
          </table:table-cell>
          <table:table-cell office:value-type="float" office:value="1445.272827">
            <text:p>1445,272827</text:p>
          </table:table-cell>
          <table:table-cell office:value-type="float" office:value="24.423086">
            <text:p>24,423086</text:p>
          </table:table-cell>
          <table:table-cell office:value-type="float" office:value="240.0383">
            <text:p>240,0383</text:p>
          </table:table-cell>
          <table:table-cell office:value-type="float" office:value="9.374104">
            <text:p>9,374104</text:p>
          </table:table-cell>
          <table:table-cell office:value-type="float" office:value="12.620153">
            <text:p>12,620153</text:p>
          </table:table-cell>
          <table:table-cell office:value-type="float" office:value="4.970247">
            <text:p>4,970247</text:p>
          </table:table-cell>
          <table:table-cell office:value-type="float" office:value="33.41206">
            <text:p>33,41206</text:p>
          </table:table-cell>
          <table:table-cell office:value-type="float" office:value="7.986938">
            <text:p>7,986938</text:p>
          </table:table-cell>
          <table:table-cell office:value-type="float" office:value="72.254128">
            <text:p>72,254128</text:p>
          </table:table-cell>
          <table:table-cell office:value-type="float" office:value="5.216573">
            <text:p>5,216573</text:p>
          </table:table-cell>
          <table:table-cell office:value-type="float" office:value="2332.983154">
            <text:p>2332,983154</text:p>
          </table:table-cell>
          <table:table-cell office:value-type="float" office:value="45.41188">
            <text:p>45,41188</text:p>
          </table:table-cell>
          <table:table-cell office:value-type="float" office:value="59.019753">
            <text:p>59,019753</text:p>
          </table:table-cell>
          <table:table-cell office:value-type="float" office:value="8.234818">
            <text:p>8,234818</text:p>
          </table:table-cell>
          <table:table-cell office:value-type="float" office:value="129.163315">
            <text:p>129,163315</text:p>
          </table:table-cell>
          <table:table-cell office:value-type="float" office:value="16.180784">
            <text:p>16,180784</text:p>
          </table:table-cell>
          <table:table-cell office:value-type="float" office:value="350.578461">
            <text:p>350,578461</text:p>
          </table:table-cell>
          <table:table-cell office:value-type="float" office:value="21.139452">
            <text:p>21,139452</text:p>
          </table:table-cell>
          <table:table-cell office:value-type="float" office:value="189.938309">
            <text:p>189,938309</text:p>
          </table:table-cell>
          <table:table-cell office:value-type="float" office:value="9.925194">
            <text:p>9,925194</text:p>
          </table:table-cell>
          <table:table-cell table:number-columns-repeated="2" office:value-type="float" office:value="0">
            <text:p>0</text:p>
          </table:table-cell>
          <table:table-cell office:value-type="float" office:value="26.411594">
            <text:p>26,411594</text:p>
          </table:table-cell>
          <table:table-cell office:value-type="float" office:value="10.312336">
            <text:p>10,312336</text:p>
          </table:table-cell>
          <table:table-cell office:value-type="float" office:value="20.080534">
            <text:p>20,080534</text:p>
          </table:table-cell>
          <table:table-cell office:value-type="float" office:value="10.781686">
            <text:p>10,781686</text:p>
          </table:table-cell>
          <table:table-cell table:number-columns-repeated="2" office:value-type="float" office:value="0">
            <text:p>0</text:p>
          </table:table-cell>
          <table:table-cell office:value-type="float" office:value="80.357201">
            <text:p>80,357201</text:p>
          </table:table-cell>
          <table:table-cell office:value-type="float" office:value="21.739979">
            <text:p>21,739979</text:p>
          </table:table-cell>
          <table:table-cell table:number-columns-repeated="2" office:value-type="float" office:value="0">
            <text:p>0</text:p>
          </table:table-cell>
          <table:table-cell office:value-type="float" office:value="89.61116">
            <text:p>89,61116</text:p>
          </table:table-cell>
          <table:table-cell office:value-type="float" office:value="21.720001">
            <text:p>21,720001</text:p>
          </table:table-cell>
          <table:table-cell office:value-type="float" office:value="222.382095">
            <text:p>222,382095</text:p>
          </table:table-cell>
          <table:table-cell office:value-type="float" office:value="21.169333">
            <text:p>21,169333</text:p>
          </table:table-cell>
        </table:table-row>
        <table:table-row table:style-name="ro1">
          <table:table-cell office:value-type="string">
            <text:p>AFR541 <text:s text:c="5"/></text:p>
          </table:table-cell>
          <table:table-cell office:value-type="float" office:value="12691.885742">
            <text:p>12691,885742</text:p>
          </table:table-cell>
          <table:table-cell office:value-type="float" office:value="1321.424316">
            <text:p>1321,424316</text:p>
          </table:table-cell>
          <table:table-cell office:value-type="float" office:value="2407.957764">
            <text:p>2407,957764</text:p>
          </table:table-cell>
          <table:table-cell office:value-type="float" office:value="547.927246">
            <text:p>547,927246</text:p>
          </table:table-cell>
          <table:table-cell office:value-type="float" office:value="11588.702148">
            <text:p>11588,702148</text:p>
          </table:table-cell>
          <table:table-cell office:value-type="float" office:value="329.83963">
            <text:p>329,83963</text:p>
          </table:table-cell>
          <table:table-cell office:value-type="float" office:value="26119.099609">
            <text:p>26119,099609</text:p>
          </table:table-cell>
          <table:table-cell office:value-type="float" office:value="589.592834">
            <text:p>589,592834</text:p>
          </table:table-cell>
          <table:table-cell office:value-type="float" office:value="485.470581">
            <text:p>485,470581</text:p>
          </table:table-cell>
          <table:table-cell office:value-type="float" office:value="41.054127">
            <text:p>41,054127</text:p>
          </table:table-cell>
          <table:table-cell office:value-type="float" office:value="9479.199219">
            <text:p>9479,199219</text:p>
          </table:table-cell>
          <table:table-cell office:value-type="float" office:value="186.572937">
            <text:p>186,572937</text:p>
          </table:table-cell>
          <table:table-cell office:value-type="float" office:value="23005.988281">
            <text:p>23005,988281</text:p>
          </table:table-cell>
          <table:table-cell office:value-type="float" office:value="397.399139">
            <text:p>397,399139</text:p>
          </table:table-cell>
          <table:table-cell office:value-type="float" office:value="13249.091797">
            <text:p>13249,091797</text:p>
          </table:table-cell>
          <table:table-cell office:value-type="float" office:value="183.582443">
            <text:p>183,582443</text:p>
          </table:table-cell>
          <table:table-cell office:value-type="float" office:value="8918.168945">
            <text:p>8918,168945</text:p>
          </table:table-cell>
          <table:table-cell office:value-type="float" office:value="120.825356">
            <text:p>120,825356</text:p>
          </table:table-cell>
          <table:table-cell office:value-type="float" office:value="904.314087">
            <text:p>904,314087</text:p>
          </table:table-cell>
          <table:table-cell office:value-type="float" office:value="24.952044">
            <text:p>24,952044</text:p>
          </table:table-cell>
          <table:table-cell office:value-type="float" office:value="20.126415">
            <text:p>20,126415</text:p>
          </table:table-cell>
          <table:table-cell office:value-type="float" office:value="6.154745">
            <text:p>6,154745</text:p>
          </table:table-cell>
          <table:table-cell office:value-type="float" office:value="56.612671">
            <text:p>56,612671</text:p>
          </table:table-cell>
          <table:table-cell office:value-type="float" office:value="8.596429">
            <text:p>8,596429</text:p>
          </table:table-cell>
          <table:table-cell office:value-type="float" office:value="159.468826">
            <text:p>159,468826</text:p>
          </table:table-cell>
          <table:table-cell office:value-type="float" office:value="6.875649">
            <text:p>6,875649</text:p>
          </table:table-cell>
          <table:table-cell office:value-type="float" office:value="10368.399414">
            <text:p>10368,399414</text:p>
          </table:table-cell>
          <table:table-cell office:value-type="float" office:value="191.367523">
            <text:p>191,367523</text:p>
          </table:table-cell>
          <table:table-cell office:value-type="float" office:value="62.469391">
            <text:p>62,469391</text:p>
          </table:table-cell>
          <table:table-cell office:value-type="float" office:value="9.563378">
            <text:p>9,563378</text:p>
          </table:table-cell>
          <table:table-cell office:value-type="float" office:value="162.5457">
            <text:p>162,5457</text:p>
          </table:table-cell>
          <table:table-cell office:value-type="float" office:value="17.193361">
            <text:p>17,193361</text:p>
          </table:table-cell>
          <table:table-cell office:value-type="float" office:value="477.087952">
            <text:p>477,087952</text:p>
          </table:table-cell>
          <table:table-cell office:value-type="float" office:value="22.357195">
            <text:p>22,357195</text:p>
          </table:table-cell>
          <table:table-cell office:value-type="float" office:value="232.560211">
            <text:p>232,560211</text:p>
          </table:table-cell>
          <table:table-cell office:value-type="float" office:value="11.466494">
            <text:p>11,466494</text:p>
          </table:table-cell>
          <table:table-cell table:number-columns-repeated="2" office:value-type="float" office:value="0">
            <text:p>0</text:p>
          </table:table-cell>
          <table:table-cell office:value-type="float" office:value="67.912628">
            <text:p>67,912628</text:p>
          </table:table-cell>
          <table:table-cell office:value-type="float" office:value="11.940456">
            <text:p>11,940456</text:p>
          </table:table-cell>
          <table:table-cell office:value-type="float" office:value="60.325481">
            <text:p>60,325481</text:p>
          </table:table-cell>
          <table:table-cell office:value-type="float" office:value="12.522202">
            <text:p>12,522202</text:p>
          </table:table-cell>
          <table:table-cell table:number-columns-repeated="2" office:value-type="float" office:value="0">
            <text:p>0</text:p>
          </table:table-cell>
          <table:table-cell office:value-type="float" office:value="168.005157">
            <text:p>168,005157</text:p>
          </table:table-cell>
          <table:table-cell office:value-type="float" office:value="27.091415">
            <text:p>27,0914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.679062">
            <text:p>102,679062</text:p>
          </table:table-cell>
          <table:table-cell office:value-type="float" office:value="25.123537">
            <text:p>25,123537</text:p>
          </table:table-cell>
          <table:table-cell office:value-type="float" office:value="211.337357">
            <text:p>211,337357</text:p>
          </table:table-cell>
          <table:table-cell office:value-type="float" office:value="23.93186">
            <text:p>23,93186</text:p>
          </table:table-cell>
        </table:table-row>
        <table:table-row table:style-name="ro1">
          <table:table-cell office:value-type="string">
            <text:p>AFR542 <text:s text:c="5"/></text:p>
          </table:table-cell>
          <table:table-cell office:value-type="float" office:value="10232.969727">
            <text:p>10232,969727</text:p>
          </table:table-cell>
          <table:table-cell office:value-type="float" office:value="1192.205688">
            <text:p>1192,205688</text:p>
          </table:table-cell>
          <table:table-cell office:value-type="float" office:value="1953.652832">
            <text:p>1953,652832</text:p>
          </table:table-cell>
          <table:table-cell office:value-type="float" office:value="525.106934">
            <text:p>525,106934</text:p>
          </table:table-cell>
          <table:table-cell office:value-type="float" office:value="4779.826172">
            <text:p>4779,826172</text:p>
          </table:table-cell>
          <table:table-cell office:value-type="float" office:value="210.717453">
            <text:p>210,717453</text:p>
          </table:table-cell>
          <table:table-cell office:value-type="float" office:value="9790.271484">
            <text:p>9790,271484</text:p>
          </table:table-cell>
          <table:table-cell office:value-type="float" office:value="249.521545">
            <text:p>249,521545</text:p>
          </table:table-cell>
          <table:table-cell office:value-type="float" office:value="457.985718">
            <text:p>457,985718</text:p>
          </table:table-cell>
          <table:table-cell office:value-type="float" office:value="37.42128">
            <text:p>37,42128</text:p>
          </table:table-cell>
          <table:table-cell office:value-type="float" office:value="14126.918945">
            <text:p>14126,918945</text:p>
          </table:table-cell>
          <table:table-cell office:value-type="float" office:value="273.206055">
            <text:p>273,206055</text:p>
          </table:table-cell>
          <table:table-cell office:value-type="float" office:value="12322.68457">
            <text:p>12322,68457</text:p>
          </table:table-cell>
          <table:table-cell office:value-type="float" office:value="218.102768">
            <text:p>218,102768</text:p>
          </table:table-cell>
          <table:table-cell office:value-type="float" office:value="12360.329102">
            <text:p>12360,329102</text:p>
          </table:table-cell>
          <table:table-cell office:value-type="float" office:value="171.578293">
            <text:p>171,578293</text:p>
          </table:table-cell>
          <table:table-cell office:value-type="float" office:value="3320.587891">
            <text:p>3320,587891</text:p>
          </table:table-cell>
          <table:table-cell office:value-type="float" office:value="49.575939">
            <text:p>49,575939</text:p>
          </table:table-cell>
          <table:table-cell office:value-type="float" office:value="313.520844">
            <text:p>313,520844</text:p>
          </table:table-cell>
          <table:table-cell office:value-type="float" office:value="11.403688">
            <text:p>11,403688</text:p>
          </table:table-cell>
          <table:table-cell office:value-type="float" office:value="28.729595">
            <text:p>28,729595</text:p>
          </table:table-cell>
          <table:table-cell office:value-type="float" office:value="5.763968">
            <text:p>5,763968</text:p>
          </table:table-cell>
          <table:table-cell office:value-type="float" office:value="40.600887">
            <text:p>40,600887</text:p>
          </table:table-cell>
          <table:table-cell office:value-type="float" office:value="8.388508">
            <text:p>8,388508</text:p>
          </table:table-cell>
          <table:table-cell office:value-type="float" office:value="77.993042">
            <text:p>77,993042</text:p>
          </table:table-cell>
          <table:table-cell office:value-type="float" office:value="5.876466">
            <text:p>5,876466</text:p>
          </table:table-cell>
          <table:table-cell office:value-type="float" office:value="3235.848877">
            <text:p>3235,848877</text:p>
          </table:table-cell>
          <table:table-cell office:value-type="float" office:value="61.720875">
            <text:p>61,720875</text:p>
          </table:table-cell>
          <table:table-cell office:value-type="float" office:value="87.228905">
            <text:p>87,228905</text:p>
          </table:table-cell>
          <table:table-cell office:value-type="float" office:value="9.403604">
            <text:p>9,403604</text:p>
          </table:table-cell>
          <table:table-cell office:value-type="float" office:value="143.694687">
            <text:p>143,694687</text:p>
          </table:table-cell>
          <table:table-cell office:value-type="float" office:value="16.969418">
            <text:p>16,969418</text:p>
          </table:table-cell>
          <table:table-cell office:value-type="float" office:value="618.306213">
            <text:p>618,306213</text:p>
          </table:table-cell>
          <table:table-cell office:value-type="float" office:value="23.254032">
            <text:p>23,254032</text:p>
          </table:table-cell>
          <table:table-cell office:value-type="float" office:value="477.386902">
            <text:p>477,386902</text:p>
          </table:table-cell>
          <table:table-cell office:value-type="float" office:value="13.371474">
            <text:p>13,371474</text:p>
          </table:table-cell>
          <table:table-cell table:number-columns-repeated="2" office:value-type="float" office:value="0">
            <text:p>0</text:p>
          </table:table-cell>
          <table:table-cell office:value-type="float" office:value="47.326103">
            <text:p>47,326103</text:p>
          </table:table-cell>
          <table:table-cell office:value-type="float" office:value="11.772248">
            <text:p>11,772248</text:p>
          </table:table-cell>
          <table:table-cell office:value-type="float" office:value="21.806007">
            <text:p>21,806007</text:p>
          </table:table-cell>
          <table:table-cell office:value-type="float" office:value="12.409465">
            <text:p>12,409465</text:p>
          </table:table-cell>
          <table:table-cell table:number-columns-repeated="2" office:value-type="float" office:value="0">
            <text:p>0</text:p>
          </table:table-cell>
          <table:table-cell office:value-type="float" office:value="80.146065">
            <text:p>80,146065</text:p>
          </table:table-cell>
          <table:table-cell office:value-type="float" office:value="25.396748">
            <text:p>25,396748</text:p>
          </table:table-cell>
          <table:table-cell table:number-columns-repeated="2" office:value-type="float" office:value="0">
            <text:p>0</text:p>
          </table:table-cell>
          <table:table-cell office:value-type="float" office:value="125.479782">
            <text:p>125,479782</text:p>
          </table:table-cell>
          <table:table-cell office:value-type="float" office:value="24.922911">
            <text:p>24,922911</text:p>
          </table:table-cell>
          <table:table-cell office:value-type="float" office:value="190.66684">
            <text:p>190,66684</text:p>
          </table:table-cell>
          <table:table-cell office:value-type="float" office:value="23.299934">
            <text:p>23,299934</text:p>
          </table:table-cell>
        </table:table-row>
        <table:table-row table:style-name="ro1">
          <table:table-cell office:value-type="string">
            <text:p>AFR543 <text:s text:c="5"/></text:p>
          </table:table-cell>
          <table:table-cell office:value-type="float" office:value="19313.978516">
            <text:p>19313,978516</text:p>
          </table:table-cell>
          <table:table-cell office:value-type="float" office:value="1662.845459">
            <text:p>1662,845459</text:p>
          </table:table-cell>
          <table:table-cell office:value-type="float" office:value="3570.278564">
            <text:p>3570,278564</text:p>
          </table:table-cell>
          <table:table-cell office:value-type="float" office:value="561.79303">
            <text:p>561,79303</text:p>
          </table:table-cell>
          <table:table-cell office:value-type="float" office:value="5860.303711">
            <text:p>5860,303711</text:p>
          </table:table-cell>
          <table:table-cell office:value-type="float" office:value="234.393417">
            <text:p>234,393417</text:p>
          </table:table-cell>
          <table:table-cell office:value-type="float" office:value="12840.895508">
            <text:p>12840,895508</text:p>
          </table:table-cell>
          <table:table-cell office:value-type="float" office:value="312.281219">
            <text:p>312,281219</text:p>
          </table:table-cell>
          <table:table-cell office:value-type="float" office:value="355.654877">
            <text:p>355,654877</text:p>
          </table:table-cell>
          <table:table-cell office:value-type="float" office:value="40.484581">
            <text:p>40,484581</text:p>
          </table:table-cell>
          <table:table-cell office:value-type="float" office:value="9315.126953">
            <text:p>9315,126953</text:p>
          </table:table-cell>
          <table:table-cell office:value-type="float" office:value="183.933838">
            <text:p>183,933838</text:p>
          </table:table-cell>
          <table:table-cell office:value-type="float" office:value="42861.929688">
            <text:p>42861,929688</text:p>
          </table:table-cell>
          <table:table-cell office:value-type="float" office:value="731.80011">
            <text:p>731,80011</text:p>
          </table:table-cell>
          <table:table-cell office:value-type="float" office:value="18418.634766">
            <text:p>18418,634766</text:p>
          </table:table-cell>
          <table:table-cell office:value-type="float" office:value="253.168549">
            <text:p>253,168549</text:p>
          </table:table-cell>
          <table:table-cell office:value-type="float" office:value="5702.373535">
            <text:p>5702,373535</text:p>
          </table:table-cell>
          <table:table-cell office:value-type="float" office:value="79.591721">
            <text:p>79,591721</text:p>
          </table:table-cell>
          <table:table-cell office:value-type="float" office:value="382.072021">
            <text:p>382,072021</text:p>
          </table:table-cell>
          <table:table-cell office:value-type="float" office:value="13.088723">
            <text:p>13,088723</text:p>
          </table:table-cell>
          <table:table-cell office:value-type="float" office:value="8.863301">
            <text:p>8,863301</text:p>
          </table:table-cell>
          <table:table-cell office:value-type="float" office:value="6.049737">
            <text:p>6,049737</text:p>
          </table:table-cell>
          <table:table-cell office:value-type="float" office:value="34.589142">
            <text:p>34,589142</text:p>
          </table:table-cell>
          <table:table-cell office:value-type="float" office:value="8.597648">
            <text:p>8,597648</text:p>
          </table:table-cell>
          <table:table-cell office:value-type="float" office:value="95.671715">
            <text:p>95,671715</text:p>
          </table:table-cell>
          <table:table-cell office:value-type="float" office:value="6.379503">
            <text:p>6,379503</text:p>
          </table:table-cell>
          <table:table-cell office:value-type="float" office:value="4539.688965">
            <text:p>4539,688965</text:p>
          </table:table-cell>
          <table:table-cell office:value-type="float" office:value="85.341614">
            <text:p>85,341614</text:p>
          </table:table-cell>
          <table:table-cell office:value-type="float" office:value="84.774086">
            <text:p>84,774086</text:p>
          </table:table-cell>
          <table:table-cell office:value-type="float" office:value="10.079092">
            <text:p>10,079092</text:p>
          </table:table-cell>
          <table:table-cell office:value-type="float" office:value="172.194321">
            <text:p>172,194321</text:p>
          </table:table-cell>
          <table:table-cell office:value-type="float" office:value="17.385473">
            <text:p>17,385473</text:p>
          </table:table-cell>
          <table:table-cell office:value-type="float" office:value="438.106445">
            <text:p>438,106445</text:p>
          </table:table-cell>
          <table:table-cell office:value-type="float" office:value="22.340414">
            <text:p>22,340414</text:p>
          </table:table-cell>
          <table:table-cell office:value-type="float" office:value="276.854156">
            <text:p>276,854156</text:p>
          </table:table-cell>
          <table:table-cell office:value-type="float" office:value="12.32862">
            <text:p>12,32862</text:p>
          </table:table-cell>
          <table:table-cell table:number-columns-repeated="2" office:value-type="float" office:value="0">
            <text:p>0</text:p>
          </table:table-cell>
          <table:table-cell office:value-type="float" office:value="75.089096">
            <text:p>75,089096</text:p>
          </table:table-cell>
          <table:table-cell office:value-type="float" office:value="12.479639">
            <text:p>12,479639</text:p>
          </table:table-cell>
          <table:table-cell office:value-type="float" office:value="13.578366">
            <text:p>13,578366</text:p>
          </table:table-cell>
          <table:table-cell office:value-type="float" office:value="13.141268">
            <text:p>13,141268</text:p>
          </table:table-cell>
          <table:table-cell table:number-columns-repeated="2" office:value-type="float" office:value="0">
            <text:p>0</text:p>
          </table:table-cell>
          <table:table-cell office:value-type="float" office:value="131.695633">
            <text:p>131,695633</text:p>
          </table:table-cell>
          <table:table-cell office:value-type="float" office:value="27.051134">
            <text:p>27,051134</text:p>
          </table:table-cell>
          <table:table-cell table:number-columns-repeated="2" office:value-type="float" office:value="0">
            <text:p>0</text:p>
          </table:table-cell>
          <table:table-cell office:value-type="float" office:value="125.804489">
            <text:p>125,804489</text:p>
          </table:table-cell>
          <table:table-cell office:value-type="float" office:value="26.459181">
            <text:p>26,459181</text:p>
          </table:table-cell>
          <table:table-cell office:value-type="float" office:value="239.563065">
            <text:p>239,563065</text:p>
          </table:table-cell>
          <table:table-cell office:value-type="float" office:value="25.393372">
            <text:p>25,393372</text:p>
          </table:table-cell>
        </table:table-row>
        <table:table-row table:style-name="ro1">
          <table:table-cell office:value-type="string">
            <text:p>AFR544 <text:s text:c="5"/></text:p>
          </table:table-cell>
          <table:table-cell office:value-type="float" office:value="10179.335938">
            <text:p>10179,335938</text:p>
          </table:table-cell>
          <table:table-cell office:value-type="float" office:value="1200.077515">
            <text:p>1200,077515</text:p>
          </table:table-cell>
          <table:table-cell office:value-type="float" office:value="1544.598145">
            <text:p>1544,598145</text:p>
          </table:table-cell>
          <table:table-cell office:value-type="float" office:value="519.030151">
            <text:p>519,030151</text:p>
          </table:table-cell>
          <table:table-cell office:value-type="float" office:value="8618.637695">
            <text:p>8618,637695</text:p>
          </table:table-cell>
          <table:table-cell office:value-type="float" office:value="274.527618">
            <text:p>274,527618</text:p>
          </table:table-cell>
          <table:table-cell office:value-type="float" office:value="21122.929688">
            <text:p>21122,929688</text:p>
          </table:table-cell>
          <table:table-cell office:value-type="float" office:value="483.125214">
            <text:p>483,125214</text:p>
          </table:table-cell>
          <table:table-cell office:value-type="float" office:value="378.130829">
            <text:p>378,130829</text:p>
          </table:table-cell>
          <table:table-cell office:value-type="float" office:value="37.65807">
            <text:p>37,65807</text:p>
          </table:table-cell>
          <table:table-cell office:value-type="float" office:value="8336.213867">
            <text:p>8336,213867</text:p>
          </table:table-cell>
          <table:table-cell office:value-type="float" office:value="164.975937">
            <text:p>164,975937</text:p>
          </table:table-cell>
          <table:table-cell office:value-type="float" office:value="18266.835938">
            <text:p>18266,835938</text:p>
          </table:table-cell>
          <table:table-cell office:value-type="float" office:value="317.518188">
            <text:p>317,518188</text:p>
          </table:table-cell>
          <table:table-cell office:value-type="float" office:value="7938.333496">
            <text:p>7938,333496</text:p>
          </table:table-cell>
          <table:table-cell office:value-type="float" office:value="112.022316">
            <text:p>112,022316</text:p>
          </table:table-cell>
          <table:table-cell office:value-type="float" office:value="5969.452148">
            <text:p>5969,452148</text:p>
          </table:table-cell>
          <table:table-cell office:value-type="float" office:value="82.739212">
            <text:p>82,739212</text:p>
          </table:table-cell>
          <table:table-cell office:value-type="float" office:value="675.759094">
            <text:p>675,759094</text:p>
          </table:table-cell>
          <table:table-cell office:value-type="float" office:value="19.521603">
            <text:p>19,521603</text:p>
          </table:table-cell>
          <table:table-cell office:value-type="float" office:value="22.453623">
            <text:p>22,453623</text:p>
          </table:table-cell>
          <table:table-cell office:value-type="float" office:value="6.068009">
            <text:p>6,068009</text:p>
          </table:table-cell>
          <table:table-cell office:value-type="float" office:value="54.31115">
            <text:p>54,31115</text:p>
          </table:table-cell>
          <table:table-cell office:value-type="float" office:value="8.576164">
            <text:p>8,576164</text:p>
          </table:table-cell>
          <table:table-cell office:value-type="float" office:value="155.272064">
            <text:p>155,272064</text:p>
          </table:table-cell>
          <table:table-cell office:value-type="float" office:value="6.821048">
            <text:p>6,821048</text:p>
          </table:table-cell>
          <table:table-cell office:value-type="float" office:value="8808.248047">
            <text:p>8808,248047</text:p>
          </table:table-cell>
          <table:table-cell office:value-type="float" office:value="162.928864">
            <text:p>162,928864</text:p>
          </table:table-cell>
          <table:table-cell office:value-type="float" office:value="73.830566">
            <text:p>73,830566</text:p>
          </table:table-cell>
          <table:table-cell office:value-type="float" office:value="9.639153">
            <text:p>9,639153</text:p>
          </table:table-cell>
          <table:table-cell office:value-type="float" office:value="176.896744">
            <text:p>176,896744</text:p>
          </table:table-cell>
          <table:table-cell office:value-type="float" office:value="17.160036">
            <text:p>17,160036</text:p>
          </table:table-cell>
          <table:table-cell office:value-type="float" office:value="541.342407">
            <text:p>541,342407</text:p>
          </table:table-cell>
          <table:table-cell office:value-type="float" office:value="22.795164">
            <text:p>22,795164</text:p>
          </table:table-cell>
          <table:table-cell office:value-type="float" office:value="261.500061">
            <text:p>261,500061</text:p>
          </table:table-cell>
          <table:table-cell office:value-type="float" office:value="11.742705">
            <text:p>11,742705</text:p>
          </table:table-cell>
          <table:table-cell table:number-columns-repeated="2" office:value-type="float" office:value="0">
            <text:p>0</text:p>
          </table:table-cell>
          <table:table-cell office:value-type="float" office:value="66.768509">
            <text:p>66,768509</text:p>
          </table:table-cell>
          <table:table-cell office:value-type="float" office:value="11.871718">
            <text:p>11,871718</text:p>
          </table:table-cell>
          <table:table-cell office:value-type="float" office:value="20.197962">
            <text:p>20,197962</text:p>
          </table:table-cell>
          <table:table-cell office:value-type="float" office:value="12.571504">
            <text:p>12,571504</text:p>
          </table:table-cell>
          <table:table-cell table:number-columns-repeated="2" office:value-type="float" office:value="0">
            <text:p>0</text:p>
          </table:table-cell>
          <table:table-cell office:value-type="float" office:value="184.978729">
            <text:p>184,978729</text:p>
          </table:table-cell>
          <table:table-cell office:value-type="float" office:value="26.066231">
            <text:p>26,066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9.133591">
            <text:p>109,133591</text:p>
          </table:table-cell>
          <table:table-cell office:value-type="float" office:value="25.272699">
            <text:p>25,272699</text:p>
          </table:table-cell>
          <table:table-cell office:value-type="float" office:value="256.278076">
            <text:p>256,278076</text:p>
          </table:table-cell>
          <table:table-cell office:value-type="float" office:value="24.302732">
            <text:p>24,302732</text:p>
          </table:table-cell>
        </table:table-row>
        <table:table-row table:style-name="ro1">
          <table:table-cell office:value-type="string">
            <text:p>AFR545 <text:s text:c="5"/></text:p>
          </table:table-cell>
          <table:table-cell office:value-type="float" office:value="4978.614746">
            <text:p>4978,614746</text:p>
          </table:table-cell>
          <table:table-cell office:value-type="float" office:value="978.19928">
            <text:p>978,19928</text:p>
          </table:table-cell>
          <table:table-cell office:value-type="float" office:value="455.426392">
            <text:p>455,426392</text:p>
          </table:table-cell>
          <table:table-cell office:value-type="float" office:value="501.647217">
            <text:p>501,647217</text:p>
          </table:table-cell>
          <table:table-cell office:value-type="float" office:value="2631.498047">
            <text:p>2631,498047</text:p>
          </table:table-cell>
          <table:table-cell office:value-type="float" office:value="180.919418">
            <text:p>180,919418</text:p>
          </table:table-cell>
          <table:table-cell office:value-type="float" office:value="5364.616699">
            <text:p>5364,616699</text:p>
          </table:table-cell>
          <table:table-cell office:value-type="float" office:value="162.928085">
            <text:p>162,928085</text:p>
          </table:table-cell>
          <table:table-cell office:value-type="float" office:value="178.180328">
            <text:p>178,180328</text:p>
          </table:table-cell>
          <table:table-cell office:value-type="float" office:value="35.025536">
            <text:p>35,025536</text:p>
          </table:table-cell>
          <table:table-cell office:value-type="float" office:value="8251.239258">
            <text:p>8251,239258</text:p>
          </table:table-cell>
          <table:table-cell office:value-type="float" office:value="163.454025">
            <text:p>163,454025</text:p>
          </table:table-cell>
          <table:table-cell office:value-type="float" office:value="18819.988281">
            <text:p>18819,988281</text:p>
          </table:table-cell>
          <table:table-cell office:value-type="float" office:value="326.588135">
            <text:p>326,588135</text:p>
          </table:table-cell>
          <table:table-cell office:value-type="float" office:value="19630.316406">
            <text:p>19630,316406</text:p>
          </table:table-cell>
          <table:table-cell office:value-type="float" office:value="269.513062">
            <text:p>269,513062</text:p>
          </table:table-cell>
          <table:table-cell office:value-type="float" office:value="1335.390625">
            <text:p>1335,390625</text:p>
          </table:table-cell>
          <table:table-cell office:value-type="float" office:value="26.218023">
            <text:p>26,218023</text:p>
          </table:table-cell>
          <table:table-cell office:value-type="float" office:value="149.367615">
            <text:p>149,367615</text:p>
          </table:table-cell>
          <table:table-cell office:value-type="float" office:value="8.690826">
            <text:p>8,690826</text:p>
          </table:table-cell>
          <table:table-cell office:value-type="float" office:value="10.410026">
            <text:p>10,410026</text:p>
          </table:table-cell>
          <table:table-cell office:value-type="float" office:value="5.800768">
            <text:p>5,800768</text:p>
          </table:table-cell>
          <table:table-cell office:value-type="float" office:value="45.350498">
            <text:p>45,350498</text:p>
          </table:table-cell>
          <table:table-cell office:value-type="float" office:value="8.553376">
            <text:p>8,553376</text:p>
          </table:table-cell>
          <table:table-cell office:value-type="float" office:value="65.349945">
            <text:p>65,349945</text:p>
          </table:table-cell>
          <table:table-cell office:value-type="float" office:value="5.995049">
            <text:p>5,995049</text:p>
          </table:table-cell>
          <table:table-cell office:value-type="float" office:value="1607.917358">
            <text:p>1607,917358</text:p>
          </table:table-cell>
          <table:table-cell office:value-type="float" office:value="32.859211">
            <text:p>32,859211</text:p>
          </table:table-cell>
          <table:table-cell office:value-type="float" office:value="90.632408">
            <text:p>90,632408</text:p>
          </table:table-cell>
          <table:table-cell office:value-type="float" office:value="9.90505">
            <text:p>9,90505</text:p>
          </table:table-cell>
          <table:table-cell office:value-type="float" office:value="172.057434">
            <text:p>172,057434</text:p>
          </table:table-cell>
          <table:table-cell office:value-type="float" office:value="17.29668">
            <text:p>17,29668</text:p>
          </table:table-cell>
          <table:table-cell office:value-type="float" office:value="392.711243">
            <text:p>392,711243</text:p>
          </table:table-cell>
          <table:table-cell office:value-type="float" office:value="22.029413">
            <text:p>22,029413</text:p>
          </table:table-cell>
          <table:table-cell office:value-type="float" office:value="231.849152">
            <text:p>231,849152</text:p>
          </table:table-cell>
          <table:table-cell office:value-type="float" office:value="11.925438">
            <text:p>11,925438</text:p>
          </table:table-cell>
          <table:table-cell table:number-columns-repeated="2" office:value-type="float" office:value="0">
            <text:p>0</text:p>
          </table:table-cell>
          <table:table-cell office:value-type="float" office:value="36.025414">
            <text:p>36,025414</text:p>
          </table:table-cell>
          <table:table-cell office:value-type="float" office:value="12.247081">
            <text:p>12,247081</text:p>
          </table:table-cell>
          <table:table-cell office:value-type="float" office:value="9.952194">
            <text:p>9,952194</text:p>
          </table:table-cell>
          <table:table-cell office:value-type="float" office:value="13.006897">
            <text:p>13,006897</text:p>
          </table:table-cell>
          <table:table-cell table:number-columns-repeated="2" office:value-type="float" office:value="0">
            <text:p>0</text:p>
          </table:table-cell>
          <table:table-cell office:value-type="float" office:value="77.213638">
            <text:p>77,213638</text:p>
          </table:table-cell>
          <table:table-cell office:value-type="float" office:value="25.172209">
            <text:p>25,172209</text:p>
          </table:table-cell>
          <table:table-cell table:number-columns-repeated="2" office:value-type="float" office:value="0">
            <text:p>0</text:p>
          </table:table-cell>
          <table:table-cell office:value-type="float" office:value="151.3255">
            <text:p>151,3255</text:p>
          </table:table-cell>
          <table:table-cell office:value-type="float" office:value="26.148497">
            <text:p>26,148497</text:p>
          </table:table-cell>
          <table:table-cell office:value-type="float" office:value="263.951721">
            <text:p>263,951721</text:p>
          </table:table-cell>
          <table:table-cell office:value-type="float" office:value="25.181316">
            <text:p>25,181316</text:p>
          </table:table-cell>
        </table:table-row>
        <table:table-row table:style-name="ro1">
          <table:table-cell office:value-type="string">
            <text:p>AFR546 <text:s text:c="5"/></text:p>
          </table:table-cell>
          <table:table-cell office:value-type="float" office:value="8801.314453">
            <text:p>8801,314453</text:p>
          </table:table-cell>
          <table:table-cell office:value-type="float" office:value="1079.253418">
            <text:p>1079,253418</text:p>
          </table:table-cell>
          <table:table-cell office:value-type="float" office:value="1706.442993">
            <text:p>1706,442993</text:p>
          </table:table-cell>
          <table:table-cell office:value-type="float" office:value="509.947327">
            <text:p>509,947327</text:p>
          </table:table-cell>
          <table:table-cell office:value-type="float" office:value="8898.844727">
            <text:p>8898,844727</text:p>
          </table:table-cell>
          <table:table-cell office:value-type="float" office:value="275.506897">
            <text:p>275,506897</text:p>
          </table:table-cell>
          <table:table-cell office:value-type="float" office:value="19238.167969">
            <text:p>19238,167969</text:p>
          </table:table-cell>
          <table:table-cell office:value-type="float" office:value="442.805084">
            <text:p>442,805084</text:p>
          </table:table-cell>
          <table:table-cell office:value-type="float" office:value="293.729614">
            <text:p>293,729614</text:p>
          </table:table-cell>
          <table:table-cell office:value-type="float" office:value="34.695301">
            <text:p>34,695301</text:p>
          </table:table-cell>
          <table:table-cell office:value-type="float" office:value="7146.563965">
            <text:p>7146,563965</text:p>
          </table:table-cell>
          <table:table-cell office:value-type="float" office:value="142.456726">
            <text:p>142,456726</text:p>
          </table:table-cell>
          <table:table-cell office:value-type="float" office:value="13757.837891">
            <text:p>13757,837891</text:p>
          </table:table-cell>
          <table:table-cell office:value-type="float" office:value="241.443909">
            <text:p>241,443909</text:p>
          </table:table-cell>
          <table:table-cell office:value-type="float" office:value="6460.460938">
            <text:p>6460,460938</text:p>
          </table:table-cell>
          <table:table-cell office:value-type="float" office:value="92.13649">
            <text:p>92,13649</text:p>
          </table:table-cell>
          <table:table-cell office:value-type="float" office:value="4415.252441">
            <text:p>4415,252441</text:p>
          </table:table-cell>
          <table:table-cell office:value-type="float" office:value="62.785023">
            <text:p>62,785023</text:p>
          </table:table-cell>
          <table:table-cell office:value-type="float" office:value="619.491577">
            <text:p>619,491577</text:p>
          </table:table-cell>
          <table:table-cell office:value-type="float" office:value="18.139994">
            <text:p>18,139994</text:p>
          </table:table-cell>
          <table:table-cell office:value-type="float" office:value="29.53244">
            <text:p>29,53244</text:p>
          </table:table-cell>
          <table:table-cell office:value-type="float" office:value="5.950743">
            <text:p>5,950743</text:p>
          </table:table-cell>
          <table:table-cell office:value-type="float" office:value="39.340302">
            <text:p>39,340302</text:p>
          </table:table-cell>
          <table:table-cell office:value-type="float" office:value="8.451745">
            <text:p>8,451745</text:p>
          </table:table-cell>
          <table:table-cell office:value-type="float" office:value="101.189339">
            <text:p>101,189339</text:p>
          </table:table-cell>
          <table:table-cell office:value-type="float" office:value="6.170271">
            <text:p>6,170271</text:p>
          </table:table-cell>
          <table:table-cell office:value-type="float" office:value="7395.100586">
            <text:p>7395,100586</text:p>
          </table:table-cell>
          <table:table-cell office:value-type="float" office:value="137.185745">
            <text:p>137,185745</text:p>
          </table:table-cell>
          <table:table-cell office:value-type="float" office:value="74.866707">
            <text:p>74,866707</text:p>
          </table:table-cell>
          <table:table-cell office:value-type="float" office:value="9.520984">
            <text:p>9,520984</text:p>
          </table:table-cell>
          <table:table-cell office:value-type="float" office:value="82.389725">
            <text:p>82,389725</text:p>
          </table:table-cell>
          <table:table-cell office:value-type="float" office:value="16.581594">
            <text:p>16,581594</text:p>
          </table:table-cell>
          <table:table-cell office:value-type="float" office:value="239.832855">
            <text:p>239,832855</text:p>
          </table:table-cell>
          <table:table-cell office:value-type="float" office:value="21.11207">
            <text:p>21,11207</text:p>
          </table:table-cell>
          <table:table-cell office:value-type="float" office:value="146.143066">
            <text:p>146,143066</text:p>
          </table:table-cell>
          <table:table-cell office:value-type="float" office:value="10.88148">
            <text:p>10,88148</text:p>
          </table:table-cell>
          <table:table-cell table:number-columns-repeated="2" office:value-type="float" office:value="0">
            <text:p>0</text:p>
          </table:table-cell>
          <table:table-cell office:value-type="float" office:value="66.55722">
            <text:p>66,55722</text:p>
          </table:table-cell>
          <table:table-cell office:value-type="float" office:value="11.634933">
            <text:p>11,634933</text:p>
          </table:table-cell>
          <table:table-cell office:value-type="float" office:value="42.950031">
            <text:p>42,950031</text:p>
          </table:table-cell>
          <table:table-cell office:value-type="float" office:value="12.418612">
            <text:p>12,418612</text:p>
          </table:table-cell>
          <table:table-cell table:number-columns-repeated="2" office:value-type="float" office:value="0">
            <text:p>0</text:p>
          </table:table-cell>
          <table:table-cell office:value-type="float" office:value="171.716843">
            <text:p>171,716843</text:p>
          </table:table-cell>
          <table:table-cell office:value-type="float" office:value="25.461254">
            <text:p>25,461254</text:p>
          </table:table-cell>
          <table:table-cell table:number-columns-repeated="2" office:value-type="float" office:value="0">
            <text:p>0</text:p>
          </table:table-cell>
          <table:table-cell office:value-type="float" office:value="114.307564">
            <text:p>114,307564</text:p>
          </table:table-cell>
          <table:table-cell office:value-type="float" office:value="24.916248">
            <text:p>24,916248</text:p>
          </table:table-cell>
          <table:table-cell office:value-type="float" office:value="105.245277">
            <text:p>105,245277</text:p>
          </table:table-cell>
          <table:table-cell office:value-type="float" office:value="23.281498">
            <text:p>23,281498</text:p>
          </table:table-cell>
        </table:table-row>
        <table:table-row table:style-name="ro1">
          <table:table-cell office:value-type="string">
            <text:p>AFR547 <text:s text:c="5"/></text:p>
          </table:table-cell>
          <table:table-cell office:value-type="float" office:value="3402.699463">
            <text:p>3402,699463</text:p>
          </table:table-cell>
          <table:table-cell office:value-type="float" office:value="821.530273">
            <text:p>821,530273</text:p>
          </table:table-cell>
          <table:table-cell office:value-type="float" office:value="1132.026001">
            <text:p>1132,026001</text:p>
          </table:table-cell>
          <table:table-cell office:value-type="float" office:value="468.22641">
            <text:p>468,22641</text:p>
          </table:table-cell>
          <table:table-cell office:value-type="float" office:value="4037.655273">
            <text:p>4037,655273</text:p>
          </table:table-cell>
          <table:table-cell office:value-type="float" office:value="185.306641">
            <text:p>185,306641</text:p>
          </table:table-cell>
          <table:table-cell office:value-type="float" office:value="7439.052246">
            <text:p>7439,052246</text:p>
          </table:table-cell>
          <table:table-cell office:value-type="float" office:value="197.447189">
            <text:p>197,447189</text:p>
          </table:table-cell>
          <table:table-cell office:value-type="float" office:value="254.278198">
            <text:p>254,278198</text:p>
          </table:table-cell>
          <table:table-cell office:value-type="float" office:value="30.23554">
            <text:p>30,23554</text:p>
          </table:table-cell>
          <table:table-cell office:value-type="float" office:value="7748.739746">
            <text:p>7748,739746</text:p>
          </table:table-cell>
          <table:table-cell office:value-type="float" office:value="152.944595">
            <text:p>152,944595</text:p>
          </table:table-cell>
          <table:table-cell office:value-type="float" office:value="2133.380859">
            <text:p>2133,380859</text:p>
          </table:table-cell>
          <table:table-cell office:value-type="float" office:value="47.943733">
            <text:p>47,943733</text:p>
          </table:table-cell>
          <table:table-cell office:value-type="float" office:value="7256.886719">
            <text:p>7256,886719</text:p>
          </table:table-cell>
          <table:table-cell office:value-type="float" office:value="102.797554">
            <text:p>102,797554</text:p>
          </table:table-cell>
          <table:table-cell office:value-type="float" office:value="1447.95752">
            <text:p>1447,95752</text:p>
          </table:table-cell>
          <table:table-cell office:value-type="float" office:value="26.477448">
            <text:p>26,477448</text:p>
          </table:table-cell>
          <table:table-cell office:value-type="float" office:value="241.001663">
            <text:p>241,001663</text:p>
          </table:table-cell>
          <table:table-cell office:value-type="float" office:value="9.625185">
            <text:p>9,625185</text:p>
          </table:table-cell>
          <table:table-cell office:value-type="float" office:value="21.054344">
            <text:p>21,054344</text:p>
          </table:table-cell>
          <table:table-cell office:value-type="float" office:value="5.230057">
            <text:p>5,230057</text:p>
          </table:table-cell>
          <table:table-cell office:value-type="float" office:value="42.39426">
            <text:p>42,39426</text:p>
          </table:table-cell>
          <table:table-cell office:value-type="float" office:value="8.149749">
            <text:p>8,149749</text:p>
          </table:table-cell>
          <table:table-cell office:value-type="float" office:value="110.567284">
            <text:p>110,567284</text:p>
          </table:table-cell>
          <table:table-cell office:value-type="float" office:value="5.806484">
            <text:p>5,806484</text:p>
          </table:table-cell>
          <table:table-cell office:value-type="float" office:value="2729.019531">
            <text:p>2729,019531</text:p>
          </table:table-cell>
          <table:table-cell office:value-type="float" office:value="52.5467">
            <text:p>52,5467</text:p>
          </table:table-cell>
          <table:table-cell office:value-type="float" office:value="71.318207">
            <text:p>71,318207</text:p>
          </table:table-cell>
          <table:table-cell office:value-type="float" office:value="8.738907">
            <text:p>8,738907</text:p>
          </table:table-cell>
          <table:table-cell office:value-type="float" office:value="149.900635">
            <text:p>149,900635</text:p>
          </table:table-cell>
          <table:table-cell office:value-type="float" office:value="16.583054">
            <text:p>16,583054</text:p>
          </table:table-cell>
          <table:table-cell office:value-type="float" office:value="653.450928">
            <text:p>653,450928</text:p>
          </table:table-cell>
          <table:table-cell office:value-type="float" office:value="23.299799">
            <text:p>23,299799</text:p>
          </table:table-cell>
          <table:table-cell office:value-type="float" office:value="236.052917">
            <text:p>236,052917</text:p>
          </table:table-cell>
          <table:table-cell office:value-type="float" office:value="10.675161">
            <text:p>10,675161</text:p>
          </table:table-cell>
          <table:table-cell table:number-columns-repeated="2" office:value-type="float" office:value="0">
            <text:p>0</text:p>
          </table:table-cell>
          <table:table-cell office:value-type="float" office:value="25.777248">
            <text:p>25,777248</text:p>
          </table:table-cell>
          <table:table-cell office:value-type="float" office:value="10.959982">
            <text:p>10,959982</text:p>
          </table:table-cell>
          <table:table-cell office:value-type="float" office:value="23.696156">
            <text:p>23,696156</text:p>
          </table:table-cell>
          <table:table-cell office:value-type="float" office:value="11.505919">
            <text:p>11,505919</text:p>
          </table:table-cell>
          <table:table-cell table:number-columns-repeated="2" office:value-type="float" office:value="0">
            <text:p>0</text:p>
          </table:table-cell>
          <table:table-cell office:value-type="float" office:value="114.620338">
            <text:p>114,620338</text:p>
          </table:table-cell>
          <table:table-cell office:value-type="float" office:value="22.53116">
            <text:p>22,53116</text:p>
          </table:table-cell>
          <table:table-cell table:number-columns-repeated="2" office:value-type="float" office:value="0">
            <text:p>0</text:p>
          </table:table-cell>
          <table:table-cell office:value-type="float" office:value="92.50174">
            <text:p>92,50174</text:p>
          </table:table-cell>
          <table:table-cell office:value-type="float" office:value="22.924149">
            <text:p>22,924149</text:p>
          </table:table-cell>
          <table:table-cell office:value-type="float" office:value="239.004654">
            <text:p>239,004654</text:p>
          </table:table-cell>
          <table:table-cell office:value-type="float" office:value="22.118725">
            <text:p>22,118725</text:p>
          </table:table-cell>
        </table:table-row>
        <table:table-row table:style-name="ro1">
          <table:table-cell office:value-type="string">
            <text:p>AFR548 <text:s text:c="5"/></text:p>
          </table:table-cell>
          <table:table-cell office:value-type="float" office:value="6973.538086">
            <text:p>6973,538086</text:p>
          </table:table-cell>
          <table:table-cell office:value-type="float" office:value="980.353455">
            <text:p>980,353455</text:p>
          </table:table-cell>
          <table:table-cell office:value-type="float" office:value="1315.550537">
            <text:p>1315,550537</text:p>
          </table:table-cell>
          <table:table-cell office:value-type="float" office:value="488.015656">
            <text:p>488,015656</text:p>
          </table:table-cell>
          <table:table-cell office:value-type="float" office:value="4740.284668">
            <text:p>4740,284668</text:p>
          </table:table-cell>
          <table:table-cell office:value-type="float" office:value="202.107544">
            <text:p>202,107544</text:p>
          </table:table-cell>
          <table:table-cell office:value-type="float" office:value="8810.710938">
            <text:p>8810,710938</text:p>
          </table:table-cell>
          <table:table-cell office:value-type="float" office:value="227.55217">
            <text:p>227,55217</text:p>
          </table:table-cell>
          <table:table-cell office:value-type="float" office:value="472.422089">
            <text:p>472,422089</text:p>
          </table:table-cell>
          <table:table-cell office:value-type="float" office:value="35.490299">
            <text:p>35,490299</text:p>
          </table:table-cell>
          <table:table-cell office:value-type="float" office:value="14850.696289">
            <text:p>14850,696289</text:p>
          </table:table-cell>
          <table:table-cell office:value-type="float" office:value="286.375183">
            <text:p>286,375183</text:p>
          </table:table-cell>
          <table:table-cell office:value-type="float" office:value="4359.869629">
            <text:p>4359,869629</text:p>
          </table:table-cell>
          <table:table-cell office:value-type="float" office:value="84.897423">
            <text:p>84,897423</text:p>
          </table:table-cell>
          <table:table-cell office:value-type="float" office:value="13521.672852">
            <text:p>13521,672852</text:p>
          </table:table-cell>
          <table:table-cell office:value-type="float" office:value="187.094437">
            <text:p>187,094437</text:p>
          </table:table-cell>
          <table:table-cell office:value-type="float" office:value="3239.245361">
            <text:p>3239,245361</text:p>
          </table:table-cell>
          <table:table-cell office:value-type="float" office:value="48.410725">
            <text:p>48,410725</text:p>
          </table:table-cell>
          <table:table-cell office:value-type="float" office:value="294.35321">
            <text:p>294,35321</text:p>
          </table:table-cell>
          <table:table-cell office:value-type="float" office:value="10.662117">
            <text:p>10,662117</text:p>
          </table:table-cell>
          <table:table-cell office:value-type="float" office:value="21.598301">
            <text:p>21,598301</text:p>
          </table:table-cell>
          <table:table-cell office:value-type="float" office:value="5.262718">
            <text:p>5,262718</text:p>
          </table:table-cell>
          <table:table-cell office:value-type="float" office:value="47.060951">
            <text:p>47,060951</text:p>
          </table:table-cell>
          <table:table-cell office:value-type="float" office:value="8.177695">
            <text:p>8,177695</text:p>
          </table:table-cell>
          <table:table-cell office:value-type="float" office:value="86.906792">
            <text:p>86,906792</text:p>
          </table:table-cell>
          <table:table-cell office:value-type="float" office:value="5.573318">
            <text:p>5,573318</text:p>
          </table:table-cell>
          <table:table-cell office:value-type="float" office:value="3295.344238">
            <text:p>3295,344238</text:p>
          </table:table-cell>
          <table:table-cell office:value-type="float" office:value="62.709923">
            <text:p>62,709923</text:p>
          </table:table-cell>
          <table:table-cell office:value-type="float" office:value="67.482361">
            <text:p>67,482361</text:p>
          </table:table-cell>
          <table:table-cell office:value-type="float" office:value="8.668912">
            <text:p>8,668912</text:p>
          </table:table-cell>
          <table:table-cell office:value-type="float" office:value="118.997093">
            <text:p>118,997093</text:p>
          </table:table-cell>
          <table:table-cell office:value-type="float" office:value="16.440853">
            <text:p>16,440853</text:p>
          </table:table-cell>
          <table:table-cell office:value-type="float" office:value="575.547668">
            <text:p>575,547668</text:p>
          </table:table-cell>
          <table:table-cell office:value-type="float" office:value="22.675861">
            <text:p>22,675861</text:p>
          </table:table-cell>
          <table:table-cell office:value-type="float" office:value="388.258087">
            <text:p>388,258087</text:p>
          </table:table-cell>
          <table:table-cell office:value-type="float" office:value="11.883096">
            <text:p>11,883096</text:p>
          </table:table-cell>
          <table:table-cell table:number-columns-repeated="2" office:value-type="float" office:value="0">
            <text:p>0</text:p>
          </table:table-cell>
          <table:table-cell office:value-type="float" office:value="39.523354">
            <text:p>39,523354</text:p>
          </table:table-cell>
          <table:table-cell office:value-type="float" office:value="10.842653">
            <text:p>10,842653</text:p>
          </table:table-cell>
          <table:table-cell office:value-type="float" office:value="20.440866">
            <text:p>20,440866</text:p>
          </table:table-cell>
          <table:table-cell office:value-type="float" office:value="11.474113">
            <text:p>11,474113</text:p>
          </table:table-cell>
          <table:table-cell table:number-columns-repeated="2" office:value-type="float" office:value="0">
            <text:p>0</text:p>
          </table:table-cell>
          <table:table-cell office:value-type="float" office:value="63.001934">
            <text:p>63,001934</text:p>
          </table:table-cell>
          <table:table-cell office:value-type="float" office:value="22.882578">
            <text:p>22,882578</text:p>
          </table:table-cell>
          <table:table-cell table:number-columns-repeated="2" office:value-type="float" office:value="0">
            <text:p>0</text:p>
          </table:table-cell>
          <table:table-cell office:value-type="float" office:value="100.707542">
            <text:p>100,707542</text:p>
          </table:table-cell>
          <table:table-cell office:value-type="float" office:value="22.7342">
            <text:p>22,7342</text:p>
          </table:table-cell>
          <table:table-cell office:value-type="float" office:value="182.908615">
            <text:p>182,908615</text:p>
          </table:table-cell>
          <table:table-cell office:value-type="float" office:value="21.724691">
            <text:p>21,724691</text:p>
          </table:table-cell>
        </table:table-row>
        <table:table-row table:style-name="ro1">
          <table:table-cell office:value-type="string">
            <text:p>AFR549 <text:s text:c="5"/></text:p>
          </table:table-cell>
          <table:table-cell office:value-type="float" office:value="16065.246094">
            <text:p>16065,246094</text:p>
          </table:table-cell>
          <table:table-cell office:value-type="float" office:value="1509.943359">
            <text:p>1509,943359</text:p>
          </table:table-cell>
          <table:table-cell office:value-type="float" office:value="2132.670898">
            <text:p>2132,670898</text:p>
          </table:table-cell>
          <table:table-cell office:value-type="float" office:value="573.803467">
            <text:p>573,803467</text:p>
          </table:table-cell>
          <table:table-cell office:value-type="float" office:value="5160.34668">
            <text:p>5160,34668</text:p>
          </table:table-cell>
          <table:table-cell office:value-type="float" office:value="227.48436">
            <text:p>227,48436</text:p>
          </table:table-cell>
          <table:table-cell office:value-type="float" office:value="12282.851563">
            <text:p>12282,851563</text:p>
          </table:table-cell>
          <table:table-cell office:value-type="float" office:value="302.794586">
            <text:p>302,794586</text:p>
          </table:table-cell>
          <table:table-cell office:value-type="float" office:value="296.10025">
            <text:p>296,10025</text:p>
          </table:table-cell>
          <table:table-cell office:value-type="float" office:value="41.272583">
            <text:p>41,272583</text:p>
          </table:table-cell>
          <table:table-cell office:value-type="float" office:value="8537.001953">
            <text:p>8537,001953</text:p>
          </table:table-cell>
          <table:table-cell office:value-type="float" office:value="169.811264">
            <text:p>169,811264</text:p>
          </table:table-cell>
          <table:table-cell office:value-type="float" office:value="42763.617188">
            <text:p>42763,617188</text:p>
          </table:table-cell>
          <table:table-cell office:value-type="float" office:value="730.606201">
            <text:p>730,606201</text:p>
          </table:table-cell>
          <table:table-cell office:value-type="float" office:value="16686.287109">
            <text:p>16686,287109</text:p>
          </table:table-cell>
          <table:table-cell office:value-type="float" office:value="229.968887">
            <text:p>229,968887</text:p>
          </table:table-cell>
          <table:table-cell office:value-type="float" office:value="5634.967285">
            <text:p>5634,967285</text:p>
          </table:table-cell>
          <table:table-cell office:value-type="float" office:value="78.928322">
            <text:p>78,928322</text:p>
          </table:table-cell>
          <table:table-cell office:value-type="float" office:value="374.752319">
            <text:p>374,752319</text:p>
          </table:table-cell>
          <table:table-cell office:value-type="float" office:value="13.170892">
            <text:p>13,170892</text:p>
          </table:table-cell>
          <table:table-cell office:value-type="float" office:value="19.198488">
            <text:p>19,198488</text:p>
          </table:table-cell>
          <table:table-cell office:value-type="float" office:value="6.313463">
            <text:p>6,313463</text:p>
          </table:table-cell>
          <table:table-cell office:value-type="float" office:value="45.532684">
            <text:p>45,532684</text:p>
          </table:table-cell>
          <table:table-cell office:value-type="float" office:value="8.820821">
            <text:p>8,820821</text:p>
          </table:table-cell>
          <table:table-cell office:value-type="float" office:value="83.506203">
            <text:p>83,506203</text:p>
          </table:table-cell>
          <table:table-cell office:value-type="float" office:value="6.564409">
            <text:p>6,564409</text:p>
          </table:table-cell>
          <table:table-cell office:value-type="float" office:value="4248.554688">
            <text:p>4248,554688</text:p>
          </table:table-cell>
          <table:table-cell office:value-type="float" office:value="80.143127">
            <text:p>80,143127</text:p>
          </table:table-cell>
          <table:table-cell office:value-type="float" office:value="96.971649">
            <text:p>96,971649</text:p>
          </table:table-cell>
          <table:table-cell office:value-type="float" office:value="10.614274">
            <text:p>10,614274</text:p>
          </table:table-cell>
          <table:table-cell office:value-type="float" office:value="175.090897">
            <text:p>175,090897</text:p>
          </table:table-cell>
          <table:table-cell office:value-type="float" office:value="17.689163">
            <text:p>17,689163</text:p>
          </table:table-cell>
          <table:table-cell office:value-type="float" office:value="409.801514">
            <text:p>409,801514</text:p>
          </table:table-cell>
          <table:table-cell office:value-type="float" office:value="22.411535">
            <text:p>22,411535</text:p>
          </table:table-cell>
          <table:table-cell office:value-type="float" office:value="256.170044">
            <text:p>256,170044</text:p>
          </table:table-cell>
          <table:table-cell office:value-type="float" office:value="12.769472">
            <text:p>12,769472</text:p>
          </table:table-cell>
          <table:table-cell table:number-columns-repeated="2" office:value-type="float" office:value="0">
            <text:p>0</text:p>
          </table:table-cell>
          <table:table-cell office:value-type="float" office:value="76.223618">
            <text:p>76,223618</text:p>
          </table:table-cell>
          <table:table-cell office:value-type="float" office:value="13.190009">
            <text:p>13,190009</text:p>
          </table:table-cell>
          <table:table-cell office:value-type="float" office:value="29.414906">
            <text:p>29,414906</text:p>
          </table:table-cell>
          <table:table-cell office:value-type="float" office:value="13.913404">
            <text:p>13,913404</text:p>
          </table:table-cell>
          <table:table-cell table:number-columns-repeated="2" office:value-type="float" office:value="0">
            <text:p>0</text:p>
          </table:table-cell>
          <table:table-cell office:value-type="float" office:value="117.171822">
            <text:p>117,171822</text:p>
          </table:table-cell>
          <table:table-cell office:value-type="float" office:value="28.213224">
            <text:p>28,213224</text:p>
          </table:table-cell>
          <table:table-cell table:number-columns-repeated="2" office:value-type="float" office:value="0">
            <text:p>0</text:p>
          </table:table-cell>
          <table:table-cell office:value-type="float" office:value="158.094849">
            <text:p>158,094849</text:p>
          </table:table-cell>
          <table:table-cell office:value-type="float" office:value="27.886404">
            <text:p>27,886404</text:p>
          </table:table-cell>
          <table:table-cell office:value-type="float" office:value="210.068237">
            <text:p>210,068237</text:p>
          </table:table-cell>
          <table:table-cell office:value-type="float" office:value="26.624685">
            <text:p>26,624685</text:p>
          </table:table-cell>
        </table:table-row>
        <table:table-row table:style-name="ro1">
          <table:table-cell office:value-type="string">
            <text:p>AFR550 <text:s text:c="5"/></text:p>
          </table:table-cell>
          <table:table-cell office:value-type="float" office:value="7217.690918">
            <text:p>7217,690918</text:p>
          </table:table-cell>
          <table:table-cell office:value-type="float" office:value="852.946106">
            <text:p>852,946106</text:p>
          </table:table-cell>
          <table:table-cell office:value-type="float" office:value="1363.616333">
            <text:p>1363,616333</text:p>
          </table:table-cell>
          <table:table-cell office:value-type="float" office:value="445.303741">
            <text:p>445,303741</text:p>
          </table:table-cell>
          <table:table-cell office:value-type="float" office:value="3519.890137">
            <text:p>3519,890137</text:p>
          </table:table-cell>
          <table:table-cell office:value-type="float" office:value="171.704483">
            <text:p>171,704483</text:p>
          </table:table-cell>
          <table:table-cell office:value-type="float" office:value="6743.902344">
            <text:p>6743,902344</text:p>
          </table:table-cell>
          <table:table-cell office:value-type="float" office:value="183.270905">
            <text:p>183,270905</text:p>
          </table:table-cell>
          <table:table-cell office:value-type="float" office:value="442.97934">
            <text:p>442,97934</text:p>
          </table:table-cell>
          <table:table-cell office:value-type="float" office:value="30.508099">
            <text:p>30,508099</text:p>
          </table:table-cell>
          <table:table-cell office:value-type="float" office:value="13519.330078">
            <text:p>13519,330078</text:p>
          </table:table-cell>
          <table:table-cell office:value-type="float" office:value="261.032166">
            <text:p>261,032166</text:p>
          </table:table-cell>
          <table:table-cell office:value-type="float" office:value="2561.184814">
            <text:p>2561,184814</text:p>
          </table:table-cell>
          <table:table-cell office:value-type="float" office:value="54.976032">
            <text:p>54,976032</text:p>
          </table:table-cell>
          <table:table-cell office:value-type="float" office:value="10790.385742">
            <text:p>10790,385742</text:p>
          </table:table-cell>
          <table:table-cell office:value-type="float" office:value="150.107346">
            <text:p>150,107346</text:p>
          </table:table-cell>
          <table:table-cell office:value-type="float" office:value="1790.495117">
            <text:p>1790,495117</text:p>
          </table:table-cell>
          <table:table-cell office:value-type="float" office:value="30.2985">
            <text:p>30,2985</text:p>
          </table:table-cell>
          <table:table-cell office:value-type="float" office:value="205.420929">
            <text:p>205,420929</text:p>
          </table:table-cell>
          <table:table-cell office:value-type="float" office:value="8.240649">
            <text:p>8,240649</text:p>
          </table:table-cell>
          <table:table-cell office:value-type="float" office:value="17.982584">
            <text:p>17,982584</text:p>
          </table:table-cell>
          <table:table-cell office:value-type="float" office:value="4.364306">
            <text:p>4,364306</text:p>
          </table:table-cell>
          <table:table-cell office:value-type="float" office:value="38.273376">
            <text:p>38,273376</text:p>
          </table:table-cell>
          <table:table-cell office:value-type="float" office:value="7.688683">
            <text:p>7,688683</text:p>
          </table:table-cell>
          <table:table-cell office:value-type="float" office:value="51.392113">
            <text:p>51,392113</text:p>
          </table:table-cell>
          <table:table-cell office:value-type="float" office:value="4.455956">
            <text:p>4,455956</text:p>
          </table:table-cell>
          <table:table-cell office:value-type="float" office:value="2562.889648">
            <text:p>2562,889648</text:p>
          </table:table-cell>
          <table:table-cell office:value-type="float" office:value="49.376667">
            <text:p>49,376667</text:p>
          </table:table-cell>
          <table:table-cell office:value-type="float" office:value="45.076195">
            <text:p>45,076195</text:p>
          </table:table-cell>
          <table:table-cell office:value-type="float" office:value="7.02776">
            <text:p>7,02776</text:p>
          </table:table-cell>
          <table:table-cell office:value-type="float" office:value="47.062008">
            <text:p>47,062008</text:p>
          </table:table-cell>
          <table:table-cell office:value-type="float" office:value="15.257125">
            <text:p>15,257125</text:p>
          </table:table-cell>
          <table:table-cell office:value-type="float" office:value="275.02948">
            <text:p>275,02948</text:p>
          </table:table-cell>
          <table:table-cell office:value-type="float" office:value="20.320835">
            <text:p>20,320835</text:p>
          </table:table-cell>
          <table:table-cell office:value-type="float" office:value="204.255615">
            <text:p>204,255615</text:p>
          </table:table-cell>
          <table:table-cell office:value-type="float" office:value="8.736155">
            <text:p>8,736155</text:p>
          </table:table-cell>
          <table:table-cell table:number-columns-repeated="2" office:value-type="float" office:value="0">
            <text:p>0</text:p>
          </table:table-cell>
          <table:table-cell office:value-type="float" office:value="33.639706">
            <text:p>33,639706</text:p>
          </table:table-cell>
          <table:table-cell office:value-type="float" office:value="8.755723">
            <text:p>8,755723</text:p>
          </table:table-cell>
          <table:table-cell office:value-type="float" office:value="12.845193">
            <text:p>12,845193</text:p>
          </table:table-cell>
          <table:table-cell office:value-type="float" office:value="9.270867">
            <text:p>9,270867</text:p>
          </table:table-cell>
          <table:table-cell table:number-columns-repeated="2" office:value-type="float" office:value="0">
            <text:p>0</text:p>
          </table:table-cell>
          <table:table-cell office:value-type="float" office:value="55.445629">
            <text:p>55,445629</text:p>
          </table:table-cell>
          <table:table-cell office:value-type="float" office:value="19.44635">
            <text:p>19,44635</text:p>
          </table:table-cell>
          <table:table-cell table:number-columns-repeated="2" office:value-type="float" office:value="0">
            <text:p>0</text:p>
          </table:table-cell>
          <table:table-cell office:value-type="float" office:value="55.575642">
            <text:p>55,575642</text:p>
          </table:table-cell>
          <table:table-cell office:value-type="float" office:value="18.59561">
            <text:p>18,59561</text:p>
          </table:table-cell>
          <table:table-cell office:value-type="float" office:value="133.107513">
            <text:p>133,107513</text:p>
          </table:table-cell>
          <table:table-cell office:value-type="float" office:value="17.441635">
            <text:p>17,441635</text:p>
          </table:table-cell>
        </table:table-row>
        <table:table-row table:style-name="ro1">
          <table:table-cell office:value-type="string">
            <text:p>AFR551 <text:s text:c="5"/></text:p>
          </table:table-cell>
          <table:table-cell office:value-type="float" office:value="4164.182129">
            <text:p>4164,182129</text:p>
          </table:table-cell>
          <table:table-cell office:value-type="float" office:value="732.823975">
            <text:p>732,823975</text:p>
          </table:table-cell>
          <table:table-cell office:value-type="float" office:value="279.9487">
            <text:p>279,9487</text:p>
          </table:table-cell>
          <table:table-cell office:value-type="float" office:value="432.645966">
            <text:p>432,645966</text:p>
          </table:table-cell>
          <table:table-cell office:value-type="float" office:value="1674.59436">
            <text:p>1674,59436</text:p>
          </table:table-cell>
          <table:table-cell office:value-type="float" office:value="152.212006">
            <text:p>152,212006</text:p>
          </table:table-cell>
          <table:table-cell office:value-type="float" office:value="2517.679932">
            <text:p>2517,679932</text:p>
          </table:table-cell>
          <table:table-cell office:value-type="float" office:value="104.524338">
            <text:p>104,524338</text:p>
          </table:table-cell>
          <table:table-cell office:value-type="float" office:value="465.061401">
            <text:p>465,061401</text:p>
          </table:table-cell>
          <table:table-cell office:value-type="float" office:value="29.695896">
            <text:p>29,695896</text:p>
          </table:table-cell>
          <table:table-cell office:value-type="float" office:value="13657.640625">
            <text:p>13657,640625</text:p>
          </table:table-cell>
          <table:table-cell office:value-type="float" office:value="263.480988">
            <text:p>263,480988</text:p>
          </table:table-cell>
          <table:table-cell office:value-type="float" office:value="677.344116">
            <text:p>677,344116</text:p>
          </table:table-cell>
          <table:table-cell office:value-type="float" office:value="26.06184">
            <text:p>26,06184</text:p>
          </table:table-cell>
          <table:table-cell office:value-type="float" office:value="10028.994141">
            <text:p>10028,994141</text:p>
          </table:table-cell>
          <table:table-cell office:value-type="float" office:value="139.800476">
            <text:p>139,800476</text:p>
          </table:table-cell>
          <table:table-cell office:value-type="float" office:value="961.330444">
            <text:p>961,330444</text:p>
          </table:table-cell>
          <table:table-cell office:value-type="float" office:value="21.226473">
            <text:p>21,226473</text:p>
          </table:table-cell>
          <table:table-cell office:value-type="float" office:value="79.185707">
            <text:p>79,185707</text:p>
          </table:table-cell>
          <table:table-cell office:value-type="float" office:value="6.088981">
            <text:p>6,088981</text:p>
          </table:table-cell>
          <table:table-cell office:value-type="float" office:value="14.590851">
            <text:p>14,590851</text:p>
          </table:table-cell>
          <table:table-cell office:value-type="float" office:value="4.264184">
            <text:p>4,264184</text:p>
          </table:table-cell>
          <table:table-cell office:value-type="float" office:value="34.043331">
            <text:p>34,043331</text:p>
          </table:table-cell>
          <table:table-cell office:value-type="float" office:value="7.650048">
            <text:p>7,650048</text:p>
          </table:table-cell>
          <table:table-cell office:value-type="float" office:value="65.305817">
            <text:p>65,305817</text:p>
          </table:table-cell>
          <table:table-cell office:value-type="float" office:value="4.506055">
            <text:p>4,506055</text:p>
          </table:table-cell>
          <table:table-cell office:value-type="float" office:value="1276.047974">
            <text:p>1276,047974</text:p>
          </table:table-cell>
          <table:table-cell office:value-type="float" office:value="26.583244">
            <text:p>26,583244</text:p>
          </table:table-cell>
          <table:table-cell office:value-type="float" office:value="49.277348">
            <text:p>49,277348</text:p>
          </table:table-cell>
          <table:table-cell office:value-type="float" office:value="7.05686">
            <text:p>7,05686</text:p>
          </table:table-cell>
          <table:table-cell office:value-type="float" office:value="28.563841">
            <text:p>28,563841</text:p>
          </table:table-cell>
          <table:table-cell office:value-type="float" office:value="15.190653">
            <text:p>15,190653</text:p>
          </table:table-cell>
          <table:table-cell office:value-type="float" office:value="404.303894">
            <text:p>404,303894</text:p>
          </table:table-cell>
          <table:table-cell office:value-type="float" office:value="21.009548">
            <text:p>21,009548</text:p>
          </table:table-cell>
          <table:table-cell office:value-type="float" office:value="614.944214">
            <text:p>614,944214</text:p>
          </table:table-cell>
          <table:table-cell office:value-type="float" office:value="13.243663">
            <text:p>13,243663</text:p>
          </table:table-cell>
          <table:table-cell table:number-columns-repeated="2" office:value-type="float" office:value="0">
            <text:p>0</text:p>
          </table:table-cell>
          <table:table-cell office:value-type="float" office:value="28.837801">
            <text:p>28,837801</text:p>
          </table:table-cell>
          <table:table-cell office:value-type="float" office:value="8.855077">
            <text:p>8,855077</text:p>
          </table:table-cell>
          <table:table-cell office:value-type="float" office:value="15.220674">
            <text:p>15,220674</text:p>
          </table:table-cell>
          <table:table-cell office:value-type="float" office:value="9.36024">
            <text:p>9,36024</text:p>
          </table:table-cell>
          <table:table-cell table:number-columns-repeated="2" office:value-type="float" office:value="0">
            <text:p>0</text:p>
          </table:table-cell>
          <table:table-cell office:value-type="float" office:value="44.160233">
            <text:p>44,160233</text:p>
          </table:table-cell>
          <table:table-cell office:value-type="float" office:value="18.85207">
            <text:p>18,85207</text:p>
          </table:table-cell>
          <table:table-cell table:number-columns-repeated="2" office:value-type="float" office:value="0">
            <text:p>0</text:p>
          </table:table-cell>
          <table:table-cell office:value-type="float" office:value="64.207718">
            <text:p>64,207718</text:p>
          </table:table-cell>
          <table:table-cell office:value-type="float" office:value="18.507032">
            <text:p>18,507032</text:p>
          </table:table-cell>
          <table:table-cell office:value-type="float" office:value="141.179245">
            <text:p>141,179245</text:p>
          </table:table-cell>
          <table:table-cell office:value-type="float" office:value="17.720514">
            <text:p>17,720514</text:p>
          </table:table-cell>
        </table:table-row>
        <table:table-row table:style-name="ro1">
          <table:table-cell office:value-type="string">
            <text:p>AFR552 <text:s text:c="5"/></text:p>
          </table:table-cell>
          <table:table-cell office:value-type="float" office:value="895.130371">
            <text:p>895,130371</text:p>
          </table:table-cell>
          <table:table-cell office:value-type="float" office:value="653.614197">
            <text:p>653,614197</text:p>
          </table:table-cell>
          <table:table-cell office:value-type="float" office:value="446.67804">
            <text:p>446,67804</text:p>
          </table:table-cell>
          <table:table-cell office:value-type="float" office:value="405.819305">
            <text:p>405,819305</text:p>
          </table:table-cell>
          <table:table-cell office:value-type="float" office:value="282.003082">
            <text:p>282,003082</text:p>
          </table:table-cell>
          <table:table-cell office:value-type="float" office:value="131.949066">
            <text:p>131,949066</text:p>
          </table:table-cell>
          <table:table-cell office:value-type="float" office:value="11.316995">
            <text:p>11,316995</text:p>
          </table:table-cell>
          <table:table-cell office:value-type="float" office:value="58.909405">
            <text:p>58,909405</text:p>
          </table:table-cell>
          <table:table-cell office:value-type="float" office:value="1.339702">
            <text:p>1,339702</text:p>
          </table:table-cell>
          <table:table-cell office:value-type="float" office:value="17.75107">
            <text:p>17,75107</text:p>
          </table:table-cell>
          <table:table-cell office:value-type="float" office:value="12.471452">
            <text:p>12,471452</text:p>
          </table:table-cell>
          <table:table-cell office:value-type="float" office:value="11.20563">
            <text:p>11,20563</text:p>
          </table:table-cell>
          <table:table-cell office:value-type="float" office:value="17.946262">
            <text:p>17,946262</text:p>
          </table:table-cell>
          <table:table-cell office:value-type="float" office:value="11.292841">
            <text:p>11,292841</text:p>
          </table:table-cell>
          <table:table-cell office:value-type="float" office:value="18.075302">
            <text:p>18,075302</text:p>
          </table:table-cell>
          <table:table-cell office:value-type="float" office:value="9.171206">
            <text:p>9,171206</text:p>
          </table:table-cell>
          <table:table-cell table:number-columns-repeated="2" office:value-type="float" office:value="0">
            <text:p>0</text:p>
          </table:table-cell>
          <table:table-cell office:value-type="float" office:value="36.871696">
            <text:p>36,871696</text:p>
          </table:table-cell>
          <table:table-cell office:value-type="float" office:value="12.025978">
            <text:p>12,025978</text:p>
          </table:table-cell>
          <table:table-cell office:value-type="float" office:value="4.708534">
            <text:p>4,708534</text:p>
          </table:table-cell>
          <table:table-cell office:value-type="float" office:value="8.072241">
            <text:p>8,072241</text:p>
          </table:table-cell>
          <table:table-cell office:value-type="float" office:value="39.094429">
            <text:p>39,094429</text:p>
          </table:table-cell>
          <table:table-cell office:value-type="float" office:value="8.539287">
            <text:p>8,539287</text:p>
          </table:table-cell>
          <table:table-cell office:value-type="float" office:value="20.352938">
            <text:p>20,352938</text:p>
          </table:table-cell>
          <table:table-cell office:value-type="float" office:value="6.007156">
            <text:p>6,007156</text:p>
          </table:table-cell>
          <table:table-cell office:value-type="float" office:value="34.280949">
            <text:p>34,280949</text:p>
          </table:table-cell>
          <table:table-cell office:value-type="float" office:value="14.010301">
            <text:p>14,010301</text:p>
          </table:table-cell>
          <table:table-cell office:value-type="float" office:value="85.20787">
            <text:p>85,20787</text:p>
          </table:table-cell>
          <table:table-cell office:value-type="float" office:value="9.990114">
            <text:p>9,990114</text:p>
          </table:table-cell>
          <table:table-cell office:value-type="float" office:value="63.372356">
            <text:p>63,372356</text:p>
          </table:table-cell>
          <table:table-cell office:value-type="float" office:value="17.465893">
            <text:p>17,465893</text:p>
          </table:table-cell>
          <table:table-cell table:number-columns-repeated="2" office:value-type="float" office:value="0">
            <text:p>0</text:p>
          </table:table-cell>
          <table:table-cell office:value-type="float" office:value="51.060394">
            <text:p>51,060394</text:p>
          </table:table-cell>
          <table:table-cell office:value-type="float" office:value="11.381387">
            <text:p>11,381387</text:p>
          </table:table-cell>
          <table:table-cell table:number-columns-repeated="2" office:value-type="float" office:value="0">
            <text:p>0</text:p>
          </table:table-cell>
          <table:table-cell office:value-type="float" office:value="43.896069">
            <text:p>43,896069</text:p>
          </table:table-cell>
          <table:table-cell office:value-type="float" office:value="12.625002">
            <text:p>12,625002</text:p>
          </table:table-cell>
          <table:table-cell office:value-type="float" office:value="18.436514">
            <text:p>18,436514</text:p>
          </table:table-cell>
          <table:table-cell office:value-type="float" office:value="13.392099">
            <text:p>13,392099</text:p>
          </table:table-cell>
          <table:table-cell table:number-columns-repeated="2" office:value-type="float" office:value="0">
            <text:p>0</text:p>
          </table:table-cell>
          <table:table-cell office:value-type="float" office:value="161.598511">
            <text:p>161,598511</text:p>
          </table:table-cell>
          <table:table-cell office:value-type="float" office:value="34.262653">
            <text:p>34,262653</text:p>
          </table:table-cell>
          <table:table-cell table:number-columns-repeated="2" office:value-type="float" office:value="0">
            <text:p>0</text:p>
          </table:table-cell>
          <table:table-cell office:value-type="float" office:value="8.534395">
            <text:p>8,534395</text:p>
          </table:table-cell>
          <table:table-cell office:value-type="float" office:value="27.524263">
            <text:p>27,524263</text:p>
          </table:table-cell>
          <table:table-cell office:value-type="float" office:value="64.031403">
            <text:p>64,031403</text:p>
          </table:table-cell>
          <table:table-cell office:value-type="float" office:value="24.887701">
            <text:p>24,887701</text:p>
          </table:table-cell>
        </table:table-row>
        <table:table-row table:style-name="ro1">
          <table:table-cell office:value-type="string">
            <text:p>AFR553 <text:s text:c="5"/></text:p>
          </table:table-cell>
          <table:table-cell office:value-type="float" office:value="5283.335938">
            <text:p>5283,335938</text:p>
          </table:table-cell>
          <table:table-cell office:value-type="float" office:value="850.28302">
            <text:p>850,28302</text:p>
          </table:table-cell>
          <table:table-cell office:value-type="float" office:value="704.754944">
            <text:p>704,754944</text:p>
          </table:table-cell>
          <table:table-cell office:value-type="float" office:value="454.568085">
            <text:p>454,568085</text:p>
          </table:table-cell>
          <table:table-cell office:value-type="float" office:value="1549.976685">
            <text:p>1549,976685</text:p>
          </table:table-cell>
          <table:table-cell office:value-type="float" office:value="155.091583">
            <text:p>155,091583</text:p>
          </table:table-cell>
          <table:table-cell office:value-type="float" office:value="2793.611816">
            <text:p>2793,611816</text:p>
          </table:table-cell>
          <table:table-cell office:value-type="float" office:value="113.753761">
            <text:p>113,753761</text:p>
          </table:table-cell>
          <table:table-cell office:value-type="float" office:value="426.025177">
            <text:p>426,025177</text:p>
          </table:table-cell>
          <table:table-cell office:value-type="float" office:value="33.008678">
            <text:p>33,008678</text:p>
          </table:table-cell>
          <table:table-cell office:value-type="float" office:value="13280.617188">
            <text:p>13280,617188</text:p>
          </table:table-cell>
          <table:table-cell office:value-type="float" office:value="257.146759">
            <text:p>257,146759</text:p>
          </table:table-cell>
          <table:table-cell office:value-type="float" office:value="12961.978516">
            <text:p>12961,978516</text:p>
          </table:table-cell>
          <table:table-cell office:value-type="float" office:value="228.350571">
            <text:p>228,350571</text:p>
          </table:table-cell>
          <table:table-cell office:value-type="float" office:value="20964.417969">
            <text:p>20964,417969</text:p>
          </table:table-cell>
          <table:table-cell office:value-type="float" office:value="287.358093">
            <text:p>287,358093</text:p>
          </table:table-cell>
          <table:table-cell office:value-type="float" office:value="1816.210815">
            <text:p>1816,210815</text:p>
          </table:table-cell>
          <table:table-cell office:value-type="float" office:value="30.913502">
            <text:p>30,913502</text:p>
          </table:table-cell>
          <table:table-cell office:value-type="float" office:value="79.973572">
            <text:p>79,973572</text:p>
          </table:table-cell>
          <table:table-cell office:value-type="float" office:value="6.212255">
            <text:p>6,212255</text:p>
          </table:table-cell>
          <table:table-cell office:value-type="float" office:value="11.627197">
            <text:p>11,627197</text:p>
          </table:table-cell>
          <table:table-cell office:value-type="float" office:value="4.32949">
            <text:p>4,32949</text:p>
          </table:table-cell>
          <table:table-cell office:value-type="float" office:value="39.558853">
            <text:p>39,558853</text:p>
          </table:table-cell>
          <table:table-cell office:value-type="float" office:value="7.723451">
            <text:p>7,723451</text:p>
          </table:table-cell>
          <table:table-cell office:value-type="float" office:value="43.510696">
            <text:p>43,510696</text:p>
          </table:table-cell>
          <table:table-cell office:value-type="float" office:value="4.449849">
            <text:p>4,449849</text:p>
          </table:table-cell>
          <table:table-cell office:value-type="float" office:value="959.159363">
            <text:p>959,159363</text:p>
          </table:table-cell>
          <table:table-cell office:value-type="float" office:value="21.226814">
            <text:p>21,226814</text:p>
          </table:table-cell>
          <table:table-cell office:value-type="float" office:value="48.333218">
            <text:p>48,333218</text:p>
          </table:table-cell>
          <table:table-cell office:value-type="float" office:value="7.283893">
            <text:p>7,283893</text:p>
          </table:table-cell>
          <table:table-cell office:value-type="float" office:value="76.330566">
            <text:p>76,330566</text:p>
          </table:table-cell>
          <table:table-cell office:value-type="float" office:value="15.446648">
            <text:p>15,446648</text:p>
          </table:table-cell>
          <table:table-cell office:value-type="float" office:value="491.353363">
            <text:p>491,353363</text:p>
          </table:table-cell>
          <table:table-cell office:value-type="float" office:value="21.640511">
            <text:p>21,640511</text:p>
          </table:table-cell>
          <table:table-cell office:value-type="float" office:value="237.093674">
            <text:p>237,093674</text:p>
          </table:table-cell>
          <table:table-cell office:value-type="float" office:value="9.306003">
            <text:p>9,306003</text:p>
          </table:table-cell>
          <table:table-cell table:number-columns-repeated="2" office:value-type="float" office:value="0">
            <text:p>0</text:p>
          </table:table-cell>
          <table:table-cell office:value-type="float" office:value="28.788637">
            <text:p>28,788637</text:p>
          </table:table-cell>
          <table:table-cell office:value-type="float" office:value="8.969674">
            <text:p>8,969674</text:p>
          </table:table-cell>
          <table:table-cell office:value-type="float" office:value="10.920992">
            <text:p>10,920992</text:p>
          </table:table-cell>
          <table:table-cell office:value-type="float" office:value="9.543689">
            <text:p>9,543689</text:p>
          </table:table-cell>
          <table:table-cell table:number-columns-repeated="2" office:value-type="float" office:value="0">
            <text:p>0</text:p>
          </table:table-cell>
          <table:table-cell office:value-type="float" office:value="27.702604">
            <text:p>27,702604</text:p>
          </table:table-cell>
          <table:table-cell office:value-type="float" office:value="19.160069">
            <text:p>19,160069</text:p>
          </table:table-cell>
          <table:table-cell table:number-columns-repeated="2" office:value-type="float" office:value="0">
            <text:p>0</text:p>
          </table:table-cell>
          <table:table-cell office:value-type="float" office:value="74.729301">
            <text:p>74,729301</text:p>
          </table:table-cell>
          <table:table-cell office:value-type="float" office:value="19.241114">
            <text:p>19,241114</text:p>
          </table:table-cell>
          <table:table-cell office:value-type="float" office:value="467.734192">
            <text:p>467,734192</text:p>
          </table:table-cell>
          <table:table-cell office:value-type="float" office:value="21.011345">
            <text:p>21,011345</text:p>
          </table:table-cell>
        </table:table-row>
        <table:table-row table:style-name="ro1">
          <table:table-cell office:value-type="string">
            <text:p>AFR554 <text:s text:c="5"/></text:p>
          </table:table-cell>
          <table:table-cell office:value-type="float" office:value="7164.449707">
            <text:p>7164,449707</text:p>
          </table:table-cell>
          <table:table-cell office:value-type="float" office:value="949.916504">
            <text:p>949,916504</text:p>
          </table:table-cell>
          <table:table-cell office:value-type="float" office:value="1404.624268">
            <text:p>1404,624268</text:p>
          </table:table-cell>
          <table:table-cell office:value-type="float" office:value="479.189789">
            <text:p>479,189789</text:p>
          </table:table-cell>
          <table:table-cell office:value-type="float" office:value="4780.904785">
            <text:p>4780,904785</text:p>
          </table:table-cell>
          <table:table-cell office:value-type="float" office:value="201.841293">
            <text:p>201,841293</text:p>
          </table:table-cell>
          <table:table-cell office:value-type="float" office:value="9185.304688">
            <text:p>9185,304688</text:p>
          </table:table-cell>
          <table:table-cell office:value-type="float" office:value="234.24826">
            <text:p>234,24826</text:p>
          </table:table-cell>
          <table:table-cell office:value-type="float" office:value="415.307556">
            <text:p>415,307556</text:p>
          </table:table-cell>
          <table:table-cell office:value-type="float" office:value="33.92178">
            <text:p>33,92178</text:p>
          </table:table-cell>
          <table:table-cell office:value-type="float" office:value="14660.931641">
            <text:p>14660,931641</text:p>
          </table:table-cell>
          <table:table-cell office:value-type="float" office:value="282.762848">
            <text:p>282,762848</text:p>
          </table:table-cell>
          <table:table-cell office:value-type="float" office:value="4686.725098">
            <text:p>4686,725098</text:p>
          </table:table-cell>
          <table:table-cell office:value-type="float" office:value="90.084778">
            <text:p>90,084778</text:p>
          </table:table-cell>
          <table:table-cell office:value-type="float" office:value="13385.339844">
            <text:p>13385,339844</text:p>
          </table:table-cell>
          <table:table-cell office:value-type="float" office:value="185.186356">
            <text:p>185,186356</text:p>
          </table:table-cell>
          <table:table-cell office:value-type="float" office:value="3266.966797">
            <text:p>3266,966797</text:p>
          </table:table-cell>
          <table:table-cell office:value-type="float" office:value="48.6796">
            <text:p>48,6796</text:p>
          </table:table-cell>
          <table:table-cell office:value-type="float" office:value="292.152405">
            <text:p>292,152405</text:p>
          </table:table-cell>
          <table:table-cell office:value-type="float" office:value="10.433077">
            <text:p>10,433077</text:p>
          </table:table-cell>
          <table:table-cell office:value-type="float" office:value="19.25054">
            <text:p>19,25054</text:p>
          </table:table-cell>
          <table:table-cell office:value-type="float" office:value="5.009438">
            <text:p>5,009438</text:p>
          </table:table-cell>
          <table:table-cell office:value-type="float" office:value="30.215727">
            <text:p>30,215727</text:p>
          </table:table-cell>
          <table:table-cell office:value-type="float" office:value="7.948762">
            <text:p>7,948762</text:p>
          </table:table-cell>
          <table:table-cell office:value-type="float" office:value="84.600128">
            <text:p>84,600128</text:p>
          </table:table-cell>
          <table:table-cell office:value-type="float" office:value="5.26834">
            <text:p>5,26834</text:p>
          </table:table-cell>
          <table:table-cell office:value-type="float" office:value="3435.556152">
            <text:p>3435,556152</text:p>
          </table:table-cell>
          <table:table-cell office:value-type="float" office:value="65.187088">
            <text:p>65,187088</text:p>
          </table:table-cell>
          <table:table-cell office:value-type="float" office:value="54.814217">
            <text:p>54,814217</text:p>
          </table:table-cell>
          <table:table-cell office:value-type="float" office:value="8.104546">
            <text:p>8,104546</text:p>
          </table:table-cell>
          <table:table-cell office:value-type="float" office:value="52.553844">
            <text:p>52,553844</text:p>
          </table:table-cell>
          <table:table-cell office:value-type="float" office:value="15.826174">
            <text:p>15,826174</text:p>
          </table:table-cell>
          <table:table-cell office:value-type="float" office:value="528.580933">
            <text:p>528,580933</text:p>
          </table:table-cell>
          <table:table-cell office:value-type="float" office:value="22.147236">
            <text:p>22,147236</text:p>
          </table:table-cell>
          <table:table-cell office:value-type="float" office:value="373.088257">
            <text:p>373,088257</text:p>
          </table:table-cell>
          <table:table-cell office:value-type="float" office:value="11.262147">
            <text:p>11,262147</text:p>
          </table:table-cell>
          <table:table-cell table:number-columns-repeated="2" office:value-type="float" office:value="0">
            <text:p>0</text:p>
          </table:table-cell>
          <table:table-cell office:value-type="float" office:value="35.866943">
            <text:p>35,866943</text:p>
          </table:table-cell>
          <table:table-cell office:value-type="float" office:value="10.190525">
            <text:p>10,190525</text:p>
          </table:table-cell>
          <table:table-cell office:value-type="float" office:value="18.964947">
            <text:p>18,964947</text:p>
          </table:table-cell>
          <table:table-cell office:value-type="float" office:value="10.780879">
            <text:p>10,780879</text:p>
          </table:table-cell>
          <table:table-cell table:number-columns-repeated="2" office:value-type="float" office:value="0">
            <text:p>0</text:p>
          </table:table-cell>
          <table:table-cell office:value-type="float" office:value="89.493164">
            <text:p>89,493164</text:p>
          </table:table-cell>
          <table:table-cell office:value-type="float" office:value="22.335575">
            <text:p>22,335575</text:p>
          </table:table-cell>
          <table:table-cell table:number-columns-repeated="2" office:value-type="float" office:value="0">
            <text:p>0</text:p>
          </table:table-cell>
          <table:table-cell office:value-type="float" office:value="71.422234">
            <text:p>71,422234</text:p>
          </table:table-cell>
          <table:table-cell office:value-type="float" office:value="21.517818">
            <text:p>21,517818</text:p>
          </table:table-cell>
          <table:table-cell office:value-type="float" office:value="174.155273">
            <text:p>174,155273</text:p>
          </table:table-cell>
          <table:table-cell office:value-type="float" office:value="20.313435">
            <text:p>20,313435</text:p>
          </table:table-cell>
        </table:table-row>
        <table:table-row table:style-name="ro1">
          <table:table-cell office:value-type="string">
            <text:p>AFR555 <text:s text:c="5"/></text:p>
          </table:table-cell>
          <table:table-cell office:value-type="float" office:value="4224.993164">
            <text:p>4224,993164</text:p>
          </table:table-cell>
          <table:table-cell office:value-type="float" office:value="757.491089">
            <text:p>757,491089</text:p>
          </table:table-cell>
          <table:table-cell office:value-type="float" office:value="389.189362">
            <text:p>389,189362</text:p>
          </table:table-cell>
          <table:table-cell office:value-type="float" office:value="441.573029">
            <text:p>441,573029</text:p>
          </table:table-cell>
          <table:table-cell office:value-type="float" office:value="2131.472656">
            <text:p>2131,472656</text:p>
          </table:table-cell>
          <table:table-cell office:value-type="float" office:value="156.809769">
            <text:p>156,809769</text:p>
          </table:table-cell>
          <table:table-cell office:value-type="float" office:value="3633.768066">
            <text:p>3633,768066</text:p>
          </table:table-cell>
          <table:table-cell office:value-type="float" office:value="124.022232">
            <text:p>124,022232</text:p>
          </table:table-cell>
          <table:table-cell office:value-type="float" office:value="392.792847">
            <text:p>392,792847</text:p>
          </table:table-cell>
          <table:table-cell office:value-type="float" office:value="30.536774">
            <text:p>30,536774</text:p>
          </table:table-cell>
          <table:table-cell office:value-type="float" office:value="11987.362305">
            <text:p>11987,362305</text:p>
          </table:table-cell>
          <table:table-cell office:value-type="float" office:value="232.268738">
            <text:p>232,268738</text:p>
          </table:table-cell>
          <table:table-cell office:value-type="float" office:value="1353.531494">
            <text:p>1353,531494</text:p>
          </table:table-cell>
          <table:table-cell office:value-type="float" office:value="36.059925">
            <text:p>36,059925</text:p>
          </table:table-cell>
          <table:table-cell office:value-type="float" office:value="12686.490234">
            <text:p>12686,490234</text:p>
          </table:table-cell>
          <table:table-cell office:value-type="float" office:value="175.668686">
            <text:p>175,668686</text:p>
          </table:table-cell>
          <table:table-cell office:value-type="float" office:value="1656.547363">
            <text:p>1656,547363</text:p>
          </table:table-cell>
          <table:table-cell office:value-type="float" office:value="28.939827">
            <text:p>28,939827</text:p>
          </table:table-cell>
          <table:table-cell office:value-type="float" office:value="130.345215">
            <text:p>130,345215</text:p>
          </table:table-cell>
          <table:table-cell office:value-type="float" office:value="7.034503">
            <text:p>7,034503</text:p>
          </table:table-cell>
          <table:table-cell office:value-type="float" office:value="14.590851">
            <text:p>14,590851</text:p>
          </table:table-cell>
          <table:table-cell office:value-type="float" office:value="4.487741">
            <text:p>4,487741</text:p>
          </table:table-cell>
          <table:table-cell office:value-type="float" office:value="18.78787">
            <text:p>18,78787</text:p>
          </table:table-cell>
          <table:table-cell office:value-type="float" office:value="7.69578">
            <text:p>7,69578</text:p>
          </table:table-cell>
          <table:table-cell office:value-type="float" office:value="48.350739">
            <text:p>48,350739</text:p>
          </table:table-cell>
          <table:table-cell office:value-type="float" office:value="4.559096">
            <text:p>4,559096</text:p>
          </table:table-cell>
          <table:table-cell office:value-type="float" office:value="1563.689209">
            <text:p>1563,689209</text:p>
          </table:table-cell>
          <table:table-cell office:value-type="float" office:value="31.648001">
            <text:p>31,648001</text:p>
          </table:table-cell>
          <table:table-cell office:value-type="float" office:value="51.306892">
            <text:p>51,306892</text:p>
          </table:table-cell>
          <table:table-cell office:value-type="float" office:value="7.36343">
            <text:p>7,36343</text:p>
          </table:table-cell>
          <table:table-cell office:value-type="float" office:value="36.174862">
            <text:p>36,174862</text:p>
          </table:table-cell>
          <table:table-cell office:value-type="float" office:value="15.366217">
            <text:p>15,366217</text:p>
          </table:table-cell>
          <table:table-cell office:value-type="float" office:value="425.756683">
            <text:p>425,756683</text:p>
          </table:table-cell>
          <table:table-cell office:value-type="float" office:value="21.234943">
            <text:p>21,234943</text:p>
          </table:table-cell>
          <table:table-cell office:value-type="float" office:value="348.273315">
            <text:p>348,273315</text:p>
          </table:table-cell>
          <table:table-cell office:value-type="float" office:value="10.408175">
            <text:p>10,408175</text:p>
          </table:table-cell>
          <table:table-cell table:number-columns-repeated="2" office:value-type="float" office:value="0">
            <text:p>0</text:p>
          </table:table-cell>
          <table:table-cell office:value-type="float" office:value="23.719292">
            <text:p>23,719292</text:p>
          </table:table-cell>
          <table:table-cell office:value-type="float" office:value="9.245058">
            <text:p>9,245058</text:p>
          </table:table-cell>
          <table:table-cell office:value-type="float" office:value="16.511057">
            <text:p>16,511057</text:p>
          </table:table-cell>
          <table:table-cell office:value-type="float" office:value="9.712827">
            <text:p>9,712827</text:p>
          </table:table-cell>
          <table:table-cell table:number-columns-repeated="2" office:value-type="float" office:value="0">
            <text:p>0</text:p>
          </table:table-cell>
          <table:table-cell office:value-type="float" office:value="31.500967">
            <text:p>31,500967</text:p>
          </table:table-cell>
          <table:table-cell office:value-type="float" office:value="19.435619">
            <text:p>19,435619</text:p>
          </table:table-cell>
          <table:table-cell table:number-columns-repeated="2" office:value-type="float" office:value="0">
            <text:p>0</text:p>
          </table:table-cell>
          <table:table-cell office:value-type="float" office:value="80.299614">
            <text:p>80,299614</text:p>
          </table:table-cell>
          <table:table-cell office:value-type="float" office:value="19.341457">
            <text:p>19,341457</text:p>
          </table:table-cell>
          <table:table-cell office:value-type="float" office:value="143.666763">
            <text:p>143,666763</text:p>
          </table:table-cell>
          <table:table-cell office:value-type="float" office:value="18.530172">
            <text:p>18,530172</text:p>
          </table:table-cell>
        </table:table-row>
        <table:table-row table:style-name="ro1">
          <table:table-cell office:value-type="string">
            <text:p>AFR556 <text:s text:c="5"/></text:p>
          </table:table-cell>
          <table:table-cell office:value-type="float" office:value="4589.669922">
            <text:p>4589,669922</text:p>
          </table:table-cell>
          <table:table-cell office:value-type="float" office:value="827.271545">
            <text:p>827,271545</text:p>
          </table:table-cell>
          <table:table-cell office:value-type="float" office:value="210.034622">
            <text:p>210,034622</text:p>
          </table:table-cell>
          <table:table-cell office:value-type="float" office:value="462.400574">
            <text:p>462,400574</text:p>
          </table:table-cell>
          <table:table-cell office:value-type="float" office:value="3633.3125">
            <text:p>3633,3125</text:p>
          </table:table-cell>
          <table:table-cell office:value-type="float" office:value="181.477219">
            <text:p>181,477219</text:p>
          </table:table-cell>
          <table:table-cell office:value-type="float" office:value="6573.12207">
            <text:p>6573,12207</text:p>
          </table:table-cell>
          <table:table-cell office:value-type="float" office:value="182.230011">
            <text:p>182,230011</text:p>
          </table:table-cell>
          <table:table-cell office:value-type="float" office:value="432.607483">
            <text:p>432,607483</text:p>
          </table:table-cell>
          <table:table-cell office:value-type="float" office:value="33.335403">
            <text:p>33,335403</text:p>
          </table:table-cell>
          <table:table-cell office:value-type="float" office:value="13126.572266">
            <text:p>13126,572266</text:p>
          </table:table-cell>
          <table:table-cell office:value-type="float" office:value="253.823837">
            <text:p>253,823837</text:p>
          </table:table-cell>
          <table:table-cell office:value-type="float" office:value="2025.092529">
            <text:p>2025,092529</text:p>
          </table:table-cell>
          <table:table-cell office:value-type="float" office:value="46.982124">
            <text:p>46,982124</text:p>
          </table:table-cell>
          <table:table-cell office:value-type="float" office:value="13420.454102">
            <text:p>13420,454102</text:p>
          </table:table-cell>
          <table:table-cell office:value-type="float" office:value="185.691422">
            <text:p>185,691422</text:p>
          </table:table-cell>
          <table:table-cell office:value-type="float" office:value="2902.644531">
            <text:p>2902,644531</text:p>
          </table:table-cell>
          <table:table-cell office:value-type="float" office:value="44.118904">
            <text:p>44,118904</text:p>
          </table:table-cell>
          <table:table-cell office:value-type="float" office:value="217.7509">
            <text:p>217,7509</text:p>
          </table:table-cell>
          <table:table-cell office:value-type="float" office:value="9.048393">
            <text:p>9,048393</text:p>
          </table:table-cell>
          <table:table-cell office:value-type="float" office:value="16.126728">
            <text:p>16,126728</text:p>
          </table:table-cell>
          <table:table-cell office:value-type="float" office:value="5.032421">
            <text:p>5,032421</text:p>
          </table:table-cell>
          <table:table-cell office:value-type="float" office:value="33.060867">
            <text:p>33,060867</text:p>
          </table:table-cell>
          <table:table-cell office:value-type="float" office:value="8.015407">
            <text:p>8,015407</text:p>
          </table:table-cell>
          <table:table-cell office:value-type="float" office:value="72.921242">
            <text:p>72,921242</text:p>
          </table:table-cell>
          <table:table-cell office:value-type="float" office:value="5.261296">
            <text:p>5,261296</text:p>
          </table:table-cell>
          <table:table-cell office:value-type="float" office:value="2919.773193">
            <text:p>2919,773193</text:p>
          </table:table-cell>
          <table:table-cell office:value-type="float" office:value="55.921238">
            <text:p>55,921238</text:p>
          </table:table-cell>
          <table:table-cell office:value-type="float" office:value="55.832779">
            <text:p>55,832779</text:p>
          </table:table-cell>
          <table:table-cell office:value-type="float" office:value="8.279743">
            <text:p>8,279743</text:p>
          </table:table-cell>
          <table:table-cell office:value-type="float" office:value="62.763481">
            <text:p>62,763481</text:p>
          </table:table-cell>
          <table:table-cell office:value-type="float" office:value="15.968329">
            <text:p>15,968329</text:p>
          </table:table-cell>
          <table:table-cell office:value-type="float" office:value="404.463257">
            <text:p>404,463257</text:p>
          </table:table-cell>
          <table:table-cell office:value-type="float" office:value="21.440626">
            <text:p>21,440626</text:p>
          </table:table-cell>
          <table:table-cell office:value-type="float" office:value="354.827789">
            <text:p>354,827789</text:p>
          </table:table-cell>
          <table:table-cell office:value-type="float" office:value="11.275987">
            <text:p>11,275987</text:p>
          </table:table-cell>
          <table:table-cell table:number-columns-repeated="2" office:value-type="float" office:value="0">
            <text:p>0</text:p>
          </table:table-cell>
          <table:table-cell office:value-type="float" office:value="32.874565">
            <text:p>32,874565</text:p>
          </table:table-cell>
          <table:table-cell office:value-type="float" office:value="10.439799">
            <text:p>10,439799</text:p>
          </table:table-cell>
          <table:table-cell office:value-type="float" office:value="13.695673">
            <text:p>13,695673</text:p>
          </table:table-cell>
          <table:table-cell office:value-type="float" office:value="11.088961">
            <text:p>11,088961</text:p>
          </table:table-cell>
          <table:table-cell table:number-columns-repeated="2" office:value-type="float" office:value="0">
            <text:p>0</text:p>
          </table:table-cell>
          <table:table-cell office:value-type="float" office:value="78.605217">
            <text:p>78,605217</text:p>
          </table:table-cell>
          <table:table-cell office:value-type="float" office:value="22.010132">
            <text:p>22,010132</text:p>
          </table:table-cell>
          <table:table-cell table:number-columns-repeated="2" office:value-type="float" office:value="0">
            <text:p>0</text:p>
          </table:table-cell>
          <table:table-cell office:value-type="float" office:value="87.066734">
            <text:p>87,066734</text:p>
          </table:table-cell>
          <table:table-cell office:value-type="float" office:value="21.797089">
            <text:p>21,797089</text:p>
          </table:table-cell>
          <table:table-cell office:value-type="float" office:value="204.179428">
            <text:p>204,179428</text:p>
          </table:table-cell>
          <table:table-cell office:value-type="float" office:value="21.064898">
            <text:p>21,064898</text:p>
          </table:table-cell>
        </table:table-row>
        <table:table-row table:style-name="ro1">
          <table:table-cell office:value-type="string">
            <text:p>AFR557 <text:s text:c="5"/></text:p>
          </table:table-cell>
          <table:table-cell office:value-type="float" office:value="30866.443359">
            <text:p>30866,443359</text:p>
          </table:table-cell>
          <table:table-cell office:value-type="float" office:value="2315.537109">
            <text:p>2315,537109</text:p>
          </table:table-cell>
          <table:table-cell office:value-type="float" office:value="4431.560059">
            <text:p>4431,560059</text:p>
          </table:table-cell>
          <table:table-cell office:value-type="float" office:value="568.834167">
            <text:p>568,834167</text:p>
          </table:table-cell>
          <table:table-cell office:value-type="float" office:value="9782.349609">
            <text:p>9782,349609</text:p>
          </table:table-cell>
          <table:table-cell office:value-type="float" office:value="301.149445">
            <text:p>301,149445</text:p>
          </table:table-cell>
          <table:table-cell office:value-type="float" office:value="23660.824219">
            <text:p>23660,824219</text:p>
          </table:table-cell>
          <table:table-cell office:value-type="float" office:value="523.495117">
            <text:p>523,495117</text:p>
          </table:table-cell>
          <table:table-cell office:value-type="float" office:value="267.940369">
            <text:p>267,940369</text:p>
          </table:table-cell>
          <table:table-cell office:value-type="float" office:value="41.232845">
            <text:p>41,232845</text:p>
          </table:table-cell>
          <table:table-cell office:value-type="float" office:value="15637.509766">
            <text:p>15637,509766</text:p>
          </table:table-cell>
          <table:table-cell office:value-type="float" office:value="306.963715">
            <text:p>306,963715</text:p>
          </table:table-cell>
          <table:table-cell office:value-type="float" office:value="45538.792969">
            <text:p>45538,792969</text:p>
          </table:table-cell>
          <table:table-cell office:value-type="float" office:value="777.324402">
            <text:p>777,324402</text:p>
          </table:table-cell>
          <table:table-cell office:value-type="float" office:value="11724.261719">
            <text:p>11724,261719</text:p>
          </table:table-cell>
          <table:table-cell office:value-type="float" office:value="162.737">
            <text:p>162,737</text:p>
          </table:table-cell>
          <table:table-cell office:value-type="float" office:value="8977.378906">
            <text:p>8977,378906</text:p>
          </table:table-cell>
          <table:table-cell office:value-type="float" office:value="119.595886">
            <text:p>119,595886</text:p>
          </table:table-cell>
          <table:table-cell office:value-type="float" office:value="788.685974">
            <text:p>788,685974</text:p>
          </table:table-cell>
          <table:table-cell office:value-type="float" office:value="21.789688">
            <text:p>21,789688</text:p>
          </table:table-cell>
          <table:table-cell office:value-type="float" office:value="26.201233">
            <text:p>26,201233</text:p>
          </table:table-cell>
          <table:table-cell office:value-type="float" office:value="5.179608">
            <text:p>5,179608</text:p>
          </table:table-cell>
          <table:table-cell office:value-type="float" office:value="42.126842">
            <text:p>42,126842</text:p>
          </table:table-cell>
          <table:table-cell office:value-type="float" office:value="7.943032">
            <text:p>7,943032</text:p>
          </table:table-cell>
          <table:table-cell office:value-type="float" office:value="162.320068">
            <text:p>162,320068</text:p>
          </table:table-cell>
          <table:table-cell office:value-type="float" office:value="5.99912">
            <text:p>5,99912</text:p>
          </table:table-cell>
          <table:table-cell office:value-type="float" office:value="8975.173828">
            <text:p>8975,173828</text:p>
          </table:table-cell>
          <table:table-cell office:value-type="float" office:value="165.870758">
            <text:p>165,870758</text:p>
          </table:table-cell>
          <table:table-cell office:value-type="float" office:value="35.716602">
            <text:p>35,716602</text:p>
          </table:table-cell>
          <table:table-cell office:value-type="float" office:value="7.544083">
            <text:p>7,544083</text:p>
          </table:table-cell>
          <table:table-cell office:value-type="float" office:value="87.889">
            <text:p>87,889</text:p>
          </table:table-cell>
          <table:table-cell office:value-type="float" office:value="15.727462">
            <text:p>15,727462</text:p>
          </table:table-cell>
          <table:table-cell office:value-type="float" office:value="528.042542">
            <text:p>528,042542</text:p>
          </table:table-cell>
          <table:table-cell office:value-type="float" office:value="21.959892">
            <text:p>21,959892</text:p>
          </table:table-cell>
          <table:table-cell office:value-type="float" office:value="399.992035">
            <text:p>399,992035</text:p>
          </table:table-cell>
          <table:table-cell office:value-type="float" office:value="10.921293">
            <text:p>10,921293</text:p>
          </table:table-cell>
          <table:table-cell table:number-columns-repeated="2" office:value-type="float" office:value="0">
            <text:p>0</text:p>
          </table:table-cell>
          <table:table-cell office:value-type="float" office:value="94.949684">
            <text:p>94,949684</text:p>
          </table:table-cell>
          <table:table-cell office:value-type="float" office:value="9.309036">
            <text:p>9,309036</text:p>
          </table:table-cell>
          <table:table-cell office:value-type="float" office:value="27.096975">
            <text:p>27,096975</text:p>
          </table:table-cell>
          <table:table-cell office:value-type="float" office:value="9.673811">
            <text:p>9,673811</text:p>
          </table:table-cell>
          <table:table-cell table:number-columns-repeated="2" office:value-type="float" office:value="0">
            <text:p>0</text:p>
          </table:table-cell>
          <table:table-cell office:value-type="float" office:value="113.069847">
            <text:p>113,069847</text:p>
          </table:table-cell>
          <table:table-cell office:value-type="float" office:value="22.650953">
            <text:p>22,650953</text:p>
          </table:table-cell>
          <table:table-cell table:number-columns-repeated="2" office:value-type="float" office:value="0">
            <text:p>0</text:p>
          </table:table-cell>
          <table:table-cell office:value-type="float" office:value="35.631104">
            <text:p>35,631104</text:p>
          </table:table-cell>
          <table:table-cell office:value-type="float" office:value="19.809422">
            <text:p>19,809422</text:p>
          </table:table-cell>
          <table:table-cell office:value-type="float" office:value="232.7491">
            <text:p>232,7491</text:p>
          </table:table-cell>
          <table:table-cell office:value-type="float" office:value="19.396606">
            <text:p>19,396606</text:p>
          </table:table-cell>
        </table:table-row>
        <table:table-row table:style-name="ro1">
          <table:table-cell office:value-type="string">
            <text:p>AFR558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52.728054">
            <text:p>52,728054</text:p>
          </table:table-cell>
          <table:table-cell office:value-type="float" office:value="421.060944">
            <text:p>421,060944</text:p>
          </table:table-cell>
          <table:table-cell office:value-type="float" office:value="248.282318">
            <text:p>248,282318</text:p>
          </table:table-cell>
          <table:table-cell office:value-type="float" office:value="126.944832">
            <text:p>126,944832</text:p>
          </table:table-cell>
          <table:table-cell office:value-type="float" office:value="33.541519">
            <text:p>33,541519</text:p>
          </table:table-cell>
          <table:table-cell office:value-type="float" office:value="52.292656">
            <text:p>52,292656</text:p>
          </table:table-cell>
          <table:table-cell table:number-columns-repeated="6" office:value-type="float" office:value="0">
            <text:p>0</text:p>
          </table:table-cell>
          <table:table-cell office:value-type="float" office:value="12.343813">
            <text:p>12,343813</text:p>
          </table:table-cell>
          <table:table-cell office:value-type="float" office:value="8.424028">
            <text:p>8,424028</text:p>
          </table:table-cell>
          <table:table-cell table:number-columns-repeated="6" office:value-type="float" office:value="0">
            <text:p>0</text:p>
          </table:table-cell>
          <table:table-cell office:value-type="float" office:value="26.019888">
            <text:p>26,019888</text:p>
          </table:table-cell>
          <table:table-cell office:value-type="float" office:value="7.938284">
            <text:p>7,938284</text:p>
          </table:table-cell>
          <table:table-cell table:number-columns-repeated="2" office:value-type="float" office:value="0">
            <text:p>0</text:p>
          </table:table-cell>
          <table:table-cell office:value-type="float" office:value="2.128742">
            <text:p>2,128742</text:p>
          </table:table-cell>
          <table:table-cell office:value-type="float" office:value="8.648147">
            <text:p>8,648147</text:p>
          </table:table-cell>
          <table:table-cell table:number-columns-repeated="20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561 <text:s text:c="5"/></text:p>
          </table:table-cell>
          <table:table-cell office:value-type="float" office:value="3960.825439">
            <text:p>3960,825439</text:p>
          </table:table-cell>
          <table:table-cell office:value-type="float" office:value="741.835083">
            <text:p>741,835083</text:p>
          </table:table-cell>
          <table:table-cell office:value-type="float" office:value="476.58194">
            <text:p>476,58194</text:p>
          </table:table-cell>
          <table:table-cell office:value-type="float" office:value="435.941711">
            <text:p>435,941711</text:p>
          </table:table-cell>
          <table:table-cell office:value-type="float" office:value="1838.335815">
            <text:p>1838,335815</text:p>
          </table:table-cell>
          <table:table-cell office:value-type="float" office:value="153.926605">
            <text:p>153,926605</text:p>
          </table:table-cell>
          <table:table-cell office:value-type="float" office:value="3506.885254">
            <text:p>3506,885254</text:p>
          </table:table-cell>
          <table:table-cell office:value-type="float" office:value="106.512085">
            <text:p>106,512085</text:p>
          </table:table-cell>
          <table:table-cell office:value-type="float" office:value="363.684692">
            <text:p>363,684692</text:p>
          </table:table-cell>
          <table:table-cell office:value-type="float" office:value="32.006813">
            <text:p>32,006813</text:p>
          </table:table-cell>
          <table:table-cell office:value-type="float" office:value="14989.427734">
            <text:p>14989,427734</text:p>
          </table:table-cell>
          <table:table-cell office:value-type="float" office:value="292.548798">
            <text:p>292,548798</text:p>
          </table:table-cell>
          <table:table-cell office:value-type="float" office:value="675.753723">
            <text:p>675,753723</text:p>
          </table:table-cell>
          <table:table-cell office:value-type="float" office:value="26.440729">
            <text:p>26,440729</text:p>
          </table:table-cell>
          <table:table-cell office:value-type="float" office:value="12031.46875">
            <text:p>12031,46875</text:p>
          </table:table-cell>
          <table:table-cell office:value-type="float" office:value="166.757889">
            <text:p>166,757889</text:p>
          </table:table-cell>
          <table:table-cell office:value-type="float" office:value="977.90387">
            <text:p>977,90387</text:p>
          </table:table-cell>
          <table:table-cell office:value-type="float" office:value="19.271366">
            <text:p>19,271366</text:p>
          </table:table-cell>
          <table:table-cell office:value-type="float" office:value="108.895012">
            <text:p>108,895012</text:p>
          </table:table-cell>
          <table:table-cell office:value-type="float" office:value="6.76399">
            <text:p>6,76399</text:p>
          </table:table-cell>
          <table:table-cell office:value-type="float" office:value="20.638376">
            <text:p>20,638376</text:p>
          </table:table-cell>
          <table:table-cell office:value-type="float" office:value="4.495826">
            <text:p>4,495826</text:p>
          </table:table-cell>
          <table:table-cell office:value-type="float" office:value="38.355244">
            <text:p>38,355244</text:p>
          </table:table-cell>
          <table:table-cell office:value-type="float" office:value="7.762861">
            <text:p>7,762861</text:p>
          </table:table-cell>
          <table:table-cell office:value-type="float" office:value="42.818779">
            <text:p>42,818779</text:p>
          </table:table-cell>
          <table:table-cell office:value-type="float" office:value="4.536693">
            <text:p>4,536693</text:p>
          </table:table-cell>
          <table:table-cell office:value-type="float" office:value="1670.477783">
            <text:p>1670,477783</text:p>
          </table:table-cell>
          <table:table-cell office:value-type="float" office:value="33.562943">
            <text:p>33,562943</text:p>
          </table:table-cell>
          <table:table-cell office:value-type="float" office:value="54.351208">
            <text:p>54,351208</text:p>
          </table:table-cell>
          <table:table-cell office:value-type="float" office:value="7.410613">
            <text:p>7,410613</text:p>
          </table:table-cell>
          <table:table-cell office:value-type="float" office:value="19.035086">
            <text:p>19,035086</text:p>
          </table:table-cell>
          <table:table-cell office:value-type="float" office:value="15.318413">
            <text:p>15,318413</text:p>
          </table:table-cell>
          <table:table-cell office:value-type="float" office:value="194.417175">
            <text:p>194,417175</text:p>
          </table:table-cell>
          <table:table-cell office:value-type="float" office:value="20.140728">
            <text:p>20,140728</text:p>
          </table:table-cell>
          <table:table-cell office:value-type="float" office:value="189.150772">
            <text:p>189,150772</text:p>
          </table:table-cell>
          <table:table-cell office:value-type="float" office:value="9.031326">
            <text:p>9,031326</text:p>
          </table:table-cell>
          <table:table-cell table:number-columns-repeated="2" office:value-type="float" office:value="0">
            <text:p>0</text:p>
          </table:table-cell>
          <table:table-cell office:value-type="float" office:value="17.993942">
            <text:p>17,993942</text:p>
          </table:table-cell>
          <table:table-cell office:value-type="float" office:value="9.055984">
            <text:p>9,055984</text:p>
          </table:table-cell>
          <table:table-cell office:value-type="float" office:value="9.120673">
            <text:p>9,120673</text:p>
          </table:table-cell>
          <table:table-cell office:value-type="float" office:value="9.650281">
            <text:p>9,650281</text:p>
          </table:table-cell>
          <table:table-cell table:number-columns-repeated="2" office:value-type="float" office:value="0">
            <text:p>0</text:p>
          </table:table-cell>
          <table:table-cell office:value-type="float" office:value="42.884495">
            <text:p>42,884495</text:p>
          </table:table-cell>
          <table:table-cell office:value-type="float" office:value="20.028509">
            <text:p>20,028509</text:p>
          </table:table-cell>
          <table:table-cell table:number-columns-repeated="2" office:value-type="float" office:value="0">
            <text:p>0</text:p>
          </table:table-cell>
          <table:table-cell office:value-type="float" office:value="77.209122">
            <text:p>77,209122</text:p>
          </table:table-cell>
          <table:table-cell office:value-type="float" office:value="19.439526">
            <text:p>19,439526</text:p>
          </table:table-cell>
          <table:table-cell office:value-type="float" office:value="139.199387">
            <text:p>139,199387</text:p>
          </table:table-cell>
          <table:table-cell office:value-type="float" office:value="18.414474">
            <text:p>18,414474</text:p>
          </table:table-cell>
        </table:table-row>
        <table:table-row table:style-name="ro1">
          <table:table-cell office:value-type="string">
            <text:p>AFR562 <text:s text:c="5"/></text:p>
          </table:table-cell>
          <table:table-cell office:value-type="float" office:value="21668.558594">
            <text:p>21668,558594</text:p>
          </table:table-cell>
          <table:table-cell office:value-type="float" office:value="1825.720093">
            <text:p>1825,720093</text:p>
          </table:table-cell>
          <table:table-cell office:value-type="float" office:value="2945.421631">
            <text:p>2945,421631</text:p>
          </table:table-cell>
          <table:table-cell office:value-type="float" office:value="532.267029">
            <text:p>532,267029</text:p>
          </table:table-cell>
          <table:table-cell office:value-type="float" office:value="8438.679688">
            <text:p>8438,679688</text:p>
          </table:table-cell>
          <table:table-cell office:value-type="float" office:value="277.467926">
            <text:p>277,467926</text:p>
          </table:table-cell>
          <table:table-cell office:value-type="float" office:value="19483.90625">
            <text:p>19483,90625</text:p>
          </table:table-cell>
          <table:table-cell office:value-type="float" office:value="435.403992">
            <text:p>435,403992</text:p>
          </table:table-cell>
          <table:table-cell office:value-type="float" office:value="252.270752">
            <text:p>252,270752</text:p>
          </table:table-cell>
          <table:table-cell office:value-type="float" office:value="38.82645">
            <text:p>38,82645</text:p>
          </table:table-cell>
          <table:table-cell office:value-type="float" office:value="12985.939453">
            <text:p>12985,939453</text:p>
          </table:table-cell>
          <table:table-cell office:value-type="float" office:value="256.528259">
            <text:p>256,528259</text:p>
          </table:table-cell>
          <table:table-cell office:value-type="float" office:value="31085.105469">
            <text:p>31085,105469</text:p>
          </table:table-cell>
          <table:table-cell office:value-type="float" office:value="533.254333">
            <text:p>533,254333</text:p>
          </table:table-cell>
          <table:table-cell office:value-type="float" office:value="12315.782227">
            <text:p>12315,782227</text:p>
          </table:table-cell>
          <table:table-cell office:value-type="float" office:value="170.660339">
            <text:p>170,660339</text:p>
          </table:table-cell>
          <table:table-cell office:value-type="float" office:value="8326.226563">
            <text:p>8326,226563</text:p>
          </table:table-cell>
          <table:table-cell office:value-type="float" office:value="111.227142">
            <text:p>111,227142</text:p>
          </table:table-cell>
          <table:table-cell office:value-type="float" office:value="689.537964">
            <text:p>689,537964</text:p>
          </table:table-cell>
          <table:table-cell office:value-type="float" office:value="19.505999">
            <text:p>19,505999</text:p>
          </table:table-cell>
          <table:table-cell office:value-type="float" office:value="24.574064">
            <text:p>24,574064</text:p>
          </table:table-cell>
          <table:table-cell office:value-type="float" office:value="5.394692">
            <text:p>5,394692</text:p>
          </table:table-cell>
          <table:table-cell office:value-type="float" office:value="49.435246">
            <text:p>49,435246</text:p>
          </table:table-cell>
          <table:table-cell office:value-type="float" office:value="8.102234">
            <text:p>8,102234</text:p>
          </table:table-cell>
          <table:table-cell office:value-type="float" office:value="111.597046">
            <text:p>111,597046</text:p>
          </table:table-cell>
          <table:table-cell office:value-type="float" office:value="5.682146">
            <text:p>5,682146</text:p>
          </table:table-cell>
          <table:table-cell office:value-type="float" office:value="7170.270996">
            <text:p>7170,270996</text:p>
          </table:table-cell>
          <table:table-cell office:value-type="float" office:value="133.006699">
            <text:p>133,006699</text:p>
          </table:table-cell>
          <table:table-cell office:value-type="float" office:value="45.867714">
            <text:p>45,867714</text:p>
          </table:table-cell>
          <table:table-cell office:value-type="float" office:value="8.240062">
            <text:p>8,240062</text:p>
          </table:table-cell>
          <table:table-cell office:value-type="float" office:value="104.933701">
            <text:p>104,933701</text:p>
          </table:table-cell>
          <table:table-cell office:value-type="float" office:value="16.049721">
            <text:p>16,049721</text:p>
          </table:table-cell>
          <table:table-cell office:value-type="float" office:value="578.694824">
            <text:p>578,694824</text:p>
          </table:table-cell>
          <table:table-cell office:value-type="float" office:value="22.553204">
            <text:p>22,553204</text:p>
          </table:table-cell>
          <table:table-cell office:value-type="float" office:value="405.812347">
            <text:p>405,812347</text:p>
          </table:table-cell>
          <table:table-cell office:value-type="float" office:value="11.61718">
            <text:p>11,61718</text:p>
          </table:table-cell>
          <table:table-cell table:number-columns-repeated="2" office:value-type="float" office:value="0">
            <text:p>0</text:p>
          </table:table-cell>
          <table:table-cell office:value-type="float" office:value="85.299736">
            <text:p>85,299736</text:p>
          </table:table-cell>
          <table:table-cell office:value-type="float" office:value="10.203964">
            <text:p>10,203964</text:p>
          </table:table-cell>
          <table:table-cell office:value-type="float" office:value="46.013943">
            <text:p>46,013943</text:p>
          </table:table-cell>
          <table:table-cell office:value-type="float" office:value="10.685376">
            <text:p>10,685376</text:p>
          </table:table-cell>
          <table:table-cell table:number-columns-repeated="2" office:value-type="float" office:value="0">
            <text:p>0</text:p>
          </table:table-cell>
          <table:table-cell office:value-type="float" office:value="113.246468">
            <text:p>113,246468</text:p>
          </table:table-cell>
          <table:table-cell office:value-type="float" office:value="23.704536">
            <text:p>23,704536</text:p>
          </table:table-cell>
          <table:table-cell table:number-columns-repeated="2" office:value-type="float" office:value="0">
            <text:p>0</text:p>
          </table:table-cell>
          <table:table-cell office:value-type="float" office:value="75.290878">
            <text:p>75,290878</text:p>
          </table:table-cell>
          <table:table-cell office:value-type="float" office:value="21.71623">
            <text:p>21,71623</text:p>
          </table:table-cell>
          <table:table-cell office:value-type="float" office:value="168.643463">
            <text:p>168,643463</text:p>
          </table:table-cell>
          <table:table-cell office:value-type="float" office:value="20.62167">
            <text:p>20,62167</text:p>
          </table:table-cell>
        </table:table-row>
        <table:table-row table:style-name="ro1">
          <table:table-cell office:value-type="string">
            <text:p>AFR563 <text:s text:c="5"/></text:p>
          </table:table-cell>
          <table:table-cell office:value-type="float" office:value="20053.171875">
            <text:p>20053,171875</text:p>
          </table:table-cell>
          <table:table-cell office:value-type="float" office:value="1763.102539">
            <text:p>1763,102539</text:p>
          </table:table-cell>
          <table:table-cell office:value-type="float" office:value="2954.161133">
            <text:p>2954,161133</text:p>
          </table:table-cell>
          <table:table-cell office:value-type="float" office:value="559.215881">
            <text:p>559,215881</text:p>
          </table:table-cell>
          <table:table-cell office:value-type="float" office:value="15893.060547">
            <text:p>15893,060547</text:p>
          </table:table-cell>
          <table:table-cell office:value-type="float" office:value="417.35553">
            <text:p>417,35553</text:p>
          </table:table-cell>
          <table:table-cell office:value-type="float" office:value="35035.785156">
            <text:p>35035,785156</text:p>
          </table:table-cell>
          <table:table-cell office:value-type="float" office:value="764.441101">
            <text:p>764,441101</text:p>
          </table:table-cell>
          <table:table-cell office:value-type="float" office:value="400.822754">
            <text:p>400,822754</text:p>
          </table:table-cell>
          <table:table-cell office:value-type="float" office:value="43.944828">
            <text:p>43,944828</text:p>
          </table:table-cell>
          <table:table-cell office:value-type="float" office:value="13630.189453">
            <text:p>13630,189453</text:p>
          </table:table-cell>
          <table:table-cell office:value-type="float" office:value="269.114502">
            <text:p>269,114502</text:p>
          </table:table-cell>
          <table:table-cell office:value-type="float" office:value="35712.878906">
            <text:p>35712,878906</text:p>
          </table:table-cell>
          <table:table-cell office:value-type="float" office:value="611.221741">
            <text:p>611,221741</text:p>
          </table:table-cell>
          <table:table-cell office:value-type="float" office:value="12705.194336">
            <text:p>12705,194336</text:p>
          </table:table-cell>
          <table:table-cell office:value-type="float" office:value="176.068588">
            <text:p>176,068588</text:p>
          </table:table-cell>
          <table:table-cell office:value-type="float" office:value="16187.583008">
            <text:p>16187,583008</text:p>
          </table:table-cell>
          <table:table-cell office:value-type="float" office:value="212.870148">
            <text:p>212,870148</text:p>
          </table:table-cell>
          <table:table-cell office:value-type="float" office:value="1218.864746">
            <text:p>1218,864746</text:p>
          </table:table-cell>
          <table:table-cell office:value-type="float" office:value="32.48111">
            <text:p>32,48111</text:p>
          </table:table-cell>
          <table:table-cell office:value-type="float" office:value="39.932858">
            <text:p>39,932858</text:p>
          </table:table-cell>
          <table:table-cell office:value-type="float" office:value="6.060544">
            <text:p>6,060544</text:p>
          </table:table-cell>
          <table:table-cell office:value-type="float" office:value="54.238388">
            <text:p>54,238388</text:p>
          </table:table-cell>
          <table:table-cell office:value-type="float" office:value="8.330416">
            <text:p>8,330416</text:p>
          </table:table-cell>
          <table:table-cell office:value-type="float" office:value="181.884033">
            <text:p>181,884033</text:p>
          </table:table-cell>
          <table:table-cell office:value-type="float" office:value="6.791535">
            <text:p>6,791535</text:p>
          </table:table-cell>
          <table:table-cell office:value-type="float" office:value="13937.383789">
            <text:p>13937,383789</text:p>
          </table:table-cell>
          <table:table-cell office:value-type="float" office:value="256.438507">
            <text:p>256,438507</text:p>
          </table:table-cell>
          <table:table-cell office:value-type="float" office:value="40.103802">
            <text:p>40,103802</text:p>
          </table:table-cell>
          <table:table-cell office:value-type="float" office:value="8.67539">
            <text:p>8,67539</text:p>
          </table:table-cell>
          <table:table-cell office:value-type="float" office:value="82.620033">
            <text:p>82,620033</text:p>
          </table:table-cell>
          <table:table-cell office:value-type="float" office:value="16.268641">
            <text:p>16,268641</text:p>
          </table:table-cell>
          <table:table-cell office:value-type="float" office:value="721.554016">
            <text:p>721,554016</text:p>
          </table:table-cell>
          <table:table-cell office:value-type="float" office:value="23.81373">
            <text:p>23,81373</text:p>
          </table:table-cell>
          <table:table-cell office:value-type="float" office:value="345.415649">
            <text:p>345,415649</text:p>
          </table:table-cell>
          <table:table-cell office:value-type="float" office:value="11.358309">
            <text:p>11,358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8.596878">
            <text:p>108,596878</text:p>
          </table:table-cell>
          <table:table-cell office:value-type="float" office:value="10.824674">
            <text:p>10,824674</text:p>
          </table:table-cell>
          <table:table-cell office:value-type="float" office:value="57.568748">
            <text:p>57,568748</text:p>
          </table:table-cell>
          <table:table-cell office:value-type="float" office:value="11.291069">
            <text:p>11,291069</text:p>
          </table:table-cell>
          <table:table-cell table:number-columns-repeated="2" office:value-type="float" office:value="0">
            <text:p>0</text:p>
          </table:table-cell>
          <table:table-cell office:value-type="float" office:value="158.976852">
            <text:p>158,976852</text:p>
          </table:table-cell>
          <table:table-cell office:value-type="float" office:value="26.10268">
            <text:p>26,10268</text:p>
          </table:table-cell>
          <table:table-cell table:number-columns-repeated="2" office:value-type="float" office:value="0">
            <text:p>0</text:p>
          </table:table-cell>
          <table:table-cell office:value-type="float" office:value="75.876999">
            <text:p>75,876999</text:p>
          </table:table-cell>
          <table:table-cell office:value-type="float" office:value="22.77928">
            <text:p>22,77928</text:p>
          </table:table-cell>
          <table:table-cell office:value-type="float" office:value="190.624985">
            <text:p>190,624985</text:p>
          </table:table-cell>
          <table:table-cell office:value-type="float" office:value="21.75478">
            <text:p>21,75478</text:p>
          </table:table-cell>
        </table:table-row>
        <table:table-row table:style-name="ro1">
          <table:table-cell office:value-type="string">
            <text:p>AFR564 <text:s text:c="5"/></text:p>
          </table:table-cell>
          <table:table-cell office:value-type="float" office:value="6587.970215">
            <text:p>6587,970215</text:p>
          </table:table-cell>
          <table:table-cell office:value-type="float" office:value="963.111633">
            <text:p>963,111633</text:p>
          </table:table-cell>
          <table:table-cell office:value-type="float" office:value="1608.315552">
            <text:p>1608,315552</text:p>
          </table:table-cell>
          <table:table-cell office:value-type="float" office:value="499.254761">
            <text:p>499,254761</text:p>
          </table:table-cell>
          <table:table-cell office:value-type="float" office:value="5403.700684">
            <text:p>5403,700684</text:p>
          </table:table-cell>
          <table:table-cell office:value-type="float" office:value="216.245712">
            <text:p>216,245712</text:p>
          </table:table-cell>
          <table:table-cell office:value-type="float" office:value="12216.704102">
            <text:p>12216,704102</text:p>
          </table:table-cell>
          <table:table-cell office:value-type="float" office:value="282.959351">
            <text:p>282,959351</text:p>
          </table:table-cell>
          <table:table-cell office:value-type="float" office:value="376.733185">
            <text:p>376,733185</text:p>
          </table:table-cell>
          <table:table-cell office:value-type="float" office:value="37.287266">
            <text:p>37,287266</text:p>
          </table:table-cell>
          <table:table-cell office:value-type="float" office:value="11018.557617">
            <text:p>11018,557617</text:p>
          </table:table-cell>
          <table:table-cell office:value-type="float" office:value="219.152939">
            <text:p>219,152939</text:p>
          </table:table-cell>
          <table:table-cell office:value-type="float" office:value="8770.774414">
            <text:p>8770,774414</text:p>
          </table:table-cell>
          <table:table-cell office:value-type="float" office:value="158.078583">
            <text:p>158,078583</text:p>
          </table:table-cell>
          <table:table-cell office:value-type="float" office:value="12476.921875">
            <text:p>12476,921875</text:p>
          </table:table-cell>
          <table:table-cell office:value-type="float" office:value="172.939102">
            <text:p>172,939102</text:p>
          </table:table-cell>
          <table:table-cell office:value-type="float" office:value="6031.244141">
            <text:p>6031,244141</text:p>
          </table:table-cell>
          <table:table-cell office:value-type="float" office:value="81.754456">
            <text:p>81,754456</text:p>
          </table:table-cell>
          <table:table-cell office:value-type="float" office:value="444.308929">
            <text:p>444,308929</text:p>
          </table:table-cell>
          <table:table-cell office:value-type="float" office:value="13.943403">
            <text:p>13,943403</text:p>
          </table:table-cell>
          <table:table-cell office:value-type="float" office:value="12.83099">
            <text:p>12,83099</text:p>
          </table:table-cell>
          <table:table-cell office:value-type="float" office:value="5.444728">
            <text:p>5,444728</text:p>
          </table:table-cell>
          <table:table-cell office:value-type="float" office:value="32.924416">
            <text:p>32,924416</text:p>
          </table:table-cell>
          <table:table-cell office:value-type="float" office:value="8.245969">
            <text:p>8,245969</text:p>
          </table:table-cell>
          <table:table-cell office:value-type="float" office:value="96.988853">
            <text:p>96,988853</text:p>
          </table:table-cell>
          <table:table-cell office:value-type="float" office:value="5.752629">
            <text:p>5,752629</text:p>
          </table:table-cell>
          <table:table-cell office:value-type="float" office:value="5138.652344">
            <text:p>5138,652344</text:p>
          </table:table-cell>
          <table:table-cell office:value-type="float" office:value="96.107208">
            <text:p>96,107208</text:p>
          </table:table-cell>
          <table:table-cell office:value-type="float" office:value="59.019165">
            <text:p>59,019165</text:p>
          </table:table-cell>
          <table:table-cell office:value-type="float" office:value="8.729836">
            <text:p>8,729836</text:p>
          </table:table-cell>
          <table:table-cell office:value-type="float" office:value="69.835121">
            <text:p>69,835121</text:p>
          </table:table-cell>
          <table:table-cell office:value-type="float" office:value="16.250818">
            <text:p>16,250818</text:p>
          </table:table-cell>
          <table:table-cell office:value-type="float" office:value="386.974304">
            <text:p>386,974304</text:p>
          </table:table-cell>
          <table:table-cell office:value-type="float" office:value="21.509428">
            <text:p>21,509428</text:p>
          </table:table-cell>
          <table:table-cell office:value-type="float" office:value="365.85025">
            <text:p>365,85025</text:p>
          </table:table-cell>
          <table:table-cell office:value-type="float" office:value="11.717847">
            <text:p>11,717847</text:p>
          </table:table-cell>
          <table:table-cell table:number-columns-repeated="2" office:value-type="float" office:value="0">
            <text:p>0</text:p>
          </table:table-cell>
          <table:table-cell office:value-type="float" office:value="62.846889">
            <text:p>62,846889</text:p>
          </table:table-cell>
          <table:table-cell office:value-type="float" office:value="11.03842">
            <text:p>11,03842</text:p>
          </table:table-cell>
          <table:table-cell office:value-type="float" office:value="26.482212">
            <text:p>26,482212</text:p>
          </table:table-cell>
          <table:table-cell office:value-type="float" office:value="11.654829">
            <text:p>11,654829</text:p>
          </table:table-cell>
          <table:table-cell table:number-columns-repeated="2" office:value-type="float" office:value="0">
            <text:p>0</text:p>
          </table:table-cell>
          <table:table-cell office:value-type="float" office:value="98.133858">
            <text:p>98,133858</text:p>
          </table:table-cell>
          <table:table-cell office:value-type="float" office:value="24.180872">
            <text:p>24,180872</text:p>
          </table:table-cell>
          <table:table-cell table:number-columns-repeated="2" office:value-type="float" office:value="0">
            <text:p>0</text:p>
          </table:table-cell>
          <table:table-cell office:value-type="float" office:value="108.0075">
            <text:p>108,0075</text:p>
          </table:table-cell>
          <table:table-cell office:value-type="float" office:value="23.60207">
            <text:p>23,60207</text:p>
          </table:table-cell>
          <table:table-cell office:value-type="float" office:value="150.875488">
            <text:p>150,875488</text:p>
          </table:table-cell>
          <table:table-cell office:value-type="float" office:value="21.863743">
            <text:p>21,863743</text:p>
          </table:table-cell>
        </table:table-row>
        <table:table-row table:style-name="ro1">
          <table:table-cell office:value-type="string">
            <text:p>AFR565 <text:s text:c="5"/></text:p>
          </table:table-cell>
          <table:table-cell office:value-type="float" office:value="10832.114258">
            <text:p>10832,114258</text:p>
          </table:table-cell>
          <table:table-cell office:value-type="float" office:value="1124.441406">
            <text:p>1124,441406</text:p>
          </table:table-cell>
          <table:table-cell office:value-type="float" office:value="1568.98877">
            <text:p>1568,98877</text:p>
          </table:table-cell>
          <table:table-cell office:value-type="float" office:value="495.789642">
            <text:p>495,789642</text:p>
          </table:table-cell>
          <table:table-cell office:value-type="float" office:value="1668.979858">
            <text:p>1668,979858</text:p>
          </table:table-cell>
          <table:table-cell office:value-type="float" office:value="171.819473">
            <text:p>171,819473</text:p>
          </table:table-cell>
          <table:table-cell office:value-type="float" office:value="3186.37085">
            <text:p>3186,37085</text:p>
          </table:table-cell>
          <table:table-cell office:value-type="float" office:value="106.613655">
            <text:p>106,613655</text:p>
          </table:table-cell>
          <table:table-cell office:value-type="float" office:value="265.319214">
            <text:p>265,319214</text:p>
          </table:table-cell>
          <table:table-cell office:value-type="float" office:value="38.20105">
            <text:p>38,20105</text:p>
          </table:table-cell>
          <table:table-cell office:value-type="float" office:value="16431.865234">
            <text:p>16431,865234</text:p>
          </table:table-cell>
          <table:table-cell office:value-type="float" office:value="321.203827">
            <text:p>321,203827</text:p>
          </table:table-cell>
          <table:table-cell office:value-type="float" office:value="18039.183594">
            <text:p>18039,183594</text:p>
          </table:table-cell>
          <table:table-cell office:value-type="float" office:value="314.231506">
            <text:p>314,231506</text:p>
          </table:table-cell>
          <table:table-cell office:value-type="float" office:value="26258.910156">
            <text:p>26258,910156</text:p>
          </table:table-cell>
          <table:table-cell office:value-type="float" office:value="358.900726">
            <text:p>358,900726</text:p>
          </table:table-cell>
          <table:table-cell office:value-type="float" office:value="2144.473145">
            <text:p>2144,473145</text:p>
          </table:table-cell>
          <table:table-cell office:value-type="float" office:value="33.261986">
            <text:p>33,261986</text:p>
          </table:table-cell>
          <table:table-cell office:value-type="float" office:value="107.329308">
            <text:p>107,329308</text:p>
          </table:table-cell>
          <table:table-cell office:value-type="float" office:value="7.399233">
            <text:p>7,399233</text:p>
          </table:table-cell>
          <table:table-cell office:value-type="float" office:value="22.078262">
            <text:p>22,078262</text:p>
          </table:table-cell>
          <table:table-cell office:value-type="float" office:value="5.135801">
            <text:p>5,135801</text:p>
          </table:table-cell>
          <table:table-cell office:value-type="float" office:value="34.043331">
            <text:p>34,043331</text:p>
          </table:table-cell>
          <table:table-cell office:value-type="float" office:value="8.147889">
            <text:p>8,147889</text:p>
          </table:table-cell>
          <table:table-cell office:value-type="float" office:value="39.897141">
            <text:p>39,897141</text:p>
          </table:table-cell>
          <table:table-cell office:value-type="float" office:value="5.139894">
            <text:p>5,139894</text:p>
          </table:table-cell>
          <table:table-cell office:value-type="float" office:value="1229.650757">
            <text:p>1229,650757</text:p>
          </table:table-cell>
          <table:table-cell office:value-type="float" office:value="26.077099">
            <text:p>26,077099</text:p>
          </table:table-cell>
          <table:table-cell office:value-type="float" office:value="69.674271">
            <text:p>69,674271</text:p>
          </table:table-cell>
          <table:table-cell office:value-type="float" office:value="8.533847">
            <text:p>8,533847</text:p>
          </table:table-cell>
          <table:table-cell office:value-type="float" office:value="29.582647">
            <text:p>29,582647</text:p>
          </table:table-cell>
          <table:table-cell office:value-type="float" office:value="15.959976">
            <text:p>15,959976</text:p>
          </table:table-cell>
          <table:table-cell office:value-type="float" office:value="350.223755">
            <text:p>350,223755</text:p>
          </table:table-cell>
          <table:table-cell office:value-type="float" office:value="21.258089">
            <text:p>21,258089</text:p>
          </table:table-cell>
          <table:table-cell office:value-type="float" office:value="297.560944">
            <text:p>297,560944</text:p>
          </table:table-cell>
          <table:table-cell office:value-type="float" office:value="11.003326">
            <text:p>11,003326</text:p>
          </table:table-cell>
          <table:table-cell table:number-columns-repeated="2" office:value-type="float" office:value="0">
            <text:p>0</text:p>
          </table:table-cell>
          <table:table-cell office:value-type="float" office:value="32.003891">
            <text:p>32,003891</text:p>
          </table:table-cell>
          <table:table-cell office:value-type="float" office:value="10.570561">
            <text:p>10,570561</text:p>
          </table:table-cell>
          <table:table-cell office:value-type="float" office:value="17.44952">
            <text:p>17,44952</text:p>
          </table:table-cell>
          <table:table-cell office:value-type="float" office:value="11.149694">
            <text:p>11,149694</text:p>
          </table:table-cell>
          <table:table-cell table:number-columns-repeated="2" office:value-type="float" office:value="0">
            <text:p>0</text:p>
          </table:table-cell>
          <table:table-cell office:value-type="float" office:value="43.669563">
            <text:p>43,669563</text:p>
          </table:table-cell>
          <table:table-cell office:value-type="float" office:value="22.677347">
            <text:p>22,677347</text:p>
          </table:table-cell>
          <table:table-cell table:number-columns-repeated="2" office:value-type="float" office:value="0">
            <text:p>0</text:p>
          </table:table-cell>
          <table:table-cell office:value-type="float" office:value="104.863724">
            <text:p>104,863724</text:p>
          </table:table-cell>
          <table:table-cell office:value-type="float" office:value="22.481489">
            <text:p>22,481489</text:p>
          </table:table-cell>
          <table:table-cell office:value-type="float" office:value="251.94989">
            <text:p>251,94989</text:p>
          </table:table-cell>
          <table:table-cell office:value-type="float" office:value="21.888422">
            <text:p>21,888422</text:p>
          </table:table-cell>
        </table:table-row>
        <table:table-row table:style-name="ro1">
          <table:table-cell office:value-type="string">
            <text:p>AFR566 <text:s text:c="5"/></text:p>
          </table:table-cell>
          <table:table-cell office:value-type="float" office:value="6603.583984">
            <text:p>6603,583984</text:p>
          </table:table-cell>
          <table:table-cell office:value-type="float" office:value="950.451111">
            <text:p>950,451111</text:p>
          </table:table-cell>
          <table:table-cell office:value-type="float" office:value="1137.79895">
            <text:p>1137,79895</text:p>
          </table:table-cell>
          <table:table-cell office:value-type="float" office:value="493.94455">
            <text:p>493,94455</text:p>
          </table:table-cell>
          <table:table-cell office:value-type="float" office:value="7599.425781">
            <text:p>7599,425781</text:p>
          </table:table-cell>
          <table:table-cell office:value-type="float" office:value="248.69249">
            <text:p>248,69249</text:p>
          </table:table-cell>
          <table:table-cell office:value-type="float" office:value="16550.982422">
            <text:p>16550,982422</text:p>
          </table:table-cell>
          <table:table-cell office:value-type="float" office:value="373.076202">
            <text:p>373,076202</text:p>
          </table:table-cell>
          <table:table-cell office:value-type="float" office:value="308.466339">
            <text:p>308,466339</text:p>
          </table:table-cell>
          <table:table-cell office:value-type="float" office:value="35.078972">
            <text:p>35,078972</text:p>
          </table:table-cell>
          <table:table-cell office:value-type="float" office:value="10104.201172">
            <text:p>10104,201172</text:p>
          </table:table-cell>
          <table:table-cell office:value-type="float" office:value="201.729675">
            <text:p>201,729675</text:p>
          </table:table-cell>
          <table:table-cell office:value-type="float" office:value="6934.63916">
            <text:p>6934,63916</text:p>
          </table:table-cell>
          <table:table-cell office:value-type="float" office:value="127.173996">
            <text:p>127,173996</text:p>
          </table:table-cell>
          <table:table-cell office:value-type="float" office:value="8623.31543">
            <text:p>8623,31543</text:p>
          </table:table-cell>
          <table:table-cell office:value-type="float" office:value="121.025124">
            <text:p>121,025124</text:p>
          </table:table-cell>
          <table:table-cell office:value-type="float" office:value="4345.298828">
            <text:p>4345,298828</text:p>
          </table:table-cell>
          <table:table-cell office:value-type="float" office:value="60.154358">
            <text:p>60,154358</text:p>
          </table:table-cell>
          <table:table-cell office:value-type="float" office:value="491.478973">
            <text:p>491,478973</text:p>
          </table:table-cell>
          <table:table-cell office:value-type="float" office:value="15.071376">
            <text:p>15,071376</text:p>
          </table:table-cell>
          <table:table-cell office:value-type="float" office:value="23.030178">
            <text:p>23,030178</text:p>
          </table:table-cell>
          <table:table-cell office:value-type="float" office:value="5.621504">
            <text:p>5,621504</text:p>
          </table:table-cell>
          <table:table-cell office:value-type="float" office:value="41.334591">
            <text:p>41,334591</text:p>
          </table:table-cell>
          <table:table-cell office:value-type="float" office:value="8.301011">
            <text:p>8,301011</text:p>
          </table:table-cell>
          <table:table-cell office:value-type="float" office:value="83.497383">
            <text:p>83,497383</text:p>
          </table:table-cell>
          <table:table-cell office:value-type="float" office:value="5.76353">
            <text:p>5,76353</text:p>
          </table:table-cell>
          <table:table-cell office:value-type="float" office:value="7524.783691">
            <text:p>7524,783691</text:p>
          </table:table-cell>
          <table:table-cell office:value-type="float" office:value="139.519318">
            <text:p>139,519318</text:p>
          </table:table-cell>
          <table:table-cell office:value-type="float" office:value="63.48941">
            <text:p>63,48941</text:p>
          </table:table-cell>
          <table:table-cell office:value-type="float" office:value="8.93011">
            <text:p>8,93011</text:p>
          </table:table-cell>
          <table:table-cell office:value-type="float" office:value="50.774078">
            <text:p>50,774078</text:p>
          </table:table-cell>
          <table:table-cell office:value-type="float" office:value="16.252844">
            <text:p>16,252844</text:p>
          </table:table-cell>
          <table:table-cell office:value-type="float" office:value="164.799438">
            <text:p>164,799438</text:p>
          </table:table-cell>
          <table:table-cell office:value-type="float" office:value="20.615925">
            <text:p>20,615925</text:p>
          </table:table-cell>
          <table:table-cell office:value-type="float" office:value="141.988297">
            <text:p>141,988297</text:p>
          </table:table-cell>
          <table:table-cell office:value-type="float" office:value="10.290878">
            <text:p>10,290878</text:p>
          </table:table-cell>
          <table:table-cell table:number-columns-repeated="2" office:value-type="float" office:value="0">
            <text:p>0</text:p>
          </table:table-cell>
          <table:table-cell office:value-type="float" office:value="48.835037">
            <text:p>48,835037</text:p>
          </table:table-cell>
          <table:table-cell office:value-type="float" office:value="11.182982">
            <text:p>11,182982</text:p>
          </table:table-cell>
          <table:table-cell office:value-type="float" office:value="25.159382">
            <text:p>25,159382</text:p>
          </table:table-cell>
          <table:table-cell office:value-type="float" office:value="11.607126">
            <text:p>11,607126</text:p>
          </table:table-cell>
          <table:table-cell table:number-columns-repeated="2" office:value-type="float" office:value="0">
            <text:p>0</text:p>
          </table:table-cell>
          <table:table-cell office:value-type="float" office:value="112.873375">
            <text:p>112,873375</text:p>
          </table:table-cell>
          <table:table-cell office:value-type="float" office:value="24.610977">
            <text:p>24,610977</text:p>
          </table:table-cell>
          <table:table-cell table:number-columns-repeated="2" office:value-type="float" office:value="0">
            <text:p>0</text:p>
          </table:table-cell>
          <table:table-cell office:value-type="float" office:value="99.05233">
            <text:p>99,05233</text:p>
          </table:table-cell>
          <table:table-cell office:value-type="float" office:value="23.442387">
            <text:p>23,442387</text:p>
          </table:table-cell>
          <table:table-cell office:value-type="float" office:value="105.092819">
            <text:p>105,092819</text:p>
          </table:table-cell>
          <table:table-cell office:value-type="float" office:value="21.966394">
            <text:p>21,966394</text:p>
          </table:table-cell>
        </table:table-row>
        <table:table-row table:style-name="ro1">
          <table:table-cell office:value-type="string">
            <text:p>AFR567 <text:s text:c="5"/></text:p>
          </table:table-cell>
          <table:table-cell office:value-type="float" office:value="6964.140137">
            <text:p>6964,140137</text:p>
          </table:table-cell>
          <table:table-cell office:value-type="float" office:value="1052.758057">
            <text:p>1052,758057</text:p>
          </table:table-cell>
          <table:table-cell office:value-type="float" office:value="726.625793">
            <text:p>726,625793</text:p>
          </table:table-cell>
          <table:table-cell office:value-type="float" office:value="515.705139">
            <text:p>515,705139</text:p>
          </table:table-cell>
          <table:table-cell office:value-type="float" office:value="13065.642578">
            <text:p>13065,642578</text:p>
          </table:table-cell>
          <table:table-cell office:value-type="float" office:value="359.415009">
            <text:p>359,415009</text:p>
          </table:table-cell>
          <table:table-cell office:value-type="float" office:value="28759.490234">
            <text:p>28759,490234</text:p>
          </table:table-cell>
          <table:table-cell office:value-type="float" office:value="631.294617">
            <text:p>631,294617</text:p>
          </table:table-cell>
          <table:table-cell office:value-type="float" office:value="421.001282">
            <text:p>421,001282</text:p>
          </table:table-cell>
          <table:table-cell office:value-type="float" office:value="41.118168">
            <text:p>41,118168</text:p>
          </table:table-cell>
          <table:table-cell office:value-type="float" office:value="11308.224609">
            <text:p>11308,224609</text:p>
          </table:table-cell>
          <table:table-cell office:value-type="float" office:value="225.090103">
            <text:p>225,090103</text:p>
          </table:table-cell>
          <table:table-cell office:value-type="float" office:value="14752.118164">
            <text:p>14752,118164</text:p>
          </table:table-cell>
          <table:table-cell office:value-type="float" office:value="258.186218">
            <text:p>258,186218</text:p>
          </table:table-cell>
          <table:table-cell office:value-type="float" office:value="13136.4375">
            <text:p>13136,4375</text:p>
          </table:table-cell>
          <table:table-cell office:value-type="float" office:value="181.867203">
            <text:p>181,867203</text:p>
          </table:table-cell>
          <table:table-cell office:value-type="float" office:value="13029.777344">
            <text:p>13029,777344</text:p>
          </table:table-cell>
          <table:table-cell office:value-type="float" office:value="172.017166">
            <text:p>172,017166</text:p>
          </table:table-cell>
          <table:table-cell office:value-type="float" office:value="1040.518555">
            <text:p>1040,518555</text:p>
          </table:table-cell>
          <table:table-cell office:value-type="float" office:value="28.157711">
            <text:p>28,157711</text:p>
          </table:table-cell>
          <table:table-cell office:value-type="float" office:value="28.283237">
            <text:p>28,283237</text:p>
          </table:table-cell>
          <table:table-cell office:value-type="float" office:value="6.044401">
            <text:p>6,044401</text:p>
          </table:table-cell>
          <table:table-cell office:value-type="float" office:value="59.419819">
            <text:p>59,419819</text:p>
          </table:table-cell>
          <table:table-cell office:value-type="float" office:value="8.48563">
            <text:p>8,48563</text:p>
          </table:table-cell>
          <table:table-cell office:value-type="float" office:value="165.67627">
            <text:p>165,67627</text:p>
          </table:table-cell>
          <table:table-cell office:value-type="float" office:value="6.689291">
            <text:p>6,689291</text:p>
          </table:table-cell>
          <table:table-cell office:value-type="float" office:value="12640.919922">
            <text:p>12640,919922</text:p>
          </table:table-cell>
          <table:table-cell office:value-type="float" office:value="232.792664">
            <text:p>232,792664</text:p>
          </table:table-cell>
          <table:table-cell office:value-type="float" office:value="53.351421">
            <text:p>53,351421</text:p>
          </table:table-cell>
          <table:table-cell office:value-type="float" office:value="8.989799">
            <text:p>8,989799</text:p>
          </table:table-cell>
          <table:table-cell office:value-type="float" office:value="86.649147">
            <text:p>86,649147</text:p>
          </table:table-cell>
          <table:table-cell office:value-type="float" office:value="16.471985">
            <text:p>16,471985</text:p>
          </table:table-cell>
          <table:table-cell office:value-type="float" office:value="514.563293">
            <text:p>514,563293</text:p>
          </table:table-cell>
          <table:table-cell office:value-type="float" office:value="22.377197">
            <text:p>22,377197</text:p>
          </table:table-cell>
          <table:table-cell office:value-type="float" office:value="347.160736">
            <text:p>347,160736</text:p>
          </table:table-cell>
          <table:table-cell office:value-type="float" office:value="11.719025">
            <text:p>11,719025</text:p>
          </table:table-cell>
          <table:table-cell table:number-columns-repeated="2" office:value-type="float" office:value="0">
            <text:p>0</text:p>
          </table:table-cell>
          <table:table-cell office:value-type="float" office:value="90.274826">
            <text:p>90,274826</text:p>
          </table:table-cell>
          <table:table-cell office:value-type="float" office:value="11.350959">
            <text:p>11,350959</text:p>
          </table:table-cell>
          <table:table-cell office:value-type="float" office:value="60.006741">
            <text:p>60,006741</text:p>
          </table:table-cell>
          <table:table-cell office:value-type="float" office:value="11.979415">
            <text:p>11,979415</text:p>
          </table:table-cell>
          <table:table-cell table:number-columns-repeated="2" office:value-type="float" office:value="0">
            <text:p>0</text:p>
          </table:table-cell>
          <table:table-cell office:value-type="float" office:value="179.673981">
            <text:p>179,673981</text:p>
          </table:table-cell>
          <table:table-cell office:value-type="float" office:value="26.352112">
            <text:p>26,352112</text:p>
          </table:table-cell>
          <table:table-cell table:number-columns-repeated="2" office:value-type="float" office:value="0">
            <text:p>0</text:p>
          </table:table-cell>
          <table:table-cell office:value-type="float" office:value="87.264198">
            <text:p>87,264198</text:p>
          </table:table-cell>
          <table:table-cell office:value-type="float" office:value="23.890709">
            <text:p>23,890709</text:p>
          </table:table-cell>
          <table:table-cell office:value-type="float" office:value="205.459518">
            <text:p>205,459518</text:p>
          </table:table-cell>
          <table:table-cell office:value-type="float" office:value="22.734732">
            <text:p>22,734732</text:p>
          </table:table-cell>
        </table:table-row>
        <table:table-row table:style-name="ro1">
          <table:table-cell office:value-type="string">
            <text:p>AFR568 <text:s text:c="5"/></text:p>
          </table:table-cell>
          <table:table-cell office:value-type="float" office:value="7309.333008">
            <text:p>7309,333008</text:p>
          </table:table-cell>
          <table:table-cell office:value-type="float" office:value="975.508301">
            <text:p>975,508301</text:p>
          </table:table-cell>
          <table:table-cell office:value-type="float" office:value="1305.5979">
            <text:p>1305,5979</text:p>
          </table:table-cell>
          <table:table-cell office:value-type="float" office:value="478.944458">
            <text:p>478,944458</text:p>
          </table:table-cell>
          <table:table-cell office:value-type="float" office:value="1873.459961">
            <text:p>1873,459961</text:p>
          </table:table-cell>
          <table:table-cell office:value-type="float" office:value="163.028091">
            <text:p>163,028091</text:p>
          </table:table-cell>
          <table:table-cell office:value-type="float" office:value="3310.555664">
            <text:p>3310,555664</text:p>
          </table:table-cell>
          <table:table-cell office:value-type="float" office:value="106.421593">
            <text:p>106,421593</text:p>
          </table:table-cell>
          <table:table-cell office:value-type="float" office:value="325.552063">
            <text:p>325,552063</text:p>
          </table:table-cell>
          <table:table-cell office:value-type="float" office:value="35.179928">
            <text:p>35,179928</text:p>
          </table:table-cell>
          <table:table-cell office:value-type="float" office:value="14330.902344">
            <text:p>14330,902344</text:p>
          </table:table-cell>
          <table:table-cell office:value-type="float" office:value="280.938629">
            <text:p>280,938629</text:p>
          </table:table-cell>
          <table:table-cell office:value-type="float" office:value="4271.467773">
            <text:p>4271,467773</text:p>
          </table:table-cell>
          <table:table-cell office:value-type="float" office:value="83.57933">
            <text:p>83,57933</text:p>
          </table:table-cell>
          <table:table-cell office:value-type="float" office:value="11642.859375">
            <text:p>11642,859375</text:p>
          </table:table-cell>
          <table:table-cell office:value-type="float" office:value="161.692078">
            <text:p>161,692078</text:p>
          </table:table-cell>
          <table:table-cell office:value-type="float" office:value="1559.024658">
            <text:p>1559,024658</text:p>
          </table:table-cell>
          <table:table-cell office:value-type="float" office:value="25.928154">
            <text:p>25,928154</text:p>
          </table:table-cell>
          <table:table-cell office:value-type="float" office:value="110.29908">
            <text:p>110,29908</text:p>
          </table:table-cell>
          <table:table-cell office:value-type="float" office:value="7.732205">
            <text:p>7,732205</text:p>
          </table:table-cell>
          <table:table-cell office:value-type="float" office:value="28.152441">
            <text:p>28,152441</text:p>
          </table:table-cell>
          <table:table-cell office:value-type="float" office:value="5.443738">
            <text:p>5,443738</text:p>
          </table:table-cell>
          <table:table-cell office:value-type="float" office:value="33.736637">
            <text:p>33,736637</text:p>
          </table:table-cell>
          <table:table-cell office:value-type="float" office:value="8.254169">
            <text:p>8,254169</text:p>
          </table:table-cell>
          <table:table-cell office:value-type="float" office:value="46.555847">
            <text:p>46,555847</text:p>
          </table:table-cell>
          <table:table-cell office:value-type="float" office:value="5.48001">
            <text:p>5,48001</text:p>
          </table:table-cell>
          <table:table-cell office:value-type="float" office:value="1481.680664">
            <text:p>1481,680664</text:p>
          </table:table-cell>
          <table:table-cell office:value-type="float" office:value="30.554169">
            <text:p>30,554169</text:p>
          </table:table-cell>
          <table:table-cell office:value-type="float" office:value="83.791817">
            <text:p>83,791817</text:p>
          </table:table-cell>
          <table:table-cell office:value-type="float" office:value="9.13273">
            <text:p>9,13273</text:p>
          </table:table-cell>
          <table:table-cell office:value-type="float" office:value="159.488998">
            <text:p>159,488998</text:p>
          </table:table-cell>
          <table:table-cell office:value-type="float" office:value="16.855627">
            <text:p>16,855627</text:p>
          </table:table-cell>
          <table:table-cell office:value-type="float" office:value="355.045776">
            <text:p>355,045776</text:p>
          </table:table-cell>
          <table:table-cell office:value-type="float" office:value="21.494293">
            <text:p>21,494293</text:p>
          </table:table-cell>
          <table:table-cell office:value-type="float" office:value="239.045731">
            <text:p>239,045731</text:p>
          </table:table-cell>
          <table:table-cell office:value-type="float" office:value="11.158647">
            <text:p>11,158647</text:p>
          </table:table-cell>
          <table:table-cell table:number-columns-repeated="2" office:value-type="float" office:value="0">
            <text:p>0</text:p>
          </table:table-cell>
          <table:table-cell office:value-type="float" office:value="29.902693">
            <text:p>29,902693</text:p>
          </table:table-cell>
          <table:table-cell office:value-type="float" office:value="11.250527">
            <text:p>11,250527</text:p>
          </table:table-cell>
          <table:table-cell office:value-type="float" office:value="8.963386">
            <text:p>8,963386</text:p>
          </table:table-cell>
          <table:table-cell office:value-type="float" office:value="11.932935">
            <text:p>11,932935</text:p>
          </table:table-cell>
          <table:table-cell table:number-columns-repeated="2" office:value-type="float" office:value="0">
            <text:p>0</text:p>
          </table:table-cell>
          <table:table-cell office:value-type="float" office:value="59.593269">
            <text:p>59,593269</text:p>
          </table:table-cell>
          <table:table-cell office:value-type="float" office:value="23.911198">
            <text:p>23,911198</text:p>
          </table:table-cell>
          <table:table-cell table:number-columns-repeated="2" office:value-type="float" office:value="0">
            <text:p>0</text:p>
          </table:table-cell>
          <table:table-cell office:value-type="float" office:value="121.742096">
            <text:p>121,742096</text:p>
          </table:table-cell>
          <table:table-cell office:value-type="float" office:value="24.010595">
            <text:p>24,010595</text:p>
          </table:table-cell>
          <table:table-cell office:value-type="float" office:value="153.479706">
            <text:p>153,479706</text:p>
          </table:table-cell>
          <table:table-cell office:value-type="float" office:value="22.721771">
            <text:p>22,721771</text:p>
          </table:table-cell>
        </table:table-row>
        <table:table-row table:style-name="ro1">
          <table:table-cell office:value-type="string">
            <text:p>AFR569 <text:s text:c="5"/></text:p>
          </table:table-cell>
          <table:table-cell office:value-type="float" office:value="9869.757813">
            <text:p>9869,757813</text:p>
          </table:table-cell>
          <table:table-cell office:value-type="float" office:value="1152.476318">
            <text:p>1152,476318</text:p>
          </table:table-cell>
          <table:table-cell office:value-type="float" office:value="1263.114868">
            <text:p>1263,114868</text:p>
          </table:table-cell>
          <table:table-cell office:value-type="float" office:value="513.990601">
            <text:p>513,990601</text:p>
          </table:table-cell>
          <table:table-cell office:value-type="float" office:value="1685.636963">
            <text:p>1685,636963</text:p>
          </table:table-cell>
          <table:table-cell office:value-type="float" office:value="179.993439">
            <text:p>179,993439</text:p>
          </table:table-cell>
          <table:table-cell office:value-type="float" office:value="2996.347168">
            <text:p>2996,347168</text:p>
          </table:table-cell>
          <table:table-cell office:value-type="float" office:value="105.770531">
            <text:p>105,770531</text:p>
          </table:table-cell>
          <table:table-cell office:value-type="float" office:value="221.48967">
            <text:p>221,48967</text:p>
          </table:table-cell>
          <table:table-cell office:value-type="float" office:value="39.743404">
            <text:p>39,743404</text:p>
          </table:table-cell>
          <table:table-cell office:value-type="float" office:value="16504.503906">
            <text:p>16504,503906</text:p>
          </table:table-cell>
          <table:table-cell office:value-type="float" office:value="322.465424">
            <text:p>322,465424</text:p>
          </table:table-cell>
          <table:table-cell office:value-type="float" office:value="17215.669922">
            <text:p>17215,669922</text:p>
          </table:table-cell>
          <table:table-cell office:value-type="float" office:value="300.343597">
            <text:p>300,343597</text:p>
          </table:table-cell>
          <table:table-cell office:value-type="float" office:value="25832.324219">
            <text:p>25832,324219</text:p>
          </table:table-cell>
          <table:table-cell office:value-type="float" office:value="353.177185">
            <text:p>353,177185</text:p>
          </table:table-cell>
          <table:table-cell office:value-type="float" office:value="1989.932373">
            <text:p>1989,932373</text:p>
          </table:table-cell>
          <table:table-cell office:value-type="float" office:value="31.591417">
            <text:p>31,591417</text:p>
          </table:table-cell>
          <table:table-cell office:value-type="float" office:value="87.092522">
            <text:p>87,092522</text:p>
          </table:table-cell>
          <table:table-cell office:value-type="float" office:value="8.053928">
            <text:p>8,053928</text:p>
          </table:table-cell>
          <table:table-cell office:value-type="float" office:value="12.511014">
            <text:p>12,511014</text:p>
          </table:table-cell>
          <table:table-cell office:value-type="float" office:value="5.828121">
            <text:p>5,828121</text:p>
          </table:table-cell>
          <table:table-cell office:value-type="float" office:value="38.928349">
            <text:p>38,928349</text:p>
          </table:table-cell>
          <table:table-cell office:value-type="float" office:value="8.606439">
            <text:p>8,606439</text:p>
          </table:table-cell>
          <table:table-cell office:value-type="float" office:value="40.543732">
            <text:p>40,543732</text:p>
          </table:table-cell>
          <table:table-cell office:value-type="float" office:value="5.876117">
            <text:p>5,876117</text:p>
          </table:table-cell>
          <table:table-cell office:value-type="float" office:value="1234.108398">
            <text:p>1234,108398</text:p>
          </table:table-cell>
          <table:table-cell office:value-type="float" office:value="26.430557">
            <text:p>26,430557</text:p>
          </table:table-cell>
          <table:table-cell office:value-type="float" office:value="96.362785">
            <text:p>96,362785</text:p>
          </table:table-cell>
          <table:table-cell office:value-type="float" office:value="9.972182">
            <text:p>9,972182</text:p>
          </table:table-cell>
          <table:table-cell office:value-type="float" office:value="68.037254">
            <text:p>68,037254</text:p>
          </table:table-cell>
          <table:table-cell office:value-type="float" office:value="16.900507">
            <text:p>16,900507</text:p>
          </table:table-cell>
          <table:table-cell office:value-type="float" office:value="354.127869">
            <text:p>354,127869</text:p>
          </table:table-cell>
          <table:table-cell office:value-type="float" office:value="21.82403">
            <text:p>21,82403</text:p>
          </table:table-cell>
          <table:table-cell office:value-type="float" office:value="303.230927">
            <text:p>303,230927</text:p>
          </table:table-cell>
          <table:table-cell office:value-type="float" office:value="12.445927">
            <text:p>12,445927</text:p>
          </table:table-cell>
          <table:table-cell table:number-columns-repeated="2" office:value-type="float" office:value="0">
            <text:p>0</text:p>
          </table:table-cell>
          <table:table-cell office:value-type="float" office:value="46.383217">
            <text:p>46,383217</text:p>
          </table:table-cell>
          <table:table-cell office:value-type="float" office:value="12.56237">
            <text:p>12,56237</text:p>
          </table:table-cell>
          <table:table-cell office:value-type="float" office:value="10.792308">
            <text:p>10,792308</text:p>
          </table:table-cell>
          <table:table-cell office:value-type="float" office:value="13.257527">
            <text:p>13,257527</text:p>
          </table:table-cell>
          <table:table-cell table:number-columns-repeated="2" office:value-type="float" office:value="0">
            <text:p>0</text:p>
          </table:table-cell>
          <table:table-cell office:value-type="float" office:value="95.87677">
            <text:p>95,87677</text:p>
          </table:table-cell>
          <table:table-cell office:value-type="float" office:value="26.13887">
            <text:p>26,13887</text:p>
          </table:table-cell>
          <table:table-cell table:number-columns-repeated="2" office:value-type="float" office:value="0">
            <text:p>0</text:p>
          </table:table-cell>
          <table:table-cell office:value-type="float" office:value="135.02269">
            <text:p>135,02269</text:p>
          </table:table-cell>
          <table:table-cell office:value-type="float" office:value="26.382235">
            <text:p>26,382235</text:p>
          </table:table-cell>
          <table:table-cell office:value-type="float" office:value="229.663773">
            <text:p>229,663773</text:p>
          </table:table-cell>
          <table:table-cell office:value-type="float" office:value="25.102816">
            <text:p>25,102816</text:p>
          </table:table-cell>
        </table:table-row>
        <table:table-row table:style-name="ro1">
          <table:table-cell office:value-type="string">
            <text:p>AFR570 <text:s text:c="5"/></text:p>
          </table:table-cell>
          <table:table-cell office:value-type="float" office:value="14910.558594">
            <text:p>14910,558594</text:p>
          </table:table-cell>
          <table:table-cell office:value-type="float" office:value="1369.007202">
            <text:p>1369,007202</text:p>
          </table:table-cell>
          <table:table-cell office:value-type="float" office:value="2158.888672">
            <text:p>2158,888672</text:p>
          </table:table-cell>
          <table:table-cell office:value-type="float" office:value="502.850769">
            <text:p>502,850769</text:p>
          </table:table-cell>
          <table:table-cell office:value-type="float" office:value="2961.518066">
            <text:p>2961,518066</text:p>
          </table:table-cell>
          <table:table-cell office:value-type="float" office:value="184.007843">
            <text:p>184,007843</text:p>
          </table:table-cell>
          <table:table-cell office:value-type="float" office:value="5623.60498">
            <text:p>5623,60498</text:p>
          </table:table-cell>
          <table:table-cell office:value-type="float" office:value="149.753952">
            <text:p>149,753952</text:p>
          </table:table-cell>
          <table:table-cell office:value-type="float" office:value="386.435944">
            <text:p>386,435944</text:p>
          </table:table-cell>
          <table:table-cell office:value-type="float" office:value="37.656406">
            <text:p>37,656406</text:p>
          </table:table-cell>
          <table:table-cell office:value-type="float" office:value="18285.220703">
            <text:p>18285,220703</text:p>
          </table:table-cell>
          <table:table-cell office:value-type="float" office:value="355.467987">
            <text:p>355,467987</text:p>
          </table:table-cell>
          <table:table-cell office:value-type="float" office:value="6455.949219">
            <text:p>6455,949219</text:p>
          </table:table-cell>
          <table:table-cell office:value-type="float" office:value="120.06295">
            <text:p>120,06295</text:p>
          </table:table-cell>
          <table:table-cell office:value-type="float" office:value="11515.710938">
            <text:p>11515,710938</text:p>
          </table:table-cell>
          <table:table-cell office:value-type="float" office:value="160.002609">
            <text:p>160,002609</text:p>
          </table:table-cell>
          <table:table-cell office:value-type="float" office:value="2492.143555">
            <text:p>2492,143555</text:p>
          </table:table-cell>
          <table:table-cell office:value-type="float" office:value="37.065067">
            <text:p>37,065067</text:p>
          </table:table-cell>
          <table:table-cell office:value-type="float" office:value="181.817886">
            <text:p>181,817886</text:p>
          </table:table-cell>
          <table:table-cell office:value-type="float" office:value="8.831057">
            <text:p>8,831057</text:p>
          </table:table-cell>
          <table:table-cell office:value-type="float" office:value="13.854909">
            <text:p>13,854909</text:p>
          </table:table-cell>
          <table:table-cell office:value-type="float" office:value="5.445583">
            <text:p>5,445583</text:p>
          </table:table-cell>
          <table:table-cell office:value-type="float" office:value="44.495636">
            <text:p>44,495636</text:p>
          </table:table-cell>
          <table:table-cell office:value-type="float" office:value="8.356177">
            <text:p>8,356177</text:p>
          </table:table-cell>
          <table:table-cell office:value-type="float" office:value="96.294365">
            <text:p>96,294365</text:p>
          </table:table-cell>
          <table:table-cell office:value-type="float" office:value="5.838199">
            <text:p>5,838199</text:p>
          </table:table-cell>
          <table:table-cell office:value-type="float" office:value="2911.80127">
            <text:p>2911,80127</text:p>
          </table:table-cell>
          <table:table-cell office:value-type="float" office:value="55.8494">
            <text:p>55,8494</text:p>
          </table:table-cell>
          <table:table-cell office:value-type="float" office:value="73.692772">
            <text:p>73,692772</text:p>
          </table:table-cell>
          <table:table-cell office:value-type="float" office:value="9.006104">
            <text:p>9,006104</text:p>
          </table:table-cell>
          <table:table-cell office:value-type="float" office:value="225.870956">
            <text:p>225,870956</text:p>
          </table:table-cell>
          <table:table-cell office:value-type="float" office:value="17.293589">
            <text:p>17,293589</text:p>
          </table:table-cell>
          <table:table-cell office:value-type="float" office:value="666.577576">
            <text:p>666,577576</text:p>
          </table:table-cell>
          <table:table-cell office:value-type="float" office:value="23.494967">
            <text:p>23,494967</text:p>
          </table:table-cell>
          <table:table-cell office:value-type="float" office:value="515.265808">
            <text:p>515,265808</text:p>
          </table:table-cell>
          <table:table-cell office:value-type="float" office:value="13.495217">
            <text:p>13,495217</text:p>
          </table:table-cell>
          <table:table-cell table:number-columns-repeated="2" office:value-type="float" office:value="0">
            <text:p>0</text:p>
          </table:table-cell>
          <table:table-cell office:value-type="float" office:value="45.407005">
            <text:p>45,407005</text:p>
          </table:table-cell>
          <table:table-cell office:value-type="float" office:value="11.324215">
            <text:p>11,324215</text:p>
          </table:table-cell>
          <table:table-cell office:value-type="float" office:value="23.54952">
            <text:p>23,54952</text:p>
          </table:table-cell>
          <table:table-cell office:value-type="float" office:value="11.916042">
            <text:p>11,916042</text:p>
          </table:table-cell>
          <table:table-cell table:number-columns-repeated="2" office:value-type="float" office:value="0">
            <text:p>0</text:p>
          </table:table-cell>
          <table:table-cell office:value-type="float" office:value="69.77317">
            <text:p>69,77317</text:p>
          </table:table-cell>
          <table:table-cell office:value-type="float" office:value="24.357231">
            <text:p>24,357231</text:p>
          </table:table-cell>
          <table:table-cell table:number-columns-repeated="2" office:value-type="float" office:value="0">
            <text:p>0</text:p>
          </table:table-cell>
          <table:table-cell office:value-type="float" office:value="101.666664">
            <text:p>101,666664</text:p>
          </table:table-cell>
          <table:table-cell office:value-type="float" office:value="24.325954">
            <text:p>24,325954</text:p>
          </table:table-cell>
          <table:table-cell office:value-type="float" office:value="293.780792">
            <text:p>293,780792</text:p>
          </table:table-cell>
          <table:table-cell office:value-type="float" office:value="23.295004">
            <text:p>23,295004</text:p>
          </table:table-cell>
        </table:table-row>
        <table:table-row table:style-name="ro1">
          <table:table-cell office:value-type="string">
            <text:p>AFR571 <text:s text:c="5"/></text:p>
          </table:table-cell>
          <table:table-cell office:value-type="float" office:value="12608.762695">
            <text:p>12608,762695</text:p>
          </table:table-cell>
          <table:table-cell office:value-type="float" office:value="1298.414429">
            <text:p>1298,414429</text:p>
          </table:table-cell>
          <table:table-cell office:value-type="float" office:value="1960.145508">
            <text:p>1960,145508</text:p>
          </table:table-cell>
          <table:table-cell office:value-type="float" office:value="514.833496">
            <text:p>514,833496</text:p>
          </table:table-cell>
          <table:table-cell office:value-type="float" office:value="6312.737793">
            <text:p>6312,737793</text:p>
          </table:table-cell>
          <table:table-cell office:value-type="float" office:value="239.917526">
            <text:p>239,917526</text:p>
          </table:table-cell>
          <table:table-cell office:value-type="float" office:value="13702.47168">
            <text:p>13702,47168</text:p>
          </table:table-cell>
          <table:table-cell office:value-type="float" office:value="314.625854">
            <text:p>314,625854</text:p>
          </table:table-cell>
          <table:table-cell office:value-type="float" office:value="462.866943">
            <text:p>462,866943</text:p>
          </table:table-cell>
          <table:table-cell office:value-type="float" office:value="40.657677">
            <text:p>40,657677</text:p>
          </table:table-cell>
          <table:table-cell office:value-type="float" office:value="14809.109375">
            <text:p>14809,109375</text:p>
          </table:table-cell>
          <table:table-cell office:value-type="float" office:value="290.44812">
            <text:p>290,44812</text:p>
          </table:table-cell>
          <table:table-cell office:value-type="float" office:value="10133.271484">
            <text:p>10133,271484</text:p>
          </table:table-cell>
          <table:table-cell office:value-type="float" office:value="181.194794">
            <text:p>181,194794</text:p>
          </table:table-cell>
          <table:table-cell office:value-type="float" office:value="12567.853516">
            <text:p>12567,853516</text:p>
          </table:table-cell>
          <table:table-cell office:value-type="float" office:value="174.232437">
            <text:p>174,232437</text:p>
          </table:table-cell>
          <table:table-cell office:value-type="float" office:value="5822.79834">
            <text:p>5822,79834</text:p>
          </table:table-cell>
          <table:table-cell office:value-type="float" office:value="79.151863">
            <text:p>79,151863</text:p>
          </table:table-cell>
          <table:table-cell office:value-type="float" office:value="483.642242">
            <text:p>483,642242</text:p>
          </table:table-cell>
          <table:table-cell office:value-type="float" office:value="15.163381">
            <text:p>15,163381</text:p>
          </table:table-cell>
          <table:table-cell office:value-type="float" office:value="23.574701">
            <text:p>23,574701</text:p>
          </table:table-cell>
          <table:table-cell office:value-type="float" office:value="6.005564">
            <text:p>6,005564</text:p>
          </table:table-cell>
          <table:table-cell office:value-type="float" office:value="35.925415">
            <text:p>35,925415</text:p>
          </table:table-cell>
          <table:table-cell office:value-type="float" office:value="8.550506">
            <text:p>8,550506</text:p>
          </table:table-cell>
          <table:table-cell office:value-type="float" office:value="139.210266">
            <text:p>139,210266</text:p>
          </table:table-cell>
          <table:table-cell office:value-type="float" office:value="6.614262">
            <text:p>6,614262</text:p>
          </table:table-cell>
          <table:table-cell office:value-type="float" office:value="7103.748535">
            <text:p>7103,748535</text:p>
          </table:table-cell>
          <table:table-cell office:value-type="float" office:value="131.89212">
            <text:p>131,89212</text:p>
          </table:table-cell>
          <table:table-cell office:value-type="float" office:value="80.149033">
            <text:p>80,149033</text:p>
          </table:table-cell>
          <table:table-cell office:value-type="float" office:value="9.675283">
            <text:p>9,675283</text:p>
          </table:table-cell>
          <table:table-cell office:value-type="float" office:value="109.765968">
            <text:p>109,765968</text:p>
          </table:table-cell>
          <table:table-cell office:value-type="float" office:value="16.944908">
            <text:p>16,944908</text:p>
          </table:table-cell>
          <table:table-cell office:value-type="float" office:value="552.728027">
            <text:p>552,728027</text:p>
          </table:table-cell>
          <table:table-cell office:value-type="float" office:value="22.894384">
            <text:p>22,894384</text:p>
          </table:table-cell>
          <table:table-cell office:value-type="float" office:value="764.430176">
            <text:p>764,430176</text:p>
          </table:table-cell>
          <table:table-cell office:value-type="float" office:value="16.876701">
            <text:p>16,876701</text:p>
          </table:table-cell>
          <table:table-cell table:number-columns-repeated="2" office:value-type="float" office:value="0">
            <text:p>0</text:p>
          </table:table-cell>
          <table:table-cell office:value-type="float" office:value="56.098228">
            <text:p>56,098228</text:p>
          </table:table-cell>
          <table:table-cell office:value-type="float" office:value="12.141841">
            <text:p>12,141841</text:p>
          </table:table-cell>
          <table:table-cell office:value-type="float" office:value="46.12064">
            <text:p>46,12064</text:p>
          </table:table-cell>
          <table:table-cell office:value-type="float" office:value="12.862348">
            <text:p>12,862348</text:p>
          </table:table-cell>
          <table:table-cell table:number-columns-repeated="2" office:value-type="float" office:value="0">
            <text:p>0</text:p>
          </table:table-cell>
          <table:table-cell office:value-type="float" office:value="128.787643">
            <text:p>128,787643</text:p>
          </table:table-cell>
          <table:table-cell office:value-type="float" office:value="26.488356">
            <text:p>26,488356</text:p>
          </table:table-cell>
          <table:table-cell table:number-columns-repeated="2" office:value-type="float" office:value="0">
            <text:p>0</text:p>
          </table:table-cell>
          <table:table-cell office:value-type="float" office:value="123.001976">
            <text:p>123,001976</text:p>
          </table:table-cell>
          <table:table-cell office:value-type="float" office:value="26.001333">
            <text:p>26,001333</text:p>
          </table:table-cell>
          <table:table-cell office:value-type="float" office:value="206.425064">
            <text:p>206,425064</text:p>
          </table:table-cell>
          <table:table-cell office:value-type="float" office:value="24.336224">
            <text:p>24,336224</text:p>
          </table:table-cell>
        </table:table-row>
        <table:table-row table:style-name="ro1">
          <table:table-cell office:value-type="string">
            <text:p>AFR572 <text:s text:c="5"/></text:p>
          </table:table-cell>
          <table:table-cell office:value-type="float" office:value="8017.949707">
            <text:p>8017,949707</text:p>
          </table:table-cell>
          <table:table-cell office:value-type="float" office:value="1095.522217">
            <text:p>1095,522217</text:p>
          </table:table-cell>
          <table:table-cell office:value-type="float" office:value="1505.230591">
            <text:p>1505,230591</text:p>
          </table:table-cell>
          <table:table-cell office:value-type="float" office:value="525.566284">
            <text:p>525,566284</text:p>
          </table:table-cell>
          <table:table-cell office:value-type="float" office:value="11716.555664">
            <text:p>11716,555664</text:p>
          </table:table-cell>
          <table:table-cell office:value-type="float" office:value="332.341187">
            <text:p>332,341187</text:p>
          </table:table-cell>
          <table:table-cell office:value-type="float" office:value="25641.298828">
            <text:p>25641,298828</text:p>
          </table:table-cell>
          <table:table-cell office:value-type="float" office:value="565.54834">
            <text:p>565,54834</text:p>
          </table:table-cell>
          <table:table-cell office:value-type="float" office:value="494.015015">
            <text:p>494,015015</text:p>
          </table:table-cell>
          <table:table-cell office:value-type="float" office:value="42.111889">
            <text:p>42,111889</text:p>
          </table:table-cell>
          <table:table-cell office:value-type="float" office:value="11605.00293">
            <text:p>11605,00293</text:p>
          </table:table-cell>
          <table:table-cell office:value-type="float" office:value="230.518677">
            <text:p>230,518677</text:p>
          </table:table-cell>
          <table:table-cell office:value-type="float" office:value="12988.897461">
            <text:p>12988,897461</text:p>
          </table:table-cell>
          <table:table-cell office:value-type="float" office:value="228.702972">
            <text:p>228,702972</text:p>
          </table:table-cell>
          <table:table-cell office:value-type="float" office:value="13131.438477">
            <text:p>13131,438477</text:p>
          </table:table-cell>
          <table:table-cell office:value-type="float" office:value="181.85199">
            <text:p>181,85199</text:p>
          </table:table-cell>
          <table:table-cell office:value-type="float" office:value="11764.736328">
            <text:p>11764,736328</text:p>
          </table:table-cell>
          <table:table-cell office:value-type="float" office:value="155.674973">
            <text:p>155,674973</text:p>
          </table:table-cell>
          <table:table-cell office:value-type="float" office:value="939.385864">
            <text:p>939,385864</text:p>
          </table:table-cell>
          <table:table-cell office:value-type="float" office:value="25.778734">
            <text:p>25,778734</text:p>
          </table:table-cell>
          <table:table-cell office:value-type="float" office:value="24.631721">
            <text:p>24,631721</text:p>
          </table:table-cell>
          <table:table-cell office:value-type="float" office:value="6.230605">
            <text:p>6,230605</text:p>
          </table:table-cell>
          <table:table-cell office:value-type="float" office:value="65.320747">
            <text:p>65,320747</text:p>
          </table:table-cell>
          <table:table-cell office:value-type="float" office:value="8.643639">
            <text:p>8,643639</text:p>
          </table:table-cell>
          <table:table-cell office:value-type="float" office:value="164.645432">
            <text:p>164,645432</text:p>
          </table:table-cell>
          <table:table-cell office:value-type="float" office:value="6.909288">
            <text:p>6,909288</text:p>
          </table:table-cell>
          <table:table-cell office:value-type="float" office:value="11015.818359">
            <text:p>11015,818359</text:p>
          </table:table-cell>
          <table:table-cell office:value-type="float" office:value="203.171005">
            <text:p>203,171005</text:p>
          </table:table-cell>
          <table:table-cell office:value-type="float" office:value="63.997326">
            <text:p>63,997326</text:p>
          </table:table-cell>
          <table:table-cell office:value-type="float" office:value="9.556253">
            <text:p>9,556253</text:p>
          </table:table-cell>
          <table:table-cell office:value-type="float" office:value="114.785278">
            <text:p>114,785278</text:p>
          </table:table-cell>
          <table:table-cell office:value-type="float" office:value="16.908098">
            <text:p>16,908098</text:p>
          </table:table-cell>
          <table:table-cell office:value-type="float" office:value="493.865753">
            <text:p>493,865753</text:p>
          </table:table-cell>
          <table:table-cell office:value-type="float" office:value="22.433327">
            <text:p>22,433327</text:p>
          </table:table-cell>
          <table:table-cell office:value-type="float" office:value="352.97287">
            <text:p>352,97287</text:p>
          </table:table-cell>
          <table:table-cell office:value-type="float" office:value="12.344706">
            <text:p>12,344706</text:p>
          </table:table-cell>
          <table:table-cell table:number-columns-repeated="2" office:value-type="float" office:value="0">
            <text:p>0</text:p>
          </table:table-cell>
          <table:table-cell office:value-type="float" office:value="85.441513">
            <text:p>85,441513</text:p>
          </table:table-cell>
          <table:table-cell office:value-type="float" office:value="12.070495">
            <text:p>12,070495</text:p>
          </table:table-cell>
          <table:table-cell office:value-type="float" office:value="51.287563">
            <text:p>51,287563</text:p>
          </table:table-cell>
          <table:table-cell office:value-type="float" office:value="12.78238">
            <text:p>12,78238</text:p>
          </table:table-cell>
          <table:table-cell table:number-columns-repeated="2" office:value-type="float" office:value="0">
            <text:p>0</text:p>
          </table:table-cell>
          <table:table-cell office:value-type="float" office:value="161.893219">
            <text:p>161,893219</text:p>
          </table:table-cell>
          <table:table-cell office:value-type="float" office:value="27.111996">
            <text:p>27,111996</text:p>
          </table:table-cell>
          <table:table-cell table:number-columns-repeated="2" office:value-type="float" office:value="0">
            <text:p>0</text:p>
          </table:table-cell>
          <table:table-cell office:value-type="float" office:value="123.108658">
            <text:p>123,108658</text:p>
          </table:table-cell>
          <table:table-cell office:value-type="float" office:value="25.101563">
            <text:p>25,101563</text:p>
          </table:table-cell>
          <table:table-cell office:value-type="float" office:value="231.376999">
            <text:p>231,376999</text:p>
          </table:table-cell>
          <table:table-cell office:value-type="float" office:value="23.990097">
            <text:p>23,990097</text:p>
          </table:table-cell>
        </table:table-row>
        <table:table-row table:style-name="ro1">
          <table:table-cell office:value-type="string">
            <text:p>AFR573 <text:s text:c="5"/></text:p>
          </table:table-cell>
          <table:table-cell office:value-type="float" office:value="15164.951172">
            <text:p>15164,951172</text:p>
          </table:table-cell>
          <table:table-cell office:value-type="float" office:value="1448.135132">
            <text:p>1448,135132</text:p>
          </table:table-cell>
          <table:table-cell office:value-type="float" office:value="2700.722656">
            <text:p>2700,722656</text:p>
          </table:table-cell>
          <table:table-cell office:value-type="float" office:value="560.493896">
            <text:p>560,493896</text:p>
          </table:table-cell>
          <table:table-cell office:value-type="float" office:value="5127.291504">
            <text:p>5127,291504</text:p>
          </table:table-cell>
          <table:table-cell office:value-type="float" office:value="227.117645">
            <text:p>227,117645</text:p>
          </table:table-cell>
          <table:table-cell office:value-type="float" office:value="12492.118164">
            <text:p>12492,118164</text:p>
          </table:table-cell>
          <table:table-cell office:value-type="float" office:value="291.046661">
            <text:p>291,046661</text:p>
          </table:table-cell>
          <table:table-cell office:value-type="float" office:value="327.88504">
            <text:p>327,88504</text:p>
          </table:table-cell>
          <table:table-cell office:value-type="float" office:value="43.686871">
            <text:p>43,686871</text:p>
          </table:table-cell>
          <table:table-cell office:value-type="float" office:value="12016.923828">
            <text:p>12016,923828</text:p>
          </table:table-cell>
          <table:table-cell office:value-type="float" office:value="239.196503">
            <text:p>239,196503</text:p>
          </table:table-cell>
          <table:table-cell office:value-type="float" office:value="31105.634766">
            <text:p>31105,634766</text:p>
          </table:table-cell>
          <table:table-cell office:value-type="float" office:value="533.989075">
            <text:p>533,989075</text:p>
          </table:table-cell>
          <table:table-cell office:value-type="float" office:value="19565.714844">
            <text:p>19565,714844</text:p>
          </table:table-cell>
          <table:table-cell office:value-type="float" office:value="268.590179">
            <text:p>268,590179</text:p>
          </table:table-cell>
          <table:table-cell office:value-type="float" office:value="9395.334961">
            <text:p>9395,334961</text:p>
          </table:table-cell>
          <table:table-cell office:value-type="float" office:value="125.20108">
            <text:p>125,20108</text:p>
          </table:table-cell>
          <table:table-cell office:value-type="float" office:value="447.048889">
            <text:p>447,048889</text:p>
          </table:table-cell>
          <table:table-cell office:value-type="float" office:value="14.404945">
            <text:p>14,404945</text:p>
          </table:table-cell>
          <table:table-cell office:value-type="float" office:value="11.295111">
            <text:p>11,295111</text:p>
          </table:table-cell>
          <table:table-cell office:value-type="float" office:value="5.955184">
            <text:p>5,955184</text:p>
          </table:table-cell>
          <table:table-cell office:value-type="float" office:value="41.575539">
            <text:p>41,575539</text:p>
          </table:table-cell>
          <table:table-cell office:value-type="float" office:value="8.540947">
            <text:p>8,540947</text:p>
          </table:table-cell>
          <table:table-cell office:value-type="float" office:value="102.161583">
            <text:p>102,161583</text:p>
          </table:table-cell>
          <table:table-cell office:value-type="float" office:value="6.329346">
            <text:p>6,329346</text:p>
          </table:table-cell>
          <table:table-cell office:value-type="float" office:value="4497.427734">
            <text:p>4497,427734</text:p>
          </table:table-cell>
          <table:table-cell office:value-type="float" office:value="84.551361">
            <text:p>84,551361</text:p>
          </table:table-cell>
          <table:table-cell office:value-type="float" office:value="76.777687">
            <text:p>76,777687</text:p>
          </table:table-cell>
          <table:table-cell office:value-type="float" office:value="9.817468">
            <text:p>9,817468</text:p>
          </table:table-cell>
          <table:table-cell office:value-type="float" office:value="125.029976">
            <text:p>125,029976</text:p>
          </table:table-cell>
          <table:table-cell office:value-type="float" office:value="16.984364">
            <text:p>16,984364</text:p>
          </table:table-cell>
          <table:table-cell office:value-type="float" office:value="563.277588">
            <text:p>563,277588</text:p>
          </table:table-cell>
          <table:table-cell office:value-type="float" office:value="23.064505">
            <text:p>23,064505</text:p>
          </table:table-cell>
          <table:table-cell office:value-type="float" office:value="263.200806">
            <text:p>263,200806</text:p>
          </table:table-cell>
          <table:table-cell office:value-type="float" office:value="11.974932">
            <text:p>11,974932</text:p>
          </table:table-cell>
          <table:table-cell table:number-columns-repeated="2" office:value-type="float" office:value="0">
            <text:p>0</text:p>
          </table:table-cell>
          <table:table-cell office:value-type="float" office:value="76.698532">
            <text:p>76,698532</text:p>
          </table:table-cell>
          <table:table-cell office:value-type="float" office:value="12.220998">
            <text:p>12,220998</text:p>
          </table:table-cell>
          <table:table-cell office:value-type="float" office:value="30.881252">
            <text:p>30,881252</text:p>
          </table:table-cell>
          <table:table-cell office:value-type="float" office:value="12.889326">
            <text:p>12,889326</text:p>
          </table:table-cell>
          <table:table-cell table:number-columns-repeated="2" office:value-type="float" office:value="0">
            <text:p>0</text:p>
          </table:table-cell>
          <table:table-cell office:value-type="float" office:value="105.690163">
            <text:p>105,690163</text:p>
          </table:table-cell>
          <table:table-cell office:value-type="float" office:value="26.636332">
            <text:p>26,636332</text:p>
          </table:table-cell>
          <table:table-cell table:number-columns-repeated="2" office:value-type="float" office:value="0">
            <text:p>0</text:p>
          </table:table-cell>
          <table:table-cell office:value-type="float" office:value="105.449852">
            <text:p>105,449852</text:p>
          </table:table-cell>
          <table:table-cell office:value-type="float" office:value="25.766727">
            <text:p>25,766727</text:p>
          </table:table-cell>
          <table:table-cell office:value-type="float" office:value="392.266113">
            <text:p>392,266113</text:p>
          </table:table-cell>
          <table:table-cell office:value-type="float" office:value="26.00102">
            <text:p>26,00102</text:p>
          </table:table-cell>
        </table:table-row>
        <table:table-row table:style-name="ro1">
          <table:table-cell office:value-type="string">
            <text:p>AFR609 <text:s text:c="5"/></text:p>
          </table:table-cell>
          <table:table-cell office:value-type="float" office:value="31663.5">
            <text:p>31663,5</text:p>
          </table:table-cell>
          <table:table-cell office:value-type="float" office:value="2375.677734">
            <text:p>2375,677734</text:p>
          </table:table-cell>
          <table:table-cell office:value-type="float" office:value="4483.530273">
            <text:p>4483,530273</text:p>
          </table:table-cell>
          <table:table-cell office:value-type="float" office:value="595.910217">
            <text:p>595,910217</text:p>
          </table:table-cell>
          <table:table-cell office:value-type="float" office:value="5872.391602">
            <text:p>5872,391602</text:p>
          </table:table-cell>
          <table:table-cell office:value-type="float" office:value="246.853531">
            <text:p>246,853531</text:p>
          </table:table-cell>
          <table:table-cell office:value-type="float" office:value="15111.558594">
            <text:p>15111,558594</text:p>
          </table:table-cell>
          <table:table-cell office:value-type="float" office:value="346.268219">
            <text:p>346,268219</text:p>
          </table:table-cell>
          <table:table-cell office:value-type="float" office:value="324.204681">
            <text:p>324,204681</text:p>
          </table:table-cell>
          <table:table-cell office:value-type="float" office:value="47.646748">
            <text:p>47,646748</text:p>
          </table:table-cell>
          <table:table-cell office:value-type="float" office:value="17730.291016">
            <text:p>17730,291016</text:p>
          </table:table-cell>
          <table:table-cell office:value-type="float" office:value="346.458374">
            <text:p>346,458374</text:p>
          </table:table-cell>
          <table:table-cell office:value-type="float" office:value="52554.960938">
            <text:p>52554,960938</text:p>
          </table:table-cell>
          <table:table-cell office:value-type="float" office:value="895.51062">
            <text:p>895,51062</text:p>
          </table:table-cell>
          <table:table-cell office:value-type="float" office:value="26466.021484">
            <text:p>26466,021484</text:p>
          </table:table-cell>
          <table:table-cell office:value-type="float" office:value="361.691956">
            <text:p>361,691956</text:p>
          </table:table-cell>
          <table:table-cell office:value-type="float" office:value="10740.500977">
            <text:p>10740,500977</text:p>
          </table:table-cell>
          <table:table-cell office:value-type="float" office:value="142.629333">
            <text:p>142,629333</text:p>
          </table:table-cell>
          <table:table-cell office:value-type="float" office:value="534.376282">
            <text:p>534,376282</text:p>
          </table:table-cell>
          <table:table-cell office:value-type="float" office:value="16.399126">
            <text:p>16,399126</text:p>
          </table:table-cell>
          <table:table-cell office:value-type="float" office:value="22.238249">
            <text:p>22,238249</text:p>
          </table:table-cell>
          <table:table-cell office:value-type="float" office:value="6.125297">
            <text:p>6,125297</text:p>
          </table:table-cell>
          <table:table-cell office:value-type="float" office:value="37.836727">
            <text:p>37,836727</text:p>
          </table:table-cell>
          <table:table-cell office:value-type="float" office:value="8.568422">
            <text:p>8,568422</text:p>
          </table:table-cell>
          <table:table-cell office:value-type="float" office:value="113.249443">
            <text:p>113,249443</text:p>
          </table:table-cell>
          <table:table-cell office:value-type="float" office:value="6.472329">
            <text:p>6,472329</text:p>
          </table:table-cell>
          <table:table-cell office:value-type="float" office:value="5875.414063">
            <text:p>5875,414063</text:p>
          </table:table-cell>
          <table:table-cell office:value-type="float" office:value="109.550133">
            <text:p>109,550133</text:p>
          </table:table-cell>
          <table:table-cell office:value-type="float" office:value="70.344025">
            <text:p>70,344025</text:p>
          </table:table-cell>
          <table:table-cell office:value-type="float" office:value="9.862513">
            <text:p>9,862513</text:p>
          </table:table-cell>
          <table:table-cell office:value-type="float" office:value="93.507195">
            <text:p>93,507195</text:p>
          </table:table-cell>
          <table:table-cell office:value-type="float" office:value="16.844975">
            <text:p>16,844975</text:p>
          </table:table-cell>
          <table:table-cell office:value-type="float" office:value="489.796326">
            <text:p>489,796326</text:p>
          </table:table-cell>
          <table:table-cell office:value-type="float" office:value="22.574501">
            <text:p>22,574501</text:p>
          </table:table-cell>
          <table:table-cell office:value-type="float" office:value="356.233978">
            <text:p>356,233978</text:p>
          </table:table-cell>
          <table:table-cell office:value-type="float" office:value="12.762506">
            <text:p>12,762506</text:p>
          </table:table-cell>
          <table:table-cell table:number-columns-repeated="2" office:value-type="float" office:value="0">
            <text:p>0</text:p>
          </table:table-cell>
          <table:table-cell office:value-type="float" office:value="116.93425">
            <text:p>116,93425</text:p>
          </table:table-cell>
          <table:table-cell office:value-type="float" office:value="12.461638">
            <text:p>12,461638</text:p>
          </table:table-cell>
          <table:table-cell office:value-type="float" office:value="33.755291">
            <text:p>33,755291</text:p>
          </table:table-cell>
          <table:table-cell office:value-type="float" office:value="12.950781">
            <text:p>12,950781</text:p>
          </table:table-cell>
          <table:table-cell table:number-columns-repeated="2" office:value-type="float" office:value="0">
            <text:p>0</text:p>
          </table:table-cell>
          <table:table-cell office:value-type="float" office:value="141.214615">
            <text:p>141,214615</text:p>
          </table:table-cell>
          <table:table-cell office:value-type="float" office:value="26.767168">
            <text:p>26,76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10.725014">
            <text:p>110,725014</text:p>
          </table:table-cell>
          <table:table-cell office:value-type="float" office:value="25.886677">
            <text:p>25,886677</text:p>
          </table:table-cell>
          <table:table-cell office:value-type="float" office:value="231.186752">
            <text:p>231,186752</text:p>
          </table:table-cell>
          <table:table-cell office:value-type="float" office:value="24.959841">
            <text:p>24,959841</text:p>
          </table:table-cell>
        </table:table-row>
        <table:table-row table:style-name="ro1">
          <table:table-cell office:value-type="string">
            <text:p>AFR610 <text:s text:c="5"/></text:p>
          </table:table-cell>
          <table:table-cell office:value-type="float" office:value="17056.378906">
            <text:p>17056,378906</text:p>
          </table:table-cell>
          <table:table-cell office:value-type="float" office:value="1523.066406">
            <text:p>1523,066406</text:p>
          </table:table-cell>
          <table:table-cell office:value-type="float" office:value="2865.602051">
            <text:p>2865,602051</text:p>
          </table:table-cell>
          <table:table-cell office:value-type="float" office:value="535.170654">
            <text:p>535,170654</text:p>
          </table:table-cell>
          <table:table-cell office:value-type="float" office:value="5549.945313">
            <text:p>5549,945313</text:p>
          </table:table-cell>
          <table:table-cell office:value-type="float" office:value="224.212296">
            <text:p>224,212296</text:p>
          </table:table-cell>
          <table:table-cell office:value-type="float" office:value="13199.828125">
            <text:p>13199,828125</text:p>
          </table:table-cell>
          <table:table-cell office:value-type="float" office:value="304.49881">
            <text:p>304,49881</text:p>
          </table:table-cell>
          <table:table-cell office:value-type="float" office:value="254.878235">
            <text:p>254,878235</text:p>
          </table:table-cell>
          <table:table-cell office:value-type="float" office:value="39.537247">
            <text:p>39,537247</text:p>
          </table:table-cell>
          <table:table-cell office:value-type="float" office:value="14152.137695">
            <text:p>14152,137695</text:p>
          </table:table-cell>
          <table:table-cell office:value-type="float" office:value="278.223969">
            <text:p>278,223969</text:p>
          </table:table-cell>
          <table:table-cell office:value-type="float" office:value="20891.333984">
            <text:p>20891,333984</text:p>
          </table:table-cell>
          <table:table-cell office:value-type="float" office:value="361.807343">
            <text:p>361,807343</text:p>
          </table:table-cell>
          <table:table-cell office:value-type="float" office:value="11766.393555">
            <text:p>11766,393555</text:p>
          </table:table-cell>
          <table:table-cell office:value-type="float" office:value="163.362381">
            <text:p>163,362381</text:p>
          </table:table-cell>
          <table:table-cell office:value-type="float" office:value="6489.58252">
            <text:p>6489,58252</text:p>
          </table:table-cell>
          <table:table-cell office:value-type="float" office:value="87.680794">
            <text:p>87,680794</text:p>
          </table:table-cell>
          <table:table-cell office:value-type="float" office:value="435.446503">
            <text:p>435,446503</text:p>
          </table:table-cell>
          <table:table-cell office:value-type="float" office:value="14.060589">
            <text:p>14,060589</text:p>
          </table:table-cell>
          <table:table-cell office:value-type="float" office:value="22.645807">
            <text:p>22,645807</text:p>
          </table:table-cell>
          <table:table-cell office:value-type="float" office:value="5.876539">
            <text:p>5,876539</text:p>
          </table:table-cell>
          <table:table-cell office:value-type="float" office:value="56.223492">
            <text:p>56,223492</text:p>
          </table:table-cell>
          <table:table-cell office:value-type="float" office:value="8.511212">
            <text:p>8,511212</text:p>
          </table:table-cell>
          <table:table-cell office:value-type="float" office:value="102.579758">
            <text:p>102,579758</text:p>
          </table:table-cell>
          <table:table-cell office:value-type="float" office:value="6.179541">
            <text:p>6,179541</text:p>
          </table:table-cell>
          <table:table-cell office:value-type="float" office:value="5600.777832">
            <text:p>5600,777832</text:p>
          </table:table-cell>
          <table:table-cell office:value-type="float" office:value="104.549065">
            <text:p>104,549065</text:p>
          </table:table-cell>
          <table:table-cell office:value-type="float" office:value="72.672523">
            <text:p>72,672523</text:p>
          </table:table-cell>
          <table:table-cell office:value-type="float" office:value="9.555833">
            <text:p>9,555833</text:p>
          </table:table-cell>
          <table:table-cell office:value-type="float" office:value="163.338623">
            <text:p>163,338623</text:p>
          </table:table-cell>
          <table:table-cell office:value-type="float" office:value="17.041151">
            <text:p>17,041151</text:p>
          </table:table-cell>
          <table:table-cell office:value-type="float" office:value="397.416992">
            <text:p>397,416992</text:p>
          </table:table-cell>
          <table:table-cell office:value-type="float" office:value="21.879459">
            <text:p>21,879459</text:p>
          </table:table-cell>
          <table:table-cell office:value-type="float" office:value="244.812927">
            <text:p>244,812927</text:p>
          </table:table-cell>
          <table:table-cell office:value-type="float" office:value="11.52139">
            <text:p>11,52139</text:p>
          </table:table-cell>
          <table:table-cell table:number-columns-repeated="2" office:value-type="float" office:value="0">
            <text:p>0</text:p>
          </table:table-cell>
          <table:table-cell office:value-type="float" office:value="62.252125">
            <text:p>62,252125</text:p>
          </table:table-cell>
          <table:table-cell office:value-type="float" office:value="11.758014">
            <text:p>11,758014</text:p>
          </table:table-cell>
          <table:table-cell office:value-type="float" office:value="34.201492">
            <text:p>34,201492</text:p>
          </table:table-cell>
          <table:table-cell office:value-type="float" office:value="12.43705">
            <text:p>12,43705</text:p>
          </table:table-cell>
          <table:table-cell table:number-columns-repeated="2" office:value-type="float" office:value="0">
            <text:p>0</text:p>
          </table:table-cell>
          <table:table-cell office:value-type="float" office:value="157.86554">
            <text:p>157,86554</text:p>
          </table:table-cell>
          <table:table-cell office:value-type="float" office:value="26.226223">
            <text:p>26,226223</text:p>
          </table:table-cell>
          <table:table-cell table:number-columns-repeated="2" office:value-type="float" office:value="0">
            <text:p>0</text:p>
          </table:table-cell>
          <table:table-cell office:value-type="float" office:value="104.599693">
            <text:p>104,599693</text:p>
          </table:table-cell>
          <table:table-cell office:value-type="float" office:value="25.048374">
            <text:p>25,048374</text:p>
          </table:table-cell>
          <table:table-cell office:value-type="float" office:value="166.075119">
            <text:p>166,075119</text:p>
          </table:table-cell>
          <table:table-cell office:value-type="float" office:value="23.89406">
            <text:p>23,89406</text:p>
          </table:table-cell>
        </table:table-row>
        <table:table-row table:style-name="ro1">
          <table:table-cell office:value-type="string">
            <text:p>AFR611 <text:s text:c="5"/></text:p>
          </table:table-cell>
          <table:table-cell office:value-type="float" office:value="17964.404297">
            <text:p>17964,404297</text:p>
          </table:table-cell>
          <table:table-cell office:value-type="float" office:value="1614.176636">
            <text:p>1614,176636</text:p>
          </table:table-cell>
          <table:table-cell office:value-type="float" office:value="2696.353027">
            <text:p>2696,353027</text:p>
          </table:table-cell>
          <table:table-cell office:value-type="float" office:value="543.421021">
            <text:p>543,421021</text:p>
          </table:table-cell>
          <table:table-cell office:value-type="float" office:value="14042.629883">
            <text:p>14042,629883</text:p>
          </table:table-cell>
          <table:table-cell office:value-type="float" office:value="378.649109">
            <text:p>378,649109</text:p>
          </table:table-cell>
          <table:table-cell office:value-type="float" office:value="33642.472656">
            <text:p>33642,472656</text:p>
          </table:table-cell>
          <table:table-cell office:value-type="float" office:value="734.981689">
            <text:p>734,981689</text:p>
          </table:table-cell>
          <table:table-cell office:value-type="float" office:value="424.912262">
            <text:p>424,912262</text:p>
          </table:table-cell>
          <table:table-cell office:value-type="float" office:value="44.368919">
            <text:p>44,368919</text:p>
          </table:table-cell>
          <table:table-cell office:value-type="float" office:value="16386.466797">
            <text:p>16386,466797</text:p>
          </table:table-cell>
          <table:table-cell office:value-type="float" office:value="320.38028">
            <text:p>320,38028</text:p>
          </table:table-cell>
          <table:table-cell office:value-type="float" office:value="31731.220703">
            <text:p>31731,220703</text:p>
          </table:table-cell>
          <table:table-cell office:value-type="float" office:value="544.060242">
            <text:p>544,060242</text:p>
          </table:table-cell>
          <table:table-cell office:value-type="float" office:value="14675.964844">
            <text:p>14675,964844</text:p>
          </table:table-cell>
          <table:table-cell office:value-type="float" office:value="202.564972">
            <text:p>202,564972</text:p>
          </table:table-cell>
          <table:table-cell office:value-type="float" office:value="15400.28418">
            <text:p>15400,28418</text:p>
          </table:table-cell>
          <table:table-cell office:value-type="float" office:value="202.698868">
            <text:p>202,698868</text:p>
          </table:table-cell>
          <table:table-cell office:value-type="float" office:value="1210.175171">
            <text:p>1210,175171</text:p>
          </table:table-cell>
          <table:table-cell office:value-type="float" office:value="32.274872">
            <text:p>32,274872</text:p>
          </table:table-cell>
          <table:table-cell office:value-type="float" office:value="37.21307">
            <text:p>37,21307</text:p>
          </table:table-cell>
          <table:table-cell office:value-type="float" office:value="6.05464">
            <text:p>6,05464</text:p>
          </table:table-cell>
          <table:table-cell office:value-type="float" office:value="80.191772">
            <text:p>80,191772</text:p>
          </table:table-cell>
          <table:table-cell office:value-type="float" office:value="8.500198">
            <text:p>8,500198</text:p>
          </table:table-cell>
          <table:table-cell office:value-type="float" office:value="199.365967">
            <text:p>199,365967</text:p>
          </table:table-cell>
          <table:table-cell office:value-type="float" office:value="7.065658">
            <text:p>7,065658</text:p>
          </table:table-cell>
          <table:table-cell office:value-type="float" office:value="15282.922852">
            <text:p>15282,922852</text:p>
          </table:table-cell>
          <table:table-cell office:value-type="float" office:value="280.999664">
            <text:p>280,999664</text:p>
          </table:table-cell>
          <table:table-cell office:value-type="float" office:value="39.79937">
            <text:p>39,79937</text:p>
          </table:table-cell>
          <table:table-cell office:value-type="float" office:value="8.776086">
            <text:p>8,776086</text:p>
          </table:table-cell>
          <table:table-cell office:value-type="float" office:value="193.868744">
            <text:p>193,868744</text:p>
          </table:table-cell>
          <table:table-cell office:value-type="float" office:value="16.869646">
            <text:p>16,869646</text:p>
          </table:table-cell>
          <table:table-cell office:value-type="float" office:value="674.385864">
            <text:p>674,385864</text:p>
          </table:table-cell>
          <table:table-cell office:value-type="float" office:value="23.480387">
            <text:p>23,480387</text:p>
          </table:table-cell>
          <table:table-cell office:value-type="float" office:value="272.023315">
            <text:p>272,023315</text:p>
          </table:table-cell>
          <table:table-cell office:value-type="float" office:value="10.914536">
            <text:p>10,914536</text:p>
          </table:table-cell>
          <table:table-cell table:number-columns-repeated="2" office:value-type="float" office:value="0">
            <text:p>0</text:p>
          </table:table-cell>
          <table:table-cell office:value-type="float" office:value="125.377159">
            <text:p>125,377159</text:p>
          </table:table-cell>
          <table:table-cell office:value-type="float" office:value="10.990893">
            <text:p>10,990893</text:p>
          </table:table-cell>
          <table:table-cell office:value-type="float" office:value="50.940868">
            <text:p>50,940868</text:p>
          </table:table-cell>
          <table:table-cell office:value-type="float" office:value="11.453576">
            <text:p>11,453576</text:p>
          </table:table-cell>
          <table:table-cell table:number-columns-repeated="2" office:value-type="float" office:value="0">
            <text:p>0</text:p>
          </table:table-cell>
          <table:table-cell office:value-type="float" office:value="199.996811">
            <text:p>199,996811</text:p>
          </table:table-cell>
          <table:table-cell office:value-type="float" office:value="26.159147">
            <text:p>26,159147</text:p>
          </table:table-cell>
          <table:table-cell table:number-columns-repeated="2" office:value-type="float" office:value="0">
            <text:p>0</text:p>
          </table:table-cell>
          <table:table-cell office:value-type="float" office:value="57.973438">
            <text:p>57,973438</text:p>
          </table:table-cell>
          <table:table-cell office:value-type="float" office:value="23.118202">
            <text:p>23,118202</text:p>
          </table:table-cell>
          <table:table-cell office:value-type="float" office:value="251.543747">
            <text:p>251,543747</text:p>
          </table:table-cell>
          <table:table-cell office:value-type="float" office:value="22.231014">
            <text:p>22,231014</text:p>
          </table:table-cell>
        </table:table-row>
        <table:table-row table:style-name="ro1">
          <table:table-cell office:value-type="string">
            <text:p>AFR612 <text:s text:c="5"/></text:p>
          </table:table-cell>
          <table:table-cell office:value-type="float" office:value="13755.982422">
            <text:p>13755,982422</text:p>
          </table:table-cell>
          <table:table-cell office:value-type="float" office:value="1289.371948">
            <text:p>1289,371948</text:p>
          </table:table-cell>
          <table:table-cell office:value-type="float" office:value="2206.954346">
            <text:p>2206,954346</text:p>
          </table:table-cell>
          <table:table-cell office:value-type="float" office:value="506.441986">
            <text:p>506,441986</text:p>
          </table:table-cell>
          <table:table-cell office:value-type="float" office:value="7602.256836">
            <text:p>7602,256836</text:p>
          </table:table-cell>
          <table:table-cell office:value-type="float" office:value="252.450134">
            <text:p>252,450134</text:p>
          </table:table-cell>
          <table:table-cell office:value-type="float" office:value="18090">
            <text:p>18090</text:p>
          </table:table-cell>
          <table:table-cell office:value-type="float" office:value="405.743011">
            <text:p>405,743011</text:p>
          </table:table-cell>
          <table:table-cell office:value-type="float" office:value="218.813065">
            <text:p>218,813065</text:p>
          </table:table-cell>
          <table:table-cell office:value-type="float" office:value="36.414955">
            <text:p>36,414955</text:p>
          </table:table-cell>
          <table:table-cell office:value-type="float" office:value="13147.899414">
            <text:p>13147,899414</text:p>
          </table:table-cell>
          <table:table-cell office:value-type="float" office:value="258.937744">
            <text:p>258,937744</text:p>
          </table:table-cell>
          <table:table-cell office:value-type="float" office:value="16778.181641">
            <text:p>16778,181641</text:p>
          </table:table-cell>
          <table:table-cell office:value-type="float" office:value="292.254089">
            <text:p>292,254089</text:p>
          </table:table-cell>
          <table:table-cell office:value-type="float" office:value="10651.993164">
            <text:p>10651,993164</text:p>
          </table:table-cell>
          <table:table-cell office:value-type="float" office:value="148.234879">
            <text:p>148,234879</text:p>
          </table:table-cell>
          <table:table-cell office:value-type="float" office:value="5416.420898">
            <text:p>5416,420898</text:p>
          </table:table-cell>
          <table:table-cell office:value-type="float" office:value="73.840317">
            <text:p>73,840317</text:p>
          </table:table-cell>
          <table:table-cell office:value-type="float" office:value="577.981262">
            <text:p>577,981262</text:p>
          </table:table-cell>
          <table:table-cell office:value-type="float" office:value="16.977823">
            <text:p>16,977823</text:p>
          </table:table-cell>
          <table:table-cell office:value-type="float" office:value="28.221777">
            <text:p>28,221777</text:p>
          </table:table-cell>
          <table:table-cell office:value-type="float" office:value="5.591894">
            <text:p>5,591894</text:p>
          </table:table-cell>
          <table:table-cell office:value-type="float" office:value="51.072674">
            <text:p>51,072674</text:p>
          </table:table-cell>
          <table:table-cell office:value-type="float" office:value="8.271281">
            <text:p>8,271281</text:p>
          </table:table-cell>
          <table:table-cell office:value-type="float" office:value="86.236259">
            <text:p>86,236259</text:p>
          </table:table-cell>
          <table:table-cell office:value-type="float" office:value="5.66022">
            <text:p>5,66022</text:p>
          </table:table-cell>
          <table:table-cell office:value-type="float" office:value="8197.50293">
            <text:p>8197,50293</text:p>
          </table:table-cell>
          <table:table-cell office:value-type="float" office:value="151.747955">
            <text:p>151,747955</text:p>
          </table:table-cell>
          <table:table-cell office:value-type="float" office:value="60.866051">
            <text:p>60,866051</text:p>
          </table:table-cell>
          <table:table-cell office:value-type="float" office:value="8.673458">
            <text:p>8,673458</text:p>
          </table:table-cell>
          <table:table-cell office:value-type="float" office:value="54.553162">
            <text:p>54,553162</text:p>
          </table:table-cell>
          <table:table-cell office:value-type="float" office:value="15.991962">
            <text:p>15,991962</text:p>
          </table:table-cell>
          <table:table-cell office:value-type="float" office:value="237.183304">
            <text:p>237,183304</text:p>
          </table:table-cell>
          <table:table-cell office:value-type="float" office:value="20.731392">
            <text:p>20,731392</text:p>
          </table:table-cell>
          <table:table-cell office:value-type="float" office:value="157.875122">
            <text:p>157,875122</text:p>
          </table:table-cell>
          <table:table-cell office:value-type="float" office:value="10.054708">
            <text:p>10,054708</text:p>
          </table:table-cell>
          <table:table-cell table:number-columns-repeated="2" office:value-type="float" office:value="0">
            <text:p>0</text:p>
          </table:table-cell>
          <table:table-cell office:value-type="float" office:value="61.474915">
            <text:p>61,474915</text:p>
          </table:table-cell>
          <table:table-cell office:value-type="float" office:value="10.615959">
            <text:p>10,615959</text:p>
          </table:table-cell>
          <table:table-cell office:value-type="float" office:value="31.17452">
            <text:p>31,17452</text:p>
          </table:table-cell>
          <table:table-cell office:value-type="float" office:value="11.220221">
            <text:p>11,220221</text:p>
          </table:table-cell>
          <table:table-cell table:number-columns-repeated="2" office:value-type="float" office:value="0">
            <text:p>0</text:p>
          </table:table-cell>
          <table:table-cell office:value-type="float" office:value="90.086884">
            <text:p>90,086884</text:p>
          </table:table-cell>
          <table:table-cell office:value-type="float" office:value="24.370588">
            <text:p>24,370588</text:p>
          </table:table-cell>
          <table:table-cell table:number-columns-repeated="2" office:value-type="float" office:value="0">
            <text:p>0</text:p>
          </table:table-cell>
          <table:table-cell office:value-type="float" office:value="99.908272">
            <text:p>99,908272</text:p>
          </table:table-cell>
          <table:table-cell office:value-type="float" office:value="22.679012">
            <text:p>22,679012</text:p>
          </table:table-cell>
          <table:table-cell office:value-type="float" office:value="92.545769">
            <text:p>92,545769</text:p>
          </table:table-cell>
          <table:table-cell office:value-type="float" office:value="21.210348">
            <text:p>21,210348</text:p>
          </table:table-cell>
        </table:table-row>
        <table:table-row table:style-name="ro1">
          <table:table-cell office:value-type="string">
            <text:p>AFR613 <text:s text:c="5"/></text:p>
          </table:table-cell>
          <table:table-cell office:value-type="float" office:value="23395.017578">
            <text:p>23395,017578</text:p>
          </table:table-cell>
          <table:table-cell office:value-type="float" office:value="1887.602539">
            <text:p>1887,602539</text:p>
          </table:table-cell>
          <table:table-cell office:value-type="float" office:value="3884.891602">
            <text:p>3884,891602</text:p>
          </table:table-cell>
          <table:table-cell office:value-type="float" office:value="561.892578">
            <text:p>561,892578</text:p>
          </table:table-cell>
          <table:table-cell office:value-type="float" office:value="6882.152344">
            <text:p>6882,152344</text:p>
          </table:table-cell>
          <table:table-cell office:value-type="float" office:value="253.894608">
            <text:p>253,894608</text:p>
          </table:table-cell>
          <table:table-cell office:value-type="float" office:value="17274.582031">
            <text:p>17274,582031</text:p>
          </table:table-cell>
          <table:table-cell office:value-type="float" office:value="389.660431">
            <text:p>389,660431</text:p>
          </table:table-cell>
          <table:table-cell office:value-type="float" office:value="375.394897">
            <text:p>375,394897</text:p>
          </table:table-cell>
          <table:table-cell office:value-type="float" office:value="41.87479">
            <text:p>41,87479</text:p>
          </table:table-cell>
          <table:table-cell office:value-type="float" office:value="17385.886719">
            <text:p>17385,886719</text:p>
          </table:table-cell>
          <table:table-cell office:value-type="float" office:value="339.033936">
            <text:p>339,033936</text:p>
          </table:table-cell>
          <table:table-cell office:value-type="float" office:value="29392.830078">
            <text:p>29392,830078</text:p>
          </table:table-cell>
          <table:table-cell office:value-type="float" office:value="505.133301">
            <text:p>505,133301</text:p>
          </table:table-cell>
          <table:table-cell office:value-type="float" office:value="11600.283203">
            <text:p>11600,283203</text:p>
          </table:table-cell>
          <table:table-cell office:value-type="float" office:value="161.150711">
            <text:p>161,150711</text:p>
          </table:table-cell>
          <table:table-cell office:value-type="float" office:value="7324.27832">
            <text:p>7324,27832</text:p>
          </table:table-cell>
          <table:table-cell office:value-type="float" office:value="98.385513">
            <text:p>98,385513</text:p>
          </table:table-cell>
          <table:table-cell office:value-type="float" office:value="585.848938">
            <text:p>585,848938</text:p>
          </table:table-cell>
          <table:table-cell office:value-type="float" office:value="17.455111">
            <text:p>17,455111</text:p>
          </table:table-cell>
          <table:table-cell office:value-type="float" office:value="31.421526">
            <text:p>31,421526</text:p>
          </table:table-cell>
          <table:table-cell office:value-type="float" office:value="6.01159">
            <text:p>6,01159</text:p>
          </table:table-cell>
          <table:table-cell office:value-type="float" office:value="46.624306">
            <text:p>46,624306</text:p>
          </table:table-cell>
          <table:table-cell office:value-type="float" office:value="8.499882">
            <text:p>8,499882</text:p>
          </table:table-cell>
          <table:table-cell office:value-type="float" office:value="150.177048">
            <text:p>150,177048</text:p>
          </table:table-cell>
          <table:table-cell office:value-type="float" office:value="6.704917">
            <text:p>6,704917</text:p>
          </table:table-cell>
          <table:table-cell office:value-type="float" office:value="8557.429688">
            <text:p>8557,429688</text:p>
          </table:table-cell>
          <table:table-cell office:value-type="float" office:value="158.349747">
            <text:p>158,349747</text:p>
          </table:table-cell>
          <table:table-cell office:value-type="float" office:value="69.816338">
            <text:p>69,816338</text:p>
          </table:table-cell>
          <table:table-cell office:value-type="float" office:value="9.499038">
            <text:p>9,499038</text:p>
          </table:table-cell>
          <table:table-cell office:value-type="float" office:value="233.022537">
            <text:p>233,022537</text:p>
          </table:table-cell>
          <table:table-cell office:value-type="float" office:value="17.472418">
            <text:p>17,472418</text:p>
          </table:table-cell>
          <table:table-cell office:value-type="float" office:value="710.479065">
            <text:p>710,479065</text:p>
          </table:table-cell>
          <table:table-cell office:value-type="float" office:value="24.020124">
            <text:p>24,020124</text:p>
          </table:table-cell>
          <table:table-cell office:value-type="float" office:value="489.592041">
            <text:p>489,592041</text:p>
          </table:table-cell>
          <table:table-cell office:value-type="float" office:value="13.577013">
            <text:p>13,577013</text:p>
          </table:table-cell>
          <table:table-cell table:number-columns-repeated="2" office:value-type="float" office:value="0">
            <text:p>0</text:p>
          </table:table-cell>
          <table:table-cell office:value-type="float" office:value="82.212799">
            <text:p>82,212799</text:p>
          </table:table-cell>
          <table:table-cell office:value-type="float" office:value="11.710192">
            <text:p>11,710192</text:p>
          </table:table-cell>
          <table:table-cell office:value-type="float" office:value="32.904808">
            <text:p>32,904808</text:p>
          </table:table-cell>
          <table:table-cell office:value-type="float" office:value="12.334876">
            <text:p>12,334876</text:p>
          </table:table-cell>
          <table:table-cell table:number-columns-repeated="2" office:value-type="float" office:value="0">
            <text:p>0</text:p>
          </table:table-cell>
          <table:table-cell office:value-type="float" office:value="160.448837">
            <text:p>160,448837</text:p>
          </table:table-cell>
          <table:table-cell office:value-type="float" office:value="26.495554">
            <text:p>26,495554</text:p>
          </table:table-cell>
          <table:table-cell table:number-columns-repeated="2" office:value-type="float" office:value="0">
            <text:p>0</text:p>
          </table:table-cell>
          <table:table-cell office:value-type="float" office:value="75.663872">
            <text:p>75,663872</text:p>
          </table:table-cell>
          <table:table-cell office:value-type="float" office:value="24.850262">
            <text:p>24,850262</text:p>
          </table:table-cell>
          <table:table-cell office:value-type="float" office:value="312.107147">
            <text:p>312,107147</text:p>
          </table:table-cell>
          <table:table-cell office:value-type="float" office:value="24.231619">
            <text:p>24,231619</text:p>
          </table:table-cell>
        </table:table-row>
        <table:table-row table:style-name="ro1">
          <table:table-cell office:value-type="string">
            <text:p>AFR614 <text:s text:c="5"/></text:p>
          </table:table-cell>
          <table:table-cell office:value-type="float" office:value="9052.995117">
            <text:p>9052,995117</text:p>
          </table:table-cell>
          <table:table-cell office:value-type="float" office:value="1152.88916">
            <text:p>1152,88916</text:p>
          </table:table-cell>
          <table:table-cell office:value-type="float" office:value="1120.302368">
            <text:p>1120,302368</text:p>
          </table:table-cell>
          <table:table-cell office:value-type="float" office:value="527.224426">
            <text:p>527,224426</text:p>
          </table:table-cell>
          <table:table-cell office:value-type="float" office:value="3101.536377">
            <text:p>3101,536377</text:p>
          </table:table-cell>
          <table:table-cell office:value-type="float" office:value="190.697983">
            <text:p>190,697983</text:p>
          </table:table-cell>
          <table:table-cell office:value-type="float" office:value="6496.917969">
            <text:p>6496,917969</text:p>
          </table:table-cell>
          <table:table-cell office:value-type="float" office:value="169.38179">
            <text:p>169,38179</text:p>
          </table:table-cell>
          <table:table-cell office:value-type="float" office:value="266.600647">
            <text:p>266,600647</text:p>
          </table:table-cell>
          <table:table-cell office:value-type="float" office:value="38.906872">
            <text:p>38,906872</text:p>
          </table:table-cell>
          <table:table-cell office:value-type="float" office:value="15635.817383">
            <text:p>15635,817383</text:p>
          </table:table-cell>
          <table:table-cell office:value-type="float" office:value="305.937927">
            <text:p>305,937927</text:p>
          </table:table-cell>
          <table:table-cell office:value-type="float" office:value="4271.065918">
            <text:p>4271,065918</text:p>
          </table:table-cell>
          <table:table-cell office:value-type="float" office:value="84.142723">
            <text:p>84,142723</text:p>
          </table:table-cell>
          <table:table-cell office:value-type="float" office:value="12997.186523">
            <text:p>12997,186523</text:p>
          </table:table-cell>
          <table:table-cell office:value-type="float" office:value="180.167419">
            <text:p>180,167419</text:p>
          </table:table-cell>
          <table:table-cell office:value-type="float" office:value="2193.153564">
            <text:p>2193,153564</text:p>
          </table:table-cell>
          <table:table-cell office:value-type="float" office:value="33.718796">
            <text:p>33,718796</text:p>
          </table:table-cell>
          <table:table-cell office:value-type="float" office:value="201.129044">
            <text:p>201,129044</text:p>
          </table:table-cell>
          <table:table-cell office:value-type="float" office:value="10.062984">
            <text:p>10,062984</text:p>
          </table:table-cell>
          <table:table-cell office:value-type="float" office:value="17.520874">
            <text:p>17,520874</text:p>
          </table:table-cell>
          <table:table-cell office:value-type="float" office:value="6.414332">
            <text:p>6,414332</text:p>
          </table:table-cell>
          <table:table-cell office:value-type="float" office:value="48.738064">
            <text:p>48,738064</text:p>
          </table:table-cell>
          <table:table-cell office:value-type="float" office:value="8.925261">
            <text:p>8,925261</text:p>
          </table:table-cell>
          <table:table-cell office:value-type="float" office:value="58.589611">
            <text:p>58,589611</text:p>
          </table:table-cell>
          <table:table-cell office:value-type="float" office:value="6.531765">
            <text:p>6,531765</text:p>
          </table:table-cell>
          <table:table-cell office:value-type="float" office:value="3083.813965">
            <text:p>3083,813965</text:p>
          </table:table-cell>
          <table:table-cell office:value-type="float" office:value="59.222103">
            <text:p>59,222103</text:p>
          </table:table-cell>
          <table:table-cell office:value-type="float" office:value="108.957985">
            <text:p>108,957985</text:p>
          </table:table-cell>
          <table:table-cell office:value-type="float" office:value="10.881742">
            <text:p>10,881742</text:p>
          </table:table-cell>
          <table:table-cell office:value-type="float" office:value="121.684334">
            <text:p>121,684334</text:p>
          </table:table-cell>
          <table:table-cell office:value-type="float" office:value="17.723722">
            <text:p>17,723722</text:p>
          </table:table-cell>
          <table:table-cell office:value-type="float" office:value="180.611694">
            <text:p>180,611694</text:p>
          </table:table-cell>
          <table:table-cell office:value-type="float" office:value="21.539505">
            <text:p>21,539505</text:p>
          </table:table-cell>
          <table:table-cell office:value-type="float" office:value="200.313858">
            <text:p>200,313858</text:p>
          </table:table-cell>
          <table:table-cell office:value-type="float" office:value="12.675093">
            <text:p>12,675093</text:p>
          </table:table-cell>
          <table:table-cell table:number-columns-repeated="2" office:value-type="float" office:value="0">
            <text:p>0</text:p>
          </table:table-cell>
          <table:table-cell office:value-type="float" office:value="50.736671">
            <text:p>50,736671</text:p>
          </table:table-cell>
          <table:table-cell office:value-type="float" office:value="13.661315">
            <text:p>13,661315</text:p>
          </table:table-cell>
          <table:table-cell office:value-type="float" office:value="22.898853">
            <text:p>22,898853</text:p>
          </table:table-cell>
          <table:table-cell office:value-type="float" office:value="14.539179">
            <text:p>14,539179</text:p>
          </table:table-cell>
          <table:table-cell table:number-columns-repeated="2" office:value-type="float" office:value="0">
            <text:p>0</text:p>
          </table:table-cell>
          <table:table-cell office:value-type="float" office:value="92.145546">
            <text:p>92,145546</text:p>
          </table:table-cell>
          <table:table-cell office:value-type="float" office:value="28.42021">
            <text:p>28,42021</text:p>
          </table:table-cell>
          <table:table-cell table:number-columns-repeated="2" office:value-type="float" office:value="0">
            <text:p>0</text:p>
          </table:table-cell>
          <table:table-cell office:value-type="float" office:value="181.249237">
            <text:p>181,249237</text:p>
          </table:table-cell>
          <table:table-cell office:value-type="float" office:value="28.635548">
            <text:p>28,635548</text:p>
          </table:table-cell>
          <table:table-cell office:value-type="float" office:value="104.63546">
            <text:p>104,63546</text:p>
          </table:table-cell>
          <table:table-cell office:value-type="float" office:value="26.722082">
            <text:p>26,722082</text:p>
          </table:table-cell>
        </table:table-row>
        <table:table-row table:style-name="ro1">
          <table:table-cell office:value-type="string">
            <text:p>AFR615 <text:s text:c="5"/></text:p>
          </table:table-cell>
          <table:table-cell office:value-type="float" office:value="6441.239746">
            <text:p>6441,239746</text:p>
          </table:table-cell>
          <table:table-cell office:value-type="float" office:value="1016.925415">
            <text:p>1016,925415</text:p>
          </table:table-cell>
          <table:table-cell office:value-type="float" office:value="591.026062">
            <text:p>591,026062</text:p>
          </table:table-cell>
          <table:table-cell office:value-type="float" office:value="501.956787">
            <text:p>501,956787</text:p>
          </table:table-cell>
          <table:table-cell office:value-type="float" office:value="2912.987305">
            <text:p>2912,987305</text:p>
          </table:table-cell>
          <table:table-cell office:value-type="float" office:value="183.607391">
            <text:p>183,607391</text:p>
          </table:table-cell>
          <table:table-cell office:value-type="float" office:value="5763.119141">
            <text:p>5763,119141</text:p>
          </table:table-cell>
          <table:table-cell office:value-type="float" office:value="153.162262">
            <text:p>153,162262</text:p>
          </table:table-cell>
          <table:table-cell office:value-type="float" office:value="308.801239">
            <text:p>308,801239</text:p>
          </table:table-cell>
          <table:table-cell office:value-type="float" office:value="37.058182">
            <text:p>37,058182</text:p>
          </table:table-cell>
          <table:table-cell office:value-type="float" office:value="15715.720703">
            <text:p>15715,720703</text:p>
          </table:table-cell>
          <table:table-cell office:value-type="float" office:value="307.329285">
            <text:p>307,329285</text:p>
          </table:table-cell>
          <table:table-cell office:value-type="float" office:value="3622.540283">
            <text:p>3622,540283</text:p>
          </table:table-cell>
          <table:table-cell office:value-type="float" office:value="73.503403">
            <text:p>73,503403</text:p>
          </table:table-cell>
          <table:table-cell office:value-type="float" office:value="13160.319336">
            <text:p>13160,319336</text:p>
          </table:table-cell>
          <table:table-cell office:value-type="float" office:value="182.266922">
            <text:p>182,266922</text:p>
          </table:table-cell>
          <table:table-cell office:value-type="float" office:value="2747.022217">
            <text:p>2747,022217</text:p>
          </table:table-cell>
          <table:table-cell office:value-type="float" office:value="40.318245">
            <text:p>40,318245</text:p>
          </table:table-cell>
          <table:table-cell office:value-type="float" office:value="221.622025">
            <text:p>221,622025</text:p>
          </table:table-cell>
          <table:table-cell office:value-type="float" office:value="9.68119">
            <text:p>9,68119</text:p>
          </table:table-cell>
          <table:table-cell office:value-type="float" office:value="21.364574">
            <text:p>21,364574</text:p>
          </table:table-cell>
          <table:table-cell office:value-type="float" office:value="5.715121">
            <text:p>5,715121</text:p>
          </table:table-cell>
          <table:table-cell office:value-type="float" office:value="37.56456">
            <text:p>37,56456</text:p>
          </table:table-cell>
          <table:table-cell office:value-type="float" office:value="8.483053">
            <text:p>8,483053</text:p>
          </table:table-cell>
          <table:table-cell office:value-type="float" office:value="67.483528">
            <text:p>67,483528</text:p>
          </table:table-cell>
          <table:table-cell office:value-type="float" office:value="5.817928">
            <text:p>5,817928</text:p>
          </table:table-cell>
          <table:table-cell office:value-type="float" office:value="2828.309814">
            <text:p>2828,309814</text:p>
          </table:table-cell>
          <table:table-cell office:value-type="float" office:value="54.437855">
            <text:p>54,437855</text:p>
          </table:table-cell>
          <table:table-cell office:value-type="float" office:value="83.501266">
            <text:p>83,501266</text:p>
          </table:table-cell>
          <table:table-cell office:value-type="float" office:value="9.483597">
            <text:p>9,483597</text:p>
          </table:table-cell>
          <table:table-cell office:value-type="float" office:value="204.452988">
            <text:p>204,452988</text:p>
          </table:table-cell>
          <table:table-cell office:value-type="float" office:value="17.396423">
            <text:p>17,396423</text:p>
          </table:table-cell>
          <table:table-cell office:value-type="float" office:value="469.559174">
            <text:p>469,559174</text:p>
          </table:table-cell>
          <table:table-cell office:value-type="float" office:value="22.26553">
            <text:p>22,26553</text:p>
          </table:table-cell>
          <table:table-cell office:value-type="float" office:value="278.005585">
            <text:p>278,005585</text:p>
          </table:table-cell>
          <table:table-cell office:value-type="float" office:value="11.672102">
            <text:p>11,672102</text:p>
          </table:table-cell>
          <table:table-cell table:number-columns-repeated="2" office:value-type="float" office:value="0">
            <text:p>0</text:p>
          </table:table-cell>
          <table:table-cell office:value-type="float" office:value="37.319584">
            <text:p>37,319584</text:p>
          </table:table-cell>
          <table:table-cell office:value-type="float" office:value="11.87929">
            <text:p>11,87929</text:p>
          </table:table-cell>
          <table:table-cell office:value-type="float" office:value="12.623728">
            <text:p>12,623728</text:p>
          </table:table-cell>
          <table:table-cell office:value-type="float" office:value="12.420791">
            <text:p>12,420791</text:p>
          </table:table-cell>
          <table:table-cell table:number-columns-repeated="2" office:value-type="float" office:value="0">
            <text:p>0</text:p>
          </table:table-cell>
          <table:table-cell office:value-type="float" office:value="31.730286">
            <text:p>31,730286</text:p>
          </table:table-cell>
          <table:table-cell office:value-type="float" office:value="25.250692">
            <text:p>25,250692</text:p>
          </table:table-cell>
          <table:table-cell table:number-columns-repeated="2" office:value-type="float" office:value="0">
            <text:p>0</text:p>
          </table:table-cell>
          <table:table-cell office:value-type="float" office:value="142.737762">
            <text:p>142,737762</text:p>
          </table:table-cell>
          <table:table-cell office:value-type="float" office:value="25.272854">
            <text:p>25,272854</text:p>
          </table:table-cell>
          <table:table-cell office:value-type="float" office:value="234.426117">
            <text:p>234,426117</text:p>
          </table:table-cell>
          <table:table-cell office:value-type="float" office:value="23.755056">
            <text:p>23,755056</text:p>
          </table:table-cell>
        </table:table-row>
        <table:table-row table:style-name="ro1">
          <table:table-cell office:value-type="string">
            <text:p>AFR616 <text:s text:c="5"/></text:p>
          </table:table-cell>
          <table:table-cell office:value-type="float" office:value="5715.89502">
            <text:p>5715,89502</text:p>
          </table:table-cell>
          <table:table-cell office:value-type="float" office:value="967.27356">
            <text:p>967,27356</text:p>
          </table:table-cell>
          <table:table-cell office:value-type="float" office:value="591.026062">
            <text:p>591,026062</text:p>
          </table:table-cell>
          <table:table-cell office:value-type="float" office:value="488.824951">
            <text:p>488,824951</text:p>
          </table:table-cell>
          <table:table-cell office:value-type="float" office:value="3005.843994">
            <text:p>3005,843994</text:p>
          </table:table-cell>
          <table:table-cell office:value-type="float" office:value="178.673248">
            <text:p>178,673248</text:p>
          </table:table-cell>
          <table:table-cell office:value-type="float" office:value="5700.514648">
            <text:p>5700,514648</text:p>
          </table:table-cell>
          <table:table-cell office:value-type="float" office:value="151.115112">
            <text:p>151,115112</text:p>
          </table:table-cell>
          <table:table-cell office:value-type="float" office:value="63.63583">
            <text:p>63,63583</text:p>
          </table:table-cell>
          <table:table-cell office:value-type="float" office:value="31.844973">
            <text:p>31,844973</text:p>
          </table:table-cell>
          <table:table-cell office:value-type="float" office:value="7364.708984">
            <text:p>7364,708984</text:p>
          </table:table-cell>
          <table:table-cell office:value-type="float" office:value="150.95517">
            <text:p>150,95517</text:p>
          </table:table-cell>
          <table:table-cell office:value-type="float" office:value="5148.262207">
            <text:p>5148,262207</text:p>
          </table:table-cell>
          <table:table-cell office:value-type="float" office:value="97.646553">
            <text:p>97,646553</text:p>
          </table:table-cell>
          <table:table-cell office:value-type="float" office:value="5595.604004">
            <text:p>5595,604004</text:p>
          </table:table-cell>
          <table:table-cell office:value-type="float" office:value="80.59407">
            <text:p>80,59407</text:p>
          </table:table-cell>
          <table:table-cell office:value-type="float" office:value="1805.439209">
            <text:p>1805,439209</text:p>
          </table:table-cell>
          <table:table-cell office:value-type="float" office:value="28.65132">
            <text:p>28,65132</text:p>
          </table:table-cell>
          <table:table-cell office:value-type="float" office:value="170.487518">
            <text:p>170,487518</text:p>
          </table:table-cell>
          <table:table-cell office:value-type="float" office:value="9.1057">
            <text:p>9,1057</text:p>
          </table:table-cell>
          <table:table-cell office:value-type="float" office:value="25.048122">
            <text:p>25,048122</text:p>
          </table:table-cell>
          <table:table-cell office:value-type="float" office:value="5.943727">
            <text:p>5,943727</text:p>
          </table:table-cell>
          <table:table-cell office:value-type="float" office:value="40.132549">
            <text:p>40,132549</text:p>
          </table:table-cell>
          <table:table-cell office:value-type="float" office:value="8.559283">
            <text:p>8,559283</text:p>
          </table:table-cell>
          <table:table-cell office:value-type="float" office:value="46.267574">
            <text:p>46,267574</text:p>
          </table:table-cell>
          <table:table-cell office:value-type="float" office:value="5.922842">
            <text:p>5,922842</text:p>
          </table:table-cell>
          <table:table-cell office:value-type="float" office:value="2717.827148">
            <text:p>2717,827148</text:p>
          </table:table-cell>
          <table:table-cell office:value-type="float" office:value="52.576283">
            <text:p>52,576283</text:p>
          </table:table-cell>
          <table:table-cell office:value-type="float" office:value="91.95298">
            <text:p>91,95298</text:p>
          </table:table-cell>
          <table:table-cell office:value-type="float" office:value="9.90892">
            <text:p>9,90892</text:p>
          </table:table-cell>
          <table:table-cell office:value-type="float" office:value="149.780472">
            <text:p>149,780472</text:p>
          </table:table-cell>
          <table:table-cell office:value-type="float" office:value="17.300251">
            <text:p>17,300251</text:p>
          </table:table-cell>
          <table:table-cell office:value-type="float" office:value="377.098358">
            <text:p>377,098358</text:p>
          </table:table-cell>
          <table:table-cell office:value-type="float" office:value="21.898539">
            <text:p>21,898539</text:p>
          </table:table-cell>
          <table:table-cell office:value-type="float" office:value="180.856873">
            <text:p>180,856873</text:p>
          </table:table-cell>
          <table:table-cell office:value-type="float" office:value="11.541714">
            <text:p>11,541714</text:p>
          </table:table-cell>
          <table:table-cell table:number-columns-repeated="2" office:value-type="float" office:value="0">
            <text:p>0</text:p>
          </table:table-cell>
          <table:table-cell office:value-type="float" office:value="51.502605">
            <text:p>51,502605</text:p>
          </table:table-cell>
          <table:table-cell office:value-type="float" office:value="12.424362">
            <text:p>12,424362</text:p>
          </table:table-cell>
          <table:table-cell office:value-type="float" office:value="15.618193">
            <text:p>15,618193</text:p>
          </table:table-cell>
          <table:table-cell office:value-type="float" office:value="13.214569">
            <text:p>13,214569</text:p>
          </table:table-cell>
          <table:table-cell table:number-columns-repeated="2" office:value-type="float" office:value="0">
            <text:p>0</text:p>
          </table:table-cell>
          <table:table-cell office:value-type="float" office:value="103.737411">
            <text:p>103,737411</text:p>
          </table:table-cell>
          <table:table-cell office:value-type="float" office:value="26.07398">
            <text:p>26,07398</text:p>
          </table:table-cell>
          <table:table-cell table:number-columns-repeated="2" office:value-type="float" office:value="0">
            <text:p>0</text:p>
          </table:table-cell>
          <table:table-cell office:value-type="float" office:value="151.112152">
            <text:p>151,112152</text:p>
          </table:table-cell>
          <table:table-cell office:value-type="float" office:value="26.042173">
            <text:p>26,042173</text:p>
          </table:table-cell>
          <table:table-cell office:value-type="float" office:value="143.155945">
            <text:p>143,155945</text:p>
          </table:table-cell>
          <table:table-cell office:value-type="float" office:value="24.431578">
            <text:p>24,431578</text:p>
          </table:table-cell>
        </table:table-row>
        <table:table-row table:style-name="ro1">
          <table:table-cell office:value-type="string">
            <text:p>AFR617 <text:s text:c="5"/></text:p>
          </table:table-cell>
          <table:table-cell office:value-type="float" office:value="14542.004883">
            <text:p>14542,004883</text:p>
          </table:table-cell>
          <table:table-cell office:value-type="float" office:value="1435.996948">
            <text:p>1435,996948</text:p>
          </table:table-cell>
          <table:table-cell office:value-type="float" office:value="2406.3125">
            <text:p>2406,3125</text:p>
          </table:table-cell>
          <table:table-cell office:value-type="float" office:value="558.583984">
            <text:p>558,583984</text:p>
          </table:table-cell>
          <table:table-cell office:value-type="float" office:value="3662.181641">
            <text:p>3662,181641</text:p>
          </table:table-cell>
          <table:table-cell office:value-type="float" office:value="210.713013">
            <text:p>210,713013</text:p>
          </table:table-cell>
          <table:table-cell office:value-type="float" office:value="7275.86377">
            <text:p>7275,86377</text:p>
          </table:table-cell>
          <table:table-cell office:value-type="float" office:value="186.534607">
            <text:p>186,534607</text:p>
          </table:table-cell>
          <table:table-cell office:value-type="float" office:value="45.214935">
            <text:p>45,214935</text:p>
          </table:table-cell>
          <table:table-cell office:value-type="float" office:value="41.541225">
            <text:p>41,541225</text:p>
          </table:table-cell>
          <table:table-cell office:value-type="float" office:value="9724.138672">
            <text:p>9724,138672</text:p>
          </table:table-cell>
          <table:table-cell office:value-type="float" office:value="196.486359">
            <text:p>196,486359</text:p>
          </table:table-cell>
          <table:table-cell office:value-type="float" office:value="26765.693359">
            <text:p>26765,693359</text:p>
          </table:table-cell>
          <table:table-cell office:value-type="float" office:value="460.702789">
            <text:p>460,702789</text:p>
          </table:table-cell>
          <table:table-cell office:value-type="float" office:value="22750.306641">
            <text:p>22750,306641</text:p>
          </table:table-cell>
          <table:table-cell office:value-type="float" office:value="311.616638">
            <text:p>311,616638</text:p>
          </table:table-cell>
          <table:table-cell office:value-type="float" office:value="5310.405762">
            <text:p>5310,405762</text:p>
          </table:table-cell>
          <table:table-cell office:value-type="float" office:value="72.904465">
            <text:p>72,904465</text:p>
          </table:table-cell>
          <table:table-cell office:value-type="float" office:value="254.497009">
            <text:p>254,497009</text:p>
          </table:table-cell>
          <table:table-cell office:value-type="float" office:value="11.08641">
            <text:p>11,08641</text:p>
          </table:table-cell>
          <table:table-cell office:value-type="float" office:value="35.297993">
            <text:p>35,297993</text:p>
          </table:table-cell>
          <table:table-cell office:value-type="float" office:value="6.502973">
            <text:p>6,502973</text:p>
          </table:table-cell>
          <table:table-cell office:value-type="float" office:value="54.802895">
            <text:p>54,802895</text:p>
          </table:table-cell>
          <table:table-cell office:value-type="float" office:value="8.921895">
            <text:p>8,921895</text:p>
          </table:table-cell>
          <table:table-cell office:value-type="float" office:value="78.774742">
            <text:p>78,774742</text:p>
          </table:table-cell>
          <table:table-cell office:value-type="float" office:value="6.686816">
            <text:p>6,686816</text:p>
          </table:table-cell>
          <table:table-cell office:value-type="float" office:value="2908.329346">
            <text:p>2908,329346</text:p>
          </table:table-cell>
          <table:table-cell office:value-type="float" office:value="56.036171">
            <text:p>56,036171</text:p>
          </table:table-cell>
          <table:table-cell office:value-type="float" office:value="117.653496">
            <text:p>117,653496</text:p>
          </table:table-cell>
          <table:table-cell office:value-type="float" office:value="11.030149">
            <text:p>11,030149</text:p>
          </table:table-cell>
          <table:table-cell office:value-type="float" office:value="116.185097">
            <text:p>116,185097</text:p>
          </table:table-cell>
          <table:table-cell office:value-type="float" office:value="17.585726">
            <text:p>17,585726</text:p>
          </table:table-cell>
          <table:table-cell office:value-type="float" office:value="426.249939">
            <text:p>426,249939</text:p>
          </table:table-cell>
          <table:table-cell office:value-type="float" office:value="22.68615">
            <text:p>22,68615</text:p>
          </table:table-cell>
          <table:table-cell office:value-type="float" office:value="202.879364">
            <text:p>202,879364</text:p>
          </table:table-cell>
          <table:table-cell office:value-type="float" office:value="12.883198">
            <text:p>12,883198</text:p>
          </table:table-cell>
          <table:table-cell table:number-columns-repeated="2" office:value-type="float" office:value="0">
            <text:p>0</text:p>
          </table:table-cell>
          <table:table-cell office:value-type="float" office:value="57.682922">
            <text:p>57,682922</text:p>
          </table:table-cell>
          <table:table-cell office:value-type="float" office:value="13.591949">
            <text:p>13,591949</text:p>
          </table:table-cell>
          <table:table-cell office:value-type="float" office:value="14.385177">
            <text:p>14,385177</text:p>
          </table:table-cell>
          <table:table-cell office:value-type="float" office:value="14.358703">
            <text:p>14,358703</text:p>
          </table:table-cell>
          <table:table-cell table:number-columns-repeated="2" office:value-type="float" office:value="0">
            <text:p>0</text:p>
          </table:table-cell>
          <table:table-cell office:value-type="float" office:value="150.301361">
            <text:p>150,301361</text:p>
          </table:table-cell>
          <table:table-cell office:value-type="float" office:value="28.273964">
            <text:p>28,273964</text:p>
          </table:table-cell>
          <table:table-cell table:number-columns-repeated="2" office:value-type="float" office:value="0">
            <text:p>0</text:p>
          </table:table-cell>
          <table:table-cell office:value-type="float" office:value="158.739761">
            <text:p>158,739761</text:p>
          </table:table-cell>
          <table:table-cell office:value-type="float" office:value="28.814955">
            <text:p>28,814955</text:p>
          </table:table-cell>
          <table:table-cell office:value-type="float" office:value="304.40329">
            <text:p>304,40329</text:p>
          </table:table-cell>
          <table:table-cell office:value-type="float" office:value="28.00016">
            <text:p>28,00016</text:p>
          </table:table-cell>
        </table:table-row>
        <table:table-row table:style-name="ro1">
          <table:table-cell office:value-type="string">
            <text:p>AFR618 <text:s text:c="5"/></text:p>
          </table:table-cell>
          <table:table-cell table:number-columns-repeated="2" office:value-type="float" office:value="0">
            <text:p>0</text:p>
          </table:table-cell>
          <table:table-cell office:value-type="float" office:value="144.490234">
            <text:p>144,490234</text:p>
          </table:table-cell>
          <table:table-cell office:value-type="float" office:value="441.160156">
            <text:p>441,160156</text:p>
          </table:table-cell>
          <table:table-cell office:value-type="float" office:value="240.241913">
            <text:p>240,241913</text:p>
          </table:table-cell>
          <table:table-cell office:value-type="float" office:value="133.451691">
            <text:p>133,451691</text:p>
          </table:table-cell>
          <table:table-cell office:value-type="float" office:value="2.873142">
            <text:p>2,873142</text:p>
          </table:table-cell>
          <table:table-cell office:value-type="float" office:value="55.273251">
            <text:p>55,273251</text:p>
          </table:table-cell>
          <table:table-cell table:number-columns-repeated="6" office:value-type="float" office:value="0">
            <text:p>0</text:p>
          </table:table-cell>
          <table:table-cell office:value-type="float" office:value="5.210237">
            <text:p>5,210237</text:p>
          </table:table-cell>
          <table:table-cell office:value-type="float" office:value="8.729498">
            <text:p>8,729498</text:p>
          </table:table-cell>
          <table:table-cell table:number-columns-repeated="6" office:value-type="float" office:value="0">
            <text:p>0</text:p>
          </table:table-cell>
          <table:table-cell office:value-type="float" office:value="28.175844">
            <text:p>28,175844</text:p>
          </table:table-cell>
          <table:table-cell office:value-type="float" office:value="8.288094">
            <text:p>8,288094</text:p>
          </table:table-cell>
          <table:table-cell table:number-columns-repeated="2" office:value-type="float" office:value="0">
            <text:p>0</text:p>
          </table:table-cell>
          <table:table-cell office:value-type="float" office:value="3.243133">
            <text:p>3,243133</text:p>
          </table:table-cell>
          <table:table-cell office:value-type="float" office:value="8.996005">
            <text:p>8,99600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7004">
            <text:p>0,457004</text:p>
          </table:table-cell>
          <table:table-cell office:value-type="float" office:value="16.087719">
            <text:p>16,087719</text:p>
          </table:table-cell>
          <table:table-cell table:number-columns-repeated="10" office:value-type="float" office:value="0">
            <text:p>0</text:p>
          </table:table-cell>
          <table:table-cell office:value-type="float" office:value="19.274263">
            <text:p>19,274263</text:p>
          </table:table-cell>
          <table:table-cell office:value-type="float" office:value="33.16444">
            <text:p>33,16444</text:p>
          </table:table-cell>
          <table:table-cell table:number-columns-repeated="2" office:value-type="float" office:value="0">
            <text:p>0</text:p>
          </table:table-cell>
          <table:table-cell office:value-type="float" office:value="8.669998">
            <text:p>8,669998</text:p>
          </table:table-cell>
          <table:table-cell office:value-type="float" office:value="34.490685">
            <text:p>34,490685</text:p>
          </table:table-cell>
          <table:table-cell table:number-columns-repeated="4"/>
        </table:table-row>
        <table:table-row table:style-name="ro1">
          <table:table-cell office:value-type="string">
            <text:p>AFR619 <text:s text:c="5"/></text:p>
          </table:table-cell>
          <table:table-cell office:value-type="float" office:value="10321.922852">
            <text:p>10321,922852</text:p>
          </table:table-cell>
          <table:table-cell office:value-type="float" office:value="1086.222046">
            <text:p>1086,222046</text:p>
          </table:table-cell>
          <table:table-cell office:value-type="float" office:value="1022.7854">
            <text:p>1022,7854</text:p>
          </table:table-cell>
          <table:table-cell office:value-type="float" office:value="443.622009">
            <text:p>443,622009</text:p>
          </table:table-cell>
          <table:table-cell office:value-type="float" office:value="3048.970459">
            <text:p>3048,970459</text:p>
          </table:table-cell>
          <table:table-cell office:value-type="float" office:value="172.645172">
            <text:p>172,645172</text:p>
          </table:table-cell>
          <table:table-cell office:value-type="float" office:value="6182.25">
            <text:p>6182,25</text:p>
          </table:table-cell>
          <table:table-cell office:value-type="float" office:value="157.34465">
            <text:p>157,34465</text:p>
          </table:table-cell>
          <table:table-cell office:value-type="float" office:value="159.258453">
            <text:p>159,258453</text:p>
          </table:table-cell>
          <table:table-cell office:value-type="float" office:value="28.628035">
            <text:p>28,628035</text:p>
          </table:table-cell>
          <table:table-cell office:value-type="float" office:value="7607.896484">
            <text:p>7607,896484</text:p>
          </table:table-cell>
          <table:table-cell office:value-type="float" office:value="154.907196">
            <text:p>154,907196</text:p>
          </table:table-cell>
          <table:table-cell office:value-type="float" office:value="12449.541016">
            <text:p>12449,541016</text:p>
          </table:table-cell>
          <table:table-cell office:value-type="float" office:value="219.258957">
            <text:p>219,258957</text:p>
          </table:table-cell>
          <table:table-cell office:value-type="float" office:value="5695.268066">
            <text:p>5695,268066</text:p>
          </table:table-cell>
          <table:table-cell office:value-type="float" office:value="81.443542">
            <text:p>81,443542</text:p>
          </table:table-cell>
          <table:table-cell office:value-type="float" office:value="3153.100586">
            <text:p>3153,100586</text:p>
          </table:table-cell>
          <table:table-cell office:value-type="float" office:value="44.802082">
            <text:p>44,802082</text:p>
          </table:table-cell>
          <table:table-cell office:value-type="float" office:value="237.909393">
            <text:p>237,909393</text:p>
          </table:table-cell>
          <table:table-cell office:value-type="float" office:value="8.80486">
            <text:p>8,80486</text:p>
          </table:table-cell>
          <table:table-cell office:value-type="float" office:value="25.66198">
            <text:p>25,66198</text:p>
          </table:table-cell>
          <table:table-cell office:value-type="float" office:value="4.409188">
            <text:p>4,409188</text:p>
          </table:table-cell>
          <table:table-cell office:value-type="float" office:value="33.661263">
            <text:p>33,661263</text:p>
          </table:table-cell>
          <table:table-cell office:value-type="float" office:value="7.67838">
            <text:p>7,67838</text:p>
          </table:table-cell>
          <table:table-cell office:value-type="float" office:value="71.628059">
            <text:p>71,628059</text:p>
          </table:table-cell>
          <table:table-cell office:value-type="float" office:value="4.544702">
            <text:p>4,544702</text:p>
          </table:table-cell>
          <table:table-cell office:value-type="float" office:value="3284.778564">
            <text:p>3284,778564</text:p>
          </table:table-cell>
          <table:table-cell office:value-type="float" office:value="62.344288">
            <text:p>62,344288</text:p>
          </table:table-cell>
          <table:table-cell office:value-type="float" office:value="46.679531">
            <text:p>46,679531</text:p>
          </table:table-cell>
          <table:table-cell office:value-type="float" office:value="6.930335">
            <text:p>6,930335</text:p>
          </table:table-cell>
          <table:table-cell office:value-type="float" office:value="90.770416">
            <text:p>90,770416</text:p>
          </table:table-cell>
          <table:table-cell office:value-type="float" office:value="15.428195">
            <text:p>15,428195</text:p>
          </table:table-cell>
          <table:table-cell office:value-type="float" office:value="724.661438">
            <text:p>724,661438</text:p>
          </table:table-cell>
          <table:table-cell office:value-type="float" office:value="23.288435">
            <text:p>23,288435</text:p>
          </table:table-cell>
          <table:table-cell office:value-type="float" office:value="488.888977">
            <text:p>488,888977</text:p>
          </table:table-cell>
          <table:table-cell office:value-type="float" office:value="11.509173">
            <text:p>11,509173</text:p>
          </table:table-cell>
          <table:table-cell table:number-columns-repeated="2" office:value-type="float" office:value="0">
            <text:p>0</text:p>
          </table:table-cell>
          <table:table-cell office:value-type="float" office:value="34.721455">
            <text:p>34,721455</text:p>
          </table:table-cell>
          <table:table-cell office:value-type="float" office:value="8.625644">
            <text:p>8,625644</text:p>
          </table:table-cell>
          <table:table-cell office:value-type="float" office:value="17.27356">
            <text:p>17,27356</text:p>
          </table:table-cell>
          <table:table-cell office:value-type="float" office:value="8.980686">
            <text:p>8,980686</text:p>
          </table:table-cell>
          <table:table-cell table:number-columns-repeated="2" office:value-type="float" office:value="0">
            <text:p>0</text:p>
          </table:table-cell>
          <table:table-cell office:value-type="float" office:value="44.650902">
            <text:p>44,650902</text:p>
          </table:table-cell>
          <table:table-cell office:value-type="float" office:value="19.146538">
            <text:p>19,146538</text:p>
          </table:table-cell>
          <table:table-cell table:number-columns-repeated="2" office:value-type="float" office:value="0">
            <text:p>0</text:p>
          </table:table-cell>
          <table:table-cell office:value-type="float" office:value="44.279346">
            <text:p>44,279346</text:p>
          </table:table-cell>
          <table:table-cell office:value-type="float" office:value="18.2041">
            <text:p>18,2041</text:p>
          </table:table-cell>
          <table:table-cell office:value-type="float" office:value="175.95372">
            <text:p>175,95372</text:p>
          </table:table-cell>
          <table:table-cell office:value-type="float" office:value="17.365171">
            <text:p>17,365171</text:p>
          </table:table-cell>
        </table:table-row>
        <table:table-row table:style-name="ro1">
          <table:table-cell office:value-type="string">
            <text:p>AFR621 <text:s text:c="5"/></text:p>
          </table:table-cell>
          <table:table-cell office:value-type="float" office:value="6920.996094">
            <text:p>6920,996094</text:p>
          </table:table-cell>
          <table:table-cell office:value-type="float" office:value="992.370605">
            <text:p>992,370605</text:p>
          </table:table-cell>
          <table:table-cell office:value-type="float" office:value="572.713684">
            <text:p>572,713684</text:p>
          </table:table-cell>
          <table:table-cell office:value-type="float" office:value="475.665192">
            <text:p>475,665192</text:p>
          </table:table-cell>
          <table:table-cell office:value-type="float" office:value="2596.853516">
            <text:p>2596,853516</text:p>
          </table:table-cell>
          <table:table-cell office:value-type="float" office:value="172.773682">
            <text:p>172,773682</text:p>
          </table:table-cell>
          <table:table-cell office:value-type="float" office:value="4251.345215">
            <text:p>4251,345215</text:p>
          </table:table-cell>
          <table:table-cell office:value-type="float" office:value="122.711441">
            <text:p>122,711441</text:p>
          </table:table-cell>
          <table:table-cell office:value-type="float" office:value="5.353225">
            <text:p>5,353225</text:p>
          </table:table-cell>
          <table:table-cell office:value-type="float" office:value="30.781242">
            <text:p>30,781242</text:p>
          </table:table-cell>
          <table:table-cell office:value-type="float" office:value="5998.643066">
            <text:p>5998,643066</text:p>
          </table:table-cell>
          <table:table-cell office:value-type="float" office:value="125.597488">
            <text:p>125,597488</text:p>
          </table:table-cell>
          <table:table-cell office:value-type="float" office:value="7523.362793">
            <text:p>7523,362793</text:p>
          </table:table-cell>
          <table:table-cell office:value-type="float" office:value="136.940552">
            <text:p>136,940552</text:p>
          </table:table-cell>
          <table:table-cell office:value-type="float" office:value="6665.989258">
            <text:p>6665,989258</text:p>
          </table:table-cell>
          <table:table-cell office:value-type="float" office:value="94.837334">
            <text:p>94,837334</text:p>
          </table:table-cell>
          <table:table-cell office:value-type="float" office:value="2315.092773">
            <text:p>2315,092773</text:p>
          </table:table-cell>
          <table:table-cell office:value-type="float" office:value="34.72496">
            <text:p>34,72496</text:p>
          </table:table-cell>
          <table:table-cell office:value-type="float" office:value="164.790817">
            <text:p>164,790817</text:p>
          </table:table-cell>
          <table:table-cell office:value-type="float" office:value="8.582745">
            <text:p>8,582745</text:p>
          </table:table-cell>
          <table:table-cell office:value-type="float" office:value="14.654846">
            <text:p>14,654846</text:p>
          </table:table-cell>
          <table:table-cell office:value-type="float" office:value="5.478256">
            <text:p>5,478256</text:p>
          </table:table-cell>
          <table:table-cell office:value-type="float" office:value="26.374666">
            <text:p>26,374666</text:p>
          </table:table-cell>
          <table:table-cell office:value-type="float" office:value="8.250942">
            <text:p>8,250942</text:p>
          </table:table-cell>
          <table:table-cell office:value-type="float" office:value="35.251255">
            <text:p>35,251255</text:p>
          </table:table-cell>
          <table:table-cell office:value-type="float" office:value="5.434659">
            <text:p>5,434659</text:p>
          </table:table-cell>
          <table:table-cell office:value-type="float" office:value="1995.644043">
            <text:p>1995,644043</text:p>
          </table:table-cell>
          <table:table-cell office:value-type="float" office:value="39.53968">
            <text:p>39,53968</text:p>
          </table:table-cell>
          <table:table-cell office:value-type="float" office:value="82.744545">
            <text:p>82,744545</text:p>
          </table:table-cell>
          <table:table-cell office:value-type="float" office:value="9.19129">
            <text:p>9,19129</text:p>
          </table:table-cell>
          <table:table-cell office:value-type="float" office:value="111.02652">
            <text:p>111,02652</text:p>
          </table:table-cell>
          <table:table-cell office:value-type="float" office:value="16.663843">
            <text:p>16,663843</text:p>
          </table:table-cell>
          <table:table-cell office:value-type="float" office:value="649.228088">
            <text:p>649,228088</text:p>
          </table:table-cell>
          <table:table-cell office:value-type="float" office:value="23.408117">
            <text:p>23,408117</text:p>
          </table:table-cell>
          <table:table-cell office:value-type="float" office:value="392.589935">
            <text:p>392,589935</text:p>
          </table:table-cell>
          <table:table-cell office:value-type="float" office:value="12.385021">
            <text:p>12,385021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4045">
            <text:p>35,724045</text:p>
          </table:table-cell>
          <table:table-cell office:value-type="float" office:value="11.49647">
            <text:p>11,49647</text:p>
          </table:table-cell>
          <table:table-cell office:value-type="float" office:value="17.420193">
            <text:p>17,420193</text:p>
          </table:table-cell>
          <table:table-cell office:value-type="float" office:value="12.204973">
            <text:p>12,204973</text:p>
          </table:table-cell>
          <table:table-cell table:number-columns-repeated="2" office:value-type="float" office:value="0">
            <text:p>0</text:p>
          </table:table-cell>
          <table:table-cell office:value-type="float" office:value="99.213326">
            <text:p>99,213326</text:p>
          </table:table-cell>
          <table:table-cell office:value-type="float" office:value="24.27972">
            <text:p>24,27972</text:p>
          </table:table-cell>
          <table:table-cell table:number-columns-repeated="2" office:value-type="float" office:value="0">
            <text:p>0</text:p>
          </table:table-cell>
          <table:table-cell office:value-type="float" office:value="135.928528">
            <text:p>135,928528</text:p>
          </table:table-cell>
          <table:table-cell office:value-type="float" office:value="24.748219">
            <text:p>24,748219</text:p>
          </table:table-cell>
          <table:table-cell office:value-type="float" office:value="185.751495">
            <text:p>185,751495</text:p>
          </table:table-cell>
          <table:table-cell office:value-type="float" office:value="22.884718">
            <text:p>22,884718</text:p>
          </table:table-cell>
        </table:table-row>
        <table:table-row table:style-name="ro1">
          <table:table-cell office:value-type="string">
            <text:p>AFR622 <text:s text:c="5"/></text:p>
          </table:table-cell>
          <table:table-cell office:value-type="float" office:value="6286.714844">
            <text:p>6286,714844</text:p>
          </table:table-cell>
          <table:table-cell office:value-type="float" office:value="966.87561">
            <text:p>966,87561</text:p>
          </table:table-cell>
          <table:table-cell office:value-type="float" office:value="441.624878">
            <text:p>441,624878</text:p>
          </table:table-cell>
          <table:table-cell office:value-type="float" office:value="475.356293">
            <text:p>475,356293</text:p>
          </table:table-cell>
          <table:table-cell office:value-type="float" office:value="5273.036621">
            <text:p>5273,036621</text:p>
          </table:table-cell>
          <table:table-cell office:value-type="float" office:value="215.071716">
            <text:p>215,071716</text:p>
          </table:table-cell>
          <table:table-cell office:value-type="float" office:value="9427.084961">
            <text:p>9427,084961</text:p>
          </table:table-cell>
          <table:table-cell office:value-type="float" office:value="225.023087">
            <text:p>225,023087</text:p>
          </table:table-cell>
          <table:table-cell office:value-type="float" office:value="115.428909">
            <text:p>115,428909</text:p>
          </table:table-cell>
          <table:table-cell office:value-type="float" office:value="33.208511">
            <text:p>33,208511</text:p>
          </table:table-cell>
          <table:table-cell office:value-type="float" office:value="7340.989746">
            <text:p>7340,989746</text:p>
          </table:table-cell>
          <table:table-cell office:value-type="float" office:value="150.603973">
            <text:p>150,603973</text:p>
          </table:table-cell>
          <table:table-cell office:value-type="float" office:value="9213.46875">
            <text:p>9213,46875</text:p>
          </table:table-cell>
          <table:table-cell office:value-type="float" office:value="165.142822">
            <text:p>165,142822</text:p>
          </table:table-cell>
          <table:table-cell office:value-type="float" office:value="8254.953125">
            <text:p>8254,953125</text:p>
          </table:table-cell>
          <table:table-cell office:value-type="float" office:value="116.077492">
            <text:p>116,077492</text:p>
          </table:table-cell>
          <table:table-cell office:value-type="float" office:value="5903.109863">
            <text:p>5903,109863</text:p>
          </table:table-cell>
          <table:table-cell office:value-type="float" office:value="80.01564">
            <text:p>80,01564</text:p>
          </table:table-cell>
          <table:table-cell office:value-type="float" office:value="398.198792">
            <text:p>398,198792</text:p>
          </table:table-cell>
          <table:table-cell office:value-type="float" office:value="12.982261">
            <text:p>12,982261</text:p>
          </table:table-cell>
          <table:table-cell office:value-type="float" office:value="24.062105">
            <text:p>24,062105</text:p>
          </table:table-cell>
          <table:table-cell office:value-type="float" office:value="5.521471">
            <text:p>5,521471</text:p>
          </table:table-cell>
          <table:table-cell office:value-type="float" office:value="48.234447">
            <text:p>48,234447</text:p>
          </table:table-cell>
          <table:table-cell office:value-type="float" office:value="8.297462">
            <text:p>8,297462</text:p>
          </table:table-cell>
          <table:table-cell office:value-type="float" office:value="72.394386">
            <text:p>72,394386</text:p>
          </table:table-cell>
          <table:table-cell office:value-type="float" office:value="5.604426">
            <text:p>5,604426</text:p>
          </table:table-cell>
          <table:table-cell office:value-type="float" office:value="3905.172607">
            <text:p>3905,172607</text:p>
          </table:table-cell>
          <table:table-cell office:value-type="float" office:value="73.747826">
            <text:p>73,747826</text:p>
          </table:table-cell>
          <table:table-cell office:value-type="float" office:value="64.275688">
            <text:p>64,275688</text:p>
          </table:table-cell>
          <table:table-cell office:value-type="float" office:value="8.922747">
            <text:p>8,922747</text:p>
          </table:table-cell>
          <table:table-cell office:value-type="float" office:value="136.876007">
            <text:p>136,876007</text:p>
          </table:table-cell>
          <table:table-cell office:value-type="float" office:value="16.616474">
            <text:p>16,616474</text:p>
          </table:table-cell>
          <table:table-cell office:value-type="float" office:value="600.147644">
            <text:p>600,147644</text:p>
          </table:table-cell>
          <table:table-cell office:value-type="float" office:value="22.950729">
            <text:p>22,950729</text:p>
          </table:table-cell>
          <table:table-cell office:value-type="float" office:value="541.415771">
            <text:p>541,415771</text:p>
          </table:table-cell>
          <table:table-cell office:value-type="float" office:value="13.669119">
            <text:p>13,669119</text:p>
          </table:table-cell>
          <table:table-cell table:number-columns-repeated="2" office:value-type="float" office:value="0">
            <text:p>0</text:p>
          </table:table-cell>
          <table:table-cell office:value-type="float" office:value="56.092556">
            <text:p>56,092556</text:p>
          </table:table-cell>
          <table:table-cell office:value-type="float" office:value="11.104503">
            <text:p>11,104503</text:p>
          </table:table-cell>
          <table:table-cell office:value-type="float" office:value="13.637019">
            <text:p>13,637019</text:p>
          </table:table-cell>
          <table:table-cell office:value-type="float" office:value="11.645984">
            <text:p>11,645984</text:p>
          </table:table-cell>
          <table:table-cell table:number-columns-repeated="2" office:value-type="float" office:value="0">
            <text:p>0</text:p>
          </table:table-cell>
          <table:table-cell office:value-type="float" office:value="71.441444">
            <text:p>71,441444</text:p>
          </table:table-cell>
          <table:table-cell office:value-type="float" office:value="24.456251">
            <text:p>24,456251</text:p>
          </table:table-cell>
          <table:table-cell table:number-columns-repeated="2" office:value-type="float" office:value="0">
            <text:p>0</text:p>
          </table:table-cell>
          <table:table-cell office:value-type="float" office:value="101.187096">
            <text:p>101,187096</text:p>
          </table:table-cell>
          <table:table-cell office:value-type="float" office:value="23.47699">
            <text:p>23,47699</text:p>
          </table:table-cell>
          <table:table-cell office:value-type="float" office:value="255.554245">
            <text:p>255,554245</text:p>
          </table:table-cell>
          <table:table-cell office:value-type="float" office:value="22.695044">
            <text:p>22,695044</text:p>
          </table:table-cell>
        </table:table-row>
        <table:table-row table:style-name="ro1">
          <table:table-cell office:value-type="string">
            <text:p>AFR623 <text:s text:c="5"/></text:p>
          </table:table-cell>
          <table:table-cell office:value-type="float" office:value="20872.636719">
            <text:p>20872,636719</text:p>
          </table:table-cell>
          <table:table-cell office:value-type="float" office:value="1728.45105">
            <text:p>1728,45105</text:p>
          </table:table-cell>
          <table:table-cell office:value-type="float" office:value="2909.34375">
            <text:p>2909,34375</text:p>
          </table:table-cell>
          <table:table-cell office:value-type="float" office:value="538.89624">
            <text:p>538,89624</text:p>
          </table:table-cell>
          <table:table-cell office:value-type="float" office:value="7648.813965">
            <text:p>7648,813965</text:p>
          </table:table-cell>
          <table:table-cell office:value-type="float" office:value="263.885986">
            <text:p>263,885986</text:p>
          </table:table-cell>
          <table:table-cell office:value-type="float" office:value="18939.589844">
            <text:p>18939,589844</text:p>
          </table:table-cell>
          <table:table-cell office:value-type="float" office:value="423.874207">
            <text:p>423,874207</text:p>
          </table:table-cell>
          <table:table-cell office:value-type="float" office:value="189.23288">
            <text:p>189,23288</text:p>
          </table:table-cell>
          <table:table-cell office:value-type="float" office:value="37.714108">
            <text:p>37,714108</text:p>
          </table:table-cell>
          <table:table-cell office:value-type="float" office:value="8141.109863">
            <text:p>8141,109863</text:p>
          </table:table-cell>
          <table:table-cell office:value-type="float" office:value="167.143372">
            <text:p>167,143372</text:p>
          </table:table-cell>
          <table:table-cell office:value-type="float" office:value="34855.984375">
            <text:p>34855,984375</text:p>
          </table:table-cell>
          <table:table-cell office:value-type="float" office:value="596.839294">
            <text:p>596,839294</text:p>
          </table:table-cell>
          <table:table-cell office:value-type="float" office:value="6470.219727">
            <text:p>6470,219727</text:p>
          </table:table-cell>
          <table:table-cell office:value-type="float" office:value="92.261574">
            <text:p>92,261574</text:p>
          </table:table-cell>
          <table:table-cell office:value-type="float" office:value="8881.735352">
            <text:p>8881,735352</text:p>
          </table:table-cell>
          <table:table-cell office:value-type="float" office:value="118.321449">
            <text:p>118,321449</text:p>
          </table:table-cell>
          <table:table-cell office:value-type="float" office:value="704.637329">
            <text:p>704,637329</text:p>
          </table:table-cell>
          <table:table-cell office:value-type="float" office:value="20.083097">
            <text:p>20,083097</text:p>
          </table:table-cell>
          <table:table-cell office:value-type="float" office:value="18.770075">
            <text:p>18,770075</text:p>
          </table:table-cell>
          <table:table-cell office:value-type="float" office:value="5.775959">
            <text:p>5,775959</text:p>
          </table:table-cell>
          <table:table-cell office:value-type="float" office:value="52.125626">
            <text:p>52,125626</text:p>
          </table:table-cell>
          <table:table-cell office:value-type="float" office:value="8.413312">
            <text:p>8,413312</text:p>
          </table:table-cell>
          <table:table-cell office:value-type="float" office:value="124.203262">
            <text:p>124,203262</text:p>
          </table:table-cell>
          <table:table-cell office:value-type="float" office:value="6.183936">
            <text:p>6,183936</text:p>
          </table:table-cell>
          <table:table-cell office:value-type="float" office:value="9493.132813">
            <text:p>9493,132813</text:p>
          </table:table-cell>
          <table:table-cell office:value-type="float" office:value="175.377991">
            <text:p>175,377991</text:p>
          </table:table-cell>
          <table:table-cell office:value-type="float" office:value="59.42609">
            <text:p>59,42609</text:p>
          </table:table-cell>
          <table:table-cell office:value-type="float" office:value="8.961559">
            <text:p>8,961559</text:p>
          </table:table-cell>
          <table:table-cell office:value-type="float" office:value="108.726112">
            <text:p>108,726112</text:p>
          </table:table-cell>
          <table:table-cell office:value-type="float" office:value="16.556206">
            <text:p>16,556206</text:p>
          </table:table-cell>
          <table:table-cell office:value-type="float" office:value="689.415283">
            <text:p>689,415283</text:p>
          </table:table-cell>
          <table:table-cell office:value-type="float" office:value="23.655373">
            <text:p>23,655373</text:p>
          </table:table-cell>
          <table:table-cell office:value-type="float" office:value="478.796234">
            <text:p>478,796234</text:p>
          </table:table-cell>
          <table:table-cell office:value-type="float" office:value="12.969642">
            <text:p>12,969642</text:p>
          </table:table-cell>
          <table:table-cell table:number-columns-repeated="2" office:value-type="float" office:value="0">
            <text:p>0</text:p>
          </table:table-cell>
          <table:table-cell office:value-type="float" office:value="81.083603">
            <text:p>81,083603</text:p>
          </table:table-cell>
          <table:table-cell office:value-type="float" office:value="11.012702">
            <text:p>11,012702</text:p>
          </table:table-cell>
          <table:table-cell office:value-type="float" office:value="41.452797">
            <text:p>41,452797</text:p>
          </table:table-cell>
          <table:table-cell office:value-type="float" office:value="11.625812">
            <text:p>11,625812</text:p>
          </table:table-cell>
          <table:table-cell table:number-columns-repeated="2" office:value-type="float" office:value="0">
            <text:p>0</text:p>
          </table:table-cell>
          <table:table-cell office:value-type="float" office:value="166.313858">
            <text:p>166,313858</text:p>
          </table:table-cell>
          <table:table-cell office:value-type="float" office:value="25.649702">
            <text:p>25,649702</text:p>
          </table:table-cell>
          <table:table-cell table:number-columns-repeated="2" office:value-type="float" office:value="0">
            <text:p>0</text:p>
          </table:table-cell>
          <table:table-cell office:value-type="float" office:value="95.478554">
            <text:p>95,478554</text:p>
          </table:table-cell>
          <table:table-cell office:value-type="float" office:value="23.539122">
            <text:p>23,539122</text:p>
          </table:table-cell>
          <table:table-cell office:value-type="float" office:value="190.620499">
            <text:p>190,620499</text:p>
          </table:table-cell>
          <table:table-cell office:value-type="float" office:value="22.326097">
            <text:p>22,326097</text:p>
          </table:table-cell>
        </table:table-row>
        <table:table-row table:style-name="ro1">
          <table:table-cell office:value-type="string">
            <text:p>AFR624 <text:s text:c="5"/></text:p>
          </table:table-cell>
          <table:table-cell office:value-type="float" office:value="32815.046875">
            <text:p>32815,046875</text:p>
          </table:table-cell>
          <table:table-cell office:value-type="float" office:value="2481.490723">
            <text:p>2481,490723</text:p>
          </table:table-cell>
          <table:table-cell office:value-type="float" office:value="5455.118652">
            <text:p>5455,118652</text:p>
          </table:table-cell>
          <table:table-cell office:value-type="float" office:value="629.537537">
            <text:p>629,537537</text:p>
          </table:table-cell>
          <table:table-cell office:value-type="float" office:value="10860.036133">
            <text:p>10860,036133</text:p>
          </table:table-cell>
          <table:table-cell office:value-type="float" office:value="331.309662">
            <text:p>331,309662</text:p>
          </table:table-cell>
          <table:table-cell office:value-type="float" office:value="24983.949219">
            <text:p>24983,949219</text:p>
          </table:table-cell>
          <table:table-cell office:value-type="float" office:value="553.294067">
            <text:p>553,294067</text:p>
          </table:table-cell>
          <table:table-cell office:value-type="float" office:value="330.906342">
            <text:p>330,906342</text:p>
          </table:table-cell>
          <table:table-cell office:value-type="float" office:value="49.041328">
            <text:p>49,041328</text:p>
          </table:table-cell>
          <table:table-cell office:value-type="float" office:value="11548.141602">
            <text:p>11548,141602</text:p>
          </table:table-cell>
          <table:table-cell office:value-type="float" office:value="231.827423">
            <text:p>231,827423</text:p>
          </table:table-cell>
          <table:table-cell office:value-type="float" office:value="67071.695313">
            <text:p>67071,695313</text:p>
          </table:table-cell>
          <table:table-cell office:value-type="float" office:value="1139.928589">
            <text:p>1139,928589</text:p>
          </table:table-cell>
          <table:table-cell office:value-type="float" office:value="22652.632813">
            <text:p>22652,632813</text:p>
          </table:table-cell>
          <table:table-cell office:value-type="float" office:value="310.225189">
            <text:p>310,225189</text:p>
          </table:table-cell>
          <table:table-cell office:value-type="float" office:value="17929.660156">
            <text:p>17929,660156</text:p>
          </table:table-cell>
          <table:table-cell office:value-type="float" office:value="235.560822">
            <text:p>235,560822</text:p>
          </table:table-cell>
          <table:table-cell office:value-type="float" office:value="966.540039">
            <text:p>966,540039</text:p>
          </table:table-cell>
          <table:table-cell office:value-type="float" office:value="26.545841">
            <text:p>26,545841</text:p>
          </table:table-cell>
          <table:table-cell office:value-type="float" office:value="25.78483">
            <text:p>25,78483</text:p>
          </table:table-cell>
          <table:table-cell office:value-type="float" office:value="6.487724">
            <text:p>6,487724</text:p>
          </table:table-cell>
          <table:table-cell office:value-type="float" office:value="50.677719">
            <text:p>50,677719</text:p>
          </table:table-cell>
          <table:table-cell office:value-type="float" office:value="8.727738">
            <text:p>8,727738</text:p>
          </table:table-cell>
          <table:table-cell office:value-type="float" office:value="176.464035">
            <text:p>176,464035</text:p>
          </table:table-cell>
          <table:table-cell office:value-type="float" office:value="7.275947">
            <text:p>7,275947</text:p>
          </table:table-cell>
          <table:table-cell office:value-type="float" office:value="9349.011719">
            <text:p>9349,011719</text:p>
          </table:table-cell>
          <table:table-cell office:value-type="float" office:value="172.795837">
            <text:p>172,795837</text:p>
          </table:table-cell>
          <table:table-cell office:value-type="float" office:value="60.360653">
            <text:p>60,360653</text:p>
          </table:table-cell>
          <table:table-cell office:value-type="float" office:value="10.033366">
            <text:p>10,033366</text:p>
          </table:table-cell>
          <table:table-cell office:value-type="float" office:value="132.102905">
            <text:p>132,102905</text:p>
          </table:table-cell>
          <table:table-cell office:value-type="float" office:value="17.1665">
            <text:p>17,1665</text:p>
          </table:table-cell>
          <table:table-cell office:value-type="float" office:value="588.240784">
            <text:p>588,240784</text:p>
          </table:table-cell>
          <table:table-cell office:value-type="float" office:value="23.333115">
            <text:p>23,333115</text:p>
          </table:table-cell>
          <table:table-cell office:value-type="float" office:value="298.938293">
            <text:p>298,938293</text:p>
          </table:table-cell>
          <table:table-cell office:value-type="float" office:value="12.451068">
            <text:p>12,451068</text:p>
          </table:table-cell>
          <table:table-cell table:number-columns-repeated="2" office:value-type="float" office:value="0">
            <text:p>0</text:p>
          </table:table-cell>
          <table:table-cell office:value-type="float" office:value="156.435867">
            <text:p>156,435867</text:p>
          </table:table-cell>
          <table:table-cell office:value-type="float" office:value="12.83009">
            <text:p>12,83009</text:p>
          </table:table-cell>
          <table:table-cell office:value-type="float" office:value="36.667522">
            <text:p>36,667522</text:p>
          </table:table-cell>
          <table:table-cell office:value-type="float" office:value="13.172591">
            <text:p>13,172591</text:p>
          </table:table-cell>
          <table:table-cell table:number-columns-repeated="2" office:value-type="float" office:value="0">
            <text:p>0</text:p>
          </table:table-cell>
          <table:table-cell office:value-type="float" office:value="206.492462">
            <text:p>206,492462</text:p>
          </table:table-cell>
          <table:table-cell office:value-type="float" office:value="27.954111">
            <text:p>27,954111</text:p>
          </table:table-cell>
          <table:table-cell table:number-columns-repeated="2" office:value-type="float" office:value="0">
            <text:p>0</text:p>
          </table:table-cell>
          <table:table-cell office:value-type="float" office:value="119.694908">
            <text:p>119,694908</text:p>
          </table:table-cell>
          <table:table-cell office:value-type="float" office:value="26.521444">
            <text:p>26,521444</text:p>
          </table:table-cell>
          <table:table-cell office:value-type="float" office:value="327.322479">
            <text:p>327,322479</text:p>
          </table:table-cell>
          <table:table-cell office:value-type="float" office:value="25.908091">
            <text:p>25,908091</text:p>
          </table:table-cell>
        </table:table-row>
        <table:table-row table:style-name="ro1">
          <table:table-cell office:value-type="string">
            <text:p>AFR625 <text:s text:c="5"/></text:p>
          </table:table-cell>
          <table:table-cell office:value-type="float" office:value="7313.321777">
            <text:p>7313,321777</text:p>
          </table:table-cell>
          <table:table-cell office:value-type="float" office:value="998.147827">
            <text:p>998,147827</text:p>
          </table:table-cell>
          <table:table-cell office:value-type="float" office:value="1238.405273">
            <text:p>1238,405273</text:p>
          </table:table-cell>
          <table:table-cell office:value-type="float" office:value="497.648926">
            <text:p>497,648926</text:p>
          </table:table-cell>
          <table:table-cell office:value-type="float" office:value="4130.873535">
            <text:p>4130,873535</text:p>
          </table:table-cell>
          <table:table-cell office:value-type="float" office:value="198.964676">
            <text:p>198,964676</text:p>
          </table:table-cell>
          <table:table-cell office:value-type="float" office:value="7934.416992">
            <text:p>7934,416992</text:p>
          </table:table-cell>
          <table:table-cell office:value-type="float" office:value="195.781006">
            <text:p>195,781006</text:p>
          </table:table-cell>
          <table:table-cell office:value-type="float" office:value="164.783325">
            <text:p>164,783325</text:p>
          </table:table-cell>
          <table:table-cell office:value-type="float" office:value="35.330986">
            <text:p>35,330986</text:p>
          </table:table-cell>
          <table:table-cell office:value-type="float" office:value="11523.410156">
            <text:p>11523,410156</text:p>
          </table:table-cell>
          <table:table-cell office:value-type="float" office:value="228.197479">
            <text:p>228,197479</text:p>
          </table:table-cell>
          <table:table-cell office:value-type="float" office:value="5617.904297">
            <text:p>5617,904297</text:p>
          </table:table-cell>
          <table:table-cell office:value-type="float" office:value="105.321205">
            <text:p>105,321205</text:p>
          </table:table-cell>
          <table:table-cell office:value-type="float" office:value="11224.232422">
            <text:p>11224,232422</text:p>
          </table:table-cell>
          <table:table-cell office:value-type="float" office:value="156.089401">
            <text:p>156,089401</text:p>
          </table:table-cell>
          <table:table-cell office:value-type="float" office:value="3159.746582">
            <text:p>3159,746582</text:p>
          </table:table-cell>
          <table:table-cell office:value-type="float" office:value="45.368652">
            <text:p>45,368652</text:p>
          </table:table-cell>
          <table:table-cell office:value-type="float" office:value="258.454559">
            <text:p>258,454559</text:p>
          </table:table-cell>
          <table:table-cell office:value-type="float" office:value="10.425473">
            <text:p>10,425473</text:p>
          </table:table-cell>
          <table:table-cell office:value-type="float" office:value="24.343443">
            <text:p>24,343443</text:p>
          </table:table-cell>
          <table:table-cell office:value-type="float" office:value="5.878853">
            <text:p>5,878853</text:p>
          </table:table-cell>
          <table:table-cell office:value-type="float" office:value="53.573536">
            <text:p>53,573536</text:p>
          </table:table-cell>
          <table:table-cell office:value-type="float" office:value="8.556529">
            <text:p>8,556529</text:p>
          </table:table-cell>
          <table:table-cell office:value-type="float" office:value="68.754097">
            <text:p>68,754097</text:p>
          </table:table-cell>
          <table:table-cell office:value-type="float" office:value="5.987084">
            <text:p>5,987084</text:p>
          </table:table-cell>
          <table:table-cell office:value-type="float" office:value="2994.291016">
            <text:p>2994,291016</text:p>
          </table:table-cell>
          <table:table-cell office:value-type="float" office:value="57.425205">
            <text:p>57,425205</text:p>
          </table:table-cell>
          <table:table-cell office:value-type="float" office:value="89.108658">
            <text:p>89,108658</text:p>
          </table:table-cell>
          <table:table-cell office:value-type="float" office:value="9.8004">
            <text:p>9,8004</text:p>
          </table:table-cell>
          <table:table-cell office:value-type="float" office:value="145.161118">
            <text:p>145,161118</text:p>
          </table:table-cell>
          <table:table-cell office:value-type="float" office:value="17.205729">
            <text:p>17,205729</text:p>
          </table:table-cell>
          <table:table-cell office:value-type="float" office:value="474.205109">
            <text:p>474,205109</text:p>
          </table:table-cell>
          <table:table-cell office:value-type="float" office:value="22.434929">
            <text:p>22,434929</text:p>
          </table:table-cell>
          <table:table-cell office:value-type="float" office:value="382.487549">
            <text:p>382,487549</text:p>
          </table:table-cell>
          <table:table-cell office:value-type="float" office:value="12.887612">
            <text:p>12,887612</text:p>
          </table:table-cell>
          <table:table-cell table:number-columns-repeated="2" office:value-type="float" office:value="0">
            <text:p>0</text:p>
          </table:table-cell>
          <table:table-cell office:value-type="float" office:value="44.529949">
            <text:p>44,529949</text:p>
          </table:table-cell>
          <table:table-cell office:value-type="float" office:value="12.309545">
            <text:p>12,309545</text:p>
          </table:table-cell>
          <table:table-cell office:value-type="float" office:value="21.54841">
            <text:p>21,54841</text:p>
          </table:table-cell>
          <table:table-cell office:value-type="float" office:value="13.012513">
            <text:p>13,012513</text:p>
          </table:table-cell>
          <table:table-cell table:number-columns-repeated="2" office:value-type="float" office:value="0">
            <text:p>0</text:p>
          </table:table-cell>
          <table:table-cell office:value-type="float" office:value="124.858185">
            <text:p>124,858185</text:p>
          </table:table-cell>
          <table:table-cell office:value-type="float" office:value="25.308502">
            <text:p>25,308502</text:p>
          </table:table-cell>
          <table:table-cell table:number-columns-repeated="2" office:value-type="float" office:value="0">
            <text:p>0</text:p>
          </table:table-cell>
          <table:table-cell office:value-type="float" office:value="120.708366">
            <text:p>120,708366</text:p>
          </table:table-cell>
          <table:table-cell office:value-type="float" office:value="25.623743">
            <text:p>25,623743</text:p>
          </table:table-cell>
          <table:table-cell office:value-type="float" office:value="195.143341">
            <text:p>195,143341</text:p>
          </table:table-cell>
          <table:table-cell office:value-type="float" office:value="24.344009">
            <text:p>24,344009</text:p>
          </table:table-cell>
        </table:table-row>
        <table:table-row table:style-name="ro1">
          <table:table-cell office:value-type="string">
            <text:p>AFR626 <text:s text:c="5"/></text:p>
          </table:table-cell>
          <table:table-cell office:value-type="float" office:value="18394.800781">
            <text:p>18394,800781</text:p>
          </table:table-cell>
          <table:table-cell office:value-type="float" office:value="1718.207275">
            <text:p>1718,207275</text:p>
          </table:table-cell>
          <table:table-cell office:value-type="float" office:value="3635.458496">
            <text:p>3635,458496</text:p>
          </table:table-cell>
          <table:table-cell office:value-type="float" office:value="579.827026">
            <text:p>579,827026</text:p>
          </table:table-cell>
          <table:table-cell office:value-type="float" office:value="26991.591797">
            <text:p>26991,591797</text:p>
          </table:table-cell>
          <table:table-cell office:value-type="float" office:value="655.700989">
            <text:p>655,700989</text:p>
          </table:table-cell>
          <table:table-cell office:value-type="float" office:value="54615.816406">
            <text:p>54615,816406</text:p>
          </table:table-cell>
          <table:table-cell office:value-type="float" office:value="1180.370728">
            <text:p>1180,370728</text:p>
          </table:table-cell>
          <table:table-cell office:value-type="float" office:value="413.967834">
            <text:p>413,967834</text:p>
          </table:table-cell>
          <table:table-cell office:value-type="float" office:value="48.319592">
            <text:p>48,319592</text:p>
          </table:table-cell>
          <table:table-cell office:value-type="float" office:value="10871.935547">
            <text:p>10871,935547</text:p>
          </table:table-cell>
          <table:table-cell office:value-type="float" office:value="218.271072">
            <text:p>218,271072</text:p>
          </table:table-cell>
          <table:table-cell office:value-type="float" office:value="45385.957031">
            <text:p>45385,957031</text:p>
          </table:table-cell>
          <table:table-cell office:value-type="float" office:value="773.818542">
            <text:p>773,818542</text:p>
          </table:table-cell>
          <table:table-cell office:value-type="float" office:value="12263.566406">
            <text:p>12263,566406</text:p>
          </table:table-cell>
          <table:table-cell office:value-type="float" office:value="170.296036">
            <text:p>170,296036</text:p>
          </table:table-cell>
          <table:table-cell office:value-type="float" office:value="34581.320313">
            <text:p>34581,320313</text:p>
          </table:table-cell>
          <table:table-cell office:value-type="float" office:value="451.306091">
            <text:p>451,306091</text:p>
          </table:table-cell>
          <table:table-cell office:value-type="float" office:value="2267.864014">
            <text:p>2267,864014</text:p>
          </table:table-cell>
          <table:table-cell office:value-type="float" office:value="58.536617">
            <text:p>58,536617</text:p>
          </table:table-cell>
          <table:table-cell office:value-type="float" office:value="52.818867">
            <text:p>52,818867</text:p>
          </table:table-cell>
          <table:table-cell office:value-type="float" office:value="6.701725">
            <text:p>6,701725</text:p>
          </table:table-cell>
          <table:table-cell office:value-type="float" office:value="79.772537">
            <text:p>79,772537</text:p>
          </table:table-cell>
          <table:table-cell office:value-type="float" office:value="8.570614">
            <text:p>8,570614</text:p>
          </table:table-cell>
          <table:table-cell office:value-type="float" office:value="275.040344">
            <text:p>275,040344</text:p>
          </table:table-cell>
          <table:table-cell office:value-type="float" office:value="8.206676">
            <text:p>8,206676</text:p>
          </table:table-cell>
          <table:table-cell office:value-type="float" office:value="21720.417969">
            <text:p>21720,417969</text:p>
          </table:table-cell>
          <table:table-cell office:value-type="float" office:value="398.529999">
            <text:p>398,529999</text:p>
          </table:table-cell>
          <table:table-cell office:value-type="float" office:value="42.766468">
            <text:p>42,766468</text:p>
          </table:table-cell>
          <table:table-cell office:value-type="float" office:value="8.80985">
            <text:p>8,80985</text:p>
          </table:table-cell>
          <table:table-cell office:value-type="float" office:value="164.618423">
            <text:p>164,618423</text:p>
          </table:table-cell>
          <table:table-cell office:value-type="float" office:value="16.67737">
            <text:p>16,67737</text:p>
          </table:table-cell>
          <table:table-cell office:value-type="float" office:value="943.188965">
            <text:p>943,188965</text:p>
          </table:table-cell>
          <table:table-cell office:value-type="float" office:value="25.883896">
            <text:p>25,883896</text:p>
          </table:table-cell>
          <table:table-cell office:value-type="float" office:value="599.125305">
            <text:p>599,125305</text:p>
          </table:table-cell>
          <table:table-cell office:value-type="float" office:value="14.167816">
            <text:p>14,167816</text:p>
          </table:table-cell>
          <table:table-cell table:number-columns-repeated="2" office:value-type="float" office:value="0">
            <text:p>0</text:p>
          </table:table-cell>
          <table:table-cell office:value-type="float" office:value="196.000427">
            <text:p>196,000427</text:p>
          </table:table-cell>
          <table:table-cell office:value-type="float" office:value="11.431286">
            <text:p>11,431286</text:p>
          </table:table-cell>
          <table:table-cell office:value-type="float" office:value="114.934631">
            <text:p>114,934631</text:p>
          </table:table-cell>
          <table:table-cell office:value-type="float" office:value="11.649118">
            <text:p>11,649118</text:p>
          </table:table-cell>
          <table:table-cell table:number-columns-repeated="2" office:value-type="float" office:value="0">
            <text:p>0</text:p>
          </table:table-cell>
          <table:table-cell office:value-type="float" office:value="265.434174">
            <text:p>265,434174</text:p>
          </table:table-cell>
          <table:table-cell office:value-type="float" office:value="27.761627">
            <text:p>27,761627</text:p>
          </table:table-cell>
          <table:table-cell table:number-columns-repeated="2" office:value-type="float" office:value="0">
            <text:p>0</text:p>
          </table:table-cell>
          <table:table-cell office:value-type="float" office:value="47.739277">
            <text:p>47,739277</text:p>
          </table:table-cell>
          <table:table-cell office:value-type="float" office:value="23.074144">
            <text:p>23,074144</text:p>
          </table:table-cell>
          <table:table-cell office:value-type="float" office:value="337.689453">
            <text:p>337,689453</text:p>
          </table:table-cell>
          <table:table-cell office:value-type="float" office:value="22.861097">
            <text:p>22,861097</text:p>
          </table:table-cell>
        </table:table-row>
        <table:table-row table:style-name="ro1">
          <table:table-cell office:value-type="string">
            <text:p>AFR627 <text:s text:c="5"/></text:p>
          </table:table-cell>
          <table:table-cell office:value-type="float" office:value="5956.984375">
            <text:p>5956,984375</text:p>
          </table:table-cell>
          <table:table-cell office:value-type="float" office:value="923.912537">
            <text:p>923,912537</text:p>
          </table:table-cell>
          <table:table-cell office:value-type="float" office:value="804.303955">
            <text:p>804,303955</text:p>
          </table:table-cell>
          <table:table-cell office:value-type="float" office:value="460.761383">
            <text:p>460,761383</text:p>
          </table:table-cell>
          <table:table-cell office:value-type="float" office:value="2841.867432">
            <text:p>2841,867432</text:p>
          </table:table-cell>
          <table:table-cell office:value-type="float" office:value="177.537857">
            <text:p>177,537857</text:p>
          </table:table-cell>
          <table:table-cell office:value-type="float" office:value="5048.723145">
            <text:p>5048,723145</text:p>
          </table:table-cell>
          <table:table-cell office:value-type="float" office:value="136.739166">
            <text:p>136,739166</text:p>
          </table:table-cell>
          <table:table-cell office:value-type="float" office:value="200.745926">
            <text:p>200,745926</text:p>
          </table:table-cell>
          <table:table-cell office:value-type="float" office:value="31.058208">
            <text:p>31,058208</text:p>
          </table:table-cell>
          <table:table-cell office:value-type="float" office:value="9963.389648">
            <text:p>9963,389648</text:p>
          </table:table-cell>
          <table:table-cell office:value-type="float" office:value="198.715256">
            <text:p>198,715256</text:p>
          </table:table-cell>
          <table:table-cell office:value-type="float" office:value="4596.253418">
            <text:p>4596,253418</text:p>
          </table:table-cell>
          <table:table-cell office:value-type="float" office:value="88.307602">
            <text:p>88,307602</text:p>
          </table:table-cell>
          <table:table-cell office:value-type="float" office:value="7534.858398">
            <text:p>7534,858398</text:p>
          </table:table-cell>
          <table:table-cell office:value-type="float" office:value="106.367409">
            <text:p>106,367409</text:p>
          </table:table-cell>
          <table:table-cell office:value-type="float" office:value="1816.963013">
            <text:p>1816,963013</text:p>
          </table:table-cell>
          <table:table-cell office:value-type="float" office:value="28.682558">
            <text:p>28,682558</text:p>
          </table:table-cell>
          <table:table-cell office:value-type="float" office:value="187.88501">
            <text:p>187,88501</text:p>
          </table:table-cell>
          <table:table-cell office:value-type="float" office:value="8.647169">
            <text:p>8,647169</text:p>
          </table:table-cell>
          <table:table-cell office:value-type="float" office:value="30.877569">
            <text:p>30,877569</text:p>
          </table:table-cell>
          <table:table-cell office:value-type="float" office:value="5.21485">
            <text:p>5,21485</text:p>
          </table:table-cell>
          <table:table-cell office:value-type="float" office:value="33.96146">
            <text:p>33,96146</text:p>
          </table:table-cell>
          <table:table-cell office:value-type="float" office:value="8.131207">
            <text:p>8,131207</text:p>
          </table:table-cell>
          <table:table-cell office:value-type="float" office:value="70.023552">
            <text:p>70,023552</text:p>
          </table:table-cell>
          <table:table-cell office:value-type="float" office:value="5.314611">
            <text:p>5,314611</text:p>
          </table:table-cell>
          <table:table-cell office:value-type="float" office:value="2192.548096">
            <text:p>2192,548096</text:p>
          </table:table-cell>
          <table:table-cell office:value-type="float" office:value="42.920349">
            <text:p>42,920349</text:p>
          </table:table-cell>
          <table:table-cell office:value-type="float" office:value="66.609657">
            <text:p>66,609657</text:p>
          </table:table-cell>
          <table:table-cell office:value-type="float" office:value="8.485868">
            <text:p>8,485868</text:p>
          </table:table-cell>
          <table:table-cell office:value-type="float" office:value="81.22168">
            <text:p>81,22168</text:p>
          </table:table-cell>
          <table:table-cell office:value-type="float" office:value="16.162853">
            <text:p>16,162853</text:p>
          </table:table-cell>
          <table:table-cell office:value-type="float" office:value="756.750916">
            <text:p>756,750916</text:p>
          </table:table-cell>
          <table:table-cell office:value-type="float" office:value="24.066572">
            <text:p>24,066572</text:p>
          </table:table-cell>
          <table:table-cell office:value-type="float" office:value="787.334473">
            <text:p>787,334473</text:p>
          </table:table-cell>
          <table:table-cell office:value-type="float" office:value="16.524719">
            <text:p>16,524719</text:p>
          </table:table-cell>
          <table:table-cell table:number-columns-repeated="2" office:value-type="float" office:value="0">
            <text:p>0</text:p>
          </table:table-cell>
          <table:table-cell office:value-type="float" office:value="35.565742">
            <text:p>35,565742</text:p>
          </table:table-cell>
          <table:table-cell office:value-type="float" office:value="10.653533">
            <text:p>10,653533</text:p>
          </table:table-cell>
          <table:table-cell office:value-type="float" office:value="17.244232">
            <text:p>17,244232</text:p>
          </table:table-cell>
          <table:table-cell office:value-type="float" office:value="11.237506">
            <text:p>11,237506</text:p>
          </table:table-cell>
          <table:table-cell table:number-columns-repeated="2" office:value-type="float" office:value="0">
            <text:p>0</text:p>
          </table:table-cell>
          <table:table-cell office:value-type="float" office:value="40.921818">
            <text:p>40,921818</text:p>
          </table:table-cell>
          <table:table-cell office:value-type="float" office:value="22.970627">
            <text:p>22,970627</text:p>
          </table:table-cell>
          <table:table-cell table:number-columns-repeated="2" office:value-type="float" office:value="0">
            <text:p>0</text:p>
          </table:table-cell>
          <table:table-cell office:value-type="float" office:value="97.244057">
            <text:p>97,244057</text:p>
          </table:table-cell>
          <table:table-cell office:value-type="float" office:value="22.883587">
            <text:p>22,883587</text:p>
          </table:table-cell>
          <table:table-cell office:value-type="float" office:value="223.368835">
            <text:p>223,368835</text:p>
          </table:table-cell>
          <table:table-cell office:value-type="float" office:value="21.945293">
            <text:p>21,945293</text:p>
          </table:table-cell>
        </table:table-row>
        <table:table-row table:style-name="ro1">
          <table:table-cell office:value-type="string">
            <text:p>AFR628 <text:s text:c="5"/></text:p>
          </table:table-cell>
          <table:table-cell office:value-type="float" office:value="9400.071289">
            <text:p>9400,071289</text:p>
          </table:table-cell>
          <table:table-cell office:value-type="float" office:value="1147.145752">
            <text:p>1147,145752</text:p>
          </table:table-cell>
          <table:table-cell office:value-type="float" office:value="1234.031128">
            <text:p>1234,031128</text:p>
          </table:table-cell>
          <table:table-cell office:value-type="float" office:value="504.198944">
            <text:p>504,198944</text:p>
          </table:table-cell>
          <table:table-cell office:value-type="float" office:value="3369.577393">
            <text:p>3369,577393</text:p>
          </table:table-cell>
          <table:table-cell office:value-type="float" office:value="193.668991">
            <text:p>193,668991</text:p>
          </table:table-cell>
          <table:table-cell office:value-type="float" office:value="6958.024414">
            <text:p>6958,024414</text:p>
          </table:table-cell>
          <table:table-cell office:value-type="float" office:value="177.811401">
            <text:p>177,811401</text:p>
          </table:table-cell>
          <table:table-cell office:value-type="float" office:value="224.73497">
            <text:p>224,73497</text:p>
          </table:table-cell>
          <table:table-cell office:value-type="float" office:value="39.12682">
            <text:p>39,12682</text:p>
          </table:table-cell>
          <table:table-cell office:value-type="float" office:value="14382.332031">
            <text:p>14382,332031</text:p>
          </table:table-cell>
          <table:table-cell office:value-type="float" office:value="282.559052">
            <text:p>282,559052</text:p>
          </table:table-cell>
          <table:table-cell office:value-type="float" office:value="21559.974609">
            <text:p>21559,974609</text:p>
          </table:table-cell>
          <table:table-cell office:value-type="float" office:value="373.096985">
            <text:p>373,096985</text:p>
          </table:table-cell>
          <table:table-cell office:value-type="float" office:value="25220.146484">
            <text:p>25220,146484</text:p>
          </table:table-cell>
          <table:table-cell office:value-type="float" office:value="344.853027">
            <text:p>344,853027</text:p>
          </table:table-cell>
          <table:table-cell office:value-type="float" office:value="3168.351318">
            <text:p>3168,351318</text:p>
          </table:table-cell>
          <table:table-cell office:value-type="float" office:value="45.794563">
            <text:p>45,794563</text:p>
          </table:table-cell>
          <table:table-cell office:value-type="float" office:value="222.484055">
            <text:p>222,484055</text:p>
          </table:table-cell>
          <table:table-cell office:value-type="float" office:value="9.62981">
            <text:p>9,62981</text:p>
          </table:table-cell>
          <table:table-cell office:value-type="float" office:value="25.432493">
            <text:p>25,432493</text:p>
          </table:table-cell>
          <table:table-cell office:value-type="float" office:value="5.529283">
            <text:p>5,529283</text:p>
          </table:table-cell>
          <table:table-cell office:value-type="float" office:value="38.056305">
            <text:p>38,056305</text:p>
          </table:table-cell>
          <table:table-cell office:value-type="float" office:value="8.293739">
            <text:p>8,293739</text:p>
          </table:table-cell>
          <table:table-cell office:value-type="float" office:value="61.370461">
            <text:p>61,370461</text:p>
          </table:table-cell>
          <table:table-cell office:value-type="float" office:value="5.626667">
            <text:p>5,626667</text:p>
          </table:table-cell>
          <table:table-cell office:value-type="float" office:value="3975.655029">
            <text:p>3975,655029</text:p>
          </table:table-cell>
          <table:table-cell office:value-type="float" office:value="75.031258">
            <text:p>75,031258</text:p>
          </table:table-cell>
          <table:table-cell office:value-type="float" office:value="70.275162">
            <text:p>70,275162</text:p>
          </table:table-cell>
          <table:table-cell office:value-type="float" office:value="9.12734">
            <text:p>9,12734</text:p>
          </table:table-cell>
          <table:table-cell office:value-type="float" office:value="65.132111">
            <text:p>65,132111</text:p>
          </table:table-cell>
          <table:table-cell office:value-type="float" office:value="16.294693">
            <text:p>16,294693</text:p>
          </table:table-cell>
          <table:table-cell office:value-type="float" office:value="883.78833">
            <text:p>883,78833</text:p>
          </table:table-cell>
          <table:table-cell office:value-type="float" office:value="25.437698">
            <text:p>25,437698</text:p>
          </table:table-cell>
          <table:table-cell office:value-type="float" office:value="256.437134">
            <text:p>256,437134</text:p>
          </table:table-cell>
          <table:table-cell office:value-type="float" office:value="11.311059">
            <text:p>11,311059</text:p>
          </table:table-cell>
          <table:table-cell table:number-columns-repeated="2" office:value-type="float" office:value="0">
            <text:p>0</text:p>
          </table:table-cell>
          <table:table-cell office:value-type="float" office:value="44.794064">
            <text:p>44,794064</text:p>
          </table:table-cell>
          <table:table-cell office:value-type="float" office:value="11.308766">
            <text:p>11,308766</text:p>
          </table:table-cell>
          <table:table-cell office:value-type="float" office:value="23.368574">
            <text:p>23,368574</text:p>
          </table:table-cell>
          <table:table-cell office:value-type="float" office:value="11.957641">
            <text:p>11,957641</text:p>
          </table:table-cell>
          <table:table-cell table:number-columns-repeated="2" office:value-type="float" office:value="0">
            <text:p>0</text:p>
          </table:table-cell>
          <table:table-cell office:value-type="float" office:value="61.201141">
            <text:p>61,201141</text:p>
          </table:table-cell>
          <table:table-cell office:value-type="float" office:value="24.868853">
            <text:p>24,868853</text:p>
          </table:table-cell>
          <table:table-cell table:number-columns-repeated="2" office:value-type="float" office:value="0">
            <text:p>0</text:p>
          </table:table-cell>
          <table:table-cell office:value-type="float" office:value="97.452133">
            <text:p>97,452133</text:p>
          </table:table-cell>
          <table:table-cell office:value-type="float" office:value="23.915621">
            <text:p>23,915621</text:p>
          </table:table-cell>
          <table:table-cell office:value-type="float" office:value="434.244751">
            <text:p>434,244751</text:p>
          </table:table-cell>
          <table:table-cell office:value-type="float" office:value="24.715984">
            <text:p>24,715984</text:p>
          </table:table-cell>
        </table:table-row>
        <table:table-row table:style-name="ro1">
          <table:table-cell office:value-type="string">
            <text:p>AFR629 <text:s text:c="5"/></text:p>
          </table:table-cell>
          <table:table-cell office:value-type="float" office:value="28309.140625">
            <text:p>28309,140625</text:p>
          </table:table-cell>
          <table:table-cell office:value-type="float" office:value="2179.021484">
            <text:p>2179,021484</text:p>
          </table:table-cell>
          <table:table-cell office:value-type="float" office:value="4632.097656">
            <text:p>4632,097656</text:p>
          </table:table-cell>
          <table:table-cell office:value-type="float" office:value="571.10675">
            <text:p>571,10675</text:p>
          </table:table-cell>
          <table:table-cell office:value-type="float" office:value="9808.373047">
            <text:p>9808,373047</text:p>
          </table:table-cell>
          <table:table-cell office:value-type="float" office:value="302.5401">
            <text:p>302,5401</text:p>
          </table:table-cell>
          <table:table-cell office:value-type="float" office:value="22859.232422">
            <text:p>22859,232422</text:p>
          </table:table-cell>
          <table:table-cell office:value-type="float" office:value="507.365814">
            <text:p>507,365814</text:p>
          </table:table-cell>
          <table:table-cell office:value-type="float" office:value="410.860016">
            <text:p>410,860016</text:p>
          </table:table-cell>
          <table:table-cell office:value-type="float" office:value="45.626926">
            <text:p>45,626926</text:p>
          </table:table-cell>
          <table:table-cell office:value-type="float" office:value="10738.769531">
            <text:p>10738,769531</text:p>
          </table:table-cell>
          <table:table-cell office:value-type="float" office:value="215.967087">
            <text:p>215,967087</text:p>
          </table:table-cell>
          <table:table-cell office:value-type="float" office:value="62039.945313">
            <text:p>62039,945313</text:p>
          </table:table-cell>
          <table:table-cell office:value-type="float" office:value="1054.887085">
            <text:p>1054,887085</text:p>
          </table:table-cell>
          <table:table-cell office:value-type="float" office:value="21071.613281">
            <text:p>21071,613281</text:p>
          </table:table-cell>
          <table:table-cell office:value-type="float" office:value="288.804596">
            <text:p>288,804596</text:p>
          </table:table-cell>
          <table:table-cell office:value-type="float" office:value="16478.851563">
            <text:p>16478,851563</text:p>
          </table:table-cell>
          <table:table-cell office:value-type="float" office:value="216.705658">
            <text:p>216,705658</text:p>
          </table:table-cell>
          <table:table-cell office:value-type="float" office:value="843.329712">
            <text:p>843,329712</text:p>
          </table:table-cell>
          <table:table-cell office:value-type="float" office:value="23.184359">
            <text:p>23,184359</text:p>
          </table:table-cell>
          <table:table-cell office:value-type="float" office:value="23.10218">
            <text:p>23,10218</text:p>
          </table:table-cell>
          <table:table-cell office:value-type="float" office:value="5.392474">
            <text:p>5,392474</text:p>
          </table:table-cell>
          <table:table-cell office:value-type="float" office:value="97.575897">
            <text:p>97,575897</text:p>
          </table:table-cell>
          <table:table-cell office:value-type="float" office:value="8.340469">
            <text:p>8,340469</text:p>
          </table:table-cell>
          <table:table-cell office:value-type="float" office:value="165.216324">
            <text:p>165,216324</text:p>
          </table:table-cell>
          <table:table-cell office:value-type="float" office:value="6.248113">
            <text:p>6,248113</text:p>
          </table:table-cell>
          <table:table-cell office:value-type="float" office:value="9274.240234">
            <text:p>9274,240234</text:p>
          </table:table-cell>
          <table:table-cell office:value-type="float" office:value="171.331573">
            <text:p>171,331573</text:p>
          </table:table-cell>
          <table:table-cell office:value-type="float" office:value="45.400921">
            <text:p>45,400921</text:p>
          </table:table-cell>
          <table:table-cell office:value-type="float" office:value="8.017099">
            <text:p>8,017099</text:p>
          </table:table-cell>
          <table:table-cell office:value-type="float" office:value="49.139557">
            <text:p>49,139557</text:p>
          </table:table-cell>
          <table:table-cell office:value-type="float" office:value="15.649534">
            <text:p>15,649534</text:p>
          </table:table-cell>
          <table:table-cell office:value-type="float" office:value="750.596008">
            <text:p>750,596008</text:p>
          </table:table-cell>
          <table:table-cell office:value-type="float" office:value="23.849148">
            <text:p>23,849148</text:p>
          </table:table-cell>
          <table:table-cell office:value-type="float" office:value="246.871246">
            <text:p>246,871246</text:p>
          </table:table-cell>
          <table:table-cell office:value-type="float" office:value="9.983886">
            <text:p>9,983886</text:p>
          </table:table-cell>
          <table:table-cell table:number-columns-repeated="2" office:value-type="float" office:value="0">
            <text:p>0</text:p>
          </table:table-cell>
          <table:table-cell office:value-type="float" office:value="138.226212">
            <text:p>138,226212</text:p>
          </table:table-cell>
          <table:table-cell office:value-type="float" office:value="10.200058">
            <text:p>10,200058</text:p>
          </table:table-cell>
          <table:table-cell office:value-type="float" office:value="38.682213">
            <text:p>38,682213</text:p>
          </table:table-cell>
          <table:table-cell office:value-type="float" office:value="10.410517">
            <text:p>10,410517</text:p>
          </table:table-cell>
          <table:table-cell table:number-columns-repeated="2" office:value-type="float" office:value="0">
            <text:p>0</text:p>
          </table:table-cell>
          <table:table-cell office:value-type="float" office:value="123.550522">
            <text:p>123,550522</text:p>
          </table:table-cell>
          <table:table-cell office:value-type="float" office:value="23.225544">
            <text:p>23,225544</text:p>
          </table:table-cell>
          <table:table-cell table:number-columns-repeated="2" office:value-type="float" office:value="0">
            <text:p>0</text:p>
          </table:table-cell>
          <table:table-cell office:value-type="float" office:value="60.424522">
            <text:p>60,424522</text:p>
          </table:table-cell>
          <table:table-cell office:value-type="float" office:value="20.995872">
            <text:p>20,995872</text:p>
          </table:table-cell>
          <table:table-cell office:value-type="float" office:value="264.692078">
            <text:p>264,692078</text:p>
          </table:table-cell>
          <table:table-cell office:value-type="float" office:value="20.634886">
            <text:p>20,634886</text:p>
          </table:table-cell>
        </table:table-row>
        <table:table-row table:style-name="ro1">
          <table:table-cell office:value-type="string">
            <text:p>AFR630 <text:s text:c="5"/></text:p>
          </table:table-cell>
          <table:table-cell office:value-type="float" office:value="5793.652344">
            <text:p>5793,652344</text:p>
          </table:table-cell>
          <table:table-cell office:value-type="float" office:value="951.052002">
            <text:p>951,052002</text:p>
          </table:table-cell>
          <table:table-cell office:value-type="float" office:value="622.512878">
            <text:p>622,512878</text:p>
          </table:table-cell>
          <table:table-cell office:value-type="float" office:value="476.320435">
            <text:p>476,320435</text:p>
          </table:table-cell>
          <table:table-cell office:value-type="float" office:value="12338.65918">
            <text:p>12338,65918</text:p>
          </table:table-cell>
          <table:table-cell office:value-type="float" office:value="341.857727">
            <text:p>341,857727</text:p>
          </table:table-cell>
          <table:table-cell office:value-type="float" office:value="19652.960938">
            <text:p>19652,960938</text:p>
          </table:table-cell>
          <table:table-cell office:value-type="float" office:value="438.227295">
            <text:p>438,227295</text:p>
          </table:table-cell>
          <table:table-cell office:value-type="float" office:value="318.511292">
            <text:p>318,511292</text:p>
          </table:table-cell>
          <table:table-cell office:value-type="float" office:value="36.470844">
            <text:p>36,470844</text:p>
          </table:table-cell>
          <table:table-cell office:value-type="float" office:value="12221.025391">
            <text:p>12221,025391</text:p>
          </table:table-cell>
          <table:table-cell office:value-type="float" office:value="240.995758">
            <text:p>240,995758</text:p>
          </table:table-cell>
          <table:table-cell office:value-type="float" office:value="7492.99707">
            <text:p>7492,99707</text:p>
          </table:table-cell>
          <table:table-cell office:value-type="float" office:value="136.288651">
            <text:p>136,288651</text:p>
          </table:table-cell>
          <table:table-cell office:value-type="float" office:value="12454.052734">
            <text:p>12454,052734</text:p>
          </table:table-cell>
          <table:table-cell office:value-type="float" office:value="172.517349">
            <text:p>172,517349</text:p>
          </table:table-cell>
          <table:table-cell office:value-type="float" office:value="8141.368652">
            <text:p>8141,368652</text:p>
          </table:table-cell>
          <table:table-cell office:value-type="float" office:value="108.850998">
            <text:p>108,850998</text:p>
          </table:table-cell>
          <table:table-cell office:value-type="float" office:value="931.933167">
            <text:p>931,933167</text:p>
          </table:table-cell>
          <table:table-cell office:value-type="float" office:value="25.320345">
            <text:p>25,320345</text:p>
          </table:table-cell>
          <table:table-cell office:value-type="float" office:value="22.541189">
            <text:p>22,541189</text:p>
          </table:table-cell>
          <table:table-cell office:value-type="float" office:value="5.498766">
            <text:p>5,498766</text:p>
          </table:table-cell>
          <table:table-cell office:value-type="float" office:value="52.360348">
            <text:p>52,360348</text:p>
          </table:table-cell>
          <table:table-cell office:value-type="float" office:value="8.132413">
            <text:p>8,132413</text:p>
          </table:table-cell>
          <table:table-cell office:value-type="float" office:value="116.581596">
            <text:p>116,581596</text:p>
          </table:table-cell>
          <table:table-cell office:value-type="float" office:value="5.732384">
            <text:p>5,732384</text:p>
          </table:table-cell>
          <table:table-cell office:value-type="float" office:value="6941.60791">
            <text:p>6941,60791</text:p>
          </table:table-cell>
          <table:table-cell office:value-type="float" office:value="128.841537">
            <text:p>128,841537</text:p>
          </table:table-cell>
          <table:table-cell office:value-type="float" office:value="50.132725">
            <text:p>50,132725</text:p>
          </table:table-cell>
          <table:table-cell office:value-type="float" office:value="8.325633">
            <text:p>8,325633</text:p>
          </table:table-cell>
          <table:table-cell office:value-type="float" office:value="83.299973">
            <text:p>83,299973</text:p>
          </table:table-cell>
          <table:table-cell office:value-type="float" office:value="15.974618">
            <text:p>15,974618</text:p>
          </table:table-cell>
          <table:table-cell office:value-type="float" office:value="845.657349">
            <text:p>845,657349</text:p>
          </table:table-cell>
          <table:table-cell office:value-type="float" office:value="24.802076">
            <text:p>24,802076</text:p>
          </table:table-cell>
          <table:table-cell office:value-type="float" office:value="380.568604">
            <text:p>380,568604</text:p>
          </table:table-cell>
          <table:table-cell office:value-type="float" office:value="11.507698">
            <text:p>11,507698</text:p>
          </table:table-cell>
          <table:table-cell table:number-columns-repeated="2" office:value-type="float" office:value="0">
            <text:p>0</text:p>
          </table:table-cell>
          <table:table-cell office:value-type="float" office:value="72.126038">
            <text:p>72,126038</text:p>
          </table:table-cell>
          <table:table-cell office:value-type="float" office:value="10.398972">
            <text:p>10,398972</text:p>
          </table:table-cell>
          <table:table-cell office:value-type="float" office:value="45.963066">
            <text:p>45,963066</text:p>
          </table:table-cell>
          <table:table-cell office:value-type="float" office:value="10.853838">
            <text:p>10,853838</text:p>
          </table:table-cell>
          <table:table-cell table:number-columns-repeated="2" office:value-type="float" office:value="0">
            <text:p>0</text:p>
          </table:table-cell>
          <table:table-cell office:value-type="float" office:value="93.618462">
            <text:p>93,618462</text:p>
          </table:table-cell>
          <table:table-cell office:value-type="float" office:value="23.638479">
            <text:p>23,638479</text:p>
          </table:table-cell>
          <table:table-cell table:number-columns-repeated="2" office:value-type="float" office:value="0">
            <text:p>0</text:p>
          </table:table-cell>
          <table:table-cell office:value-type="float" office:value="70.856033">
            <text:p>70,856033</text:p>
          </table:table-cell>
          <table:table-cell office:value-type="float" office:value="21.858231">
            <text:p>21,858231</text:p>
          </table:table-cell>
          <table:table-cell office:value-type="float" office:value="243.268112">
            <text:p>243,268112</text:p>
          </table:table-cell>
          <table:table-cell office:value-type="float" office:value="21.146236">
            <text:p>21,146236</text:p>
          </table:table-cell>
        </table:table-row>
        <table:table-row table:style-name="ro1">
          <table:table-cell office:value-type="string">
            <text:p>AFR631 <text:s text:c="5"/></text:p>
          </table:table-cell>
          <table:table-cell office:value-type="float" office:value="17648.46875">
            <text:p>17648,46875</text:p>
          </table:table-cell>
          <table:table-cell office:value-type="float" office:value="1599.926025">
            <text:p>1599,926025</text:p>
          </table:table-cell>
          <table:table-cell office:value-type="float" office:value="2231.345215">
            <text:p>2231,345215</text:p>
          </table:table-cell>
          <table:table-cell office:value-type="float" office:value="516.728638">
            <text:p>516,728638</text:p>
          </table:table-cell>
          <table:table-cell office:value-type="float" office:value="9925.388672">
            <text:p>9925,388672</text:p>
          </table:table-cell>
          <table:table-cell office:value-type="float" office:value="302.902252">
            <text:p>302,902252</text:p>
          </table:table-cell>
          <table:table-cell office:value-type="float" office:value="22588.117188">
            <text:p>22588,117188</text:p>
          </table:table-cell>
          <table:table-cell office:value-type="float" office:value="500.411499">
            <text:p>500,411499</text:p>
          </table:table-cell>
          <table:table-cell office:value-type="float" office:value="165.453171">
            <text:p>165,453171</text:p>
          </table:table-cell>
          <table:table-cell office:value-type="float" office:value="37.332981">
            <text:p>37,332981</text:p>
          </table:table-cell>
          <table:table-cell office:value-type="float" office:value="8249.970703">
            <text:p>8249,970703</text:p>
          </table:table-cell>
          <table:table-cell office:value-type="float" office:value="169.02565">
            <text:p>169,02565</text:p>
          </table:table-cell>
          <table:table-cell office:value-type="float" office:value="33690.203125">
            <text:p>33690,203125</text:p>
          </table:table-cell>
          <table:table-cell office:value-type="float" office:value="577.109192">
            <text:p>577,109192</text:p>
          </table:table-cell>
          <table:table-cell office:value-type="float" office:value="9070.18457">
            <text:p>9070,18457</text:p>
          </table:table-cell>
          <table:table-cell office:value-type="float" office:value="127.095284">
            <text:p>127,095284</text:p>
          </table:table-cell>
          <table:table-cell office:value-type="float" office:value="11867.314453">
            <text:p>11867,314453</text:p>
          </table:table-cell>
          <table:table-cell office:value-type="float" office:value="156.894409">
            <text:p>156,894409</text:p>
          </table:table-cell>
          <table:table-cell office:value-type="float" office:value="853.926636">
            <text:p>853,926636</text:p>
          </table:table-cell>
          <table:table-cell office:value-type="float" office:value="23.385662">
            <text:p>23,385662</text:p>
          </table:table-cell>
          <table:table-cell office:value-type="float" office:value="27.514496">
            <text:p>27,514496</text:p>
          </table:table-cell>
          <table:table-cell office:value-type="float" office:value="5.309451">
            <text:p>5,309451</text:p>
          </table:table-cell>
          <table:table-cell office:value-type="float" office:value="57.425522">
            <text:p>57,425522</text:p>
          </table:table-cell>
          <table:table-cell office:value-type="float" office:value="8.063665">
            <text:p>8,063665</text:p>
          </table:table-cell>
          <table:table-cell office:value-type="float" office:value="120.679253">
            <text:p>120,679253</text:p>
          </table:table-cell>
          <table:table-cell office:value-type="float" office:value="5.566635">
            <text:p>5,566635</text:p>
          </table:table-cell>
          <table:table-cell office:value-type="float" office:value="9935.041992">
            <text:p>9935,041992</text:p>
          </table:table-cell>
          <table:table-cell office:value-type="float" office:value="183.377396">
            <text:p>183,377396</text:p>
          </table:table-cell>
          <table:table-cell office:value-type="float" office:value="33.766209">
            <text:p>33,766209</text:p>
          </table:table-cell>
          <table:table-cell office:value-type="float" office:value="7.642489">
            <text:p>7,642489</text:p>
          </table:table-cell>
          <table:table-cell office:value-type="float" office:value="94.488083">
            <text:p>94,488083</text:p>
          </table:table-cell>
          <table:table-cell office:value-type="float" office:value="15.777179">
            <text:p>15,777179</text:p>
          </table:table-cell>
          <table:table-cell office:value-type="float" office:value="782.334717">
            <text:p>782,334717</text:p>
          </table:table-cell>
          <table:table-cell office:value-type="float" office:value="23.993963">
            <text:p>23,993963</text:p>
          </table:table-cell>
          <table:table-cell office:value-type="float" office:value="477.456696">
            <text:p>477,456696</text:p>
          </table:table-cell>
          <table:table-cell office:value-type="float" office:value="11.886284">
            <text:p>11,886284</text:p>
          </table:table-cell>
          <table:table-cell table:number-columns-repeated="2" office:value-type="float" office:value="0">
            <text:p>0</text:p>
          </table:table-cell>
          <table:table-cell office:value-type="float" office:value="91.25206">
            <text:p>91,25206</text:p>
          </table:table-cell>
          <table:table-cell office:value-type="float" office:value="9.685842">
            <text:p>9,685842</text:p>
          </table:table-cell>
          <table:table-cell office:value-type="float" office:value="60.241604">
            <text:p>60,241604</text:p>
          </table:table-cell>
          <table:table-cell office:value-type="float" office:value="9.93743">
            <text:p>9,93743</text:p>
          </table:table-cell>
          <table:table-cell table:number-columns-repeated="2" office:value-type="float" office:value="0">
            <text:p>0</text:p>
          </table:table-cell>
          <table:table-cell office:value-type="float" office:value="152.659027">
            <text:p>152,659027</text:p>
          </table:table-cell>
          <table:table-cell office:value-type="float" office:value="22.990833">
            <text:p>22,990833</text:p>
          </table:table-cell>
          <table:table-cell table:number-columns-repeated="2" office:value-type="float" office:value="0">
            <text:p>0</text:p>
          </table:table-cell>
          <table:table-cell office:value-type="float" office:value="49.392818">
            <text:p>49,392818</text:p>
          </table:table-cell>
          <table:table-cell office:value-type="float" office:value="20.520208">
            <text:p>20,520208</text:p>
          </table:table-cell>
          <table:table-cell office:value-type="float" office:value="206.425064">
            <text:p>206,425064</text:p>
          </table:table-cell>
          <table:table-cell office:value-type="float" office:value="19.359829">
            <text:p>19,359829</text:p>
          </table:table-cell>
        </table:table-row>
        <table:table-row table:style-name="ro1">
          <table:table-cell office:value-type="string">
            <text:p>AFR632 <text:s text:c="5"/></text:p>
          </table:table-cell>
          <table:table-cell office:value-type="float" office:value="17515.974609">
            <text:p>17515,974609</text:p>
          </table:table-cell>
          <table:table-cell office:value-type="float" office:value="1527.425781">
            <text:p>1527,425781</text:p>
          </table:table-cell>
          <table:table-cell office:value-type="float" office:value="2796.854248">
            <text:p>2796,854248</text:p>
          </table:table-cell>
          <table:table-cell office:value-type="float" office:value="517.812317">
            <text:p>517,812317</text:p>
          </table:table-cell>
          <table:table-cell office:value-type="float" office:value="14707.194336">
            <text:p>14707,194336</text:p>
          </table:table-cell>
          <table:table-cell office:value-type="float" office:value="392.089508">
            <text:p>392,089508</text:p>
          </table:table-cell>
          <table:table-cell office:value-type="float" office:value="32640.642578">
            <text:p>32640,642578</text:p>
          </table:table-cell>
          <table:table-cell office:value-type="float" office:value="724.384888">
            <text:p>724,384888</text:p>
          </table:table-cell>
          <table:table-cell office:value-type="float" office:value="329.557922">
            <text:p>329,557922</text:p>
          </table:table-cell>
          <table:table-cell office:value-type="float" office:value="36.439133">
            <text:p>36,439133</text:p>
          </table:table-cell>
          <table:table-cell office:value-type="float" office:value="8837.905273">
            <text:p>8837,905273</text:p>
          </table:table-cell>
          <table:table-cell office:value-type="float" office:value="174.285004">
            <text:p>174,285004</text:p>
          </table:table-cell>
          <table:table-cell office:value-type="float" office:value="29953.501953">
            <text:p>29953,501953</text:p>
          </table:table-cell>
          <table:table-cell office:value-type="float" office:value="513.81958">
            <text:p>513,81958</text:p>
          </table:table-cell>
          <table:table-cell office:value-type="float" office:value="7884.48291">
            <text:p>7884,48291</text:p>
          </table:table-cell>
          <table:table-cell office:value-type="float" office:value="111.117432">
            <text:p>111,117432</text:p>
          </table:table-cell>
          <table:table-cell office:value-type="float" office:value="9766.936523">
            <text:p>9766,936523</text:p>
          </table:table-cell>
          <table:table-cell office:value-type="float" office:value="131.199753">
            <text:p>131,199753</text:p>
          </table:table-cell>
          <table:table-cell office:value-type="float" office:value="1058.458008">
            <text:p>1058,458008</text:p>
          </table:table-cell>
          <table:table-cell office:value-type="float" office:value="28.42024">
            <text:p>28,42024</text:p>
          </table:table-cell>
          <table:table-cell office:value-type="float" office:value="40.188835">
            <text:p>40,188835</text:p>
          </table:table-cell>
          <table:table-cell office:value-type="float" office:value="5.680235">
            <text:p>5,680235</text:p>
          </table:table-cell>
          <table:table-cell office:value-type="float" office:value="54.374844">
            <text:p>54,374844</text:p>
          </table:table-cell>
          <table:table-cell office:value-type="float" office:value="8.181001">
            <text:p>8,181001</text:p>
          </table:table-cell>
          <table:table-cell office:value-type="float" office:value="129.150833">
            <text:p>129,150833</text:p>
          </table:table-cell>
          <table:table-cell office:value-type="float" office:value="5.916382">
            <text:p>5,916382</text:p>
          </table:table-cell>
          <table:table-cell office:value-type="float" office:value="13627.432617">
            <text:p>13627,432617</text:p>
          </table:table-cell>
          <table:table-cell office:value-type="float" office:value="250.758926">
            <text:p>250,758926</text:p>
          </table:table-cell>
          <table:table-cell office:value-type="float" office:value="34.299309">
            <text:p>34,299309</text:p>
          </table:table-cell>
          <table:table-cell office:value-type="float" office:value="8.181667">
            <text:p>8,181667</text:p>
          </table:table-cell>
          <table:table-cell office:value-type="float" office:value="50.058468">
            <text:p>50,058468</text:p>
          </table:table-cell>
          <table:table-cell office:value-type="float" office:value="15.737352">
            <text:p>15,737352</text:p>
          </table:table-cell>
          <table:table-cell office:value-type="float" office:value="396.615143">
            <text:p>396,615143</text:p>
          </table:table-cell>
          <table:table-cell office:value-type="float" office:value="21.32769">
            <text:p>21,32769</text:p>
          </table:table-cell>
          <table:table-cell office:value-type="float" office:value="169.147064">
            <text:p>169,147064</text:p>
          </table:table-cell>
          <table:table-cell office:value-type="float" office:value="9.578743">
            <text:p>9,578743</text:p>
          </table:table-cell>
          <table:table-cell table:number-columns-repeated="2" office:value-type="float" office:value="0">
            <text:p>0</text:p>
          </table:table-cell>
          <table:table-cell office:value-type="float" office:value="85.563576">
            <text:p>85,563576</text:p>
          </table:table-cell>
          <table:table-cell office:value-type="float" office:value="10.100517">
            <text:p>10,100517</text:p>
          </table:table-cell>
          <table:table-cell office:value-type="float" office:value="56.776924">
            <text:p>56,776924</text:p>
          </table:table-cell>
          <table:table-cell office:value-type="float" office:value="10.647743">
            <text:p>10,647743</text:p>
          </table:table-cell>
          <table:table-cell table:number-columns-repeated="2" office:value-type="float" office:value="0">
            <text:p>0</text:p>
          </table:table-cell>
          <table:table-cell office:value-type="float" office:value="149.948532">
            <text:p>149,948532</text:p>
          </table:table-cell>
          <table:table-cell office:value-type="float" office:value="23.745338">
            <text:p>23,745338</text:p>
          </table:table-cell>
          <table:table-cell table:number-columns-repeated="2" office:value-type="float" office:value="0">
            <text:p>0</text:p>
          </table:table-cell>
          <table:table-cell office:value-type="float" office:value="73.852196">
            <text:p>73,852196</text:p>
          </table:table-cell>
          <table:table-cell office:value-type="float" office:value="21.500755">
            <text:p>21,500755</text:p>
          </table:table-cell>
          <table:table-cell office:value-type="float" office:value="130.416931">
            <text:p>130,416931</text:p>
          </table:table-cell>
          <table:table-cell office:value-type="float" office:value="20.09317">
            <text:p>20,09317</text:p>
          </table:table-cell>
        </table:table-row>
        <table:table-row table:style-name="ro1">
          <table:table-cell office:value-type="string">
            <text:p>AFR633 <text:s text:c="5"/></text:p>
          </table:table-cell>
          <table:table-cell office:value-type="float" office:value="1195.567261">
            <text:p>1195,567261</text:p>
          </table:table-cell>
          <table:table-cell office:value-type="float" office:value="628.507629">
            <text:p>628,507629</text:p>
          </table:table-cell>
          <table:table-cell table:number-columns-repeated="2" office:value-type="float" office:value="0">
            <text:p>0</text:p>
          </table:table-cell>
          <table:table-cell office:value-type="float" office:value="2232.565918">
            <text:p>2232,565918</text:p>
          </table:table-cell>
          <table:table-cell office:value-type="float" office:value="153.548813">
            <text:p>153,548813</text:p>
          </table:table-cell>
          <table:table-cell office:value-type="float" office:value="4511.628418">
            <text:p>4511,628418</text:p>
          </table:table-cell>
          <table:table-cell office:value-type="float" office:value="124.18676">
            <text:p>124,18676</text:p>
          </table:table-cell>
          <table:table-cell office:value-type="float" office:value="177.845413">
            <text:p>177,845413</text:p>
          </table:table-cell>
          <table:table-cell office:value-type="float" office:value="27.375767">
            <text:p>27,375767</text:p>
          </table:table-cell>
          <table:table-cell office:value-type="float" office:value="7549.878418">
            <text:p>7549,878418</text:p>
          </table:table-cell>
          <table:table-cell office:value-type="float" office:value="152.580093">
            <text:p>152,580093</text:p>
          </table:table-cell>
          <table:table-cell office:value-type="float" office:value="446.196198">
            <text:p>446,196198</text:p>
          </table:table-cell>
          <table:table-cell office:value-type="float" office:value="20.938957">
            <text:p>20,938957</text:p>
          </table:table-cell>
          <table:table-cell office:value-type="float" office:value="7723.785645">
            <text:p>7723,785645</text:p>
          </table:table-cell>
          <table:table-cell office:value-type="float" office:value="108.673233">
            <text:p>108,673233</text:p>
          </table:table-cell>
          <table:table-cell office:value-type="float" office:value="1369.067139">
            <text:p>1369,067139</text:p>
          </table:table-cell>
          <table:table-cell office:value-type="float" office:value="23.253422">
            <text:p>23,253422</text:p>
          </table:table-cell>
          <table:table-cell office:value-type="float" office:value="145.527603">
            <text:p>145,527603</text:p>
          </table:table-cell>
          <table:table-cell office:value-type="float" office:value="7.226006">
            <text:p>7,226006</text:p>
          </table:table-cell>
          <table:table-cell office:value-type="float" office:value="11.306889">
            <text:p>11,306889</text:p>
          </table:table-cell>
          <table:table-cell office:value-type="float" office:value="4.489175">
            <text:p>4,489175</text:p>
          </table:table-cell>
          <table:table-cell office:value-type="float" office:value="35.816139">
            <text:p>35,816139</text:p>
          </table:table-cell>
          <table:table-cell office:value-type="float" office:value="7.774599">
            <text:p>7,774599</text:p>
          </table:table-cell>
          <table:table-cell office:value-type="float" office:value="56.839592">
            <text:p>56,839592</text:p>
          </table:table-cell>
          <table:table-cell office:value-type="float" office:value="4.695942">
            <text:p>4,695942</text:p>
          </table:table-cell>
          <table:table-cell office:value-type="float" office:value="2014.578979">
            <text:p>2014,578979</text:p>
          </table:table-cell>
          <table:table-cell office:value-type="float" office:value="39.652718">
            <text:p>39,652718</text:p>
          </table:table-cell>
          <table:table-cell office:value-type="float" office:value="54.976749">
            <text:p>54,976749</text:p>
          </table:table-cell>
          <table:table-cell office:value-type="float" office:value="7.480094">
            <text:p>7,480094</text:p>
          </table:table-cell>
          <table:table-cell office:value-type="float" office:value="47.614529">
            <text:p>47,614529</text:p>
          </table:table-cell>
          <table:table-cell office:value-type="float" office:value="15.371696">
            <text:p>15,371696</text:p>
          </table:table-cell>
          <table:table-cell office:value-type="float" office:value="168.22908">
            <text:p>168,22908</text:p>
          </table:table-cell>
          <table:table-cell office:value-type="float" office:value="20.070583">
            <text:p>20,070583</text:p>
          </table:table-cell>
          <table:table-cell office:value-type="float" office:value="110.611938">
            <text:p>110,611938</text:p>
          </table:table-cell>
          <table:table-cell office:value-type="float" office:value="8.608366">
            <text:p>8,608366</text:p>
          </table:table-cell>
          <table:table-cell table:number-columns-repeated="2" office:value-type="float" office:value="0">
            <text:p>0</text:p>
          </table:table-cell>
          <table:table-cell office:value-type="float" office:value="20.653868">
            <text:p>20,653868</text:p>
          </table:table-cell>
          <table:table-cell office:value-type="float" office:value="9.278499">
            <text:p>9,278499</text:p>
          </table:table-cell>
          <table:table-cell office:value-type="float" office:value="15.001685">
            <text:p>15,001685</text:p>
          </table:table-cell>
          <table:table-cell office:value-type="float" office:value="9.809996">
            <text:p>9,809996</text:p>
          </table:table-cell>
          <table:table-cell table:number-columns-repeated="2" office:value-type="float" office:value="0">
            <text:p>0</text:p>
          </table:table-cell>
          <table:table-cell office:value-type="float" office:value="52.556355">
            <text:p>52,556355</text:p>
          </table:table-cell>
          <table:table-cell office:value-type="float" office:value="19.563152">
            <text:p>19,563152</text:p>
          </table:table-cell>
          <table:table-cell table:number-columns-repeated="2" office:value-type="float" office:value="0">
            <text:p>0</text:p>
          </table:table-cell>
          <table:table-cell office:value-type="float" office:value="80.970085">
            <text:p>80,970085</text:p>
          </table:table-cell>
          <table:table-cell office:value-type="float" office:value="19.628414">
            <text:p>19,628414</text:p>
          </table:table-cell>
          <table:table-cell office:value-type="float" office:value="94.116005">
            <text:p>94,116005</text:p>
          </table:table-cell>
          <table:table-cell office:value-type="float" office:value="18.404245">
            <text:p>18,404245</text:p>
          </table:table-cell>
        </table:table-row>
        <table:table-row table:style-name="ro1">
          <table:table-cell office:value-type="string">
            <text:p>AFR634 <text:s text:c="5"/></text:p>
          </table:table-cell>
          <table:table-cell office:value-type="float" office:value="4744.908203">
            <text:p>4744,908203</text:p>
          </table:table-cell>
          <table:table-cell office:value-type="float" office:value="989.957581">
            <text:p>989,957581</text:p>
          </table:table-cell>
          <table:table-cell office:value-type="float" office:value="936.58667">
            <text:p>936,58667</text:p>
          </table:table-cell>
          <table:table-cell office:value-type="float" office:value="509.654083">
            <text:p>509,654083</text:p>
          </table:table-cell>
          <table:table-cell office:value-type="float" office:value="12092.106445">
            <text:p>12092,106445</text:p>
          </table:table-cell>
          <table:table-cell office:value-type="float" office:value="343.068481">
            <text:p>343,068481</text:p>
          </table:table-cell>
          <table:table-cell office:value-type="float" office:value="19962.9375">
            <text:p>19962,9375</text:p>
          </table:table-cell>
          <table:table-cell office:value-type="float" office:value="445.519043">
            <text:p>445,519043</text:p>
          </table:table-cell>
          <table:table-cell office:value-type="float" office:value="252.868698">
            <text:p>252,868698</text:p>
          </table:table-cell>
          <table:table-cell office:value-type="float" office:value="38.535988">
            <text:p>38,535988</text:p>
          </table:table-cell>
          <table:table-cell office:value-type="float" office:value="12354.980469">
            <text:p>12354,980469</text:p>
          </table:table-cell>
          <table:table-cell office:value-type="float" office:value="243.759216">
            <text:p>243,759216</text:p>
          </table:table-cell>
          <table:table-cell office:value-type="float" office:value="7472.01416">
            <text:p>7472,01416</text:p>
          </table:table-cell>
          <table:table-cell office:value-type="float" office:value="135.994522">
            <text:p>135,994522</text:p>
          </table:table-cell>
          <table:table-cell office:value-type="float" office:value="12619.904297">
            <text:p>12619,904297</text:p>
          </table:table-cell>
          <table:table-cell office:value-type="float" office:value="174.832687">
            <text:p>174,832687</text:p>
          </table:table-cell>
          <table:table-cell office:value-type="float" office:value="8329.722656">
            <text:p>8329,722656</text:p>
          </table:table-cell>
          <table:table-cell office:value-type="float" office:value="111.330246">
            <text:p>111,330246</text:p>
          </table:table-cell>
          <table:table-cell office:value-type="float" office:value="911.330444">
            <text:p>911,330444</text:p>
          </table:table-cell>
          <table:table-cell office:value-type="float" office:value="25.069597">
            <text:p>25,069597</text:p>
          </table:table-cell>
          <table:table-cell office:value-type="float" office:value="26.393417">
            <text:p>26,393417</text:p>
          </table:table-cell>
          <table:table-cell office:value-type="float" office:value="6.296931">
            <text:p>6,296931</text:p>
          </table:table-cell>
          <table:table-cell office:value-type="float" office:value="49.61227">
            <text:p>49,61227</text:p>
          </table:table-cell>
          <table:table-cell office:value-type="float" office:value="8.634999">
            <text:p>8,634999</text:p>
          </table:table-cell>
          <table:table-cell office:value-type="float" office:value="118.090195">
            <text:p>118,090195</text:p>
          </table:table-cell>
          <table:table-cell office:value-type="float" office:value="6.513071">
            <text:p>6,513071</text:p>
          </table:table-cell>
          <table:table-cell office:value-type="float" office:value="7095.296387">
            <text:p>7095,296387</text:p>
          </table:table-cell>
          <table:table-cell office:value-type="float" office:value="131.726303">
            <text:p>131,726303</text:p>
          </table:table-cell>
          <table:table-cell office:value-type="float" office:value="87.178581">
            <text:p>87,178581</text:p>
          </table:table-cell>
          <table:table-cell office:value-type="float" office:value="9.955383">
            <text:p>9,955383</text:p>
          </table:table-cell>
          <table:table-cell office:value-type="float" office:value="125.403816">
            <text:p>125,403816</text:p>
          </table:table-cell>
          <table:table-cell office:value-type="float" office:value="17.027796">
            <text:p>17,027796</text:p>
          </table:table-cell>
          <table:table-cell office:value-type="float" office:value="899.361267">
            <text:p>899,361267</text:p>
          </table:table-cell>
          <table:table-cell office:value-type="float" office:value="25.844135">
            <text:p>25,844135</text:p>
          </table:table-cell>
          <table:table-cell office:value-type="float" office:value="413.886627">
            <text:p>413,886627</text:p>
          </table:table-cell>
          <table:table-cell office:value-type="float" office:value="13.233538">
            <text:p>13,233538</text:p>
          </table:table-cell>
          <table:table-cell table:number-columns-repeated="2" office:value-type="float" office:value="0">
            <text:p>0</text:p>
          </table:table-cell>
          <table:table-cell office:value-type="float" office:value="67.032623">
            <text:p>67,032623</text:p>
          </table:table-cell>
          <table:table-cell office:value-type="float" office:value="12.266272">
            <text:p>12,266272</text:p>
          </table:table-cell>
          <table:table-cell office:value-type="float" office:value="35.786797">
            <text:p>35,786797</text:p>
          </table:table-cell>
          <table:table-cell office:value-type="float" office:value="12.995742">
            <text:p>12,995742</text:p>
          </table:table-cell>
          <table:table-cell table:number-columns-repeated="2" office:value-type="float" office:value="0">
            <text:p>0</text:p>
          </table:table-cell>
          <table:table-cell office:value-type="float" office:value="98.432655">
            <text:p>98,432655</text:p>
          </table:table-cell>
          <table:table-cell office:value-type="float" office:value="26.756554">
            <text:p>26,756554</text:p>
          </table:table-cell>
          <table:table-cell table:number-columns-repeated="2" office:value-type="float" office:value="0">
            <text:p>0</text:p>
          </table:table-cell>
          <table:table-cell office:value-type="float" office:value="123.855423">
            <text:p>123,855423</text:p>
          </table:table-cell>
          <table:table-cell office:value-type="float" office:value="26.003899">
            <text:p>26,003899</text:p>
          </table:table-cell>
          <table:table-cell office:value-type="float" office:value="224.923019">
            <text:p>224,923019</text:p>
          </table:table-cell>
          <table:table-cell office:value-type="float" office:value="24.909018">
            <text:p>24,909018</text:p>
          </table:table-cell>
        </table:table-row>
        <table:table-row table:style-name="ro1">
          <table:table-cell office:value-type="string">
            <text:p>AFR635 <text:s text:c="5"/></text:p>
          </table:table-cell>
          <table:table-cell office:value-type="float" office:value="5114.220215">
            <text:p>5114,220215</text:p>
          </table:table-cell>
          <table:table-cell office:value-type="float" office:value="935.079651">
            <text:p>935,079651</text:p>
          </table:table-cell>
          <table:table-cell office:value-type="float" office:value="848.000244">
            <text:p>848,000244</text:p>
          </table:table-cell>
          <table:table-cell office:value-type="float" office:value="502.399811">
            <text:p>502,399811</text:p>
          </table:table-cell>
          <table:table-cell office:value-type="float" office:value="4890.415039">
            <text:p>4890,415039</text:p>
          </table:table-cell>
          <table:table-cell office:value-type="float" office:value="207.344528">
            <text:p>207,344528</text:p>
          </table:table-cell>
          <table:table-cell office:value-type="float" office:value="9945.439453">
            <text:p>9945,439453</text:p>
          </table:table-cell>
          <table:table-cell office:value-type="float" office:value="236.398804">
            <text:p>236,398804</text:p>
          </table:table-cell>
          <table:table-cell office:value-type="float" office:value="80.63295">
            <text:p>80,63295</text:p>
          </table:table-cell>
          <table:table-cell office:value-type="float" office:value="33.498955">
            <text:p>33,498955</text:p>
          </table:table-cell>
          <table:table-cell office:value-type="float" office:value="7465.151367">
            <text:p>7465,151367</text:p>
          </table:table-cell>
          <table:table-cell office:value-type="float" office:value="152.588272">
            <text:p>152,588272</text:p>
          </table:table-cell>
          <table:table-cell office:value-type="float" office:value="4031.968506">
            <text:p>4031,968506</text:p>
          </table:table-cell>
          <table:table-cell office:value-type="float" office:value="78.659683">
            <text:p>78,659683</text:p>
          </table:table-cell>
          <table:table-cell office:value-type="float" office:value="6862.399902">
            <text:p>6862,399902</text:p>
          </table:table-cell>
          <table:table-cell office:value-type="float" office:value="97.528961">
            <text:p>97,528961</text:p>
          </table:table-cell>
          <table:table-cell office:value-type="float" office:value="2389.672852">
            <text:p>2389,672852</text:p>
          </table:table-cell>
          <table:table-cell office:value-type="float" office:value="35.748188">
            <text:p>35,748188</text:p>
          </table:table-cell>
          <table:table-cell office:value-type="float" office:value="276.464966">
            <text:p>276,464966</text:p>
          </table:table-cell>
          <table:table-cell office:value-type="float" office:value="11.038317">
            <text:p>11,038317</text:p>
          </table:table-cell>
          <table:table-cell office:value-type="float" office:value="11.167122">
            <text:p>11,167122</text:p>
          </table:table-cell>
          <table:table-cell office:value-type="float" office:value="6.146975">
            <text:p>6,146975</text:p>
          </table:table-cell>
          <table:table-cell office:value-type="float" office:value="47.906967">
            <text:p>47,906967</text:p>
          </table:table-cell>
          <table:table-cell office:value-type="float" office:value="8.73501">
            <text:p>8,73501</text:p>
          </table:table-cell>
          <table:table-cell office:value-type="float" office:value="57.498821">
            <text:p>57,498821</text:p>
          </table:table-cell>
          <table:table-cell office:value-type="float" office:value="6.262179">
            <text:p>6,262179</text:p>
          </table:table-cell>
          <table:table-cell office:value-type="float" office:value="3949.533936">
            <text:p>3949,533936</text:p>
          </table:table-cell>
          <table:table-cell office:value-type="float" office:value="74.729912">
            <text:p>74,729912</text:p>
          </table:table-cell>
          <table:table-cell office:value-type="float" office:value="100.401581">
            <text:p>100,401581</text:p>
          </table:table-cell>
          <table:table-cell office:value-type="float" office:value="10.424416">
            <text:p>10,424416</text:p>
          </table:table-cell>
          <table:table-cell office:value-type="float" office:value="114.662224">
            <text:p>114,662224</text:p>
          </table:table-cell>
          <table:table-cell office:value-type="float" office:value="17.225029">
            <text:p>17,225029</text:p>
          </table:table-cell>
          <table:table-cell office:value-type="float" office:value="156.88974">
            <text:p>156,88974</text:p>
          </table:table-cell>
          <table:table-cell office:value-type="float" office:value="21.218147">
            <text:p>21,218147</text:p>
          </table:table-cell>
          <table:table-cell office:value-type="float" office:value="128.912827">
            <text:p>128,912827</text:p>
          </table:table-cell>
          <table:table-cell office:value-type="float" office:value="11.817623">
            <text:p>11,817623</text:p>
          </table:table-cell>
          <table:table-cell table:number-columns-repeated="2" office:value-type="float" office:value="0">
            <text:p>0</text:p>
          </table:table-cell>
          <table:table-cell office:value-type="float" office:value="44.800171">
            <text:p>44,800171</text:p>
          </table:table-cell>
          <table:table-cell office:value-type="float" office:value="12.902616">
            <text:p>12,902616</text:p>
          </table:table-cell>
          <table:table-cell office:value-type="float" office:value="28.359138">
            <text:p>28,359138</text:p>
          </table:table-cell>
          <table:table-cell office:value-type="float" office:value="13.590207">
            <text:p>13,590207</text:p>
          </table:table-cell>
          <table:table-cell table:number-columns-repeated="2" office:value-type="float" office:value="0">
            <text:p>0</text:p>
          </table:table-cell>
          <table:table-cell office:value-type="float" office:value="163.490997">
            <text:p>163,490997</text:p>
          </table:table-cell>
          <table:table-cell office:value-type="float" office:value="26.694803">
            <text:p>26,694803</text:p>
          </table:table-cell>
          <table:table-cell table:number-columns-repeated="2" office:value-type="float" office:value="0">
            <text:p>0</text:p>
          </table:table-cell>
          <table:table-cell office:value-type="float" office:value="168.005737">
            <text:p>168,005737</text:p>
          </table:table-cell>
          <table:table-cell office:value-type="float" office:value="27.291182">
            <text:p>27,291182</text:p>
          </table:table-cell>
          <table:table-cell office:value-type="float" office:value="103.003487">
            <text:p>103,003487</text:p>
          </table:table-cell>
          <table:table-cell office:value-type="float" office:value="25.578661">
            <text:p>25,578661</text:p>
          </table:table-cell>
        </table:table-row>
        <table:table-row table:style-name="ro1">
          <table:table-cell office:value-type="string">
            <text:p>AFR636 <text:s text:c="5"/></text:p>
          </table:table-cell>
          <table:table-cell office:value-type="float" office:value="2016.673706">
            <text:p>2016,673706</text:p>
          </table:table-cell>
          <table:table-cell office:value-type="float" office:value="668.640991">
            <text:p>668,640991</text:p>
          </table:table-cell>
          <table:table-cell office:value-type="float" office:value="533.387024">
            <text:p>533,387024</text:p>
          </table:table-cell>
          <table:table-cell office:value-type="float" office:value="436.08725">
            <text:p>436,08725</text:p>
          </table:table-cell>
          <table:table-cell office:value-type="float" office:value="3959.712646">
            <text:p>3959,712646</text:p>
          </table:table-cell>
          <table:table-cell office:value-type="float" office:value="180.14064">
            <text:p>180,14064</text:p>
          </table:table-cell>
          <table:table-cell office:value-type="float" office:value="6725.260742">
            <text:p>6725,260742</text:p>
          </table:table-cell>
          <table:table-cell office:value-type="float" office:value="168.27832">
            <text:p>168,27832</text:p>
          </table:table-cell>
          <table:table-cell office:value-type="float" office:value="246.248352">
            <text:p>246,248352</text:p>
          </table:table-cell>
          <table:table-cell office:value-type="float" office:value="30.20726">
            <text:p>30,20726</text:p>
          </table:table-cell>
          <table:table-cell office:value-type="float" office:value="9028.583008">
            <text:p>9028,583008</text:p>
          </table:table-cell>
          <table:table-cell office:value-type="float" office:value="180.427551">
            <text:p>180,427551</text:p>
          </table:table-cell>
          <table:table-cell office:value-type="float" office:value="1705.72168">
            <text:p>1705,72168</text:p>
          </table:table-cell>
          <table:table-cell office:value-type="float" office:value="40.800091">
            <text:p>40,800091</text:p>
          </table:table-cell>
          <table:table-cell office:value-type="float" office:value="13181.401367">
            <text:p>13181,401367</text:p>
          </table:table-cell>
          <table:table-cell office:value-type="float" office:value="182.204254">
            <text:p>182,204254</text:p>
          </table:table-cell>
          <table:table-cell office:value-type="float" office:value="2666.597168">
            <text:p>2666,597168</text:p>
          </table:table-cell>
          <table:table-cell office:value-type="float" office:value="39.018764">
            <text:p>39,018764</text:p>
          </table:table-cell>
          <table:table-cell office:value-type="float" office:value="265.974731">
            <text:p>265,974731</text:p>
          </table:table-cell>
          <table:table-cell office:value-type="float" office:value="9.491453">
            <text:p>9,491453</text:p>
          </table:table-cell>
          <table:table-cell office:value-type="float" office:value="15.294795">
            <text:p>15,294795</text:p>
          </table:table-cell>
          <table:table-cell office:value-type="float" office:value="4.520474">
            <text:p>4,520474</text:p>
          </table:table-cell>
          <table:table-cell office:value-type="float" office:value="45.450813">
            <text:p>45,450813</text:p>
          </table:table-cell>
          <table:table-cell office:value-type="float" office:value="7.765437">
            <text:p>7,765437</text:p>
          </table:table-cell>
          <table:table-cell office:value-type="float" office:value="100.317596">
            <text:p>100,317596</text:p>
          </table:table-cell>
          <table:table-cell office:value-type="float" office:value="5.020709">
            <text:p>5,020709</text:p>
          </table:table-cell>
          <table:table-cell office:value-type="float" office:value="3717.333496">
            <text:p>3717,333496</text:p>
          </table:table-cell>
          <table:table-cell office:value-type="float" office:value="70.203094">
            <text:p>70,203094</text:p>
          </table:table-cell>
          <table:table-cell office:value-type="float" office:value="44.893532">
            <text:p>44,893532</text:p>
          </table:table-cell>
          <table:table-cell office:value-type="float" office:value="7.289573">
            <text:p>7,289573</text:p>
          </table:table-cell>
          <table:table-cell office:value-type="float" office:value="83.299232">
            <text:p>83,299232</text:p>
          </table:table-cell>
          <table:table-cell office:value-type="float" office:value="15.57172">
            <text:p>15,57172</text:p>
          </table:table-cell>
          <table:table-cell office:value-type="float" office:value="394.842316">
            <text:p>394,842316</text:p>
          </table:table-cell>
          <table:table-cell office:value-type="float" office:value="21.033365">
            <text:p>21,033365</text:p>
          </table:table-cell>
          <table:table-cell office:value-type="float" office:value="206.478271">
            <text:p>206,478271</text:p>
          </table:table-cell>
          <table:table-cell office:value-type="float" office:value="9.065354">
            <text:p>9,065354</text:p>
          </table:table-cell>
          <table:table-cell table:number-columns-repeated="2" office:value-type="float" office:value="0">
            <text:p>0</text:p>
          </table:table-cell>
          <table:table-cell office:value-type="float" office:value="40.288494">
            <text:p>40,288494</text:p>
          </table:table-cell>
          <table:table-cell office:value-type="float" office:value="9.186173">
            <text:p>9,186173</text:p>
          </table:table-cell>
          <table:table-cell office:value-type="float" office:value="10.938943">
            <text:p>10,938943</text:p>
          </table:table-cell>
          <table:table-cell office:value-type="float" office:value="9.738997">
            <text:p>9,738997</text:p>
          </table:table-cell>
          <table:table-cell table:number-columns-repeated="2" office:value-type="float" office:value="0">
            <text:p>0</text:p>
          </table:table-cell>
          <table:table-cell office:value-type="float" office:value="67.810493">
            <text:p>67,810493</text:p>
          </table:table-cell>
          <table:table-cell office:value-type="float" office:value="19.650232">
            <text:p>19,650232</text:p>
          </table:table-cell>
          <table:table-cell table:number-columns-repeated="2" office:value-type="float" office:value="0">
            <text:p>0</text:p>
          </table:table-cell>
          <table:table-cell office:value-type="float" office:value="49.767639">
            <text:p>49,767639</text:p>
          </table:table-cell>
          <table:table-cell office:value-type="float" office:value="19.170033">
            <text:p>19,170033</text:p>
          </table:table-cell>
          <table:table-cell office:value-type="float" office:value="181.436417">
            <text:p>181,436417</text:p>
          </table:table-cell>
          <table:table-cell office:value-type="float" office:value="18.382061">
            <text:p>18,382061</text:p>
          </table:table-cell>
        </table:table-row>
        <table:table-row table:style-name="ro1">
          <table:table-cell office:value-type="string">
            <text:p>AFR637 <text:s text:c="5"/></text:p>
          </table:table-cell>
          <table:table-cell office:value-type="float" office:value="1169.048218">
            <text:p>1169,048218</text:p>
          </table:table-cell>
          <table:table-cell office:value-type="float" office:value="410.370361">
            <text:p>410,370361</text:p>
          </table:table-cell>
          <table:table-cell office:value-type="float" office:value="1044.633423">
            <text:p>1044,633423</text:p>
          </table:table-cell>
          <table:table-cell office:value-type="float" office:value="415.725189">
            <text:p>415,725189</text:p>
          </table:table-cell>
          <table:table-cell office:value-type="float" office:value="527.286621">
            <text:p>527,286621</text:p>
          </table:table-cell>
          <table:table-cell office:value-type="float" office:value="52.107586">
            <text:p>52,107586</text:p>
          </table:table-cell>
          <table:table-cell office:value-type="float" office:value="309.556915">
            <text:p>309,556915</text:p>
          </table:table-cell>
          <table:table-cell office:value-type="float" office:value="51.916412">
            <text:p>51,916412</text:p>
          </table:table-cell>
          <table:table-cell office:value-type="float" office:value="12.713909">
            <text:p>12,713909</text:p>
          </table:table-cell>
          <table:table-cell office:value-type="float" office:value="17.734497">
            <text:p>17,734497</text:p>
          </table:table-cell>
          <table:table-cell office:value-type="float" office:value="68.204788">
            <text:p>68,204788</text:p>
          </table:table-cell>
          <table:table-cell office:value-type="float" office:value="17.36272">
            <text:p>17,36272</text:p>
          </table:table-cell>
          <table:table-cell office:value-type="float" office:value="70.264511">
            <text:p>70,264511</text:p>
          </table:table-cell>
          <table:table-cell office:value-type="float" office:value="13.209846">
            <text:p>13,209846</text:p>
          </table:table-cell>
          <table:table-cell office:value-type="float" office:value="102.306137">
            <text:p>102,306137</text:p>
          </table:table-cell>
          <table:table-cell office:value-type="float" office:value="10.135479">
            <text:p>10,135479</text:p>
          </table:table-cell>
          <table:table-cell office:value-type="float" office:value="14.049481">
            <text:p>14,049481</text:p>
          </table:table-cell>
          <table:table-cell office:value-type="float" office:value="10.242349">
            <text:p>10,242349</text:p>
          </table:table-cell>
          <table:table-cell table:number-columns-repeated="4" office:value-type="float" office:value="0">
            <text:p>0</text:p>
          </table:table-cell>
          <table:table-cell office:value-type="float" office:value="64.090309">
            <text:p>64,090309</text:p>
          </table:table-cell>
          <table:table-cell office:value-type="float" office:value="7.941668">
            <text:p>7,941668</text:p>
          </table:table-cell>
          <table:table-cell table:number-columns-repeated="2" office:value-type="float" office:value="0">
            <text:p>0</text:p>
          </table:table-cell>
          <table:table-cell office:value-type="float" office:value="30.202801">
            <text:p>30,202801</text:p>
          </table:table-cell>
          <table:table-cell office:value-type="float" office:value="8.631221">
            <text:p>8,631221</text:p>
          </table:table-cell>
          <table:table-cell table:number-columns-repeated="4" office:value-type="float" office:value="0">
            <text:p>0</text:p>
          </table:table-cell>
          <table:table-cell office:value-type="float" office:value="21.500187">
            <text:p>21,500187</text:p>
          </table:table-cell>
          <table:table-cell office:value-type="float" office:value="19.749687">
            <text:p>19,749687</text:p>
          </table:table-cell>
          <table:table-cell table:number-columns-repeated="8" office:value-type="float" office:value="0">
            <text:p>0</text:p>
          </table:table-cell>
          <table:table-cell office:value-type="float" office:value="47.945782">
            <text:p>47,945782</text:p>
          </table:table-cell>
          <table:table-cell office:value-type="float" office:value="32.23605">
            <text:p>32,2360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638 <text:s text:c="5"/></text:p>
          </table:table-cell>
          <table:table-cell office:value-type="float" office:value="14356.457031">
            <text:p>14356,457031</text:p>
          </table:table-cell>
          <table:table-cell office:value-type="float" office:value="1380.179565">
            <text:p>1380,179565</text:p>
          </table:table-cell>
          <table:table-cell office:value-type="float" office:value="2520.04126">
            <text:p>2520,04126</text:p>
          </table:table-cell>
          <table:table-cell office:value-type="float" office:value="515.708862">
            <text:p>515,708862</text:p>
          </table:table-cell>
          <table:table-cell office:value-type="float" office:value="14689.308594">
            <text:p>14689,308594</text:p>
          </table:table-cell>
          <table:table-cell office:value-type="float" office:value="393.434601">
            <text:p>393,434601</text:p>
          </table:table-cell>
          <table:table-cell office:value-type="float" office:value="32497.111328">
            <text:p>32497,111328</text:p>
          </table:table-cell>
          <table:table-cell office:value-type="float" office:value="710.198975">
            <text:p>710,198975</text:p>
          </table:table-cell>
          <table:table-cell office:value-type="float" office:value="316.504517">
            <text:p>316,504517</text:p>
          </table:table-cell>
          <table:table-cell office:value-type="float" office:value="39.395851">
            <text:p>39,395851</text:p>
          </table:table-cell>
          <table:table-cell office:value-type="float" office:value="11678.5625">
            <text:p>11678,5625</text:p>
          </table:table-cell>
          <table:table-cell office:value-type="float" office:value="231.566208">
            <text:p>231,566208</text:p>
          </table:table-cell>
          <table:table-cell office:value-type="float" office:value="27134.173828">
            <text:p>27134,173828</text:p>
          </table:table-cell>
          <table:table-cell office:value-type="float" office:value="466.11087">
            <text:p>466,11087</text:p>
          </table:table-cell>
          <table:table-cell office:value-type="float" office:value="12186.681641">
            <text:p>12186,681641</text:p>
          </table:table-cell>
          <table:table-cell office:value-type="float" office:value="168.898041">
            <text:p>168,898041</text:p>
          </table:table-cell>
          <table:table-cell office:value-type="float" office:value="13650.379883">
            <text:p>13650,379883</text:p>
          </table:table-cell>
          <table:table-cell office:value-type="float" office:value="179.987793">
            <text:p>179,987793</text:p>
          </table:table-cell>
          <table:table-cell office:value-type="float" office:value="1210.535767">
            <text:p>1210,535767</text:p>
          </table:table-cell>
          <table:table-cell office:value-type="float" office:value="32.071796">
            <text:p>32,071796</text:p>
          </table:table-cell>
          <table:table-cell office:value-type="float" office:value="32.991768">
            <text:p>32,991768</text:p>
          </table:table-cell>
          <table:table-cell office:value-type="float" office:value="5.479211">
            <text:p>5,479211</text:p>
          </table:table-cell>
          <table:table-cell office:value-type="float" office:value="44.121136">
            <text:p>44,121136</text:p>
          </table:table-cell>
          <table:table-cell office:value-type="float" office:value="7.995265">
            <text:p>7,995265</text:p>
          </table:table-cell>
          <table:table-cell office:value-type="float" office:value="167.522186">
            <text:p>167,522186</text:p>
          </table:table-cell>
          <table:table-cell office:value-type="float" office:value="6.176701">
            <text:p>6,176701</text:p>
          </table:table-cell>
          <table:table-cell office:value-type="float" office:value="12646.819336">
            <text:p>12646,819336</text:p>
          </table:table-cell>
          <table:table-cell office:value-type="float" office:value="232.845596">
            <text:p>232,845596</text:p>
          </table:table-cell>
          <table:table-cell office:value-type="float" office:value="33.502094">
            <text:p>33,502094</text:p>
          </table:table-cell>
          <table:table-cell office:value-type="float" office:value="7.763652">
            <text:p>7,763652</text:p>
          </table:table-cell>
          <table:table-cell office:value-type="float" office:value="74.010887">
            <text:p>74,010887</text:p>
          </table:table-cell>
          <table:table-cell office:value-type="float" office:value="15.647843">
            <text:p>15,647843</text:p>
          </table:table-cell>
          <table:table-cell office:value-type="float" office:value="573.405579">
            <text:p>573,405579</text:p>
          </table:table-cell>
          <table:table-cell office:value-type="float" office:value="22.328337">
            <text:p>22,328337</text:p>
          </table:table-cell>
          <table:table-cell office:value-type="float" office:value="367.820984">
            <text:p>367,820984</text:p>
          </table:table-cell>
          <table:table-cell office:value-type="float" office:value="10.795975">
            <text:p>10,795975</text:p>
          </table:table-cell>
          <table:table-cell table:number-columns-repeated="2" office:value-type="float" office:value="0">
            <text:p>0</text:p>
          </table:table-cell>
          <table:table-cell office:value-type="float" office:value="116.316666">
            <text:p>116,316666</text:p>
          </table:table-cell>
          <table:table-cell office:value-type="float" office:value="9.650448">
            <text:p>9,650448</text:p>
          </table:table-cell>
          <table:table-cell office:value-type="float" office:value="46.03257">
            <text:p>46,03257</text:p>
          </table:table-cell>
          <table:table-cell office:value-type="float" office:value="10.082388">
            <text:p>10,082388</text:p>
          </table:table-cell>
          <table:table-cell table:number-columns-repeated="2" office:value-type="float" office:value="0">
            <text:p>0</text:p>
          </table:table-cell>
          <table:table-cell office:value-type="float" office:value="138.709488">
            <text:p>138,709488</text:p>
          </table:table-cell>
          <table:table-cell office:value-type="float" office:value="22.973112">
            <text:p>22,973112</text:p>
          </table:table-cell>
          <table:table-cell table:number-columns-repeated="2" office:value-type="float" office:value="0">
            <text:p>0</text:p>
          </table:table-cell>
          <table:table-cell office:value-type="float" office:value="55.473576">
            <text:p>55,473576</text:p>
          </table:table-cell>
          <table:table-cell office:value-type="float" office:value="20.370392">
            <text:p>20,370392</text:p>
          </table:table-cell>
          <table:table-cell office:value-type="float" office:value="196.31218">
            <text:p>196,31218</text:p>
          </table:table-cell>
          <table:table-cell office:value-type="float" office:value="19.659464">
            <text:p>19,659464</text:p>
          </table:table-cell>
        </table:table-row>
        <table:table-row table:style-name="ro1">
          <table:table-cell office:value-type="string">
            <text:p>AFR639 <text:s text:c="5"/></text:p>
          </table:table-cell>
          <table:table-cell office:value-type="float" office:value="17470.169922">
            <text:p>17470,169922</text:p>
          </table:table-cell>
          <table:table-cell office:value-type="float" office:value="1662.841431">
            <text:p>1662,841431</text:p>
          </table:table-cell>
          <table:table-cell office:value-type="float" office:value="2213.848389">
            <text:p>2213,848389</text:p>
          </table:table-cell>
          <table:table-cell office:value-type="float" office:value="553.763428">
            <text:p>553,763428</text:p>
          </table:table-cell>
          <table:table-cell office:value-type="float" office:value="11499.40332">
            <text:p>11499,40332</text:p>
          </table:table-cell>
          <table:table-cell office:value-type="float" office:value="344.534149">
            <text:p>344,534149</text:p>
          </table:table-cell>
          <table:table-cell office:value-type="float" office:value="27343.662109">
            <text:p>27343,662109</text:p>
          </table:table-cell>
          <table:table-cell office:value-type="float" office:value="601.64093">
            <text:p>601,64093</text:p>
          </table:table-cell>
          <table:table-cell office:value-type="float" office:value="355.020996">
            <text:p>355,020996</text:p>
          </table:table-cell>
          <table:table-cell office:value-type="float" office:value="42.831032">
            <text:p>42,831032</text:p>
          </table:table-cell>
          <table:table-cell office:value-type="float" office:value="12599.970703">
            <text:p>12599,970703</text:p>
          </table:table-cell>
          <table:table-cell office:value-type="float" office:value="250.29924">
            <text:p>250,29924</text:p>
          </table:table-cell>
          <table:table-cell office:value-type="float" office:value="32069.25">
            <text:p>32069,25</text:p>
          </table:table-cell>
          <table:table-cell office:value-type="float" office:value="550.365356">
            <text:p>550,365356</text:p>
          </table:table-cell>
          <table:table-cell office:value-type="float" office:value="10401.427734">
            <text:p>10401,427734</text:p>
          </table:table-cell>
          <table:table-cell office:value-type="float" office:value="145.166183">
            <text:p>145,166183</text:p>
          </table:table-cell>
          <table:table-cell office:value-type="float" office:value="10582.898438">
            <text:p>10582,898438</text:p>
          </table:table-cell>
          <table:table-cell office:value-type="float" office:value="140.37001">
            <text:p>140,37001</text:p>
          </table:table-cell>
          <table:table-cell office:value-type="float" office:value="1070.415527">
            <text:p>1070,415527</text:p>
          </table:table-cell>
          <table:table-cell office:value-type="float" office:value="28.957897">
            <text:p>28,957897</text:p>
          </table:table-cell>
          <table:table-cell office:value-type="float" office:value="20.563803">
            <text:p>20,563803</text:p>
          </table:table-cell>
          <table:table-cell office:value-type="float" office:value="6.193603">
            <text:p>6,193603</text:p>
          </table:table-cell>
          <table:table-cell office:value-type="float" office:value="47.563347">
            <text:p>47,563347</text:p>
          </table:table-cell>
          <table:table-cell office:value-type="float" office:value="8.523417">
            <text:p>8,523417</text:p>
          </table:table-cell>
          <table:table-cell office:value-type="float" office:value="188.977859">
            <text:p>188,977859</text:p>
          </table:table-cell>
          <table:table-cell office:value-type="float" office:value="7.075363">
            <text:p>7,075363</text:p>
          </table:table-cell>
          <table:table-cell office:value-type="float" office:value="11942.370117">
            <text:p>11942,370117</text:p>
          </table:table-cell>
          <table:table-cell office:value-type="float" office:value="220.063354">
            <text:p>220,063354</text:p>
          </table:table-cell>
          <table:table-cell office:value-type="float" office:value="55.362766">
            <text:p>55,362766</text:p>
          </table:table-cell>
          <table:table-cell office:value-type="float" office:value="9.23603">
            <text:p>9,23603</text:p>
          </table:table-cell>
          <table:table-cell office:value-type="float" office:value="131.023071">
            <text:p>131,023071</text:p>
          </table:table-cell>
          <table:table-cell office:value-type="float" office:value="16.832014">
            <text:p>16,832014</text:p>
          </table:table-cell>
          <table:table-cell office:value-type="float" office:value="922.132568">
            <text:p>922,132568</text:p>
          </table:table-cell>
          <table:table-cell office:value-type="float" office:value="25.826227">
            <text:p>25,826227</text:p>
          </table:table-cell>
          <table:table-cell office:value-type="float" office:value="900.538208">
            <text:p>900,538208</text:p>
          </table:table-cell>
          <table:table-cell office:value-type="float" office:value="18.317085">
            <text:p>18,317085</text:p>
          </table:table-cell>
          <table:table-cell table:number-columns-repeated="2" office:value-type="float" office:value="0">
            <text:p>0</text:p>
          </table:table-cell>
          <table:table-cell office:value-type="float" office:value="90.459709">
            <text:p>90,459709</text:p>
          </table:table-cell>
          <table:table-cell office:value-type="float" office:value="11.664974">
            <text:p>11,664974</text:p>
          </table:table-cell>
          <table:table-cell office:value-type="float" office:value="38.751907">
            <text:p>38,751907</text:p>
          </table:table-cell>
          <table:table-cell office:value-type="float" office:value="12.0908">
            <text:p>12,0908</text:p>
          </table:table-cell>
          <table:table-cell table:number-columns-repeated="2" office:value-type="float" office:value="0">
            <text:p>0</text:p>
          </table:table-cell>
          <table:table-cell office:value-type="float" office:value="173.288635">
            <text:p>173,288635</text:p>
          </table:table-cell>
          <table:table-cell office:value-type="float" office:value="27.126112">
            <text:p>27,126112</text:p>
          </table:table-cell>
          <table:table-cell table:number-columns-repeated="2" office:value-type="float" office:value="0">
            <text:p>0</text:p>
          </table:table-cell>
          <table:table-cell office:value-type="float" office:value="92.384834">
            <text:p>92,384834</text:p>
          </table:table-cell>
          <table:table-cell office:value-type="float" office:value="24.911741">
            <text:p>24,911741</text:p>
          </table:table-cell>
          <table:table-cell office:value-type="float" office:value="257.396118">
            <text:p>257,396118</text:p>
          </table:table-cell>
          <table:table-cell office:value-type="float" office:value="23.516674">
            <text:p>23,516674</text:p>
          </table:table-cell>
        </table:table-row>
        <table:table-row table:style-name="ro1">
          <table:table-cell office:value-type="string">
            <text:p>AFR640 <text:s text:c="5"/></text:p>
          </table:table-cell>
          <table:table-cell office:value-type="float" office:value="33339.585938">
            <text:p>33339,585938</text:p>
          </table:table-cell>
          <table:table-cell office:value-type="float" office:value="2497.655518">
            <text:p>2497,655518</text:p>
          </table:table-cell>
          <table:table-cell office:value-type="float" office:value="5064.690918">
            <text:p>5064,690918</text:p>
          </table:table-cell>
          <table:table-cell office:value-type="float" office:value="610.194885">
            <text:p>610,194885</text:p>
          </table:table-cell>
          <table:table-cell office:value-type="float" office:value="12655.408203">
            <text:p>12655,408203</text:p>
          </table:table-cell>
          <table:table-cell office:value-type="float" office:value="363.242249">
            <text:p>363,242249</text:p>
          </table:table-cell>
          <table:table-cell office:value-type="float" office:value="30204.607422">
            <text:p>30204,607422</text:p>
          </table:table-cell>
          <table:table-cell office:value-type="float" office:value="663.233337">
            <text:p>663,233337</text:p>
          </table:table-cell>
          <table:table-cell office:value-type="float" office:value="492.162109">
            <text:p>492,162109</text:p>
          </table:table-cell>
          <table:table-cell office:value-type="float" office:value="50.546875">
            <text:p>50,546875</text:p>
          </table:table-cell>
          <table:table-cell office:value-type="float" office:value="16308.758789">
            <text:p>16308,758789</text:p>
          </table:table-cell>
          <table:table-cell office:value-type="float" office:value="320.018646">
            <text:p>320,018646</text:p>
          </table:table-cell>
          <table:table-cell office:value-type="float" office:value="70205.09375">
            <text:p>70205,09375</text:p>
          </table:table-cell>
          <table:table-cell office:value-type="float" office:value="1192.880371">
            <text:p>1192,880371</text:p>
          </table:table-cell>
          <table:table-cell office:value-type="float" office:value="26165.222656">
            <text:p>26165,222656</text:p>
          </table:table-cell>
          <table:table-cell office:value-type="float" office:value="357.60199">
            <text:p>357,60199</text:p>
          </table:table-cell>
          <table:table-cell office:value-type="float" office:value="18841.367188">
            <text:p>18841,367188</text:p>
          </table:table-cell>
          <table:table-cell office:value-type="float" office:value="247.361282">
            <text:p>247,361282</text:p>
          </table:table-cell>
          <table:table-cell office:value-type="float" office:value="1093.608154">
            <text:p>1093,608154</text:p>
          </table:table-cell>
          <table:table-cell office:value-type="float" office:value="29.413149">
            <text:p>29,413149</text:p>
          </table:table-cell>
          <table:table-cell office:value-type="float" office:value="25.310007">
            <text:p>25,310007</text:p>
          </table:table-cell>
          <table:table-cell office:value-type="float" office:value="5.906054">
            <text:p>5,906054</text:p>
          </table:table-cell>
          <table:table-cell office:value-type="float" office:value="61.443108">
            <text:p>61,443108</text:p>
          </table:table-cell>
          <table:table-cell office:value-type="float" office:value="8.368419">
            <text:p>8,368419</text:p>
          </table:table-cell>
          <table:table-cell office:value-type="float" office:value="203.820267">
            <text:p>203,820267</text:p>
          </table:table-cell>
          <table:table-cell office:value-type="float" office:value="7.097251">
            <text:p>7,097251</text:p>
          </table:table-cell>
          <table:table-cell office:value-type="float" office:value="10066.185547">
            <text:p>10066,185547</text:p>
          </table:table-cell>
          <table:table-cell office:value-type="float" office:value="185.810669">
            <text:p>185,810669</text:p>
          </table:table-cell>
          <table:table-cell office:value-type="float" office:value="38.561348">
            <text:p>38,561348</text:p>
          </table:table-cell>
          <table:table-cell office:value-type="float" office:value="8.79456">
            <text:p>8,79456</text:p>
          </table:table-cell>
          <table:table-cell office:value-type="float" office:value="67.298126">
            <text:p>67,298126</text:p>
          </table:table-cell>
          <table:table-cell office:value-type="float" office:value="16.162392">
            <text:p>16,162392</text:p>
          </table:table-cell>
          <table:table-cell office:value-type="float" office:value="604.290833">
            <text:p>604,290833</text:p>
          </table:table-cell>
          <table:table-cell office:value-type="float" office:value="22.954824">
            <text:p>22,954824</text:p>
          </table:table-cell>
          <table:table-cell office:value-type="float" office:value="352.900055">
            <text:p>352,900055</text:p>
          </table:table-cell>
          <table:table-cell office:value-type="float" office:value="11.674366">
            <text:p>11,674366</text:p>
          </table:table-cell>
          <table:table-cell table:number-columns-repeated="2" office:value-type="float" office:value="0">
            <text:p>0</text:p>
          </table:table-cell>
          <table:table-cell office:value-type="float" office:value="163.053619">
            <text:p>163,053619</text:p>
          </table:table-cell>
          <table:table-cell office:value-type="float" office:value="11.314535">
            <text:p>11,314535</text:p>
          </table:table-cell>
          <table:table-cell office:value-type="float" office:value="43.491829">
            <text:p>43,491829</text:p>
          </table:table-cell>
          <table:table-cell office:value-type="float" office:value="11.470528">
            <text:p>11,470528</text:p>
          </table:table-cell>
          <table:table-cell table:number-columns-repeated="2" office:value-type="float" office:value="0">
            <text:p>0</text:p>
          </table:table-cell>
          <table:table-cell office:value-type="float" office:value="171.832367">
            <text:p>171,832367</text:p>
          </table:table-cell>
          <table:table-cell office:value-type="float" office:value="25.532816">
            <text:p>25,532816</text:p>
          </table:table-cell>
          <table:table-cell table:number-columns-repeated="2" office:value-type="float" office:value="0">
            <text:p>0</text:p>
          </table:table-cell>
          <table:table-cell office:value-type="float" office:value="66.765366">
            <text:p>66,765366</text:p>
          </table:table-cell>
          <table:table-cell office:value-type="float" office:value="23.186352">
            <text:p>23,186352</text:p>
          </table:table-cell>
          <table:table-cell office:value-type="float" office:value="449.174377">
            <text:p>449,174377</text:p>
          </table:table-cell>
          <table:table-cell office:value-type="float" office:value="24.16058">
            <text:p>24,16058</text:p>
          </table:table-cell>
        </table:table-row>
        <table:table-row table:style-name="ro1">
          <table:table-cell office:value-type="string">
            <text:p>AFR641 <text:s text:c="5"/></text:p>
          </table:table-cell>
          <table:table-cell office:value-type="float" office:value="14270.336914">
            <text:p>14270,336914</text:p>
          </table:table-cell>
          <table:table-cell office:value-type="float" office:value="1307.257813">
            <text:p>1307,257813</text:p>
          </table:table-cell>
          <table:table-cell office:value-type="float" office:value="3067.77124">
            <text:p>3067,77124</text:p>
          </table:table-cell>
          <table:table-cell office:value-type="float" office:value="510.765717">
            <text:p>510,765717</text:p>
          </table:table-cell>
          <table:table-cell office:value-type="float" office:value="16915.3125">
            <text:p>16915,3125</text:p>
          </table:table-cell>
          <table:table-cell office:value-type="float" office:value="430.603394">
            <text:p>430,603394</text:p>
          </table:table-cell>
          <table:table-cell office:value-type="float" office:value="38336.542969">
            <text:p>38336,542969</text:p>
          </table:table-cell>
          <table:table-cell office:value-type="float" office:value="833.783447">
            <text:p>833,783447</text:p>
          </table:table-cell>
          <table:table-cell office:value-type="float" office:value="223.831711">
            <text:p>223,831711</text:p>
          </table:table-cell>
          <table:table-cell office:value-type="float" office:value="36.427925">
            <text:p>36,427925</text:p>
          </table:table-cell>
          <table:table-cell office:value-type="float" office:value="10620.521484">
            <text:p>10620,521484</text:p>
          </table:table-cell>
          <table:table-cell office:value-type="float" office:value="211.308701">
            <text:p>211,308701</text:p>
          </table:table-cell>
          <table:table-cell office:value-type="float" office:value="21590.576172">
            <text:p>21590,576172</text:p>
          </table:table-cell>
          <table:table-cell office:value-type="float" office:value="372.496063">
            <text:p>372,496063</text:p>
          </table:table-cell>
          <table:table-cell office:value-type="float" office:value="10978.632813">
            <text:p>10978,632813</text:p>
          </table:table-cell>
          <table:table-cell office:value-type="float" office:value="152.562927">
            <text:p>152,562927</text:p>
          </table:table-cell>
          <table:table-cell office:value-type="float" office:value="9032.079102">
            <text:p>9032,079102</text:p>
          </table:table-cell>
          <table:table-cell office:value-type="float" office:value="120.283295">
            <text:p>120,283295</text:p>
          </table:table-cell>
          <table:table-cell office:value-type="float" office:value="1197.218872">
            <text:p>1197,218872</text:p>
          </table:table-cell>
          <table:table-cell office:value-type="float" office:value="31.763035">
            <text:p>31,763035</text:p>
          </table:table-cell>
          <table:table-cell office:value-type="float" office:value="34.3013">
            <text:p>34,3013</text:p>
          </table:table-cell>
          <table:table-cell office:value-type="float" office:value="5.571678">
            <text:p>5,571678</text:p>
          </table:table-cell>
          <table:table-cell office:value-type="float" office:value="59.314445">
            <text:p>59,314445</text:p>
          </table:table-cell>
          <table:table-cell office:value-type="float" office:value="8.114498">
            <text:p>8,114498</text:p>
          </table:table-cell>
          <table:table-cell office:value-type="float" office:value="152.308411">
            <text:p>152,308411</text:p>
          </table:table-cell>
          <table:table-cell office:value-type="float" office:value="6.031433">
            <text:p>6,031433</text:p>
          </table:table-cell>
          <table:table-cell office:value-type="float" office:value="14819.123047">
            <text:p>14819,123047</text:p>
          </table:table-cell>
          <table:table-cell office:value-type="float" office:value="272.497528">
            <text:p>272,497528</text:p>
          </table:table-cell>
          <table:table-cell office:value-type="float" office:value="30.077854">
            <text:p>30,077854</text:p>
          </table:table-cell>
          <table:table-cell office:value-type="float" office:value="7.791641">
            <text:p>7,791641</text:p>
          </table:table-cell>
          <table:table-cell office:value-type="float" office:value="39.490936">
            <text:p>39,490936</text:p>
          </table:table-cell>
          <table:table-cell office:value-type="float" office:value="15.500224">
            <text:p>15,500224</text:p>
          </table:table-cell>
          <table:table-cell office:value-type="float" office:value="272.659088">
            <text:p>272,659088</text:p>
          </table:table-cell>
          <table:table-cell office:value-type="float" office:value="20.551497">
            <text:p>20,551497</text:p>
          </table:table-cell>
          <table:table-cell office:value-type="float" office:value="148.349548">
            <text:p>148,349548</text:p>
          </table:table-cell>
          <table:table-cell office:value-type="float" office:value="9.051054">
            <text:p>9,051054</text:p>
          </table:table-cell>
          <table:table-cell table:number-columns-repeated="2" office:value-type="float" office:value="0">
            <text:p>0</text:p>
          </table:table-cell>
          <table:table-cell office:value-type="float" office:value="81.157433">
            <text:p>81,157433</text:p>
          </table:table-cell>
          <table:table-cell office:value-type="float" office:value="9.540406">
            <text:p>9,540406</text:p>
          </table:table-cell>
          <table:table-cell office:value-type="float" office:value="60.794716">
            <text:p>60,794716</text:p>
          </table:table-cell>
          <table:table-cell office:value-type="float" office:value="10.161469">
            <text:p>10,161469</text:p>
          </table:table-cell>
          <table:table-cell table:number-columns-repeated="2" office:value-type="float" office:value="0">
            <text:p>0</text:p>
          </table:table-cell>
          <table:table-cell office:value-type="float" office:value="152.107468">
            <text:p>152,107468</text:p>
          </table:table-cell>
          <table:table-cell office:value-type="float" office:value="23.161776">
            <text:p>23,161776</text:p>
          </table:table-cell>
          <table:table-cell table:number-columns-repeated="2" office:value-type="float" office:value="0">
            <text:p>0</text:p>
          </table:table-cell>
          <table:table-cell office:value-type="float" office:value="67.990913">
            <text:p>67,990913</text:p>
          </table:table-cell>
          <table:table-cell office:value-type="float" office:value="20.426386">
            <text:p>20,426386</text:p>
          </table:table-cell>
          <table:table-cell office:value-type="float" office:value="132.599854">
            <text:p>132,599854</text:p>
          </table:table-cell>
          <table:table-cell office:value-type="float" office:value="19.295803">
            <text:p>19,295803</text:p>
          </table:table-cell>
        </table:table-row>
        <table:table-row table:style-name="ro1">
          <table:table-cell office:value-type="string">
            <text:p>AFR642 <text:s text:c="5"/></text:p>
          </table:table-cell>
          <table:table-cell office:value-type="float" office:value="14281.512695">
            <text:p>14281,512695</text:p>
          </table:table-cell>
          <table:table-cell office:value-type="float" office:value="1557.592651">
            <text:p>1557,592651</text:p>
          </table:table-cell>
          <table:table-cell office:value-type="float" office:value="4244.18457">
            <text:p>4244,18457</text:p>
          </table:table-cell>
          <table:table-cell office:value-type="float" office:value="603.651245">
            <text:p>603,651245</text:p>
          </table:table-cell>
          <table:table-cell office:value-type="float" office:value="52784.898438">
            <text:p>52784,898438</text:p>
          </table:table-cell>
          <table:table-cell office:value-type="float" office:value="1199.671021">
            <text:p>1199,671021</text:p>
          </table:table-cell>
          <table:table-cell office:value-type="float" office:value="88938.140625">
            <text:p>88938,140625</text:p>
          </table:table-cell>
          <table:table-cell office:value-type="float" office:value="1910.427856">
            <text:p>1910,427856</text:p>
          </table:table-cell>
          <table:table-cell office:value-type="float" office:value="619.493835">
            <text:p>619,493835</text:p>
          </table:table-cell>
          <table:table-cell office:value-type="float" office:value="51.952488">
            <text:p>51,952488</text:p>
          </table:table-cell>
          <table:table-cell office:value-type="float" office:value="13011.527344">
            <text:p>13011,527344</text:p>
          </table:table-cell>
          <table:table-cell office:value-type="float" office:value="257.486481">
            <text:p>257,486481</text:p>
          </table:table-cell>
          <table:table-cell office:value-type="float" office:value="34110.667969">
            <text:p>34110,667969</text:p>
          </table:table-cell>
          <table:table-cell office:value-type="float" office:value="583.639832">
            <text:p>583,639832</text:p>
          </table:table-cell>
          <table:table-cell office:value-type="float" office:value="15368.229492">
            <text:p>15368,229492</text:p>
          </table:table-cell>
          <table:table-cell office:value-type="float" office:value="212.128113">
            <text:p>212,128113</text:p>
          </table:table-cell>
          <table:table-cell office:value-type="float" office:value="35759.375">
            <text:p>35759,375</text:p>
          </table:table-cell>
          <table:table-cell office:value-type="float" office:value="466.635742">
            <text:p>466,635742</text:p>
          </table:table-cell>
          <table:table-cell office:value-type="float" office:value="4519.548828">
            <text:p>4519,548828</text:p>
          </table:table-cell>
          <table:table-cell office:value-type="float" office:value="114.954926">
            <text:p>114,954926</text:p>
          </table:table-cell>
          <table:table-cell office:value-type="float" office:value="59.989155">
            <text:p>59,989155</text:p>
          </table:table-cell>
          <table:table-cell office:value-type="float" office:value="7.96391">
            <text:p>7,96391</text:p>
          </table:table-cell>
          <table:table-cell office:value-type="float" office:value="88.660225">
            <text:p>88,660225</text:p>
          </table:table-cell>
          <table:table-cell office:value-type="float" office:value="8.95786">
            <text:p>8,95786</text:p>
          </table:table-cell>
          <table:table-cell office:value-type="float" office:value="378.993347">
            <text:p>378,993347</text:p>
          </table:table-cell>
          <table:table-cell office:value-type="float" office:value="10.16162">
            <text:p>10,16162</text:p>
          </table:table-cell>
          <table:table-cell office:value-type="float" office:value="31456.386719">
            <text:p>31456,386719</text:p>
          </table:table-cell>
          <table:table-cell office:value-type="float" office:value="576.355591">
            <text:p>576,355591</text:p>
          </table:table-cell>
          <table:table-cell office:value-type="float" office:value="36.799515">
            <text:p>36,799515</text:p>
          </table:table-cell>
          <table:table-cell office:value-type="float" office:value="9.494226">
            <text:p>9,494226</text:p>
          </table:table-cell>
          <table:table-cell office:value-type="float" office:value="129.923874">
            <text:p>129,923874</text:p>
          </table:table-cell>
          <table:table-cell office:value-type="float" office:value="16.819448">
            <text:p>16,819448</text:p>
          </table:table-cell>
          <table:table-cell office:value-type="float" office:value="1155.365112">
            <text:p>1155,365112</text:p>
          </table:table-cell>
          <table:table-cell office:value-type="float" office:value="28.292372">
            <text:p>28,292372</text:p>
          </table:table-cell>
          <table:table-cell office:value-type="float" office:value="391.436646">
            <text:p>391,436646</text:p>
          </table:table-cell>
          <table:table-cell office:value-type="float" office:value="12.448987">
            <text:p>12,448987</text:p>
          </table:table-cell>
          <table:table-cell table:number-columns-repeated="2" office:value-type="float" office:value="0">
            <text:p>0</text:p>
          </table:table-cell>
          <table:table-cell office:value-type="float" office:value="213.398209">
            <text:p>213,398209</text:p>
          </table:table-cell>
          <table:table-cell office:value-type="float" office:value="12.209529">
            <text:p>12,209529</text:p>
          </table:table-cell>
          <table:table-cell office:value-type="float" office:value="182.040237">
            <text:p>182,040237</text:p>
          </table:table-cell>
          <table:table-cell office:value-type="float" office:value="12.907022">
            <text:p>12,907022</text:p>
          </table:table-cell>
          <table:table-cell table:number-columns-repeated="2" office:value-type="float" office:value="0">
            <text:p>0</text:p>
          </table:table-cell>
          <table:table-cell office:value-type="float" office:value="271.710785">
            <text:p>271,710785</text:p>
          </table:table-cell>
          <table:table-cell office:value-type="float" office:value="31.363079">
            <text:p>31,363079</text:p>
          </table:table-cell>
          <table:table-cell table:number-columns-repeated="2" office:value-type="float" office:value="0">
            <text:p>0</text:p>
          </table:table-cell>
          <table:table-cell office:value-type="float" office:value="53.716747">
            <text:p>53,716747</text:p>
          </table:table-cell>
          <table:table-cell office:value-type="float" office:value="24.796074">
            <text:p>24,796074</text:p>
          </table:table-cell>
          <table:table-cell office:value-type="float" office:value="258.913239">
            <text:p>258,913239</text:p>
          </table:table-cell>
          <table:table-cell office:value-type="float" office:value="24.025534">
            <text:p>24,025534</text:p>
          </table:table-cell>
        </table:table-row>
        <table:table-row table:style-name="ro1">
          <table:table-cell office:value-type="string">
            <text:p>AFR643 <text:s text:c="5"/></text:p>
          </table:table-cell>
          <table:table-cell office:value-type="float" office:value="2357.814941">
            <text:p>2357,814941</text:p>
          </table:table-cell>
          <table:table-cell office:value-type="float" office:value="715.912964">
            <text:p>715,912964</text:p>
          </table:table-cell>
          <table:table-cell office:value-type="float" office:value="445.994507">
            <text:p>445,994507</text:p>
          </table:table-cell>
          <table:table-cell office:value-type="float" office:value="447.624817">
            <text:p>447,624817</text:p>
          </table:table-cell>
          <table:table-cell office:value-type="float" office:value="2489.692383">
            <text:p>2489,692383</text:p>
          </table:table-cell>
          <table:table-cell office:value-type="float" office:value="163.117432">
            <text:p>163,117432</text:p>
          </table:table-cell>
          <table:table-cell office:value-type="float" office:value="4961.52832">
            <text:p>4961,52832</text:p>
          </table:table-cell>
          <table:table-cell office:value-type="float" office:value="134.616058">
            <text:p>134,616058</text:p>
          </table:table-cell>
          <table:table-cell office:value-type="float" office:value="146.87912">
            <text:p>146,87912</text:p>
          </table:table-cell>
          <table:table-cell office:value-type="float" office:value="30.263863">
            <text:p>30,263863</text:p>
          </table:table-cell>
          <table:table-cell office:value-type="float" office:value="8269.883789">
            <text:p>8269,883789</text:p>
          </table:table-cell>
          <table:table-cell office:value-type="float" office:value="166.578903">
            <text:p>166,578903</text:p>
          </table:table-cell>
          <table:table-cell office:value-type="float" office:value="2959.061035">
            <text:p>2959,061035</text:p>
          </table:table-cell>
          <table:table-cell office:value-type="float" office:value="60.972347">
            <text:p>60,972347</text:p>
          </table:table-cell>
          <table:table-cell office:value-type="float" office:value="12756.319336">
            <text:p>12756,319336</text:p>
          </table:table-cell>
          <table:table-cell office:value-type="float" office:value="176.55661">
            <text:p>176,55661</text:p>
          </table:table-cell>
          <table:table-cell office:value-type="float" office:value="2046.269531">
            <text:p>2046,269531</text:p>
          </table:table-cell>
          <table:table-cell office:value-type="float" office:value="31.540466">
            <text:p>31,540466</text:p>
          </table:table-cell>
          <table:table-cell office:value-type="float" office:value="182.365906">
            <text:p>182,365906</text:p>
          </table:table-cell>
          <table:table-cell office:value-type="float" office:value="8.179149">
            <text:p>8,179149</text:p>
          </table:table-cell>
          <table:table-cell office:value-type="float" office:value="12.415023">
            <text:p>12,415023</text:p>
          </table:table-cell>
          <table:table-cell office:value-type="float" office:value="4.837055">
            <text:p>4,837055</text:p>
          </table:table-cell>
          <table:table-cell office:value-type="float" office:value="41.329926">
            <text:p>41,329926</text:p>
          </table:table-cell>
          <table:table-cell office:value-type="float" office:value="7.954087">
            <text:p>7,954087</text:p>
          </table:table-cell>
          <table:table-cell office:value-type="float" office:value="74.597595">
            <text:p>74,597595</text:p>
          </table:table-cell>
          <table:table-cell office:value-type="float" office:value="5.110297">
            <text:p>5,110297</text:p>
          </table:table-cell>
          <table:table-cell office:value-type="float" office:value="2443.500244">
            <text:p>2443,500244</text:p>
          </table:table-cell>
          <table:table-cell office:value-type="float" office:value="47.342213">
            <text:p>47,342213</text:p>
          </table:table-cell>
          <table:table-cell office:value-type="float" office:value="54.45269">
            <text:p>54,45269</text:p>
          </table:table-cell>
          <table:table-cell office:value-type="float" office:value="7.97457">
            <text:p>7,97457</text:p>
          </table:table-cell>
          <table:table-cell office:value-type="float" office:value="97.023033">
            <text:p>97,023033</text:p>
          </table:table-cell>
          <table:table-cell office:value-type="float" office:value="15.887573">
            <text:p>15,887573</text:p>
          </table:table-cell>
          <table:table-cell office:value-type="float" office:value="357.773041">
            <text:p>357,773041</text:p>
          </table:table-cell>
          <table:table-cell office:value-type="float" office:value="21.088753">
            <text:p>21,088753</text:p>
          </table:table-cell>
          <table:table-cell office:value-type="float" office:value="179.148926">
            <text:p>179,148926</text:p>
          </table:table-cell>
          <table:table-cell office:value-type="float" office:value="9.582264">
            <text:p>9,582264</text:p>
          </table:table-cell>
          <table:table-cell table:number-columns-repeated="2" office:value-type="float" office:value="0">
            <text:p>0</text:p>
          </table:table-cell>
          <table:table-cell office:value-type="float" office:value="37.359863">
            <text:p>37,359863</text:p>
          </table:table-cell>
          <table:table-cell office:value-type="float" office:value="10.050223">
            <text:p>10,050223</text:p>
          </table:table-cell>
          <table:table-cell office:value-type="float" office:value="13.402405">
            <text:p>13,402405</text:p>
          </table:table-cell>
          <table:table-cell office:value-type="float" office:value="10.678366">
            <text:p>10,678366</text:p>
          </table:table-cell>
          <table:table-cell table:number-columns-repeated="2" office:value-type="float" office:value="0">
            <text:p>0</text:p>
          </table:table-cell>
          <table:table-cell office:value-type="float" office:value="65.945953">
            <text:p>65,945953</text:p>
          </table:table-cell>
          <table:table-cell office:value-type="float" office:value="21.021385">
            <text:p>21,021385</text:p>
          </table:table-cell>
          <table:table-cell table:number-columns-repeated="2" office:value-type="float" office:value="0">
            <text:p>0</text:p>
          </table:table-cell>
          <table:table-cell office:value-type="float" office:value="71.560966">
            <text:p>71,560966</text:p>
          </table:table-cell>
          <table:table-cell office:value-type="float" office:value="21.018017">
            <text:p>21,018017</text:p>
          </table:table-cell>
          <table:table-cell office:value-type="float" office:value="229.866837">
            <text:p>229,866837</text:p>
          </table:table-cell>
          <table:table-cell office:value-type="float" office:value="20.592474">
            <text:p>20,592474</text:p>
          </table:table-cell>
        </table:table-row>
        <table:table-row table:style-name="ro1">
          <table:table-cell office:value-type="string">
            <text:p>AFR644 <text:s text:c="5"/></text:p>
          </table:table-cell>
          <table:table-cell office:value-type="float" office:value="725.131958">
            <text:p>725,131958</text:p>
          </table:table-cell>
          <table:table-cell office:value-type="float" office:value="394.74469">
            <text:p>394,74469</text:p>
          </table:table-cell>
          <table:table-cell office:value-type="float" office:value="323.644958">
            <text:p>323,644958</text:p>
          </table:table-cell>
          <table:table-cell office:value-type="float" office:value="397.757416">
            <text:p>397,757416</text:p>
          </table:table-cell>
          <table:table-cell office:value-type="float" office:value="436.161835">
            <text:p>436,161835</text:p>
          </table:table-cell>
          <table:table-cell office:value-type="float" office:value="49.089939">
            <text:p>49,089939</text:p>
          </table:table-cell>
          <table:table-cell office:value-type="float" office:value="70.824638">
            <text:p>70,824638</text:p>
          </table:table-cell>
          <table:table-cell office:value-type="float" office:value="48.738777">
            <text:p>48,738777</text:p>
          </table:table-cell>
          <table:table-cell office:value-type="float" office:value="1.00373">
            <text:p>1,00373</text:p>
          </table:table-cell>
          <table:table-cell office:value-type="float" office:value="16.72884">
            <text:p>16,72884</text:p>
          </table:table-cell>
          <table:table-cell office:value-type="float" office:value="1.055802">
            <text:p>1,055802</text:p>
          </table:table-cell>
          <table:table-cell office:value-type="float" office:value="15.203557">
            <text:p>15,203557</text:p>
          </table:table-cell>
          <table:table-cell office:value-type="float" office:value="7.228859">
            <text:p>7,228859</text:p>
          </table:table-cell>
          <table:table-cell office:value-type="float" office:value="11.133111">
            <text:p>11,133111</text:p>
          </table:table-cell>
          <table:table-cell office:value-type="float" office:value="36.20166">
            <text:p>36,20166</text:p>
          </table:table-cell>
          <table:table-cell office:value-type="float" office:value="9.068139">
            <text:p>9,068139</text:p>
          </table:table-cell>
          <table:table-cell office:value-type="float" office:value="2.918094">
            <text:p>2,918094</text:p>
          </table:table-cell>
          <table:table-cell office:value-type="float" office:value="10.029839">
            <text:p>10,029839</text:p>
          </table:table-cell>
          <table:table-cell table:number-columns-repeated="4" office:value-type="float" office:value="0">
            <text:p>0</text:p>
          </table:table-cell>
          <table:table-cell office:value-type="float" office:value="20.125116">
            <text:p>20,125116</text:p>
          </table:table-cell>
          <table:table-cell office:value-type="float" office:value="7.552269">
            <text:p>7,552269</text:p>
          </table:table-cell>
          <table:table-cell table:number-columns-repeated="2" office:value-type="float" office:value="0">
            <text:p>0</text:p>
          </table:table-cell>
          <table:table-cell office:value-type="float" office:value="9.779456">
            <text:p>9,779456</text:p>
          </table:table-cell>
          <table:table-cell office:value-type="float" office:value="8.317971">
            <text:p>8,317971</text:p>
          </table:table-cell>
          <table:table-cell table:number-columns-repeated="20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FR645 <text:s text:c="5"/></text:p>
          </table:table-cell>
          <table:table-cell office:value-type="float" office:value="9096.935547">
            <text:p>9096,935547</text:p>
          </table:table-cell>
          <table:table-cell office:value-type="float" office:value="1010.435913">
            <text:p>1010,435913</text:p>
          </table:table-cell>
          <table:table-cell office:value-type="float" office:value="626.019592">
            <text:p>626,019592</text:p>
          </table:table-cell>
          <table:table-cell office:value-type="float" office:value="448.311096">
            <text:p>448,311096</text:p>
          </table:table-cell>
          <table:table-cell office:value-type="float" office:value="2090.213623">
            <text:p>2090,213623</text:p>
          </table:table-cell>
          <table:table-cell office:value-type="float" office:value="167.32283">
            <text:p>167,32283</text:p>
          </table:table-cell>
          <table:table-cell office:value-type="float" office:value="3377.520752">
            <text:p>3377,520752</text:p>
          </table:table-cell>
          <table:table-cell office:value-type="float" office:value="106.161514">
            <text:p>106,161514</text:p>
          </table:table-cell>
          <table:table-cell office:value-type="float" office:value="137.319427">
            <text:p>137,319427</text:p>
          </table:table-cell>
          <table:table-cell office:value-type="float" office:value="32.277317">
            <text:p>32,277317</text:p>
          </table:table-cell>
          <table:table-cell office:value-type="float" office:value="9157.004883">
            <text:p>9157,004883</text:p>
          </table:table-cell>
          <table:table-cell office:value-type="float" office:value="184.319824">
            <text:p>184,319824</text:p>
          </table:table-cell>
          <table:table-cell office:value-type="float" office:value="29868.662109">
            <text:p>29868,662109</text:p>
          </table:table-cell>
          <table:table-cell office:value-type="float" office:value="512.298767">
            <text:p>512,298767</text:p>
          </table:table-cell>
          <table:table-cell office:value-type="float" office:value="22681.59375">
            <text:p>22681,59375</text:p>
          </table:table-cell>
          <table:table-cell office:value-type="float" office:value="310.350677">
            <text:p>310,350677</text:p>
          </table:table-cell>
          <table:table-cell office:value-type="float" office:value="2125.057617">
            <text:p>2125,057617</text:p>
          </table:table-cell>
          <table:table-cell office:value-type="float" office:value="32.60746">
            <text:p>32,60746</text:p>
          </table:table-cell>
          <table:table-cell office:value-type="float" office:value="118.530167">
            <text:p>118,530167</text:p>
          </table:table-cell>
          <table:table-cell office:value-type="float" office:value="6.555583">
            <text:p>6,555583</text:p>
          </table:table-cell>
          <table:table-cell office:value-type="float" office:value="13.004524">
            <text:p>13,004524</text:p>
          </table:table-cell>
          <table:table-cell office:value-type="float" office:value="4.234885">
            <text:p>4,234885</text:p>
          </table:table-cell>
          <table:table-cell office:value-type="float" office:value="29.122967">
            <text:p>29,122967</text:p>
          </table:table-cell>
          <table:table-cell office:value-type="float" office:value="7.598863">
            <text:p>7,598863</text:p>
          </table:table-cell>
          <table:table-cell office:value-type="float" office:value="43.726448">
            <text:p>43,726448</text:p>
          </table:table-cell>
          <table:table-cell office:value-type="float" office:value="4.215962">
            <text:p>4,215962</text:p>
          </table:table-cell>
          <table:table-cell office:value-type="float" office:value="1415.913696">
            <text:p>1415,913696</text:p>
          </table:table-cell>
          <table:table-cell office:value-type="float" office:value="28.963959">
            <text:p>28,963959</text:p>
          </table:table-cell>
          <table:table-cell office:value-type="float" office:value="45.509205">
            <text:p>45,509205</text:p>
          </table:table-cell>
          <table:table-cell office:value-type="float" office:value="6.975339">
            <text:p>6,975339</text:p>
          </table:table-cell>
          <table:table-cell table:number-columns-repeated="2" office:value-type="float" office:value="0">
            <text:p>0</text:p>
          </table:table-cell>
          <table:table-cell office:value-type="float" office:value="432.47113">
            <text:p>432,47113</text:p>
          </table:table-cell>
          <table:table-cell office:value-type="float" office:value="21.108219">
            <text:p>21,108219</text:p>
          </table:table-cell>
          <table:table-cell office:value-type="float" office:value="326.863708">
            <text:p>326,863708</text:p>
          </table:table-cell>
          <table:table-cell office:value-type="float" office:value="9.714201">
            <text:p>9,714201</text:p>
          </table:table-cell>
          <table:table-cell table:number-columns-repeated="2" office:value-type="float" office:value="0">
            <text:p>0</text:p>
          </table:table-cell>
          <table:table-cell office:value-type="float" office:value="27.547295">
            <text:p>27,547295</text:p>
          </table:table-cell>
          <table:table-cell office:value-type="float" office:value="8.625551">
            <text:p>8,625551</text:p>
          </table:table-cell>
          <table:table-cell office:value-type="float" office:value="14.150316">
            <text:p>14,150316</text:p>
          </table:table-cell>
          <table:table-cell office:value-type="float" office:value="9.134569">
            <text:p>9,134569</text:p>
          </table:table-cell>
          <table:table-cell table:number-columns-repeated="2" office:value-type="float" office:value="0">
            <text:p>0</text:p>
          </table:table-cell>
          <table:table-cell office:value-type="float" office:value="72.793015">
            <text:p>72,793015</text:p>
          </table:table-cell>
          <table:table-cell office:value-type="float" office:value="18.39905">
            <text:p>18,39905</text:p>
          </table:table-cell>
          <table:table-cell table:number-columns-repeated="2" office:value-type="float" office:value="0">
            <text:p>0</text:p>
          </table:table-cell>
          <table:table-cell office:value-type="float" office:value="66.248253">
            <text:p>66,248253</text:p>
          </table:table-cell>
          <table:table-cell office:value-type="float" office:value="18.318245">
            <text:p>18,318245</text:p>
          </table:table-cell>
          <table:table-cell office:value-type="float" office:value="238.339127">
            <text:p>238,339127</text:p>
          </table:table-cell>
          <table:table-cell office:value-type="float" office:value="18.301746">
            <text:p>18,301746</text:p>
          </table:table-cell>
        </table:table-row>
        <table:table-row table:style-name="ro1">
          <table:table-cell office:value-type="string">
            <text:p>AFR646 <text:s text:c="5"/></text:p>
          </table:table-cell>
          <table:table-cell office:value-type="float" office:value="7097.883789">
            <text:p>7097,883789</text:p>
          </table:table-cell>
          <table:table-cell office:value-type="float" office:value="1028.171509">
            <text:p>1028,171509</text:p>
          </table:table-cell>
          <table:table-cell office:value-type="float" office:value="2139.487305">
            <text:p>2139,487305</text:p>
          </table:table-cell>
          <table:table-cell office:value-type="float" office:value="512.770813">
            <text:p>512,770813</text:p>
          </table:table-cell>
          <table:table-cell office:value-type="float" office:value="19216.425781">
            <text:p>19216,425781</text:p>
          </table:table-cell>
          <table:table-cell office:value-type="float" office:value="480.641998">
            <text:p>480,641998</text:p>
          </table:table-cell>
          <table:table-cell office:value-type="float" office:value="39011.601563">
            <text:p>39011,601563</text:p>
          </table:table-cell>
          <table:table-cell office:value-type="float" office:value="848.487976">
            <text:p>848,487976</text:p>
          </table:table-cell>
          <table:table-cell office:value-type="float" office:value="478.27356">
            <text:p>478,27356</text:p>
          </table:table-cell>
          <table:table-cell office:value-type="float" office:value="41.383678">
            <text:p>41,383678</text:p>
          </table:table-cell>
          <table:table-cell office:value-type="float" office:value="9289.75293">
            <text:p>9289,75293</text:p>
          </table:table-cell>
          <table:table-cell office:value-type="float" office:value="186.808456">
            <text:p>186,808456</text:p>
          </table:table-cell>
          <table:table-cell office:value-type="float" office:value="17064.292969">
            <text:p>17064,292969</text:p>
          </table:table-cell>
          <table:table-cell office:value-type="float" office:value="296.395538">
            <text:p>296,395538</text:p>
          </table:table-cell>
          <table:table-cell office:value-type="float" office:value="14586.857422">
            <text:p>14586,857422</text:p>
          </table:table-cell>
          <table:table-cell office:value-type="float" office:value="201.29921">
            <text:p>201,29921</text:p>
          </table:table-cell>
          <table:table-cell office:value-type="float" office:value="14536.989258">
            <text:p>14536,989258</text:p>
          </table:table-cell>
          <table:table-cell office:value-type="float" office:value="191.507401">
            <text:p>191,507401</text:p>
          </table:table-cell>
          <table:table-cell office:value-type="float" office:value="1451.044312">
            <text:p>1451,044312</text:p>
          </table:table-cell>
          <table:table-cell office:value-type="float" office:value="38.135498">
            <text:p>38,135498</text:p>
          </table:table-cell>
          <table:table-cell office:value-type="float" office:value="35.490177">
            <text:p>35,490177</text:p>
          </table:table-cell>
          <table:table-cell office:value-type="float" office:value="5.993667">
            <text:p>5,993667</text:p>
          </table:table-cell>
          <table:table-cell office:value-type="float" office:value="67.178436">
            <text:p>67,178436</text:p>
          </table:table-cell>
          <table:table-cell office:value-type="float" office:value="8.322814">
            <text:p>8,322814</text:p>
          </table:table-cell>
          <table:table-cell office:value-type="float" office:value="229.779617">
            <text:p>229,779617</text:p>
          </table:table-cell>
          <table:table-cell office:value-type="float" office:value="7.340666">
            <text:p>7,340666</text:p>
          </table:table-cell>
          <table:table-cell office:value-type="float" office:value="17929.171875">
            <text:p>17929,171875</text:p>
          </table:table-cell>
          <table:table-cell office:value-type="float" office:value="329.291199">
            <text:p>329,291199</text:p>
          </table:table-cell>
          <table:table-cell office:value-type="float" office:value="38.154598">
            <text:p>38,154598</text:p>
          </table:table-cell>
          <table:table-cell office:value-type="float" office:value="8.398054">
            <text:p>8,398054</text:p>
          </table:table-cell>
          <table:table-cell office:value-type="float" office:value="131.422989">
            <text:p>131,422989</text:p>
          </table:table-cell>
          <table:table-cell office:value-type="float" office:value="16.266476">
            <text:p>16,266476</text:p>
          </table:table-cell>
          <table:table-cell office:value-type="float" office:value="573.904053">
            <text:p>573,904053</text:p>
          </table:table-cell>
          <table:table-cell office:value-type="float" office:value="22.555988">
            <text:p>22,555988</text:p>
          </table:table-cell>
          <table:table-cell office:value-type="float" office:value="215.366333">
            <text:p>215,366333</text:p>
          </table:table-cell>
          <table:table-cell office:value-type="float" office:value="10.122227">
            <text:p>10,122227</text:p>
          </table:table-cell>
          <table:table-cell table:number-columns-repeated="2" office:value-type="float" office:value="0">
            <text:p>0</text:p>
          </table:table-cell>
          <table:table-cell office:value-type="float" office:value="103.24292">
            <text:p>103,24292</text:p>
          </table:table-cell>
          <table:table-cell office:value-type="float" office:value="10.427693">
            <text:p>10,427693</text:p>
          </table:table-cell>
          <table:table-cell office:value-type="float" office:value="62.179195">
            <text:p>62,179195</text:p>
          </table:table-cell>
          <table:table-cell office:value-type="float" office:value="10.962399">
            <text:p>10,962399</text:p>
          </table:table-cell>
          <table:table-cell table:number-columns-repeated="2" office:value-type="float" office:value="0">
            <text:p>0</text:p>
          </table:table-cell>
          <table:table-cell office:value-type="float" office:value="204.233017">
            <text:p>204,233017</text:p>
          </table:table-cell>
          <table:table-cell office:value-type="float" office:value="25.021368">
            <text:p>25,021368</text:p>
          </table:table-cell>
          <table:table-cell table:number-columns-repeated="2" office:value-type="float" office:value="0">
            <text:p>0</text:p>
          </table:table-cell>
          <table:table-cell office:value-type="float" office:value="66.30159">
            <text:p>66,30159</text:p>
          </table:table-cell>
          <table:table-cell office:value-type="float" office:value="22.039276">
            <text:p>22,039276</text:p>
          </table:table-cell>
          <table:table-cell office:value-type="float" office:value="181.422333">
            <text:p>181,422333</text:p>
          </table:table-cell>
          <table:table-cell office:value-type="float" office:value="20.891375">
            <text:p>20,891375</text:p>
          </table:table-cell>
        </table:table-row>
        <table:table-row table:style-name="ro1">
          <table:table-cell office:value-type="string">
            <text:p>AFR647 <text:s text:c="5"/></text:p>
          </table:table-cell>
          <table:table-cell office:value-type="float" office:value="4612.715332">
            <text:p>4612,715332</text:p>
          </table:table-cell>
          <table:table-cell office:value-type="float" office:value="840.84314">
            <text:p>840,84314</text:p>
          </table:table-cell>
          <table:table-cell office:value-type="float" office:value="987.828308">
            <text:p>987,828308</text:p>
          </table:table-cell>
          <table:table-cell office:value-type="float" office:value="477.013763">
            <text:p>477,013763</text:p>
          </table:table-cell>
          <table:table-cell office:value-type="float" office:value="8509.481445">
            <text:p>8509,481445</text:p>
          </table:table-cell>
          <table:table-cell office:value-type="float" office:value="262.361115">
            <text:p>262,361115</text:p>
          </table:table-cell>
          <table:table-cell office:value-type="float" office:value="19139.939453">
            <text:p>19139,939453</text:p>
          </table:table-cell>
          <table:table-cell office:value-type="float" office:value="427.039703">
            <text:p>427,039703</text:p>
          </table:table-cell>
          <table:table-cell office:value-type="float" office:value="267.995819">
            <text:p>267,995819</text:p>
          </table:table-cell>
          <table:table-cell office:value-type="float" office:value="33.58102">
            <text:p>33,58102</text:p>
          </table:table-cell>
          <table:table-cell office:value-type="float" office:value="6763.677246">
            <text:p>6763,677246</text:p>
          </table:table-cell>
          <table:table-cell office:value-type="float" office:value="139.54718">
            <text:p>139,54718</text:p>
          </table:table-cell>
          <table:table-cell office:value-type="float" office:value="5979.567871">
            <text:p>5979,567871</text:p>
          </table:table-cell>
          <table:table-cell office:value-type="float" office:value="111.127884">
            <text:p>111,127884</text:p>
          </table:table-cell>
          <table:table-cell office:value-type="float" office:value="7596.841309">
            <text:p>7596,841309</text:p>
          </table:table-cell>
          <table:table-cell office:value-type="float" office:value="107.25869">
            <text:p>107,25869</text:p>
          </table:table-cell>
          <table:table-cell office:value-type="float" office:value="5351.178223">
            <text:p>5351,178223</text:p>
          </table:table-cell>
          <table:table-cell office:value-type="float" office:value="72.89856">
            <text:p>72,89856</text:p>
          </table:table-cell>
          <table:table-cell office:value-type="float" office:value="572.305603">
            <text:p>572,305603</text:p>
          </table:table-cell>
          <table:table-cell office:value-type="float" office:value="16.794947">
            <text:p>16,794947</text:p>
          </table:table-cell>
          <table:table-cell office:value-type="float" office:value="30.237619">
            <text:p>30,237619</text:p>
          </table:table-cell>
          <table:table-cell office:value-type="float" office:value="5.404492">
            <text:p>5,404492</text:p>
          </table:table-cell>
          <table:table-cell office:value-type="float" office:value="46.078495">
            <text:p>46,078495</text:p>
          </table:table-cell>
          <table:table-cell office:value-type="float" office:value="8.158748">
            <text:p>8,158748</text:p>
          </table:table-cell>
          <table:table-cell office:value-type="float" office:value="95.288551">
            <text:p>95,288551</text:p>
          </table:table-cell>
          <table:table-cell office:value-type="float" office:value="5.538421">
            <text:p>5,538421</text:p>
          </table:table-cell>
          <table:table-cell office:value-type="float" office:value="8105.287109">
            <text:p>8105,287109</text:p>
          </table:table-cell>
          <table:table-cell office:value-type="float" office:value="150.056488">
            <text:p>150,056488</text:p>
          </table:table-cell>
          <table:table-cell office:value-type="float" office:value="53.153782">
            <text:p>53,153782</text:p>
          </table:table-cell>
          <table:table-cell office:value-type="float" office:value="8.253973">
            <text:p>8,253973</text:p>
          </table:table-cell>
          <table:table-cell office:value-type="float" office:value="73.990219">
            <text:p>73,990219</text:p>
          </table:table-cell>
          <table:table-cell office:value-type="float" office:value="15.991074">
            <text:p>15,991074</text:p>
          </table:table-cell>
          <table:table-cell office:value-type="float" office:value="188.879669">
            <text:p>188,879669</text:p>
          </table:table-cell>
          <table:table-cell office:value-type="float" office:value="20.415363">
            <text:p>20,415363</text:p>
          </table:table-cell>
          <table:table-cell office:value-type="float" office:value="99.56498">
            <text:p>99,56498</text:p>
          </table:table-cell>
          <table:table-cell office:value-type="float" office:value="9.301209">
            <text:p>9,301209</text:p>
          </table:table-cell>
          <table:table-cell table:number-columns-repeated="2" office:value-type="float" office:value="0">
            <text:p>0</text:p>
          </table:table-cell>
          <table:table-cell office:value-type="float" office:value="56.8577">
            <text:p>56,8577</text:p>
          </table:table-cell>
          <table:table-cell office:value-type="float" office:value="10.26576">
            <text:p>10,26576</text:p>
          </table:table-cell>
          <table:table-cell office:value-type="float" office:value="41.321636">
            <text:p>41,321636</text:p>
          </table:table-cell>
          <table:table-cell office:value-type="float" office:value="10.91163">
            <text:p>10,91163</text:p>
          </table:table-cell>
          <table:table-cell table:number-columns-repeated="2" office:value-type="float" office:value="0">
            <text:p>0</text:p>
          </table:table-cell>
          <table:table-cell office:value-type="float" office:value="131.40123">
            <text:p>131,40123</text:p>
          </table:table-cell>
          <table:table-cell office:value-type="float" office:value="23.527647">
            <text:p>23,527647</text:p>
          </table:table-cell>
          <table:table-cell table:number-columns-repeated="2" office:value-type="float" office:value="0">
            <text:p>0</text:p>
          </table:table-cell>
          <table:table-cell office:value-type="float" office:value="76.249992">
            <text:p>76,249992</text:p>
          </table:table-cell>
          <table:table-cell office:value-type="float" office:value="22.196075">
            <text:p>22,196075</text:p>
          </table:table-cell>
          <table:table-cell office:value-type="float" office:value="91.378159">
            <text:p>91,378159</text:p>
          </table:table-cell>
          <table:table-cell office:value-type="float" office:value="20.096184">
            <text:p>20,096184</text:p>
          </table:table-cell>
        </table:table-row>
        <table:table-row table:style-name="ro1">
          <table:table-cell office:value-type="string">
            <text:p>AFR648 <text:s text:c="5"/></text:p>
          </table:table-cell>
          <table:table-cell office:value-type="float" office:value="10616.087891">
            <text:p>10616,087891</text:p>
          </table:table-cell>
          <table:table-cell office:value-type="float" office:value="1169.073486">
            <text:p>1169,073486</text:p>
          </table:table-cell>
          <table:table-cell office:value-type="float" office:value="1582.097778">
            <text:p>1582,097778</text:p>
          </table:table-cell>
          <table:table-cell office:value-type="float" office:value="499.106567">
            <text:p>499,106567</text:p>
          </table:table-cell>
          <table:table-cell office:value-type="float" office:value="8907.711914">
            <text:p>8907,711914</text:p>
          </table:table-cell>
          <table:table-cell office:value-type="float" office:value="279.925293">
            <text:p>279,925293</text:p>
          </table:table-cell>
          <table:table-cell office:value-type="float" office:value="20896.455078">
            <text:p>20896,455078</text:p>
          </table:table-cell>
          <table:table-cell office:value-type="float" office:value="464.663025">
            <text:p>464,663025</text:p>
          </table:table-cell>
          <table:table-cell office:value-type="float" office:value="262.308014">
            <text:p>262,308014</text:p>
          </table:table-cell>
          <table:table-cell office:value-type="float" office:value="36.206097">
            <text:p>36,206097</text:p>
          </table:table-cell>
          <table:table-cell office:value-type="float" office:value="8913.5">
            <text:p>8913,5</text:p>
          </table:table-cell>
          <table:table-cell office:value-type="float" office:value="180.16568">
            <text:p>180,16568</text:p>
          </table:table-cell>
          <table:table-cell office:value-type="float" office:value="16115.151367">
            <text:p>16115,151367</text:p>
          </table:table-cell>
          <table:table-cell office:value-type="float" office:value="281.022888">
            <text:p>281,022888</text:p>
          </table:table-cell>
          <table:table-cell office:value-type="float" office:value="9184.855469">
            <text:p>9184,855469</text:p>
          </table:table-cell>
          <table:table-cell office:value-type="float" office:value="128.5625">
            <text:p>128,5625</text:p>
          </table:table-cell>
          <table:table-cell office:value-type="float" office:value="7032.698242">
            <text:p>7032,698242</text:p>
          </table:table-cell>
          <table:table-cell office:value-type="float" office:value="94.521957">
            <text:p>94,521957</text:p>
          </table:table-cell>
          <table:table-cell office:value-type="float" office:value="663.468933">
            <text:p>663,468933</text:p>
          </table:table-cell>
          <table:table-cell office:value-type="float" office:value="18.99963">
            <text:p>18,99963</text:p>
          </table:table-cell>
          <table:table-cell office:value-type="float" office:value="21.342319">
            <text:p>21,342319</text:p>
          </table:table-cell>
          <table:table-cell office:value-type="float" office:value="5.58149">
            <text:p>5,58149</text:p>
          </table:table-cell>
          <table:table-cell office:value-type="float" office:value="57.294937">
            <text:p>57,294937</text:p>
          </table:table-cell>
          <table:table-cell office:value-type="float" office:value="8.255426">
            <text:p>8,255426</text:p>
          </table:table-cell>
          <table:table-cell office:value-type="float" office:value="177.453659">
            <text:p>177,453659</text:p>
          </table:table-cell>
          <table:table-cell office:value-type="float" office:value="6.602341">
            <text:p>6,602341</text:p>
          </table:table-cell>
          <table:table-cell office:value-type="float" office:value="11074.494141">
            <text:p>11074,494141</text:p>
          </table:table-cell>
          <table:table-cell office:value-type="float" office:value="204.193161">
            <text:p>204,193161</text:p>
          </table:table-cell>
          <table:table-cell office:value-type="float" office:value="45.745941">
            <text:p>45,745941</text:p>
          </table:table-cell>
          <table:table-cell office:value-type="float" office:value="8.441828">
            <text:p>8,441828</text:p>
          </table:table-cell>
          <table:table-cell office:value-type="float" office:value="196.865189">
            <text:p>196,865189</text:p>
          </table:table-cell>
          <table:table-cell office:value-type="float" office:value="16.800797">
            <text:p>16,800797</text:p>
          </table:table-cell>
          <table:table-cell office:value-type="float" office:value="656.00061">
            <text:p>656,00061</text:p>
          </table:table-cell>
          <table:table-cell office:value-type="float" office:value="23.199297">
            <text:p>23,199297</text:p>
          </table:table-cell>
          <table:table-cell office:value-type="float" office:value="438.063232">
            <text:p>438,063232</text:p>
          </table:table-cell>
          <table:table-cell office:value-type="float" office:value="12.136247">
            <text:p>12,136247</text:p>
          </table:table-cell>
          <table:table-cell table:number-columns-repeated="2" office:value-type="float" office:value="0">
            <text:p>0</text:p>
          </table:table-cell>
          <table:table-cell office:value-type="float" office:value="67.780708">
            <text:p>67,780708</text:p>
          </table:table-cell>
          <table:table-cell office:value-type="float" office:value="10.393627">
            <text:p>10,393627</text:p>
          </table:table-cell>
          <table:table-cell office:value-type="float" office:value="49.855774">
            <text:p>49,855774</text:p>
          </table:table-cell>
          <table:table-cell office:value-type="float" office:value="11.0135">
            <text:p>11,0135</text:p>
          </table:table-cell>
          <table:table-cell table:number-columns-repeated="2" office:value-type="float" office:value="0">
            <text:p>0</text:p>
          </table:table-cell>
          <table:table-cell office:value-type="float" office:value="160.448837">
            <text:p>160,448837</text:p>
          </table:table-cell>
          <table:table-cell office:value-type="float" office:value="24.442968">
            <text:p>24,442968</text:p>
          </table:table-cell>
          <table:table-cell table:number-columns-repeated="2" office:value-type="float" office:value="0">
            <text:p>0</text:p>
          </table:table-cell>
          <table:table-cell office:value-type="float" office:value="76.516418">
            <text:p>76,516418</text:p>
          </table:table-cell>
          <table:table-cell office:value-type="float" office:value="22.196655">
            <text:p>22,196655</text:p>
          </table:table-cell>
          <table:table-cell office:value-type="float" office:value="243.725861">
            <text:p>243,725861</text:p>
          </table:table-cell>
          <table:table-cell office:value-type="float" office:value="21.402594">
            <text:p>21,402594</text:p>
          </table:table-cell>
        </table:table-row>
        <table:table-row table:style-name="ro1">
          <table:table-cell office:value-type="string">
            <text:p>AFR649 <text:s text:c="5"/></text:p>
          </table:table-cell>
          <table:table-cell office:value-type="float" office:value="9130.023438">
            <text:p>9130,023438</text:p>
          </table:table-cell>
          <table:table-cell office:value-type="float" office:value="1089.169312">
            <text:p>1089,169312</text:p>
          </table:table-cell>
          <table:table-cell office:value-type="float" office:value="1136.39563">
            <text:p>1136,39563</text:p>
          </table:table-cell>
          <table:table-cell office:value-type="float" office:value="487.19104">
            <text:p>487,19104</text:p>
          </table:table-cell>
          <table:table-cell office:value-type="float" office:value="2111.173828">
            <text:p>2111,173828</text:p>
          </table:table-cell>
          <table:table-cell office:value-type="float" office:value="178.783142">
            <text:p>178,783142</text:p>
          </table:table-cell>
          <table:table-cell office:value-type="float" office:value="3614.525391">
            <text:p>3614,525391</text:p>
          </table:table-cell>
          <table:table-cell office:value-type="float" office:value="112.657333">
            <text:p>112,657333</text:p>
          </table:table-cell>
          <table:table-cell office:value-type="float" office:value="304.130096">
            <text:p>304,130096</text:p>
          </table:table-cell>
          <table:table-cell office:value-type="float" office:value="36.015465">
            <text:p>36,015465</text:p>
          </table:table-cell>
          <table:table-cell office:value-type="float" office:value="16122.9375">
            <text:p>16122,9375</text:p>
          </table:table-cell>
          <table:table-cell office:value-type="float" office:value="314.476715">
            <text:p>314,476715</text:p>
          </table:table-cell>
          <table:table-cell office:value-type="float" office:value="4265.894043">
            <text:p>4265,894043</text:p>
          </table:table-cell>
          <table:table-cell office:value-type="float" office:value="83.52684">
            <text:p>83,52684</text:p>
          </table:table-cell>
          <table:table-cell office:value-type="float" office:value="12349.151367">
            <text:p>12349,151367</text:p>
          </table:table-cell>
          <table:table-cell office:value-type="float" office:value="171.220688">
            <text:p>171,220688</text:p>
          </table:table-cell>
          <table:table-cell office:value-type="float" office:value="1791.36084">
            <text:p>1791,36084</text:p>
          </table:table-cell>
          <table:table-cell office:value-type="float" office:value="28.699871">
            <text:p>28,699871</text:p>
          </table:table-cell>
          <table:table-cell office:value-type="float" office:value="126.4701">
            <text:p>126,4701</text:p>
          </table:table-cell>
          <table:table-cell office:value-type="float" office:value="8.017019">
            <text:p>8,017019</text:p>
          </table:table-cell>
          <table:table-cell office:value-type="float" office:value="30.525597">
            <text:p>30,525597</text:p>
          </table:table-cell>
          <table:table-cell office:value-type="float" office:value="5.500522">
            <text:p>5,500522</text:p>
          </table:table-cell>
          <table:table-cell office:value-type="float" office:value="46.078495">
            <text:p>46,078495</text:p>
          </table:table-cell>
          <table:table-cell office:value-type="float" office:value="8.308946">
            <text:p>8,308946</text:p>
          </table:table-cell>
          <table:table-cell office:value-type="float" office:value="67.628769">
            <text:p>67,628769</text:p>
          </table:table-cell>
          <table:table-cell office:value-type="float" office:value="5.626786">
            <text:p>5,626786</text:p>
          </table:table-cell>
          <table:table-cell office:value-type="float" office:value="2010.045166">
            <text:p>2010,045166</text:p>
          </table:table-cell>
          <table:table-cell office:value-type="float" office:value="39.732914">
            <text:p>39,732914</text:p>
          </table:table-cell>
          <table:table-cell office:value-type="float" office:value="91.04538">
            <text:p>91,04538</text:p>
          </table:table-cell>
          <table:table-cell office:value-type="float" office:value="9.196237">
            <text:p>9,196237</text:p>
          </table:table-cell>
          <table:table-cell office:value-type="float" office:value="148.142715">
            <text:p>148,142715</text:p>
          </table:table-cell>
          <table:table-cell office:value-type="float" office:value="16.864983">
            <text:p>16,864983</text:p>
          </table:table-cell>
          <table:table-cell office:value-type="float" office:value="439.699951">
            <text:p>439,699951</text:p>
          </table:table-cell>
          <table:table-cell office:value-type="float" office:value="21.972193">
            <text:p>21,972193</text:p>
          </table:table-cell>
          <table:table-cell office:value-type="float" office:value="999.822937">
            <text:p>999,822937</text:p>
          </table:table-cell>
          <table:table-cell office:value-type="float" office:value="19.724907">
            <text:p>19,724907</text:p>
          </table:table-cell>
          <table:table-cell table:number-columns-repeated="2" office:value-type="float" office:value="0">
            <text:p>0</text:p>
          </table:table-cell>
          <table:table-cell office:value-type="float" office:value="39.945499">
            <text:p>39,945499</text:p>
          </table:table-cell>
          <table:table-cell office:value-type="float" office:value="11.474993">
            <text:p>11,474993</text:p>
          </table:table-cell>
          <table:table-cell office:value-type="float" office:value="17.390865">
            <text:p>17,390865</text:p>
          </table:table-cell>
          <table:table-cell office:value-type="float" office:value="12.087698">
            <text:p>12,087698</text:p>
          </table:table-cell>
          <table:table-cell table:number-columns-repeated="2" office:value-type="float" office:value="0">
            <text:p>0</text:p>
          </table:table-cell>
          <table:table-cell office:value-type="float" office:value="69.380638">
            <text:p>69,380638</text:p>
          </table:table-cell>
          <table:table-cell office:value-type="float" office:value="24.455061">
            <text:p>24,455061</text:p>
          </table:table-cell>
          <table:table-cell table:number-columns-repeated="2" office:value-type="float" office:value="0">
            <text:p>0</text:p>
          </table:table-cell>
          <table:table-cell office:value-type="float" office:value="92.928017">
            <text:p>92,928017</text:p>
          </table:table-cell>
          <table:table-cell office:value-type="float" office:value="23.932589">
            <text:p>23,932589</text:p>
          </table:table-cell>
          <table:table-cell office:value-type="float" office:value="283.627655">
            <text:p>283,627655</text:p>
          </table:table-cell>
          <table:table-cell office:value-type="float" office:value="23.532064">
            <text:p>23,532064</text:p>
          </table:table-cell>
        </table:table-row>
        <table:table-row table:style-name="ro1">
          <table:table-cell office:value-type="string">
            <text:p>AFR650 <text:s text:c="5"/></text:p>
          </table:table-cell>
          <table:table-cell office:value-type="float" office:value="5717.921875">
            <text:p>5717,921875</text:p>
          </table:table-cell>
          <table:table-cell office:value-type="float" office:value="1036.066895">
            <text:p>1036,066895</text:p>
          </table:table-cell>
          <table:table-cell office:value-type="float" office:value="1085.308838">
            <text:p>1085,308838</text:p>
          </table:table-cell>
          <table:table-cell office:value-type="float" office:value="527.088196">
            <text:p>527,088196</text:p>
          </table:table-cell>
          <table:table-cell office:value-type="float" office:value="15362.859375">
            <text:p>15362,859375</text:p>
          </table:table-cell>
          <table:table-cell office:value-type="float" office:value="404.454224">
            <text:p>404,454224</text:p>
          </table:table-cell>
          <table:table-cell office:value-type="float" office:value="31736.222656">
            <text:p>31736,222656</text:p>
          </table:table-cell>
          <table:table-cell office:value-type="float" office:value="694.549927">
            <text:p>694,549927</text:p>
          </table:table-cell>
          <table:table-cell office:value-type="float" office:value="383.824524">
            <text:p>383,824524</text:p>
          </table:table-cell>
          <table:table-cell office:value-type="float" office:value="40.963131">
            <text:p>40,963131</text:p>
          </table:table-cell>
          <table:table-cell office:value-type="float" office:value="8333.043945">
            <text:p>8333,043945</text:p>
          </table:table-cell>
          <table:table-cell office:value-type="float" office:value="169.330597">
            <text:p>169,330597</text:p>
          </table:table-cell>
          <table:table-cell office:value-type="float" office:value="13368.953125">
            <text:p>13368,953125</text:p>
          </table:table-cell>
          <table:table-cell office:value-type="float" office:value="234.53772">
            <text:p>234,53772</text:p>
          </table:table-cell>
          <table:table-cell office:value-type="float" office:value="12834.291992">
            <text:p>12834,291992</text:p>
          </table:table-cell>
          <table:table-cell office:value-type="float" office:value="177.779465">
            <text:p>177,779465</text:p>
          </table:table-cell>
          <table:table-cell office:value-type="float" office:value="11845.089844">
            <text:p>11845,089844</text:p>
          </table:table-cell>
          <table:table-cell office:value-type="float" office:value="156.732239">
            <text:p>156,732239</text:p>
          </table:table-cell>
          <table:table-cell office:value-type="float" office:value="1210.88855">
            <text:p>1210,88855</text:p>
          </table:table-cell>
          <table:table-cell office:value-type="float" office:value="32.454853">
            <text:p>32,454853</text:p>
          </table:table-cell>
          <table:table-cell office:value-type="float" office:value="33.568329">
            <text:p>33,568329</text:p>
          </table:table-cell>
          <table:table-cell office:value-type="float" office:value="6.595511">
            <text:p>6,595511</text:p>
          </table:table-cell>
          <table:table-cell office:value-type="float" office:value="63.271816">
            <text:p>63,271816</text:p>
          </table:table-cell>
          <table:table-cell office:value-type="float" office:value="8.798744">
            <text:p>8,798744</text:p>
          </table:table-cell>
          <table:table-cell office:value-type="float" office:value="185.214142">
            <text:p>185,214142</text:p>
          </table:table-cell>
          <table:table-cell office:value-type="float" office:value="7.404696">
            <text:p>7,404696</text:p>
          </table:table-cell>
          <table:table-cell office:value-type="float" office:value="14701.344727">
            <text:p>14701,344727</text:p>
          </table:table-cell>
          <table:table-cell office:value-type="float" office:value="270.426147">
            <text:p>270,426147</text:p>
          </table:table-cell>
          <table:table-cell office:value-type="float" office:value="63.367512">
            <text:p>63,367512</text:p>
          </table:table-cell>
          <table:table-cell office:value-type="float" office:value="10.019073">
            <text:p>10,019073</text:p>
          </table:table-cell>
          <table:table-cell office:value-type="float" office:value="146.200974">
            <text:p>146,200974</text:p>
          </table:table-cell>
          <table:table-cell office:value-type="float" office:value="17.210867">
            <text:p>17,210867</text:p>
          </table:table-cell>
          <table:table-cell office:value-type="float" office:value="496.437988">
            <text:p>496,437988</text:p>
          </table:table-cell>
          <table:table-cell office:value-type="float" office:value="22.654797">
            <text:p>22,654797</text:p>
          </table:table-cell>
          <table:table-cell office:value-type="float" office:value="209.962891">
            <text:p>209,962891</text:p>
          </table:table-cell>
          <table:table-cell office:value-type="float" office:value="11.798625">
            <text:p>11,798625</text:p>
          </table:table-cell>
          <table:table-cell table:number-columns-repeated="2" office:value-type="float" office:value="0">
            <text:p>0</text:p>
          </table:table-cell>
          <table:table-cell office:value-type="float" office:value="91.278465">
            <text:p>91,278465</text:p>
          </table:table-cell>
          <table:table-cell office:value-type="float" office:value="12.451576">
            <text:p>12,451576</text:p>
          </table:table-cell>
          <table:table-cell office:value-type="float" office:value="72.924042">
            <text:p>72,924042</text:p>
          </table:table-cell>
          <table:table-cell office:value-type="float" office:value="13.174426">
            <text:p>13,174426</text:p>
          </table:table-cell>
          <table:table-cell table:number-columns-repeated="2" office:value-type="float" office:value="0">
            <text:p>0</text:p>
          </table:table-cell>
          <table:table-cell office:value-type="float" office:value="193.427048">
            <text:p>193,427048</text:p>
          </table:table-cell>
          <table:table-cell office:value-type="float" office:value="28.228678">
            <text:p>28,228678</text:p>
          </table:table-cell>
          <table:table-cell table:number-columns-repeated="2" office:value-type="float" office:value="0">
            <text:p>0</text:p>
          </table:table-cell>
          <table:table-cell office:value-type="float" office:value="106.359901">
            <text:p>106,359901</text:p>
          </table:table-cell>
          <table:table-cell office:value-type="float" office:value="26.326258">
            <text:p>26,326258</text:p>
          </table:table-cell>
          <table:table-cell office:value-type="float" office:value="164.957092">
            <text:p>164,957092</text:p>
          </table:table-cell>
          <table:table-cell office:value-type="float" office:value="24.845999">
            <text:p>24,845999</text:p>
          </table:table-cell>
        </table:table-row>
        <table:table-row table:style-name="ro1">
          <table:table-cell office:value-type="string">
            <text:p>AFR651 <text:s text:c="5"/></text:p>
          </table:table-cell>
          <table:table-cell office:value-type="float" office:value="24757.927734">
            <text:p>24757,927734</text:p>
          </table:table-cell>
          <table:table-cell office:value-type="float" office:value="1965.061035">
            <text:p>1965,061035</text:p>
          </table:table-cell>
          <table:table-cell office:value-type="float" office:value="4016.011963">
            <text:p>4016,011963</text:p>
          </table:table-cell>
          <table:table-cell office:value-type="float" office:value="580.552063">
            <text:p>580,552063</text:p>
          </table:table-cell>
          <table:table-cell office:value-type="float" office:value="5066.291016">
            <text:p>5066,291016</text:p>
          </table:table-cell>
          <table:table-cell office:value-type="float" office:value="233.773239">
            <text:p>233,773239</text:p>
          </table:table-cell>
          <table:table-cell office:value-type="float" office:value="11914.025391">
            <text:p>11914,025391</text:p>
          </table:table-cell>
          <table:table-cell office:value-type="float" office:value="279.875244">
            <text:p>279,875244</text:p>
          </table:table-cell>
          <table:table-cell office:value-type="float" office:value="169.80719">
            <text:p>169,80719</text:p>
          </table:table-cell>
          <table:table-cell office:value-type="float" office:value="44.34864">
            <text:p>44,34864</text:p>
          </table:table-cell>
          <table:table-cell office:value-type="float" office:value="10396.328125">
            <text:p>10396,328125</text:p>
          </table:table-cell>
          <table:table-cell office:value-type="float" office:value="209.893234">
            <text:p>209,893234</text:p>
          </table:table-cell>
          <table:table-cell office:value-type="float" office:value="63097.910156">
            <text:p>63097,910156</text:p>
          </table:table-cell>
          <table:table-cell office:value-type="float" office:value="1072.853027">
            <text:p>1072,853027</text:p>
          </table:table-cell>
          <table:table-cell office:value-type="float" office:value="22150.857422">
            <text:p>22150,857422</text:p>
          </table:table-cell>
          <table:table-cell office:value-type="float" office:value="303.393646">
            <text:p>303,393646</text:p>
          </table:table-cell>
          <table:table-cell office:value-type="float" office:value="8406.919922">
            <text:p>8406,919922</text:p>
          </table:table-cell>
          <table:table-cell office:value-type="float" office:value="112.480965">
            <text:p>112,480965</text:p>
          </table:table-cell>
          <table:table-cell office:value-type="float" office:value="439.247314">
            <text:p>439,247314</text:p>
          </table:table-cell>
          <table:table-cell office:value-type="float" office:value="14.159665">
            <text:p>14,159665</text:p>
          </table:table-cell>
          <table:table-cell office:value-type="float" office:value="18.609922">
            <text:p>18,609922</text:p>
          </table:table-cell>
          <table:table-cell office:value-type="float" office:value="5.935661">
            <text:p>5,935661</text:p>
          </table:table-cell>
          <table:table-cell office:value-type="float" office:value="52.016357">
            <text:p>52,016357</text:p>
          </table:table-cell>
          <table:table-cell office:value-type="float" office:value="8.587741">
            <text:p>8,587741</text:p>
          </table:table-cell>
          <table:table-cell office:value-type="float" office:value="99.774948">
            <text:p>99,774948</text:p>
          </table:table-cell>
          <table:table-cell office:value-type="float" office:value="6.297135">
            <text:p>6,297135</text:p>
          </table:table-cell>
          <table:table-cell office:value-type="float" office:value="4919.969727">
            <text:p>4919,969727</text:p>
          </table:table-cell>
          <table:table-cell office:value-type="float" office:value="92.190529">
            <text:p>92,190529</text:p>
          </table:table-cell>
          <table:table-cell office:value-type="float" office:value="74.155632">
            <text:p>74,155632</text:p>
          </table:table-cell>
          <table:table-cell office:value-type="float" office:value="9.821099">
            <text:p>9,821099</text:p>
          </table:table-cell>
          <table:table-cell office:value-type="float" office:value="83.549583">
            <text:p>83,549583</text:p>
          </table:table-cell>
          <table:table-cell office:value-type="float" office:value="16.774643">
            <text:p>16,774643</text:p>
          </table:table-cell>
          <table:table-cell office:value-type="float" office:value="518.65094">
            <text:p>518,65094</text:p>
          </table:table-cell>
          <table:table-cell office:value-type="float" office:value="22.653538">
            <text:p>22,653538</text:p>
          </table:table-cell>
          <table:table-cell office:value-type="float" office:value="411.911407">
            <text:p>411,911407</text:p>
          </table:table-cell>
          <table:table-cell office:value-type="float" office:value="13.178341">
            <text:p>13,178341</text:p>
          </table:table-cell>
          <table:table-cell table:number-columns-repeated="2" office:value-type="float" office:value="0">
            <text:p>0</text:p>
          </table:table-cell>
          <table:table-cell office:value-type="float" office:value="108.129074">
            <text:p>108,129074</text:p>
          </table:table-cell>
          <table:table-cell office:value-type="float" office:value="12.264078">
            <text:p>12,264078</text:p>
          </table:table-cell>
          <table:table-cell office:value-type="float" office:value="30.473091">
            <text:p>30,473091</text:p>
          </table:table-cell>
          <table:table-cell office:value-type="float" office:value="12.843699">
            <text:p>12,8436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.477737">
            <text:p>140,477737</text:p>
          </table:table-cell>
          <table:table-cell office:value-type="float" office:value="25.912542">
            <text:p>25,912542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81537">
            <text:p>119,481537</text:p>
          </table:table-cell>
          <table:table-cell office:value-type="float" office:value="25.832005">
            <text:p>25,832005</text:p>
          </table:table-cell>
          <table:table-cell office:value-type="float" office:value="234.121185">
            <text:p>234,121185</text:p>
          </table:table-cell>
          <table:table-cell office:value-type="float" office:value="24.847883">
            <text:p>24,847883</text:p>
          </table:table-cell>
        </table:table-row>
        <table:table-row table:style-name="ro1">
          <table:table-cell office:value-type="string">
            <text:p>AFR652 <text:s text:c="5"/></text:p>
          </table:table-cell>
          <table:table-cell office:value-type="float" office:value="13945.713867">
            <text:p>13945,713867</text:p>
          </table:table-cell>
          <table:table-cell office:value-type="float" office:value="1342.326904">
            <text:p>1342,326904</text:p>
          </table:table-cell>
          <table:table-cell office:value-type="float" office:value="1997.212402">
            <text:p>1997,212402</text:p>
          </table:table-cell>
          <table:table-cell office:value-type="float" office:value="518.082397">
            <text:p>518,082397</text:p>
          </table:table-cell>
          <table:table-cell office:value-type="float" office:value="1687.079468">
            <text:p>1687,079468</text:p>
          </table:table-cell>
          <table:table-cell office:value-type="float" office:value="182.239609">
            <text:p>182,239609</text:p>
          </table:table-cell>
          <table:table-cell office:value-type="float" office:value="3203.208008">
            <text:p>3203,208008</text:p>
          </table:table-cell>
          <table:table-cell office:value-type="float" office:value="109.753052">
            <text:p>109,753052</text:p>
          </table:table-cell>
          <table:table-cell office:value-type="float" office:value="276.694794">
            <text:p>276,694794</text:p>
          </table:table-cell>
          <table:table-cell office:value-type="float" office:value="40.883945">
            <text:p>40,883945</text:p>
          </table:table-cell>
          <table:table-cell office:value-type="float" office:value="17460.636719">
            <text:p>17460,636719</text:p>
          </table:table-cell>
          <table:table-cell office:value-type="float" office:value="340.393494">
            <text:p>340,393494</text:p>
          </table:table-cell>
          <table:table-cell office:value-type="float" office:value="27702.867188">
            <text:p>27702,867188</text:p>
          </table:table-cell>
          <table:table-cell office:value-type="float" office:value="476.505432">
            <text:p>476,505432</text:p>
          </table:table-cell>
          <table:table-cell office:value-type="float" office:value="32978.34375">
            <text:p>32978,34375</text:p>
          </table:table-cell>
          <table:table-cell office:value-type="float" office:value="449.597961">
            <text:p>449,597961</text:p>
          </table:table-cell>
          <table:table-cell office:value-type="float" office:value="2656.949951">
            <text:p>2656,949951</text:p>
          </table:table-cell>
          <table:table-cell office:value-type="float" office:value="39.66357">
            <text:p>39,66357</text:p>
          </table:table-cell>
          <table:table-cell office:value-type="float" office:value="99.774765">
            <text:p>99,774765</text:p>
          </table:table-cell>
          <table:table-cell office:value-type="float" office:value="7.627012">
            <text:p>7,627012</text:p>
          </table:table-cell>
          <table:table-cell office:value-type="float" office:value="26.909882">
            <text:p>26,909882</text:p>
          </table:table-cell>
          <table:table-cell office:value-type="float" office:value="5.462217">
            <text:p>5,462217</text:p>
          </table:table-cell>
          <table:table-cell office:value-type="float" office:value="33.442936">
            <text:p>33,442936</text:p>
          </table:table-cell>
          <table:table-cell office:value-type="float" office:value="8.263906">
            <text:p>8,263906</text:p>
          </table:table-cell>
          <table:table-cell office:value-type="float" office:value="46.339115">
            <text:p>46,339115</text:p>
          </table:table-cell>
          <table:table-cell office:value-type="float" office:value="5.491783">
            <text:p>5,491783</text:p>
          </table:table-cell>
          <table:table-cell office:value-type="float" office:value="1271.911865">
            <text:p>1271,911865</text:p>
          </table:table-cell>
          <table:table-cell office:value-type="float" office:value="26.8601">
            <text:p>26,8601</text:p>
          </table:table-cell>
          <table:table-cell office:value-type="float" office:value="81.97332">
            <text:p>81,97332</text:p>
          </table:table-cell>
          <table:table-cell office:value-type="float" office:value="9.189092">
            <text:p>9,189092</text:p>
          </table:table-cell>
          <table:table-cell office:value-type="float" office:value="81.281631">
            <text:p>81,281631</text:p>
          </table:table-cell>
          <table:table-cell office:value-type="float" office:value="16.39859">
            <text:p>16,39859</text:p>
          </table:table-cell>
          <table:table-cell office:value-type="float" office:value="418.526031">
            <text:p>418,526031</text:p>
          </table:table-cell>
          <table:table-cell office:value-type="float" office:value="21.876562">
            <text:p>21,876562</text:p>
          </table:table-cell>
          <table:table-cell office:value-type="float" office:value="352.763947">
            <text:p>352,763947</text:p>
          </table:table-cell>
          <table:table-cell office:value-type="float" office:value="12.091927">
            <text:p>12,091927</text:p>
          </table:table-cell>
          <table:table-cell table:number-columns-repeated="2" office:value-type="float" office:value="0">
            <text:p>0</text:p>
          </table:table-cell>
          <table:table-cell office:value-type="float" office:value="47.834339">
            <text:p>47,834339</text:p>
          </table:table-cell>
          <table:table-cell office:value-type="float" office:value="11.380309">
            <text:p>11,380309</text:p>
          </table:table-cell>
          <table:table-cell office:value-type="float" office:value="13.578366">
            <text:p>13,578366</text:p>
          </table:table-cell>
          <table:table-cell office:value-type="float" office:value="12.027104">
            <text:p>12,027104</text:p>
          </table:table-cell>
          <table:table-cell table:number-columns-repeated="2" office:value-type="float" office:value="0">
            <text:p>0</text:p>
          </table:table-cell>
          <table:table-cell office:value-type="float" office:value="87.339127">
            <text:p>87,339127</text:p>
          </table:table-cell>
          <table:table-cell office:value-type="float" office:value="23.682558">
            <text:p>23,682558</text:p>
          </table:table-cell>
          <table:table-cell table:number-columns-repeated="2" office:value-type="float" office:value="0">
            <text:p>0</text:p>
          </table:table-cell>
          <table:table-cell office:value-type="float" office:value="122.021309">
            <text:p>122,021309</text:p>
          </table:table-cell>
          <table:table-cell office:value-type="float" office:value="24.120831">
            <text:p>24,120831</text:p>
          </table:table-cell>
          <table:table-cell office:value-type="float" office:value="189.457382">
            <text:p>189,457382</text:p>
          </table:table-cell>
          <table:table-cell office:value-type="float" office:value="23.198389">
            <text:p>23,198389</text:p>
          </table:table-cell>
        </table:table-row>
        <table:table-row table:style-name="ro1">
          <table:table-cell office:value-type="string">
            <text:p>AFR653 <text:s text:c="5"/></text:p>
          </table:table-cell>
          <table:table-cell office:value-type="float" office:value="3483.477295">
            <text:p>3483,477295</text:p>
          </table:table-cell>
          <table:table-cell office:value-type="float" office:value="756.697327">
            <text:p>756,697327</text:p>
          </table:table-cell>
          <table:table-cell office:value-type="float" office:value="823.935364">
            <text:p>823,935364</text:p>
          </table:table-cell>
          <table:table-cell office:value-type="float" office:value="434.528381">
            <text:p>434,528381</text:p>
          </table:table-cell>
          <table:table-cell office:value-type="float" office:value="2288.349365">
            <text:p>2288,349365</text:p>
          </table:table-cell>
          <table:table-cell office:value-type="float" office:value="158.919785">
            <text:p>158,919785</text:p>
          </table:table-cell>
          <table:table-cell office:value-type="float" office:value="4140.330566">
            <text:p>4140,330566</text:p>
          </table:table-cell>
          <table:table-cell office:value-type="float" office:value="117.504089">
            <text:p>117,504089</text:p>
          </table:table-cell>
          <table:table-cell office:value-type="float" office:value="179.03688">
            <text:p>179,03688</text:p>
          </table:table-cell>
          <table:table-cell office:value-type="float" office:value="28.404112">
            <text:p>28,404112</text:p>
          </table:table-cell>
          <table:table-cell office:value-type="float" office:value="8765.790039">
            <text:p>8765,790039</text:p>
          </table:table-cell>
          <table:table-cell office:value-type="float" office:value="175.742706">
            <text:p>175,742706</text:p>
          </table:table-cell>
          <table:table-cell office:value-type="float" office:value="1115.133789">
            <text:p>1115,133789</text:p>
          </table:table-cell>
          <table:table-cell office:value-type="float" office:value="31.574341">
            <text:p>31,574341</text:p>
          </table:table-cell>
          <table:table-cell office:value-type="float" office:value="8678.629883">
            <text:p>8678,629883</text:p>
          </table:table-cell>
          <table:table-cell office:value-type="float" office:value="121.610214">
            <text:p>121,610214</text:p>
          </table:table-cell>
          <table:table-cell office:value-type="float" office:value="1374.849365">
            <text:p>1374,849365</text:p>
          </table:table-cell>
          <table:table-cell office:value-type="float" office:value="23.472933">
            <text:p>23,472933</text:p>
          </table:table-cell>
          <table:table-cell office:value-type="float" office:value="127.950081">
            <text:p>127,950081</text:p>
          </table:table-cell>
          <table:table-cell office:value-type="float" office:value="7.087974">
            <text:p>7,087974</text:p>
          </table:table-cell>
          <table:table-cell office:value-type="float" office:value="14.589248">
            <text:p>14,589248</text:p>
          </table:table-cell>
          <table:table-cell office:value-type="float" office:value="4.593098">
            <text:p>4,593098</text:p>
          </table:table-cell>
          <table:table-cell office:value-type="float" office:value="37.455906">
            <text:p>37,455906</text:p>
          </table:table-cell>
          <table:table-cell office:value-type="float" office:value="7.826306">
            <text:p>7,826306</text:p>
          </table:table-cell>
          <table:table-cell office:value-type="float" office:value="113.197899">
            <text:p>113,197899</text:p>
          </table:table-cell>
          <table:table-cell office:value-type="float" office:value="5.333289">
            <text:p>5,333289</text:p>
          </table:table-cell>
          <table:table-cell office:value-type="float" office:value="2260.396973">
            <text:p>2260,396973</text:p>
          </table:table-cell>
          <table:table-cell office:value-type="float" office:value="44.013397">
            <text:p>44,013397</text:p>
          </table:table-cell>
          <table:table-cell office:value-type="float" office:value="53.264748">
            <text:p>53,264748</text:p>
          </table:table-cell>
          <table:table-cell office:value-type="float" office:value="7.665427">
            <text:p>7,665427</text:p>
          </table:table-cell>
          <table:table-cell office:value-type="float" office:value="172.540802">
            <text:p>172,540802</text:p>
          </table:table-cell>
          <table:table-cell office:value-type="float" office:value="16.170099">
            <text:p>16,170099</text:p>
          </table:table-cell>
          <table:table-cell office:value-type="float" office:value="683.916626">
            <text:p>683,916626</text:p>
          </table:table-cell>
          <table:table-cell office:value-type="float" office:value="23.190111">
            <text:p>23,190111</text:p>
          </table:table-cell>
          <table:table-cell office:value-type="float" office:value="425.5914">
            <text:p>425,5914</text:p>
          </table:table-cell>
          <table:table-cell office:value-type="float" office:value="11.447009">
            <text:p>11,447009</text:p>
          </table:table-cell>
          <table:table-cell table:number-columns-repeated="2" office:value-type="float" office:value="0">
            <text:p>0</text:p>
          </table:table-cell>
          <table:table-cell office:value-type="float" office:value="29.321032">
            <text:p>29,321032</text:p>
          </table:table-cell>
          <table:table-cell office:value-type="float" office:value="9.507458">
            <text:p>9,507458</text:p>
          </table:table-cell>
          <table:table-cell office:value-type="float" office:value="14.547135">
            <text:p>14,547135</text:p>
          </table:table-cell>
          <table:table-cell office:value-type="float" office:value="9.996205">
            <text:p>9,996205</text:p>
          </table:table-cell>
          <table:table-cell table:number-columns-repeated="2" office:value-type="float" office:value="0">
            <text:p>0</text:p>
          </table:table-cell>
          <table:table-cell office:value-type="float" office:value="60.871674">
            <text:p>60,871674</text:p>
          </table:table-cell>
          <table:table-cell office:value-type="float" office:value="20.079601">
            <text:p>20,079601</text:p>
          </table:table-cell>
          <table:table-cell table:number-columns-repeated="2" office:value-type="float" office:value="0">
            <text:p>0</text:p>
          </table:table-cell>
          <table:table-cell office:value-type="float" office:value="70.749245">
            <text:p>70,749245</text:p>
          </table:table-cell>
          <table:table-cell office:value-type="float" office:value="20.208693">
            <text:p>20,208693</text:p>
          </table:table-cell>
          <table:table-cell office:value-type="float" office:value="236.451309">
            <text:p>236,451309</text:p>
          </table:table-cell>
          <table:table-cell office:value-type="float" office:value="19.681601">
            <text:p>19,681601</text:p>
          </table:table-cell>
        </table:table-row>
        <table:table-row table:style-name="ro1">
          <table:table-cell office:value-type="string">
            <text:p>AFR654 <text:s text:c="5"/></text:p>
          </table:table-cell>
          <table:table-cell office:value-type="float" office:value="9049.584961">
            <text:p>9049,584961</text:p>
          </table:table-cell>
          <table:table-cell office:value-type="float" office:value="1137.307861">
            <text:p>1137,307861</text:p>
          </table:table-cell>
          <table:table-cell office:value-type="float" office:value="1140.765381">
            <text:p>1140,765381</text:p>
          </table:table-cell>
          <table:table-cell office:value-type="float" office:value="496.930023">
            <text:p>496,930023</text:p>
          </table:table-cell>
          <table:table-cell office:value-type="float" office:value="6603.449219">
            <text:p>6603,449219</text:p>
          </table:table-cell>
          <table:table-cell office:value-type="float" office:value="249.609299">
            <text:p>249,609299</text:p>
          </table:table-cell>
          <table:table-cell office:value-type="float" office:value="12620.803711">
            <text:p>12620,803711</text:p>
          </table:table-cell>
          <table:table-cell office:value-type="float" office:value="291.76651">
            <text:p>291,76651</text:p>
          </table:table-cell>
          <table:table-cell office:value-type="float" office:value="297.103973">
            <text:p>297,103973</text:p>
          </table:table-cell>
          <table:table-cell office:value-type="float" office:value="37.970207">
            <text:p>37,970207</text:p>
          </table:table-cell>
          <table:table-cell office:value-type="float" office:value="15251.267578">
            <text:p>15251,267578</text:p>
          </table:table-cell>
          <table:table-cell office:value-type="float" office:value="298.03067">
            <text:p>298,03067</text:p>
          </table:table-cell>
          <table:table-cell office:value-type="float" office:value="11078.660156">
            <text:p>11078,660156</text:p>
          </table:table-cell>
          <table:table-cell office:value-type="float" office:value="196.346924">
            <text:p>196,346924</text:p>
          </table:table-cell>
          <table:table-cell office:value-type="float" office:value="15639.473633">
            <text:p>15639,473633</text:p>
          </table:table-cell>
          <table:table-cell office:value-type="float" office:value="215.438248">
            <text:p>215,438248</text:p>
          </table:table-cell>
          <table:table-cell office:value-type="float" office:value="6294.377441">
            <text:p>6294,377441</text:p>
          </table:table-cell>
          <table:table-cell office:value-type="float" office:value="85.176224">
            <text:p>85,176224</text:p>
          </table:table-cell>
          <table:table-cell office:value-type="float" office:value="497.073273">
            <text:p>497,073273</text:p>
          </table:table-cell>
          <table:table-cell office:value-type="float" office:value="14.984911">
            <text:p>14,984911</text:p>
          </table:table-cell>
          <table:table-cell office:value-type="float" office:value="29.501677">
            <text:p>29,501677</text:p>
          </table:table-cell>
          <table:table-cell office:value-type="float" office:value="5.33944">
            <text:p>5,33944</text:p>
          </table:table-cell>
          <table:table-cell office:value-type="float" office:value="47.388443">
            <text:p>47,388443</text:p>
          </table:table-cell>
          <table:table-cell office:value-type="float" office:value="8.113069">
            <text:p>8,113069</text:p>
          </table:table-cell>
          <table:table-cell office:value-type="float" office:value="103.813995">
            <text:p>103,813995</text:p>
          </table:table-cell>
          <table:table-cell office:value-type="float" office:value="5.599993">
            <text:p>5,599993</text:p>
          </table:table-cell>
          <table:table-cell office:value-type="float" office:value="5767.468262">
            <text:p>5767,468262</text:p>
          </table:table-cell>
          <table:table-cell office:value-type="float" office:value="107.467575">
            <text:p>107,467575</text:p>
          </table:table-cell>
          <table:table-cell office:value-type="float" office:value="55.812485">
            <text:p>55,812485</text:p>
          </table:table-cell>
          <table:table-cell office:value-type="float" office:value="8.38045">
            <text:p>8,38045</text:p>
          </table:table-cell>
          <table:table-cell office:value-type="float" office:value="101.357933">
            <text:p>101,357933</text:p>
          </table:table-cell>
          <table:table-cell office:value-type="float" office:value="16.086794">
            <text:p>16,086794</text:p>
          </table:table-cell>
          <table:table-cell office:value-type="float" office:value="670.979675">
            <text:p>670,979675</text:p>
          </table:table-cell>
          <table:table-cell office:value-type="float" office:value="23.296181">
            <text:p>23,296181</text:p>
          </table:table-cell>
          <table:table-cell office:value-type="float" office:value="946.139465">
            <text:p>946,139465</text:p>
          </table:table-cell>
          <table:table-cell office:value-type="float" office:value="18.446091">
            <text:p>18,446091</text:p>
          </table:table-cell>
          <table:table-cell table:number-columns-repeated="2" office:value-type="float" office:value="0">
            <text:p>0</text:p>
          </table:table-cell>
          <table:table-cell office:value-type="float" office:value="59.548874">
            <text:p>59,548874</text:p>
          </table:table-cell>
          <table:table-cell office:value-type="float" office:value="10.454707">
            <text:p>10,454707</text:p>
          </table:table-cell>
          <table:table-cell office:value-type="float" office:value="35.749519">
            <text:p>35,749519</text:p>
          </table:table-cell>
          <table:table-cell office:value-type="float" office:value="10.93302">
            <text:p>10,93302</text:p>
          </table:table-cell>
          <table:table-cell table:number-columns-repeated="2" office:value-type="float" office:value="0">
            <text:p>0</text:p>
          </table:table-cell>
          <table:table-cell office:value-type="float" office:value="75.661201">
            <text:p>75,661201</text:p>
          </table:table-cell>
          <table:table-cell office:value-type="float" office:value="23.184347">
            <text:p>23,184347</text:p>
          </table:table-cell>
          <table:table-cell table:number-columns-repeated="2" office:value-type="float" office:value="0">
            <text:p>0</text:p>
          </table:table-cell>
          <table:table-cell office:value-type="float" office:value="107.687798">
            <text:p>107,687798</text:p>
          </table:table-cell>
          <table:table-cell office:value-type="float" office:value="22.119705">
            <text:p>22,119705</text:p>
          </table:table-cell>
          <table:table-cell office:value-type="float" office:value="237.329376">
            <text:p>237,329376</text:p>
          </table:table-cell>
          <table:table-cell office:value-type="float" office:value="21.320618">
            <text:p>21,320618</text:p>
          </table:table-cell>
        </table:table-row>
        <table:table-row table:style-name="ro1">
          <table:table-cell office:value-type="string">
            <text:p>AFR655 <text:s text:c="5"/></text:p>
          </table:table-cell>
          <table:table-cell office:value-type="float" office:value="14363.166016">
            <text:p>14363,166016</text:p>
          </table:table-cell>
          <table:table-cell office:value-type="float" office:value="1347.177979">
            <text:p>1347,177979</text:p>
          </table:table-cell>
          <table:table-cell office:value-type="float" office:value="1772.055786">
            <text:p>1772,055786</text:p>
          </table:table-cell>
          <table:table-cell office:value-type="float" office:value="513.646545">
            <text:p>513,646545</text:p>
          </table:table-cell>
          <table:table-cell office:value-type="float" office:value="1582.987427">
            <text:p>1582,987427</text:p>
          </table:table-cell>
          <table:table-cell office:value-type="float" office:value="177.446198">
            <text:p>177,446198</text:p>
          </table:table-cell>
          <table:table-cell office:value-type="float" office:value="3139.743408">
            <text:p>3139,743408</text:p>
          </table:table-cell>
          <table:table-cell office:value-type="float" office:value="108.546928">
            <text:p>108,546928</text:p>
          </table:table-cell>
          <table:table-cell office:value-type="float" office:value="230.428696">
            <text:p>230,428696</text:p>
          </table:table-cell>
          <table:table-cell office:value-type="float" office:value="40.138432">
            <text:p>40,138432</text:p>
          </table:table-cell>
          <table:table-cell office:value-type="float" office:value="17222.441406">
            <text:p>17222,441406</text:p>
          </table:table-cell>
          <table:table-cell office:value-type="float" office:value="335.70163">
            <text:p>335,70163</text:p>
          </table:table-cell>
          <table:table-cell office:value-type="float" office:value="28580.148438">
            <text:p>28580,148438</text:p>
          </table:table-cell>
          <table:table-cell office:value-type="float" office:value="491.001862">
            <text:p>491,001862</text:p>
          </table:table-cell>
          <table:table-cell office:value-type="float" office:value="32013.15625">
            <text:p>32013,15625</text:p>
          </table:table-cell>
          <table:table-cell office:value-type="float" office:value="436.499786">
            <text:p>436,499786</text:p>
          </table:table-cell>
          <table:table-cell office:value-type="float" office:value="2740.460449">
            <text:p>2740,460449</text:p>
          </table:table-cell>
          <table:table-cell office:value-type="float" office:value="40.621475">
            <text:p>40,621475</text:p>
          </table:table-cell>
          <table:table-cell office:value-type="float" office:value="98.585747">
            <text:p>98,585747</text:p>
          </table:table-cell>
          <table:table-cell office:value-type="float" office:value="7.661387">
            <text:p>7,661387</text:p>
          </table:table-cell>
          <table:table-cell office:value-type="float" office:value="24.471565">
            <text:p>24,471565</text:p>
          </table:table-cell>
          <table:table-cell office:value-type="float" office:value="5.463959">
            <text:p>5,463959</text:p>
          </table:table-cell>
          <table:table-cell office:value-type="float" office:value="36.280563">
            <text:p>36,280563</text:p>
          </table:table-cell>
          <table:table-cell office:value-type="float" office:value="8.289978">
            <text:p>8,289978</text:p>
          </table:table-cell>
          <table:table-cell office:value-type="float" office:value="49.168285">
            <text:p>49,168285</text:p>
          </table:table-cell>
          <table:table-cell office:value-type="float" office:value="5.53085">
            <text:p>5,53085</text:p>
          </table:table-cell>
          <table:table-cell office:value-type="float" office:value="1329.95166">
            <text:p>1329,95166</text:p>
          </table:table-cell>
          <table:table-cell office:value-type="float" office:value="27.851654">
            <text:p>27,851654</text:p>
          </table:table-cell>
          <table:table-cell office:value-type="float" office:value="85.350082">
            <text:p>85,350082</text:p>
          </table:table-cell>
          <table:table-cell office:value-type="float" office:value="9.268311">
            <text:p>9,268311</text:p>
          </table:table-cell>
          <table:table-cell office:value-type="float" office:value="87.449043">
            <text:p>87,449043</text:p>
          </table:table-cell>
          <table:table-cell office:value-type="float" office:value="16.452433">
            <text:p>16,452433</text:p>
          </table:table-cell>
          <table:table-cell office:value-type="float" office:value="394.565643">
            <text:p>394,565643</text:p>
          </table:table-cell>
          <table:table-cell office:value-type="float" office:value="21.758514">
            <text:p>21,758514</text:p>
          </table:table-cell>
          <table:table-cell office:value-type="float" office:value="331.972046">
            <text:p>331,972046</text:p>
          </table:table-cell>
          <table:table-cell office:value-type="float" office:value="12.030394">
            <text:p>12,030394</text:p>
          </table:table-cell>
          <table:table-cell table:number-columns-repeated="2" office:value-type="float" office:value="0">
            <text:p>0</text:p>
          </table:table-cell>
          <table:table-cell office:value-type="float" office:value="34.784069">
            <text:p>34,784069</text:p>
          </table:table-cell>
          <table:table-cell office:value-type="float" office:value="11.481043">
            <text:p>11,481043</text:p>
          </table:table-cell>
          <table:table-cell office:value-type="float" office:value="28.007061">
            <text:p>28,007061</text:p>
          </table:table-cell>
          <table:table-cell office:value-type="float" office:value="12.137581">
            <text:p>12,137581</text:p>
          </table:table-cell>
          <table:table-cell table:number-columns-repeated="2" office:value-type="float" office:value="0">
            <text:p>0</text:p>
          </table:table-cell>
          <table:table-cell office:value-type="float" office:value="71.417702">
            <text:p>71,417702</text:p>
          </table:table-cell>
          <table:table-cell office:value-type="float" office:value="23.892792">
            <text:p>23,892792</text:p>
          </table:table-cell>
          <table:table-cell table:number-columns-repeated="2" office:value-type="float" office:value="0">
            <text:p>0</text:p>
          </table:table-cell>
          <table:table-cell office:value-type="float" office:value="119.428207">
            <text:p>119,428207</text:p>
          </table:table-cell>
          <table:table-cell office:value-type="float" office:value="24.243221">
            <text:p>24,243221</text:p>
          </table:table-cell>
          <table:table-cell office:value-type="float" office:value="211.506943">
            <text:p>211,506943</text:p>
          </table:table-cell>
          <table:table-cell office:value-type="float" office:value="23.357954">
            <text:p>23,357954</text:p>
          </table:table-cell>
        </table:table-row>
        <table:table-row table:style-name="ro1">
          <table:table-cell office:value-type="string">
            <text:p>AFR656 <text:s text:c="5"/></text:p>
          </table:table-cell>
          <table:table-cell office:value-type="float" office:value="6057.87793">
            <text:p>6057,87793</text:p>
          </table:table-cell>
          <table:table-cell office:value-type="float" office:value="925.194092">
            <text:p>925,194092</text:p>
          </table:table-cell>
          <table:table-cell office:value-type="float" office:value="1721.925781">
            <text:p>1721,925781</text:p>
          </table:table-cell>
          <table:table-cell office:value-type="float" office:value="490.260529">
            <text:p>490,260529</text:p>
          </table:table-cell>
          <table:table-cell office:value-type="float" office:value="5432.506348">
            <text:p>5432,506348</text:p>
          </table:table-cell>
          <table:table-cell office:value-type="float" office:value="213.732452">
            <text:p>213,732452</text:p>
          </table:table-cell>
          <table:table-cell office:value-type="float" office:value="12186.637695">
            <text:p>12186,637695</text:p>
          </table:table-cell>
          <table:table-cell office:value-type="float" office:value="282.149261">
            <text:p>282,149261</text:p>
          </table:table-cell>
          <table:table-cell office:value-type="float" office:value="189.704895">
            <text:p>189,704895</text:p>
          </table:table-cell>
          <table:table-cell office:value-type="float" office:value="34.017952">
            <text:p>34,017952</text:p>
          </table:table-cell>
          <table:table-cell office:value-type="float" office:value="6607.207031">
            <text:p>6607,207031</text:p>
          </table:table-cell>
          <table:table-cell office:value-type="float" office:value="136.253952">
            <text:p>136,253952</text:p>
          </table:table-cell>
          <table:table-cell office:value-type="float" office:value="8273.28418">
            <text:p>8273,28418</text:p>
          </table:table-cell>
          <table:table-cell office:value-type="float" office:value="148.798767">
            <text:p>148,798767</text:p>
          </table:table-cell>
          <table:table-cell office:value-type="float" office:value="10387.496094">
            <text:p>10387,496094</text:p>
          </table:table-cell>
          <table:table-cell office:value-type="float" office:value="144.670807">
            <text:p>144,670807</text:p>
          </table:table-cell>
          <table:table-cell office:value-type="float" office:value="4938.822266">
            <text:p>4938,822266</text:p>
          </table:table-cell>
          <table:table-cell office:value-type="float" office:value="67.73542">
            <text:p>67,73542</text:p>
          </table:table-cell>
          <table:table-cell office:value-type="float" office:value="411.389893">
            <text:p>411,389893</text:p>
          </table:table-cell>
          <table:table-cell office:value-type="float" office:value="13.338177">
            <text:p>13,338177</text:p>
          </table:table-cell>
          <table:table-cell office:value-type="float" office:value="19.198488">
            <text:p>19,198488</text:p>
          </table:table-cell>
          <table:table-cell office:value-type="float" office:value="5.706572">
            <text:p>5,706572</text:p>
          </table:table-cell>
          <table:table-cell office:value-type="float" office:value="31.150526">
            <text:p>31,150526</text:p>
          </table:table-cell>
          <table:table-cell office:value-type="float" office:value="8.34493">
            <text:p>8,34493</text:p>
          </table:table-cell>
          <table:table-cell office:value-type="float" office:value="94.258789">
            <text:p>94,258789</text:p>
          </table:table-cell>
          <table:table-cell office:value-type="float" office:value="5.983529">
            <text:p>5,983529</text:p>
          </table:table-cell>
          <table:table-cell office:value-type="float" office:value="5678.316895">
            <text:p>5678,316895</text:p>
          </table:table-cell>
          <table:table-cell office:value-type="float" office:value="105.935356">
            <text:p>105,935356</text:p>
          </table:table-cell>
          <table:table-cell office:value-type="float" office:value="73.530411">
            <text:p>73,530411</text:p>
          </table:table-cell>
          <table:table-cell office:value-type="float" office:value="9.327066">
            <text:p>9,327066</text:p>
          </table:table-cell>
          <table:table-cell office:value-type="float" office:value="113.923096">
            <text:p>113,923096</text:p>
          </table:table-cell>
          <table:table-cell office:value-type="float" office:value="16.619768">
            <text:p>16,619768</text:p>
          </table:table-cell>
          <table:table-cell office:value-type="float" office:value="341.001221">
            <text:p>341,001221</text:p>
          </table:table-cell>
          <table:table-cell office:value-type="float" office:value="21.474911">
            <text:p>21,474911</text:p>
          </table:table-cell>
          <table:table-cell office:value-type="float" office:value="150.594864">
            <text:p>150,594864</text:p>
          </table:table-cell>
          <table:table-cell office:value-type="float" office:value="10.775803">
            <text:p>10,775803</text:p>
          </table:table-cell>
          <table:table-cell table:number-columns-repeated="2" office:value-type="float" office:value="0">
            <text:p>0</text:p>
          </table:table-cell>
          <table:table-cell office:value-type="float" office:value="65.6436">
            <text:p>65,6436</text:p>
          </table:table-cell>
          <table:table-cell office:value-type="float" office:value="11.516197">
            <text:p>11,516197</text:p>
          </table:table-cell>
          <table:table-cell office:value-type="float" office:value="22.728365">
            <text:p>22,728365</text:p>
          </table:table-cell>
          <table:table-cell office:value-type="float" office:value="12.17916">
            <text:p>12,17916</text:p>
          </table:table-cell>
          <table:table-cell table:number-columns-repeated="2" office:value-type="float" office:value="0">
            <text:p>0</text:p>
          </table:table-cell>
          <table:table-cell office:value-type="float" office:value="126.298271">
            <text:p>126,298271</text:p>
          </table:table-cell>
          <table:table-cell office:value-type="float" office:value="24.598532">
            <text:p>24,598532</text:p>
          </table:table-cell>
          <table:table-cell table:number-columns-repeated="2" office:value-type="float" office:value="0">
            <text:p>0</text:p>
          </table:table-cell>
          <table:table-cell office:value-type="float" office:value="115.200897">
            <text:p>115,200897</text:p>
          </table:table-cell>
          <table:table-cell office:value-type="float" office:value="24.417013">
            <text:p>24,417013</text:p>
          </table:table-cell>
          <table:table-cell office:value-type="float" office:value="183.213211">
            <text:p>183,213211</text:p>
          </table:table-cell>
          <table:table-cell office:value-type="float" office:value="23.325748">
            <text:p>23,325748</text:p>
          </table:table-cell>
        </table:table-row>
        <table:table-row table:style-name="ro1">
          <table:table-cell office:value-type="string">
            <text:p>AFR657 <text:s text:c="5"/></text:p>
          </table:table-cell>
          <table:table-cell office:value-type="float" office:value="25890.257813">
            <text:p>25890,257813</text:p>
          </table:table-cell>
          <table:table-cell office:value-type="float" office:value="2008.367676">
            <text:p>2008,367676</text:p>
          </table:table-cell>
          <table:table-cell office:value-type="float" office:value="3281.149414">
            <text:p>3281,149414</text:p>
          </table:table-cell>
          <table:table-cell office:value-type="float" office:value="532.571411">
            <text:p>532,571411</text:p>
          </table:table-cell>
          <table:table-cell office:value-type="float" office:value="7138.76709">
            <text:p>7138,76709</text:p>
          </table:table-cell>
          <table:table-cell office:value-type="float" office:value="259.360474">
            <text:p>259,360474</text:p>
          </table:table-cell>
          <table:table-cell office:value-type="float" office:value="17138.503906">
            <text:p>17138,503906</text:p>
          </table:table-cell>
          <table:table-cell office:value-type="float" office:value="386.210907">
            <text:p>386,210907</text:p>
          </table:table-cell>
          <table:table-cell office:value-type="float" office:value="265.595856">
            <text:p>265,595856</text:p>
          </table:table-cell>
          <table:table-cell office:value-type="float" office:value="39.567238">
            <text:p>39,567238</text:p>
          </table:table-cell>
          <table:table-cell office:value-type="float" office:value="14480.623047">
            <text:p>14480,623047</text:p>
          </table:table-cell>
          <table:table-cell office:value-type="float" office:value="284.33374">
            <text:p>284,33374</text:p>
          </table:table-cell>
          <table:table-cell office:value-type="float" office:value="35833.046875">
            <text:p>35833,046875</text:p>
          </table:table-cell>
          <table:table-cell office:value-type="float" office:value="612.999878">
            <text:p>612,999878</text:p>
          </table:table-cell>
          <table:table-cell office:value-type="float" office:value="11216.536133">
            <text:p>11216,536133</text:p>
          </table:table-cell>
          <table:table-cell office:value-type="float" office:value="155.825302">
            <text:p>155,825302</text:p>
          </table:table-cell>
          <table:table-cell office:value-type="float" office:value="7317.692383">
            <text:p>7317,692383</text:p>
          </table:table-cell>
          <table:table-cell office:value-type="float" office:value="98.250824">
            <text:p>98,250824</text:p>
          </table:table-cell>
          <table:table-cell office:value-type="float" office:value="590.926758">
            <text:p>590,926758</text:p>
          </table:table-cell>
          <table:table-cell office:value-type="float" office:value="17.282093">
            <text:p>17,282093</text:p>
          </table:table-cell>
          <table:table-cell office:value-type="float" office:value="25.78483">
            <text:p>25,78483</text:p>
          </table:table-cell>
          <table:table-cell office:value-type="float" office:value="5.593665">
            <text:p>5,593665</text:p>
          </table:table-cell>
          <table:table-cell office:value-type="float" office:value="56.551323">
            <text:p>56,551323</text:p>
          </table:table-cell>
          <table:table-cell office:value-type="float" office:value="8.30659">
            <text:p>8,30659</text:p>
          </table:table-cell>
          <table:table-cell office:value-type="float" office:value="128.302612">
            <text:p>128,302612</text:p>
          </table:table-cell>
          <table:table-cell office:value-type="float" office:value="6.108794">
            <text:p>6,108794</text:p>
          </table:table-cell>
          <table:table-cell office:value-type="float" office:value="8657.734375">
            <text:p>8657,734375</text:p>
          </table:table-cell>
          <table:table-cell office:value-type="float" office:value="160.128418">
            <text:p>160,128418</text:p>
          </table:table-cell>
          <table:table-cell office:value-type="float" office:value="51.380711">
            <text:p>51,380711</text:p>
          </table:table-cell>
          <table:table-cell office:value-type="float" office:value="8.763859">
            <text:p>8,763859</text:p>
          </table:table-cell>
          <table:table-cell office:value-type="float" office:value="126.063728">
            <text:p>126,063728</text:p>
          </table:table-cell>
          <table:table-cell office:value-type="float" office:value="16.435623">
            <text:p>16,435623</text:p>
          </table:table-cell>
          <table:table-cell office:value-type="float" office:value="456.159637">
            <text:p>456,159637</text:p>
          </table:table-cell>
          <table:table-cell office:value-type="float" office:value="21.930983">
            <text:p>21,930983</text:p>
          </table:table-cell>
          <table:table-cell office:value-type="float" office:value="835.515137">
            <text:p>835,515137</text:p>
          </table:table-cell>
          <table:table-cell office:value-type="float" office:value="17.187683">
            <text:p>17,187683</text:p>
          </table:table-cell>
          <table:table-cell table:number-columns-repeated="2" office:value-type="float" office:value="0">
            <text:p>0</text:p>
          </table:table-cell>
          <table:table-cell office:value-type="float" office:value="77.597267">
            <text:p>77,597267</text:p>
          </table:table-cell>
          <table:table-cell office:value-type="float" office:value="10.873037">
            <text:p>10,873037</text:p>
          </table:table-cell>
          <table:table-cell office:value-type="float" office:value="31.353815">
            <text:p>31,353815</text:p>
          </table:table-cell>
          <table:table-cell office:value-type="float" office:value="11.437272">
            <text:p>11,437272</text:p>
          </table:table-cell>
          <table:table-cell table:number-columns-repeated="2" office:value-type="float" office:value="0">
            <text:p>0</text:p>
          </table:table-cell>
          <table:table-cell office:value-type="float" office:value="126.626442">
            <text:p>126,626442</text:p>
          </table:table-cell>
          <table:table-cell office:value-type="float" office:value="24.2325">
            <text:p>24,2325</text:p>
          </table:table-cell>
          <table:table-cell table:number-columns-repeated="2" office:value-type="float" office:value="0">
            <text:p>0</text:p>
          </table:table-cell>
          <table:table-cell office:value-type="float" office:value="82.730301">
            <text:p>82,730301</text:p>
          </table:table-cell>
          <table:table-cell office:value-type="float" office:value="23.083546">
            <text:p>23,083546</text:p>
          </table:table-cell>
          <table:table-cell office:value-type="float" office:value="251.704407">
            <text:p>251,704407</text:p>
          </table:table-cell>
          <table:table-cell office:value-type="float" office:value="22.352329">
            <text:p>22,352329</text:p>
          </table:table-cell>
        </table:table-row>
        <table:table-row table:style-name="ro1">
          <table:table-cell office:value-type="string">
            <text:p>AFR658 <text:s text:c="5"/></text:p>
          </table:table-cell>
          <table:table-cell office:value-type="float" office:value="36269.613281">
            <text:p>36269,613281</text:p>
          </table:table-cell>
          <table:table-cell office:value-type="float" office:value="2604.68335">
            <text:p>2604,68335</text:p>
          </table:table-cell>
          <table:table-cell office:value-type="float" office:value="5765.685547">
            <text:p>5765,685547</text:p>
          </table:table-cell>
          <table:table-cell office:value-type="float" office:value="584.795715">
            <text:p>584,795715</text:p>
          </table:table-cell>
          <table:table-cell office:value-type="float" office:value="5520.724609">
            <text:p>5520,724609</text:p>
          </table:table-cell>
          <table:table-cell office:value-type="float" office:value="231.674728">
            <text:p>231,674728</text:p>
          </table:table-cell>
          <table:table-cell office:value-type="float" office:value="13564.018555">
            <text:p>13564,018555</text:p>
          </table:table-cell>
          <table:table-cell office:value-type="float" office:value="312.754486">
            <text:p>312,754486</text:p>
          </table:table-cell>
          <table:table-cell office:value-type="float" office:value="247.174973">
            <text:p>247,174973</text:p>
          </table:table-cell>
          <table:table-cell office:value-type="float" office:value="43.505051">
            <text:p>43,505051</text:p>
          </table:table-cell>
          <table:table-cell office:value-type="float" office:value="14369.438477">
            <text:p>14369,438477</text:p>
          </table:table-cell>
          <table:table-cell office:value-type="float" office:value="283.372314">
            <text:p>283,372314</text:p>
          </table:table-cell>
          <table:table-cell office:value-type="float" office:value="62365.292969">
            <text:p>62365,292969</text:p>
          </table:table-cell>
          <table:table-cell office:value-type="float" office:value="1060.601929">
            <text:p>1060,601929</text:p>
          </table:table-cell>
          <table:table-cell office:value-type="float" office:value="23761.630859">
            <text:p>23761,630859</text:p>
          </table:table-cell>
          <table:table-cell office:value-type="float" office:value="325.037842">
            <text:p>325,037842</text:p>
          </table:table-cell>
          <table:table-cell office:value-type="float" office:value="11053.133789">
            <text:p>11053,133789</text:p>
          </table:table-cell>
          <table:table-cell office:value-type="float" office:value="146.536453">
            <text:p>146,536453</text:p>
          </table:table-cell>
          <table:table-cell office:value-type="float" office:value="473.572083">
            <text:p>473,572083</text:p>
          </table:table-cell>
          <table:table-cell office:value-type="float" office:value="14.302087">
            <text:p>14,302087</text:p>
          </table:table-cell>
          <table:table-cell office:value-type="float" office:value="18.257582">
            <text:p>18,257582</text:p>
          </table:table-cell>
          <table:table-cell office:value-type="float" office:value="4.944256">
            <text:p>4,944256</text:p>
          </table:table-cell>
          <table:table-cell office:value-type="float" office:value="44.968033">
            <text:p>44,968033</text:p>
          </table:table-cell>
          <table:table-cell office:value-type="float" office:value="7.934425">
            <text:p>7,934425</text:p>
          </table:table-cell>
          <table:table-cell office:value-type="float" office:value="103.035248">
            <text:p>103,035248</text:p>
          </table:table-cell>
          <table:table-cell office:value-type="float" office:value="5.333004">
            <text:p>5,333004</text:p>
          </table:table-cell>
          <table:table-cell office:value-type="float" office:value="5131.388184">
            <text:p>5131,388184</text:p>
          </table:table-cell>
          <table:table-cell office:value-type="float" office:value="95.880013">
            <text:p>95,880013</text:p>
          </table:table-cell>
          <table:table-cell office:value-type="float" office:value="32.344044">
            <text:p>32,344044</text:p>
          </table:table-cell>
          <table:table-cell office:value-type="float" office:value="7.741829">
            <text:p>7,741829</text:p>
          </table:table-cell>
          <table:table-cell office:value-type="float" office:value="41.255398">
            <text:p>41,255398</text:p>
          </table:table-cell>
          <table:table-cell office:value-type="float" office:value="15.500525">
            <text:p>15,500525</text:p>
          </table:table-cell>
          <table:table-cell office:value-type="float" office:value="423.637848">
            <text:p>423,637848</text:p>
          </table:table-cell>
          <table:table-cell office:value-type="float" office:value="21.363241">
            <text:p>21,363241</text:p>
          </table:table-cell>
          <table:table-cell office:value-type="float" office:value="328.997864">
            <text:p>328,997864</text:p>
          </table:table-cell>
          <table:table-cell office:value-type="float" office:value="10.526608">
            <text:p>10,526608</text:p>
          </table:table-cell>
          <table:table-cell table:number-columns-repeated="2" office:value-type="float" office:value="0">
            <text:p>0</text:p>
          </table:table-cell>
          <table:table-cell office:value-type="float" office:value="117.214653">
            <text:p>117,214653</text:p>
          </table:table-cell>
          <table:table-cell office:value-type="float" office:value="9.885895">
            <text:p>9,885895</text:p>
          </table:table-cell>
          <table:table-cell office:value-type="float" office:value="10.098981">
            <text:p>10,098981</text:p>
          </table:table-cell>
          <table:table-cell office:value-type="float" office:value="10.130352">
            <text:p>10,130352</text:p>
          </table:table-cell>
          <table:table-cell table:number-columns-repeated="2" office:value-type="float" office:value="0">
            <text:p>0</text:p>
          </table:table-cell>
          <table:table-cell office:value-type="float" office:value="105.112709">
            <text:p>105,112709</text:p>
          </table:table-cell>
          <table:table-cell office:value-type="float" office:value="21.66313">
            <text:p>21,66313</text:p>
          </table:table-cell>
          <table:table-cell table:number-columns-repeated="2" office:value-type="float" office:value="0">
            <text:p>0</text:p>
          </table:table-cell>
          <table:table-cell office:value-type="float" office:value="70.622131">
            <text:p>70,622131</text:p>
          </table:table-cell>
          <table:table-cell office:value-type="float" office:value="20.453182">
            <text:p>20,453182</text:p>
          </table:table-cell>
          <table:table-cell office:value-type="float" office:value="156.775314">
            <text:p>156,775314</text:p>
          </table:table-cell>
          <table:table-cell office:value-type="float" office:value="19.647861">
            <text:p>19,647861</text:p>
          </table:table-cell>
        </table:table-row>
        <table:table-row table:style-name="ro1">
          <table:table-cell office:value-type="string">
            <text:p>AFR659 <text:s text:c="5"/></text:p>
          </table:table-cell>
          <table:table-cell office:value-type="float" office:value="24517.404297">
            <text:p>24517,404297</text:p>
          </table:table-cell>
          <table:table-cell office:value-type="float" office:value="2045.04126">
            <text:p>2045,04126</text:p>
          </table:table-cell>
          <table:table-cell office:value-type="float" office:value="3303.730957">
            <text:p>3303,730957</text:p>
          </table:table-cell>
          <table:table-cell office:value-type="float" office:value="542.352905">
            <text:p>542,352905</text:p>
          </table:table-cell>
          <table:table-cell office:value-type="float" office:value="7415.146484">
            <text:p>7415,146484</text:p>
          </table:table-cell>
          <table:table-cell office:value-type="float" office:value="275.588165">
            <text:p>275,588165</text:p>
          </table:table-cell>
          <table:table-cell office:value-type="float" office:value="16471.791016">
            <text:p>16471,791016</text:p>
          </table:table-cell>
          <table:table-cell office:value-type="float" office:value="372.774902">
            <text:p>372,774902</text:p>
          </table:table-cell>
          <table:table-cell office:value-type="float" office:value="285.059235">
            <text:p>285,059235</text:p>
          </table:table-cell>
          <table:table-cell office:value-type="float" office:value="41.23951">
            <text:p>41,23951</text:p>
          </table:table-cell>
          <table:table-cell office:value-type="float" office:value="15295.399414">
            <text:p>15295,399414</text:p>
          </table:table-cell>
          <table:table-cell office:value-type="float" office:value="300.10257">
            <text:p>300,10257</text:p>
          </table:table-cell>
          <table:table-cell office:value-type="float" office:value="33521.085938">
            <text:p>33521,085938</text:p>
          </table:table-cell>
          <table:table-cell office:value-type="float" office:value="574.607239">
            <text:p>574,607239</text:p>
          </table:table-cell>
          <table:table-cell office:value-type="float" office:value="14711.394531">
            <text:p>14711,394531</text:p>
          </table:table-cell>
          <table:table-cell office:value-type="float" office:value="203.033936">
            <text:p>203,033936</text:p>
          </table:table-cell>
          <table:table-cell office:value-type="float" office:value="8488.683594">
            <text:p>8488,683594</text:p>
          </table:table-cell>
          <table:table-cell office:value-type="float" office:value="113.385101">
            <text:p>113,385101</text:p>
          </table:table-cell>
          <table:table-cell office:value-type="float" office:value="591.602905">
            <text:p>591,602905</text:p>
          </table:table-cell>
          <table:table-cell office:value-type="float" office:value="17.352146">
            <text:p>17,352146</text:p>
          </table:table-cell>
          <table:table-cell office:value-type="float" office:value="21.08634">
            <text:p>21,08634</text:p>
          </table:table-cell>
          <table:table-cell office:value-type="float" office:value="5.581159">
            <text:p>5,581159</text:p>
          </table:table-cell>
          <table:table-cell office:value-type="float" office:value="54.484005">
            <text:p>54,484005</text:p>
          </table:table-cell>
          <table:table-cell office:value-type="float" office:value="8.331103">
            <text:p>8,331103</text:p>
          </table:table-cell>
          <table:table-cell office:value-type="float" office:value="114.446846">
            <text:p>114,446846</text:p>
          </table:table-cell>
          <table:table-cell office:value-type="float" office:value="5.947011">
            <text:p>5,947011</text:p>
          </table:table-cell>
          <table:table-cell office:value-type="float" office:value="7191.272461">
            <text:p>7191,272461</text:p>
          </table:table-cell>
          <table:table-cell office:value-type="float" office:value="133.411499">
            <text:p>133,411499</text:p>
          </table:table-cell>
          <table:table-cell office:value-type="float" office:value="56.949024">
            <text:p>56,949024</text:p>
          </table:table-cell>
          <table:table-cell office:value-type="float" office:value="8.745621">
            <text:p>8,745621</text:p>
          </table:table-cell>
          <table:table-cell office:value-type="float" office:value="106.631691">
            <text:p>106,631691</text:p>
          </table:table-cell>
          <table:table-cell office:value-type="float" office:value="16.428408">
            <text:p>16,428408</text:p>
          </table:table-cell>
          <table:table-cell office:value-type="float" office:value="1054.859009">
            <text:p>1054,859009</text:p>
          </table:table-cell>
          <table:table-cell office:value-type="float" office:value="27.002707">
            <text:p>27,002707</text:p>
          </table:table-cell>
          <table:table-cell office:value-type="float" office:value="1151.211548">
            <text:p>1151,211548</text:p>
          </table:table-cell>
          <table:table-cell office:value-type="float" office:value="21.549919">
            <text:p>21,549919</text:p>
          </table:table-cell>
          <table:table-cell table:number-columns-repeated="2" office:value-type="float" office:value="0">
            <text:p>0</text:p>
          </table:table-cell>
          <table:table-cell office:value-type="float" office:value="96.301903">
            <text:p>96,301903</text:p>
          </table:table-cell>
          <table:table-cell office:value-type="float" office:value="11.096266">
            <text:p>11,096266</text:p>
          </table:table-cell>
          <table:table-cell office:value-type="float" office:value="32.875481">
            <text:p>32,875481</text:p>
          </table:table-cell>
          <table:table-cell office:value-type="float" office:value="11.339271">
            <text:p>11,339271</text:p>
          </table:table-cell>
          <table:table-cell table:number-columns-repeated="2" office:value-type="float" office:value="0">
            <text:p>0</text:p>
          </table:table-cell>
          <table:table-cell office:value-type="float" office:value="133.560181">
            <text:p>133,560181</text:p>
          </table:table-cell>
          <table:table-cell office:value-type="float" office:value="24.704063">
            <text:p>24,704063</text:p>
          </table:table-cell>
          <table:table-cell table:number-columns-repeated="2" office:value-type="float" office:value="0">
            <text:p>0</text:p>
          </table:table-cell>
          <table:table-cell office:value-type="float" office:value="96.81778">
            <text:p>96,81778</text:p>
          </table:table-cell>
          <table:table-cell office:value-type="float" office:value="23.041395">
            <text:p>23,041395</text:p>
          </table:table-cell>
          <table:table-cell office:value-type="float" office:value="209.509811">
            <text:p>209,509811</text:p>
          </table:table-cell>
          <table:table-cell office:value-type="float" office:value="22.032282">
            <text:p>22,032282</text:p>
          </table:table-cell>
        </table:table-row>
        <table:table-row table:style-name="ro1">
          <table:table-cell office:value-type="string">
            <text:p>AFR660 <text:s text:c="5"/></text:p>
          </table:table-cell>
          <table:table-cell office:value-type="float" office:value="9855.009766">
            <text:p>9855,009766</text:p>
          </table:table-cell>
          <table:table-cell office:value-type="float" office:value="1122.666382">
            <text:p>1122,666382</text:p>
          </table:table-cell>
          <table:table-cell office:value-type="float" office:value="952.871399">
            <text:p>952,871399</text:p>
          </table:table-cell>
          <table:table-cell office:value-type="float" office:value="496.186768">
            <text:p>496,186768</text:p>
          </table:table-cell>
          <table:table-cell office:value-type="float" office:value="3059.624756">
            <text:p>3059,624756</text:p>
          </table:table-cell>
          <table:table-cell office:value-type="float" office:value="185.28981">
            <text:p>185,28981</text:p>
          </table:table-cell>
          <table:table-cell office:value-type="float" office:value="6223.742676">
            <text:p>6223,742676</text:p>
          </table:table-cell>
          <table:table-cell office:value-type="float" office:value="161.410233">
            <text:p>161,410233</text:p>
          </table:table-cell>
          <table:table-cell office:value-type="float" office:value="261.97345">
            <text:p>261,97345</text:p>
          </table:table-cell>
          <table:table-cell office:value-type="float" office:value="36.535934">
            <text:p>36,535934</text:p>
          </table:table-cell>
          <table:table-cell office:value-type="float" office:value="14264.091797">
            <text:p>14264,091797</text:p>
          </table:table-cell>
          <table:table-cell office:value-type="float" office:value="280.401459">
            <text:p>280,401459</text:p>
          </table:table-cell>
          <table:table-cell office:value-type="float" office:value="6383.949219">
            <text:p>6383,949219</text:p>
          </table:table-cell>
          <table:table-cell office:value-type="float" office:value="119.269951">
            <text:p>119,269951</text:p>
          </table:table-cell>
          <table:table-cell office:value-type="float" office:value="10646.047852">
            <text:p>10646,047852</text:p>
          </table:table-cell>
          <table:table-cell office:value-type="float" office:value="148.419006">
            <text:p>148,419006</text:p>
          </table:table-cell>
          <table:table-cell office:value-type="float" office:value="2048.125">
            <text:p>2048,125</text:p>
          </table:table-cell>
          <table:table-cell office:value-type="float" office:value="31.726934">
            <text:p>31,726934</text:p>
          </table:table-cell>
          <table:table-cell office:value-type="float" office:value="185.262451">
            <text:p>185,262451</text:p>
          </table:table-cell>
          <table:table-cell office:value-type="float" office:value="9.043392">
            <text:p>9,043392</text:p>
          </table:table-cell>
          <table:table-cell office:value-type="float" office:value="29.821651">
            <text:p>29,821651</text:p>
          </table:table-cell>
          <table:table-cell office:value-type="float" office:value="5.594724">
            <text:p>5,594724</text:p>
          </table:table-cell>
          <table:table-cell office:value-type="float" office:value="41.739285">
            <text:p>41,739285</text:p>
          </table:table-cell>
          <table:table-cell office:value-type="float" office:value="8.384088">
            <text:p>8,384088</text:p>
          </table:table-cell>
          <table:table-cell office:value-type="float" office:value="42.699039">
            <text:p>42,699039</text:p>
          </table:table-cell>
          <table:table-cell office:value-type="float" office:value="5.527157">
            <text:p>5,527157</text:p>
          </table:table-cell>
          <table:table-cell office:value-type="float" office:value="3007.316895">
            <text:p>3007,316895</text:p>
          </table:table-cell>
          <table:table-cell office:value-type="float" office:value="57.648918">
            <text:p>57,648918</text:p>
          </table:table-cell>
          <table:table-cell office:value-type="float" office:value="79.842293">
            <text:p>79,842293</text:p>
          </table:table-cell>
          <table:table-cell office:value-type="float" office:value="9.183123">
            <text:p>9,183123</text:p>
          </table:table-cell>
          <table:table-cell office:value-type="float" office:value="81.641205">
            <text:p>81,641205</text:p>
          </table:table-cell>
          <table:table-cell office:value-type="float" office:value="16.52631">
            <text:p>16,52631</text:p>
          </table:table-cell>
          <table:table-cell office:value-type="float" office:value="313.194275">
            <text:p>313,194275</text:p>
          </table:table-cell>
          <table:table-cell office:value-type="float" office:value="21.284754">
            <text:p>21,284754</text:p>
          </table:table-cell>
          <table:table-cell office:value-type="float" office:value="378.528381">
            <text:p>378,528381</text:p>
          </table:table-cell>
          <table:table-cell office:value-type="float" office:value="12.409723">
            <text:p>12,409723</text:p>
          </table:table-cell>
          <table:table-cell table:number-columns-repeated="2" office:value-type="float" office:value="0">
            <text:p>0</text:p>
          </table:table-cell>
          <table:table-cell office:value-type="float" office:value="41.396622">
            <text:p>41,396622</text:p>
          </table:table-cell>
          <table:table-cell office:value-type="float" office:value="11.476788">
            <text:p>11,476788</text:p>
          </table:table-cell>
          <table:table-cell office:value-type="float" office:value="24.722597">
            <text:p>24,722597</text:p>
          </table:table-cell>
          <table:table-cell office:value-type="float" office:value="12.15141">
            <text:p>12,15141</text:p>
          </table:table-cell>
          <table:table-cell table:number-columns-repeated="2" office:value-type="float" office:value="0">
            <text:p>0</text:p>
          </table:table-cell>
          <table:table-cell office:value-type="float" office:value="79.586555">
            <text:p>79,586555</text:p>
          </table:table-cell>
          <table:table-cell office:value-type="float" office:value="24.755384">
            <text:p>24,755384</text:p>
          </table:table-cell>
          <table:table-cell table:number-columns-repeated="2" office:value-type="float" office:value="0">
            <text:p>0</text:p>
          </table:table-cell>
          <table:table-cell office:value-type="float" office:value="114.721336">
            <text:p>114,721336</text:p>
          </table:table-cell>
          <table:table-cell office:value-type="float" office:value="24.680157">
            <text:p>24,680157</text:p>
          </table:table-cell>
          <table:table-cell office:value-type="float" office:value="122.192909">
            <text:p>122,192909</text:p>
          </table:table-cell>
          <table:table-cell office:value-type="float" office:value="23.143717">
            <text:p>23,1437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13/07/2011</text:date>, <text:time>00:0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0250" meta:object-count="0"/>
    <meta:generator>BrOffice/3.3$Win32 LibreOffice_project/330m19$Build-6</meta:generator>
  </office:meta>
</office:document-meta>
</file>